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Segoe UI" svg:font-family="&quot;Segoe U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ADFF2F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fo:background-color="#808080"/>
      <style:text-properties fo:color="#FFFFFF"/>
    </style:style>
    <style:style style:name="ce5" style:family="table-cell" style:parent-style-name="Tecan.At.Excel.Error" style:data-style-name="N0">
      <style:table-cell-properties style:vertical-align="automatic" fo:background-color="#FF0000"/>
      <style:text-properties fo:color="#FFFFFF"/>
    </style:style>
    <style:style style:name="ce6" style:family="table-cell" style:parent-style-name="Default" style:data-style-name="N0">
      <style:table-cell-properties fo:background-color="#FFFF00"/>
    </style:style>
    <style:style style:name="T1" style:family="text" style:parent-style-name="Default">
      <style:text-properties fo:color="#000000" style:text-line-through-style="none" style:font-name="Segoe UI" style:font-name-asian="Segoe UI" style:font-name-complex="Segoe UI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20">
      <style:graphic-properties draw:stroke="solid" svg:stroke-color="#000000" draw:auto-grow-width="false" draw:auto-grow-height="false"/>
    </style:style>
    <style:style style:family="graphic" style:name="a21">
      <style:graphic-properties draw:stroke="solid" svg:stroke-color="#000000" draw:auto-grow-width="false" draw:auto-grow-height="false"/>
    </style:style>
    <style:style style:family="graphic" style:name="a22">
      <style:graphic-properties draw:stroke="solid" svg:stroke-color="#000000" draw:auto-grow-width="false" draw:auto-grow-height="false"/>
    </style:style>
    <style:style style:family="graphic" style:name="a23">
      <style:graphic-properties draw:stroke="solid" svg:stroke-color="#000000" draw:auto-grow-width="false" draw:auto-grow-height="false"/>
    </style:style>
    <style:style style:family="graphic" style:name="a24">
      <style:graphic-properties draw:stroke="solid" svg:stroke-color="#000000" draw:auto-grow-width="false" draw:auto-grow-height="false"/>
    </style:style>
    <style:style style:family="graphic" style:name="a25">
      <style:graphic-properties draw:stroke="solid" svg:stroke-color="#000000" draw:auto-grow-width="false" draw:auto-grow-height="false"/>
    </style:style>
    <style:style style:family="graphic" style:name="a26">
      <style:graphic-properties draw:stroke="solid" svg:stroke-color="#000000" draw:auto-grow-width="false" draw:auto-grow-height="false"/>
    </style:style>
    <style:style style:family="graphic" style:name="a27">
      <style:graphic-properties draw:stroke="solid" svg:stroke-color="#000000" draw:auto-grow-width="false" draw:auto-grow-height="false"/>
    </style:style>
    <style:style style:family="graphic" style:name="a28">
      <style:graphic-properties draw:stroke="solid" svg:stroke-color="#000000" draw:auto-grow-width="false" draw:auto-grow-height="false"/>
    </style:style>
    <style:style style:family="graphic" style:name="a29">
      <style:graphic-properties draw:stroke="solid" svg:stroke-color="#000000" draw:auto-grow-width="false" draw:auto-grow-height="false"/>
    </style:style>
    <style:style style:family="graphic" style:name="a10">
      <style:graphic-properties draw:stroke="solid" svg:stroke-color="#000000" draw:auto-grow-width="false" draw:auto-grow-height="false"/>
    </style:style>
    <style:style style:family="graphic" style:name="a11">
      <style:graphic-properties draw:stroke="solid" svg:stroke-color="#000000" draw:auto-grow-width="false" draw:auto-grow-height="false"/>
    </style:style>
    <style:style style:family="graphic" style:name="a12">
      <style:graphic-properties draw:stroke="solid" svg:stroke-color="#000000" draw:auto-grow-width="false" draw:auto-grow-height="false"/>
    </style:style>
    <style:style style:family="graphic" style:name="a13">
      <style:graphic-properties draw:stroke="solid" svg:stroke-color="#000000" draw:auto-grow-width="false" draw:auto-grow-height="false"/>
    </style:style>
    <style:style style:family="graphic" style:name="a14">
      <style:graphic-properties draw:stroke="solid" svg:stroke-color="#000000" draw:auto-grow-width="false" draw:auto-grow-height="false"/>
    </style:style>
    <style:style style:family="graphic" style:name="a15">
      <style:graphic-properties draw:stroke="solid" svg:stroke-color="#000000" draw:auto-grow-width="false" draw:auto-grow-height="false"/>
    </style:style>
    <style:style style:family="graphic" style:name="a16">
      <style:graphic-properties draw:stroke="solid" svg:stroke-color="#000000" draw:auto-grow-width="false" draw:auto-grow-height="false"/>
    </style:style>
    <style:style style:family="graphic" style:name="a17">
      <style:graphic-properties draw:stroke="solid" svg:stroke-color="#000000" draw:auto-grow-width="false" draw:auto-grow-height="false"/>
    </style:style>
    <style:style style:family="graphic" style:name="a18">
      <style:graphic-properties draw:stroke="solid" svg:stroke-color="#000000" draw:auto-grow-width="false" draw:auto-grow-height="false"/>
    </style:style>
    <style:style style:family="graphic" style:name="a19">
      <style:graphic-properties draw:stroke="solid" svg:stroke-color="#000000" draw:auto-grow-width="false" draw:auto-grow-height="fals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8">
      <style:graphic-properties draw:stroke="solid" svg:stroke-color="#000000" draw:auto-grow-width="false" draw:auto-grow-height="false"/>
    </style:style>
    <style:style style:family="graphic" style:name="a9">
      <style:graphic-properties draw:stroke="solid" svg:stroke-color="#000000" draw:auto-grow-width="false" draw:auto-grow-height="false"/>
    </style:style>
    <style:style style:family="graphic" style:name="a30">
      <style:graphic-properties draw:stroke="solid" svg:stroke-color="#000000" draw:auto-grow-width="false" draw:auto-grow-height="false"/>
    </style:style>
    <style:style style:family="graphic" style:name="a31">
      <style:graphic-properties draw:stroke="solid" svg:stroke-color="#000000" draw:auto-grow-width="false" draw:auto-grow-height="false"/>
    </style:style>
    <style:style style:family="graphic" style:name="a32">
      <style:graphic-properties draw:stroke="solid" svg:stroke-color="#000000" draw:auto-grow-width="false" draw:auto-grow-height="false"/>
    </style:style>
    <style:style style:family="graphic" style:name="a33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6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gramm: Tecan i-control</text:p>
          </table:table-cell>
          <table:table-cell table:number-columns-repeated="3" table:style-name="ce1"/>
          <table:table-cell office:value-type="string" table:style-name="ce1">
            <office:annotation draw:style-name="a0" svg:x="4.3in" svg:y="0in" svg:width="1.325in" svg:height="0.891666666666667in">
              <dc:creator>Hiwibeit</dc:creator>
              <text:p><text:span text:style-name="T1">Tecan.At.Common, 3.9.1.0</text:span><text:span text:style-name="T1"/></text:p>
              <text:p><text:span text:style-name="T1">Tecan.At.Common.DocumentManagement, 3.9.1.0</text:span><text:span text:style-name="T1"/></text:p>
              <text:p><text:span text:style-name="T1">Tecan.At.Common.DocumentManagement.Reader, 3.6.1.0</text:span><text:span text:style-name="T1"/></text:p>
              <text:p><text:span text:style-name="T1">Tecan.At.Common.MCS, 3.9.1.0</text:span><text:span text:style-name="T1"/></text:p>
              <text:p><text:span text:style-name="T1">Tecan.At.Common.Results, 3.9.1.0</text:span><text:span text:style-name="T1"/></text:p>
              <text:p><text:span text:style-name="T1">Tecan.At.Common.UI, 3.9.1.0</text:span><text:span text:style-name="T1"/></text:p>
              <text:p><text:span text:style-name="T1">Tecan.At.Common.UI.resources, 3.9.1.0</text:span><text:span text:style-name="T1"/></text:p>
              <text:p><text:span text:style-name="T1">Tecan.At.Communication.Common, 3.9.1.0</text:span><text:span text:style-name="T1"/></text:p>
              <text:p><text:span text:style-name="T1">Tecan.At.Communication.Port.IP, 3.9.1.0</text:span><text:span text:style-name="T1"/></text:p>
              <text:p><text:span text:style-name="T1">Tecan.At.Communication.Port.RS232, 3.9.1.0</text:span><text:span text:style-name="T1"/></text:p>
              <text:p><text:span text:style-name="T1">Tecan.At.Communication.Port.SIM.Common, 3.9.1.0</text:span><text:span text:style-name="T1"/></text:p>
              <text:p><text:span text:style-name="T1">Tecan.At.Communication.Port.SIM.Common.resources, 3.9.1.0</text:span><text:span text:style-name="T1"/></text:p>
              <text:p><text:span text:style-name="T1">Tecan.At.Communication.Port.USB, 3.9.1.0</text:span><text:span text:style-name="T1"/></text:p>
              <text:p><text:span text:style-name="T1">Tecan.At.Communication.Server, 3.9.1.0</text:span><text:span text:style-name="T1"/></text:p>
              <text:p><text:span text:style-name="T1">Tecan.At.Communication.SIM.AMR, 3.6.1.0</text:span><text:span text:style-name="T1"/></text:p>
              <text:p><text:span text:style-name="T1">Tecan.At.Communication.SIM.AMR.resources, 3.6.1.0</text:span><text:span text:style-name="T1"/></text:p>
              <text:p><text:span text:style-name="T1">Tecan.At.Communication.SIM.AMRPlus, 3.6.1.0</text:span><text:span text:style-name="T1"/></text:p>
              <text:p><text:span text:style-name="T1">Tecan.At.Communication.SIM.AMRPlus.resources, 3.6.1.0</text:span><text:span text:style-name="T1"/></text:p>
              <text:p><text:span text:style-name="T1">Tecan.At.Communication.SIM.Connect, 3.9.1.0</text:span><text:span text:style-name="T1"/></text:p>
              <text:p><text:span text:style-name="T1">Tecan.At.Communication.SIM.GeniosUltra, 3.6.1.0</text:span><text:span text:style-name="T1"/></text:p>
              <text:p><text:span text:style-name="T1">Tecan.At.Communication.SIM.GeniosUltra.resources, 3.6.1.0</text:span><text:span text:style-name="T1"/></text:p>
              <text:p><text:span text:style-name="T1">Tecan.At.Communication.SIM.Safire3, 3.6.1.0</text:span><text:span text:style-name="T1"/></text:p>
              <text:p><text:span text:style-name="T1">Tecan.At.Communication.SIM.Safire3.resources, 3.6.1.0</text:span><text:span text:style-name="T1"/></text:p>
              <text:p><text:span text:style-name="T1">Tecan.At.Communication.SIM.Safire3Pro, 3.6.1.0</text:span><text:span text:style-name="T1"/></text:p>
              <text:p><text:span text:style-name="T1">Tecan.At.Communication.SIM.Safire3Pro.resources, 3.6.1.0</text:span><text:span text:style-name="T1"/></text:p>
              <text:p><text:span text:style-name="T1">Tecan.At.Communication.SIM.SunriseMini, 3.6.1.0</text:span><text:span text:style-name="T1"/></text:p>
              <text:p><text:span text:style-name="T1">Tecan.At.Communication.SIM.SunriseMini.resources, 3.6.1.0</text:span><text:span text:style-name="T1"/></text:p>
              <text:p><text:span text:style-name="T1">Tecan.At.Instrument.Common, 3.9.1.0</text:span><text:span text:style-name="T1"/></text:p>
              <text:p><text:span text:style-name="T1">Tecan.At.Instrument.Common.GCM, 3.9.1.0</text:span><text:span text:style-name="T1"/></text:p>
              <text:p><text:span text:style-name="T1">Tecan.At.Instrument.Common.Reader, 3.6.1.0</text:span><text:span text:style-name="T1"/></text:p>
              <text:p><text:span text:style-name="T1">Tecan.At.Instrument.Common.resources, 3.9.1.0</text:span><text:span text:style-name="T1"/></text:p>
              <text:p><text:span text:style-name="T1">Tecan.At.Instrument.Common.Stacker, 3.9.1.0</text:span><text:span text:style-name="T1"/></text:p>
              <text:p><text:span text:style-name="T1">Tecan.At.Instrument.Gas.GCM, 3.9.1.0</text:span><text:span text:style-name="T1"/></text:p>
              <text:p><text:span text:style-name="T1">Tecan.At.Instrument.GCM.Server, 3.9.1.0</text:span><text:span text:style-name="T1"/></text:p>
              <text:p><text:span text:style-name="T1">Tecan.At.Instrument.Reader.AMR, 3.6.1.0</text:span><text:span text:style-name="T1"/></text:p>
              <text:p><text:span text:style-name="T1">Tecan.At.Instrument.Reader.AMRPlus, 3.6.1.0</text:span><text:span text:style-name="T1"/></text:p>
              <text:p><text:span text:style-name="T1">Tecan.At.Instrument.Reader.GeniosUltra, 3.6.1.0</text:span><text:span text:style-name="T1"/></text:p>
              <text:p><text:span text:style-name="T1">Tecan.At.Instrument.Reader.Safire3, 3.6.1.0</text:span><text:span text:style-name="T1"/></text:p>
              <text:p><text:span text:style-name="T1">Tecan.At.Instrument.Reader.Safire3Pro, 3.6.1.0</text:span><text:span text:style-name="T1"/></text:p>
              <text:p><text:span text:style-name="T1">Tecan.At.Instrument.Reader.SunriseMini, 3.6.1.0</text:span><text:span text:style-name="T1"/></text:p>
              <text:p><text:span text:style-name="T1">Tecan.At.Instrument.Server, 3.9.1.0</text:span><text:span text:style-name="T1"/></text:p>
              <text:p><text:span text:style-name="T1">Tecan.At.Instrument.Server.resources, 3.9.1.0</text:span><text:span text:style-name="T1"/></text:p>
              <text:p><text:span text:style-name="T1">Tecan.At.Instrument.Stacker.Connect, 3.9.1.0</text:span><text:span text:style-name="T1"/></text:p>
              <text:p><text:span text:style-name="T1">Tecan.At.Instrument.Stacker.Server, 3.9.1.0</text:span><text:span text:style-name="T1"/></text:p>
              <text:p><text:span text:style-name="T1">Tecan.At.Measurement.BuiltInTest.Common, 3.6.1.0</text:span><text:span text:style-name="T1"/></text:p>
              <text:p><text:span text:style-name="T1">Tecan.At.Measurement.Common, 3.6.1.0</text:span><text:span text:style-name="T1"/></text:p>
              <text:p><text:span text:style-name="T1">Tecan.At.Measurement.Server, 3.6.1.0</text:span><text:span text:style-name="T1"/></text:p>
              <text:p><text:span text:style-name="T1">Tecan.At.XFluor, 2.0.10.0</text:span><text:span text:style-name="T1"/></text:p>
              <text:p><text:span text:style-name="T1">Tecan.At.XFluor.Connect.Reader, 2.0.10.0</text:span><text:span text:style-name="T1"/></text:p>
              <text:p><text:span text:style-name="T1">Tecan.At.XFluor.Connect.Reader.resources, 2.0.10.0</text:span><text:span text:style-name="T1"/></text:p>
              <text:p><text:span text:style-name="T1">Tecan.At.XFluor.Core, 2.0.10.0</text:span><text:span text:style-name="T1"/></text:p>
              <text:p><text:span text:style-name="T1">Tecan.At.XFluor.Core.resources, 2.0.10.0</text:span><text:span text:style-name="T1"/></text:p>
              <text:p><text:span text:style-name="T1">Tecan.At.XFluor.Device, 2.0.10.0</text:span><text:span text:style-name="T1"/></text:p>
              <text:p><text:span text:style-name="T1">Tecan.At.XFluor.Device.AMR, 2.0.10.0</text:span><text:span text:style-name="T1"/></text:p>
              <text:p><text:span text:style-name="T1">Tecan.At.XFluor.Device.AMR.resources, 2.0.10.0</text:span><text:span text:style-name="T1"/></text:p>
              <text:p><text:span text:style-name="T1">Tecan.At.XFluor.Device.AMRPlus, 2.0.10.0</text:span><text:span text:style-name="T1"/></text:p>
              <text:p><text:span text:style-name="T1">Tecan.At.XFluor.Device.GeniosUltra, 2.0.10.0</text:span><text:span text:style-name="T1"/></text:p>
              <text:p><text:span text:style-name="T1">Tecan.At.XFluor.Device.Reader, 2.0.10.0</text:span><text:span text:style-name="T1"/></text:p>
              <text:p><text:span text:style-name="T1">Tecan.At.XFluor.Device.resources, 2.0.10.0</text:span><text:span text:style-name="T1"/></text:p>
              <text:p><text:span text:style-name="T1">Tecan.At.XFluor.Device.Safire3, 2.0.10.0</text:span><text:span text:style-name="T1"/></text:p>
              <text:p><text:span text:style-name="T1">Tecan.At.XFluor.Device.Safire3Pro, 2.0.10.0</text:span><text:span text:style-name="T1"/></text:p>
              <text:p><text:span text:style-name="T1">Tecan.At.XFluor.Device.SunriseMini, 2.0.10.0</text:span><text:span text:style-name="T1"/></text:p>
              <text:p><text:span text:style-name="T1">Tecan.At.XFluor.ExcelOutput, 2.0.10.0</text:span><text:span text:style-name="T1"/></text:p>
              <text:p><text:span text:style-name="T1">Tecan.At.XFluor.ExcelOutput.resources, 2.0.10.0</text:span><text:span text:style-name="T1"/></text:p>
              <text:p><text:span text:style-name="T1">Tecan.At.XFluor.NanoQuant, 2.0.10.0</text:span><text:span text:style-name="T1"/></text:p>
              <text:p><text:span text:style-name="T1">Tecan.At.XFluor.NanoQuant.resources, 2.0.10.0</text:span><text:span text:style-name="T1"/></text:p>
              <text:p><text:span text:style-name="T1">Tecan.At.XFluor.ReaderEditor, 2.0.10.0</text:span><text:span text:style-name="T1"/></text:p>
              <text:p><text:span text:style-name="T1">Tecan.At.XFluor.ReaderEditor.resources, 2.0.10.0</text:span><text:span text:style-name="T1"/></text:p>
              <text:p><text:span text:style-name="T1">Tecan.At.XFluor.resources, 2.0.10.0</text:span><text:span text:style-name="T1"/></text:p>
              <text:p/>
            </office:annotation>
            <text:p>Tecan i-control , 2.0.1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erät: infinite 200</text:p>
          </table:table-cell>
          <table:table-cell table:number-columns-repeated="3" table:style-name="ce1"/>
          <table:table-cell office:value-type="string" table:style-name="ce1">
            <text:p>Seriennummer: 705000573</text:p>
          </table:table-cell>
          <table:table-cell table:number-columns-repeated="3" table:style-name="ce1"/>
          <table:table-cell office:value-type="string" table:style-name="ce1">
            <text:p>Seriennummer des verbundenen Staplers: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Firmware: V_2.02_11/06_InfiniTe (Dec 13 2006/16.18.16)</text:p>
          </table:table-cell>
          <table:table-cell table:number-columns-repeated="3" table:style-name="ce1"/>
          <table:table-cell office:value-type="string" table:style-name="ce1">
            <office:annotation draw:style-name="a1" svg:x="4.3in" svg:y="0.3in" svg:width="1.325in" svg:height="0.891666666666667in">
              <dc:creator>Hiwibeit</dc:creator>
              <text:p><text:span text:style-name="T1">EHC, V_2.02_11/06_InfiniTe (Dec 13 2006/16.18.16)</text:span><text:span text:style-name="T1"/></text:p>
              <text:p><text:span text:style-name="T1">MTP, V_2.02_11/06_InfiniTe (Dec 13 2006/16.18.16)</text:span><text:span text:style-name="T1"/></text:p>
              <text:p><text:span text:style-name="T1">FIL, V_2.00_04/06_FILTER (Apr <text:s/>5 2006/11.37.11)</text:span><text:span text:style-name="T1"/></text:p>
              <text:p/>
            </office:annotation>
            <text:p>MAI, V_2.02_11/06_InfiniTe (Dec 13 2006/16.18.16)</text:p>
          </table:table-cell>
          <table:table-cell table:number-columns-repeated="16379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Datum:</text:p>
          </table:table-cell>
          <table:table-cell office:value-type="string" table:style-name="ce1">
            <text:p>20.11.202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Zeit:</text:p>
          </table:table-cell>
          <table:table-cell office:value-type="string" table:style-name="ce1">
            <text:p>15:47:53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System</text:p>
          </table:table-cell>
          <table:table-cell table:number-columns-repeated="3" table:style-name="ce1"/>
          <table:table-cell office:value-type="string" table:style-name="ce1">
            <text:p>UKSPA-1086651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nwender</text:p>
          </table:table-cell>
          <table:table-cell table:number-columns-repeated="3" table:style-name="ce1"/>
          <table:table-cell office:value-type="string" table:style-name="ce1">
            <text:p>UNI-KIEL\hiwibei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tte</text:p>
          </table:table-cell>
          <table:table-cell table:number-columns-repeated="3" table:style-name="ce1"/>
          <table:table-cell office:value-type="string" table:style-name="ce1">
            <text:p>Greiner 96 Flat Bottom Black Polystyrene Cat. No.: 655079/655086/655077/655076 <text:s text:c="2"/>[GRE96fb_chimney.pdfx]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tten-ID (Stapler)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Schütteln (Linear) Dauer:</text:p>
          </table:table-cell>
          <table:table-cell table:number-columns-repeated="3" table:style-name="ce2"/>
          <table:table-cell office:value-type="float" office:value="3" table:style-name="ce2">
            <text:p>3</text:p>
          </table:table-cell>
          <table:table-cell office:value-type="string" table:style-name="ce2">
            <text:p>s</text:p>
          </table:table-cell>
          <table:table-cell table:number-columns-repeated="6" table:style-name="ce2"/>
          <table:table-cell table:number-columns-repeated="16372"/>
        </table:table-row>
        <table:table-row table:style-name="ro1">
          <table:table-cell office:value-type="string" table:style-name="ce2">
            <text:p>Schütteln (Linear) Amplitude:</text:p>
          </table:table-cell>
          <table:table-cell table:number-columns-repeated="3" table:style-name="ce2"/>
          <table:table-cell office:value-type="float" office:value="1" table:style-name="ce2">
            <text:p>1</text:p>
          </table:table-cell>
          <table:table-cell office:value-type="string" table:style-name="ce2">
            <text:p>mm</text:p>
          </table:table-cell>
          <table:table-cell table:number-columns-repeated="6" table:style-name="ce2"/>
          <table:table-cell table:number-columns-repeated="16372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Liste der Aktionen in diesem Mess-Script:</text:p>
          </table:table-cell>
          <table:table-cell table:number-columns-repeated="11" table:style-name="ce2"/>
          <table:table-cell table:number-columns-repeated="16372"/>
        </table:table-row>
        <table:table-row table:style-name="ro1">
          <table:table-cell office:value-type="string" table:style-name="ce2">
            <text:p>Kinetik</text:p>
          </table:table-cell>
          <table:table-cell table:number-columns-repeated="11" table:style-name="ce2"/>
          <table:table-cell table:number-columns-repeated="16372"/>
        </table:table-row>
        <table:table-row table:style-name="ro1">
          <table:table-cell office:value-type="string" table:style-name="ce2">
            <text:p>Fluoreszenz</text:p>
          </table:table-cell>
          <table:table-cell table:number-columns-repeated="11" table:style-name="ce2"/>
          <table:table-cell table:number-columns-repeated="16372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Label: Label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etik - Messun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etik - Dauer</text:p>
          </table:table-cell>
          <table:table-cell table:number-columns-repeated="3" table:style-name="ce1"/>
          <table:table-cell office:value-type="time" office:time-value="PT0H7M0S" table:style-name="ce3">
            <text:p>00:07: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rvallzeit</text:p>
          </table:table-cell>
          <table:table-cell table:number-columns-repeated="3" table:style-name="ce1"/>
          <table:table-cell office:value-type="time" office:time-value="PT0H0M13S" table:style-name="ce3">
            <text:p>00:00:1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odus</text:p>
          </table:table-cell>
          <table:table-cell table:number-columns-repeated="3" table:style-name="ce1"/>
          <table:table-cell office:value-type="string" table:style-name="ce1">
            <text:p>Fluoreszenz Messung von obe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xzitationswellenlänge</text:p>
          </table:table-cell>
          <table:table-cell table:number-columns-repeated="3" table:style-name="ce1"/>
          <table:table-cell office:value-type="float" office:value="485" table:style-name="ce1">
            <text:p>48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missionswellenlänge</text:p>
          </table:table-cell>
          <table:table-cell table:number-columns-repeated="3" table:style-name="ce1"/>
          <table:table-cell office:value-type="float" office:value="535" table:style-name="ce1">
            <text:p>53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xzitationsbandbreite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missionsbandbreite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Verstärkung</text:p>
          </table:table-cell>
          <table:table-cell table:number-columns-repeated="3" table:style-name="ce1"/>
          <table:table-cell office:value-type="float" office:value="125" table:style-name="ce1">
            <text:p>125</text:p>
          </table:table-cell>
          <table:table-cell office:value-type="string" table:style-name="ce1">
            <text:p>Optimal (100%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Anzahl der Blitze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grationszeit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µ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Verzögerungszeit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µ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Ruhezeit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Bereich der Platte</text:p>
          </table:table-cell>
          <table:table-cell table:number-columns-repeated="3" table:style-name="ce1"/>
          <table:table-cell office:value-type="string" table:style-name="ce1">
            <text:p>A1-D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tartzeit:</text:p>
          </table:table-cell>
          <table:table-cell office:value-type="string" table:style-name="ce1">
            <text:p>20.11.2025 15:48:11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style-name="ce4">
            <text:p>Zyklus Nr.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4">
            <text:p>10</text:p>
          </table:table-cell>
          <table:table-cell office:value-type="float" office:value="11" table:style-name="ce4">
            <text:p>11</text:p>
          </table:table-cell>
          <table:table-cell office:value-type="float" office:value="12" table:style-name="ce4">
            <text:p>12</text:p>
          </table:table-cell>
          <table:table-cell office:value-type="float" office:value="13" table:style-name="ce4">
            <text:p>13</text:p>
          </table:table-cell>
          <table:table-cell office:value-type="float" office:value="14" table:style-name="ce4">
            <text:p>14</text:p>
          </table:table-cell>
          <table:table-cell office:value-type="float" office:value="15" table:style-name="ce4">
            <text:p>15</text:p>
          </table:table-cell>
          <table:table-cell office:value-type="float" office:value="16" table:style-name="ce4">
            <text:p>16</text:p>
          </table:table-cell>
          <table:table-cell office:value-type="float" office:value="17" table:style-name="ce4">
            <text:p>17</text:p>
          </table:table-cell>
          <table:table-cell office:value-type="float" office:value="18" table:style-name="ce4">
            <text:p>18</text:p>
          </table:table-cell>
          <table:table-cell office:value-type="float" office:value="19" table:style-name="ce4">
            <text:p>19</text:p>
          </table:table-cell>
          <table:table-cell office:value-type="float" office:value="20" table:style-name="ce4">
            <text:p>20</text:p>
          </table:table-cell>
          <table:table-cell office:value-type="float" office:value="21" table:style-name="ce4">
            <text:p>21</text:p>
          </table:table-cell>
          <table:table-cell office:value-type="float" office:value="22" table:style-name="ce4">
            <text:p>22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Zeit [s]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26" table:style-name="ce1">
            <text:p>26</text:p>
          </table:table-cell>
          <table:table-cell office:value-type="float" office:value="39" table:style-name="ce1">
            <text:p>39</text:p>
          </table:table-cell>
          <table:table-cell office:value-type="float" office:value="52" table:style-name="ce1">
            <text:p>52</text:p>
          </table:table-cell>
          <table:table-cell office:value-type="float" office:value="65" table:style-name="ce1">
            <text:p>65</text:p>
          </table:table-cell>
          <table:table-cell office:value-type="float" office:value="78" table:style-name="ce1">
            <text:p>78</text:p>
          </table:table-cell>
          <table:table-cell office:value-type="float" office:value="91" table:style-name="ce1">
            <text:p>91</text:p>
          </table:table-cell>
          <table:table-cell office:value-type="float" office:value="104" table:style-name="ce1">
            <text:p>104</text:p>
          </table:table-cell>
          <table:table-cell office:value-type="float" office:value="117" table:style-name="ce1">
            <text:p>117</text:p>
          </table:table-cell>
          <table:table-cell office:value-type="float" office:value="130" table:style-name="ce1">
            <text:p>130</text:p>
          </table:table-cell>
          <table:table-cell office:value-type="float" office:value="143" table:style-name="ce1">
            <text:p>143</text:p>
          </table:table-cell>
          <table:table-cell office:value-type="float" office:value="156" table:style-name="ce1">
            <text:p>156</text:p>
          </table:table-cell>
          <table:table-cell office:value-type="float" office:value="169" table:style-name="ce1">
            <text:p>169</text:p>
          </table:table-cell>
          <table:table-cell office:value-type="float" office:value="182" table:style-name="ce1">
            <text:p>182</text:p>
          </table:table-cell>
          <table:table-cell office:value-type="float" office:value="195" table:style-name="ce1">
            <text:p>195</text:p>
          </table:table-cell>
          <table:table-cell office:value-type="float" office:value="208" table:style-name="ce1">
            <text:p>208</text:p>
          </table:table-cell>
          <table:table-cell office:value-type="float" office:value="221" table:style-name="ce1">
            <text:p>221</text:p>
          </table:table-cell>
          <table:table-cell office:value-type="float" office:value="234" table:style-name="ce1">
            <text:p>234</text:p>
          </table:table-cell>
          <table:table-cell office:value-type="float" office:value="247" table:style-name="ce1">
            <text:p>247</text:p>
          </table:table-cell>
          <table:table-cell office:value-type="float" office:value="260" table:style-name="ce1">
            <text:p>260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4">
            <text:p>Temp. [°C]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4">
            <text:p>10 mM</text:p>
          </table:table-cell>
          <table:table-cell office:value-type="float" office:value="33533" table:style-name="ce1">
            <text:p>33533</text:p>
          </table:table-cell>
          <table:table-cell office:value-type="float" office:value="34687" table:style-name="ce1">
            <text:p>34687</text:p>
          </table:table-cell>
          <table:table-cell office:value-type="float" office:value="35532" table:style-name="ce1">
            <text:p>35532</text:p>
          </table:table-cell>
          <table:table-cell office:value-type="float" office:value="36059" table:style-name="ce1">
            <text:p>36059</text:p>
          </table:table-cell>
          <table:table-cell office:value-type="float" office:value="36541" table:style-name="ce1">
            <text:p>36541</text:p>
          </table:table-cell>
          <table:table-cell office:value-type="float" office:value="36384" table:style-name="ce1">
            <text:p>36384</text:p>
          </table:table-cell>
          <table:table-cell office:value-type="float" office:value="36427" table:style-name="ce1">
            <text:p>36427</text:p>
          </table:table-cell>
          <table:table-cell office:value-type="float" office:value="37302" table:style-name="ce1">
            <text:p>37302</text:p>
          </table:table-cell>
          <table:table-cell office:value-type="float" office:value="37334" table:style-name="ce1">
            <text:p>37334</text:p>
          </table:table-cell>
          <table:table-cell office:value-type="float" office:value="37338" table:style-name="ce1">
            <text:p>37338</text:p>
          </table:table-cell>
          <table:table-cell office:value-type="float" office:value="37887" table:style-name="ce1">
            <text:p>37887</text:p>
          </table:table-cell>
          <table:table-cell office:value-type="float" office:value="37992" table:style-name="ce1">
            <text:p>37992</text:p>
          </table:table-cell>
          <table:table-cell office:value-type="float" office:value="38462" table:style-name="ce1">
            <text:p>38462</text:p>
          </table:table-cell>
          <table:table-cell office:value-type="float" office:value="38544" table:style-name="ce1">
            <text:p>38544</text:p>
          </table:table-cell>
          <table:table-cell office:value-type="float" office:value="38298" table:style-name="ce1">
            <text:p>38298</text:p>
          </table:table-cell>
          <table:table-cell office:value-type="float" office:value="38675" table:style-name="ce1">
            <text:p>38675</text:p>
          </table:table-cell>
          <table:table-cell office:value-type="float" office:value="38723" table:style-name="ce1">
            <text:p>38723</text:p>
          </table:table-cell>
          <table:table-cell office:value-type="float" office:value="38859" table:style-name="ce1">
            <text:p>38859</text:p>
          </table:table-cell>
          <table:table-cell office:value-type="float" office:value="38979" table:style-name="ce1">
            <text:p>38979</text:p>
          </table:table-cell>
          <table:table-cell office:value-type="float" office:value="38735" table:style-name="ce1">
            <text:p>38735</text:p>
          </table:table-cell>
          <table:table-cell office:value-type="float" office:value="39155" table:style-name="ce1">
            <text:p>39155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4">
            <text:p>10 mM</text:p>
          </table:table-cell>
          <table:table-cell office:value-type="float" office:value="33957" table:style-name="ce1">
            <text:p>33957</text:p>
          </table:table-cell>
          <table:table-cell office:value-type="float" office:value="34974" table:style-name="ce1">
            <text:p>34974</text:p>
          </table:table-cell>
          <table:table-cell office:value-type="float" office:value="35720" table:style-name="ce1">
            <text:p>35720</text:p>
          </table:table-cell>
          <table:table-cell office:value-type="float" office:value="36584" table:style-name="ce1">
            <text:p>36584</text:p>
          </table:table-cell>
          <table:table-cell office:value-type="float" office:value="36908" table:style-name="ce1">
            <text:p>36908</text:p>
          </table:table-cell>
          <table:table-cell office:value-type="float" office:value="37304" table:style-name="ce1">
            <text:p>37304</text:p>
          </table:table-cell>
          <table:table-cell office:value-type="float" office:value="37732" table:style-name="ce1">
            <text:p>37732</text:p>
          </table:table-cell>
          <table:table-cell office:value-type="float" office:value="38013" table:style-name="ce1">
            <text:p>38013</text:p>
          </table:table-cell>
          <table:table-cell office:value-type="float" office:value="37931" table:style-name="ce1">
            <text:p>37931</text:p>
          </table:table-cell>
          <table:table-cell office:value-type="float" office:value="38431" table:style-name="ce1">
            <text:p>38431</text:p>
          </table:table-cell>
          <table:table-cell office:value-type="float" office:value="39029" table:style-name="ce1">
            <text:p>39029</text:p>
          </table:table-cell>
          <table:table-cell office:value-type="float" office:value="39149" table:style-name="ce1">
            <text:p>39149</text:p>
          </table:table-cell>
          <table:table-cell office:value-type="float" office:value="39298" table:style-name="ce1">
            <text:p>39298</text:p>
          </table:table-cell>
          <table:table-cell office:value-type="float" office:value="39629" table:style-name="ce1">
            <text:p>39629</text:p>
          </table:table-cell>
          <table:table-cell office:value-type="float" office:value="39393" table:style-name="ce1">
            <text:p>39393</text:p>
          </table:table-cell>
          <table:table-cell office:value-type="float" office:value="39427" table:style-name="ce1">
            <text:p>39427</text:p>
          </table:table-cell>
          <table:table-cell office:value-type="float" office:value="40084" table:style-name="ce1">
            <text:p>40084</text:p>
          </table:table-cell>
          <table:table-cell office:value-type="float" office:value="39754" table:style-name="ce1">
            <text:p>39754</text:p>
          </table:table-cell>
          <table:table-cell office:value-type="float" office:value="40023" table:style-name="ce1">
            <text:p>40023</text:p>
          </table:table-cell>
          <table:table-cell office:value-type="float" office:value="40004" table:style-name="ce1">
            <text:p>40004</text:p>
          </table:table-cell>
          <table:table-cell office:value-type="float" office:value="40172" table:style-name="ce1">
            <text:p>40172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4">
            <text:p>10 mM</text:p>
          </table:table-cell>
          <table:table-cell office:value-type="float" office:value="42968" table:style-name="ce1">
            <text:p>42968</text:p>
          </table:table-cell>
          <table:table-cell office:value-type="float" office:value="44584" table:style-name="ce1">
            <text:p>44584</text:p>
          </table:table-cell>
          <table:table-cell office:value-type="float" office:value="45306" table:style-name="ce1">
            <text:p>45306</text:p>
          </table:table-cell>
          <table:table-cell office:value-type="float" office:value="45766" table:style-name="ce1">
            <text:p>45766</text:p>
          </table:table-cell>
          <table:table-cell office:value-type="float" office:value="46338" table:style-name="ce1">
            <text:p>46338</text:p>
          </table:table-cell>
          <table:table-cell office:value-type="float" office:value="46741" table:style-name="ce1">
            <text:p>46741</text:p>
          </table:table-cell>
          <table:table-cell office:value-type="float" office:value="46932" table:style-name="ce1">
            <text:p>46932</text:p>
          </table:table-cell>
          <table:table-cell office:value-type="float" office:value="47403" table:style-name="ce1">
            <text:p>47403</text:p>
          </table:table-cell>
          <table:table-cell office:value-type="float" office:value="47285" table:style-name="ce1">
            <text:p>47285</text:p>
          </table:table-cell>
          <table:table-cell office:value-type="float" office:value="47799" table:style-name="ce1">
            <text:p>47799</text:p>
          </table:table-cell>
          <table:table-cell office:value-type="float" office:value="47799" table:style-name="ce1">
            <text:p>47799</text:p>
          </table:table-cell>
          <table:table-cell office:value-type="float" office:value="47715" table:style-name="ce1">
            <text:p>47715</text:p>
          </table:table-cell>
          <table:table-cell office:value-type="float" office:value="48209" table:style-name="ce1">
            <text:p>48209</text:p>
          </table:table-cell>
          <table:table-cell office:value-type="float" office:value="48611" table:style-name="ce1">
            <text:p>48611</text:p>
          </table:table-cell>
          <table:table-cell office:value-type="float" office:value="48358" table:style-name="ce1">
            <text:p>48358</text:p>
          </table:table-cell>
          <table:table-cell office:value-type="float" office:value="48531" table:style-name="ce1">
            <text:p>48531</text:p>
          </table:table-cell>
          <table:table-cell office:value-type="float" office:value="48942" table:style-name="ce1">
            <text:p>48942</text:p>
          </table:table-cell>
          <table:table-cell office:value-type="float" office:value="49154" table:style-name="ce1">
            <text:p>49154</text:p>
          </table:table-cell>
          <table:table-cell office:value-type="float" office:value="49128" table:style-name="ce1">
            <text:p>49128</text:p>
          </table:table-cell>
          <table:table-cell office:value-type="float" office:value="48910" table:style-name="ce1">
            <text:p>48910</text:p>
          </table:table-cell>
          <table:table-cell office:value-type="float" office:value="49145" table:style-name="ce1">
            <text:p>49145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4">
            <text:p>1 mM</text:p>
          </table:table-cell>
          <table:table-cell office:value-type="float" office:value="37970" table:style-name="ce1">
            <text:p>37970</text:p>
          </table:table-cell>
          <table:table-cell office:value-type="float" office:value="38467" table:style-name="ce1">
            <text:p>38467</text:p>
          </table:table-cell>
          <table:table-cell office:value-type="float" office:value="38717" table:style-name="ce1">
            <text:p>38717</text:p>
          </table:table-cell>
          <table:table-cell office:value-type="float" office:value="38939" table:style-name="ce1">
            <text:p>38939</text:p>
          </table:table-cell>
          <table:table-cell office:value-type="float" office:value="39145" table:style-name="ce1">
            <text:p>39145</text:p>
          </table:table-cell>
          <table:table-cell office:value-type="float" office:value="39462" table:style-name="ce1">
            <text:p>39462</text:p>
          </table:table-cell>
          <table:table-cell office:value-type="float" office:value="39483" table:style-name="ce1">
            <text:p>39483</text:p>
          </table:table-cell>
          <table:table-cell office:value-type="float" office:value="39973" table:style-name="ce1">
            <text:p>39973</text:p>
          </table:table-cell>
          <table:table-cell office:value-type="float" office:value="39886" table:style-name="ce1">
            <text:p>39886</text:p>
          </table:table-cell>
          <table:table-cell office:value-type="float" office:value="40483" table:style-name="ce1">
            <text:p>40483</text:p>
          </table:table-cell>
          <table:table-cell office:value-type="float" office:value="40110" table:style-name="ce1">
            <text:p>40110</text:p>
          </table:table-cell>
          <table:table-cell office:value-type="float" office:value="40606" table:style-name="ce1">
            <text:p>40606</text:p>
          </table:table-cell>
          <table:table-cell office:value-type="float" office:value="40316" table:style-name="ce1">
            <text:p>40316</text:p>
          </table:table-cell>
          <table:table-cell office:value-type="float" office:value="40984" table:style-name="ce1">
            <text:p>40984</text:p>
          </table:table-cell>
          <table:table-cell office:value-type="float" office:value="41032" table:style-name="ce1">
            <text:p>41032</text:p>
          </table:table-cell>
          <table:table-cell office:value-type="float" office:value="41222" table:style-name="ce1">
            <text:p>41222</text:p>
          </table:table-cell>
          <table:table-cell office:value-type="float" office:value="41300" table:style-name="ce1">
            <text:p>41300</text:p>
          </table:table-cell>
          <table:table-cell office:value-type="float" office:value="41584" table:style-name="ce1">
            <text:p>41584</text:p>
          </table:table-cell>
          <table:table-cell office:value-type="float" office:value="41312" table:style-name="ce1">
            <text:p>41312</text:p>
          </table:table-cell>
          <table:table-cell office:value-type="float" office:value="40863" table:style-name="ce1">
            <text:p>40863</text:p>
          </table:table-cell>
          <table:table-cell office:value-type="float" office:value="41481" table:style-name="ce1">
            <text:p>41481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4">
            <text:p>1 mM</text:p>
          </table:table-cell>
          <table:table-cell office:value-type="float" office:value="36331" table:style-name="ce1">
            <text:p>36331</text:p>
          </table:table-cell>
          <table:table-cell office:value-type="float" office:value="37011" table:style-name="ce1">
            <text:p>37011</text:p>
          </table:table-cell>
          <table:table-cell office:value-type="float" office:value="37350" table:style-name="ce1">
            <text:p>37350</text:p>
          </table:table-cell>
          <table:table-cell office:value-type="float" office:value="37831" table:style-name="ce1">
            <text:p>37831</text:p>
          </table:table-cell>
          <table:table-cell office:value-type="float" office:value="37982" table:style-name="ce1">
            <text:p>37982</text:p>
          </table:table-cell>
          <table:table-cell office:value-type="float" office:value="38099" table:style-name="ce1">
            <text:p>38099</text:p>
          </table:table-cell>
          <table:table-cell office:value-type="float" office:value="38538" table:style-name="ce1">
            <text:p>38538</text:p>
          </table:table-cell>
          <table:table-cell office:value-type="float" office:value="38803" table:style-name="ce1">
            <text:p>38803</text:p>
          </table:table-cell>
          <table:table-cell office:value-type="float" office:value="38640" table:style-name="ce1">
            <text:p>38640</text:p>
          </table:table-cell>
          <table:table-cell office:value-type="float" office:value="38710" table:style-name="ce1">
            <text:p>38710</text:p>
          </table:table-cell>
          <table:table-cell office:value-type="float" office:value="38927" table:style-name="ce1">
            <text:p>38927</text:p>
          </table:table-cell>
          <table:table-cell office:value-type="float" office:value="39170" table:style-name="ce1">
            <text:p>39170</text:p>
          </table:table-cell>
          <table:table-cell office:value-type="float" office:value="39368" table:style-name="ce1">
            <text:p>39368</text:p>
          </table:table-cell>
          <table:table-cell office:value-type="float" office:value="39655" table:style-name="ce1">
            <text:p>39655</text:p>
          </table:table-cell>
          <table:table-cell office:value-type="float" office:value="39513" table:style-name="ce1">
            <text:p>39513</text:p>
          </table:table-cell>
          <table:table-cell office:value-type="float" office:value="39871" table:style-name="ce1">
            <text:p>39871</text:p>
          </table:table-cell>
          <table:table-cell office:value-type="float" office:value="39982" table:style-name="ce1">
            <text:p>39982</text:p>
          </table:table-cell>
          <table:table-cell office:value-type="float" office:value="39867" table:style-name="ce1">
            <text:p>39867</text:p>
          </table:table-cell>
          <table:table-cell office:value-type="float" office:value="39875" table:style-name="ce1">
            <text:p>39875</text:p>
          </table:table-cell>
          <table:table-cell office:value-type="float" office:value="39580" table:style-name="ce1">
            <text:p>39580</text:p>
          </table:table-cell>
          <table:table-cell office:value-type="float" office:value="40256" table:style-name="ce1">
            <text:p>40256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4">
            <text:p>1 mM</text:p>
          </table:table-cell>
          <table:table-cell office:value-type="float" office:value="33396" table:style-name="ce1">
            <text:p>33396</text:p>
          </table:table-cell>
          <table:table-cell office:value-type="float" office:value="33762" table:style-name="ce1">
            <text:p>33762</text:p>
          </table:table-cell>
          <table:table-cell office:value-type="float" office:value="34060" table:style-name="ce1">
            <text:p>34060</text:p>
          </table:table-cell>
          <table:table-cell office:value-type="float" office:value="34692" table:style-name="ce1">
            <text:p>34692</text:p>
          </table:table-cell>
          <table:table-cell office:value-type="float" office:value="34894" table:style-name="ce1">
            <text:p>34894</text:p>
          </table:table-cell>
          <table:table-cell office:value-type="float" office:value="34989" table:style-name="ce1">
            <text:p>34989</text:p>
          </table:table-cell>
          <table:table-cell office:value-type="float" office:value="35022" table:style-name="ce1">
            <text:p>35022</text:p>
          </table:table-cell>
          <table:table-cell office:value-type="float" office:value="35264" table:style-name="ce1">
            <text:p>35264</text:p>
          </table:table-cell>
          <table:table-cell office:value-type="float" office:value="35745" table:style-name="ce1">
            <text:p>35745</text:p>
          </table:table-cell>
          <table:table-cell office:value-type="float" office:value="35482" table:style-name="ce1">
            <text:p>35482</text:p>
          </table:table-cell>
          <table:table-cell office:value-type="float" office:value="35538" table:style-name="ce1">
            <text:p>35538</text:p>
          </table:table-cell>
          <table:table-cell office:value-type="float" office:value="35745" table:style-name="ce1">
            <text:p>35745</text:p>
          </table:table-cell>
          <table:table-cell office:value-type="float" office:value="35751" table:style-name="ce1">
            <text:p>35751</text:p>
          </table:table-cell>
          <table:table-cell office:value-type="float" office:value="36555" table:style-name="ce1">
            <text:p>36555</text:p>
          </table:table-cell>
          <table:table-cell office:value-type="float" office:value="36419" table:style-name="ce1">
            <text:p>36419</text:p>
          </table:table-cell>
          <table:table-cell office:value-type="float" office:value="36504" table:style-name="ce1">
            <text:p>36504</text:p>
          </table:table-cell>
          <table:table-cell office:value-type="float" office:value="36585" table:style-name="ce1">
            <text:p>36585</text:p>
          </table:table-cell>
          <table:table-cell office:value-type="float" office:value="36852" table:style-name="ce1">
            <text:p>36852</text:p>
          </table:table-cell>
          <table:table-cell office:value-type="float" office:value="36919" table:style-name="ce1">
            <text:p>36919</text:p>
          </table:table-cell>
          <table:table-cell office:value-type="float" office:value="37070" table:style-name="ce1">
            <text:p>37070</text:p>
          </table:table-cell>
          <table:table-cell office:value-type="float" office:value="37146" table:style-name="ce1">
            <text:p>37146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4">
            <text:p>0,1 mM</text:p>
          </table:table-cell>
          <table:table-cell office:value-type="float" office:value="34190" table:style-name="ce1">
            <text:p>34190</text:p>
          </table:table-cell>
          <table:table-cell office:value-type="float" office:value="34643" table:style-name="ce1">
            <text:p>34643</text:p>
          </table:table-cell>
          <table:table-cell office:value-type="float" office:value="34394" table:style-name="ce1">
            <text:p>34394</text:p>
          </table:table-cell>
          <table:table-cell office:value-type="float" office:value="34558" table:style-name="ce1">
            <text:p>34558</text:p>
          </table:table-cell>
          <table:table-cell office:value-type="float" office:value="34560" table:style-name="ce1">
            <text:p>34560</text:p>
          </table:table-cell>
          <table:table-cell office:value-type="float" office:value="34955" table:style-name="ce1">
            <text:p>34955</text:p>
          </table:table-cell>
          <table:table-cell office:value-type="float" office:value="34759" table:style-name="ce1">
            <text:p>34759</text:p>
          </table:table-cell>
          <table:table-cell office:value-type="float" office:value="34706" table:style-name="ce1">
            <text:p>34706</text:p>
          </table:table-cell>
          <table:table-cell office:value-type="float" office:value="34476" table:style-name="ce1">
            <text:p>34476</text:p>
          </table:table-cell>
          <table:table-cell office:value-type="float" office:value="34703" table:style-name="ce1">
            <text:p>34703</text:p>
          </table:table-cell>
          <table:table-cell office:value-type="float" office:value="34565" table:style-name="ce1">
            <text:p>34565</text:p>
          </table:table-cell>
          <table:table-cell office:value-type="float" office:value="34962" table:style-name="ce1">
            <text:p>34962</text:p>
          </table:table-cell>
          <table:table-cell office:value-type="float" office:value="35104" table:style-name="ce1">
            <text:p>35104</text:p>
          </table:table-cell>
          <table:table-cell office:value-type="float" office:value="35034" table:style-name="ce1">
            <text:p>35034</text:p>
          </table:table-cell>
          <table:table-cell office:value-type="float" office:value="35128" table:style-name="ce1">
            <text:p>35128</text:p>
          </table:table-cell>
          <table:table-cell office:value-type="float" office:value="35218" table:style-name="ce1">
            <text:p>35218</text:p>
          </table:table-cell>
          <table:table-cell office:value-type="float" office:value="35550" table:style-name="ce1">
            <text:p>35550</text:p>
          </table:table-cell>
          <table:table-cell office:value-type="float" office:value="35471" table:style-name="ce1">
            <text:p>35471</text:p>
          </table:table-cell>
          <table:table-cell office:value-type="float" office:value="35522" table:style-name="ce1">
            <text:p>35522</text:p>
          </table:table-cell>
          <table:table-cell office:value-type="float" office:value="35388" table:style-name="ce1">
            <text:p>35388</text:p>
          </table:table-cell>
          <table:table-cell office:value-type="float" office:value="35509" table:style-name="ce1">
            <text:p>35509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0,1 mM</text:p>
          </table:table-cell>
          <table:table-cell office:value-type="float" office:value="30949" table:style-name="ce1">
            <text:p>30949</text:p>
          </table:table-cell>
          <table:table-cell office:value-type="float" office:value="31188" table:style-name="ce1">
            <text:p>31188</text:p>
          </table:table-cell>
          <table:table-cell office:value-type="float" office:value="31408" table:style-name="ce1">
            <text:p>31408</text:p>
          </table:table-cell>
          <table:table-cell office:value-type="float" office:value="31709" table:style-name="ce1">
            <text:p>31709</text:p>
          </table:table-cell>
          <table:table-cell office:value-type="float" office:value="31854" table:style-name="ce1">
            <text:p>31854</text:p>
          </table:table-cell>
          <table:table-cell office:value-type="float" office:value="31554" table:style-name="ce1">
            <text:p>31554</text:p>
          </table:table-cell>
          <table:table-cell office:value-type="float" office:value="31627" table:style-name="ce1">
            <text:p>31627</text:p>
          </table:table-cell>
          <table:table-cell office:value-type="float" office:value="32232" table:style-name="ce1">
            <text:p>32232</text:p>
          </table:table-cell>
          <table:table-cell office:value-type="float" office:value="32348" table:style-name="ce1">
            <text:p>32348</text:p>
          </table:table-cell>
          <table:table-cell office:value-type="float" office:value="32491" table:style-name="ce1">
            <text:p>32491</text:p>
          </table:table-cell>
          <table:table-cell office:value-type="float" office:value="32693" table:style-name="ce1">
            <text:p>32693</text:p>
          </table:table-cell>
          <table:table-cell office:value-type="float" office:value="32643" table:style-name="ce1">
            <text:p>32643</text:p>
          </table:table-cell>
          <table:table-cell office:value-type="float" office:value="32562" table:style-name="ce1">
            <text:p>32562</text:p>
          </table:table-cell>
          <table:table-cell office:value-type="float" office:value="32723" table:style-name="ce1">
            <text:p>32723</text:p>
          </table:table-cell>
          <table:table-cell office:value-type="float" office:value="32647" table:style-name="ce1">
            <text:p>32647</text:p>
          </table:table-cell>
          <table:table-cell office:value-type="float" office:value="33289" table:style-name="ce1">
            <text:p>33289</text:p>
          </table:table-cell>
          <table:table-cell office:value-type="float" office:value="33408" table:style-name="ce1">
            <text:p>33408</text:p>
          </table:table-cell>
          <table:table-cell office:value-type="float" office:value="33266" table:style-name="ce1">
            <text:p>33266</text:p>
          </table:table-cell>
          <table:table-cell office:value-type="float" office:value="33314" table:style-name="ce1">
            <text:p>33314</text:p>
          </table:table-cell>
          <table:table-cell office:value-type="float" office:value="33307" table:style-name="ce1">
            <text:p>33307</text:p>
          </table:table-cell>
          <table:table-cell office:value-type="float" office:value="33739" table:style-name="ce1">
            <text:p>33739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0,1 mM</text:p>
          </table:table-cell>
          <table:table-cell office:value-type="float" office:value="30019" table:style-name="ce1">
            <text:p>30019</text:p>
          </table:table-cell>
          <table:table-cell office:value-type="float" office:value="30161" table:style-name="ce1">
            <text:p>30161</text:p>
          </table:table-cell>
          <table:table-cell office:value-type="float" office:value="30280" table:style-name="ce1">
            <text:p>30280</text:p>
          </table:table-cell>
          <table:table-cell office:value-type="float" office:value="30221" table:style-name="ce1">
            <text:p>30221</text:p>
          </table:table-cell>
          <table:table-cell office:value-type="float" office:value="30354" table:style-name="ce1">
            <text:p>30354</text:p>
          </table:table-cell>
          <table:table-cell office:value-type="float" office:value="30570" table:style-name="ce1">
            <text:p>30570</text:p>
          </table:table-cell>
          <table:table-cell office:value-type="float" office:value="30589" table:style-name="ce1">
            <text:p>30589</text:p>
          </table:table-cell>
          <table:table-cell office:value-type="float" office:value="30575" table:style-name="ce1">
            <text:p>30575</text:p>
          </table:table-cell>
          <table:table-cell office:value-type="float" office:value="30632" table:style-name="ce1">
            <text:p>30632</text:p>
          </table:table-cell>
          <table:table-cell office:value-type="float" office:value="30624" table:style-name="ce1">
            <text:p>30624</text:p>
          </table:table-cell>
          <table:table-cell office:value-type="float" office:value="30607" table:style-name="ce1">
            <text:p>30607</text:p>
          </table:table-cell>
          <table:table-cell office:value-type="float" office:value="30705" table:style-name="ce1">
            <text:p>30705</text:p>
          </table:table-cell>
          <table:table-cell office:value-type="float" office:value="31383" table:style-name="ce1">
            <text:p>31383</text:p>
          </table:table-cell>
          <table:table-cell office:value-type="float" office:value="31005" table:style-name="ce1">
            <text:p>31005</text:p>
          </table:table-cell>
          <table:table-cell office:value-type="float" office:value="30409" table:style-name="ce1">
            <text:p>30409</text:p>
          </table:table-cell>
          <table:table-cell office:value-type="float" office:value="30872" table:style-name="ce1">
            <text:p>30872</text:p>
          </table:table-cell>
          <table:table-cell office:value-type="float" office:value="30757" table:style-name="ce1">
            <text:p>30757</text:p>
          </table:table-cell>
          <table:table-cell office:value-type="float" office:value="30850" table:style-name="ce1">
            <text:p>30850</text:p>
          </table:table-cell>
          <table:table-cell office:value-type="float" office:value="31088" table:style-name="ce1">
            <text:p>31088</text:p>
          </table:table-cell>
          <table:table-cell office:value-type="float" office:value="30977" table:style-name="ce1">
            <text:p>30977</text:p>
          </table:table-cell>
          <table:table-cell office:value-type="float" office:value="30849" table:style-name="ce1">
            <text:p>30849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Hepes</text:p>
          </table:table-cell>
          <table:table-cell office:value-type="float" office:value="28474" table:style-name="ce1">
            <text:p>28474</text:p>
          </table:table-cell>
          <table:table-cell office:value-type="float" office:value="29006" table:style-name="ce1">
            <text:p>29006</text:p>
          </table:table-cell>
          <table:table-cell office:value-type="float" office:value="28812" table:style-name="ce1">
            <text:p>28812</text:p>
          </table:table-cell>
          <table:table-cell office:value-type="float" office:value="28894" table:style-name="ce1">
            <text:p>28894</text:p>
          </table:table-cell>
          <table:table-cell office:value-type="float" office:value="28804" table:style-name="ce1">
            <text:p>28804</text:p>
          </table:table-cell>
          <table:table-cell office:value-type="float" office:value="28841" table:style-name="ce1">
            <text:p>28841</text:p>
          </table:table-cell>
          <table:table-cell office:value-type="float" office:value="29130" table:style-name="ce1">
            <text:p>29130</text:p>
          </table:table-cell>
          <table:table-cell office:value-type="float" office:value="28964" table:style-name="ce1">
            <text:p>28964</text:p>
          </table:table-cell>
          <table:table-cell office:value-type="float" office:value="29024" table:style-name="ce1">
            <text:p>29024</text:p>
          </table:table-cell>
          <table:table-cell office:value-type="float" office:value="28969" table:style-name="ce1">
            <text:p>28969</text:p>
          </table:table-cell>
          <table:table-cell office:value-type="float" office:value="28796" table:style-name="ce1">
            <text:p>28796</text:p>
          </table:table-cell>
          <table:table-cell office:value-type="float" office:value="28964" table:style-name="ce1">
            <text:p>28964</text:p>
          </table:table-cell>
          <table:table-cell office:value-type="float" office:value="28861" table:style-name="ce1">
            <text:p>28861</text:p>
          </table:table-cell>
          <table:table-cell office:value-type="float" office:value="28954" table:style-name="ce1">
            <text:p>28954</text:p>
          </table:table-cell>
          <table:table-cell office:value-type="float" office:value="29203" table:style-name="ce1">
            <text:p>29203</text:p>
          </table:table-cell>
          <table:table-cell office:value-type="float" office:value="28857" table:style-name="ce1">
            <text:p>28857</text:p>
          </table:table-cell>
          <table:table-cell office:value-type="float" office:value="29085" table:style-name="ce1">
            <text:p>29085</text:p>
          </table:table-cell>
          <table:table-cell office:value-type="float" office:value="29313" table:style-name="ce1">
            <text:p>29313</text:p>
          </table:table-cell>
          <table:table-cell office:value-type="float" office:value="29194" table:style-name="ce1">
            <text:p>29194</text:p>
          </table:table-cell>
          <table:table-cell office:value-type="float" office:value="29273" table:style-name="ce1">
            <text:p>29273</text:p>
          </table:table-cell>
          <table:table-cell office:value-type="float" office:value="29319" table:style-name="ce1">
            <text:p>29319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Hepes<text:s/></text:p>
          </table:table-cell>
          <table:table-cell office:value-type="float" office:value="28165" table:style-name="ce1">
            <text:p>28165</text:p>
          </table:table-cell>
          <table:table-cell office:value-type="float" office:value="28587" table:style-name="ce1">
            <text:p>28587</text:p>
          </table:table-cell>
          <table:table-cell office:value-type="float" office:value="28261" table:style-name="ce1">
            <text:p>28261</text:p>
          </table:table-cell>
          <table:table-cell office:value-type="float" office:value="28643" table:style-name="ce1">
            <text:p>28643</text:p>
          </table:table-cell>
          <table:table-cell office:value-type="float" office:value="28494" table:style-name="ce1">
            <text:p>28494</text:p>
          </table:table-cell>
          <table:table-cell office:value-type="float" office:value="28382" table:style-name="ce1">
            <text:p>28382</text:p>
          </table:table-cell>
          <table:table-cell office:value-type="float" office:value="28565" table:style-name="ce1">
            <text:p>28565</text:p>
          </table:table-cell>
          <table:table-cell office:value-type="float" office:value="28687" table:style-name="ce1">
            <text:p>28687</text:p>
          </table:table-cell>
          <table:table-cell office:value-type="float" office:value="28826" table:style-name="ce1">
            <text:p>28826</text:p>
          </table:table-cell>
          <table:table-cell office:value-type="float" office:value="28694" table:style-name="ce1">
            <text:p>28694</text:p>
          </table:table-cell>
          <table:table-cell office:value-type="float" office:value="28499" table:style-name="ce1">
            <text:p>28499</text:p>
          </table:table-cell>
          <table:table-cell office:value-type="float" office:value="28399" table:style-name="ce1">
            <text:p>28399</text:p>
          </table:table-cell>
          <table:table-cell office:value-type="float" office:value="28762" table:style-name="ce1">
            <text:p>28762</text:p>
          </table:table-cell>
          <table:table-cell office:value-type="float" office:value="28612" table:style-name="ce1">
            <text:p>28612</text:p>
          </table:table-cell>
          <table:table-cell office:value-type="float" office:value="28831" table:style-name="ce1">
            <text:p>28831</text:p>
          </table:table-cell>
          <table:table-cell office:value-type="float" office:value="28418" table:style-name="ce1">
            <text:p>28418</text:p>
          </table:table-cell>
          <table:table-cell office:value-type="float" office:value="28825" table:style-name="ce1">
            <text:p>28825</text:p>
          </table:table-cell>
          <table:table-cell office:value-type="float" office:value="28943" table:style-name="ce1">
            <text:p>28943</text:p>
          </table:table-cell>
          <table:table-cell office:value-type="float" office:value="28796" table:style-name="ce1">
            <text:p>28796</text:p>
          </table:table-cell>
          <table:table-cell office:value-type="float" office:value="29052" table:style-name="ce1">
            <text:p>29052</text:p>
          </table:table-cell>
          <table:table-cell office:value-type="float" office:value="28971" table:style-name="ce1">
            <text:p>2897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Hepes</text:p>
          </table:table-cell>
          <table:table-cell office:value-type="float" office:value="29135" table:style-name="ce1">
            <text:p>29135</text:p>
          </table:table-cell>
          <table:table-cell office:value-type="float" office:value="29146" table:style-name="ce1">
            <text:p>29146</text:p>
          </table:table-cell>
          <table:table-cell office:value-type="float" office:value="29334" table:style-name="ce1">
            <text:p>29334</text:p>
          </table:table-cell>
          <table:table-cell office:value-type="float" office:value="29227" table:style-name="ce1">
            <text:p>29227</text:p>
          </table:table-cell>
          <table:table-cell office:value-type="float" office:value="29092" table:style-name="ce1">
            <text:p>29092</text:p>
          </table:table-cell>
          <table:table-cell office:value-type="float" office:value="29139" table:style-name="ce1">
            <text:p>29139</text:p>
          </table:table-cell>
          <table:table-cell office:value-type="float" office:value="29446" table:style-name="ce1">
            <text:p>29446</text:p>
          </table:table-cell>
          <table:table-cell office:value-type="float" office:value="29183" table:style-name="ce1">
            <text:p>29183</text:p>
          </table:table-cell>
          <table:table-cell office:value-type="float" office:value="29209" table:style-name="ce1">
            <text:p>29209</text:p>
          </table:table-cell>
          <table:table-cell office:value-type="float" office:value="29466" table:style-name="ce1">
            <text:p>29466</text:p>
          </table:table-cell>
          <table:table-cell office:value-type="float" office:value="29466" table:style-name="ce1">
            <text:p>29466</text:p>
          </table:table-cell>
          <table:table-cell office:value-type="float" office:value="29651" table:style-name="ce1">
            <text:p>29651</text:p>
          </table:table-cell>
          <table:table-cell office:value-type="float" office:value="29641" table:style-name="ce1">
            <text:p>29641</text:p>
          </table:table-cell>
          <table:table-cell office:value-type="float" office:value="29580" table:style-name="ce1">
            <text:p>29580</text:p>
          </table:table-cell>
          <table:table-cell office:value-type="float" office:value="29825" table:style-name="ce1">
            <text:p>29825</text:p>
          </table:table-cell>
          <table:table-cell office:value-type="float" office:value="29528" table:style-name="ce1">
            <text:p>29528</text:p>
          </table:table-cell>
          <table:table-cell office:value-type="float" office:value="29525" table:style-name="ce1">
            <text:p>29525</text:p>
          </table:table-cell>
          <table:table-cell office:value-type="float" office:value="29425" table:style-name="ce1">
            <text:p>29425</text:p>
          </table:table-cell>
          <table:table-cell office:value-type="float" office:value="29750" table:style-name="ce1">
            <text:p>29750</text:p>
          </table:table-cell>
          <table:table-cell office:value-type="float" office:value="29522" table:style-name="ce1">
            <text:p>29522</text:p>
          </table:table-cell>
          <table:table-cell office:value-type="float" office:value="29706" table:style-name="ce1">
            <text:p>29706</text:p>
          </table:table-cell>
          <table:table-cell table:number-columns-repeated="16362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office:value-type="string" table:style-name="ce1">
            <text:p>BSG-MCT1+ilacco1.2 + 50 µM CCCP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Endzeit:</text:p>
          </table:table-cell>
          <table:table-cell table:number-columns-repeated="16383" table:style-name="ce1"/>
        </table:table-row>
        <table:table-row table:number-rows-repeated="1048517" table:style-name="ro2">
          <table:table-cell table:number-columns-repeated="16384"/>
        </table:table-row>
      </table:table>
      <table:table table:name="Sheet15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gramm: Tecan i-control</text:p>
          </table:table-cell>
          <table:table-cell table:number-columns-repeated="3" table:style-name="ce1"/>
          <table:table-cell office:value-type="string" table:style-name="ce1">
            <office:annotation draw:style-name="a2" svg:x="4.3in" svg:y="0in" svg:width="1.325in" svg:height="0.891666666666667in">
              <dc:creator>Hiwibeit</dc:creator>
              <text:p><text:span text:style-name="T1">Tecan.At.Common, 3.9.1.0</text:span><text:span text:style-name="T1"/></text:p>
              <text:p><text:span text:style-name="T1">Tecan.At.Common.DocumentManagement, 3.9.1.0</text:span><text:span text:style-name="T1"/></text:p>
              <text:p><text:span text:style-name="T1">Tecan.At.Common.DocumentManagement.Reader, 3.6.1.0</text:span><text:span text:style-name="T1"/></text:p>
              <text:p><text:span text:style-name="T1">Tecan.At.Common.MCS, 3.9.1.0</text:span><text:span text:style-name="T1"/></text:p>
              <text:p><text:span text:style-name="T1">Tecan.At.Common.Results, 3.9.1.0</text:span><text:span text:style-name="T1"/></text:p>
              <text:p><text:span text:style-name="T1">Tecan.At.Common.UI, 3.9.1.0</text:span><text:span text:style-name="T1"/></text:p>
              <text:p><text:span text:style-name="T1">Tecan.At.Common.UI.resources, 3.9.1.0</text:span><text:span text:style-name="T1"/></text:p>
              <text:p><text:span text:style-name="T1">Tecan.At.Communication.Common, 3.9.1.0</text:span><text:span text:style-name="T1"/></text:p>
              <text:p><text:span text:style-name="T1">Tecan.At.Communication.Port.IP, 3.9.1.0</text:span><text:span text:style-name="T1"/></text:p>
              <text:p><text:span text:style-name="T1">Tecan.At.Communication.Port.RS232, 3.9.1.0</text:span><text:span text:style-name="T1"/></text:p>
              <text:p><text:span text:style-name="T1">Tecan.At.Communication.Port.SIM.Common, 3.9.1.0</text:span><text:span text:style-name="T1"/></text:p>
              <text:p><text:span text:style-name="T1">Tecan.At.Communication.Port.SIM.Common.resources, 3.9.1.0</text:span><text:span text:style-name="T1"/></text:p>
              <text:p><text:span text:style-name="T1">Tecan.At.Communication.Port.USB, 3.9.1.0</text:span><text:span text:style-name="T1"/></text:p>
              <text:p><text:span text:style-name="T1">Tecan.At.Communication.Server, 3.9.1.0</text:span><text:span text:style-name="T1"/></text:p>
              <text:p><text:span text:style-name="T1">Tecan.At.Communication.SIM.AMR, 3.6.1.0</text:span><text:span text:style-name="T1"/></text:p>
              <text:p><text:span text:style-name="T1">Tecan.At.Communication.SIM.AMR.resources, 3.6.1.0</text:span><text:span text:style-name="T1"/></text:p>
              <text:p><text:span text:style-name="T1">Tecan.At.Communication.SIM.AMRPlus, 3.6.1.0</text:span><text:span text:style-name="T1"/></text:p>
              <text:p><text:span text:style-name="T1">Tecan.At.Communication.SIM.AMRPlus.resources, 3.6.1.0</text:span><text:span text:style-name="T1"/></text:p>
              <text:p><text:span text:style-name="T1">Tecan.At.Communication.SIM.Connect, 3.9.1.0</text:span><text:span text:style-name="T1"/></text:p>
              <text:p><text:span text:style-name="T1">Tecan.At.Communication.SIM.GeniosUltra, 3.6.1.0</text:span><text:span text:style-name="T1"/></text:p>
              <text:p><text:span text:style-name="T1">Tecan.At.Communication.SIM.GeniosUltra.resources, 3.6.1.0</text:span><text:span text:style-name="T1"/></text:p>
              <text:p><text:span text:style-name="T1">Tecan.At.Communication.SIM.Safire3, 3.6.1.0</text:span><text:span text:style-name="T1"/></text:p>
              <text:p><text:span text:style-name="T1">Tecan.At.Communication.SIM.Safire3.resources, 3.6.1.0</text:span><text:span text:style-name="T1"/></text:p>
              <text:p><text:span text:style-name="T1">Tecan.At.Communication.SIM.Safire3Pro, 3.6.1.0</text:span><text:span text:style-name="T1"/></text:p>
              <text:p><text:span text:style-name="T1">Tecan.At.Communication.SIM.Safire3Pro.resources, 3.6.1.0</text:span><text:span text:style-name="T1"/></text:p>
              <text:p><text:span text:style-name="T1">Tecan.At.Communication.SIM.SunriseMini, 3.6.1.0</text:span><text:span text:style-name="T1"/></text:p>
              <text:p><text:span text:style-name="T1">Tecan.At.Communication.SIM.SunriseMini.resources, 3.6.1.0</text:span><text:span text:style-name="T1"/></text:p>
              <text:p><text:span text:style-name="T1">Tecan.At.Instrument.Common, 3.9.1.0</text:span><text:span text:style-name="T1"/></text:p>
              <text:p><text:span text:style-name="T1">Tecan.At.Instrument.Common.GCM, 3.9.1.0</text:span><text:span text:style-name="T1"/></text:p>
              <text:p><text:span text:style-name="T1">Tecan.At.Instrument.Common.Reader, 3.6.1.0</text:span><text:span text:style-name="T1"/></text:p>
              <text:p><text:span text:style-name="T1">Tecan.At.Instrument.Common.resources, 3.9.1.0</text:span><text:span text:style-name="T1"/></text:p>
              <text:p><text:span text:style-name="T1">Tecan.At.Instrument.Common.Stacker, 3.9.1.0</text:span><text:span text:style-name="T1"/></text:p>
              <text:p><text:span text:style-name="T1">Tecan.At.Instrument.Gas.GCM, 3.9.1.0</text:span><text:span text:style-name="T1"/></text:p>
              <text:p><text:span text:style-name="T1">Tecan.At.Instrument.GCM.Server, 3.9.1.0</text:span><text:span text:style-name="T1"/></text:p>
              <text:p><text:span text:style-name="T1">Tecan.At.Instrument.Reader.AMR, 3.6.1.0</text:span><text:span text:style-name="T1"/></text:p>
              <text:p><text:span text:style-name="T1">Tecan.At.Instrument.Reader.AMRPlus, 3.6.1.0</text:span><text:span text:style-name="T1"/></text:p>
              <text:p><text:span text:style-name="T1">Tecan.At.Instrument.Reader.GeniosUltra, 3.6.1.0</text:span><text:span text:style-name="T1"/></text:p>
              <text:p><text:span text:style-name="T1">Tecan.At.Instrument.Reader.Safire3, 3.6.1.0</text:span><text:span text:style-name="T1"/></text:p>
              <text:p><text:span text:style-name="T1">Tecan.At.Instrument.Reader.Safire3Pro, 3.6.1.0</text:span><text:span text:style-name="T1"/></text:p>
              <text:p><text:span text:style-name="T1">Tecan.At.Instrument.Reader.SunriseMini, 3.6.1.0</text:span><text:span text:style-name="T1"/></text:p>
              <text:p><text:span text:style-name="T1">Tecan.At.Instrument.Server, 3.9.1.0</text:span><text:span text:style-name="T1"/></text:p>
              <text:p><text:span text:style-name="T1">Tecan.At.Instrument.Server.resources, 3.9.1.0</text:span><text:span text:style-name="T1"/></text:p>
              <text:p><text:span text:style-name="T1">Tecan.At.Instrument.Stacker.Connect, 3.9.1.0</text:span><text:span text:style-name="T1"/></text:p>
              <text:p><text:span text:style-name="T1">Tecan.At.Instrument.Stacker.Server, 3.9.1.0</text:span><text:span text:style-name="T1"/></text:p>
              <text:p><text:span text:style-name="T1">Tecan.At.Measurement.BuiltInTest.Common, 3.6.1.0</text:span><text:span text:style-name="T1"/></text:p>
              <text:p><text:span text:style-name="T1">Tecan.At.Measurement.Common, 3.6.1.0</text:span><text:span text:style-name="T1"/></text:p>
              <text:p><text:span text:style-name="T1">Tecan.At.Measurement.Server, 3.6.1.0</text:span><text:span text:style-name="T1"/></text:p>
              <text:p><text:span text:style-name="T1">Tecan.At.XFluor, 2.0.10.0</text:span><text:span text:style-name="T1"/></text:p>
              <text:p><text:span text:style-name="T1">Tecan.At.XFluor.Connect.Reader, 2.0.10.0</text:span><text:span text:style-name="T1"/></text:p>
              <text:p><text:span text:style-name="T1">Tecan.At.XFluor.Connect.Reader.resources, 2.0.10.0</text:span><text:span text:style-name="T1"/></text:p>
              <text:p><text:span text:style-name="T1">Tecan.At.XFluor.Core, 2.0.10.0</text:span><text:span text:style-name="T1"/></text:p>
              <text:p><text:span text:style-name="T1">Tecan.At.XFluor.Core.resources, 2.0.10.0</text:span><text:span text:style-name="T1"/></text:p>
              <text:p><text:span text:style-name="T1">Tecan.At.XFluor.Device, 2.0.10.0</text:span><text:span text:style-name="T1"/></text:p>
              <text:p><text:span text:style-name="T1">Tecan.At.XFluor.Device.AMR, 2.0.10.0</text:span><text:span text:style-name="T1"/></text:p>
              <text:p><text:span text:style-name="T1">Tecan.At.XFluor.Device.AMR.resources, 2.0.10.0</text:span><text:span text:style-name="T1"/></text:p>
              <text:p><text:span text:style-name="T1">Tecan.At.XFluor.Device.AMRPlus, 2.0.10.0</text:span><text:span text:style-name="T1"/></text:p>
              <text:p><text:span text:style-name="T1">Tecan.At.XFluor.Device.GeniosUltra, 2.0.10.0</text:span><text:span text:style-name="T1"/></text:p>
              <text:p><text:span text:style-name="T1">Tecan.At.XFluor.Device.Reader, 2.0.10.0</text:span><text:span text:style-name="T1"/></text:p>
              <text:p><text:span text:style-name="T1">Tecan.At.XFluor.Device.resources, 2.0.10.0</text:span><text:span text:style-name="T1"/></text:p>
              <text:p><text:span text:style-name="T1">Tecan.At.XFluor.Device.Safire3, 2.0.10.0</text:span><text:span text:style-name="T1"/></text:p>
              <text:p><text:span text:style-name="T1">Tecan.At.XFluor.Device.Safire3Pro, 2.0.10.0</text:span><text:span text:style-name="T1"/></text:p>
              <text:p><text:span text:style-name="T1">Tecan.At.XFluor.Device.SunriseMini, 2.0.10.0</text:span><text:span text:style-name="T1"/></text:p>
              <text:p><text:span text:style-name="T1">Tecan.At.XFluor.ExcelOutput, 2.0.10.0</text:span><text:span text:style-name="T1"/></text:p>
              <text:p><text:span text:style-name="T1">Tecan.At.XFluor.ExcelOutput.resources, 2.0.10.0</text:span><text:span text:style-name="T1"/></text:p>
              <text:p><text:span text:style-name="T1">Tecan.At.XFluor.NanoQuant, 2.0.10.0</text:span><text:span text:style-name="T1"/></text:p>
              <text:p><text:span text:style-name="T1">Tecan.At.XFluor.NanoQuant.resources, 2.0.10.0</text:span><text:span text:style-name="T1"/></text:p>
              <text:p><text:span text:style-name="T1">Tecan.At.XFluor.ReaderEditor, 2.0.10.0</text:span><text:span text:style-name="T1"/></text:p>
              <text:p><text:span text:style-name="T1">Tecan.At.XFluor.ReaderEditor.resources, 2.0.10.0</text:span><text:span text:style-name="T1"/></text:p>
              <text:p><text:span text:style-name="T1">Tecan.At.XFluor.resources, 2.0.10.0</text:span><text:span text:style-name="T1"/></text:p>
              <text:p/>
            </office:annotation>
            <text:p>Tecan i-control , 2.0.1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erät: infinite 200</text:p>
          </table:table-cell>
          <table:table-cell table:number-columns-repeated="3" table:style-name="ce1"/>
          <table:table-cell office:value-type="string" table:style-name="ce1">
            <text:p>Seriennummer: 705000573</text:p>
          </table:table-cell>
          <table:table-cell table:number-columns-repeated="3" table:style-name="ce1"/>
          <table:table-cell office:value-type="string" table:style-name="ce1">
            <text:p>Seriennummer des verbundenen Staplers: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Firmware: V_2.02_11/06_InfiniTe (Dec 13 2006/16.18.16)</text:p>
          </table:table-cell>
          <table:table-cell table:number-columns-repeated="3" table:style-name="ce1"/>
          <table:table-cell office:value-type="string" table:style-name="ce1">
            <office:annotation draw:style-name="a3" svg:x="4.3in" svg:y="0.3in" svg:width="1.325in" svg:height="0.891666666666667in">
              <dc:creator>Hiwibeit</dc:creator>
              <text:p><text:span text:style-name="T1">EHC, V_2.02_11/06_InfiniTe (Dec 13 2006/16.18.16)</text:span><text:span text:style-name="T1"/></text:p>
              <text:p><text:span text:style-name="T1">MTP, V_2.02_11/06_InfiniTe (Dec 13 2006/16.18.16)</text:span><text:span text:style-name="T1"/></text:p>
              <text:p><text:span text:style-name="T1">FIL, V_2.00_04/06_FILTER (Apr <text:s/>5 2006/11.37.11)</text:span><text:span text:style-name="T1"/></text:p>
              <text:p/>
            </office:annotation>
            <text:p>MAI, V_2.02_11/06_InfiniTe (Dec 13 2006/16.18.16)</text:p>
          </table:table-cell>
          <table:table-cell table:number-columns-repeated="16379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Datum:</text:p>
          </table:table-cell>
          <table:table-cell office:value-type="string" table:style-name="ce1">
            <text:p>20.11.202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Zeit:</text:p>
          </table:table-cell>
          <table:table-cell office:value-type="string" table:style-name="ce1">
            <text:p>15:35:32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System</text:p>
          </table:table-cell>
          <table:table-cell table:number-columns-repeated="3" table:style-name="ce1"/>
          <table:table-cell office:value-type="string" table:style-name="ce1">
            <text:p>UKSPA-1086651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nwender</text:p>
          </table:table-cell>
          <table:table-cell table:number-columns-repeated="3" table:style-name="ce1"/>
          <table:table-cell office:value-type="string" table:style-name="ce1">
            <text:p>UNI-KIEL\hiwibei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tte</text:p>
          </table:table-cell>
          <table:table-cell table:number-columns-repeated="3" table:style-name="ce1"/>
          <table:table-cell office:value-type="string" table:style-name="ce1">
            <text:p>Greiner 96 Flat Bottom Black Polystyrene Cat. No.: 655079/655086/655077/655076 <text:s text:c="2"/>[GRE96fb_chimney.pdfx]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tten-ID (Stapler)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Schütteln (Linear) Dauer:</text:p>
          </table:table-cell>
          <table:table-cell table:number-columns-repeated="3" table:style-name="ce2"/>
          <table:table-cell office:value-type="float" office:value="3" table:style-name="ce2">
            <text:p>3</text:p>
          </table:table-cell>
          <table:table-cell office:value-type="string" table:style-name="ce2">
            <text:p>s</text:p>
          </table:table-cell>
          <table:table-cell table:number-columns-repeated="6" table:style-name="ce2"/>
          <table:table-cell table:number-columns-repeated="16372"/>
        </table:table-row>
        <table:table-row table:style-name="ro1">
          <table:table-cell office:value-type="string" table:style-name="ce2">
            <text:p>Schütteln (Linear) Amplitude:</text:p>
          </table:table-cell>
          <table:table-cell table:number-columns-repeated="3" table:style-name="ce2"/>
          <table:table-cell office:value-type="float" office:value="1" table:style-name="ce2">
            <text:p>1</text:p>
          </table:table-cell>
          <table:table-cell office:value-type="string" table:style-name="ce2">
            <text:p>mm</text:p>
          </table:table-cell>
          <table:table-cell table:number-columns-repeated="6" table:style-name="ce2"/>
          <table:table-cell table:number-columns-repeated="16372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Liste der Aktionen in diesem Mess-Script:</text:p>
          </table:table-cell>
          <table:table-cell table:number-columns-repeated="11" table:style-name="ce2"/>
          <table:table-cell table:number-columns-repeated="16372"/>
        </table:table-row>
        <table:table-row table:style-name="ro1">
          <table:table-cell office:value-type="string" table:style-name="ce2">
            <text:p>Kinetik</text:p>
          </table:table-cell>
          <table:table-cell table:number-columns-repeated="11" table:style-name="ce2"/>
          <table:table-cell table:number-columns-repeated="16372"/>
        </table:table-row>
        <table:table-row table:style-name="ro1">
          <table:table-cell office:value-type="string" table:style-name="ce2">
            <text:p>Fluoreszenz</text:p>
          </table:table-cell>
          <table:table-cell table:number-columns-repeated="11" table:style-name="ce2"/>
          <table:table-cell table:number-columns-repeated="16372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Label: Label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etik - Messun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etik - Dauer</text:p>
          </table:table-cell>
          <table:table-cell table:number-columns-repeated="3" table:style-name="ce1"/>
          <table:table-cell office:value-type="time" office:time-value="PT0H8M0S" table:style-name="ce3">
            <text:p>00:08: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rvallzeit</text:p>
          </table:table-cell>
          <table:table-cell table:number-columns-repeated="3" table:style-name="ce1"/>
          <table:table-cell office:value-type="time" office:time-value="PT0H0M13S" table:style-name="ce3">
            <text:p>00:00:1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odus</text:p>
          </table:table-cell>
          <table:table-cell table:number-columns-repeated="3" table:style-name="ce1"/>
          <table:table-cell office:value-type="string" table:style-name="ce1">
            <text:p>Fluoreszenz Messung von obe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xzitationswellenlänge</text:p>
          </table:table-cell>
          <table:table-cell table:number-columns-repeated="3" table:style-name="ce1"/>
          <table:table-cell office:value-type="float" office:value="485" table:style-name="ce1">
            <text:p>48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missionswellenlänge</text:p>
          </table:table-cell>
          <table:table-cell table:number-columns-repeated="3" table:style-name="ce1"/>
          <table:table-cell office:value-type="float" office:value="535" table:style-name="ce1">
            <text:p>53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xzitationsbandbreite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missionsbandbreite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Verstärkung</text:p>
          </table:table-cell>
          <table:table-cell table:number-columns-repeated="3" table:style-name="ce1"/>
          <table:table-cell office:value-type="float" office:value="113" table:style-name="ce1">
            <text:p>113</text:p>
          </table:table-cell>
          <table:table-cell office:value-type="string" table:style-name="ce1">
            <text:p>Optimal (100%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Anzahl der Blitze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grationszeit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µ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Verzögerungszeit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µ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Ruhezeit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Bereich der Platte</text:p>
          </table:table-cell>
          <table:table-cell table:number-columns-repeated="3" table:style-name="ce1"/>
          <table:table-cell office:value-type="string" table:style-name="ce1">
            <text:p>G1-G1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tartzeit:</text:p>
          </table:table-cell>
          <table:table-cell office:value-type="string" table:style-name="ce1">
            <text:p>20.11.2025 15:35:51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style-name="ce4">
            <text:p>Zyklus Nr.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4">
            <text:p>10</text:p>
          </table:table-cell>
          <table:table-cell office:value-type="float" office:value="11" table:style-name="ce4">
            <text:p>11</text:p>
          </table:table-cell>
          <table:table-cell office:value-type="float" office:value="12" table:style-name="ce4">
            <text:p>12</text:p>
          </table:table-cell>
          <table:table-cell office:value-type="float" office:value="13" table:style-name="ce4">
            <text:p>13</text:p>
          </table:table-cell>
          <table:table-cell office:value-type="float" office:value="14" table:style-name="ce4">
            <text:p>14</text:p>
          </table:table-cell>
          <table:table-cell office:value-type="float" office:value="15" table:style-name="ce4">
            <text:p>15</text:p>
          </table:table-cell>
          <table:table-cell office:value-type="float" office:value="16" table:style-name="ce4">
            <text:p>16</text:p>
          </table:table-cell>
          <table:table-cell office:value-type="float" office:value="17" table:style-name="ce4">
            <text:p>17</text:p>
          </table:table-cell>
          <table:table-cell office:value-type="float" office:value="18" table:style-name="ce4">
            <text:p>18</text:p>
          </table:table-cell>
          <table:table-cell office:value-type="float" office:value="19" table:style-name="ce4">
            <text:p>19</text:p>
          </table:table-cell>
          <table:table-cell office:value-type="float" office:value="20" table:style-name="ce4">
            <text:p>20</text:p>
          </table:table-cell>
          <table:table-cell office:value-type="float" office:value="21" table:style-name="ce4">
            <text:p>21</text:p>
          </table:table-cell>
          <table:table-cell office:value-type="float" office:value="22" table:style-name="ce4">
            <text:p>22</text:p>
          </table:table-cell>
          <table:table-cell office:value-type="float" office:value="23" table:style-name="ce4">
            <text:p>23</text:p>
          </table:table-cell>
          <table:table-cell office:value-type="float" office:value="24" table:style-name="ce4">
            <text:p>24</text:p>
          </table:table-cell>
          <table:table-cell office:value-type="float" office:value="25" table:style-name="ce4">
            <text:p>25</text:p>
          </table:table-cell>
          <table:table-cell office:value-type="float" office:value="26" table:style-name="ce4">
            <text:p>26</text:p>
          </table:table-cell>
          <table:table-cell office:value-type="float" office:value="27" table:style-name="ce4">
            <text:p>27</text:p>
          </table:table-cell>
          <table:table-cell office:value-type="float" office:value="28" table:style-name="ce4">
            <text:p>28</text:p>
          </table:table-cell>
          <table:table-cell office:value-type="float" office:value="29" table:style-name="ce4">
            <text:p>29</text:p>
          </table:table-cell>
          <table:table-cell office:value-type="float" office:value="30" table:style-name="ce4">
            <text:p>30</text:p>
          </table:table-cell>
          <table:table-cell office:value-type="float" office:value="31" table:style-name="ce4">
            <text:p>31</text:p>
          </table:table-cell>
          <table:table-cell table:number-columns-repeated="16352"/>
        </table:table-row>
        <table:table-row table:style-name="ro1">
          <table:table-cell office:value-type="string" table:style-name="ce4">
            <text:p>Zeit [s]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26" table:style-name="ce1">
            <text:p>26</text:p>
          </table:table-cell>
          <table:table-cell office:value-type="float" office:value="39" table:style-name="ce1">
            <text:p>39</text:p>
          </table:table-cell>
          <table:table-cell office:value-type="float" office:value="52" table:style-name="ce1">
            <text:p>52</text:p>
          </table:table-cell>
          <table:table-cell office:value-type="float" office:value="65" table:style-name="ce1">
            <text:p>65</text:p>
          </table:table-cell>
          <table:table-cell office:value-type="float" office:value="78" table:style-name="ce1">
            <text:p>78</text:p>
          </table:table-cell>
          <table:table-cell office:value-type="float" office:value="91" table:style-name="ce1">
            <text:p>91</text:p>
          </table:table-cell>
          <table:table-cell office:value-type="float" office:value="104" table:style-name="ce1">
            <text:p>104</text:p>
          </table:table-cell>
          <table:table-cell office:value-type="float" office:value="117" table:style-name="ce1">
            <text:p>117</text:p>
          </table:table-cell>
          <table:table-cell office:value-type="float" office:value="130" table:style-name="ce1">
            <text:p>130</text:p>
          </table:table-cell>
          <table:table-cell office:value-type="float" office:value="143" table:style-name="ce1">
            <text:p>143</text:p>
          </table:table-cell>
          <table:table-cell office:value-type="float" office:value="156" table:style-name="ce1">
            <text:p>156</text:p>
          </table:table-cell>
          <table:table-cell office:value-type="float" office:value="169" table:style-name="ce1">
            <text:p>169</text:p>
          </table:table-cell>
          <table:table-cell office:value-type="float" office:value="182" table:style-name="ce1">
            <text:p>182</text:p>
          </table:table-cell>
          <table:table-cell office:value-type="float" office:value="195" table:style-name="ce1">
            <text:p>195</text:p>
          </table:table-cell>
          <table:table-cell office:value-type="float" office:value="208" table:style-name="ce1">
            <text:p>208</text:p>
          </table:table-cell>
          <table:table-cell office:value-type="float" office:value="221" table:style-name="ce1">
            <text:p>221</text:p>
          </table:table-cell>
          <table:table-cell office:value-type="float" office:value="234" table:style-name="ce1">
            <text:p>234</text:p>
          </table:table-cell>
          <table:table-cell office:value-type="float" office:value="247" table:style-name="ce1">
            <text:p>247</text:p>
          </table:table-cell>
          <table:table-cell office:value-type="float" office:value="260" table:style-name="ce1">
            <text:p>260</text:p>
          </table:table-cell>
          <table:table-cell office:value-type="float" office:value="273" table:style-name="ce1">
            <text:p>273</text:p>
          </table:table-cell>
          <table:table-cell office:value-type="float" office:value="286" table:style-name="ce1">
            <text:p>286</text:p>
          </table:table-cell>
          <table:table-cell office:value-type="float" office:value="299" table:style-name="ce1">
            <text:p>299</text:p>
          </table:table-cell>
          <table:table-cell office:value-type="float" office:value="312" table:style-name="ce1">
            <text:p>312</text:p>
          </table:table-cell>
          <table:table-cell office:value-type="float" office:value="325" table:style-name="ce1">
            <text:p>325</text:p>
          </table:table-cell>
          <table:table-cell office:value-type="float" office:value="338" table:style-name="ce1">
            <text:p>338</text:p>
          </table:table-cell>
          <table:table-cell office:value-type="float" office:value="351" table:style-name="ce1">
            <text:p>351</text:p>
          </table:table-cell>
          <table:table-cell office:value-type="float" office:value="364" table:style-name="ce1">
            <text:p>364</text:p>
          </table:table-cell>
          <table:table-cell office:value-type="float" office:value="377" table:style-name="ce1">
            <text:p>377</text:p>
          </table:table-cell>
          <table:table-cell office:value-type="float" office:value="390" table:style-name="ce1">
            <text:p>390</text:p>
          </table:table-cell>
          <table:table-cell table:number-columns-repeated="16352"/>
        </table:table-row>
        <table:table-row table:style-name="ro1">
          <table:table-cell office:value-type="string" table:style-name="ce4">
            <text:p>Temp. [°C]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table:number-columns-repeated="16352"/>
        </table:table-row>
        <table:table-row table:style-name="ro1">
          <table:table-cell office:value-type="string" table:style-name="ce4">
            <text:p>10 mM</text:p>
          </table:table-cell>
          <table:table-cell office:value-type="float" office:value="45691" table:style-name="ce1">
            <text:p>45691</text:p>
          </table:table-cell>
          <table:table-cell office:value-type="float" office:value="46891" table:style-name="ce1">
            <text:p>46891</text:p>
          </table:table-cell>
          <table:table-cell office:value-type="float" office:value="47805" table:style-name="ce1">
            <text:p>47805</text:p>
          </table:table-cell>
          <table:table-cell office:value-type="float" office:value="47584" table:style-name="ce1">
            <text:p>47584</text:p>
          </table:table-cell>
          <table:table-cell office:value-type="float" office:value="47667" table:style-name="ce1">
            <text:p>47667</text:p>
          </table:table-cell>
          <table:table-cell office:value-type="float" office:value="47414" table:style-name="ce1">
            <text:p>47414</text:p>
          </table:table-cell>
          <table:table-cell office:value-type="float" office:value="47376" table:style-name="ce1">
            <text:p>47376</text:p>
          </table:table-cell>
          <table:table-cell office:value-type="float" office:value="46840" table:style-name="ce1">
            <text:p>46840</text:p>
          </table:table-cell>
          <table:table-cell office:value-type="float" office:value="47086" table:style-name="ce1">
            <text:p>47086</text:p>
          </table:table-cell>
          <table:table-cell office:value-type="float" office:value="46449" table:style-name="ce1">
            <text:p>46449</text:p>
          </table:table-cell>
          <table:table-cell office:value-type="float" office:value="46077" table:style-name="ce1">
            <text:p>46077</text:p>
          </table:table-cell>
          <table:table-cell office:value-type="float" office:value="45465" table:style-name="ce1">
            <text:p>45465</text:p>
          </table:table-cell>
          <table:table-cell office:value-type="float" office:value="45358" table:style-name="ce1">
            <text:p>45358</text:p>
          </table:table-cell>
          <table:table-cell office:value-type="float" office:value="45087" table:style-name="ce1">
            <text:p>45087</text:p>
          </table:table-cell>
          <table:table-cell office:value-type="float" office:value="44652" table:style-name="ce1">
            <text:p>44652</text:p>
          </table:table-cell>
          <table:table-cell office:value-type="float" office:value="44136" table:style-name="ce1">
            <text:p>44136</text:p>
          </table:table-cell>
          <table:table-cell office:value-type="float" office:value="44132" table:style-name="ce1">
            <text:p>44132</text:p>
          </table:table-cell>
          <table:table-cell office:value-type="float" office:value="43372" table:style-name="ce1">
            <text:p>43372</text:p>
          </table:table-cell>
          <table:table-cell office:value-type="float" office:value="42801" table:style-name="ce1">
            <text:p>42801</text:p>
          </table:table-cell>
          <table:table-cell office:value-type="float" office:value="42160" table:style-name="ce1">
            <text:p>42160</text:p>
          </table:table-cell>
          <table:table-cell office:value-type="float" office:value="41677" table:style-name="ce1">
            <text:p>41677</text:p>
          </table:table-cell>
          <table:table-cell office:value-type="float" office:value="41595" table:style-name="ce1">
            <text:p>41595</text:p>
          </table:table-cell>
          <table:table-cell office:value-type="float" office:value="41433" table:style-name="ce1">
            <text:p>41433</text:p>
          </table:table-cell>
          <table:table-cell office:value-type="float" office:value="40691" table:style-name="ce1">
            <text:p>40691</text:p>
          </table:table-cell>
          <table:table-cell office:value-type="float" office:value="40671" table:style-name="ce1">
            <text:p>40671</text:p>
          </table:table-cell>
          <table:table-cell office:value-type="float" office:value="40172" table:style-name="ce1">
            <text:p>40172</text:p>
          </table:table-cell>
          <table:table-cell office:value-type="float" office:value="39537" table:style-name="ce1">
            <text:p>39537</text:p>
          </table:table-cell>
          <table:table-cell office:value-type="float" office:value="39183" table:style-name="ce1">
            <text:p>39183</text:p>
          </table:table-cell>
          <table:table-cell office:value-type="float" office:value="38908" table:style-name="ce1">
            <text:p>38908</text:p>
          </table:table-cell>
          <table:table-cell office:value-type="float" office:value="38862" table:style-name="ce1">
            <text:p>38862</text:p>
          </table:table-cell>
          <table:table-cell office:value-type="float" office:value="38509" table:style-name="ce1">
            <text:p>38509</text:p>
          </table:table-cell>
          <table:table-cell table:number-columns-repeated="16352"/>
        </table:table-row>
        <table:table-row table:style-name="ro1">
          <table:table-cell office:value-type="string" table:style-name="ce4">
            <text:p>10 mM</text:p>
          </table:table-cell>
          <table:table-cell office:value-type="float" office:value="30196" table:style-name="ce1">
            <text:p>30196</text:p>
          </table:table-cell>
          <table:table-cell office:value-type="float" office:value="31178" table:style-name="ce1">
            <text:p>31178</text:p>
          </table:table-cell>
          <table:table-cell office:value-type="float" office:value="30987" table:style-name="ce1">
            <text:p>30987</text:p>
          </table:table-cell>
          <table:table-cell office:value-type="float" office:value="31235" table:style-name="ce1">
            <text:p>31235</text:p>
          </table:table-cell>
          <table:table-cell office:value-type="float" office:value="31551" table:style-name="ce1">
            <text:p>31551</text:p>
          </table:table-cell>
          <table:table-cell office:value-type="float" office:value="31786" table:style-name="ce1">
            <text:p>31786</text:p>
          </table:table-cell>
          <table:table-cell office:value-type="float" office:value="31989" table:style-name="ce1">
            <text:p>31989</text:p>
          </table:table-cell>
          <table:table-cell office:value-type="float" office:value="31613" table:style-name="ce1">
            <text:p>31613</text:p>
          </table:table-cell>
          <table:table-cell office:value-type="float" office:value="31810" table:style-name="ce1">
            <text:p>31810</text:p>
          </table:table-cell>
          <table:table-cell office:value-type="float" office:value="31447" table:style-name="ce1">
            <text:p>31447</text:p>
          </table:table-cell>
          <table:table-cell office:value-type="float" office:value="31204" table:style-name="ce1">
            <text:p>31204</text:p>
          </table:table-cell>
          <table:table-cell office:value-type="float" office:value="31450" table:style-name="ce1">
            <text:p>31450</text:p>
          </table:table-cell>
          <table:table-cell office:value-type="float" office:value="31041" table:style-name="ce1">
            <text:p>31041</text:p>
          </table:table-cell>
          <table:table-cell office:value-type="float" office:value="30489" table:style-name="ce1">
            <text:p>30489</text:p>
          </table:table-cell>
          <table:table-cell office:value-type="float" office:value="30411" table:style-name="ce1">
            <text:p>30411</text:p>
          </table:table-cell>
          <table:table-cell office:value-type="float" office:value="30099" table:style-name="ce1">
            <text:p>30099</text:p>
          </table:table-cell>
          <table:table-cell office:value-type="float" office:value="29779" table:style-name="ce1">
            <text:p>29779</text:p>
          </table:table-cell>
          <table:table-cell office:value-type="float" office:value="29612" table:style-name="ce1">
            <text:p>29612</text:p>
          </table:table-cell>
          <table:table-cell office:value-type="float" office:value="29426" table:style-name="ce1">
            <text:p>29426</text:p>
          </table:table-cell>
          <table:table-cell office:value-type="float" office:value="29415" table:style-name="ce1">
            <text:p>29415</text:p>
          </table:table-cell>
          <table:table-cell office:value-type="float" office:value="29122" table:style-name="ce1">
            <text:p>29122</text:p>
          </table:table-cell>
          <table:table-cell office:value-type="float" office:value="29048" table:style-name="ce1">
            <text:p>29048</text:p>
          </table:table-cell>
          <table:table-cell office:value-type="float" office:value="28927" table:style-name="ce1">
            <text:p>28927</text:p>
          </table:table-cell>
          <table:table-cell office:value-type="float" office:value="28987" table:style-name="ce1">
            <text:p>28987</text:p>
          </table:table-cell>
          <table:table-cell office:value-type="float" office:value="28894" table:style-name="ce1">
            <text:p>28894</text:p>
          </table:table-cell>
          <table:table-cell office:value-type="float" office:value="28743" table:style-name="ce1">
            <text:p>28743</text:p>
          </table:table-cell>
          <table:table-cell office:value-type="float" office:value="28521" table:style-name="ce1">
            <text:p>28521</text:p>
          </table:table-cell>
          <table:table-cell office:value-type="float" office:value="28618" table:style-name="ce1">
            <text:p>28618</text:p>
          </table:table-cell>
          <table:table-cell office:value-type="float" office:value="28349" table:style-name="ce1">
            <text:p>28349</text:p>
          </table:table-cell>
          <table:table-cell office:value-type="float" office:value="28536" table:style-name="ce1">
            <text:p>28536</text:p>
          </table:table-cell>
          <table:table-cell office:value-type="float" office:value="28321" table:style-name="ce1">
            <text:p>28321</text:p>
          </table:table-cell>
          <table:table-cell table:number-columns-repeated="16352"/>
        </table:table-row>
        <table:table-row table:style-name="ro1">
          <table:table-cell office:value-type="string" table:style-name="ce4">
            <text:p>10 mM</text:p>
          </table:table-cell>
          <table:table-cell office:value-type="float" office:value="32725" table:style-name="ce1">
            <text:p>32725</text:p>
          </table:table-cell>
          <table:table-cell office:value-type="float" office:value="32886" table:style-name="ce1">
            <text:p>32886</text:p>
          </table:table-cell>
          <table:table-cell office:value-type="float" office:value="33283" table:style-name="ce1">
            <text:p>33283</text:p>
          </table:table-cell>
          <table:table-cell office:value-type="float" office:value="33028" table:style-name="ce1">
            <text:p>33028</text:p>
          </table:table-cell>
          <table:table-cell office:value-type="float" office:value="33207" table:style-name="ce1">
            <text:p>33207</text:p>
          </table:table-cell>
          <table:table-cell office:value-type="float" office:value="32958" table:style-name="ce1">
            <text:p>32958</text:p>
          </table:table-cell>
          <table:table-cell office:value-type="float" office:value="33136" table:style-name="ce1">
            <text:p>33136</text:p>
          </table:table-cell>
          <table:table-cell office:value-type="float" office:value="32622" table:style-name="ce1">
            <text:p>32622</text:p>
          </table:table-cell>
          <table:table-cell office:value-type="float" office:value="32819" table:style-name="ce1">
            <text:p>32819</text:p>
          </table:table-cell>
          <table:table-cell office:value-type="float" office:value="32402" table:style-name="ce1">
            <text:p>32402</text:p>
          </table:table-cell>
          <table:table-cell office:value-type="float" office:value="31989" table:style-name="ce1">
            <text:p>31989</text:p>
          </table:table-cell>
          <table:table-cell office:value-type="float" office:value="31733" table:style-name="ce1">
            <text:p>31733</text:p>
          </table:table-cell>
          <table:table-cell office:value-type="float" office:value="31473" table:style-name="ce1">
            <text:p>31473</text:p>
          </table:table-cell>
          <table:table-cell office:value-type="float" office:value="30879" table:style-name="ce1">
            <text:p>30879</text:p>
          </table:table-cell>
          <table:table-cell office:value-type="float" office:value="30676" table:style-name="ce1">
            <text:p>30676</text:p>
          </table:table-cell>
          <table:table-cell office:value-type="float" office:value="30679" table:style-name="ce1">
            <text:p>30679</text:p>
          </table:table-cell>
          <table:table-cell office:value-type="float" office:value="30637" table:style-name="ce1">
            <text:p>30637</text:p>
          </table:table-cell>
          <table:table-cell office:value-type="float" office:value="29994" table:style-name="ce1">
            <text:p>29994</text:p>
          </table:table-cell>
          <table:table-cell office:value-type="float" office:value="30055" table:style-name="ce1">
            <text:p>30055</text:p>
          </table:table-cell>
          <table:table-cell office:value-type="float" office:value="29610" table:style-name="ce1">
            <text:p>29610</text:p>
          </table:table-cell>
          <table:table-cell office:value-type="float" office:value="29380" table:style-name="ce1">
            <text:p>29380</text:p>
          </table:table-cell>
          <table:table-cell office:value-type="float" office:value="29258" table:style-name="ce1">
            <text:p>29258</text:p>
          </table:table-cell>
          <table:table-cell office:value-type="float" office:value="29025" table:style-name="ce1">
            <text:p>29025</text:p>
          </table:table-cell>
          <table:table-cell office:value-type="float" office:value="28728" table:style-name="ce1">
            <text:p>28728</text:p>
          </table:table-cell>
          <table:table-cell office:value-type="float" office:value="28662" table:style-name="ce1">
            <text:p>28662</text:p>
          </table:table-cell>
          <table:table-cell office:value-type="float" office:value="28491" table:style-name="ce1">
            <text:p>28491</text:p>
          </table:table-cell>
          <table:table-cell office:value-type="float" office:value="28516" table:style-name="ce1">
            <text:p>28516</text:p>
          </table:table-cell>
          <table:table-cell office:value-type="float" office:value="28221" table:style-name="ce1">
            <text:p>28221</text:p>
          </table:table-cell>
          <table:table-cell office:value-type="float" office:value="28101" table:style-name="ce1">
            <text:p>28101</text:p>
          </table:table-cell>
          <table:table-cell office:value-type="float" office:value="27960" table:style-name="ce1">
            <text:p>27960</text:p>
          </table:table-cell>
          <table:table-cell office:value-type="float" office:value="28126" table:style-name="ce1">
            <text:p>28126</text:p>
          </table:table-cell>
          <table:table-cell table:number-columns-repeated="16352"/>
        </table:table-row>
        <table:table-row table:style-name="ro1">
          <table:table-cell office:value-type="string" table:style-name="ce4">
            <text:p>1 mM</text:p>
          </table:table-cell>
          <table:table-cell office:value-type="float" office:value="25358" table:style-name="ce1">
            <text:p>25358</text:p>
          </table:table-cell>
          <table:table-cell office:value-type="float" office:value="25846" table:style-name="ce1">
            <text:p>25846</text:p>
          </table:table-cell>
          <table:table-cell office:value-type="float" office:value="26137" table:style-name="ce1">
            <text:p>26137</text:p>
          </table:table-cell>
          <table:table-cell office:value-type="float" office:value="26295" table:style-name="ce1">
            <text:p>26295</text:p>
          </table:table-cell>
          <table:table-cell office:value-type="float" office:value="26417" table:style-name="ce1">
            <text:p>26417</text:p>
          </table:table-cell>
          <table:table-cell office:value-type="float" office:value="26275" table:style-name="ce1">
            <text:p>26275</text:p>
          </table:table-cell>
          <table:table-cell office:value-type="float" office:value="26058" table:style-name="ce1">
            <text:p>26058</text:p>
          </table:table-cell>
          <table:table-cell office:value-type="float" office:value="25638" table:style-name="ce1">
            <text:p>25638</text:p>
          </table:table-cell>
          <table:table-cell office:value-type="float" office:value="25272" table:style-name="ce1">
            <text:p>25272</text:p>
          </table:table-cell>
          <table:table-cell office:value-type="float" office:value="25107" table:style-name="ce1">
            <text:p>25107</text:p>
          </table:table-cell>
          <table:table-cell office:value-type="float" office:value="24929" table:style-name="ce1">
            <text:p>24929</text:p>
          </table:table-cell>
          <table:table-cell office:value-type="float" office:value="24597" table:style-name="ce1">
            <text:p>24597</text:p>
          </table:table-cell>
          <table:table-cell office:value-type="float" office:value="24493" table:style-name="ce1">
            <text:p>24493</text:p>
          </table:table-cell>
          <table:table-cell office:value-type="float" office:value="24267" table:style-name="ce1">
            <text:p>24267</text:p>
          </table:table-cell>
          <table:table-cell office:value-type="float" office:value="24005" table:style-name="ce1">
            <text:p>24005</text:p>
          </table:table-cell>
          <table:table-cell office:value-type="float" office:value="23640" table:style-name="ce1">
            <text:p>23640</text:p>
          </table:table-cell>
          <table:table-cell office:value-type="float" office:value="23409" table:style-name="ce1">
            <text:p>23409</text:p>
          </table:table-cell>
          <table:table-cell office:value-type="float" office:value="23088" table:style-name="ce1">
            <text:p>23088</text:p>
          </table:table-cell>
          <table:table-cell office:value-type="float" office:value="22958" table:style-name="ce1">
            <text:p>22958</text:p>
          </table:table-cell>
          <table:table-cell office:value-type="float" office:value="22672" table:style-name="ce1">
            <text:p>22672</text:p>
          </table:table-cell>
          <table:table-cell office:value-type="float" office:value="22522" table:style-name="ce1">
            <text:p>22522</text:p>
          </table:table-cell>
          <table:table-cell office:value-type="float" office:value="22411" table:style-name="ce1">
            <text:p>22411</text:p>
          </table:table-cell>
          <table:table-cell office:value-type="float" office:value="22115" table:style-name="ce1">
            <text:p>22115</text:p>
          </table:table-cell>
          <table:table-cell office:value-type="float" office:value="22007" table:style-name="ce1">
            <text:p>22007</text:p>
          </table:table-cell>
          <table:table-cell office:value-type="float" office:value="21937" table:style-name="ce1">
            <text:p>21937</text:p>
          </table:table-cell>
          <table:table-cell office:value-type="float" office:value="21697" table:style-name="ce1">
            <text:p>21697</text:p>
          </table:table-cell>
          <table:table-cell office:value-type="float" office:value="21770" table:style-name="ce1">
            <text:p>21770</text:p>
          </table:table-cell>
          <table:table-cell office:value-type="float" office:value="21590" table:style-name="ce1">
            <text:p>21590</text:p>
          </table:table-cell>
          <table:table-cell office:value-type="float" office:value="21223" table:style-name="ce1">
            <text:p>21223</text:p>
          </table:table-cell>
          <table:table-cell office:value-type="float" office:value="21375" table:style-name="ce1">
            <text:p>21375</text:p>
          </table:table-cell>
          <table:table-cell office:value-type="float" office:value="21258" table:style-name="ce1">
            <text:p>21258</text:p>
          </table:table-cell>
          <table:table-cell table:number-columns-repeated="16352"/>
        </table:table-row>
        <table:table-row table:style-name="ro1">
          <table:table-cell office:value-type="string" table:style-name="ce4">
            <text:p>1 mM</text:p>
          </table:table-cell>
          <table:table-cell office:value-type="float" office:value="26374" table:style-name="ce1">
            <text:p>26374</text:p>
          </table:table-cell>
          <table:table-cell office:value-type="float" office:value="26776" table:style-name="ce1">
            <text:p>26776</text:p>
          </table:table-cell>
          <table:table-cell office:value-type="float" office:value="27140" table:style-name="ce1">
            <text:p>27140</text:p>
          </table:table-cell>
          <table:table-cell office:value-type="float" office:value="27277" table:style-name="ce1">
            <text:p>27277</text:p>
          </table:table-cell>
          <table:table-cell office:value-type="float" office:value="27036" table:style-name="ce1">
            <text:p>27036</text:p>
          </table:table-cell>
          <table:table-cell office:value-type="float" office:value="27189" table:style-name="ce1">
            <text:p>27189</text:p>
          </table:table-cell>
          <table:table-cell office:value-type="float" office:value="27059" table:style-name="ce1">
            <text:p>27059</text:p>
          </table:table-cell>
          <table:table-cell office:value-type="float" office:value="26874" table:style-name="ce1">
            <text:p>26874</text:p>
          </table:table-cell>
          <table:table-cell office:value-type="float" office:value="26638" table:style-name="ce1">
            <text:p>26638</text:p>
          </table:table-cell>
          <table:table-cell office:value-type="float" office:value="26251" table:style-name="ce1">
            <text:p>26251</text:p>
          </table:table-cell>
          <table:table-cell office:value-type="float" office:value="25699" table:style-name="ce1">
            <text:p>25699</text:p>
          </table:table-cell>
          <table:table-cell office:value-type="float" office:value="25748" table:style-name="ce1">
            <text:p>25748</text:p>
          </table:table-cell>
          <table:table-cell office:value-type="float" office:value="25405" table:style-name="ce1">
            <text:p>25405</text:p>
          </table:table-cell>
          <table:table-cell office:value-type="float" office:value="24937" table:style-name="ce1">
            <text:p>24937</text:p>
          </table:table-cell>
          <table:table-cell office:value-type="float" office:value="24706" table:style-name="ce1">
            <text:p>24706</text:p>
          </table:table-cell>
          <table:table-cell office:value-type="float" office:value="24697" table:style-name="ce1">
            <text:p>24697</text:p>
          </table:table-cell>
          <table:table-cell office:value-type="float" office:value="24459" table:style-name="ce1">
            <text:p>24459</text:p>
          </table:table-cell>
          <table:table-cell office:value-type="float" office:value="23975" table:style-name="ce1">
            <text:p>23975</text:p>
          </table:table-cell>
          <table:table-cell office:value-type="float" office:value="23780" table:style-name="ce1">
            <text:p>23780</text:p>
          </table:table-cell>
          <table:table-cell office:value-type="float" office:value="23379" table:style-name="ce1">
            <text:p>23379</text:p>
          </table:table-cell>
          <table:table-cell office:value-type="float" office:value="23266" table:style-name="ce1">
            <text:p>23266</text:p>
          </table:table-cell>
          <table:table-cell office:value-type="float" office:value="23199" table:style-name="ce1">
            <text:p>23199</text:p>
          </table:table-cell>
          <table:table-cell office:value-type="float" office:value="23233" table:style-name="ce1">
            <text:p>23233</text:p>
          </table:table-cell>
          <table:table-cell office:value-type="float" office:value="22797" table:style-name="ce1">
            <text:p>22797</text:p>
          </table:table-cell>
          <table:table-cell office:value-type="float" office:value="22659" table:style-name="ce1">
            <text:p>22659</text:p>
          </table:table-cell>
          <table:table-cell office:value-type="float" office:value="22636" table:style-name="ce1">
            <text:p>22636</text:p>
          </table:table-cell>
          <table:table-cell office:value-type="float" office:value="22443" table:style-name="ce1">
            <text:p>22443</text:p>
          </table:table-cell>
          <table:table-cell office:value-type="float" office:value="22215" table:style-name="ce1">
            <text:p>22215</text:p>
          </table:table-cell>
          <table:table-cell office:value-type="float" office:value="22128" table:style-name="ce1">
            <text:p>22128</text:p>
          </table:table-cell>
          <table:table-cell office:value-type="float" office:value="22050" table:style-name="ce1">
            <text:p>22050</text:p>
          </table:table-cell>
          <table:table-cell office:value-type="float" office:value="21918" table:style-name="ce1">
            <text:p>21918</text:p>
          </table:table-cell>
          <table:table-cell table:number-columns-repeated="16352"/>
        </table:table-row>
        <table:table-row table:style-name="ro1">
          <table:table-cell office:value-type="string" table:style-name="ce4">
            <text:p>1 mM</text:p>
          </table:table-cell>
          <table:table-cell office:value-type="float" office:value="24157" table:style-name="ce1">
            <text:p>24157</text:p>
          </table:table-cell>
          <table:table-cell office:value-type="float" office:value="24599" table:style-name="ce1">
            <text:p>24599</text:p>
          </table:table-cell>
          <table:table-cell office:value-type="float" office:value="24937" table:style-name="ce1">
            <text:p>24937</text:p>
          </table:table-cell>
          <table:table-cell office:value-type="float" office:value="25164" table:style-name="ce1">
            <text:p>25164</text:p>
          </table:table-cell>
          <table:table-cell office:value-type="float" office:value="25038" table:style-name="ce1">
            <text:p>25038</text:p>
          </table:table-cell>
          <table:table-cell office:value-type="float" office:value="24799" table:style-name="ce1">
            <text:p>24799</text:p>
          </table:table-cell>
          <table:table-cell office:value-type="float" office:value="24807" table:style-name="ce1">
            <text:p>24807</text:p>
          </table:table-cell>
          <table:table-cell office:value-type="float" office:value="24274" table:style-name="ce1">
            <text:p>24274</text:p>
          </table:table-cell>
          <table:table-cell office:value-type="float" office:value="24436" table:style-name="ce1">
            <text:p>24436</text:p>
          </table:table-cell>
          <table:table-cell office:value-type="float" office:value="24054" table:style-name="ce1">
            <text:p>24054</text:p>
          </table:table-cell>
          <table:table-cell office:value-type="float" office:value="23539" table:style-name="ce1">
            <text:p>23539</text:p>
          </table:table-cell>
          <table:table-cell office:value-type="float" office:value="23532" table:style-name="ce1">
            <text:p>23532</text:p>
          </table:table-cell>
          <table:table-cell office:value-type="float" office:value="23291" table:style-name="ce1">
            <text:p>23291</text:p>
          </table:table-cell>
          <table:table-cell office:value-type="float" office:value="23037" table:style-name="ce1">
            <text:p>23037</text:p>
          </table:table-cell>
          <table:table-cell office:value-type="float" office:value="22710" table:style-name="ce1">
            <text:p>22710</text:p>
          </table:table-cell>
          <table:table-cell office:value-type="float" office:value="22702" table:style-name="ce1">
            <text:p>22702</text:p>
          </table:table-cell>
          <table:table-cell office:value-type="float" office:value="22506" table:style-name="ce1">
            <text:p>22506</text:p>
          </table:table-cell>
          <table:table-cell office:value-type="float" office:value="22073" table:style-name="ce1">
            <text:p>22073</text:p>
          </table:table-cell>
          <table:table-cell office:value-type="float" office:value="21834" table:style-name="ce1">
            <text:p>21834</text:p>
          </table:table-cell>
          <table:table-cell office:value-type="float" office:value="21628" table:style-name="ce1">
            <text:p>21628</text:p>
          </table:table-cell>
          <table:table-cell office:value-type="float" office:value="21545" table:style-name="ce1">
            <text:p>21545</text:p>
          </table:table-cell>
          <table:table-cell office:value-type="float" office:value="21472" table:style-name="ce1">
            <text:p>21472</text:p>
          </table:table-cell>
          <table:table-cell office:value-type="float" office:value="21079" table:style-name="ce1">
            <text:p>21079</text:p>
          </table:table-cell>
          <table:table-cell office:value-type="float" office:value="21022" table:style-name="ce1">
            <text:p>21022</text:p>
          </table:table-cell>
          <table:table-cell office:value-type="float" office:value="20810" table:style-name="ce1">
            <text:p>20810</text:p>
          </table:table-cell>
          <table:table-cell office:value-type="float" office:value="20800" table:style-name="ce1">
            <text:p>20800</text:p>
          </table:table-cell>
          <table:table-cell office:value-type="float" office:value="20527" table:style-name="ce1">
            <text:p>20527</text:p>
          </table:table-cell>
          <table:table-cell office:value-type="float" office:value="20579" table:style-name="ce1">
            <text:p>20579</text:p>
          </table:table-cell>
          <table:table-cell office:value-type="float" office:value="20368" table:style-name="ce1">
            <text:p>20368</text:p>
          </table:table-cell>
          <table:table-cell office:value-type="float" office:value="20250" table:style-name="ce1">
            <text:p>20250</text:p>
          </table:table-cell>
          <table:table-cell office:value-type="float" office:value="20158" table:style-name="ce1">
            <text:p>20158</text:p>
          </table:table-cell>
          <table:table-cell table:number-columns-repeated="16352"/>
        </table:table-row>
        <table:table-row table:style-name="ro1">
          <table:table-cell office:value-type="string" table:style-name="ce4">
            <text:p>0,1 mM</text:p>
          </table:table-cell>
          <table:table-cell office:value-type="float" office:value="19115" table:style-name="ce1">
            <text:p>19115</text:p>
          </table:table-cell>
          <table:table-cell office:value-type="float" office:value="19114" table:style-name="ce1">
            <text:p>19114</text:p>
          </table:table-cell>
          <table:table-cell office:value-type="float" office:value="19083" table:style-name="ce1">
            <text:p>19083</text:p>
          </table:table-cell>
          <table:table-cell office:value-type="float" office:value="19084" table:style-name="ce1">
            <text:p>19084</text:p>
          </table:table-cell>
          <table:table-cell office:value-type="float" office:value="18988" table:style-name="ce1">
            <text:p>18988</text:p>
          </table:table-cell>
          <table:table-cell office:value-type="float" office:value="19036" table:style-name="ce1">
            <text:p>19036</text:p>
          </table:table-cell>
          <table:table-cell office:value-type="float" office:value="19074" table:style-name="ce1">
            <text:p>19074</text:p>
          </table:table-cell>
          <table:table-cell office:value-type="float" office:value="19047" table:style-name="ce1">
            <text:p>19047</text:p>
          </table:table-cell>
          <table:table-cell office:value-type="float" office:value="19016" table:style-name="ce1">
            <text:p>19016</text:p>
          </table:table-cell>
          <table:table-cell office:value-type="float" office:value="19157" table:style-name="ce1">
            <text:p>19157</text:p>
          </table:table-cell>
          <table:table-cell office:value-type="float" office:value="19021" table:style-name="ce1">
            <text:p>19021</text:p>
          </table:table-cell>
          <table:table-cell office:value-type="float" office:value="18866" table:style-name="ce1">
            <text:p>18866</text:p>
          </table:table-cell>
          <table:table-cell office:value-type="float" office:value="18644" table:style-name="ce1">
            <text:p>18644</text:p>
          </table:table-cell>
          <table:table-cell office:value-type="float" office:value="18511" table:style-name="ce1">
            <text:p>18511</text:p>
          </table:table-cell>
          <table:table-cell office:value-type="float" office:value="18500" table:style-name="ce1">
            <text:p>18500</text:p>
          </table:table-cell>
          <table:table-cell office:value-type="float" office:value="18466" table:style-name="ce1">
            <text:p>18466</text:p>
          </table:table-cell>
          <table:table-cell office:value-type="float" office:value="18330" table:style-name="ce1">
            <text:p>18330</text:p>
          </table:table-cell>
          <table:table-cell office:value-type="float" office:value="18064" table:style-name="ce1">
            <text:p>18064</text:p>
          </table:table-cell>
          <table:table-cell office:value-type="float" office:value="17886" table:style-name="ce1">
            <text:p>17886</text:p>
          </table:table-cell>
          <table:table-cell office:value-type="float" office:value="17796" table:style-name="ce1">
            <text:p>17796</text:p>
          </table:table-cell>
          <table:table-cell office:value-type="float" office:value="17906" table:style-name="ce1">
            <text:p>17906</text:p>
          </table:table-cell>
          <table:table-cell office:value-type="float" office:value="17896" table:style-name="ce1">
            <text:p>17896</text:p>
          </table:table-cell>
          <table:table-cell office:value-type="float" office:value="17682" table:style-name="ce1">
            <text:p>17682</text:p>
          </table:table-cell>
          <table:table-cell office:value-type="float" office:value="17543" table:style-name="ce1">
            <text:p>17543</text:p>
          </table:table-cell>
          <table:table-cell office:value-type="float" office:value="17515" table:style-name="ce1">
            <text:p>17515</text:p>
          </table:table-cell>
          <table:table-cell office:value-type="float" office:value="17436" table:style-name="ce1">
            <text:p>17436</text:p>
          </table:table-cell>
          <table:table-cell office:value-type="float" office:value="17315" table:style-name="ce1">
            <text:p>17315</text:p>
          </table:table-cell>
          <table:table-cell office:value-type="float" office:value="17262" table:style-name="ce1">
            <text:p>17262</text:p>
          </table:table-cell>
          <table:table-cell office:value-type="float" office:value="17096" table:style-name="ce1">
            <text:p>17096</text:p>
          </table:table-cell>
          <table:table-cell office:value-type="float" office:value="17199" table:style-name="ce1">
            <text:p>17199</text:p>
          </table:table-cell>
          <table:table-cell office:value-type="float" office:value="17118" table:style-name="ce1">
            <text:p>17118</text:p>
          </table:table-cell>
          <table:table-cell table:number-columns-repeated="16352"/>
        </table:table-row>
        <table:table-row table:style-name="ro1">
          <table:table-cell office:value-type="string" table:style-name="ce4">
            <text:p>0,1 mM</text:p>
          </table:table-cell>
          <table:table-cell office:value-type="float" office:value="18218" table:style-name="ce1">
            <text:p>18218</text:p>
          </table:table-cell>
          <table:table-cell office:value-type="float" office:value="18216" table:style-name="ce1">
            <text:p>18216</text:p>
          </table:table-cell>
          <table:table-cell office:value-type="float" office:value="18303" table:style-name="ce1">
            <text:p>18303</text:p>
          </table:table-cell>
          <table:table-cell office:value-type="float" office:value="18193" table:style-name="ce1">
            <text:p>18193</text:p>
          </table:table-cell>
          <table:table-cell office:value-type="float" office:value="18064" table:style-name="ce1">
            <text:p>18064</text:p>
          </table:table-cell>
          <table:table-cell office:value-type="float" office:value="18079" table:style-name="ce1">
            <text:p>18079</text:p>
          </table:table-cell>
          <table:table-cell office:value-type="float" office:value="18266" table:style-name="ce1">
            <text:p>18266</text:p>
          </table:table-cell>
          <table:table-cell office:value-type="float" office:value="17981" table:style-name="ce1">
            <text:p>17981</text:p>
          </table:table-cell>
          <table:table-cell office:value-type="float" office:value="18072" table:style-name="ce1">
            <text:p>18072</text:p>
          </table:table-cell>
          <table:table-cell office:value-type="float" office:value="17759" table:style-name="ce1">
            <text:p>17759</text:p>
          </table:table-cell>
          <table:table-cell office:value-type="float" office:value="17659" table:style-name="ce1">
            <text:p>17659</text:p>
          </table:table-cell>
          <table:table-cell office:value-type="float" office:value="17634" table:style-name="ce1">
            <text:p>17634</text:p>
          </table:table-cell>
          <table:table-cell office:value-type="float" office:value="17553" table:style-name="ce1">
            <text:p>17553</text:p>
          </table:table-cell>
          <table:table-cell office:value-type="float" office:value="17412" table:style-name="ce1">
            <text:p>17412</text:p>
          </table:table-cell>
          <table:table-cell office:value-type="float" office:value="17309" table:style-name="ce1">
            <text:p>17309</text:p>
          </table:table-cell>
          <table:table-cell office:value-type="float" office:value="17247" table:style-name="ce1">
            <text:p>17247</text:p>
          </table:table-cell>
          <table:table-cell office:value-type="float" office:value="17109" table:style-name="ce1">
            <text:p>17109</text:p>
          </table:table-cell>
          <table:table-cell office:value-type="float" office:value="16970" table:style-name="ce1">
            <text:p>16970</text:p>
          </table:table-cell>
          <table:table-cell office:value-type="float" office:value="16967" table:style-name="ce1">
            <text:p>16967</text:p>
          </table:table-cell>
          <table:table-cell office:value-type="float" office:value="16778" table:style-name="ce1">
            <text:p>16778</text:p>
          </table:table-cell>
          <table:table-cell office:value-type="float" office:value="16684" table:style-name="ce1">
            <text:p>16684</text:p>
          </table:table-cell>
          <table:table-cell office:value-type="float" office:value="16697" table:style-name="ce1">
            <text:p>16697</text:p>
          </table:table-cell>
          <table:table-cell office:value-type="float" office:value="16522" table:style-name="ce1">
            <text:p>16522</text:p>
          </table:table-cell>
          <table:table-cell office:value-type="float" office:value="16485" table:style-name="ce1">
            <text:p>16485</text:p>
          </table:table-cell>
          <table:table-cell office:value-type="float" office:value="16415" table:style-name="ce1">
            <text:p>16415</text:p>
          </table:table-cell>
          <table:table-cell office:value-type="float" office:value="16463" table:style-name="ce1">
            <text:p>16463</text:p>
          </table:table-cell>
          <table:table-cell office:value-type="float" office:value="16456" table:style-name="ce1">
            <text:p>16456</text:p>
          </table:table-cell>
          <table:table-cell office:value-type="float" office:value="16284" table:style-name="ce1">
            <text:p>16284</text:p>
          </table:table-cell>
          <table:table-cell office:value-type="float" office:value="16284" table:style-name="ce1">
            <text:p>16284</text:p>
          </table:table-cell>
          <table:table-cell office:value-type="float" office:value="16275" table:style-name="ce1">
            <text:p>16275</text:p>
          </table:table-cell>
          <table:table-cell office:value-type="float" office:value="16195" table:style-name="ce1">
            <text:p>16195</text:p>
          </table:table-cell>
          <table:table-cell table:number-columns-repeated="16352"/>
        </table:table-row>
        <table:table-row table:style-name="ro1">
          <table:table-cell office:value-type="string" table:style-name="ce4">
            <text:p>0,1 mM</text:p>
          </table:table-cell>
          <table:table-cell office:value-type="float" office:value="19736" table:style-name="ce1">
            <text:p>19736</text:p>
          </table:table-cell>
          <table:table-cell office:value-type="float" office:value="19712" table:style-name="ce1">
            <text:p>19712</text:p>
          </table:table-cell>
          <table:table-cell office:value-type="float" office:value="19573" table:style-name="ce1">
            <text:p>19573</text:p>
          </table:table-cell>
          <table:table-cell office:value-type="float" office:value="19555" table:style-name="ce1">
            <text:p>19555</text:p>
          </table:table-cell>
          <table:table-cell office:value-type="float" office:value="19414" table:style-name="ce1">
            <text:p>19414</text:p>
          </table:table-cell>
          <table:table-cell office:value-type="float" office:value="19196" table:style-name="ce1">
            <text:p>19196</text:p>
          </table:table-cell>
          <table:table-cell office:value-type="float" office:value="19240" table:style-name="ce1">
            <text:p>19240</text:p>
          </table:table-cell>
          <table:table-cell office:value-type="float" office:value="19100" table:style-name="ce1">
            <text:p>19100</text:p>
          </table:table-cell>
          <table:table-cell office:value-type="float" office:value="18900" table:style-name="ce1">
            <text:p>18900</text:p>
          </table:table-cell>
          <table:table-cell office:value-type="float" office:value="18787" table:style-name="ce1">
            <text:p>18787</text:p>
          </table:table-cell>
          <table:table-cell office:value-type="float" office:value="18909" table:style-name="ce1">
            <text:p>18909</text:p>
          </table:table-cell>
          <table:table-cell office:value-type="float" office:value="18616" table:style-name="ce1">
            <text:p>18616</text:p>
          </table:table-cell>
          <table:table-cell office:value-type="float" office:value="18645" table:style-name="ce1">
            <text:p>18645</text:p>
          </table:table-cell>
          <table:table-cell office:value-type="float" office:value="18429" table:style-name="ce1">
            <text:p>18429</text:p>
          </table:table-cell>
          <table:table-cell office:value-type="float" office:value="18315" table:style-name="ce1">
            <text:p>18315</text:p>
          </table:table-cell>
          <table:table-cell office:value-type="float" office:value="18320" table:style-name="ce1">
            <text:p>18320</text:p>
          </table:table-cell>
          <table:table-cell office:value-type="float" office:value="18296" table:style-name="ce1">
            <text:p>18296</text:p>
          </table:table-cell>
          <table:table-cell office:value-type="float" office:value="18205" table:style-name="ce1">
            <text:p>18205</text:p>
          </table:table-cell>
          <table:table-cell office:value-type="float" office:value="18101" table:style-name="ce1">
            <text:p>18101</text:p>
          </table:table-cell>
          <table:table-cell office:value-type="float" office:value="17942" table:style-name="ce1">
            <text:p>17942</text:p>
          </table:table-cell>
          <table:table-cell office:value-type="float" office:value="18048" table:style-name="ce1">
            <text:p>18048</text:p>
          </table:table-cell>
          <table:table-cell office:value-type="float" office:value="17676" table:style-name="ce1">
            <text:p>17676</text:p>
          </table:table-cell>
          <table:table-cell office:value-type="float" office:value="17787" table:style-name="ce1">
            <text:p>17787</text:p>
          </table:table-cell>
          <table:table-cell office:value-type="float" office:value="17598" table:style-name="ce1">
            <text:p>17598</text:p>
          </table:table-cell>
          <table:table-cell office:value-type="float" office:value="17562" table:style-name="ce1">
            <text:p>17562</text:p>
          </table:table-cell>
          <table:table-cell office:value-type="float" office:value="17500" table:style-name="ce1">
            <text:p>17500</text:p>
          </table:table-cell>
          <table:table-cell office:value-type="float" office:value="17505" table:style-name="ce1">
            <text:p>17505</text:p>
          </table:table-cell>
          <table:table-cell office:value-type="float" office:value="17381" table:style-name="ce1">
            <text:p>17381</text:p>
          </table:table-cell>
          <table:table-cell office:value-type="float" office:value="17293" table:style-name="ce1">
            <text:p>17293</text:p>
          </table:table-cell>
          <table:table-cell office:value-type="float" office:value="17301" table:style-name="ce1">
            <text:p>17301</text:p>
          </table:table-cell>
          <table:table-cell office:value-type="float" office:value="17342" table:style-name="ce1">
            <text:p>17342</text:p>
          </table:table-cell>
          <table:table-cell table:number-columns-repeated="16352"/>
        </table:table-row>
        <table:table-row table:style-name="ro1">
          <table:table-cell office:value-type="string" table:style-name="ce4">
            <text:p>Hepes</text:p>
          </table:table-cell>
          <table:table-cell office:value-type="float" office:value="15445" table:style-name="ce1">
            <text:p>15445</text:p>
          </table:table-cell>
          <table:table-cell office:value-type="float" office:value="15397" table:style-name="ce1">
            <text:p>15397</text:p>
          </table:table-cell>
          <table:table-cell office:value-type="float" office:value="15326" table:style-name="ce1">
            <text:p>15326</text:p>
          </table:table-cell>
          <table:table-cell office:value-type="float" office:value="15289" table:style-name="ce1">
            <text:p>15289</text:p>
          </table:table-cell>
          <table:table-cell office:value-type="float" office:value="15075" table:style-name="ce1">
            <text:p>15075</text:p>
          </table:table-cell>
          <table:table-cell office:value-type="float" office:value="15351" table:style-name="ce1">
            <text:p>15351</text:p>
          </table:table-cell>
          <table:table-cell office:value-type="float" office:value="15344" table:style-name="ce1">
            <text:p>15344</text:p>
          </table:table-cell>
          <table:table-cell office:value-type="float" office:value="15124" table:style-name="ce1">
            <text:p>15124</text:p>
          </table:table-cell>
          <table:table-cell office:value-type="float" office:value="15322" table:style-name="ce1">
            <text:p>15322</text:p>
          </table:table-cell>
          <table:table-cell office:value-type="float" office:value="15210" table:style-name="ce1">
            <text:p>15210</text:p>
          </table:table-cell>
          <table:table-cell office:value-type="float" office:value="15378" table:style-name="ce1">
            <text:p>15378</text:p>
          </table:table-cell>
          <table:table-cell office:value-type="float" office:value="15231" table:style-name="ce1">
            <text:p>15231</text:p>
          </table:table-cell>
          <table:table-cell office:value-type="float" office:value="15369" table:style-name="ce1">
            <text:p>15369</text:p>
          </table:table-cell>
          <table:table-cell office:value-type="float" office:value="15300" table:style-name="ce1">
            <text:p>15300</text:p>
          </table:table-cell>
          <table:table-cell office:value-type="float" office:value="15108" table:style-name="ce1">
            <text:p>15108</text:p>
          </table:table-cell>
          <table:table-cell office:value-type="float" office:value="15290" table:style-name="ce1">
            <text:p>15290</text:p>
          </table:table-cell>
          <table:table-cell office:value-type="float" office:value="15168" table:style-name="ce1">
            <text:p>15168</text:p>
          </table:table-cell>
          <table:table-cell office:value-type="float" office:value="15037" table:style-name="ce1">
            <text:p>15037</text:p>
          </table:table-cell>
          <table:table-cell office:value-type="float" office:value="15008" table:style-name="ce1">
            <text:p>15008</text:p>
          </table:table-cell>
          <table:table-cell office:value-type="float" office:value="15041" table:style-name="ce1">
            <text:p>15041</text:p>
          </table:table-cell>
          <table:table-cell office:value-type="float" office:value="14918" table:style-name="ce1">
            <text:p>14918</text:p>
          </table:table-cell>
          <table:table-cell office:value-type="float" office:value="14964" table:style-name="ce1">
            <text:p>14964</text:p>
          </table:table-cell>
          <table:table-cell office:value-type="float" office:value="14870" table:style-name="ce1">
            <text:p>14870</text:p>
          </table:table-cell>
          <table:table-cell office:value-type="float" office:value="14900" table:style-name="ce1">
            <text:p>14900</text:p>
          </table:table-cell>
          <table:table-cell office:value-type="float" office:value="14801" table:style-name="ce1">
            <text:p>14801</text:p>
          </table:table-cell>
          <table:table-cell office:value-type="float" office:value="14655" table:style-name="ce1">
            <text:p>14655</text:p>
          </table:table-cell>
          <table:table-cell office:value-type="float" office:value="14739" table:style-name="ce1">
            <text:p>14739</text:p>
          </table:table-cell>
          <table:table-cell office:value-type="float" office:value="14774" table:style-name="ce1">
            <text:p>14774</text:p>
          </table:table-cell>
          <table:table-cell office:value-type="float" office:value="14627" table:style-name="ce1">
            <text:p>14627</text:p>
          </table:table-cell>
          <table:table-cell office:value-type="float" office:value="14535" table:style-name="ce1">
            <text:p>14535</text:p>
          </table:table-cell>
          <table:table-cell office:value-type="float" office:value="14648" table:style-name="ce1">
            <text:p>14648</text:p>
          </table:table-cell>
          <table:table-cell table:number-columns-repeated="16352"/>
        </table:table-row>
        <table:table-row table:style-name="ro1">
          <table:table-cell office:value-type="string" table:style-name="ce4">
            <text:p>Hepes<text:s/></text:p>
          </table:table-cell>
          <table:table-cell office:value-type="float" office:value="15621" table:style-name="ce1">
            <text:p>15621</text:p>
          </table:table-cell>
          <table:table-cell office:value-type="float" office:value="15409" table:style-name="ce1">
            <text:p>15409</text:p>
          </table:table-cell>
          <table:table-cell office:value-type="float" office:value="15377" table:style-name="ce1">
            <text:p>15377</text:p>
          </table:table-cell>
          <table:table-cell office:value-type="float" office:value="15196" table:style-name="ce1">
            <text:p>15196</text:p>
          </table:table-cell>
          <table:table-cell office:value-type="float" office:value="15131" table:style-name="ce1">
            <text:p>15131</text:p>
          </table:table-cell>
          <table:table-cell office:value-type="float" office:value="15155" table:style-name="ce1">
            <text:p>15155</text:p>
          </table:table-cell>
          <table:table-cell office:value-type="float" office:value="15273" table:style-name="ce1">
            <text:p>15273</text:p>
          </table:table-cell>
          <table:table-cell office:value-type="float" office:value="15058" table:style-name="ce1">
            <text:p>15058</text:p>
          </table:table-cell>
          <table:table-cell office:value-type="float" office:value="15250" table:style-name="ce1">
            <text:p>15250</text:p>
          </table:table-cell>
          <table:table-cell office:value-type="float" office:value="15216" table:style-name="ce1">
            <text:p>15216</text:p>
          </table:table-cell>
          <table:table-cell office:value-type="float" office:value="15187" table:style-name="ce1">
            <text:p>15187</text:p>
          </table:table-cell>
          <table:table-cell office:value-type="float" office:value="15095" table:style-name="ce1">
            <text:p>15095</text:p>
          </table:table-cell>
          <table:table-cell office:value-type="float" office:value="15087" table:style-name="ce1">
            <text:p>15087</text:p>
          </table:table-cell>
          <table:table-cell office:value-type="float" office:value="15101" table:style-name="ce1">
            <text:p>15101</text:p>
          </table:table-cell>
          <table:table-cell office:value-type="float" office:value="15086" table:style-name="ce1">
            <text:p>15086</text:p>
          </table:table-cell>
          <table:table-cell office:value-type="float" office:value="14975" table:style-name="ce1">
            <text:p>14975</text:p>
          </table:table-cell>
          <table:table-cell office:value-type="float" office:value="14970" table:style-name="ce1">
            <text:p>14970</text:p>
          </table:table-cell>
          <table:table-cell office:value-type="float" office:value="14748" table:style-name="ce1">
            <text:p>14748</text:p>
          </table:table-cell>
          <table:table-cell office:value-type="float" office:value="14760" table:style-name="ce1">
            <text:p>14760</text:p>
          </table:table-cell>
          <table:table-cell office:value-type="float" office:value="14767" table:style-name="ce1">
            <text:p>14767</text:p>
          </table:table-cell>
          <table:table-cell office:value-type="float" office:value="14824" table:style-name="ce1">
            <text:p>14824</text:p>
          </table:table-cell>
          <table:table-cell office:value-type="float" office:value="14725" table:style-name="ce1">
            <text:p>14725</text:p>
          </table:table-cell>
          <table:table-cell office:value-type="float" office:value="14612" table:style-name="ce1">
            <text:p>14612</text:p>
          </table:table-cell>
          <table:table-cell office:value-type="float" office:value="14584" table:style-name="ce1">
            <text:p>14584</text:p>
          </table:table-cell>
          <table:table-cell office:value-type="float" office:value="14512" table:style-name="ce1">
            <text:p>14512</text:p>
          </table:table-cell>
          <table:table-cell office:value-type="float" office:value="14529" table:style-name="ce1">
            <text:p>14529</text:p>
          </table:table-cell>
          <table:table-cell office:value-type="float" office:value="14456" table:style-name="ce1">
            <text:p>14456</text:p>
          </table:table-cell>
          <table:table-cell office:value-type="float" office:value="14352" table:style-name="ce1">
            <text:p>14352</text:p>
          </table:table-cell>
          <table:table-cell office:value-type="float" office:value="14314" table:style-name="ce1">
            <text:p>14314</text:p>
          </table:table-cell>
          <table:table-cell office:value-type="float" office:value="14429" table:style-name="ce1">
            <text:p>14429</text:p>
          </table:table-cell>
          <table:table-cell table:number-columns-repeated="16353" table:style-name="ce1"/>
        </table:table-row>
        <table:table-row table:style-name="ro1">
          <table:table-cell office:value-type="string" table:style-name="ce4">
            <text:p>Hepes</text:p>
          </table:table-cell>
          <table:table-cell office:value-type="float" office:value="15809" table:style-name="ce1">
            <text:p>15809</text:p>
          </table:table-cell>
          <table:table-cell office:value-type="float" office:value="15753" table:style-name="ce1">
            <text:p>15753</text:p>
          </table:table-cell>
          <table:table-cell office:value-type="float" office:value="15676" table:style-name="ce1">
            <text:p>15676</text:p>
          </table:table-cell>
          <table:table-cell office:value-type="float" office:value="15590" table:style-name="ce1">
            <text:p>15590</text:p>
          </table:table-cell>
          <table:table-cell office:value-type="float" office:value="15721" table:style-name="ce1">
            <text:p>15721</text:p>
          </table:table-cell>
          <table:table-cell office:value-type="float" office:value="15611" table:style-name="ce1">
            <text:p>15611</text:p>
          </table:table-cell>
          <table:table-cell office:value-type="float" office:value="15681" table:style-name="ce1">
            <text:p>15681</text:p>
          </table:table-cell>
          <table:table-cell office:value-type="float" office:value="15453" table:style-name="ce1">
            <text:p>15453</text:p>
          </table:table-cell>
          <table:table-cell office:value-type="float" office:value="15462" table:style-name="ce1">
            <text:p>15462</text:p>
          </table:table-cell>
          <table:table-cell office:value-type="float" office:value="15553" table:style-name="ce1">
            <text:p>15553</text:p>
          </table:table-cell>
          <table:table-cell office:value-type="float" office:value="15406" table:style-name="ce1">
            <text:p>15406</text:p>
          </table:table-cell>
          <table:table-cell office:value-type="float" office:value="15494" table:style-name="ce1">
            <text:p>15494</text:p>
          </table:table-cell>
          <table:table-cell office:value-type="float" office:value="15455" table:style-name="ce1">
            <text:p>15455</text:p>
          </table:table-cell>
          <table:table-cell office:value-type="float" office:value="15358" table:style-name="ce1">
            <text:p>15358</text:p>
          </table:table-cell>
          <table:table-cell office:value-type="float" office:value="15409" table:style-name="ce1">
            <text:p>15409</text:p>
          </table:table-cell>
          <table:table-cell office:value-type="float" office:value="15443" table:style-name="ce1">
            <text:p>15443</text:p>
          </table:table-cell>
          <table:table-cell office:value-type="float" office:value="15406" table:style-name="ce1">
            <text:p>15406</text:p>
          </table:table-cell>
          <table:table-cell office:value-type="float" office:value="15162" table:style-name="ce1">
            <text:p>15162</text:p>
          </table:table-cell>
          <table:table-cell office:value-type="float" office:value="15170" table:style-name="ce1">
            <text:p>15170</text:p>
          </table:table-cell>
          <table:table-cell office:value-type="float" office:value="14967" table:style-name="ce1">
            <text:p>14967</text:p>
          </table:table-cell>
          <table:table-cell office:value-type="float" office:value="14891" table:style-name="ce1">
            <text:p>14891</text:p>
          </table:table-cell>
          <table:table-cell office:value-type="float" office:value="14776" table:style-name="ce1">
            <text:p>14776</text:p>
          </table:table-cell>
          <table:table-cell office:value-type="float" office:value="14666" table:style-name="ce1">
            <text:p>14666</text:p>
          </table:table-cell>
          <table:table-cell office:value-type="float" office:value="14736" table:style-name="ce1">
            <text:p>14736</text:p>
          </table:table-cell>
          <table:table-cell office:value-type="float" office:value="14610" table:style-name="ce1">
            <text:p>14610</text:p>
          </table:table-cell>
          <table:table-cell office:value-type="float" office:value="14584" table:style-name="ce1">
            <text:p>14584</text:p>
          </table:table-cell>
          <table:table-cell office:value-type="float" office:value="14508" table:style-name="ce1">
            <text:p>14508</text:p>
          </table:table-cell>
          <table:table-cell office:value-type="float" office:value="14553" table:style-name="ce1">
            <text:p>14553</text:p>
          </table:table-cell>
          <table:table-cell office:value-type="float" office:value="14594" table:style-name="ce1">
            <text:p>14594</text:p>
          </table:table-cell>
          <table:table-cell office:value-type="float" office:value="14493" table:style-name="ce1">
            <text:p>14493</text:p>
          </table:table-cell>
          <table:table-cell table:number-columns-repeated="16353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office:value-type="string" table:style-name="ce1">
            <text:p>BSG-MCT1+ilacco1.2 + 50 µM CCCP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Endzeit:</text:p>
          </table:table-cell>
          <table:table-cell table:number-columns-repeated="16383" table:style-name="ce1"/>
        </table:table-row>
        <table:table-row table:number-rows-repeated="1048517" table:style-name="ro2">
          <table:table-cell table:number-columns-repeated="16384"/>
        </table:table-row>
      </table:table>
      <table:table table:name="Sheet14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gramm: Tecan i-control</text:p>
          </table:table-cell>
          <table:table-cell table:number-columns-repeated="3" table:style-name="ce1"/>
          <table:table-cell office:value-type="string" table:style-name="ce1">
            <office:annotation draw:style-name="a4" svg:x="4.3in" svg:y="0in" svg:width="1.325in" svg:height="0.891666666666667in">
              <dc:creator>Hiwibeit</dc:creator>
              <text:p><text:span text:style-name="T1">Tecan.At.Common, 3.9.1.0</text:span><text:span text:style-name="T1"/></text:p>
              <text:p><text:span text:style-name="T1">Tecan.At.Common.DocumentManagement, 3.9.1.0</text:span><text:span text:style-name="T1"/></text:p>
              <text:p><text:span text:style-name="T1">Tecan.At.Common.DocumentManagement.Reader, 3.6.1.0</text:span><text:span text:style-name="T1"/></text:p>
              <text:p><text:span text:style-name="T1">Tecan.At.Common.MCS, 3.9.1.0</text:span><text:span text:style-name="T1"/></text:p>
              <text:p><text:span text:style-name="T1">Tecan.At.Common.Results, 3.9.1.0</text:span><text:span text:style-name="T1"/></text:p>
              <text:p><text:span text:style-name="T1">Tecan.At.Common.UI, 3.9.1.0</text:span><text:span text:style-name="T1"/></text:p>
              <text:p><text:span text:style-name="T1">Tecan.At.Common.UI.resources, 3.9.1.0</text:span><text:span text:style-name="T1"/></text:p>
              <text:p><text:span text:style-name="T1">Tecan.At.Communication.Common, 3.9.1.0</text:span><text:span text:style-name="T1"/></text:p>
              <text:p><text:span text:style-name="T1">Tecan.At.Communication.Port.IP, 3.9.1.0</text:span><text:span text:style-name="T1"/></text:p>
              <text:p><text:span text:style-name="T1">Tecan.At.Communication.Port.RS232, 3.9.1.0</text:span><text:span text:style-name="T1"/></text:p>
              <text:p><text:span text:style-name="T1">Tecan.At.Communication.Port.SIM.Common, 3.9.1.0</text:span><text:span text:style-name="T1"/></text:p>
              <text:p><text:span text:style-name="T1">Tecan.At.Communication.Port.SIM.Common.resources, 3.9.1.0</text:span><text:span text:style-name="T1"/></text:p>
              <text:p><text:span text:style-name="T1">Tecan.At.Communication.Port.USB, 3.9.1.0</text:span><text:span text:style-name="T1"/></text:p>
              <text:p><text:span text:style-name="T1">Tecan.At.Communication.Server, 3.9.1.0</text:span><text:span text:style-name="T1"/></text:p>
              <text:p><text:span text:style-name="T1">Tecan.At.Communication.SIM.AMR, 3.6.1.0</text:span><text:span text:style-name="T1"/></text:p>
              <text:p><text:span text:style-name="T1">Tecan.At.Communication.SIM.AMR.resources, 3.6.1.0</text:span><text:span text:style-name="T1"/></text:p>
              <text:p><text:span text:style-name="T1">Tecan.At.Communication.SIM.AMRPlus, 3.6.1.0</text:span><text:span text:style-name="T1"/></text:p>
              <text:p><text:span text:style-name="T1">Tecan.At.Communication.SIM.AMRPlus.resources, 3.6.1.0</text:span><text:span text:style-name="T1"/></text:p>
              <text:p><text:span text:style-name="T1">Tecan.At.Communication.SIM.Connect, 3.9.1.0</text:span><text:span text:style-name="T1"/></text:p>
              <text:p><text:span text:style-name="T1">Tecan.At.Communication.SIM.GeniosUltra, 3.6.1.0</text:span><text:span text:style-name="T1"/></text:p>
              <text:p><text:span text:style-name="T1">Tecan.At.Communication.SIM.GeniosUltra.resources, 3.6.1.0</text:span><text:span text:style-name="T1"/></text:p>
              <text:p><text:span text:style-name="T1">Tecan.At.Communication.SIM.Safire3, 3.6.1.0</text:span><text:span text:style-name="T1"/></text:p>
              <text:p><text:span text:style-name="T1">Tecan.At.Communication.SIM.Safire3.resources, 3.6.1.0</text:span><text:span text:style-name="T1"/></text:p>
              <text:p><text:span text:style-name="T1">Tecan.At.Communication.SIM.Safire3Pro, 3.6.1.0</text:span><text:span text:style-name="T1"/></text:p>
              <text:p><text:span text:style-name="T1">Tecan.At.Communication.SIM.Safire3Pro.resources, 3.6.1.0</text:span><text:span text:style-name="T1"/></text:p>
              <text:p><text:span text:style-name="T1">Tecan.At.Communication.SIM.SunriseMini, 3.6.1.0</text:span><text:span text:style-name="T1"/></text:p>
              <text:p><text:span text:style-name="T1">Tecan.At.Communication.SIM.SunriseMini.resources, 3.6.1.0</text:span><text:span text:style-name="T1"/></text:p>
              <text:p><text:span text:style-name="T1">Tecan.At.Instrument.Common, 3.9.1.0</text:span><text:span text:style-name="T1"/></text:p>
              <text:p><text:span text:style-name="T1">Tecan.At.Instrument.Common.GCM, 3.9.1.0</text:span><text:span text:style-name="T1"/></text:p>
              <text:p><text:span text:style-name="T1">Tecan.At.Instrument.Common.Reader, 3.6.1.0</text:span><text:span text:style-name="T1"/></text:p>
              <text:p><text:span text:style-name="T1">Tecan.At.Instrument.Common.resources, 3.9.1.0</text:span><text:span text:style-name="T1"/></text:p>
              <text:p><text:span text:style-name="T1">Tecan.At.Instrument.Common.Stacker, 3.9.1.0</text:span><text:span text:style-name="T1"/></text:p>
              <text:p><text:span text:style-name="T1">Tecan.At.Instrument.Gas.GCM, 3.9.1.0</text:span><text:span text:style-name="T1"/></text:p>
              <text:p><text:span text:style-name="T1">Tecan.At.Instrument.GCM.Server, 3.9.1.0</text:span><text:span text:style-name="T1"/></text:p>
              <text:p><text:span text:style-name="T1">Tecan.At.Instrument.Reader.AMR, 3.6.1.0</text:span><text:span text:style-name="T1"/></text:p>
              <text:p><text:span text:style-name="T1">Tecan.At.Instrument.Reader.AMRPlus, 3.6.1.0</text:span><text:span text:style-name="T1"/></text:p>
              <text:p><text:span text:style-name="T1">Tecan.At.Instrument.Reader.GeniosUltra, 3.6.1.0</text:span><text:span text:style-name="T1"/></text:p>
              <text:p><text:span text:style-name="T1">Tecan.At.Instrument.Reader.Safire3, 3.6.1.0</text:span><text:span text:style-name="T1"/></text:p>
              <text:p><text:span text:style-name="T1">Tecan.At.Instrument.Reader.Safire3Pro, 3.6.1.0</text:span><text:span text:style-name="T1"/></text:p>
              <text:p><text:span text:style-name="T1">Tecan.At.Instrument.Reader.SunriseMini, 3.6.1.0</text:span><text:span text:style-name="T1"/></text:p>
              <text:p><text:span text:style-name="T1">Tecan.At.Instrument.Server, 3.9.1.0</text:span><text:span text:style-name="T1"/></text:p>
              <text:p><text:span text:style-name="T1">Tecan.At.Instrument.Server.resources, 3.9.1.0</text:span><text:span text:style-name="T1"/></text:p>
              <text:p><text:span text:style-name="T1">Tecan.At.Instrument.Stacker.Connect, 3.9.1.0</text:span><text:span text:style-name="T1"/></text:p>
              <text:p><text:span text:style-name="T1">Tecan.At.Instrument.Stacker.Server, 3.9.1.0</text:span><text:span text:style-name="T1"/></text:p>
              <text:p><text:span text:style-name="T1">Tecan.At.Measurement.BuiltInTest.Common, 3.6.1.0</text:span><text:span text:style-name="T1"/></text:p>
              <text:p><text:span text:style-name="T1">Tecan.At.Measurement.Common, 3.6.1.0</text:span><text:span text:style-name="T1"/></text:p>
              <text:p><text:span text:style-name="T1">Tecan.At.Measurement.Server, 3.6.1.0</text:span><text:span text:style-name="T1"/></text:p>
              <text:p><text:span text:style-name="T1">Tecan.At.XFluor, 2.0.10.0</text:span><text:span text:style-name="T1"/></text:p>
              <text:p><text:span text:style-name="T1">Tecan.At.XFluor.Connect.Reader, 2.0.10.0</text:span><text:span text:style-name="T1"/></text:p>
              <text:p><text:span text:style-name="T1">Tecan.At.XFluor.Connect.Reader.resources, 2.0.10.0</text:span><text:span text:style-name="T1"/></text:p>
              <text:p><text:span text:style-name="T1">Tecan.At.XFluor.Core, 2.0.10.0</text:span><text:span text:style-name="T1"/></text:p>
              <text:p><text:span text:style-name="T1">Tecan.At.XFluor.Core.resources, 2.0.10.0</text:span><text:span text:style-name="T1"/></text:p>
              <text:p><text:span text:style-name="T1">Tecan.At.XFluor.Device, 2.0.10.0</text:span><text:span text:style-name="T1"/></text:p>
              <text:p><text:span text:style-name="T1">Tecan.At.XFluor.Device.AMR, 2.0.10.0</text:span><text:span text:style-name="T1"/></text:p>
              <text:p><text:span text:style-name="T1">Tecan.At.XFluor.Device.AMR.resources, 2.0.10.0</text:span><text:span text:style-name="T1"/></text:p>
              <text:p><text:span text:style-name="T1">Tecan.At.XFluor.Device.AMRPlus, 2.0.10.0</text:span><text:span text:style-name="T1"/></text:p>
              <text:p><text:span text:style-name="T1">Tecan.At.XFluor.Device.GeniosUltra, 2.0.10.0</text:span><text:span text:style-name="T1"/></text:p>
              <text:p><text:span text:style-name="T1">Tecan.At.XFluor.Device.Reader, 2.0.10.0</text:span><text:span text:style-name="T1"/></text:p>
              <text:p><text:span text:style-name="T1">Tecan.At.XFluor.Device.resources, 2.0.10.0</text:span><text:span text:style-name="T1"/></text:p>
              <text:p><text:span text:style-name="T1">Tecan.At.XFluor.Device.Safire3, 2.0.10.0</text:span><text:span text:style-name="T1"/></text:p>
              <text:p><text:span text:style-name="T1">Tecan.At.XFluor.Device.Safire3Pro, 2.0.10.0</text:span><text:span text:style-name="T1"/></text:p>
              <text:p><text:span text:style-name="T1">Tecan.At.XFluor.Device.SunriseMini, 2.0.10.0</text:span><text:span text:style-name="T1"/></text:p>
              <text:p><text:span text:style-name="T1">Tecan.At.XFluor.ExcelOutput, 2.0.10.0</text:span><text:span text:style-name="T1"/></text:p>
              <text:p><text:span text:style-name="T1">Tecan.At.XFluor.ExcelOutput.resources, 2.0.10.0</text:span><text:span text:style-name="T1"/></text:p>
              <text:p><text:span text:style-name="T1">Tecan.At.XFluor.NanoQuant, 2.0.10.0</text:span><text:span text:style-name="T1"/></text:p>
              <text:p><text:span text:style-name="T1">Tecan.At.XFluor.NanoQuant.resources, 2.0.10.0</text:span><text:span text:style-name="T1"/></text:p>
              <text:p><text:span text:style-name="T1">Tecan.At.XFluor.ReaderEditor, 2.0.10.0</text:span><text:span text:style-name="T1"/></text:p>
              <text:p><text:span text:style-name="T1">Tecan.At.XFluor.ReaderEditor.resources, 2.0.10.0</text:span><text:span text:style-name="T1"/></text:p>
              <text:p><text:span text:style-name="T1">Tecan.At.XFluor.resources, 2.0.10.0</text:span><text:span text:style-name="T1"/></text:p>
              <text:p/>
            </office:annotation>
            <text:p>Tecan i-control , 2.0.1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erät: infinite 200</text:p>
          </table:table-cell>
          <table:table-cell table:number-columns-repeated="3" table:style-name="ce1"/>
          <table:table-cell office:value-type="string" table:style-name="ce1">
            <text:p>Seriennummer: 705000573</text:p>
          </table:table-cell>
          <table:table-cell table:number-columns-repeated="3" table:style-name="ce1"/>
          <table:table-cell office:value-type="string" table:style-name="ce1">
            <text:p>Seriennummer des verbundenen Staplers: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Firmware: V_2.02_11/06_InfiniTe (Dec 13 2006/16.18.16)</text:p>
          </table:table-cell>
          <table:table-cell table:number-columns-repeated="3" table:style-name="ce1"/>
          <table:table-cell office:value-type="string" table:style-name="ce1">
            <office:annotation draw:style-name="a5" svg:x="4.3in" svg:y="0.3in" svg:width="1.325in" svg:height="0.891666666666667in">
              <dc:creator>Hiwibeit</dc:creator>
              <text:p><text:span text:style-name="T1">EHC, V_2.02_11/06_InfiniTe (Dec 13 2006/16.18.16)</text:span><text:span text:style-name="T1"/></text:p>
              <text:p><text:span text:style-name="T1">MTP, V_2.02_11/06_InfiniTe (Dec 13 2006/16.18.16)</text:span><text:span text:style-name="T1"/></text:p>
              <text:p><text:span text:style-name="T1">FIL, V_2.00_04/06_FILTER (Apr <text:s/>5 2006/11.37.11)</text:span><text:span text:style-name="T1"/></text:p>
              <text:p/>
            </office:annotation>
            <text:p>MAI, V_2.02_11/06_InfiniTe (Dec 13 2006/16.18.16)</text:p>
          </table:table-cell>
          <table:table-cell table:number-columns-repeated="16379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Datum:</text:p>
          </table:table-cell>
          <table:table-cell office:value-type="string" table:style-name="ce1">
            <text:p>20.11.202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Zeit:</text:p>
          </table:table-cell>
          <table:table-cell office:value-type="string" table:style-name="ce1">
            <text:p>15:22:40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System</text:p>
          </table:table-cell>
          <table:table-cell table:number-columns-repeated="3" table:style-name="ce1"/>
          <table:table-cell office:value-type="string" table:style-name="ce1">
            <text:p>UKSPA-1086651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nwender</text:p>
          </table:table-cell>
          <table:table-cell table:number-columns-repeated="3" table:style-name="ce1"/>
          <table:table-cell office:value-type="string" table:style-name="ce1">
            <text:p>UNI-KIEL\hiwibei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tte</text:p>
          </table:table-cell>
          <table:table-cell table:number-columns-repeated="3" table:style-name="ce1"/>
          <table:table-cell office:value-type="string" table:style-name="ce1">
            <text:p>Greiner 96 Flat Bottom Black Polystyrene Cat. No.: 655079/655086/655077/655076 <text:s text:c="2"/>[GRE96fb_chimney.pdfx]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tten-ID (Stapler)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Schütteln (Linear) Dauer:</text:p>
          </table:table-cell>
          <table:table-cell table:number-columns-repeated="3" table:style-name="ce2"/>
          <table:table-cell office:value-type="float" office:value="3" table:style-name="ce2">
            <text:p>3</text:p>
          </table:table-cell>
          <table:table-cell office:value-type="string" table:style-name="ce2">
            <text:p>s</text:p>
          </table:table-cell>
          <table:table-cell table:number-columns-repeated="6" table:style-name="ce2"/>
          <table:table-cell table:number-columns-repeated="16372"/>
        </table:table-row>
        <table:table-row table:style-name="ro1">
          <table:table-cell office:value-type="string" table:style-name="ce2">
            <text:p>Schütteln (Linear) Amplitude:</text:p>
          </table:table-cell>
          <table:table-cell table:number-columns-repeated="3" table:style-name="ce2"/>
          <table:table-cell office:value-type="float" office:value="1" table:style-name="ce2">
            <text:p>1</text:p>
          </table:table-cell>
          <table:table-cell office:value-type="string" table:style-name="ce2">
            <text:p>mm</text:p>
          </table:table-cell>
          <table:table-cell table:number-columns-repeated="6" table:style-name="ce2"/>
          <table:table-cell table:number-columns-repeated="16372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Liste der Aktionen in diesem Mess-Script:</text:p>
          </table:table-cell>
          <table:table-cell table:number-columns-repeated="11" table:style-name="ce2"/>
          <table:table-cell table:number-columns-repeated="16372"/>
        </table:table-row>
        <table:table-row table:style-name="ro1">
          <table:table-cell office:value-type="string" table:style-name="ce2">
            <text:p>Kinetik</text:p>
          </table:table-cell>
          <table:table-cell table:number-columns-repeated="11" table:style-name="ce2"/>
          <table:table-cell table:number-columns-repeated="16372"/>
        </table:table-row>
        <table:table-row table:style-name="ro1">
          <table:table-cell office:value-type="string" table:style-name="ce2">
            <text:p>Fluoreszenz</text:p>
          </table:table-cell>
          <table:table-cell table:number-columns-repeated="11" table:style-name="ce2"/>
          <table:table-cell table:number-columns-repeated="16372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Label: Label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etik - Messun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etik - Dauer</text:p>
          </table:table-cell>
          <table:table-cell table:number-columns-repeated="3" table:style-name="ce1"/>
          <table:table-cell office:value-type="time" office:time-value="PT0H8M0S" table:style-name="ce3">
            <text:p>00:08: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rvallzeit</text:p>
          </table:table-cell>
          <table:table-cell table:number-columns-repeated="3" table:style-name="ce1"/>
          <table:table-cell office:value-type="time" office:time-value="PT0H0M13S" table:style-name="ce3">
            <text:p>00:00:1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odus</text:p>
          </table:table-cell>
          <table:table-cell table:number-columns-repeated="3" table:style-name="ce1"/>
          <table:table-cell office:value-type="string" table:style-name="ce1">
            <text:p>Fluoreszenz Messung von obe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xzitationswellenlänge</text:p>
          </table:table-cell>
          <table:table-cell table:number-columns-repeated="3" table:style-name="ce1"/>
          <table:table-cell office:value-type="float" office:value="485" table:style-name="ce1">
            <text:p>48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missionswellenlänge</text:p>
          </table:table-cell>
          <table:table-cell table:number-columns-repeated="3" table:style-name="ce1"/>
          <table:table-cell office:value-type="float" office:value="535" table:style-name="ce1">
            <text:p>53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xzitationsbandbreite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missionsbandbreite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Verstärkung</text:p>
          </table:table-cell>
          <table:table-cell table:number-columns-repeated="3" table:style-name="ce1"/>
          <table:table-cell office:value-type="float" office:value="125" table:style-name="ce1">
            <text:p>125</text:p>
          </table:table-cell>
          <table:table-cell office:value-type="string" table:style-name="ce1">
            <text:p>Optimal (100%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Anzahl der Blitze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grationszeit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µ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Verzögerungszeit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µ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Ruhezeit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Bereich der Platte</text:p>
          </table:table-cell>
          <table:table-cell table:number-columns-repeated="3" table:style-name="ce1"/>
          <table:table-cell office:value-type="string" table:style-name="ce1">
            <text:p>H1-H1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tartzeit:</text:p>
          </table:table-cell>
          <table:table-cell office:value-type="string" table:style-name="ce1">
            <text:p>20.11.2025 15:22:58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style-name="ce4">
            <text:p>Zyklus Nr.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4">
            <text:p>10</text:p>
          </table:table-cell>
          <table:table-cell office:value-type="float" office:value="11" table:style-name="ce4">
            <text:p>11</text:p>
          </table:table-cell>
          <table:table-cell office:value-type="float" office:value="12" table:style-name="ce4">
            <text:p>12</text:p>
          </table:table-cell>
          <table:table-cell office:value-type="float" office:value="13" table:style-name="ce4">
            <text:p>13</text:p>
          </table:table-cell>
          <table:table-cell office:value-type="float" office:value="14" table:style-name="ce4">
            <text:p>14</text:p>
          </table:table-cell>
          <table:table-cell office:value-type="float" office:value="15" table:style-name="ce4">
            <text:p>15</text:p>
          </table:table-cell>
          <table:table-cell office:value-type="float" office:value="16" table:style-name="ce4">
            <text:p>16</text:p>
          </table:table-cell>
          <table:table-cell office:value-type="float" office:value="17" table:style-name="ce4">
            <text:p>17</text:p>
          </table:table-cell>
          <table:table-cell office:value-type="float" office:value="18" table:style-name="ce4">
            <text:p>18</text:p>
          </table:table-cell>
          <table:table-cell office:value-type="float" office:value="19" table:style-name="ce4">
            <text:p>19</text:p>
          </table:table-cell>
          <table:table-cell office:value-type="float" office:value="20" table:style-name="ce4">
            <text:p>20</text:p>
          </table:table-cell>
          <table:table-cell office:value-type="float" office:value="21" table:style-name="ce4">
            <text:p>21</text:p>
          </table:table-cell>
          <table:table-cell office:value-type="float" office:value="22" table:style-name="ce4">
            <text:p>22</text:p>
          </table:table-cell>
          <table:table-cell office:value-type="float" office:value="23" table:style-name="ce4">
            <text:p>23</text:p>
          </table:table-cell>
          <table:table-cell office:value-type="float" office:value="24" table:style-name="ce4">
            <text:p>24</text:p>
          </table:table-cell>
          <table:table-cell office:value-type="float" office:value="25" table:style-name="ce4">
            <text:p>25</text:p>
          </table:table-cell>
          <table:table-cell office:value-type="float" office:value="26" table:style-name="ce4">
            <text:p>26</text:p>
          </table:table-cell>
          <table:table-cell office:value-type="float" office:value="27" table:style-name="ce4">
            <text:p>27</text:p>
          </table:table-cell>
          <table:table-cell office:value-type="float" office:value="28" table:style-name="ce4">
            <text:p>28</text:p>
          </table:table-cell>
          <table:table-cell office:value-type="float" office:value="29" table:style-name="ce4">
            <text:p>29</text:p>
          </table:table-cell>
          <table:table-cell office:value-type="float" office:value="30" table:style-name="ce4">
            <text:p>30</text:p>
          </table:table-cell>
          <table:table-cell office:value-type="float" office:value="31" table:style-name="ce4">
            <text:p>31</text:p>
          </table:table-cell>
          <table:table-cell table:number-columns-repeated="16352"/>
        </table:table-row>
        <table:table-row table:style-name="ro1">
          <table:table-cell office:value-type="string" table:style-name="ce4">
            <text:p>Zeit [s]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26" table:style-name="ce1">
            <text:p>26</text:p>
          </table:table-cell>
          <table:table-cell office:value-type="float" office:value="39" table:style-name="ce1">
            <text:p>39</text:p>
          </table:table-cell>
          <table:table-cell office:value-type="float" office:value="52" table:style-name="ce1">
            <text:p>52</text:p>
          </table:table-cell>
          <table:table-cell office:value-type="float" office:value="65" table:style-name="ce1">
            <text:p>65</text:p>
          </table:table-cell>
          <table:table-cell office:value-type="float" office:value="78" table:style-name="ce1">
            <text:p>78</text:p>
          </table:table-cell>
          <table:table-cell office:value-type="float" office:value="91" table:style-name="ce1">
            <text:p>91</text:p>
          </table:table-cell>
          <table:table-cell office:value-type="float" office:value="104" table:style-name="ce1">
            <text:p>104</text:p>
          </table:table-cell>
          <table:table-cell office:value-type="float" office:value="117" table:style-name="ce1">
            <text:p>117</text:p>
          </table:table-cell>
          <table:table-cell office:value-type="float" office:value="130" table:style-name="ce1">
            <text:p>130</text:p>
          </table:table-cell>
          <table:table-cell office:value-type="float" office:value="143" table:style-name="ce1">
            <text:p>143</text:p>
          </table:table-cell>
          <table:table-cell office:value-type="float" office:value="156" table:style-name="ce1">
            <text:p>156</text:p>
          </table:table-cell>
          <table:table-cell office:value-type="float" office:value="169" table:style-name="ce1">
            <text:p>169</text:p>
          </table:table-cell>
          <table:table-cell office:value-type="float" office:value="182" table:style-name="ce1">
            <text:p>182</text:p>
          </table:table-cell>
          <table:table-cell office:value-type="float" office:value="195" table:style-name="ce1">
            <text:p>195</text:p>
          </table:table-cell>
          <table:table-cell office:value-type="float" office:value="208" table:style-name="ce1">
            <text:p>208</text:p>
          </table:table-cell>
          <table:table-cell office:value-type="float" office:value="221" table:style-name="ce1">
            <text:p>221</text:p>
          </table:table-cell>
          <table:table-cell office:value-type="float" office:value="234" table:style-name="ce1">
            <text:p>234</text:p>
          </table:table-cell>
          <table:table-cell office:value-type="float" office:value="247" table:style-name="ce1">
            <text:p>247</text:p>
          </table:table-cell>
          <table:table-cell office:value-type="float" office:value="260" table:style-name="ce1">
            <text:p>260</text:p>
          </table:table-cell>
          <table:table-cell office:value-type="float" office:value="273" table:style-name="ce1">
            <text:p>273</text:p>
          </table:table-cell>
          <table:table-cell office:value-type="float" office:value="286" table:style-name="ce1">
            <text:p>286</text:p>
          </table:table-cell>
          <table:table-cell office:value-type="float" office:value="299" table:style-name="ce1">
            <text:p>299</text:p>
          </table:table-cell>
          <table:table-cell office:value-type="float" office:value="312" table:style-name="ce1">
            <text:p>312</text:p>
          </table:table-cell>
          <table:table-cell office:value-type="float" office:value="325" table:style-name="ce1">
            <text:p>325</text:p>
          </table:table-cell>
          <table:table-cell office:value-type="float" office:value="338" table:style-name="ce1">
            <text:p>338</text:p>
          </table:table-cell>
          <table:table-cell office:value-type="float" office:value="351" table:style-name="ce1">
            <text:p>351</text:p>
          </table:table-cell>
          <table:table-cell office:value-type="float" office:value="364" table:style-name="ce1">
            <text:p>364</text:p>
          </table:table-cell>
          <table:table-cell office:value-type="float" office:value="377" table:style-name="ce1">
            <text:p>377</text:p>
          </table:table-cell>
          <table:table-cell office:value-type="float" office:value="390" table:style-name="ce1">
            <text:p>390</text:p>
          </table:table-cell>
          <table:table-cell table:number-columns-repeated="16352"/>
        </table:table-row>
        <table:table-row table:style-name="ro1">
          <table:table-cell office:value-type="string" table:style-name="ce4">
            <text:p>Temp. [°C]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table:number-columns-repeated="16352"/>
        </table:table-row>
        <table:table-row table:style-name="ro1">
          <table:table-cell office:value-type="string" table:style-name="ce4">
            <text:p>10 mM</text:p>
          </table:table-cell>
          <table:table-cell office:value-type="float" office:value="41298" table:style-name="ce1">
            <text:p>41298</text:p>
          </table:table-cell>
          <table:table-cell office:value-type="float" office:value="43068" table:style-name="ce1">
            <text:p>43068</text:p>
          </table:table-cell>
          <table:table-cell office:value-type="float" office:value="44707" table:style-name="ce1">
            <text:p>44707</text:p>
          </table:table-cell>
          <table:table-cell office:value-type="float" office:value="45765" table:style-name="ce1">
            <text:p>45765</text:p>
          </table:table-cell>
          <table:table-cell office:value-type="float" office:value="46431" table:style-name="ce1">
            <text:p>46431</text:p>
          </table:table-cell>
          <table:table-cell office:value-type="float" office:value="46583" table:style-name="ce1">
            <text:p>46583</text:p>
          </table:table-cell>
          <table:table-cell office:value-type="float" office:value="46898" table:style-name="ce1">
            <text:p>46898</text:p>
          </table:table-cell>
          <table:table-cell office:value-type="float" office:value="47667" table:style-name="ce1">
            <text:p>47667</text:p>
          </table:table-cell>
          <table:table-cell office:value-type="float" office:value="47358" table:style-name="ce1">
            <text:p>47358</text:p>
          </table:table-cell>
          <table:table-cell office:value-type="float" office:value="47552" table:style-name="ce1">
            <text:p>47552</text:p>
          </table:table-cell>
          <table:table-cell office:value-type="float" office:value="47554" table:style-name="ce1">
            <text:p>47554</text:p>
          </table:table-cell>
          <table:table-cell office:value-type="float" office:value="48564" table:style-name="ce1">
            <text:p>48564</text:p>
          </table:table-cell>
          <table:table-cell office:value-type="float" office:value="48071" table:style-name="ce1">
            <text:p>48071</text:p>
          </table:table-cell>
          <table:table-cell office:value-type="float" office:value="48637" table:style-name="ce1">
            <text:p>48637</text:p>
          </table:table-cell>
          <table:table-cell office:value-type="float" office:value="48060" table:style-name="ce1">
            <text:p>48060</text:p>
          </table:table-cell>
          <table:table-cell office:value-type="float" office:value="49656" table:style-name="ce1">
            <text:p>49656</text:p>
          </table:table-cell>
          <table:table-cell office:value-type="float" office:value="49250" table:style-name="ce1">
            <text:p>49250</text:p>
          </table:table-cell>
          <table:table-cell office:value-type="float" office:value="48375" table:style-name="ce1">
            <text:p>48375</text:p>
          </table:table-cell>
          <table:table-cell office:value-type="float" office:value="48596" table:style-name="ce1">
            <text:p>48596</text:p>
          </table:table-cell>
          <table:table-cell office:value-type="float" office:value="49900" table:style-name="ce1">
            <text:p>49900</text:p>
          </table:table-cell>
          <table:table-cell office:value-type="float" office:value="49437" table:style-name="ce1">
            <text:p>49437</text:p>
          </table:table-cell>
          <table:table-cell office:value-type="float" office:value="50071" table:style-name="ce1">
            <text:p>50071</text:p>
          </table:table-cell>
          <table:table-cell office:value-type="float" office:value="50086" table:style-name="ce1">
            <text:p>50086</text:p>
          </table:table-cell>
          <table:table-cell office:value-type="float" office:value="50724" table:style-name="ce1">
            <text:p>50724</text:p>
          </table:table-cell>
          <table:table-cell office:value-type="float" office:value="50790" table:style-name="ce1">
            <text:p>50790</text:p>
          </table:table-cell>
          <table:table-cell office:value-type="float" office:value="51122" table:style-name="ce1">
            <text:p>51122</text:p>
          </table:table-cell>
          <table:table-cell office:value-type="float" office:value="50868" table:style-name="ce1">
            <text:p>50868</text:p>
          </table:table-cell>
          <table:table-cell office:value-type="float" office:value="50870" table:style-name="ce1">
            <text:p>50870</text:p>
          </table:table-cell>
          <table:table-cell office:value-type="float" office:value="51489" table:style-name="ce1">
            <text:p>51489</text:p>
          </table:table-cell>
          <table:table-cell office:value-type="float" office:value="51643" table:style-name="ce1">
            <text:p>51643</text:p>
          </table:table-cell>
          <table:table-cell office:value-type="float" office:value="51731" table:style-name="ce1">
            <text:p>51731</text:p>
          </table:table-cell>
          <table:table-cell table:number-columns-repeated="16352"/>
        </table:table-row>
        <table:table-row table:style-name="ro1">
          <table:table-cell office:value-type="string" table:style-name="ce4">
            <text:p>10 mM</text:p>
          </table:table-cell>
          <table:table-cell office:value-type="float" office:value="44507" table:style-name="ce1">
            <text:p>44507</text:p>
          </table:table-cell>
          <table:table-cell office:value-type="float" office:value="45190" table:style-name="ce1">
            <text:p>45190</text:p>
          </table:table-cell>
          <table:table-cell office:value-type="float" office:value="45933" table:style-name="ce1">
            <text:p>45933</text:p>
          </table:table-cell>
          <table:table-cell office:value-type="float" office:value="46939" table:style-name="ce1">
            <text:p>46939</text:p>
          </table:table-cell>
          <table:table-cell office:value-type="float" office:value="47163" table:style-name="ce1">
            <text:p>47163</text:p>
          </table:table-cell>
          <table:table-cell office:value-type="float" office:value="47737" table:style-name="ce1">
            <text:p>47737</text:p>
          </table:table-cell>
          <table:table-cell office:value-type="float" office:value="47846" table:style-name="ce1">
            <text:p>47846</text:p>
          </table:table-cell>
          <table:table-cell office:value-type="float" office:value="47752" table:style-name="ce1">
            <text:p>47752</text:p>
          </table:table-cell>
          <table:table-cell office:value-type="float" office:value="48397" table:style-name="ce1">
            <text:p>48397</text:p>
          </table:table-cell>
          <table:table-cell office:value-type="float" office:value="47773" table:style-name="ce1">
            <text:p>47773</text:p>
          </table:table-cell>
          <table:table-cell office:value-type="float" office:value="47850" table:style-name="ce1">
            <text:p>47850</text:p>
          </table:table-cell>
          <table:table-cell office:value-type="float" office:value="48512" table:style-name="ce1">
            <text:p>48512</text:p>
          </table:table-cell>
          <table:table-cell office:value-type="float" office:value="48125" table:style-name="ce1">
            <text:p>48125</text:p>
          </table:table-cell>
          <table:table-cell office:value-type="float" office:value="48610" table:style-name="ce1">
            <text:p>48610</text:p>
          </table:table-cell>
          <table:table-cell office:value-type="float" office:value="48366" table:style-name="ce1">
            <text:p>48366</text:p>
          </table:table-cell>
          <table:table-cell office:value-type="float" office:value="48397" table:style-name="ce1">
            <text:p>48397</text:p>
          </table:table-cell>
          <table:table-cell office:value-type="float" office:value="48156" table:style-name="ce1">
            <text:p>48156</text:p>
          </table:table-cell>
          <table:table-cell office:value-type="float" office:value="48611" table:style-name="ce1">
            <text:p>48611</text:p>
          </table:table-cell>
          <table:table-cell office:value-type="float" office:value="48613" table:style-name="ce1">
            <text:p>48613</text:p>
          </table:table-cell>
          <table:table-cell office:value-type="float" office:value="48304" table:style-name="ce1">
            <text:p>48304</text:p>
          </table:table-cell>
          <table:table-cell office:value-type="float" office:value="48611" table:style-name="ce1">
            <text:p>48611</text:p>
          </table:table-cell>
          <table:table-cell office:value-type="float" office:value="48141" table:style-name="ce1">
            <text:p>48141</text:p>
          </table:table-cell>
          <table:table-cell office:value-type="float" office:value="48669" table:style-name="ce1">
            <text:p>48669</text:p>
          </table:table-cell>
          <table:table-cell office:value-type="float" office:value="48474" table:style-name="ce1">
            <text:p>48474</text:p>
          </table:table-cell>
          <table:table-cell office:value-type="float" office:value="48450" table:style-name="ce1">
            <text:p>48450</text:p>
          </table:table-cell>
          <table:table-cell office:value-type="float" office:value="48431" table:style-name="ce1">
            <text:p>48431</text:p>
          </table:table-cell>
          <table:table-cell office:value-type="float" office:value="48388" table:style-name="ce1">
            <text:p>48388</text:p>
          </table:table-cell>
          <table:table-cell office:value-type="float" office:value="48246" table:style-name="ce1">
            <text:p>48246</text:p>
          </table:table-cell>
          <table:table-cell office:value-type="float" office:value="48074" table:style-name="ce1">
            <text:p>48074</text:p>
          </table:table-cell>
          <table:table-cell office:value-type="float" office:value="48625" table:style-name="ce1">
            <text:p>48625</text:p>
          </table:table-cell>
          <table:table-cell office:value-type="float" office:value="48194" table:style-name="ce1">
            <text:p>48194</text:p>
          </table:table-cell>
          <table:table-cell table:number-columns-repeated="16352"/>
        </table:table-row>
        <table:table-row table:style-name="ro1">
          <table:table-cell office:value-type="string" table:style-name="ce4">
            <text:p>10 mM</text:p>
          </table:table-cell>
          <table:table-cell office:value-type="float" office:value="25490" table:style-name="ce1">
            <text:p>25490</text:p>
          </table:table-cell>
          <table:table-cell office:value-type="float" office:value="26559" table:style-name="ce1">
            <text:p>26559</text:p>
          </table:table-cell>
          <table:table-cell office:value-type="float" office:value="27042" table:style-name="ce1">
            <text:p>27042</text:p>
          </table:table-cell>
          <table:table-cell office:value-type="float" office:value="27718" table:style-name="ce1">
            <text:p>27718</text:p>
          </table:table-cell>
          <table:table-cell office:value-type="float" office:value="27831" table:style-name="ce1">
            <text:p>27831</text:p>
          </table:table-cell>
          <table:table-cell office:value-type="float" office:value="27980" table:style-name="ce1">
            <text:p>27980</text:p>
          </table:table-cell>
          <table:table-cell office:value-type="float" office:value="27943" table:style-name="ce1">
            <text:p>27943</text:p>
          </table:table-cell>
          <table:table-cell office:value-type="float" office:value="27949" table:style-name="ce1">
            <text:p>27949</text:p>
          </table:table-cell>
          <table:table-cell office:value-type="float" office:value="28119" table:style-name="ce1">
            <text:p>28119</text:p>
          </table:table-cell>
          <table:table-cell office:value-type="float" office:value="28132" table:style-name="ce1">
            <text:p>28132</text:p>
          </table:table-cell>
          <table:table-cell office:value-type="float" office:value="28304" table:style-name="ce1">
            <text:p>28304</text:p>
          </table:table-cell>
          <table:table-cell office:value-type="float" office:value="28677" table:style-name="ce1">
            <text:p>28677</text:p>
          </table:table-cell>
          <table:table-cell office:value-type="float" office:value="28470" table:style-name="ce1">
            <text:p>28470</text:p>
          </table:table-cell>
          <table:table-cell office:value-type="float" office:value="28788" table:style-name="ce1">
            <text:p>28788</text:p>
          </table:table-cell>
          <table:table-cell office:value-type="float" office:value="29003" table:style-name="ce1">
            <text:p>29003</text:p>
          </table:table-cell>
          <table:table-cell office:value-type="float" office:value="29257" table:style-name="ce1">
            <text:p>29257</text:p>
          </table:table-cell>
          <table:table-cell office:value-type="float" office:value="29426" table:style-name="ce1">
            <text:p>29426</text:p>
          </table:table-cell>
          <table:table-cell office:value-type="float" office:value="29586" table:style-name="ce1">
            <text:p>29586</text:p>
          </table:table-cell>
          <table:table-cell office:value-type="float" office:value="29570" table:style-name="ce1">
            <text:p>29570</text:p>
          </table:table-cell>
          <table:table-cell office:value-type="float" office:value="29509" table:style-name="ce1">
            <text:p>29509</text:p>
          </table:table-cell>
          <table:table-cell office:value-type="float" office:value="30200" table:style-name="ce1">
            <text:p>30200</text:p>
          </table:table-cell>
          <table:table-cell office:value-type="float" office:value="30254" table:style-name="ce1">
            <text:p>30254</text:p>
          </table:table-cell>
          <table:table-cell office:value-type="float" office:value="30332" table:style-name="ce1">
            <text:p>30332</text:p>
          </table:table-cell>
          <table:table-cell office:value-type="float" office:value="30934" table:style-name="ce1">
            <text:p>30934</text:p>
          </table:table-cell>
          <table:table-cell office:value-type="float" office:value="30934" table:style-name="ce1">
            <text:p>30934</text:p>
          </table:table-cell>
          <table:table-cell office:value-type="float" office:value="31366" table:style-name="ce1">
            <text:p>31366</text:p>
          </table:table-cell>
          <table:table-cell office:value-type="float" office:value="31226" table:style-name="ce1">
            <text:p>31226</text:p>
          </table:table-cell>
          <table:table-cell office:value-type="float" office:value="31730" table:style-name="ce1">
            <text:p>31730</text:p>
          </table:table-cell>
          <table:table-cell office:value-type="float" office:value="31999" table:style-name="ce1">
            <text:p>31999</text:p>
          </table:table-cell>
          <table:table-cell office:value-type="float" office:value="32189" table:style-name="ce1">
            <text:p>32189</text:p>
          </table:table-cell>
          <table:table-cell office:value-type="float" office:value="32290" table:style-name="ce1">
            <text:p>32290</text:p>
          </table:table-cell>
          <table:table-cell table:number-columns-repeated="16352"/>
        </table:table-row>
        <table:table-row table:style-name="ro1">
          <table:table-cell office:value-type="string" table:style-name="ce4">
            <text:p>1 mM</text:p>
          </table:table-cell>
          <table:table-cell office:value-type="float" office:value="36092" table:style-name="ce1">
            <text:p>36092</text:p>
          </table:table-cell>
          <table:table-cell office:value-type="float" office:value="36496" table:style-name="ce1">
            <text:p>36496</text:p>
          </table:table-cell>
          <table:table-cell office:value-type="float" office:value="37117" table:style-name="ce1">
            <text:p>37117</text:p>
          </table:table-cell>
          <table:table-cell office:value-type="float" office:value="37242" table:style-name="ce1">
            <text:p>37242</text:p>
          </table:table-cell>
          <table:table-cell office:value-type="float" office:value="36897" table:style-name="ce1">
            <text:p>36897</text:p>
          </table:table-cell>
          <table:table-cell office:value-type="float" office:value="37385" table:style-name="ce1">
            <text:p>37385</text:p>
          </table:table-cell>
          <table:table-cell office:value-type="float" office:value="37607" table:style-name="ce1">
            <text:p>37607</text:p>
          </table:table-cell>
          <table:table-cell office:value-type="float" office:value="36893" table:style-name="ce1">
            <text:p>36893</text:p>
          </table:table-cell>
          <table:table-cell office:value-type="float" office:value="36869" table:style-name="ce1">
            <text:p>36869</text:p>
          </table:table-cell>
          <table:table-cell office:value-type="float" office:value="36807" table:style-name="ce1">
            <text:p>36807</text:p>
          </table:table-cell>
          <table:table-cell office:value-type="float" office:value="36722" table:style-name="ce1">
            <text:p>36722</text:p>
          </table:table-cell>
          <table:table-cell office:value-type="float" office:value="37187" table:style-name="ce1">
            <text:p>37187</text:p>
          </table:table-cell>
          <table:table-cell office:value-type="float" office:value="36901" table:style-name="ce1">
            <text:p>36901</text:p>
          </table:table-cell>
          <table:table-cell office:value-type="float" office:value="37152" table:style-name="ce1">
            <text:p>37152</text:p>
          </table:table-cell>
          <table:table-cell office:value-type="float" office:value="37041" table:style-name="ce1">
            <text:p>37041</text:p>
          </table:table-cell>
          <table:table-cell office:value-type="float" office:value="36936" table:style-name="ce1">
            <text:p>36936</text:p>
          </table:table-cell>
          <table:table-cell office:value-type="float" office:value="37266" table:style-name="ce1">
            <text:p>37266</text:p>
          </table:table-cell>
          <table:table-cell office:value-type="float" office:value="36959" table:style-name="ce1">
            <text:p>36959</text:p>
          </table:table-cell>
          <table:table-cell office:value-type="float" office:value="37100" table:style-name="ce1">
            <text:p>37100</text:p>
          </table:table-cell>
          <table:table-cell office:value-type="float" office:value="36796" table:style-name="ce1">
            <text:p>36796</text:p>
          </table:table-cell>
          <table:table-cell office:value-type="float" office:value="37109" table:style-name="ce1">
            <text:p>37109</text:p>
          </table:table-cell>
          <table:table-cell office:value-type="float" office:value="36888" table:style-name="ce1">
            <text:p>36888</text:p>
          </table:table-cell>
          <table:table-cell office:value-type="float" office:value="37283" table:style-name="ce1">
            <text:p>37283</text:p>
          </table:table-cell>
          <table:table-cell office:value-type="float" office:value="37109" table:style-name="ce1">
            <text:p>37109</text:p>
          </table:table-cell>
          <table:table-cell office:value-type="float" office:value="37205" table:style-name="ce1">
            <text:p>37205</text:p>
          </table:table-cell>
          <table:table-cell office:value-type="float" office:value="37454" table:style-name="ce1">
            <text:p>37454</text:p>
          </table:table-cell>
          <table:table-cell office:value-type="float" office:value="37181" table:style-name="ce1">
            <text:p>37181</text:p>
          </table:table-cell>
          <table:table-cell office:value-type="float" office:value="37002" table:style-name="ce1">
            <text:p>37002</text:p>
          </table:table-cell>
          <table:table-cell office:value-type="float" office:value="37077" table:style-name="ce1">
            <text:p>37077</text:p>
          </table:table-cell>
          <table:table-cell office:value-type="float" office:value="37266" table:style-name="ce1">
            <text:p>37266</text:p>
          </table:table-cell>
          <table:table-cell office:value-type="float" office:value="37082" table:style-name="ce1">
            <text:p>37082</text:p>
          </table:table-cell>
          <table:table-cell table:number-columns-repeated="16352"/>
        </table:table-row>
        <table:table-row table:style-name="ro1">
          <table:table-cell office:value-type="string" table:style-name="ce4">
            <text:p>1 mM</text:p>
          </table:table-cell>
          <table:table-cell office:value-type="float" office:value="35419" table:style-name="ce1">
            <text:p>35419</text:p>
          </table:table-cell>
          <table:table-cell office:value-type="float" office:value="36067" table:style-name="ce1">
            <text:p>36067</text:p>
          </table:table-cell>
          <table:table-cell office:value-type="float" office:value="36673" table:style-name="ce1">
            <text:p>36673</text:p>
          </table:table-cell>
          <table:table-cell office:value-type="float" office:value="36839" table:style-name="ce1">
            <text:p>36839</text:p>
          </table:table-cell>
          <table:table-cell office:value-type="float" office:value="36957" table:style-name="ce1">
            <text:p>36957</text:p>
          </table:table-cell>
          <table:table-cell office:value-type="float" office:value="37021" table:style-name="ce1">
            <text:p>37021</text:p>
          </table:table-cell>
          <table:table-cell office:value-type="float" office:value="37056" table:style-name="ce1">
            <text:p>37056</text:p>
          </table:table-cell>
          <table:table-cell office:value-type="float" office:value="36705" table:style-name="ce1">
            <text:p>36705</text:p>
          </table:table-cell>
          <table:table-cell office:value-type="float" office:value="36822" table:style-name="ce1">
            <text:p>36822</text:p>
          </table:table-cell>
          <table:table-cell office:value-type="float" office:value="36993" table:style-name="ce1">
            <text:p>36993</text:p>
          </table:table-cell>
          <table:table-cell office:value-type="float" office:value="36726" table:style-name="ce1">
            <text:p>36726</text:p>
          </table:table-cell>
          <table:table-cell office:value-type="float" office:value="36731" table:style-name="ce1">
            <text:p>36731</text:p>
          </table:table-cell>
          <table:table-cell office:value-type="float" office:value="36404" table:style-name="ce1">
            <text:p>36404</text:p>
          </table:table-cell>
          <table:table-cell office:value-type="float" office:value="36750" table:style-name="ce1">
            <text:p>36750</text:p>
          </table:table-cell>
          <table:table-cell office:value-type="float" office:value="36522" table:style-name="ce1">
            <text:p>36522</text:p>
          </table:table-cell>
          <table:table-cell office:value-type="float" office:value="36660" table:style-name="ce1">
            <text:p>36660</text:p>
          </table:table-cell>
          <table:table-cell office:value-type="float" office:value="36705" table:style-name="ce1">
            <text:p>36705</text:p>
          </table:table-cell>
          <table:table-cell office:value-type="float" office:value="36557" table:style-name="ce1">
            <text:p>36557</text:p>
          </table:table-cell>
          <table:table-cell office:value-type="float" office:value="36543" table:style-name="ce1">
            <text:p>36543</text:p>
          </table:table-cell>
          <table:table-cell office:value-type="float" office:value="36563" table:style-name="ce1">
            <text:p>36563</text:p>
          </table:table-cell>
          <table:table-cell office:value-type="float" office:value="36461" table:style-name="ce1">
            <text:p>36461</text:p>
          </table:table-cell>
          <table:table-cell office:value-type="float" office:value="36229" table:style-name="ce1">
            <text:p>36229</text:p>
          </table:table-cell>
          <table:table-cell office:value-type="float" office:value="36292" table:style-name="ce1">
            <text:p>36292</text:p>
          </table:table-cell>
          <table:table-cell office:value-type="float" office:value="36409" table:style-name="ce1">
            <text:p>36409</text:p>
          </table:table-cell>
          <table:table-cell office:value-type="float" office:value="36018" table:style-name="ce1">
            <text:p>36018</text:p>
          </table:table-cell>
          <table:table-cell office:value-type="float" office:value="36188" table:style-name="ce1">
            <text:p>36188</text:p>
          </table:table-cell>
          <table:table-cell office:value-type="float" office:value="36393" table:style-name="ce1">
            <text:p>36393</text:p>
          </table:table-cell>
          <table:table-cell office:value-type="float" office:value="35965" table:style-name="ce1">
            <text:p>35965</text:p>
          </table:table-cell>
          <table:table-cell office:value-type="float" office:value="35940" table:style-name="ce1">
            <text:p>35940</text:p>
          </table:table-cell>
          <table:table-cell office:value-type="float" office:value="36332" table:style-name="ce1">
            <text:p>36332</text:p>
          </table:table-cell>
          <table:table-cell office:value-type="float" office:value="35865" table:style-name="ce1">
            <text:p>35865</text:p>
          </table:table-cell>
          <table:table-cell table:number-columns-repeated="16352"/>
        </table:table-row>
        <table:table-row table:style-name="ro1">
          <table:table-cell office:value-type="string" table:style-name="ce4">
            <text:p>1 mM</text:p>
          </table:table-cell>
          <table:table-cell office:value-type="float" office:value="36542" table:style-name="ce1">
            <text:p>36542</text:p>
          </table:table-cell>
          <table:table-cell office:value-type="float" office:value="37250" table:style-name="ce1">
            <text:p>37250</text:p>
          </table:table-cell>
          <table:table-cell office:value-type="float" office:value="37580" table:style-name="ce1">
            <text:p>37580</text:p>
          </table:table-cell>
          <table:table-cell office:value-type="float" office:value="37706" table:style-name="ce1">
            <text:p>37706</text:p>
          </table:table-cell>
          <table:table-cell office:value-type="float" office:value="38042" table:style-name="ce1">
            <text:p>38042</text:p>
          </table:table-cell>
          <table:table-cell office:value-type="float" office:value="38033" table:style-name="ce1">
            <text:p>38033</text:p>
          </table:table-cell>
          <table:table-cell office:value-type="float" office:value="38024" table:style-name="ce1">
            <text:p>38024</text:p>
          </table:table-cell>
          <table:table-cell office:value-type="float" office:value="37891" table:style-name="ce1">
            <text:p>37891</text:p>
          </table:table-cell>
          <table:table-cell office:value-type="float" office:value="38297" table:style-name="ce1">
            <text:p>38297</text:p>
          </table:table-cell>
          <table:table-cell office:value-type="float" office:value="37712" table:style-name="ce1">
            <text:p>37712</text:p>
          </table:table-cell>
          <table:table-cell office:value-type="float" office:value="37722" table:style-name="ce1">
            <text:p>37722</text:p>
          </table:table-cell>
          <table:table-cell office:value-type="float" office:value="37695" table:style-name="ce1">
            <text:p>37695</text:p>
          </table:table-cell>
          <table:table-cell office:value-type="float" office:value="37422" table:style-name="ce1">
            <text:p>37422</text:p>
          </table:table-cell>
          <table:table-cell office:value-type="float" office:value="37787" table:style-name="ce1">
            <text:p>37787</text:p>
          </table:table-cell>
          <table:table-cell office:value-type="float" office:value="37236" table:style-name="ce1">
            <text:p>37236</text:p>
          </table:table-cell>
          <table:table-cell office:value-type="float" office:value="37026" table:style-name="ce1">
            <text:p>37026</text:p>
          </table:table-cell>
          <table:table-cell office:value-type="float" office:value="37157" table:style-name="ce1">
            <text:p>37157</text:p>
          </table:table-cell>
          <table:table-cell office:value-type="float" office:value="37020" table:style-name="ce1">
            <text:p>37020</text:p>
          </table:table-cell>
          <table:table-cell office:value-type="float" office:value="36960" table:style-name="ce1">
            <text:p>36960</text:p>
          </table:table-cell>
          <table:table-cell office:value-type="float" office:value="37018" table:style-name="ce1">
            <text:p>37018</text:p>
          </table:table-cell>
          <table:table-cell office:value-type="float" office:value="36893" table:style-name="ce1">
            <text:p>36893</text:p>
          </table:table-cell>
          <table:table-cell office:value-type="float" office:value="36636" table:style-name="ce1">
            <text:p>36636</text:p>
          </table:table-cell>
          <table:table-cell office:value-type="float" office:value="36875" table:style-name="ce1">
            <text:p>36875</text:p>
          </table:table-cell>
          <table:table-cell office:value-type="float" office:value="36648" table:style-name="ce1">
            <text:p>36648</text:p>
          </table:table-cell>
          <table:table-cell office:value-type="float" office:value="36621" table:style-name="ce1">
            <text:p>36621</text:p>
          </table:table-cell>
          <table:table-cell office:value-type="float" office:value="36793" table:style-name="ce1">
            <text:p>36793</text:p>
          </table:table-cell>
          <table:table-cell office:value-type="float" office:value="36633" table:style-name="ce1">
            <text:p>36633</text:p>
          </table:table-cell>
          <table:table-cell office:value-type="float" office:value="36267" table:style-name="ce1">
            <text:p>36267</text:p>
          </table:table-cell>
          <table:table-cell office:value-type="float" office:value="36213" table:style-name="ce1">
            <text:p>36213</text:p>
          </table:table-cell>
          <table:table-cell office:value-type="float" office:value="36456" table:style-name="ce1">
            <text:p>36456</text:p>
          </table:table-cell>
          <table:table-cell office:value-type="float" office:value="36287" table:style-name="ce1">
            <text:p>36287</text:p>
          </table:table-cell>
          <table:table-cell table:number-columns-repeated="16352"/>
        </table:table-row>
        <table:table-row table:style-name="ro1">
          <table:table-cell office:value-type="string" table:style-name="ce4">
            <text:p>0,1 mM</text:p>
          </table:table-cell>
          <table:table-cell office:value-type="float" office:value="33400" table:style-name="ce1">
            <text:p>33400</text:p>
          </table:table-cell>
          <table:table-cell office:value-type="float" office:value="33409" table:style-name="ce1">
            <text:p>33409</text:p>
          </table:table-cell>
          <table:table-cell office:value-type="float" office:value="33038" table:style-name="ce1">
            <text:p>33038</text:p>
          </table:table-cell>
          <table:table-cell office:value-type="float" office:value="33511" table:style-name="ce1">
            <text:p>33511</text:p>
          </table:table-cell>
          <table:table-cell office:value-type="float" office:value="32702" table:style-name="ce1">
            <text:p>32702</text:p>
          </table:table-cell>
          <table:table-cell office:value-type="float" office:value="33115" table:style-name="ce1">
            <text:p>33115</text:p>
          </table:table-cell>
          <table:table-cell office:value-type="float" office:value="32993" table:style-name="ce1">
            <text:p>32993</text:p>
          </table:table-cell>
          <table:table-cell office:value-type="float" office:value="33647" table:style-name="ce1">
            <text:p>33647</text:p>
          </table:table-cell>
          <table:table-cell office:value-type="float" office:value="33309" table:style-name="ce1">
            <text:p>33309</text:p>
          </table:table-cell>
          <table:table-cell office:value-type="float" office:value="33600" table:style-name="ce1">
            <text:p>33600</text:p>
          </table:table-cell>
          <table:table-cell office:value-type="float" office:value="33795" table:style-name="ce1">
            <text:p>33795</text:p>
          </table:table-cell>
          <table:table-cell office:value-type="float" office:value="33822" table:style-name="ce1">
            <text:p>33822</text:p>
          </table:table-cell>
          <table:table-cell office:value-type="float" office:value="33612" table:style-name="ce1">
            <text:p>33612</text:p>
          </table:table-cell>
          <table:table-cell office:value-type="float" office:value="33913" table:style-name="ce1">
            <text:p>33913</text:p>
          </table:table-cell>
          <table:table-cell office:value-type="float" office:value="33451" table:style-name="ce1">
            <text:p>33451</text:p>
          </table:table-cell>
          <table:table-cell office:value-type="float" office:value="33516" table:style-name="ce1">
            <text:p>33516</text:p>
          </table:table-cell>
          <table:table-cell office:value-type="float" office:value="33837" table:style-name="ce1">
            <text:p>33837</text:p>
          </table:table-cell>
          <table:table-cell office:value-type="float" office:value="33268" table:style-name="ce1">
            <text:p>33268</text:p>
          </table:table-cell>
          <table:table-cell office:value-type="float" office:value="33630" table:style-name="ce1">
            <text:p>33630</text:p>
          </table:table-cell>
          <table:table-cell office:value-type="float" office:value="33272" table:style-name="ce1">
            <text:p>33272</text:p>
          </table:table-cell>
          <table:table-cell office:value-type="float" office:value="33336" table:style-name="ce1">
            <text:p>33336</text:p>
          </table:table-cell>
          <table:table-cell office:value-type="float" office:value="33204" table:style-name="ce1">
            <text:p>33204</text:p>
          </table:table-cell>
          <table:table-cell office:value-type="float" office:value="32914" table:style-name="ce1">
            <text:p>32914</text:p>
          </table:table-cell>
          <table:table-cell office:value-type="float" office:value="33324" table:style-name="ce1">
            <text:p>33324</text:p>
          </table:table-cell>
          <table:table-cell office:value-type="float" office:value="33086" table:style-name="ce1">
            <text:p>33086</text:p>
          </table:table-cell>
          <table:table-cell office:value-type="float" office:value="33236" table:style-name="ce1">
            <text:p>33236</text:p>
          </table:table-cell>
          <table:table-cell office:value-type="float" office:value="33358" table:style-name="ce1">
            <text:p>33358</text:p>
          </table:table-cell>
          <table:table-cell office:value-type="float" office:value="33260" table:style-name="ce1">
            <text:p>33260</text:p>
          </table:table-cell>
          <table:table-cell office:value-type="float" office:value="33077" table:style-name="ce1">
            <text:p>33077</text:p>
          </table:table-cell>
          <table:table-cell office:value-type="float" office:value="33383" table:style-name="ce1">
            <text:p>33383</text:p>
          </table:table-cell>
          <table:table-cell office:value-type="float" office:value="33405" table:style-name="ce1">
            <text:p>33405</text:p>
          </table:table-cell>
          <table:table-cell table:number-columns-repeated="16352"/>
        </table:table-row>
        <table:table-row table:style-name="ro1">
          <table:table-cell office:value-type="string" table:style-name="ce4">
            <text:p>0,1 mM</text:p>
          </table:table-cell>
          <table:table-cell office:value-type="float" office:value="32125" table:style-name="ce1">
            <text:p>32125</text:p>
          </table:table-cell>
          <table:table-cell office:value-type="float" office:value="32221" table:style-name="ce1">
            <text:p>32221</text:p>
          </table:table-cell>
          <table:table-cell office:value-type="float" office:value="32104" table:style-name="ce1">
            <text:p>32104</text:p>
          </table:table-cell>
          <table:table-cell office:value-type="float" office:value="32354" table:style-name="ce1">
            <text:p>32354</text:p>
          </table:table-cell>
          <table:table-cell office:value-type="float" office:value="32303" table:style-name="ce1">
            <text:p>32303</text:p>
          </table:table-cell>
          <table:table-cell office:value-type="float" office:value="32460" table:style-name="ce1">
            <text:p>32460</text:p>
          </table:table-cell>
          <table:table-cell office:value-type="float" office:value="32372" table:style-name="ce1">
            <text:p>32372</text:p>
          </table:table-cell>
          <table:table-cell office:value-type="float" office:value="32448" table:style-name="ce1">
            <text:p>32448</text:p>
          </table:table-cell>
          <table:table-cell office:value-type="float" office:value="32550" table:style-name="ce1">
            <text:p>32550</text:p>
          </table:table-cell>
          <table:table-cell office:value-type="float" office:value="32295" table:style-name="ce1">
            <text:p>32295</text:p>
          </table:table-cell>
          <table:table-cell office:value-type="float" office:value="32446" table:style-name="ce1">
            <text:p>32446</text:p>
          </table:table-cell>
          <table:table-cell office:value-type="float" office:value="32511" table:style-name="ce1">
            <text:p>32511</text:p>
          </table:table-cell>
          <table:table-cell office:value-type="float" office:value="32485" table:style-name="ce1">
            <text:p>32485</text:p>
          </table:table-cell>
          <table:table-cell office:value-type="float" office:value="32627" table:style-name="ce1">
            <text:p>32627</text:p>
          </table:table-cell>
          <table:table-cell office:value-type="float" office:value="32498" table:style-name="ce1">
            <text:p>32498</text:p>
          </table:table-cell>
          <table:table-cell office:value-type="float" office:value="32738" table:style-name="ce1">
            <text:p>32738</text:p>
          </table:table-cell>
          <table:table-cell office:value-type="float" office:value="32455" table:style-name="ce1">
            <text:p>32455</text:p>
          </table:table-cell>
          <table:table-cell office:value-type="float" office:value="32598" table:style-name="ce1">
            <text:p>32598</text:p>
          </table:table-cell>
          <table:table-cell office:value-type="float" office:value="32437" table:style-name="ce1">
            <text:p>32437</text:p>
          </table:table-cell>
          <table:table-cell office:value-type="float" office:value="32706" table:style-name="ce1">
            <text:p>32706</text:p>
          </table:table-cell>
          <table:table-cell office:value-type="float" office:value="32481" table:style-name="ce1">
            <text:p>32481</text:p>
          </table:table-cell>
          <table:table-cell office:value-type="float" office:value="32566" table:style-name="ce1">
            <text:p>32566</text:p>
          </table:table-cell>
          <table:table-cell office:value-type="float" office:value="32779" table:style-name="ce1">
            <text:p>32779</text:p>
          </table:table-cell>
          <table:table-cell office:value-type="float" office:value="32340" table:style-name="ce1">
            <text:p>32340</text:p>
          </table:table-cell>
          <table:table-cell office:value-type="float" office:value="32312" table:style-name="ce1">
            <text:p>32312</text:p>
          </table:table-cell>
          <table:table-cell office:value-type="float" office:value="32552" table:style-name="ce1">
            <text:p>32552</text:p>
          </table:table-cell>
          <table:table-cell office:value-type="float" office:value="32568" table:style-name="ce1">
            <text:p>32568</text:p>
          </table:table-cell>
          <table:table-cell office:value-type="float" office:value="32508" table:style-name="ce1">
            <text:p>32508</text:p>
          </table:table-cell>
          <table:table-cell office:value-type="float" office:value="32463" table:style-name="ce1">
            <text:p>32463</text:p>
          </table:table-cell>
          <table:table-cell office:value-type="float" office:value="32418" table:style-name="ce1">
            <text:p>32418</text:p>
          </table:table-cell>
          <table:table-cell office:value-type="float" office:value="32422" table:style-name="ce1">
            <text:p>32422</text:p>
          </table:table-cell>
          <table:table-cell table:number-columns-repeated="16352"/>
        </table:table-row>
        <table:table-row table:style-name="ro1">
          <table:table-cell office:value-type="string" table:style-name="ce4">
            <text:p>0,1 mM</text:p>
          </table:table-cell>
          <table:table-cell office:value-type="float" office:value="33941" table:style-name="ce1">
            <text:p>33941</text:p>
          </table:table-cell>
          <table:table-cell office:value-type="float" office:value="34001" table:style-name="ce1">
            <text:p>34001</text:p>
          </table:table-cell>
          <table:table-cell office:value-type="float" office:value="34210" table:style-name="ce1">
            <text:p>34210</text:p>
          </table:table-cell>
          <table:table-cell office:value-type="float" office:value="34101" table:style-name="ce1">
            <text:p>34101</text:p>
          </table:table-cell>
          <table:table-cell office:value-type="float" office:value="34043" table:style-name="ce1">
            <text:p>34043</text:p>
          </table:table-cell>
          <table:table-cell office:value-type="float" office:value="34291" table:style-name="ce1">
            <text:p>34291</text:p>
          </table:table-cell>
          <table:table-cell office:value-type="float" office:value="33953" table:style-name="ce1">
            <text:p>33953</text:p>
          </table:table-cell>
          <table:table-cell office:value-type="float" office:value="34027" table:style-name="ce1">
            <text:p>34027</text:p>
          </table:table-cell>
          <table:table-cell office:value-type="float" office:value="34147" table:style-name="ce1">
            <text:p>34147</text:p>
          </table:table-cell>
          <table:table-cell office:value-type="float" office:value="33985" table:style-name="ce1">
            <text:p>33985</text:p>
          </table:table-cell>
          <table:table-cell office:value-type="float" office:value="33776" table:style-name="ce1">
            <text:p>33776</text:p>
          </table:table-cell>
          <table:table-cell office:value-type="float" office:value="33862" table:style-name="ce1">
            <text:p>33862</text:p>
          </table:table-cell>
          <table:table-cell office:value-type="float" office:value="33314" table:style-name="ce1">
            <text:p>33314</text:p>
          </table:table-cell>
          <table:table-cell office:value-type="float" office:value="34142" table:style-name="ce1">
            <text:p>34142</text:p>
          </table:table-cell>
          <table:table-cell office:value-type="float" office:value="33690" table:style-name="ce1">
            <text:p>33690</text:p>
          </table:table-cell>
          <table:table-cell office:value-type="float" office:value="33330" table:style-name="ce1">
            <text:p>33330</text:p>
          </table:table-cell>
          <table:table-cell office:value-type="float" office:value="33628" table:style-name="ce1">
            <text:p>33628</text:p>
          </table:table-cell>
          <table:table-cell office:value-type="float" office:value="33804" table:style-name="ce1">
            <text:p>33804</text:p>
          </table:table-cell>
          <table:table-cell office:value-type="float" office:value="33457" table:style-name="ce1">
            <text:p>33457</text:p>
          </table:table-cell>
          <table:table-cell office:value-type="float" office:value="33349" table:style-name="ce1">
            <text:p>33349</text:p>
          </table:table-cell>
          <table:table-cell office:value-type="float" office:value="33258" table:style-name="ce1">
            <text:p>33258</text:p>
          </table:table-cell>
          <table:table-cell office:value-type="float" office:value="33087" table:style-name="ce1">
            <text:p>33087</text:p>
          </table:table-cell>
          <table:table-cell office:value-type="float" office:value="33503" table:style-name="ce1">
            <text:p>33503</text:p>
          </table:table-cell>
          <table:table-cell office:value-type="float" office:value="33326" table:style-name="ce1">
            <text:p>33326</text:p>
          </table:table-cell>
          <table:table-cell office:value-type="float" office:value="32772" table:style-name="ce1">
            <text:p>32772</text:p>
          </table:table-cell>
          <table:table-cell office:value-type="float" office:value="33094" table:style-name="ce1">
            <text:p>33094</text:p>
          </table:table-cell>
          <table:table-cell office:value-type="float" office:value="33093" table:style-name="ce1">
            <text:p>33093</text:p>
          </table:table-cell>
          <table:table-cell office:value-type="float" office:value="32943" table:style-name="ce1">
            <text:p>32943</text:p>
          </table:table-cell>
          <table:table-cell office:value-type="float" office:value="33299" table:style-name="ce1">
            <text:p>33299</text:p>
          </table:table-cell>
          <table:table-cell office:value-type="float" office:value="33168" table:style-name="ce1">
            <text:p>33168</text:p>
          </table:table-cell>
          <table:table-cell office:value-type="float" office:value="32947" table:style-name="ce1">
            <text:p>32947</text:p>
          </table:table-cell>
          <table:table-cell table:number-columns-repeated="16352"/>
        </table:table-row>
        <table:table-row table:style-name="ro1">
          <table:table-cell office:value-type="string" table:style-name="ce4">
            <text:p>Hepes</text:p>
          </table:table-cell>
          <table:table-cell office:value-type="float" office:value="30907" table:style-name="ce1">
            <text:p>30907</text:p>
          </table:table-cell>
          <table:table-cell office:value-type="float" office:value="31039" table:style-name="ce1">
            <text:p>31039</text:p>
          </table:table-cell>
          <table:table-cell office:value-type="float" office:value="31151" table:style-name="ce1">
            <text:p>31151</text:p>
          </table:table-cell>
          <table:table-cell office:value-type="float" office:value="30979" table:style-name="ce1">
            <text:p>30979</text:p>
          </table:table-cell>
          <table:table-cell office:value-type="float" office:value="30930" table:style-name="ce1">
            <text:p>30930</text:p>
          </table:table-cell>
          <table:table-cell office:value-type="float" office:value="31134" table:style-name="ce1">
            <text:p>31134</text:p>
          </table:table-cell>
          <table:table-cell office:value-type="float" office:value="30708" table:style-name="ce1">
            <text:p>30708</text:p>
          </table:table-cell>
          <table:table-cell office:value-type="float" office:value="30811" table:style-name="ce1">
            <text:p>30811</text:p>
          </table:table-cell>
          <table:table-cell office:value-type="float" office:value="31173" table:style-name="ce1">
            <text:p>31173</text:p>
          </table:table-cell>
          <table:table-cell office:value-type="float" office:value="30630" table:style-name="ce1">
            <text:p>30630</text:p>
          </table:table-cell>
          <table:table-cell office:value-type="float" office:value="30741" table:style-name="ce1">
            <text:p>30741</text:p>
          </table:table-cell>
          <table:table-cell office:value-type="float" office:value="31261" table:style-name="ce1">
            <text:p>31261</text:p>
          </table:table-cell>
          <table:table-cell office:value-type="float" office:value="30884" table:style-name="ce1">
            <text:p>30884</text:p>
          </table:table-cell>
          <table:table-cell office:value-type="float" office:value="30924" table:style-name="ce1">
            <text:p>30924</text:p>
          </table:table-cell>
          <table:table-cell office:value-type="float" office:value="30528" table:style-name="ce1">
            <text:p>30528</text:p>
          </table:table-cell>
          <table:table-cell office:value-type="float" office:value="30764" table:style-name="ce1">
            <text:p>30764</text:p>
          </table:table-cell>
          <table:table-cell office:value-type="float" office:value="30691" table:style-name="ce1">
            <text:p>30691</text:p>
          </table:table-cell>
          <table:table-cell office:value-type="float" office:value="30670" table:style-name="ce1">
            <text:p>30670</text:p>
          </table:table-cell>
          <table:table-cell office:value-type="float" office:value="30465" table:style-name="ce1">
            <text:p>30465</text:p>
          </table:table-cell>
          <table:table-cell office:value-type="float" office:value="30275" table:style-name="ce1">
            <text:p>30275</text:p>
          </table:table-cell>
          <table:table-cell office:value-type="float" office:value="30358" table:style-name="ce1">
            <text:p>30358</text:p>
          </table:table-cell>
          <table:table-cell office:value-type="float" office:value="30237" table:style-name="ce1">
            <text:p>30237</text:p>
          </table:table-cell>
          <table:table-cell office:value-type="float" office:value="30572" table:style-name="ce1">
            <text:p>30572</text:p>
          </table:table-cell>
          <table:table-cell office:value-type="float" office:value="30386" table:style-name="ce1">
            <text:p>30386</text:p>
          </table:table-cell>
          <table:table-cell office:value-type="float" office:value="30316" table:style-name="ce1">
            <text:p>30316</text:p>
          </table:table-cell>
          <table:table-cell office:value-type="float" office:value="30304" table:style-name="ce1">
            <text:p>30304</text:p>
          </table:table-cell>
          <table:table-cell office:value-type="float" office:value="30414" table:style-name="ce1">
            <text:p>30414</text:p>
          </table:table-cell>
          <table:table-cell office:value-type="float" office:value="30222" table:style-name="ce1">
            <text:p>30222</text:p>
          </table:table-cell>
          <table:table-cell office:value-type="float" office:value="30540" table:style-name="ce1">
            <text:p>30540</text:p>
          </table:table-cell>
          <table:table-cell office:value-type="float" office:value="30432" table:style-name="ce1">
            <text:p>30432</text:p>
          </table:table-cell>
          <table:table-cell table:number-columns-repeated="16353" table:style-name="ce1"/>
        </table:table-row>
        <table:table-row table:style-name="ro1">
          <table:table-cell office:value-type="string" table:style-name="ce4">
            <text:p>Hepes<text:s/></text:p>
          </table:table-cell>
          <table:table-cell office:value-type="float" office:value="31624" table:style-name="ce1">
            <text:p>31624</text:p>
          </table:table-cell>
          <table:table-cell office:value-type="float" office:value="31687" table:style-name="ce1">
            <text:p>31687</text:p>
          </table:table-cell>
          <table:table-cell office:value-type="float" office:value="31400" table:style-name="ce1">
            <text:p>31400</text:p>
          </table:table-cell>
          <table:table-cell office:value-type="float" office:value="30944" table:style-name="ce1">
            <text:p>30944</text:p>
          </table:table-cell>
          <table:table-cell office:value-type="float" office:value="30776" table:style-name="ce1">
            <text:p>30776</text:p>
          </table:table-cell>
          <table:table-cell office:value-type="float" office:value="29971" table:style-name="ce1">
            <text:p>29971</text:p>
          </table:table-cell>
          <table:table-cell office:value-type="float" office:value="31453" table:style-name="ce1">
            <text:p>31453</text:p>
          </table:table-cell>
          <table:table-cell office:value-type="float" office:value="30728" table:style-name="ce1">
            <text:p>30728</text:p>
          </table:table-cell>
          <table:table-cell office:value-type="float" office:value="30557" table:style-name="ce1">
            <text:p>30557</text:p>
          </table:table-cell>
          <table:table-cell office:value-type="float" office:value="29986" table:style-name="ce1">
            <text:p>29986</text:p>
          </table:table-cell>
          <table:table-cell office:value-type="float" office:value="30990" table:style-name="ce1">
            <text:p>30990</text:p>
          </table:table-cell>
          <table:table-cell office:value-type="float" office:value="30250" table:style-name="ce1">
            <text:p>30250</text:p>
          </table:table-cell>
          <table:table-cell office:value-type="float" office:value="30298" table:style-name="ce1">
            <text:p>30298</text:p>
          </table:table-cell>
          <table:table-cell office:value-type="float" office:value="30341" table:style-name="ce1">
            <text:p>30341</text:p>
          </table:table-cell>
          <table:table-cell office:value-type="float" office:value="30441" table:style-name="ce1">
            <text:p>30441</text:p>
          </table:table-cell>
          <table:table-cell office:value-type="float" office:value="30290" table:style-name="ce1">
            <text:p>30290</text:p>
          </table:table-cell>
          <table:table-cell office:value-type="float" office:value="30434" table:style-name="ce1">
            <text:p>30434</text:p>
          </table:table-cell>
          <table:table-cell office:value-type="float" office:value="30085" table:style-name="ce1">
            <text:p>30085</text:p>
          </table:table-cell>
          <table:table-cell office:value-type="float" office:value="30167" table:style-name="ce1">
            <text:p>30167</text:p>
          </table:table-cell>
          <table:table-cell office:value-type="float" office:value="30025" table:style-name="ce1">
            <text:p>30025</text:p>
          </table:table-cell>
          <table:table-cell office:value-type="float" office:value="29831" table:style-name="ce1">
            <text:p>29831</text:p>
          </table:table-cell>
          <table:table-cell office:value-type="float" office:value="29692" table:style-name="ce1">
            <text:p>29692</text:p>
          </table:table-cell>
          <table:table-cell office:value-type="float" office:value="30300" table:style-name="ce1">
            <text:p>30300</text:p>
          </table:table-cell>
          <table:table-cell office:value-type="float" office:value="30086" table:style-name="ce1">
            <text:p>30086</text:p>
          </table:table-cell>
          <table:table-cell office:value-type="float" office:value="29676" table:style-name="ce1">
            <text:p>29676</text:p>
          </table:table-cell>
          <table:table-cell office:value-type="float" office:value="29943" table:style-name="ce1">
            <text:p>29943</text:p>
          </table:table-cell>
          <table:table-cell office:value-type="float" office:value="30025" table:style-name="ce1">
            <text:p>30025</text:p>
          </table:table-cell>
          <table:table-cell office:value-type="float" office:value="29762" table:style-name="ce1">
            <text:p>29762</text:p>
          </table:table-cell>
          <table:table-cell office:value-type="float" office:value="30003" table:style-name="ce1">
            <text:p>30003</text:p>
          </table:table-cell>
          <table:table-cell office:value-type="float" office:value="30394" table:style-name="ce1">
            <text:p>30394</text:p>
          </table:table-cell>
          <table:table-cell table:number-columns-repeated="16353" table:style-name="ce1"/>
        </table:table-row>
        <table:table-row table:style-name="ro1">
          <table:table-cell office:value-type="string" table:style-name="ce4">
            <text:p>Hepes</text:p>
          </table:table-cell>
          <table:table-cell office:value-type="float" office:value="35348" table:style-name="ce1">
            <text:p>35348</text:p>
          </table:table-cell>
          <table:table-cell office:value-type="float" office:value="35381" table:style-name="ce1">
            <text:p>35381</text:p>
          </table:table-cell>
          <table:table-cell office:value-type="float" office:value="35157" table:style-name="ce1">
            <text:p>35157</text:p>
          </table:table-cell>
          <table:table-cell office:value-type="float" office:value="35004" table:style-name="ce1">
            <text:p>35004</text:p>
          </table:table-cell>
          <table:table-cell office:value-type="float" office:value="34553" table:style-name="ce1">
            <text:p>34553</text:p>
          </table:table-cell>
          <table:table-cell office:value-type="float" office:value="35154" table:style-name="ce1">
            <text:p>35154</text:p>
          </table:table-cell>
          <table:table-cell office:value-type="float" office:value="35143" table:style-name="ce1">
            <text:p>35143</text:p>
          </table:table-cell>
          <table:table-cell office:value-type="float" office:value="35140" table:style-name="ce1">
            <text:p>35140</text:p>
          </table:table-cell>
          <table:table-cell office:value-type="float" office:value="35121" table:style-name="ce1">
            <text:p>35121</text:p>
          </table:table-cell>
          <table:table-cell office:value-type="float" office:value="35255" table:style-name="ce1">
            <text:p>35255</text:p>
          </table:table-cell>
          <table:table-cell office:value-type="float" office:value="35106" table:style-name="ce1">
            <text:p>35106</text:p>
          </table:table-cell>
          <table:table-cell office:value-type="float" office:value="35483" table:style-name="ce1">
            <text:p>35483</text:p>
          </table:table-cell>
          <table:table-cell office:value-type="float" office:value="35086" table:style-name="ce1">
            <text:p>35086</text:p>
          </table:table-cell>
          <table:table-cell office:value-type="float" office:value="35464" table:style-name="ce1">
            <text:p>35464</text:p>
          </table:table-cell>
          <table:table-cell office:value-type="float" office:value="34823" table:style-name="ce1">
            <text:p>34823</text:p>
          </table:table-cell>
          <table:table-cell office:value-type="float" office:value="34718" table:style-name="ce1">
            <text:p>34718</text:p>
          </table:table-cell>
          <table:table-cell office:value-type="float" office:value="34960" table:style-name="ce1">
            <text:p>34960</text:p>
          </table:table-cell>
          <table:table-cell office:value-type="float" office:value="34807" table:style-name="ce1">
            <text:p>34807</text:p>
          </table:table-cell>
          <table:table-cell office:value-type="float" office:value="34581" table:style-name="ce1">
            <text:p>34581</text:p>
          </table:table-cell>
          <table:table-cell office:value-type="float" office:value="34447" table:style-name="ce1">
            <text:p>34447</text:p>
          </table:table-cell>
          <table:table-cell office:value-type="float" office:value="34110" table:style-name="ce1">
            <text:p>34110</text:p>
          </table:table-cell>
          <table:table-cell office:value-type="float" office:value="34090" table:style-name="ce1">
            <text:p>34090</text:p>
          </table:table-cell>
          <table:table-cell office:value-type="float" office:value="34526" table:style-name="ce1">
            <text:p>34526</text:p>
          </table:table-cell>
          <table:table-cell office:value-type="float" office:value="34519" table:style-name="ce1">
            <text:p>34519</text:p>
          </table:table-cell>
          <table:table-cell office:value-type="float" office:value="34061" table:style-name="ce1">
            <text:p>34061</text:p>
          </table:table-cell>
          <table:table-cell office:value-type="float" office:value="34147" table:style-name="ce1">
            <text:p>34147</text:p>
          </table:table-cell>
          <table:table-cell office:value-type="float" office:value="34105" table:style-name="ce1">
            <text:p>34105</text:p>
          </table:table-cell>
          <table:table-cell office:value-type="float" office:value="34190" table:style-name="ce1">
            <text:p>34190</text:p>
          </table:table-cell>
          <table:table-cell office:value-type="float" office:value="33950" table:style-name="ce1">
            <text:p>33950</text:p>
          </table:table-cell>
          <table:table-cell office:value-type="float" office:value="34166" table:style-name="ce1">
            <text:p>34166</text:p>
          </table:table-cell>
          <table:table-cell table:number-columns-repeated="16353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office:value-type="string" table:style-name="ce1">
            <text:p>BSG-MCT1+ilacco1.1 + 50 µM CCCP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Endzeit:</text:p>
          </table:table-cell>
          <table:table-cell table:number-columns-repeated="16383" table:style-name="ce1"/>
        </table:table-row>
        <table:table-row table:number-rows-repeated="1048517" table:style-name="ro2">
          <table:table-cell table:number-columns-repeated="16384"/>
        </table:table-row>
      </table:table>
      <table:table table:name="Sheet13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+</text:p>
          </table:table-cell>
          <table:table-cell table:number-columns-repeated="3" table:style-name="ce1"/>
          <table:table-cell office:value-type="string" table:style-name="ce1">
            <office:annotation draw:style-name="a6" svg:x="4.3in" svg:y="0in" svg:width="1.325in" svg:height="0.891666666666667in">
              <dc:creator>Hiwibeit</dc:creator>
              <text:p><text:span text:style-name="T1">Tecan.At.Common, 3.9.1.0</text:span><text:span text:style-name="T1"/></text:p>
              <text:p><text:span text:style-name="T1">Tecan.At.Common.DocumentManagement, 3.9.1.0</text:span><text:span text:style-name="T1"/></text:p>
              <text:p><text:span text:style-name="T1">Tecan.At.Common.DocumentManagement.Reader, 3.6.1.0</text:span><text:span text:style-name="T1"/></text:p>
              <text:p><text:span text:style-name="T1">Tecan.At.Common.MCS, 3.9.1.0</text:span><text:span text:style-name="T1"/></text:p>
              <text:p><text:span text:style-name="T1">Tecan.At.Common.Results, 3.9.1.0</text:span><text:span text:style-name="T1"/></text:p>
              <text:p><text:span text:style-name="T1">Tecan.At.Common.UI, 3.9.1.0</text:span><text:span text:style-name="T1"/></text:p>
              <text:p><text:span text:style-name="T1">Tecan.At.Common.UI.resources, 3.9.1.0</text:span><text:span text:style-name="T1"/></text:p>
              <text:p><text:span text:style-name="T1">Tecan.At.Communication.Common, 3.9.1.0</text:span><text:span text:style-name="T1"/></text:p>
              <text:p><text:span text:style-name="T1">Tecan.At.Communication.Port.IP, 3.9.1.0</text:span><text:span text:style-name="T1"/></text:p>
              <text:p><text:span text:style-name="T1">Tecan.At.Communication.Port.RS232, 3.9.1.0</text:span><text:span text:style-name="T1"/></text:p>
              <text:p><text:span text:style-name="T1">Tecan.At.Communication.Port.SIM.Common, 3.9.1.0</text:span><text:span text:style-name="T1"/></text:p>
              <text:p><text:span text:style-name="T1">Tecan.At.Communication.Port.SIM.Common.resources, 3.9.1.0</text:span><text:span text:style-name="T1"/></text:p>
              <text:p><text:span text:style-name="T1">Tecan.At.Communication.Port.USB, 3.9.1.0</text:span><text:span text:style-name="T1"/></text:p>
              <text:p><text:span text:style-name="T1">Tecan.At.Communication.Server, 3.9.1.0</text:span><text:span text:style-name="T1"/></text:p>
              <text:p><text:span text:style-name="T1">Tecan.At.Communication.SIM.AMR, 3.6.1.0</text:span><text:span text:style-name="T1"/></text:p>
              <text:p><text:span text:style-name="T1">Tecan.At.Communication.SIM.AMR.resources, 3.6.1.0</text:span><text:span text:style-name="T1"/></text:p>
              <text:p><text:span text:style-name="T1">Tecan.At.Communication.SIM.AMRPlus, 3.6.1.0</text:span><text:span text:style-name="T1"/></text:p>
              <text:p><text:span text:style-name="T1">Tecan.At.Communication.SIM.AMRPlus.resources, 3.6.1.0</text:span><text:span text:style-name="T1"/></text:p>
              <text:p><text:span text:style-name="T1">Tecan.At.Communication.SIM.Connect, 3.9.1.0</text:span><text:span text:style-name="T1"/></text:p>
              <text:p><text:span text:style-name="T1">Tecan.At.Communication.SIM.GeniosUltra, 3.6.1.0</text:span><text:span text:style-name="T1"/></text:p>
              <text:p><text:span text:style-name="T1">Tecan.At.Communication.SIM.GeniosUltra.resources, 3.6.1.0</text:span><text:span text:style-name="T1"/></text:p>
              <text:p><text:span text:style-name="T1">Tecan.At.Communication.SIM.Safire3, 3.6.1.0</text:span><text:span text:style-name="T1"/></text:p>
              <text:p><text:span text:style-name="T1">Tecan.At.Communication.SIM.Safire3.resources, 3.6.1.0</text:span><text:span text:style-name="T1"/></text:p>
              <text:p><text:span text:style-name="T1">Tecan.At.Communication.SIM.Safire3Pro, 3.6.1.0</text:span><text:span text:style-name="T1"/></text:p>
              <text:p><text:span text:style-name="T1">Tecan.At.Communication.SIM.Safire3Pro.resources, 3.6.1.0</text:span><text:span text:style-name="T1"/></text:p>
              <text:p><text:span text:style-name="T1">Tecan.At.Communication.SIM.SunriseMini, 3.6.1.0</text:span><text:span text:style-name="T1"/></text:p>
              <text:p><text:span text:style-name="T1">Tecan.At.Communication.SIM.SunriseMini.resources, 3.6.1.0</text:span><text:span text:style-name="T1"/></text:p>
              <text:p><text:span text:style-name="T1">Tecan.At.Instrument.Common, 3.9.1.0</text:span><text:span text:style-name="T1"/></text:p>
              <text:p><text:span text:style-name="T1">Tecan.At.Instrument.Common.GCM, 3.9.1.0</text:span><text:span text:style-name="T1"/></text:p>
              <text:p><text:span text:style-name="T1">Tecan.At.Instrument.Common.Reader, 3.6.1.0</text:span><text:span text:style-name="T1"/></text:p>
              <text:p><text:span text:style-name="T1">Tecan.At.Instrument.Common.resources, 3.9.1.0</text:span><text:span text:style-name="T1"/></text:p>
              <text:p><text:span text:style-name="T1">Tecan.At.Instrument.Common.Stacker, 3.9.1.0</text:span><text:span text:style-name="T1"/></text:p>
              <text:p><text:span text:style-name="T1">Tecan.At.Instrument.Gas.GCM, 3.9.1.0</text:span><text:span text:style-name="T1"/></text:p>
              <text:p><text:span text:style-name="T1">Tecan.At.Instrument.GCM.Server, 3.9.1.0</text:span><text:span text:style-name="T1"/></text:p>
              <text:p><text:span text:style-name="T1">Tecan.At.Instrument.Reader.AMR, 3.6.1.0</text:span><text:span text:style-name="T1"/></text:p>
              <text:p><text:span text:style-name="T1">Tecan.At.Instrument.Reader.AMRPlus, 3.6.1.0</text:span><text:span text:style-name="T1"/></text:p>
              <text:p><text:span text:style-name="T1">Tecan.At.Instrument.Reader.GeniosUltra, 3.6.1.0</text:span><text:span text:style-name="T1"/></text:p>
              <text:p><text:span text:style-name="T1">Tecan.At.Instrument.Reader.Safire3, 3.6.1.0</text:span><text:span text:style-name="T1"/></text:p>
              <text:p><text:span text:style-name="T1">Tecan.At.Instrument.Reader.Safire3Pro, 3.6.1.0</text:span><text:span text:style-name="T1"/></text:p>
              <text:p><text:span text:style-name="T1">Tecan.At.Instrument.Reader.SunriseMini, 3.6.1.0</text:span><text:span text:style-name="T1"/></text:p>
              <text:p><text:span text:style-name="T1">Tecan.At.Instrument.Server, 3.9.1.0</text:span><text:span text:style-name="T1"/></text:p>
              <text:p><text:span text:style-name="T1">Tecan.At.Instrument.Server.resources, 3.9.1.0</text:span><text:span text:style-name="T1"/></text:p>
              <text:p><text:span text:style-name="T1">Tecan.At.Instrument.Stacker.Connect, 3.9.1.0</text:span><text:span text:style-name="T1"/></text:p>
              <text:p><text:span text:style-name="T1">Tecan.At.Instrument.Stacker.Server, 3.9.1.0</text:span><text:span text:style-name="T1"/></text:p>
              <text:p><text:span text:style-name="T1">Tecan.At.Measurement.BuiltInTest.Common, 3.6.1.0</text:span><text:span text:style-name="T1"/></text:p>
              <text:p><text:span text:style-name="T1">Tecan.At.Measurement.Common, 3.6.1.0</text:span><text:span text:style-name="T1"/></text:p>
              <text:p><text:span text:style-name="T1">Tecan.At.Measurement.Server, 3.6.1.0</text:span><text:span text:style-name="T1"/></text:p>
              <text:p><text:span text:style-name="T1">Tecan.At.XFluor, 2.0.10.0</text:span><text:span text:style-name="T1"/></text:p>
              <text:p><text:span text:style-name="T1">Tecan.At.XFluor.Connect.Reader, 2.0.10.0</text:span><text:span text:style-name="T1"/></text:p>
              <text:p><text:span text:style-name="T1">Tecan.At.XFluor.Connect.Reader.resources, 2.0.10.0</text:span><text:span text:style-name="T1"/></text:p>
              <text:p><text:span text:style-name="T1">Tecan.At.XFluor.Core, 2.0.10.0</text:span><text:span text:style-name="T1"/></text:p>
              <text:p><text:span text:style-name="T1">Tecan.At.XFluor.Core.resources, 2.0.10.0</text:span><text:span text:style-name="T1"/></text:p>
              <text:p><text:span text:style-name="T1">Tecan.At.XFluor.Device, 2.0.10.0</text:span><text:span text:style-name="T1"/></text:p>
              <text:p><text:span text:style-name="T1">Tecan.At.XFluor.Device.AMR, 2.0.10.0</text:span><text:span text:style-name="T1"/></text:p>
              <text:p><text:span text:style-name="T1">Tecan.At.XFluor.Device.AMR.resources, 2.0.10.0</text:span><text:span text:style-name="T1"/></text:p>
              <text:p><text:span text:style-name="T1">Tecan.At.XFluor.Device.AMRPlus, 2.0.10.0</text:span><text:span text:style-name="T1"/></text:p>
              <text:p><text:span text:style-name="T1">Tecan.At.XFluor.Device.GeniosUltra, 2.0.10.0</text:span><text:span text:style-name="T1"/></text:p>
              <text:p><text:span text:style-name="T1">Tecan.At.XFluor.Device.Reader, 2.0.10.0</text:span><text:span text:style-name="T1"/></text:p>
              <text:p><text:span text:style-name="T1">Tecan.At.XFluor.Device.resources, 2.0.10.0</text:span><text:span text:style-name="T1"/></text:p>
              <text:p><text:span text:style-name="T1">Tecan.At.XFluor.Device.Safire3, 2.0.10.0</text:span><text:span text:style-name="T1"/></text:p>
              <text:p><text:span text:style-name="T1">Tecan.At.XFluor.Device.Safire3Pro, 2.0.10.0</text:span><text:span text:style-name="T1"/></text:p>
              <text:p><text:span text:style-name="T1">Tecan.At.XFluor.Device.SunriseMini, 2.0.10.0</text:span><text:span text:style-name="T1"/></text:p>
              <text:p><text:span text:style-name="T1">Tecan.At.XFluor.ExcelOutput, 2.0.10.0</text:span><text:span text:style-name="T1"/></text:p>
              <text:p><text:span text:style-name="T1">Tecan.At.XFluor.ExcelOutput.resources, 2.0.10.0</text:span><text:span text:style-name="T1"/></text:p>
              <text:p><text:span text:style-name="T1">Tecan.At.XFluor.NanoQuant, 2.0.10.0</text:span><text:span text:style-name="T1"/></text:p>
              <text:p><text:span text:style-name="T1">Tecan.At.XFluor.NanoQuant.resources, 2.0.10.0</text:span><text:span text:style-name="T1"/></text:p>
              <text:p><text:span text:style-name="T1">Tecan.At.XFluor.ReaderEditor, 2.0.10.0</text:span><text:span text:style-name="T1"/></text:p>
              <text:p><text:span text:style-name="T1">Tecan.At.XFluor.ReaderEditor.resources, 2.0.10.0</text:span><text:span text:style-name="T1"/></text:p>
              <text:p><text:span text:style-name="T1">Tecan.At.XFluor.resources, 2.0.10.0</text:span><text:span text:style-name="T1"/></text:p>
              <text:p/>
            </office:annotation>
            <text:p>Tecan i-control , 2.0.1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erät: infinite 200</text:p>
          </table:table-cell>
          <table:table-cell table:number-columns-repeated="3" table:style-name="ce1"/>
          <table:table-cell office:value-type="string" table:style-name="ce1">
            <text:p>Seriennummer: 705000573</text:p>
          </table:table-cell>
          <table:table-cell table:number-columns-repeated="3" table:style-name="ce1"/>
          <table:table-cell office:value-type="string" table:style-name="ce1">
            <text:p>Seriennummer des verbundenen Staplers: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Firmware: V_2.02_11/06_InfiniTe (Dec 13 2006/16.18.16)</text:p>
          </table:table-cell>
          <table:table-cell table:number-columns-repeated="3" table:style-name="ce1"/>
          <table:table-cell office:value-type="string" table:style-name="ce1">
            <office:annotation draw:style-name="a7" svg:x="4.3in" svg:y="0.3in" svg:width="1.325in" svg:height="0.891666666666667in">
              <dc:creator>Hiwibeit</dc:creator>
              <text:p><text:span text:style-name="T1">EHC, V_2.02_11/06_InfiniTe (Dec 13 2006/16.18.16)</text:span><text:span text:style-name="T1"/></text:p>
              <text:p><text:span text:style-name="T1">MTP, V_2.02_11/06_InfiniTe (Dec 13 2006/16.18.16)</text:span><text:span text:style-name="T1"/></text:p>
              <text:p><text:span text:style-name="T1">FIL, V_2.00_04/06_FILTER (Apr <text:s/>5 2006/11.37.11)</text:span><text:span text:style-name="T1"/></text:p>
              <text:p/>
            </office:annotation>
            <text:p>MAI, V_2.02_11/06_InfiniTe (Dec 13 2006/16.18.16)</text:p>
          </table:table-cell>
          <table:table-cell table:number-columns-repeated="16379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Datum:</text:p>
          </table:table-cell>
          <table:table-cell office:value-type="string" table:style-name="ce1">
            <text:p>20.11.202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Zeit:</text:p>
          </table:table-cell>
          <table:table-cell office:value-type="string" table:style-name="ce1">
            <text:p>15:13:43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System</text:p>
          </table:table-cell>
          <table:table-cell table:number-columns-repeated="3" table:style-name="ce1"/>
          <table:table-cell office:value-type="string" table:style-name="ce1">
            <text:p>UKSPA-1086651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nwender</text:p>
          </table:table-cell>
          <table:table-cell table:number-columns-repeated="3" table:style-name="ce1"/>
          <table:table-cell office:value-type="string" table:style-name="ce1">
            <text:p>UNI-KIEL\hiwibei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tte</text:p>
          </table:table-cell>
          <table:table-cell table:number-columns-repeated="3" table:style-name="ce1"/>
          <table:table-cell office:value-type="string" table:style-name="ce1">
            <text:p>Greiner 96 Flat Bottom Black Polystyrene Cat. No.: 655079/655086/655077/655076 <text:s text:c="2"/>[GRE96fb_chimney.pdfx]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tten-ID (Stapler)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Schütteln (Linear) Dauer:</text:p>
          </table:table-cell>
          <table:table-cell table:number-columns-repeated="3" table:style-name="ce2"/>
          <table:table-cell office:value-type="float" office:value="3" table:style-name="ce2">
            <text:p>3</text:p>
          </table:table-cell>
          <table:table-cell office:value-type="string" table:style-name="ce2">
            <text:p>s</text:p>
          </table:table-cell>
          <table:table-cell table:number-columns-repeated="6" table:style-name="ce2"/>
          <table:table-cell table:number-columns-repeated="16372"/>
        </table:table-row>
        <table:table-row table:style-name="ro1">
          <table:table-cell office:value-type="string" table:style-name="ce2">
            <text:p>Schütteln (Linear) Amplitude:</text:p>
          </table:table-cell>
          <table:table-cell table:number-columns-repeated="3" table:style-name="ce2"/>
          <table:table-cell office:value-type="float" office:value="1" table:style-name="ce2">
            <text:p>1</text:p>
          </table:table-cell>
          <table:table-cell office:value-type="string" table:style-name="ce2">
            <text:p>mm</text:p>
          </table:table-cell>
          <table:table-cell table:number-columns-repeated="6" table:style-name="ce2"/>
          <table:table-cell table:number-columns-repeated="16372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Liste der Aktionen in diesem Mess-Script:</text:p>
          </table:table-cell>
          <table:table-cell table:number-columns-repeated="11" table:style-name="ce2"/>
          <table:table-cell table:number-columns-repeated="16372"/>
        </table:table-row>
        <table:table-row table:style-name="ro1">
          <table:table-cell office:value-type="string" table:style-name="ce2">
            <text:p>Kinetik</text:p>
          </table:table-cell>
          <table:table-cell table:number-columns-repeated="11" table:style-name="ce2"/>
          <table:table-cell table:number-columns-repeated="16372"/>
        </table:table-row>
        <table:table-row table:style-name="ro1">
          <table:table-cell office:value-type="string" table:style-name="ce2">
            <text:p>Fluoreszenz</text:p>
          </table:table-cell>
          <table:table-cell table:number-columns-repeated="11" table:style-name="ce2"/>
          <table:table-cell table:number-columns-repeated="16372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Label: Label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etik - Messun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etik - Dauer</text:p>
          </table:table-cell>
          <table:table-cell table:number-columns-repeated="3" table:style-name="ce1"/>
          <table:table-cell office:value-type="time" office:time-value="PT0H8M0S" table:style-name="ce3">
            <text:p>00:08: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rvallzeit</text:p>
          </table:table-cell>
          <table:table-cell table:number-columns-repeated="3" table:style-name="ce1"/>
          <table:table-cell office:value-type="time" office:time-value="PT0H0M13S" table:style-name="ce3">
            <text:p>00:00:1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odus</text:p>
          </table:table-cell>
          <table:table-cell table:number-columns-repeated="3" table:style-name="ce1"/>
          <table:table-cell office:value-type="string" table:style-name="ce1">
            <text:p>Fluoreszenz Messung von obe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xzitationswellenlänge</text:p>
          </table:table-cell>
          <table:table-cell table:number-columns-repeated="3" table:style-name="ce1"/>
          <table:table-cell office:value-type="float" office:value="485" table:style-name="ce1">
            <text:p>48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missionswellenlänge</text:p>
          </table:table-cell>
          <table:table-cell table:number-columns-repeated="3" table:style-name="ce1"/>
          <table:table-cell office:value-type="float" office:value="535" table:style-name="ce1">
            <text:p>53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xzitationsbandbreite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missionsbandbreite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Verstärkung</text:p>
          </table:table-cell>
          <table:table-cell table:number-columns-repeated="3" table:style-name="ce1"/>
          <table:table-cell office:value-type="float" office:value="145" table:style-name="ce1">
            <text:p>145</text:p>
          </table:table-cell>
          <table:table-cell office:value-type="string" table:style-name="ce1">
            <text:p>Optimal (100%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Anzahl der Blitze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grationszeit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µ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Verzögerungszeit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µ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Ruhezeit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Bereich der Platte</text:p>
          </table:table-cell>
          <table:table-cell table:number-columns-repeated="3" table:style-name="ce1"/>
          <table:table-cell office:value-type="string" table:style-name="ce1">
            <text:p>H1-H1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tartzeit:</text:p>
          </table:table-cell>
          <table:table-cell office:value-type="string" table:style-name="ce1">
            <text:p>20.11.2025 15:14:03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style-name="ce4">
            <text:p>Zyklus Nr.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office:value-type="float" office:value="7" table:style-name="ce4">
            <text:p>7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Zeit [s]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26" table:style-name="ce1">
            <text:p>26</text:p>
          </table:table-cell>
          <table:table-cell office:value-type="float" office:value="39" table:style-name="ce1">
            <text:p>39</text:p>
          </table:table-cell>
          <table:table-cell office:value-type="float" office:value="52" table:style-name="ce1">
            <text:p>52</text:p>
          </table:table-cell>
          <table:table-cell office:value-type="float" office:value="65" table:style-name="ce1">
            <text:p>65</text:p>
          </table:table-cell>
          <table:table-cell office:value-type="float" office:value="78" table:style-name="ce1">
            <text:p>78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Temp. [°C]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1</text:p>
          </table:table-cell>
          <table:table-cell office:value-type="float" office:value="45265" table:style-name="ce1">
            <text:p>45265</text:p>
          </table:table-cell>
          <table:table-cell office:value-type="float" office:value="45614" table:style-name="ce1">
            <text:p>45614</text:p>
          </table:table-cell>
          <table:table-cell office:value-type="float" office:value="45801" table:style-name="ce1">
            <text:p>45801</text:p>
          </table:table-cell>
          <table:table-cell office:value-type="float" office:value="45460" table:style-name="ce1">
            <text:p>45460</text:p>
          </table:table-cell>
          <table:table-cell office:value-type="float" office:value="45346" table:style-name="ce1">
            <text:p>45346</text:p>
          </table:table-cell>
          <table:table-cell office:value-type="float" office:value="45353" table:style-name="ce1">
            <text:p>45353</text:p>
          </table:table-cell>
          <table:table-cell office:value-type="float" office:value="45024" table:style-name="ce1">
            <text:p>45024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2</text:p>
          </table:table-cell>
          <table:table-cell office:value-type="float" office:value="45330" table:style-name="ce1">
            <text:p>45330</text:p>
          </table:table-cell>
          <table:table-cell office:value-type="float" office:value="45488" table:style-name="ce1">
            <text:p>45488</text:p>
          </table:table-cell>
          <table:table-cell office:value-type="float" office:value="45517" table:style-name="ce1">
            <text:p>45517</text:p>
          </table:table-cell>
          <table:table-cell office:value-type="float" office:value="45342" table:style-name="ce1">
            <text:p>45342</text:p>
          </table:table-cell>
          <table:table-cell office:value-type="float" office:value="45124" table:style-name="ce1">
            <text:p>45124</text:p>
          </table:table-cell>
          <table:table-cell office:value-type="float" office:value="44820" table:style-name="ce1">
            <text:p>4482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4">
            <text:p>H3</text:p>
          </table:table-cell>
          <table:table-cell office:value-type="float" office:value="45471" table:style-name="ce1">
            <text:p>45471</text:p>
          </table:table-cell>
          <table:table-cell office:value-type="float" office:value="45516" table:style-name="ce1">
            <text:p>45516</text:p>
          </table:table-cell>
          <table:table-cell office:value-type="float" office:value="45328" table:style-name="ce1">
            <text:p>45328</text:p>
          </table:table-cell>
          <table:table-cell office:value-type="float" office:value="44814" table:style-name="ce1">
            <text:p>44814</text:p>
          </table:table-cell>
          <table:table-cell office:value-type="float" office:value="45531" table:style-name="ce1">
            <text:p>45531</text:p>
          </table:table-cell>
          <table:table-cell office:value-type="float" office:value="45012" table:style-name="ce1">
            <text:p>4501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4">
            <text:p>H4</text:p>
          </table:table-cell>
          <table:table-cell office:value-type="float" office:value="45121" table:style-name="ce1">
            <text:p>45121</text:p>
          </table:table-cell>
          <table:table-cell office:value-type="float" office:value="45122" table:style-name="ce1">
            <text:p>45122</text:p>
          </table:table-cell>
          <table:table-cell office:value-type="float" office:value="45155" table:style-name="ce1">
            <text:p>45155</text:p>
          </table:table-cell>
          <table:table-cell office:value-type="float" office:value="45176" table:style-name="ce1">
            <text:p>45176</text:p>
          </table:table-cell>
          <table:table-cell office:value-type="float" office:value="45087" table:style-name="ce1">
            <text:p>45087</text:p>
          </table:table-cell>
          <table:table-cell office:value-type="float" office:value="44834" table:style-name="ce1">
            <text:p>44834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4">
            <text:p>H5</text:p>
          </table:table-cell>
          <table:table-cell office:value-type="float" office:value="45209" table:style-name="ce1">
            <text:p>45209</text:p>
          </table:table-cell>
          <table:table-cell office:value-type="float" office:value="45374" table:style-name="ce1">
            <text:p>45374</text:p>
          </table:table-cell>
          <table:table-cell office:value-type="float" office:value="45478" table:style-name="ce1">
            <text:p>45478</text:p>
          </table:table-cell>
          <table:table-cell office:value-type="float" office:value="45340" table:style-name="ce1">
            <text:p>45340</text:p>
          </table:table-cell>
          <table:table-cell office:value-type="float" office:value="45109" table:style-name="ce1">
            <text:p>45109</text:p>
          </table:table-cell>
          <table:table-cell office:value-type="float" office:value="44791" table:style-name="ce1">
            <text:p>4479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4">
            <text:p>H6</text:p>
          </table:table-cell>
          <table:table-cell office:value-type="float" office:value="45140" table:style-name="ce1">
            <text:p>45140</text:p>
          </table:table-cell>
          <table:table-cell office:value-type="float" office:value="45841" table:style-name="ce1">
            <text:p>45841</text:p>
          </table:table-cell>
          <table:table-cell office:value-type="float" office:value="45279" table:style-name="ce1">
            <text:p>45279</text:p>
          </table:table-cell>
          <table:table-cell office:value-type="float" office:value="45139" table:style-name="ce1">
            <text:p>45139</text:p>
          </table:table-cell>
          <table:table-cell office:value-type="float" office:value="44904" table:style-name="ce1">
            <text:p>44904</text:p>
          </table:table-cell>
          <table:table-cell office:value-type="float" office:value="44532" table:style-name="ce1">
            <text:p>4453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4">
            <text:p>H7</text:p>
          </table:table-cell>
          <table:table-cell office:value-type="float" office:value="45178" table:style-name="ce1">
            <text:p>45178</text:p>
          </table:table-cell>
          <table:table-cell office:value-type="float" office:value="45467" table:style-name="ce1">
            <text:p>45467</text:p>
          </table:table-cell>
          <table:table-cell office:value-type="float" office:value="45442" table:style-name="ce1">
            <text:p>45442</text:p>
          </table:table-cell>
          <table:table-cell office:value-type="float" office:value="44983" table:style-name="ce1">
            <text:p>44983</text:p>
          </table:table-cell>
          <table:table-cell office:value-type="float" office:value="45194" table:style-name="ce1">
            <text:p>45194</text:p>
          </table:table-cell>
          <table:table-cell office:value-type="float" office:value="44656" table:style-name="ce1">
            <text:p>44656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H8</text:p>
          </table:table-cell>
          <table:table-cell office:value-type="float" office:value="45393" table:style-name="ce1">
            <text:p>45393</text:p>
          </table:table-cell>
          <table:table-cell office:value-type="float" office:value="44970" table:style-name="ce1">
            <text:p>44970</text:p>
          </table:table-cell>
          <table:table-cell office:value-type="float" office:value="45104" table:style-name="ce1">
            <text:p>45104</text:p>
          </table:table-cell>
          <table:table-cell office:value-type="float" office:value="45392" table:style-name="ce1">
            <text:p>45392</text:p>
          </table:table-cell>
          <table:table-cell office:value-type="float" office:value="44539" table:style-name="ce1">
            <text:p>44539</text:p>
          </table:table-cell>
          <table:table-cell office:value-type="float" office:value="44614" table:style-name="ce1">
            <text:p>44614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H9</text:p>
          </table:table-cell>
          <table:table-cell office:value-type="float" office:value="45329" table:style-name="ce1">
            <text:p>45329</text:p>
          </table:table-cell>
          <table:table-cell office:value-type="float" office:value="45173" table:style-name="ce1">
            <text:p>45173</text:p>
          </table:table-cell>
          <table:table-cell office:value-type="float" office:value="45031" table:style-name="ce1">
            <text:p>45031</text:p>
          </table:table-cell>
          <table:table-cell office:value-type="float" office:value="44908" table:style-name="ce1">
            <text:p>44908</text:p>
          </table:table-cell>
          <table:table-cell office:value-type="float" office:value="44787" table:style-name="ce1">
            <text:p>44787</text:p>
          </table:table-cell>
          <table:table-cell office:value-type="float" office:value="44396" table:style-name="ce1">
            <text:p>44396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H10</text:p>
          </table:table-cell>
          <table:table-cell office:value-type="float" office:value="45208" table:style-name="ce1">
            <text:p>45208</text:p>
          </table:table-cell>
          <table:table-cell office:value-type="float" office:value="45219" table:style-name="ce1">
            <text:p>45219</text:p>
          </table:table-cell>
          <table:table-cell office:value-type="float" office:value="45089" table:style-name="ce1">
            <text:p>45089</text:p>
          </table:table-cell>
          <table:table-cell office:value-type="float" office:value="44870" table:style-name="ce1">
            <text:p>44870</text:p>
          </table:table-cell>
          <table:table-cell office:value-type="float" office:value="44628" table:style-name="ce1">
            <text:p>44628</text:p>
          </table:table-cell>
          <table:table-cell office:value-type="float" office:value="44530" table:style-name="ce1">
            <text:p>4453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H11</text:p>
          </table:table-cell>
          <table:table-cell office:value-type="float" office:value="45449" table:style-name="ce1">
            <text:p>45449</text:p>
          </table:table-cell>
          <table:table-cell office:value-type="float" office:value="45513" table:style-name="ce1">
            <text:p>45513</text:p>
          </table:table-cell>
          <table:table-cell office:value-type="float" office:value="45318" table:style-name="ce1">
            <text:p>45318</text:p>
          </table:table-cell>
          <table:table-cell office:value-type="float" office:value="44916" table:style-name="ce1">
            <text:p>44916</text:p>
          </table:table-cell>
          <table:table-cell office:value-type="float" office:value="44974" table:style-name="ce1">
            <text:p>44974</text:p>
          </table:table-cell>
          <table:table-cell office:value-type="float" office:value="44571" table:style-name="ce1">
            <text:p>44571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H12</text:p>
          </table:table-cell>
          <table:table-cell office:value-type="float" office:value="45587" table:style-name="ce1">
            <text:p>45587</text:p>
          </table:table-cell>
          <table:table-cell office:value-type="float" office:value="45541" table:style-name="ce1">
            <text:p>45541</text:p>
          </table:table-cell>
          <table:table-cell office:value-type="float" office:value="45061" table:style-name="ce1">
            <text:p>45061</text:p>
          </table:table-cell>
          <table:table-cell office:value-type="float" office:value="44794" table:style-name="ce1">
            <text:p>44794</text:p>
          </table:table-cell>
          <table:table-cell office:value-type="float" office:value="44323" table:style-name="ce1">
            <text:p>44323</text:p>
          </table:table-cell>
          <table:table-cell office:value-type="float" office:value="44628" table:style-name="ce1">
            <text:p>44628</text:p>
          </table:table-cell>
          <table:table-cell table:number-columns-repeated="16377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office:value-type="string" table:style-name="ce1">
            <text:p>Test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Endzeit:</text:p>
          </table:table-cell>
          <table:table-cell table:number-columns-repeated="16383" table:style-name="ce1"/>
        </table:table-row>
        <table:table-row table:number-rows-repeated="1048517" table:style-name="ro2">
          <table:table-cell table:number-columns-repeated="16384"/>
        </table:table-row>
      </table:table>
      <table:table table:name="Sheet12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gramm: Tecan i-control</text:p>
          </table:table-cell>
          <table:table-cell table:number-columns-repeated="3" table:style-name="ce1"/>
          <table:table-cell office:value-type="string" table:style-name="ce1">
            <office:annotation draw:style-name="a8" svg:x="4.3in" svg:y="0in" svg:width="1.325in" svg:height="0.891666666666667in">
              <dc:creator>Hiwibeit</dc:creator>
              <text:p><text:span text:style-name="T1">Tecan.At.Common, 3.9.1.0</text:span><text:span text:style-name="T1"/></text:p>
              <text:p><text:span text:style-name="T1">Tecan.At.Common.DocumentManagement, 3.9.1.0</text:span><text:span text:style-name="T1"/></text:p>
              <text:p><text:span text:style-name="T1">Tecan.At.Common.DocumentManagement.Reader, 3.6.1.0</text:span><text:span text:style-name="T1"/></text:p>
              <text:p><text:span text:style-name="T1">Tecan.At.Common.MCS, 3.9.1.0</text:span><text:span text:style-name="T1"/></text:p>
              <text:p><text:span text:style-name="T1">Tecan.At.Common.Results, 3.9.1.0</text:span><text:span text:style-name="T1"/></text:p>
              <text:p><text:span text:style-name="T1">Tecan.At.Common.UI, 3.9.1.0</text:span><text:span text:style-name="T1"/></text:p>
              <text:p><text:span text:style-name="T1">Tecan.At.Common.UI.resources, 3.9.1.0</text:span><text:span text:style-name="T1"/></text:p>
              <text:p><text:span text:style-name="T1">Tecan.At.Communication.Common, 3.9.1.0</text:span><text:span text:style-name="T1"/></text:p>
              <text:p><text:span text:style-name="T1">Tecan.At.Communication.Port.IP, 3.9.1.0</text:span><text:span text:style-name="T1"/></text:p>
              <text:p><text:span text:style-name="T1">Tecan.At.Communication.Port.RS232, 3.9.1.0</text:span><text:span text:style-name="T1"/></text:p>
              <text:p><text:span text:style-name="T1">Tecan.At.Communication.Port.SIM.Common, 3.9.1.0</text:span><text:span text:style-name="T1"/></text:p>
              <text:p><text:span text:style-name="T1">Tecan.At.Communication.Port.SIM.Common.resources, 3.9.1.0</text:span><text:span text:style-name="T1"/></text:p>
              <text:p><text:span text:style-name="T1">Tecan.At.Communication.Port.USB, 3.9.1.0</text:span><text:span text:style-name="T1"/></text:p>
              <text:p><text:span text:style-name="T1">Tecan.At.Communication.Server, 3.9.1.0</text:span><text:span text:style-name="T1"/></text:p>
              <text:p><text:span text:style-name="T1">Tecan.At.Communication.SIM.AMR, 3.6.1.0</text:span><text:span text:style-name="T1"/></text:p>
              <text:p><text:span text:style-name="T1">Tecan.At.Communication.SIM.AMR.resources, 3.6.1.0</text:span><text:span text:style-name="T1"/></text:p>
              <text:p><text:span text:style-name="T1">Tecan.At.Communication.SIM.AMRPlus, 3.6.1.0</text:span><text:span text:style-name="T1"/></text:p>
              <text:p><text:span text:style-name="T1">Tecan.At.Communication.SIM.AMRPlus.resources, 3.6.1.0</text:span><text:span text:style-name="T1"/></text:p>
              <text:p><text:span text:style-name="T1">Tecan.At.Communication.SIM.Connect, 3.9.1.0</text:span><text:span text:style-name="T1"/></text:p>
              <text:p><text:span text:style-name="T1">Tecan.At.Communication.SIM.GeniosUltra, 3.6.1.0</text:span><text:span text:style-name="T1"/></text:p>
              <text:p><text:span text:style-name="T1">Tecan.At.Communication.SIM.GeniosUltra.resources, 3.6.1.0</text:span><text:span text:style-name="T1"/></text:p>
              <text:p><text:span text:style-name="T1">Tecan.At.Communication.SIM.Safire3, 3.6.1.0</text:span><text:span text:style-name="T1"/></text:p>
              <text:p><text:span text:style-name="T1">Tecan.At.Communication.SIM.Safire3.resources, 3.6.1.0</text:span><text:span text:style-name="T1"/></text:p>
              <text:p><text:span text:style-name="T1">Tecan.At.Communication.SIM.Safire3Pro, 3.6.1.0</text:span><text:span text:style-name="T1"/></text:p>
              <text:p><text:span text:style-name="T1">Tecan.At.Communication.SIM.Safire3Pro.resources, 3.6.1.0</text:span><text:span text:style-name="T1"/></text:p>
              <text:p><text:span text:style-name="T1">Tecan.At.Communication.SIM.SunriseMini, 3.6.1.0</text:span><text:span text:style-name="T1"/></text:p>
              <text:p><text:span text:style-name="T1">Tecan.At.Communication.SIM.SunriseMini.resources, 3.6.1.0</text:span><text:span text:style-name="T1"/></text:p>
              <text:p><text:span text:style-name="T1">Tecan.At.Instrument.Common, 3.9.1.0</text:span><text:span text:style-name="T1"/></text:p>
              <text:p><text:span text:style-name="T1">Tecan.At.Instrument.Common.GCM, 3.9.1.0</text:span><text:span text:style-name="T1"/></text:p>
              <text:p><text:span text:style-name="T1">Tecan.At.Instrument.Common.Reader, 3.6.1.0</text:span><text:span text:style-name="T1"/></text:p>
              <text:p><text:span text:style-name="T1">Tecan.At.Instrument.Common.resources, 3.9.1.0</text:span><text:span text:style-name="T1"/></text:p>
              <text:p><text:span text:style-name="T1">Tecan.At.Instrument.Common.Stacker, 3.9.1.0</text:span><text:span text:style-name="T1"/></text:p>
              <text:p><text:span text:style-name="T1">Tecan.At.Instrument.Gas.GCM, 3.9.1.0</text:span><text:span text:style-name="T1"/></text:p>
              <text:p><text:span text:style-name="T1">Tecan.At.Instrument.GCM.Server, 3.9.1.0</text:span><text:span text:style-name="T1"/></text:p>
              <text:p><text:span text:style-name="T1">Tecan.At.Instrument.Reader.AMR, 3.6.1.0</text:span><text:span text:style-name="T1"/></text:p>
              <text:p><text:span text:style-name="T1">Tecan.At.Instrument.Reader.AMRPlus, 3.6.1.0</text:span><text:span text:style-name="T1"/></text:p>
              <text:p><text:span text:style-name="T1">Tecan.At.Instrument.Reader.GeniosUltra, 3.6.1.0</text:span><text:span text:style-name="T1"/></text:p>
              <text:p><text:span text:style-name="T1">Tecan.At.Instrument.Reader.Safire3, 3.6.1.0</text:span><text:span text:style-name="T1"/></text:p>
              <text:p><text:span text:style-name="T1">Tecan.At.Instrument.Reader.Safire3Pro, 3.6.1.0</text:span><text:span text:style-name="T1"/></text:p>
              <text:p><text:span text:style-name="T1">Tecan.At.Instrument.Reader.SunriseMini, 3.6.1.0</text:span><text:span text:style-name="T1"/></text:p>
              <text:p><text:span text:style-name="T1">Tecan.At.Instrument.Server, 3.9.1.0</text:span><text:span text:style-name="T1"/></text:p>
              <text:p><text:span text:style-name="T1">Tecan.At.Instrument.Server.resources, 3.9.1.0</text:span><text:span text:style-name="T1"/></text:p>
              <text:p><text:span text:style-name="T1">Tecan.At.Instrument.Stacker.Connect, 3.9.1.0</text:span><text:span text:style-name="T1"/></text:p>
              <text:p><text:span text:style-name="T1">Tecan.At.Instrument.Stacker.Server, 3.9.1.0</text:span><text:span text:style-name="T1"/></text:p>
              <text:p><text:span text:style-name="T1">Tecan.At.Measurement.BuiltInTest.Common, 3.6.1.0</text:span><text:span text:style-name="T1"/></text:p>
              <text:p><text:span text:style-name="T1">Tecan.At.Measurement.Common, 3.6.1.0</text:span><text:span text:style-name="T1"/></text:p>
              <text:p><text:span text:style-name="T1">Tecan.At.Measurement.Server, 3.6.1.0</text:span><text:span text:style-name="T1"/></text:p>
              <text:p><text:span text:style-name="T1">Tecan.At.XFluor, 2.0.10.0</text:span><text:span text:style-name="T1"/></text:p>
              <text:p><text:span text:style-name="T1">Tecan.At.XFluor.Connect.Reader, 2.0.10.0</text:span><text:span text:style-name="T1"/></text:p>
              <text:p><text:span text:style-name="T1">Tecan.At.XFluor.Connect.Reader.resources, 2.0.10.0</text:span><text:span text:style-name="T1"/></text:p>
              <text:p><text:span text:style-name="T1">Tecan.At.XFluor.Core, 2.0.10.0</text:span><text:span text:style-name="T1"/></text:p>
              <text:p><text:span text:style-name="T1">Tecan.At.XFluor.Core.resources, 2.0.10.0</text:span><text:span text:style-name="T1"/></text:p>
              <text:p><text:span text:style-name="T1">Tecan.At.XFluor.Device, 2.0.10.0</text:span><text:span text:style-name="T1"/></text:p>
              <text:p><text:span text:style-name="T1">Tecan.At.XFluor.Device.AMR, 2.0.10.0</text:span><text:span text:style-name="T1"/></text:p>
              <text:p><text:span text:style-name="T1">Tecan.At.XFluor.Device.AMR.resources, 2.0.10.0</text:span><text:span text:style-name="T1"/></text:p>
              <text:p><text:span text:style-name="T1">Tecan.At.XFluor.Device.AMRPlus, 2.0.10.0</text:span><text:span text:style-name="T1"/></text:p>
              <text:p><text:span text:style-name="T1">Tecan.At.XFluor.Device.GeniosUltra, 2.0.10.0</text:span><text:span text:style-name="T1"/></text:p>
              <text:p><text:span text:style-name="T1">Tecan.At.XFluor.Device.Reader, 2.0.10.0</text:span><text:span text:style-name="T1"/></text:p>
              <text:p><text:span text:style-name="T1">Tecan.At.XFluor.Device.resources, 2.0.10.0</text:span><text:span text:style-name="T1"/></text:p>
              <text:p><text:span text:style-name="T1">Tecan.At.XFluor.Device.Safire3, 2.0.10.0</text:span><text:span text:style-name="T1"/></text:p>
              <text:p><text:span text:style-name="T1">Tecan.At.XFluor.Device.Safire3Pro, 2.0.10.0</text:span><text:span text:style-name="T1"/></text:p>
              <text:p><text:span text:style-name="T1">Tecan.At.XFluor.Device.SunriseMini, 2.0.10.0</text:span><text:span text:style-name="T1"/></text:p>
              <text:p><text:span text:style-name="T1">Tecan.At.XFluor.ExcelOutput, 2.0.10.0</text:span><text:span text:style-name="T1"/></text:p>
              <text:p><text:span text:style-name="T1">Tecan.At.XFluor.ExcelOutput.resources, 2.0.10.0</text:span><text:span text:style-name="T1"/></text:p>
              <text:p><text:span text:style-name="T1">Tecan.At.XFluor.NanoQuant, 2.0.10.0</text:span><text:span text:style-name="T1"/></text:p>
              <text:p><text:span text:style-name="T1">Tecan.At.XFluor.NanoQuant.resources, 2.0.10.0</text:span><text:span text:style-name="T1"/></text:p>
              <text:p><text:span text:style-name="T1">Tecan.At.XFluor.ReaderEditor, 2.0.10.0</text:span><text:span text:style-name="T1"/></text:p>
              <text:p><text:span text:style-name="T1">Tecan.At.XFluor.ReaderEditor.resources, 2.0.10.0</text:span><text:span text:style-name="T1"/></text:p>
              <text:p><text:span text:style-name="T1">Tecan.At.XFluor.resources, 2.0.10.0</text:span><text:span text:style-name="T1"/></text:p>
              <text:p/>
            </office:annotation>
            <text:p>Tecan i-control , 2.0.1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erät: infinite 200</text:p>
          </table:table-cell>
          <table:table-cell table:number-columns-repeated="3" table:style-name="ce1"/>
          <table:table-cell office:value-type="string" table:style-name="ce1">
            <text:p>Seriennummer: 705000573</text:p>
          </table:table-cell>
          <table:table-cell table:number-columns-repeated="3" table:style-name="ce1"/>
          <table:table-cell office:value-type="string" table:style-name="ce1">
            <text:p>Seriennummer des verbundenen Staplers: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Firmware: V_2.02_11/06_InfiniTe (Dec 13 2006/16.18.16)</text:p>
          </table:table-cell>
          <table:table-cell table:number-columns-repeated="3" table:style-name="ce1"/>
          <table:table-cell office:value-type="string" table:style-name="ce1">
            <office:annotation draw:style-name="a9" svg:x="4.3in" svg:y="0.3in" svg:width="1.325in" svg:height="0.891666666666667in">
              <dc:creator>Hiwibeit</dc:creator>
              <text:p><text:span text:style-name="T1">EHC, V_2.02_11/06_InfiniTe (Dec 13 2006/16.18.16)</text:span><text:span text:style-name="T1"/></text:p>
              <text:p><text:span text:style-name="T1">MTP, V_2.02_11/06_InfiniTe (Dec 13 2006/16.18.16)</text:span><text:span text:style-name="T1"/></text:p>
              <text:p><text:span text:style-name="T1">FIL, V_2.00_04/06_FILTER (Apr <text:s/>5 2006/11.37.11)</text:span><text:span text:style-name="T1"/></text:p>
              <text:p/>
            </office:annotation>
            <text:p>MAI, V_2.02_11/06_InfiniTe (Dec 13 2006/16.18.16)</text:p>
          </table:table-cell>
          <table:table-cell table:number-columns-repeated="16379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Datum:</text:p>
          </table:table-cell>
          <table:table-cell office:value-type="string" table:style-name="ce1">
            <text:p>20.11.202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Zeit:</text:p>
          </table:table-cell>
          <table:table-cell office:value-type="string" table:style-name="ce1">
            <text:p>13:55:40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System</text:p>
          </table:table-cell>
          <table:table-cell table:number-columns-repeated="3" table:style-name="ce1"/>
          <table:table-cell office:value-type="string" table:style-name="ce1">
            <text:p>UKSPA-1086651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nwender</text:p>
          </table:table-cell>
          <table:table-cell table:number-columns-repeated="3" table:style-name="ce1"/>
          <table:table-cell office:value-type="string" table:style-name="ce1">
            <text:p>UNI-KIEL\hiwibei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tte</text:p>
          </table:table-cell>
          <table:table-cell table:number-columns-repeated="3" table:style-name="ce1"/>
          <table:table-cell office:value-type="string" table:style-name="ce1">
            <text:p>Greiner 96 Flat Bottom Black Polystyrene Cat. No.: 655079/655086/655077/655076 <text:s text:c="2"/>[GRE96fb_chimney.pdfx]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tten-ID (Stapler)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Schütteln (Linear) Dauer:</text:p>
          </table:table-cell>
          <table:table-cell table:number-columns-repeated="3" table:style-name="ce2"/>
          <table:table-cell office:value-type="float" office:value="3" table:style-name="ce2">
            <text:p>3</text:p>
          </table:table-cell>
          <table:table-cell office:value-type="string" table:style-name="ce2">
            <text:p>s</text:p>
          </table:table-cell>
          <table:table-cell table:number-columns-repeated="6" table:style-name="ce2"/>
          <table:table-cell table:number-columns-repeated="16372"/>
        </table:table-row>
        <table:table-row table:style-name="ro1">
          <table:table-cell office:value-type="string" table:style-name="ce2">
            <text:p>Schütteln (Linear) Amplitude:</text:p>
          </table:table-cell>
          <table:table-cell table:number-columns-repeated="3" table:style-name="ce2"/>
          <table:table-cell office:value-type="float" office:value="1" table:style-name="ce2">
            <text:p>1</text:p>
          </table:table-cell>
          <table:table-cell office:value-type="string" table:style-name="ce2">
            <text:p>mm</text:p>
          </table:table-cell>
          <table:table-cell table:number-columns-repeated="6" table:style-name="ce2"/>
          <table:table-cell table:number-columns-repeated="16372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Liste der Aktionen in diesem Mess-Script:</text:p>
          </table:table-cell>
          <table:table-cell table:number-columns-repeated="11" table:style-name="ce2"/>
          <table:table-cell table:number-columns-repeated="16372"/>
        </table:table-row>
        <table:table-row table:style-name="ro1">
          <table:table-cell office:value-type="string" table:style-name="ce2">
            <text:p>Kinetik</text:p>
          </table:table-cell>
          <table:table-cell table:number-columns-repeated="11" table:style-name="ce2"/>
          <table:table-cell table:number-columns-repeated="16372"/>
        </table:table-row>
        <table:table-row table:style-name="ro1">
          <table:table-cell office:value-type="string" table:style-name="ce2">
            <text:p>Fluoreszenz</text:p>
          </table:table-cell>
          <table:table-cell table:number-columns-repeated="11" table:style-name="ce2"/>
          <table:table-cell table:number-columns-repeated="16372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Label: Label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etik - Messun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etik - Dauer</text:p>
          </table:table-cell>
          <table:table-cell table:number-columns-repeated="3" table:style-name="ce1"/>
          <table:table-cell office:value-type="time" office:time-value="PT0H8M0S" table:style-name="ce3">
            <text:p>00:08: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rvallzeit</text:p>
          </table:table-cell>
          <table:table-cell table:number-columns-repeated="3" table:style-name="ce1"/>
          <table:table-cell office:value-type="time" office:time-value="PT0H0M13S" table:style-name="ce3">
            <text:p>00:00:1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odus</text:p>
          </table:table-cell>
          <table:table-cell table:number-columns-repeated="3" table:style-name="ce1"/>
          <table:table-cell office:value-type="string" table:style-name="ce1">
            <text:p>Fluoreszenz Messung von obe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xzitationswellenlänge</text:p>
          </table:table-cell>
          <table:table-cell table:number-columns-repeated="3" table:style-name="ce1"/>
          <table:table-cell office:value-type="float" office:value="485" table:style-name="ce1">
            <text:p>48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missionswellenlänge</text:p>
          </table:table-cell>
          <table:table-cell table:number-columns-repeated="3" table:style-name="ce1"/>
          <table:table-cell office:value-type="float" office:value="535" table:style-name="ce1">
            <text:p>53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xzitationsbandbreite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missionsbandbreite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Verstärkung</text:p>
          </table:table-cell>
          <table:table-cell table:number-columns-repeated="3" table:style-name="ce1"/>
          <table:table-cell office:value-type="float" office:value="103" table:style-name="ce1">
            <text:p>103</text:p>
          </table:table-cell>
          <table:table-cell office:value-type="string" table:style-name="ce1">
            <text:p>Optimal (100%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Anzahl der Blitze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grationszeit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µ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Verzögerungszeit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µ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Ruhezeit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Bereich der Platte</text:p>
          </table:table-cell>
          <table:table-cell table:number-columns-repeated="3" table:style-name="ce1"/>
          <table:table-cell office:value-type="string" table:style-name="ce1">
            <text:p>H7-H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tartzeit:</text:p>
          </table:table-cell>
          <table:table-cell office:value-type="string" table:style-name="ce1">
            <text:p>20.11.2025 13:55:57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style-name="ce4">
            <text:p>Zyklus Nr.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4">
            <text:p>10</text:p>
          </table:table-cell>
          <table:table-cell office:value-type="float" office:value="11" table:style-name="ce4">
            <text:p>11</text:p>
          </table:table-cell>
          <table:table-cell office:value-type="float" office:value="12" table:style-name="ce4">
            <text:p>12</text:p>
          </table:table-cell>
          <table:table-cell office:value-type="float" office:value="13" table:style-name="ce4">
            <text:p>13</text:p>
          </table:table-cell>
          <table:table-cell office:value-type="float" office:value="14" table:style-name="ce4">
            <text:p>14</text:p>
          </table:table-cell>
          <table:table-cell office:value-type="float" office:value="15" table:style-name="ce4">
            <text:p>15</text:p>
          </table:table-cell>
          <table:table-cell office:value-type="float" office:value="16" table:style-name="ce4">
            <text:p>16</text:p>
          </table:table-cell>
          <table:table-cell office:value-type="float" office:value="17" table:style-name="ce4">
            <text:p>17</text:p>
          </table:table-cell>
          <table:table-cell office:value-type="float" office:value="18" table:style-name="ce4">
            <text:p>18</text:p>
          </table:table-cell>
          <table:table-cell office:value-type="float" office:value="19" table:style-name="ce4">
            <text:p>19</text:p>
          </table:table-cell>
          <table:table-cell office:value-type="float" office:value="20" table:style-name="ce4">
            <text:p>20</text:p>
          </table:table-cell>
          <table:table-cell office:value-type="float" office:value="21" table:style-name="ce4">
            <text:p>21</text:p>
          </table:table-cell>
          <table:table-cell office:value-type="float" office:value="22" table:style-name="ce4">
            <text:p>22</text:p>
          </table:table-cell>
          <table:table-cell office:value-type="float" office:value="23" table:style-name="ce4">
            <text:p>23</text:p>
          </table:table-cell>
          <table:table-cell office:value-type="float" office:value="24" table:style-name="ce4">
            <text:p>24</text:p>
          </table:table-cell>
          <table:table-cell office:value-type="float" office:value="25" table:style-name="ce4">
            <text:p>25</text:p>
          </table:table-cell>
          <table:table-cell office:value-type="float" office:value="26" table:style-name="ce4">
            <text:p>26</text:p>
          </table:table-cell>
          <table:table-cell office:value-type="float" office:value="27" table:style-name="ce4">
            <text:p>27</text:p>
          </table:table-cell>
          <table:table-cell office:value-type="float" office:value="28" table:style-name="ce4">
            <text:p>28</text:p>
          </table:table-cell>
          <table:table-cell office:value-type="float" office:value="29" table:style-name="ce4">
            <text:p>29</text:p>
          </table:table-cell>
          <table:table-cell office:value-type="float" office:value="30" table:style-name="ce4">
            <text:p>30</text:p>
          </table:table-cell>
          <table:table-cell office:value-type="float" office:value="31" table:style-name="ce4">
            <text:p>31</text:p>
          </table:table-cell>
          <table:table-cell office:value-type="float" office:value="32" table:style-name="ce4">
            <text:p>32</text:p>
          </table:table-cell>
          <table:table-cell office:value-type="float" office:value="33" table:style-name="ce4">
            <text:p>33</text:p>
          </table:table-cell>
          <table:table-cell office:value-type="float" office:value="34" table:style-name="ce4">
            <text:p>34</text:p>
          </table:table-cell>
          <table:table-cell office:value-type="float" office:value="35" table:style-name="ce4">
            <text:p>35</text:p>
          </table:table-cell>
          <table:table-cell office:value-type="float" office:value="36" table:style-name="ce4">
            <text:p>36</text:p>
          </table:table-cell>
          <table:table-cell office:value-type="float" office:value="37" table:style-name="ce4">
            <text:p>37</text:p>
          </table:table-cell>
          <table:table-cell office:value-type="float" office:value="38" table:style-name="ce4">
            <text:p>38</text:p>
          </table:table-cell>
          <table:table-cell table:number-columns-repeated="16345"/>
        </table:table-row>
        <table:table-row table:style-name="ro1">
          <table:table-cell office:value-type="string" table:style-name="ce4">
            <text:p>Zeit [s]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26" table:style-name="ce1">
            <text:p>26</text:p>
          </table:table-cell>
          <table:table-cell office:value-type="float" office:value="39" table:style-name="ce1">
            <text:p>39</text:p>
          </table:table-cell>
          <table:table-cell office:value-type="float" office:value="52" table:style-name="ce1">
            <text:p>52</text:p>
          </table:table-cell>
          <table:table-cell office:value-type="float" office:value="65" table:style-name="ce1">
            <text:p>65</text:p>
          </table:table-cell>
          <table:table-cell office:value-type="float" office:value="78" table:style-name="ce1">
            <text:p>78</text:p>
          </table:table-cell>
          <table:table-cell office:value-type="float" office:value="91" table:style-name="ce1">
            <text:p>91</text:p>
          </table:table-cell>
          <table:table-cell office:value-type="float" office:value="104" table:style-name="ce1">
            <text:p>104</text:p>
          </table:table-cell>
          <table:table-cell office:value-type="float" office:value="117" table:style-name="ce1">
            <text:p>117</text:p>
          </table:table-cell>
          <table:table-cell office:value-type="float" office:value="130" table:style-name="ce1">
            <text:p>130</text:p>
          </table:table-cell>
          <table:table-cell office:value-type="float" office:value="143" table:style-name="ce1">
            <text:p>143</text:p>
          </table:table-cell>
          <table:table-cell office:value-type="float" office:value="156" table:style-name="ce1">
            <text:p>156</text:p>
          </table:table-cell>
          <table:table-cell office:value-type="float" office:value="169" table:style-name="ce1">
            <text:p>169</text:p>
          </table:table-cell>
          <table:table-cell office:value-type="float" office:value="182" table:style-name="ce1">
            <text:p>182</text:p>
          </table:table-cell>
          <table:table-cell office:value-type="float" office:value="195" table:style-name="ce1">
            <text:p>195</text:p>
          </table:table-cell>
          <table:table-cell office:value-type="float" office:value="208" table:style-name="ce1">
            <text:p>208</text:p>
          </table:table-cell>
          <table:table-cell office:value-type="float" office:value="221" table:style-name="ce1">
            <text:p>221</text:p>
          </table:table-cell>
          <table:table-cell office:value-type="float" office:value="234" table:style-name="ce1">
            <text:p>234</text:p>
          </table:table-cell>
          <table:table-cell office:value-type="float" office:value="247" table:style-name="ce1">
            <text:p>247</text:p>
          </table:table-cell>
          <table:table-cell office:value-type="float" office:value="260" table:style-name="ce1">
            <text:p>260</text:p>
          </table:table-cell>
          <table:table-cell office:value-type="float" office:value="273" table:style-name="ce1">
            <text:p>273</text:p>
          </table:table-cell>
          <table:table-cell office:value-type="float" office:value="286" table:style-name="ce1">
            <text:p>286</text:p>
          </table:table-cell>
          <table:table-cell office:value-type="float" office:value="299" table:style-name="ce1">
            <text:p>299</text:p>
          </table:table-cell>
          <table:table-cell office:value-type="float" office:value="312" table:style-name="ce1">
            <text:p>312</text:p>
          </table:table-cell>
          <table:table-cell office:value-type="float" office:value="325" table:style-name="ce1">
            <text:p>325</text:p>
          </table:table-cell>
          <table:table-cell office:value-type="float" office:value="338" table:style-name="ce1">
            <text:p>338</text:p>
          </table:table-cell>
          <table:table-cell office:value-type="float" office:value="351" table:style-name="ce1">
            <text:p>351</text:p>
          </table:table-cell>
          <table:table-cell office:value-type="float" office:value="364" table:style-name="ce1">
            <text:p>364</text:p>
          </table:table-cell>
          <table:table-cell office:value-type="float" office:value="377" table:style-name="ce1">
            <text:p>377</text:p>
          </table:table-cell>
          <table:table-cell office:value-type="float" office:value="390" table:style-name="ce1">
            <text:p>390</text:p>
          </table:table-cell>
          <table:table-cell office:value-type="float" office:value="403" table:style-name="ce1">
            <text:p>403</text:p>
          </table:table-cell>
          <table:table-cell office:value-type="float" office:value="416" table:style-name="ce1">
            <text:p>416</text:p>
          </table:table-cell>
          <table:table-cell office:value-type="float" office:value="429" table:style-name="ce1">
            <text:p>429</text:p>
          </table:table-cell>
          <table:table-cell office:value-type="float" office:value="442" table:style-name="ce1">
            <text:p>442</text:p>
          </table:table-cell>
          <table:table-cell office:value-type="float" office:value="455" table:style-name="ce1">
            <text:p>455</text:p>
          </table:table-cell>
          <table:table-cell office:value-type="float" office:value="468" table:style-name="ce1">
            <text:p>468</text:p>
          </table:table-cell>
          <table:table-cell office:value-type="float" office:value="481" table:style-name="ce1">
            <text:p>481</text:p>
          </table:table-cell>
          <table:table-cell table:number-columns-repeated="16345"/>
        </table:table-row>
        <table:table-row table:style-name="ro1">
          <table:table-cell office:value-type="string" table:style-name="ce4">
            <text:p>Temp. [°C]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table:number-columns-repeated="16345"/>
        </table:table-row>
        <table:table-row table:style-name="ro1">
          <table:table-cell office:value-type="string" table:style-name="ce4">
            <text:p>H7</text:p>
          </table:table-cell>
          <table:table-cell office:value-type="float" office:value="43186" table:style-name="ce1">
            <text:p>43186</text:p>
          </table:table-cell>
          <table:table-cell office:value-type="float" office:value="40104" table:style-name="ce1">
            <text:p>40104</text:p>
          </table:table-cell>
          <table:table-cell office:value-type="float" office:value="38232" table:style-name="ce1">
            <text:p>38232</text:p>
          </table:table-cell>
          <table:table-cell office:value-type="float" office:value="36559" table:style-name="ce1">
            <text:p>36559</text:p>
          </table:table-cell>
          <table:table-cell office:value-type="float" office:value="35525" table:style-name="ce1">
            <text:p>35525</text:p>
          </table:table-cell>
          <table:table-cell office:value-type="float" office:value="33814" table:style-name="ce1">
            <text:p>33814</text:p>
          </table:table-cell>
          <table:table-cell office:value-type="float" office:value="32777" table:style-name="ce1">
            <text:p>32777</text:p>
          </table:table-cell>
          <table:table-cell office:value-type="float" office:value="31360" table:style-name="ce1">
            <text:p>31360</text:p>
          </table:table-cell>
          <table:table-cell office:value-type="float" office:value="30705" table:style-name="ce1">
            <text:p>30705</text:p>
          </table:table-cell>
          <table:table-cell office:value-type="float" office:value="29953" table:style-name="ce1">
            <text:p>29953</text:p>
          </table:table-cell>
          <table:table-cell office:value-type="float" office:value="29373" table:style-name="ce1">
            <text:p>29373</text:p>
          </table:table-cell>
          <table:table-cell office:value-type="float" office:value="28844" table:style-name="ce1">
            <text:p>28844</text:p>
          </table:table-cell>
          <table:table-cell office:value-type="float" office:value="28402" table:style-name="ce1">
            <text:p>28402</text:p>
          </table:table-cell>
          <table:table-cell office:value-type="float" office:value="28015" table:style-name="ce1">
            <text:p>28015</text:p>
          </table:table-cell>
          <table:table-cell office:value-type="float" office:value="27975" table:style-name="ce1">
            <text:p>27975</text:p>
          </table:table-cell>
          <table:table-cell office:value-type="float" office:value="27257" table:style-name="ce1">
            <text:p>27257</text:p>
          </table:table-cell>
          <table:table-cell office:value-type="float" office:value="26740" table:style-name="ce1">
            <text:p>26740</text:p>
          </table:table-cell>
          <table:table-cell office:value-type="float" office:value="26633" table:style-name="ce1">
            <text:p>26633</text:p>
          </table:table-cell>
          <table:table-cell office:value-type="float" office:value="27236" table:style-name="ce1">
            <text:p>27236</text:p>
          </table:table-cell>
          <table:table-cell office:value-type="float" office:value="26100" table:style-name="ce1">
            <text:p>26100</text:p>
          </table:table-cell>
          <table:table-cell office:value-type="float" office:value="25452" table:style-name="ce1">
            <text:p>25452</text:p>
          </table:table-cell>
          <table:table-cell office:value-type="float" office:value="25016" table:style-name="ce1">
            <text:p>25016</text:p>
          </table:table-cell>
          <table:table-cell office:value-type="float" office:value="25809" table:style-name="ce1">
            <text:p>25809</text:p>
          </table:table-cell>
          <table:table-cell office:value-type="float" office:value="24473" table:style-name="ce1">
            <text:p>24473</text:p>
          </table:table-cell>
          <table:table-cell office:value-type="float" office:value="24279" table:style-name="ce1">
            <text:p>24279</text:p>
          </table:table-cell>
          <table:table-cell office:value-type="float" office:value="24032" table:style-name="ce1">
            <text:p>24032</text:p>
          </table:table-cell>
          <table:table-cell office:value-type="float" office:value="23740" table:style-name="ce1">
            <text:p>23740</text:p>
          </table:table-cell>
          <table:table-cell office:value-type="float" office:value="23404" table:style-name="ce1">
            <text:p>23404</text:p>
          </table:table-cell>
          <table:table-cell office:value-type="float" office:value="22985" table:style-name="ce1">
            <text:p>22985</text:p>
          </table:table-cell>
          <table:table-cell office:value-type="float" office:value="22743" table:style-name="ce1">
            <text:p>22743</text:p>
          </table:table-cell>
          <table:table-cell office:value-type="float" office:value="22477" table:style-name="ce1">
            <text:p>22477</text:p>
          </table:table-cell>
          <table:table-cell office:value-type="float" office:value="22130" table:style-name="ce1">
            <text:p>22130</text:p>
          </table:table-cell>
          <table:table-cell office:value-type="float" office:value="21946" table:style-name="ce1">
            <text:p>21946</text:p>
          </table:table-cell>
          <table:table-cell office:value-type="float" office:value="21732" table:style-name="ce1">
            <text:p>21732</text:p>
          </table:table-cell>
          <table:table-cell office:value-type="float" office:value="21520" table:style-name="ce1">
            <text:p>21520</text:p>
          </table:table-cell>
          <table:table-cell office:value-type="float" office:value="21225" table:style-name="ce1">
            <text:p>21225</text:p>
          </table:table-cell>
          <table:table-cell office:value-type="float" office:value="20985" table:style-name="ce1">
            <text:p>20985</text:p>
          </table:table-cell>
          <table:table-cell office:value-type="float" office:value="20758" table:style-name="ce1">
            <text:p>20758</text:p>
          </table:table-cell>
          <table:table-cell table:number-columns-repeated="16345"/>
        </table:table-row>
        <table:table-row table:style-name="ro1">
          <table:table-cell office:value-type="string" table:style-name="ce4">
            <text:p>H8</text:p>
          </table:table-cell>
          <table:table-cell office:value-type="float" office:value="36165" table:style-name="ce1">
            <text:p>36165</text:p>
          </table:table-cell>
          <table:table-cell office:value-type="float" office:value="35258" table:style-name="ce1">
            <text:p>35258</text:p>
          </table:table-cell>
          <table:table-cell office:value-type="float" office:value="32740" table:style-name="ce1">
            <text:p>32740</text:p>
          </table:table-cell>
          <table:table-cell office:value-type="float" office:value="30850" table:style-name="ce1">
            <text:p>30850</text:p>
          </table:table-cell>
          <table:table-cell office:value-type="float" office:value="29103" table:style-name="ce1">
            <text:p>29103</text:p>
          </table:table-cell>
          <table:table-cell office:value-type="float" office:value="28275" table:style-name="ce1">
            <text:p>28275</text:p>
          </table:table-cell>
          <table:table-cell office:value-type="float" office:value="27525" table:style-name="ce1">
            <text:p>27525</text:p>
          </table:table-cell>
          <table:table-cell office:value-type="float" office:value="26626" table:style-name="ce1">
            <text:p>26626</text:p>
          </table:table-cell>
          <table:table-cell office:value-type="float" office:value="26394" table:style-name="ce1">
            <text:p>26394</text:p>
          </table:table-cell>
          <table:table-cell office:value-type="float" office:value="26019" table:style-name="ce1">
            <text:p>26019</text:p>
          </table:table-cell>
          <table:table-cell office:value-type="float" office:value="25932" table:style-name="ce1">
            <text:p>25932</text:p>
          </table:table-cell>
          <table:table-cell office:value-type="float" office:value="25439" table:style-name="ce1">
            <text:p>25439</text:p>
          </table:table-cell>
          <table:table-cell office:value-type="float" office:value="25314" table:style-name="ce1">
            <text:p>25314</text:p>
          </table:table-cell>
          <table:table-cell office:value-type="float" office:value="25157" table:style-name="ce1">
            <text:p>25157</text:p>
          </table:table-cell>
          <table:table-cell office:value-type="float" office:value="24661" table:style-name="ce1">
            <text:p>24661</text:p>
          </table:table-cell>
          <table:table-cell office:value-type="float" office:value="24578" table:style-name="ce1">
            <text:p>24578</text:p>
          </table:table-cell>
          <table:table-cell office:value-type="float" office:value="24008" table:style-name="ce1">
            <text:p>24008</text:p>
          </table:table-cell>
          <table:table-cell office:value-type="float" office:value="23976" table:style-name="ce1">
            <text:p>23976</text:p>
          </table:table-cell>
          <table:table-cell office:value-type="float" office:value="23523" table:style-name="ce1">
            <text:p>23523</text:p>
          </table:table-cell>
          <table:table-cell office:value-type="float" office:value="23371" table:style-name="ce1">
            <text:p>23371</text:p>
          </table:table-cell>
          <table:table-cell office:value-type="float" office:value="23009" table:style-name="ce1">
            <text:p>23009</text:p>
          </table:table-cell>
          <table:table-cell office:value-type="float" office:value="22751" table:style-name="ce1">
            <text:p>22751</text:p>
          </table:table-cell>
          <table:table-cell office:value-type="float" office:value="22391" table:style-name="ce1">
            <text:p>22391</text:p>
          </table:table-cell>
          <table:table-cell office:value-type="float" office:value="22169" table:style-name="ce1">
            <text:p>22169</text:p>
          </table:table-cell>
          <table:table-cell office:value-type="float" office:value="21896" table:style-name="ce1">
            <text:p>21896</text:p>
          </table:table-cell>
          <table:table-cell office:value-type="float" office:value="21576" table:style-name="ce1">
            <text:p>21576</text:p>
          </table:table-cell>
          <table:table-cell office:value-type="float" office:value="21526" table:style-name="ce1">
            <text:p>21526</text:p>
          </table:table-cell>
          <table:table-cell office:value-type="float" office:value="21313" table:style-name="ce1">
            <text:p>21313</text:p>
          </table:table-cell>
          <table:table-cell office:value-type="float" office:value="20839" table:style-name="ce1">
            <text:p>20839</text:p>
          </table:table-cell>
          <table:table-cell office:value-type="float" office:value="20792" table:style-name="ce1">
            <text:p>20792</text:p>
          </table:table-cell>
          <table:table-cell office:value-type="float" office:value="20630" table:style-name="ce1">
            <text:p>20630</text:p>
          </table:table-cell>
          <table:table-cell office:value-type="float" office:value="20452" table:style-name="ce1">
            <text:p>20452</text:p>
          </table:table-cell>
          <table:table-cell office:value-type="float" office:value="20152" table:style-name="ce1">
            <text:p>20152</text:p>
          </table:table-cell>
          <table:table-cell office:value-type="float" office:value="20063" table:style-name="ce1">
            <text:p>20063</text:p>
          </table:table-cell>
          <table:table-cell office:value-type="float" office:value="19643" table:style-name="ce1">
            <text:p>19643</text:p>
          </table:table-cell>
          <table:table-cell office:value-type="float" office:value="19677" table:style-name="ce1">
            <text:p>19677</text:p>
          </table:table-cell>
          <table:table-cell office:value-type="float" office:value="19360" table:style-name="ce1">
            <text:p>19360</text:p>
          </table:table-cell>
          <table:table-cell office:value-type="float" office:value="19162" table:style-name="ce1">
            <text:p>19162</text:p>
          </table:table-cell>
          <table:table-cell table:number-columns-repeated="16345"/>
        </table:table-row>
        <table:table-row table:style-name="ro1">
          <table:table-cell office:value-type="string" table:style-name="ce4">
            <text:p>H9</text:p>
          </table:table-cell>
          <table:table-cell office:value-type="float" office:value="40864" table:style-name="ce1">
            <text:p>40864</text:p>
          </table:table-cell>
          <table:table-cell office:value-type="float" office:value="39918" table:style-name="ce1">
            <text:p>39918</text:p>
          </table:table-cell>
          <table:table-cell office:value-type="float" office:value="37880" table:style-name="ce1">
            <text:p>37880</text:p>
          </table:table-cell>
          <table:table-cell office:value-type="float" office:value="35828" table:style-name="ce1">
            <text:p>35828</text:p>
          </table:table-cell>
          <table:table-cell office:value-type="float" office:value="33952" table:style-name="ce1">
            <text:p>33952</text:p>
          </table:table-cell>
          <table:table-cell office:value-type="float" office:value="33086" table:style-name="ce1">
            <text:p>33086</text:p>
          </table:table-cell>
          <table:table-cell office:value-type="float" office:value="34642" table:style-name="ce1">
            <text:p>34642</text:p>
          </table:table-cell>
          <table:table-cell office:value-type="float" office:value="33687" table:style-name="ce1">
            <text:p>33687</text:p>
          </table:table-cell>
          <table:table-cell office:value-type="float" office:value="34258" table:style-name="ce1">
            <text:p>34258</text:p>
          </table:table-cell>
          <table:table-cell office:value-type="float" office:value="31991" table:style-name="ce1">
            <text:p>31991</text:p>
          </table:table-cell>
          <table:table-cell office:value-type="float" office:value="31508" table:style-name="ce1">
            <text:p>31508</text:p>
          </table:table-cell>
          <table:table-cell office:value-type="float" office:value="32295" table:style-name="ce1">
            <text:p>32295</text:p>
          </table:table-cell>
          <table:table-cell office:value-type="float" office:value="31133" table:style-name="ce1">
            <text:p>31133</text:p>
          </table:table-cell>
          <table:table-cell office:value-type="float" office:value="29932" table:style-name="ce1">
            <text:p>29932</text:p>
          </table:table-cell>
          <table:table-cell office:value-type="float" office:value="29910" table:style-name="ce1">
            <text:p>29910</text:p>
          </table:table-cell>
          <table:table-cell office:value-type="float" office:value="29256" table:style-name="ce1">
            <text:p>29256</text:p>
          </table:table-cell>
          <table:table-cell office:value-type="float" office:value="31302" table:style-name="ce1">
            <text:p>31302</text:p>
          </table:table-cell>
          <table:table-cell office:value-type="float" office:value="28423" table:style-name="ce1">
            <text:p>28423</text:p>
          </table:table-cell>
          <table:table-cell office:value-type="float" office:value="31583" table:style-name="ce1">
            <text:p>31583</text:p>
          </table:table-cell>
          <table:table-cell office:value-type="float" office:value="27750" table:style-name="ce1">
            <text:p>27750</text:p>
          </table:table-cell>
          <table:table-cell office:value-type="float" office:value="29083" table:style-name="ce1">
            <text:p>29083</text:p>
          </table:table-cell>
          <table:table-cell office:value-type="float" office:value="27368" table:style-name="ce1">
            <text:p>27368</text:p>
          </table:table-cell>
          <table:table-cell office:value-type="float" office:value="26834" table:style-name="ce1">
            <text:p>26834</text:p>
          </table:table-cell>
          <table:table-cell office:value-type="float" office:value="26262" table:style-name="ce1">
            <text:p>26262</text:p>
          </table:table-cell>
          <table:table-cell office:value-type="float" office:value="25901" table:style-name="ce1">
            <text:p>25901</text:p>
          </table:table-cell>
          <table:table-cell office:value-type="float" office:value="25660" table:style-name="ce1">
            <text:p>25660</text:p>
          </table:table-cell>
          <table:table-cell office:value-type="float" office:value="27038" table:style-name="ce1">
            <text:p>27038</text:p>
          </table:table-cell>
          <table:table-cell office:value-type="float" office:value="25357" table:style-name="ce1">
            <text:p>25357</text:p>
          </table:table-cell>
          <table:table-cell office:value-type="float" office:value="24907" table:style-name="ce1">
            <text:p>24907</text:p>
          </table:table-cell>
          <table:table-cell office:value-type="float" office:value="24451" table:style-name="ce1">
            <text:p>24451</text:p>
          </table:table-cell>
          <table:table-cell office:value-type="float" office:value="25584" table:style-name="ce1">
            <text:p>25584</text:p>
          </table:table-cell>
          <table:table-cell office:value-type="float" office:value="24142" table:style-name="ce1">
            <text:p>24142</text:p>
          </table:table-cell>
          <table:table-cell office:value-type="float" office:value="23935" table:style-name="ce1">
            <text:p>23935</text:p>
          </table:table-cell>
          <table:table-cell office:value-type="float" office:value="25243" table:style-name="ce1">
            <text:p>25243</text:p>
          </table:table-cell>
          <table:table-cell office:value-type="float" office:value="23390" table:style-name="ce1">
            <text:p>23390</text:p>
          </table:table-cell>
          <table:table-cell office:value-type="float" office:value="23192" table:style-name="ce1">
            <text:p>23192</text:p>
          </table:table-cell>
          <table:table-cell office:value-type="float" office:value="26028" table:style-name="ce1">
            <text:p>26028</text:p>
          </table:table-cell>
          <table:table-cell office:value-type="float" office:value="22603" table:style-name="ce1">
            <text:p>22603</text:p>
          </table:table-cell>
          <table:table-cell table:number-columns-repeated="16345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office:value-type="string" table:style-name="ce1">
            <text:p>Efflux BSG-MCT1+ilacco1.2+ 50 µM CCCP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Endzeit:</text:p>
          </table:table-cell>
          <table:table-cell office:value-type="string" table:style-name="ce1">
            <text:p>20.11.2025 14:04:02</text:p>
          </table:table-cell>
          <table:table-cell table:number-columns-repeated="16382"/>
        </table:table-row>
        <table:table-row table:number-rows-repeated="1048526" table:style-name="ro2">
          <table:table-cell table:number-columns-repeated="16384"/>
        </table:table-row>
      </table:table>
      <table:table table:name="Sheet1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gramm: Tecan i-control</text:p>
          </table:table-cell>
          <table:table-cell table:number-columns-repeated="3" table:style-name="ce1"/>
          <table:table-cell office:value-type="string" table:style-name="ce1">
            <office:annotation draw:style-name="a10" svg:x="4.3in" svg:y="0in" svg:width="1.325in" svg:height="0.891666666666667in">
              <dc:creator>Hiwibeit</dc:creator>
              <text:p><text:span text:style-name="T1">Tecan.At.Common, 3.9.1.0</text:span><text:span text:style-name="T1"/></text:p>
              <text:p><text:span text:style-name="T1">Tecan.At.Common.DocumentManagement, 3.9.1.0</text:span><text:span text:style-name="T1"/></text:p>
              <text:p><text:span text:style-name="T1">Tecan.At.Common.DocumentManagement.Reader, 3.6.1.0</text:span><text:span text:style-name="T1"/></text:p>
              <text:p><text:span text:style-name="T1">Tecan.At.Common.MCS, 3.9.1.0</text:span><text:span text:style-name="T1"/></text:p>
              <text:p><text:span text:style-name="T1">Tecan.At.Common.Results, 3.9.1.0</text:span><text:span text:style-name="T1"/></text:p>
              <text:p><text:span text:style-name="T1">Tecan.At.Common.UI, 3.9.1.0</text:span><text:span text:style-name="T1"/></text:p>
              <text:p><text:span text:style-name="T1">Tecan.At.Common.UI.resources, 3.9.1.0</text:span><text:span text:style-name="T1"/></text:p>
              <text:p><text:span text:style-name="T1">Tecan.At.Communication.Common, 3.9.1.0</text:span><text:span text:style-name="T1"/></text:p>
              <text:p><text:span text:style-name="T1">Tecan.At.Communication.Port.IP, 3.9.1.0</text:span><text:span text:style-name="T1"/></text:p>
              <text:p><text:span text:style-name="T1">Tecan.At.Communication.Port.RS232, 3.9.1.0</text:span><text:span text:style-name="T1"/></text:p>
              <text:p><text:span text:style-name="T1">Tecan.At.Communication.Port.SIM.Common, 3.9.1.0</text:span><text:span text:style-name="T1"/></text:p>
              <text:p><text:span text:style-name="T1">Tecan.At.Communication.Port.SIM.Common.resources, 3.9.1.0</text:span><text:span text:style-name="T1"/></text:p>
              <text:p><text:span text:style-name="T1">Tecan.At.Communication.Port.USB, 3.9.1.0</text:span><text:span text:style-name="T1"/></text:p>
              <text:p><text:span text:style-name="T1">Tecan.At.Communication.Server, 3.9.1.0</text:span><text:span text:style-name="T1"/></text:p>
              <text:p><text:span text:style-name="T1">Tecan.At.Communication.SIM.AMR, 3.6.1.0</text:span><text:span text:style-name="T1"/></text:p>
              <text:p><text:span text:style-name="T1">Tecan.At.Communication.SIM.AMR.resources, 3.6.1.0</text:span><text:span text:style-name="T1"/></text:p>
              <text:p><text:span text:style-name="T1">Tecan.At.Communication.SIM.AMRPlus, 3.6.1.0</text:span><text:span text:style-name="T1"/></text:p>
              <text:p><text:span text:style-name="T1">Tecan.At.Communication.SIM.AMRPlus.resources, 3.6.1.0</text:span><text:span text:style-name="T1"/></text:p>
              <text:p><text:span text:style-name="T1">Tecan.At.Communication.SIM.Connect, 3.9.1.0</text:span><text:span text:style-name="T1"/></text:p>
              <text:p><text:span text:style-name="T1">Tecan.At.Communication.SIM.GeniosUltra, 3.6.1.0</text:span><text:span text:style-name="T1"/></text:p>
              <text:p><text:span text:style-name="T1">Tecan.At.Communication.SIM.GeniosUltra.resources, 3.6.1.0</text:span><text:span text:style-name="T1"/></text:p>
              <text:p><text:span text:style-name="T1">Tecan.At.Communication.SIM.Safire3, 3.6.1.0</text:span><text:span text:style-name="T1"/></text:p>
              <text:p><text:span text:style-name="T1">Tecan.At.Communication.SIM.Safire3.resources, 3.6.1.0</text:span><text:span text:style-name="T1"/></text:p>
              <text:p><text:span text:style-name="T1">Tecan.At.Communication.SIM.Safire3Pro, 3.6.1.0</text:span><text:span text:style-name="T1"/></text:p>
              <text:p><text:span text:style-name="T1">Tecan.At.Communication.SIM.Safire3Pro.resources, 3.6.1.0</text:span><text:span text:style-name="T1"/></text:p>
              <text:p><text:span text:style-name="T1">Tecan.At.Communication.SIM.SunriseMini, 3.6.1.0</text:span><text:span text:style-name="T1"/></text:p>
              <text:p><text:span text:style-name="T1">Tecan.At.Communication.SIM.SunriseMini.resources, 3.6.1.0</text:span><text:span text:style-name="T1"/></text:p>
              <text:p><text:span text:style-name="T1">Tecan.At.Instrument.Common, 3.9.1.0</text:span><text:span text:style-name="T1"/></text:p>
              <text:p><text:span text:style-name="T1">Tecan.At.Instrument.Common.GCM, 3.9.1.0</text:span><text:span text:style-name="T1"/></text:p>
              <text:p><text:span text:style-name="T1">Tecan.At.Instrument.Common.Reader, 3.6.1.0</text:span><text:span text:style-name="T1"/></text:p>
              <text:p><text:span text:style-name="T1">Tecan.At.Instrument.Common.resources, 3.9.1.0</text:span><text:span text:style-name="T1"/></text:p>
              <text:p><text:span text:style-name="T1">Tecan.At.Instrument.Common.Stacker, 3.9.1.0</text:span><text:span text:style-name="T1"/></text:p>
              <text:p><text:span text:style-name="T1">Tecan.At.Instrument.Gas.GCM, 3.9.1.0</text:span><text:span text:style-name="T1"/></text:p>
              <text:p><text:span text:style-name="T1">Tecan.At.Instrument.GCM.Server, 3.9.1.0</text:span><text:span text:style-name="T1"/></text:p>
              <text:p><text:span text:style-name="T1">Tecan.At.Instrument.Reader.AMR, 3.6.1.0</text:span><text:span text:style-name="T1"/></text:p>
              <text:p><text:span text:style-name="T1">Tecan.At.Instrument.Reader.AMRPlus, 3.6.1.0</text:span><text:span text:style-name="T1"/></text:p>
              <text:p><text:span text:style-name="T1">Tecan.At.Instrument.Reader.GeniosUltra, 3.6.1.0</text:span><text:span text:style-name="T1"/></text:p>
              <text:p><text:span text:style-name="T1">Tecan.At.Instrument.Reader.Safire3, 3.6.1.0</text:span><text:span text:style-name="T1"/></text:p>
              <text:p><text:span text:style-name="T1">Tecan.At.Instrument.Reader.Safire3Pro, 3.6.1.0</text:span><text:span text:style-name="T1"/></text:p>
              <text:p><text:span text:style-name="T1">Tecan.At.Instrument.Reader.SunriseMini, 3.6.1.0</text:span><text:span text:style-name="T1"/></text:p>
              <text:p><text:span text:style-name="T1">Tecan.At.Instrument.Server, 3.9.1.0</text:span><text:span text:style-name="T1"/></text:p>
              <text:p><text:span text:style-name="T1">Tecan.At.Instrument.Server.resources, 3.9.1.0</text:span><text:span text:style-name="T1"/></text:p>
              <text:p><text:span text:style-name="T1">Tecan.At.Instrument.Stacker.Connect, 3.9.1.0</text:span><text:span text:style-name="T1"/></text:p>
              <text:p><text:span text:style-name="T1">Tecan.At.Instrument.Stacker.Server, 3.9.1.0</text:span><text:span text:style-name="T1"/></text:p>
              <text:p><text:span text:style-name="T1">Tecan.At.Measurement.BuiltInTest.Common, 3.6.1.0</text:span><text:span text:style-name="T1"/></text:p>
              <text:p><text:span text:style-name="T1">Tecan.At.Measurement.Common, 3.6.1.0</text:span><text:span text:style-name="T1"/></text:p>
              <text:p><text:span text:style-name="T1">Tecan.At.Measurement.Server, 3.6.1.0</text:span><text:span text:style-name="T1"/></text:p>
              <text:p><text:span text:style-name="T1">Tecan.At.XFluor, 2.0.10.0</text:span><text:span text:style-name="T1"/></text:p>
              <text:p><text:span text:style-name="T1">Tecan.At.XFluor.Connect.Reader, 2.0.10.0</text:span><text:span text:style-name="T1"/></text:p>
              <text:p><text:span text:style-name="T1">Tecan.At.XFluor.Connect.Reader.resources, 2.0.10.0</text:span><text:span text:style-name="T1"/></text:p>
              <text:p><text:span text:style-name="T1">Tecan.At.XFluor.Core, 2.0.10.0</text:span><text:span text:style-name="T1"/></text:p>
              <text:p><text:span text:style-name="T1">Tecan.At.XFluor.Core.resources, 2.0.10.0</text:span><text:span text:style-name="T1"/></text:p>
              <text:p><text:span text:style-name="T1">Tecan.At.XFluor.Device, 2.0.10.0</text:span><text:span text:style-name="T1"/></text:p>
              <text:p><text:span text:style-name="T1">Tecan.At.XFluor.Device.AMR, 2.0.10.0</text:span><text:span text:style-name="T1"/></text:p>
              <text:p><text:span text:style-name="T1">Tecan.At.XFluor.Device.AMR.resources, 2.0.10.0</text:span><text:span text:style-name="T1"/></text:p>
              <text:p><text:span text:style-name="T1">Tecan.At.XFluor.Device.AMRPlus, 2.0.10.0</text:span><text:span text:style-name="T1"/></text:p>
              <text:p><text:span text:style-name="T1">Tecan.At.XFluor.Device.GeniosUltra, 2.0.10.0</text:span><text:span text:style-name="T1"/></text:p>
              <text:p><text:span text:style-name="T1">Tecan.At.XFluor.Device.Reader, 2.0.10.0</text:span><text:span text:style-name="T1"/></text:p>
              <text:p><text:span text:style-name="T1">Tecan.At.XFluor.Device.resources, 2.0.10.0</text:span><text:span text:style-name="T1"/></text:p>
              <text:p><text:span text:style-name="T1">Tecan.At.XFluor.Device.Safire3, 2.0.10.0</text:span><text:span text:style-name="T1"/></text:p>
              <text:p><text:span text:style-name="T1">Tecan.At.XFluor.Device.Safire3Pro, 2.0.10.0</text:span><text:span text:style-name="T1"/></text:p>
              <text:p><text:span text:style-name="T1">Tecan.At.XFluor.Device.SunriseMini, 2.0.10.0</text:span><text:span text:style-name="T1"/></text:p>
              <text:p><text:span text:style-name="T1">Tecan.At.XFluor.ExcelOutput, 2.0.10.0</text:span><text:span text:style-name="T1"/></text:p>
              <text:p><text:span text:style-name="T1">Tecan.At.XFluor.ExcelOutput.resources, 2.0.10.0</text:span><text:span text:style-name="T1"/></text:p>
              <text:p><text:span text:style-name="T1">Tecan.At.XFluor.NanoQuant, 2.0.10.0</text:span><text:span text:style-name="T1"/></text:p>
              <text:p><text:span text:style-name="T1">Tecan.At.XFluor.NanoQuant.resources, 2.0.10.0</text:span><text:span text:style-name="T1"/></text:p>
              <text:p><text:span text:style-name="T1">Tecan.At.XFluor.ReaderEditor, 2.0.10.0</text:span><text:span text:style-name="T1"/></text:p>
              <text:p><text:span text:style-name="T1">Tecan.At.XFluor.ReaderEditor.resources, 2.0.10.0</text:span><text:span text:style-name="T1"/></text:p>
              <text:p><text:span text:style-name="T1">Tecan.At.XFluor.resources, 2.0.10.0</text:span><text:span text:style-name="T1"/></text:p>
              <text:p/>
            </office:annotation>
            <text:p>Tecan i-control , 2.0.1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erät: infinite 200</text:p>
          </table:table-cell>
          <table:table-cell table:number-columns-repeated="3" table:style-name="ce1"/>
          <table:table-cell office:value-type="string" table:style-name="ce1">
            <text:p>Seriennummer: 705000573</text:p>
          </table:table-cell>
          <table:table-cell table:number-columns-repeated="3" table:style-name="ce1"/>
          <table:table-cell office:value-type="string" table:style-name="ce1">
            <text:p>Seriennummer des verbundenen Staplers: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Firmware: V_2.02_11/06_InfiniTe (Dec 13 2006/16.18.16)</text:p>
          </table:table-cell>
          <table:table-cell table:number-columns-repeated="3" table:style-name="ce1"/>
          <table:table-cell office:value-type="string" table:style-name="ce1">
            <office:annotation draw:style-name="a11" svg:x="4.3in" svg:y="0.3in" svg:width="1.325in" svg:height="0.891666666666667in">
              <dc:creator>Hiwibeit</dc:creator>
              <text:p><text:span text:style-name="T1">EHC, V_2.02_11/06_InfiniTe (Dec 13 2006/16.18.16)</text:span><text:span text:style-name="T1"/></text:p>
              <text:p><text:span text:style-name="T1">MTP, V_2.02_11/06_InfiniTe (Dec 13 2006/16.18.16)</text:span><text:span text:style-name="T1"/></text:p>
              <text:p><text:span text:style-name="T1">FIL, V_2.00_04/06_FILTER (Apr <text:s/>5 2006/11.37.11)</text:span><text:span text:style-name="T1"/></text:p>
              <text:p/>
            </office:annotation>
            <text:p>MAI, V_2.02_11/06_InfiniTe (Dec 13 2006/16.18.16)</text:p>
          </table:table-cell>
          <table:table-cell table:number-columns-repeated="16379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Datum:</text:p>
          </table:table-cell>
          <table:table-cell office:value-type="string" table:style-name="ce1">
            <text:p>20.11.202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Zeit:</text:p>
          </table:table-cell>
          <table:table-cell office:value-type="string" table:style-name="ce1">
            <text:p>13:40:34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System</text:p>
          </table:table-cell>
          <table:table-cell table:number-columns-repeated="3" table:style-name="ce1"/>
          <table:table-cell office:value-type="string" table:style-name="ce1">
            <text:p>UKSPA-1086651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nwender</text:p>
          </table:table-cell>
          <table:table-cell table:number-columns-repeated="3" table:style-name="ce1"/>
          <table:table-cell office:value-type="string" table:style-name="ce1">
            <text:p>UNI-KIEL\hiwibei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tte</text:p>
          </table:table-cell>
          <table:table-cell table:number-columns-repeated="3" table:style-name="ce1"/>
          <table:table-cell office:value-type="string" table:style-name="ce1">
            <text:p>Greiner 96 Flat Bottom Black Polystyrene Cat. No.: 655079/655086/655077/655076 <text:s text:c="2"/>[GRE96fb_chimney.pdfx]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tten-ID (Stapler)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Schütteln (Linear) Dauer:</text:p>
          </table:table-cell>
          <table:table-cell table:number-columns-repeated="3" table:style-name="ce2"/>
          <table:table-cell office:value-type="float" office:value="3" table:style-name="ce2">
            <text:p>3</text:p>
          </table:table-cell>
          <table:table-cell office:value-type="string" table:style-name="ce2">
            <text:p>s</text:p>
          </table:table-cell>
          <table:table-cell table:number-columns-repeated="6" table:style-name="ce2"/>
          <table:table-cell table:number-columns-repeated="16372"/>
        </table:table-row>
        <table:table-row table:style-name="ro1">
          <table:table-cell office:value-type="string" table:style-name="ce2">
            <text:p>Schütteln (Linear) Amplitude:</text:p>
          </table:table-cell>
          <table:table-cell table:number-columns-repeated="3" table:style-name="ce2"/>
          <table:table-cell office:value-type="float" office:value="1" table:style-name="ce2">
            <text:p>1</text:p>
          </table:table-cell>
          <table:table-cell office:value-type="string" table:style-name="ce2">
            <text:p>mm</text:p>
          </table:table-cell>
          <table:table-cell table:number-columns-repeated="6" table:style-name="ce2"/>
          <table:table-cell table:number-columns-repeated="16372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Liste der Aktionen in diesem Mess-Script:</text:p>
          </table:table-cell>
          <table:table-cell table:number-columns-repeated="11" table:style-name="ce2"/>
          <table:table-cell table:number-columns-repeated="16372"/>
        </table:table-row>
        <table:table-row table:style-name="ro1">
          <table:table-cell office:value-type="string" table:style-name="ce2">
            <text:p>Kinetik</text:p>
          </table:table-cell>
          <table:table-cell table:number-columns-repeated="11" table:style-name="ce2"/>
          <table:table-cell table:number-columns-repeated="16372"/>
        </table:table-row>
        <table:table-row table:style-name="ro1">
          <table:table-cell office:value-type="string" table:style-name="ce2">
            <text:p>Fluoreszenz</text:p>
          </table:table-cell>
          <table:table-cell table:number-columns-repeated="11" table:style-name="ce2"/>
          <table:table-cell table:number-columns-repeated="16372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Label: Label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etik - Messun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etik - Dauer</text:p>
          </table:table-cell>
          <table:table-cell table:number-columns-repeated="3" table:style-name="ce1"/>
          <table:table-cell office:value-type="time" office:time-value="PT0H8M0S" table:style-name="ce3">
            <text:p>00:08: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rvallzeit</text:p>
          </table:table-cell>
          <table:table-cell table:number-columns-repeated="3" table:style-name="ce1"/>
          <table:table-cell office:value-type="time" office:time-value="PT0H0M13S" table:style-name="ce3">
            <text:p>00:00:1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odus</text:p>
          </table:table-cell>
          <table:table-cell table:number-columns-repeated="3" table:style-name="ce1"/>
          <table:table-cell office:value-type="string" table:style-name="ce1">
            <text:p>Fluoreszenz Messung von obe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xzitationswellenlänge</text:p>
          </table:table-cell>
          <table:table-cell table:number-columns-repeated="3" table:style-name="ce1"/>
          <table:table-cell office:value-type="float" office:value="485" table:style-name="ce1">
            <text:p>48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missionswellenlänge</text:p>
          </table:table-cell>
          <table:table-cell table:number-columns-repeated="3" table:style-name="ce1"/>
          <table:table-cell office:value-type="float" office:value="535" table:style-name="ce1">
            <text:p>53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xzitationsbandbreite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missionsbandbreite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Verstärkung</text:p>
          </table:table-cell>
          <table:table-cell table:number-columns-repeated="3" table:style-name="ce1"/>
          <table:table-cell office:value-type="float" office:value="103" table:style-name="ce1">
            <text:p>103</text:p>
          </table:table-cell>
          <table:table-cell office:value-type="string" table:style-name="ce1">
            <text:p>Optimal (100%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Anzahl der Blitze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grationszeit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µ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Verzögerungszeit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µ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Ruhezeit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Bereich der Platte</text:p>
          </table:table-cell>
          <table:table-cell table:number-columns-repeated="3" table:style-name="ce1"/>
          <table:table-cell office:value-type="string" table:style-name="ce1">
            <text:p>G7-G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tartzeit:</text:p>
          </table:table-cell>
          <table:table-cell office:value-type="string" table:style-name="ce1">
            <text:p>20.11.2025 13:40:50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style-name="ce4">
            <text:p>Zyklus Nr.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4">
            <text:p>10</text:p>
          </table:table-cell>
          <table:table-cell office:value-type="float" office:value="11" table:style-name="ce4">
            <text:p>11</text:p>
          </table:table-cell>
          <table:table-cell office:value-type="float" office:value="12" table:style-name="ce4">
            <text:p>12</text:p>
          </table:table-cell>
          <table:table-cell office:value-type="float" office:value="13" table:style-name="ce4">
            <text:p>13</text:p>
          </table:table-cell>
          <table:table-cell office:value-type="float" office:value="14" table:style-name="ce4">
            <text:p>14</text:p>
          </table:table-cell>
          <table:table-cell office:value-type="float" office:value="15" table:style-name="ce4">
            <text:p>15</text:p>
          </table:table-cell>
          <table:table-cell office:value-type="float" office:value="16" table:style-name="ce4">
            <text:p>16</text:p>
          </table:table-cell>
          <table:table-cell office:value-type="float" office:value="17" table:style-name="ce4">
            <text:p>17</text:p>
          </table:table-cell>
          <table:table-cell office:value-type="float" office:value="18" table:style-name="ce4">
            <text:p>18</text:p>
          </table:table-cell>
          <table:table-cell office:value-type="float" office:value="19" table:style-name="ce4">
            <text:p>19</text:p>
          </table:table-cell>
          <table:table-cell office:value-type="float" office:value="20" table:style-name="ce4">
            <text:p>20</text:p>
          </table:table-cell>
          <table:table-cell office:value-type="float" office:value="21" table:style-name="ce4">
            <text:p>21</text:p>
          </table:table-cell>
          <table:table-cell office:value-type="float" office:value="22" table:style-name="ce4">
            <text:p>22</text:p>
          </table:table-cell>
          <table:table-cell office:value-type="float" office:value="23" table:style-name="ce4">
            <text:p>23</text:p>
          </table:table-cell>
          <table:table-cell office:value-type="float" office:value="24" table:style-name="ce4">
            <text:p>24</text:p>
          </table:table-cell>
          <table:table-cell office:value-type="float" office:value="25" table:style-name="ce4">
            <text:p>25</text:p>
          </table:table-cell>
          <table:table-cell office:value-type="float" office:value="26" table:style-name="ce4">
            <text:p>26</text:p>
          </table:table-cell>
          <table:table-cell office:value-type="float" office:value="27" table:style-name="ce4">
            <text:p>27</text:p>
          </table:table-cell>
          <table:table-cell office:value-type="float" office:value="28" table:style-name="ce4">
            <text:p>28</text:p>
          </table:table-cell>
          <table:table-cell office:value-type="float" office:value="29" table:style-name="ce4">
            <text:p>29</text:p>
          </table:table-cell>
          <table:table-cell office:value-type="float" office:value="30" table:style-name="ce4">
            <text:p>30</text:p>
          </table:table-cell>
          <table:table-cell office:value-type="float" office:value="31" table:style-name="ce4">
            <text:p>31</text:p>
          </table:table-cell>
          <table:table-cell office:value-type="float" office:value="32" table:style-name="ce4">
            <text:p>32</text:p>
          </table:table-cell>
          <table:table-cell office:value-type="float" office:value="33" table:style-name="ce4">
            <text:p>33</text:p>
          </table:table-cell>
          <table:table-cell office:value-type="float" office:value="34" table:style-name="ce4">
            <text:p>34</text:p>
          </table:table-cell>
          <table:table-cell office:value-type="float" office:value="35" table:style-name="ce4">
            <text:p>35</text:p>
          </table:table-cell>
          <table:table-cell office:value-type="float" office:value="36" table:style-name="ce4">
            <text:p>36</text:p>
          </table:table-cell>
          <table:table-cell office:value-type="float" office:value="37" table:style-name="ce4">
            <text:p>37</text:p>
          </table:table-cell>
          <table:table-cell office:value-type="float" office:value="38" table:style-name="ce4">
            <text:p>38</text:p>
          </table:table-cell>
          <table:table-cell table:number-columns-repeated="16345"/>
        </table:table-row>
        <table:table-row table:style-name="ro1">
          <table:table-cell office:value-type="string" table:style-name="ce4">
            <text:p>Zeit [s]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26" table:style-name="ce1">
            <text:p>26</text:p>
          </table:table-cell>
          <table:table-cell office:value-type="float" office:value="39" table:style-name="ce1">
            <text:p>39</text:p>
          </table:table-cell>
          <table:table-cell office:value-type="float" office:value="52" table:style-name="ce1">
            <text:p>52</text:p>
          </table:table-cell>
          <table:table-cell office:value-type="float" office:value="65" table:style-name="ce1">
            <text:p>65</text:p>
          </table:table-cell>
          <table:table-cell office:value-type="float" office:value="78" table:style-name="ce1">
            <text:p>78</text:p>
          </table:table-cell>
          <table:table-cell office:value-type="float" office:value="91" table:style-name="ce1">
            <text:p>91</text:p>
          </table:table-cell>
          <table:table-cell office:value-type="float" office:value="104" table:style-name="ce1">
            <text:p>104</text:p>
          </table:table-cell>
          <table:table-cell office:value-type="float" office:value="117" table:style-name="ce1">
            <text:p>117</text:p>
          </table:table-cell>
          <table:table-cell office:value-type="float" office:value="130" table:style-name="ce1">
            <text:p>130</text:p>
          </table:table-cell>
          <table:table-cell office:value-type="float" office:value="143" table:style-name="ce1">
            <text:p>143</text:p>
          </table:table-cell>
          <table:table-cell office:value-type="float" office:value="156" table:style-name="ce1">
            <text:p>156</text:p>
          </table:table-cell>
          <table:table-cell office:value-type="float" office:value="169" table:style-name="ce1">
            <text:p>169</text:p>
          </table:table-cell>
          <table:table-cell office:value-type="float" office:value="182" table:style-name="ce1">
            <text:p>182</text:p>
          </table:table-cell>
          <table:table-cell office:value-type="float" office:value="195" table:style-name="ce1">
            <text:p>195</text:p>
          </table:table-cell>
          <table:table-cell office:value-type="float" office:value="208" table:style-name="ce1">
            <text:p>208</text:p>
          </table:table-cell>
          <table:table-cell office:value-type="float" office:value="221" table:style-name="ce1">
            <text:p>221</text:p>
          </table:table-cell>
          <table:table-cell office:value-type="float" office:value="234" table:style-name="ce1">
            <text:p>234</text:p>
          </table:table-cell>
          <table:table-cell office:value-type="float" office:value="247" table:style-name="ce1">
            <text:p>247</text:p>
          </table:table-cell>
          <table:table-cell office:value-type="float" office:value="260" table:style-name="ce1">
            <text:p>260</text:p>
          </table:table-cell>
          <table:table-cell office:value-type="float" office:value="273" table:style-name="ce1">
            <text:p>273</text:p>
          </table:table-cell>
          <table:table-cell office:value-type="float" office:value="286" table:style-name="ce1">
            <text:p>286</text:p>
          </table:table-cell>
          <table:table-cell office:value-type="float" office:value="299" table:style-name="ce1">
            <text:p>299</text:p>
          </table:table-cell>
          <table:table-cell office:value-type="float" office:value="312" table:style-name="ce1">
            <text:p>312</text:p>
          </table:table-cell>
          <table:table-cell office:value-type="float" office:value="325" table:style-name="ce1">
            <text:p>325</text:p>
          </table:table-cell>
          <table:table-cell office:value-type="float" office:value="338" table:style-name="ce1">
            <text:p>338</text:p>
          </table:table-cell>
          <table:table-cell office:value-type="float" office:value="351" table:style-name="ce1">
            <text:p>351</text:p>
          </table:table-cell>
          <table:table-cell office:value-type="float" office:value="364" table:style-name="ce1">
            <text:p>364</text:p>
          </table:table-cell>
          <table:table-cell office:value-type="float" office:value="377" table:style-name="ce1">
            <text:p>377</text:p>
          </table:table-cell>
          <table:table-cell office:value-type="float" office:value="390" table:style-name="ce1">
            <text:p>390</text:p>
          </table:table-cell>
          <table:table-cell office:value-type="float" office:value="403" table:style-name="ce1">
            <text:p>403</text:p>
          </table:table-cell>
          <table:table-cell office:value-type="float" office:value="416" table:style-name="ce1">
            <text:p>416</text:p>
          </table:table-cell>
          <table:table-cell office:value-type="float" office:value="429" table:style-name="ce1">
            <text:p>429</text:p>
          </table:table-cell>
          <table:table-cell office:value-type="float" office:value="442" table:style-name="ce1">
            <text:p>442</text:p>
          </table:table-cell>
          <table:table-cell office:value-type="float" office:value="455" table:style-name="ce1">
            <text:p>455</text:p>
          </table:table-cell>
          <table:table-cell office:value-type="float" office:value="468" table:style-name="ce1">
            <text:p>468</text:p>
          </table:table-cell>
          <table:table-cell office:value-type="float" office:value="481" table:style-name="ce1">
            <text:p>481</text:p>
          </table:table-cell>
          <table:table-cell table:number-columns-repeated="16345"/>
        </table:table-row>
        <table:table-row table:style-name="ro1">
          <table:table-cell office:value-type="string" table:style-name="ce4">
            <text:p>Temp. [°C]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table:number-columns-repeated="16345"/>
        </table:table-row>
        <table:table-row table:style-name="ro1">
          <table:table-cell office:value-type="string" table:style-name="ce4">
            <text:p>G7</text:p>
          </table:table-cell>
          <table:table-cell office:value-type="float" office:value="37788" table:style-name="ce1">
            <text:p>37788</text:p>
          </table:table-cell>
          <table:table-cell office:value-type="float" office:value="36500" table:style-name="ce1">
            <text:p>36500</text:p>
          </table:table-cell>
          <table:table-cell office:value-type="float" office:value="35090" table:style-name="ce1">
            <text:p>35090</text:p>
          </table:table-cell>
          <table:table-cell office:value-type="float" office:value="33533" table:style-name="ce1">
            <text:p>33533</text:p>
          </table:table-cell>
          <table:table-cell office:value-type="float" office:value="33191" table:style-name="ce1">
            <text:p>33191</text:p>
          </table:table-cell>
          <table:table-cell office:value-type="float" office:value="33051" table:style-name="ce1">
            <text:p>33051</text:p>
          </table:table-cell>
          <table:table-cell office:value-type="float" office:value="33010" table:style-name="ce1">
            <text:p>33010</text:p>
          </table:table-cell>
          <table:table-cell office:value-type="float" office:value="32239" table:style-name="ce1">
            <text:p>32239</text:p>
          </table:table-cell>
          <table:table-cell office:value-type="float" office:value="31668" table:style-name="ce1">
            <text:p>31668</text:p>
          </table:table-cell>
          <table:table-cell office:value-type="float" office:value="30331" table:style-name="ce1">
            <text:p>30331</text:p>
          </table:table-cell>
          <table:table-cell office:value-type="float" office:value="30249" table:style-name="ce1">
            <text:p>30249</text:p>
          </table:table-cell>
          <table:table-cell office:value-type="float" office:value="29589" table:style-name="ce1">
            <text:p>29589</text:p>
          </table:table-cell>
          <table:table-cell office:value-type="float" office:value="29238" table:style-name="ce1">
            <text:p>29238</text:p>
          </table:table-cell>
          <table:table-cell office:value-type="float" office:value="29121" table:style-name="ce1">
            <text:p>29121</text:p>
          </table:table-cell>
          <table:table-cell office:value-type="float" office:value="28301" table:style-name="ce1">
            <text:p>28301</text:p>
          </table:table-cell>
          <table:table-cell office:value-type="float" office:value="27571" table:style-name="ce1">
            <text:p>27571</text:p>
          </table:table-cell>
          <table:table-cell office:value-type="float" office:value="27588" table:style-name="ce1">
            <text:p>27588</text:p>
          </table:table-cell>
          <table:table-cell office:value-type="float" office:value="27078" table:style-name="ce1">
            <text:p>27078</text:p>
          </table:table-cell>
          <table:table-cell office:value-type="float" office:value="27041" table:style-name="ce1">
            <text:p>27041</text:p>
          </table:table-cell>
          <table:table-cell office:value-type="float" office:value="26991" table:style-name="ce1">
            <text:p>26991</text:p>
          </table:table-cell>
          <table:table-cell office:value-type="float" office:value="26576" table:style-name="ce1">
            <text:p>26576</text:p>
          </table:table-cell>
          <table:table-cell office:value-type="float" office:value="26110" table:style-name="ce1">
            <text:p>26110</text:p>
          </table:table-cell>
          <table:table-cell office:value-type="float" office:value="25950" table:style-name="ce1">
            <text:p>25950</text:p>
          </table:table-cell>
          <table:table-cell office:value-type="float" office:value="25852" table:style-name="ce1">
            <text:p>25852</text:p>
          </table:table-cell>
          <table:table-cell office:value-type="float" office:value="25038" table:style-name="ce1">
            <text:p>25038</text:p>
          </table:table-cell>
          <table:table-cell office:value-type="float" office:value="25335" table:style-name="ce1">
            <text:p>25335</text:p>
          </table:table-cell>
          <table:table-cell office:value-type="float" office:value="24982" table:style-name="ce1">
            <text:p>24982</text:p>
          </table:table-cell>
          <table:table-cell office:value-type="float" office:value="24150" table:style-name="ce1">
            <text:p>24150</text:p>
          </table:table-cell>
          <table:table-cell office:value-type="float" office:value="23856" table:style-name="ce1">
            <text:p>23856</text:p>
          </table:table-cell>
          <table:table-cell office:value-type="float" office:value="24033" table:style-name="ce1">
            <text:p>24033</text:p>
          </table:table-cell>
          <table:table-cell office:value-type="float" office:value="23892" table:style-name="ce1">
            <text:p>23892</text:p>
          </table:table-cell>
          <table:table-cell office:value-type="float" office:value="23842" table:style-name="ce1">
            <text:p>23842</text:p>
          </table:table-cell>
          <table:table-cell office:value-type="float" office:value="23518" table:style-name="ce1">
            <text:p>23518</text:p>
          </table:table-cell>
          <table:table-cell office:value-type="float" office:value="23169" table:style-name="ce1">
            <text:p>23169</text:p>
          </table:table-cell>
          <table:table-cell office:value-type="float" office:value="22917" table:style-name="ce1">
            <text:p>22917</text:p>
          </table:table-cell>
          <table:table-cell office:value-type="float" office:value="22613" table:style-name="ce1">
            <text:p>22613</text:p>
          </table:table-cell>
          <table:table-cell office:value-type="float" office:value="22316" table:style-name="ce1">
            <text:p>22316</text:p>
          </table:table-cell>
          <table:table-cell office:value-type="float" office:value="21896" table:style-name="ce1">
            <text:p>21896</text:p>
          </table:table-cell>
          <table:table-cell table:number-columns-repeated="16345"/>
        </table:table-row>
        <table:table-row table:style-name="ro1">
          <table:table-cell office:value-type="string" table:style-name="ce4">
            <text:p>G8</text:p>
          </table:table-cell>
          <table:table-cell office:value-type="float" office:value="37230" table:style-name="ce1">
            <text:p>37230</text:p>
          </table:table-cell>
          <table:table-cell office:value-type="float" office:value="36235" table:style-name="ce1">
            <text:p>36235</text:p>
          </table:table-cell>
          <table:table-cell office:value-type="float" office:value="35222" table:style-name="ce1">
            <text:p>35222</text:p>
          </table:table-cell>
          <table:table-cell office:value-type="float" office:value="34035" table:style-name="ce1">
            <text:p>34035</text:p>
          </table:table-cell>
          <table:table-cell office:value-type="float" office:value="33453" table:style-name="ce1">
            <text:p>33453</text:p>
          </table:table-cell>
          <table:table-cell office:value-type="float" office:value="33341" table:style-name="ce1">
            <text:p>33341</text:p>
          </table:table-cell>
          <table:table-cell office:value-type="float" office:value="33141" table:style-name="ce1">
            <text:p>33141</text:p>
          </table:table-cell>
          <table:table-cell office:value-type="float" office:value="32781" table:style-name="ce1">
            <text:p>32781</text:p>
          </table:table-cell>
          <table:table-cell office:value-type="float" office:value="32574" table:style-name="ce1">
            <text:p>32574</text:p>
          </table:table-cell>
          <table:table-cell office:value-type="float" office:value="31754" table:style-name="ce1">
            <text:p>31754</text:p>
          </table:table-cell>
          <table:table-cell office:value-type="float" office:value="32066" table:style-name="ce1">
            <text:p>32066</text:p>
          </table:table-cell>
          <table:table-cell office:value-type="float" office:value="31166" table:style-name="ce1">
            <text:p>31166</text:p>
          </table:table-cell>
          <table:table-cell office:value-type="float" office:value="31334" table:style-name="ce1">
            <text:p>31334</text:p>
          </table:table-cell>
          <table:table-cell office:value-type="float" office:value="31032" table:style-name="ce1">
            <text:p>31032</text:p>
          </table:table-cell>
          <table:table-cell office:value-type="float" office:value="30504" table:style-name="ce1">
            <text:p>30504</text:p>
          </table:table-cell>
          <table:table-cell office:value-type="float" office:value="30264" table:style-name="ce1">
            <text:p>30264</text:p>
          </table:table-cell>
          <table:table-cell office:value-type="float" office:value="30006" table:style-name="ce1">
            <text:p>30006</text:p>
          </table:table-cell>
          <table:table-cell office:value-type="float" office:value="29345" table:style-name="ce1">
            <text:p>29345</text:p>
          </table:table-cell>
          <table:table-cell office:value-type="float" office:value="29316" table:style-name="ce1">
            <text:p>29316</text:p>
          </table:table-cell>
          <table:table-cell office:value-type="float" office:value="29509" table:style-name="ce1">
            <text:p>29509</text:p>
          </table:table-cell>
          <table:table-cell office:value-type="float" office:value="29083" table:style-name="ce1">
            <text:p>29083</text:p>
          </table:table-cell>
          <table:table-cell office:value-type="float" office:value="28561" table:style-name="ce1">
            <text:p>28561</text:p>
          </table:table-cell>
          <table:table-cell office:value-type="float" office:value="28339" table:style-name="ce1">
            <text:p>28339</text:p>
          </table:table-cell>
          <table:table-cell office:value-type="float" office:value="27966" table:style-name="ce1">
            <text:p>27966</text:p>
          </table:table-cell>
          <table:table-cell office:value-type="float" office:value="27005" table:style-name="ce1">
            <text:p>27005</text:p>
          </table:table-cell>
          <table:table-cell office:value-type="float" office:value="27493" table:style-name="ce1">
            <text:p>27493</text:p>
          </table:table-cell>
          <table:table-cell office:value-type="float" office:value="26582" table:style-name="ce1">
            <text:p>26582</text:p>
          </table:table-cell>
          <table:table-cell office:value-type="float" office:value="26102" table:style-name="ce1">
            <text:p>26102</text:p>
          </table:table-cell>
          <table:table-cell office:value-type="float" office:value="25949" table:style-name="ce1">
            <text:p>25949</text:p>
          </table:table-cell>
          <table:table-cell office:value-type="float" office:value="25678" table:style-name="ce1">
            <text:p>25678</text:p>
          </table:table-cell>
          <table:table-cell office:value-type="float" office:value="25358" table:style-name="ce1">
            <text:p>25358</text:p>
          </table:table-cell>
          <table:table-cell office:value-type="float" office:value="25236" table:style-name="ce1">
            <text:p>25236</text:p>
          </table:table-cell>
          <table:table-cell office:value-type="float" office:value="25179" table:style-name="ce1">
            <text:p>25179</text:p>
          </table:table-cell>
          <table:table-cell office:value-type="float" office:value="24666" table:style-name="ce1">
            <text:p>24666</text:p>
          </table:table-cell>
          <table:table-cell office:value-type="float" office:value="24368" table:style-name="ce1">
            <text:p>24368</text:p>
          </table:table-cell>
          <table:table-cell office:value-type="float" office:value="24055" table:style-name="ce1">
            <text:p>24055</text:p>
          </table:table-cell>
          <table:table-cell office:value-type="float" office:value="23822" table:style-name="ce1">
            <text:p>23822</text:p>
          </table:table-cell>
          <table:table-cell office:value-type="float" office:value="23399" table:style-name="ce1">
            <text:p>23399</text:p>
          </table:table-cell>
          <table:table-cell table:number-columns-repeated="16345"/>
        </table:table-row>
        <table:table-row table:style-name="ro1">
          <table:table-cell office:value-type="string" table:style-name="ce4">
            <text:p>G9</text:p>
          </table:table-cell>
          <table:table-cell office:value-type="float" office:value="42999" table:style-name="ce1">
            <text:p>42999</text:p>
          </table:table-cell>
          <table:table-cell office:value-type="float" office:value="41121" table:style-name="ce1">
            <text:p>41121</text:p>
          </table:table-cell>
          <table:table-cell office:value-type="float" office:value="39340" table:style-name="ce1">
            <text:p>39340</text:p>
          </table:table-cell>
          <table:table-cell office:value-type="float" office:value="37816" table:style-name="ce1">
            <text:p>37816</text:p>
          </table:table-cell>
          <table:table-cell office:value-type="float" office:value="36679" table:style-name="ce1">
            <text:p>36679</text:p>
          </table:table-cell>
          <table:table-cell office:value-type="float" office:value="35808" table:style-name="ce1">
            <text:p>35808</text:p>
          </table:table-cell>
          <table:table-cell office:value-type="float" office:value="34942" table:style-name="ce1">
            <text:p>34942</text:p>
          </table:table-cell>
          <table:table-cell office:value-type="float" office:value="34271" table:style-name="ce1">
            <text:p>34271</text:p>
          </table:table-cell>
          <table:table-cell office:value-type="float" office:value="33610" table:style-name="ce1">
            <text:p>33610</text:p>
          </table:table-cell>
          <table:table-cell office:value-type="float" office:value="33179" table:style-name="ce1">
            <text:p>33179</text:p>
          </table:table-cell>
          <table:table-cell office:value-type="float" office:value="32472" table:style-name="ce1">
            <text:p>32472</text:p>
          </table:table-cell>
          <table:table-cell office:value-type="float" office:value="31764" table:style-name="ce1">
            <text:p>31764</text:p>
          </table:table-cell>
          <table:table-cell office:value-type="float" office:value="31271" table:style-name="ce1">
            <text:p>31271</text:p>
          </table:table-cell>
          <table:table-cell office:value-type="float" office:value="30905" table:style-name="ce1">
            <text:p>30905</text:p>
          </table:table-cell>
          <table:table-cell office:value-type="float" office:value="30666" table:style-name="ce1">
            <text:p>30666</text:p>
          </table:table-cell>
          <table:table-cell office:value-type="float" office:value="30417" table:style-name="ce1">
            <text:p>30417</text:p>
          </table:table-cell>
          <table:table-cell office:value-type="float" office:value="30112" table:style-name="ce1">
            <text:p>30112</text:p>
          </table:table-cell>
          <table:table-cell office:value-type="float" office:value="29885" table:style-name="ce1">
            <text:p>29885</text:p>
          </table:table-cell>
          <table:table-cell office:value-type="float" office:value="29378" table:style-name="ce1">
            <text:p>29378</text:p>
          </table:table-cell>
          <table:table-cell office:value-type="float" office:value="29089" table:style-name="ce1">
            <text:p>29089</text:p>
          </table:table-cell>
          <table:table-cell office:value-type="float" office:value="28772" table:style-name="ce1">
            <text:p>28772</text:p>
          </table:table-cell>
          <table:table-cell office:value-type="float" office:value="28439" table:style-name="ce1">
            <text:p>28439</text:p>
          </table:table-cell>
          <table:table-cell office:value-type="float" office:value="28134" table:style-name="ce1">
            <text:p>28134</text:p>
          </table:table-cell>
          <table:table-cell office:value-type="float" office:value="27861" table:style-name="ce1">
            <text:p>27861</text:p>
          </table:table-cell>
          <table:table-cell office:value-type="float" office:value="27411" table:style-name="ce1">
            <text:p>27411</text:p>
          </table:table-cell>
          <table:table-cell office:value-type="float" office:value="27203" table:style-name="ce1">
            <text:p>27203</text:p>
          </table:table-cell>
          <table:table-cell office:value-type="float" office:value="26942" table:style-name="ce1">
            <text:p>26942</text:p>
          </table:table-cell>
          <table:table-cell office:value-type="float" office:value="26613" table:style-name="ce1">
            <text:p>26613</text:p>
          </table:table-cell>
          <table:table-cell office:value-type="float" office:value="26258" table:style-name="ce1">
            <text:p>26258</text:p>
          </table:table-cell>
          <table:table-cell office:value-type="float" office:value="26057" table:style-name="ce1">
            <text:p>26057</text:p>
          </table:table-cell>
          <table:table-cell office:value-type="float" office:value="25680" table:style-name="ce1">
            <text:p>25680</text:p>
          </table:table-cell>
          <table:table-cell office:value-type="float" office:value="25447" table:style-name="ce1">
            <text:p>25447</text:p>
          </table:table-cell>
          <table:table-cell office:value-type="float" office:value="25204" table:style-name="ce1">
            <text:p>25204</text:p>
          </table:table-cell>
          <table:table-cell office:value-type="float" office:value="24954" table:style-name="ce1">
            <text:p>24954</text:p>
          </table:table-cell>
          <table:table-cell office:value-type="float" office:value="24592" table:style-name="ce1">
            <text:p>24592</text:p>
          </table:table-cell>
          <table:table-cell office:value-type="float" office:value="24440" table:style-name="ce1">
            <text:p>24440</text:p>
          </table:table-cell>
          <table:table-cell office:value-type="float" office:value="24232" table:style-name="ce1">
            <text:p>24232</text:p>
          </table:table-cell>
          <table:table-cell office:value-type="float" office:value="24023" table:style-name="ce1">
            <text:p>24023</text:p>
          </table:table-cell>
          <table:table-cell table:number-columns-repeated="16345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office:value-type="string" table:style-name="ce1">
            <text:p>Efflux BSG-MCT1+ilacco1.1+ 50 µM CCCP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Endzeit:</text:p>
          </table:table-cell>
          <table:table-cell office:value-type="string" table:style-name="ce1">
            <text:p>20.11.2025 13:48:55</text:p>
          </table:table-cell>
          <table:table-cell table:number-columns-repeated="16382"/>
        </table:table-row>
        <table:table-row table:number-rows-repeated="1048526" table:style-name="ro2">
          <table:table-cell table:number-columns-repeated="16384"/>
        </table:table-row>
      </table:table>
      <table:table table:name="Sheet10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gramm: Tecan i-control</text:p>
          </table:table-cell>
          <table:table-cell table:number-columns-repeated="3" table:style-name="ce1"/>
          <table:table-cell office:value-type="string" table:style-name="ce1">
            <office:annotation draw:style-name="a12" svg:x="4.3in" svg:y="0in" svg:width="1.325in" svg:height="0.891666666666667in">
              <dc:creator>Hiwibeit</dc:creator>
              <text:p><text:span text:style-name="T1">Tecan.At.Common, 3.9.1.0</text:span><text:span text:style-name="T1"/></text:p>
              <text:p><text:span text:style-name="T1">Tecan.At.Common.DocumentManagement, 3.9.1.0</text:span><text:span text:style-name="T1"/></text:p>
              <text:p><text:span text:style-name="T1">Tecan.At.Common.DocumentManagement.Reader, 3.6.1.0</text:span><text:span text:style-name="T1"/></text:p>
              <text:p><text:span text:style-name="T1">Tecan.At.Common.MCS, 3.9.1.0</text:span><text:span text:style-name="T1"/></text:p>
              <text:p><text:span text:style-name="T1">Tecan.At.Common.Results, 3.9.1.0</text:span><text:span text:style-name="T1"/></text:p>
              <text:p><text:span text:style-name="T1">Tecan.At.Common.UI, 3.9.1.0</text:span><text:span text:style-name="T1"/></text:p>
              <text:p><text:span text:style-name="T1">Tecan.At.Common.UI.resources, 3.9.1.0</text:span><text:span text:style-name="T1"/></text:p>
              <text:p><text:span text:style-name="T1">Tecan.At.Communication.Common, 3.9.1.0</text:span><text:span text:style-name="T1"/></text:p>
              <text:p><text:span text:style-name="T1">Tecan.At.Communication.Port.IP, 3.9.1.0</text:span><text:span text:style-name="T1"/></text:p>
              <text:p><text:span text:style-name="T1">Tecan.At.Communication.Port.RS232, 3.9.1.0</text:span><text:span text:style-name="T1"/></text:p>
              <text:p><text:span text:style-name="T1">Tecan.At.Communication.Port.SIM.Common, 3.9.1.0</text:span><text:span text:style-name="T1"/></text:p>
              <text:p><text:span text:style-name="T1">Tecan.At.Communication.Port.SIM.Common.resources, 3.9.1.0</text:span><text:span text:style-name="T1"/></text:p>
              <text:p><text:span text:style-name="T1">Tecan.At.Communication.Port.USB, 3.9.1.0</text:span><text:span text:style-name="T1"/></text:p>
              <text:p><text:span text:style-name="T1">Tecan.At.Communication.Server, 3.9.1.0</text:span><text:span text:style-name="T1"/></text:p>
              <text:p><text:span text:style-name="T1">Tecan.At.Communication.SIM.AMR, 3.6.1.0</text:span><text:span text:style-name="T1"/></text:p>
              <text:p><text:span text:style-name="T1">Tecan.At.Communication.SIM.AMR.resources, 3.6.1.0</text:span><text:span text:style-name="T1"/></text:p>
              <text:p><text:span text:style-name="T1">Tecan.At.Communication.SIM.AMRPlus, 3.6.1.0</text:span><text:span text:style-name="T1"/></text:p>
              <text:p><text:span text:style-name="T1">Tecan.At.Communication.SIM.AMRPlus.resources, 3.6.1.0</text:span><text:span text:style-name="T1"/></text:p>
              <text:p><text:span text:style-name="T1">Tecan.At.Communication.SIM.Connect, 3.9.1.0</text:span><text:span text:style-name="T1"/></text:p>
              <text:p><text:span text:style-name="T1">Tecan.At.Communication.SIM.GeniosUltra, 3.6.1.0</text:span><text:span text:style-name="T1"/></text:p>
              <text:p><text:span text:style-name="T1">Tecan.At.Communication.SIM.GeniosUltra.resources, 3.6.1.0</text:span><text:span text:style-name="T1"/></text:p>
              <text:p><text:span text:style-name="T1">Tecan.At.Communication.SIM.Safire3, 3.6.1.0</text:span><text:span text:style-name="T1"/></text:p>
              <text:p><text:span text:style-name="T1">Tecan.At.Communication.SIM.Safire3.resources, 3.6.1.0</text:span><text:span text:style-name="T1"/></text:p>
              <text:p><text:span text:style-name="T1">Tecan.At.Communication.SIM.Safire3Pro, 3.6.1.0</text:span><text:span text:style-name="T1"/></text:p>
              <text:p><text:span text:style-name="T1">Tecan.At.Communication.SIM.Safire3Pro.resources, 3.6.1.0</text:span><text:span text:style-name="T1"/></text:p>
              <text:p><text:span text:style-name="T1">Tecan.At.Communication.SIM.SunriseMini, 3.6.1.0</text:span><text:span text:style-name="T1"/></text:p>
              <text:p><text:span text:style-name="T1">Tecan.At.Communication.SIM.SunriseMini.resources, 3.6.1.0</text:span><text:span text:style-name="T1"/></text:p>
              <text:p><text:span text:style-name="T1">Tecan.At.Instrument.Common, 3.9.1.0</text:span><text:span text:style-name="T1"/></text:p>
              <text:p><text:span text:style-name="T1">Tecan.At.Instrument.Common.GCM, 3.9.1.0</text:span><text:span text:style-name="T1"/></text:p>
              <text:p><text:span text:style-name="T1">Tecan.At.Instrument.Common.Reader, 3.6.1.0</text:span><text:span text:style-name="T1"/></text:p>
              <text:p><text:span text:style-name="T1">Tecan.At.Instrument.Common.resources, 3.9.1.0</text:span><text:span text:style-name="T1"/></text:p>
              <text:p><text:span text:style-name="T1">Tecan.At.Instrument.Common.Stacker, 3.9.1.0</text:span><text:span text:style-name="T1"/></text:p>
              <text:p><text:span text:style-name="T1">Tecan.At.Instrument.Gas.GCM, 3.9.1.0</text:span><text:span text:style-name="T1"/></text:p>
              <text:p><text:span text:style-name="T1">Tecan.At.Instrument.GCM.Server, 3.9.1.0</text:span><text:span text:style-name="T1"/></text:p>
              <text:p><text:span text:style-name="T1">Tecan.At.Instrument.Reader.AMR, 3.6.1.0</text:span><text:span text:style-name="T1"/></text:p>
              <text:p><text:span text:style-name="T1">Tecan.At.Instrument.Reader.AMRPlus, 3.6.1.0</text:span><text:span text:style-name="T1"/></text:p>
              <text:p><text:span text:style-name="T1">Tecan.At.Instrument.Reader.GeniosUltra, 3.6.1.0</text:span><text:span text:style-name="T1"/></text:p>
              <text:p><text:span text:style-name="T1">Tecan.At.Instrument.Reader.Safire3, 3.6.1.0</text:span><text:span text:style-name="T1"/></text:p>
              <text:p><text:span text:style-name="T1">Tecan.At.Instrument.Reader.Safire3Pro, 3.6.1.0</text:span><text:span text:style-name="T1"/></text:p>
              <text:p><text:span text:style-name="T1">Tecan.At.Instrument.Reader.SunriseMini, 3.6.1.0</text:span><text:span text:style-name="T1"/></text:p>
              <text:p><text:span text:style-name="T1">Tecan.At.Instrument.Server, 3.9.1.0</text:span><text:span text:style-name="T1"/></text:p>
              <text:p><text:span text:style-name="T1">Tecan.At.Instrument.Server.resources, 3.9.1.0</text:span><text:span text:style-name="T1"/></text:p>
              <text:p><text:span text:style-name="T1">Tecan.At.Instrument.Stacker.Connect, 3.9.1.0</text:span><text:span text:style-name="T1"/></text:p>
              <text:p><text:span text:style-name="T1">Tecan.At.Instrument.Stacker.Server, 3.9.1.0</text:span><text:span text:style-name="T1"/></text:p>
              <text:p><text:span text:style-name="T1">Tecan.At.Measurement.BuiltInTest.Common, 3.6.1.0</text:span><text:span text:style-name="T1"/></text:p>
              <text:p><text:span text:style-name="T1">Tecan.At.Measurement.Common, 3.6.1.0</text:span><text:span text:style-name="T1"/></text:p>
              <text:p><text:span text:style-name="T1">Tecan.At.Measurement.Server, 3.6.1.0</text:span><text:span text:style-name="T1"/></text:p>
              <text:p><text:span text:style-name="T1">Tecan.At.XFluor, 2.0.10.0</text:span><text:span text:style-name="T1"/></text:p>
              <text:p><text:span text:style-name="T1">Tecan.At.XFluor.Connect.Reader, 2.0.10.0</text:span><text:span text:style-name="T1"/></text:p>
              <text:p><text:span text:style-name="T1">Tecan.At.XFluor.Connect.Reader.resources, 2.0.10.0</text:span><text:span text:style-name="T1"/></text:p>
              <text:p><text:span text:style-name="T1">Tecan.At.XFluor.Core, 2.0.10.0</text:span><text:span text:style-name="T1"/></text:p>
              <text:p><text:span text:style-name="T1">Tecan.At.XFluor.Core.resources, 2.0.10.0</text:span><text:span text:style-name="T1"/></text:p>
              <text:p><text:span text:style-name="T1">Tecan.At.XFluor.Device, 2.0.10.0</text:span><text:span text:style-name="T1"/></text:p>
              <text:p><text:span text:style-name="T1">Tecan.At.XFluor.Device.AMR, 2.0.10.0</text:span><text:span text:style-name="T1"/></text:p>
              <text:p><text:span text:style-name="T1">Tecan.At.XFluor.Device.AMR.resources, 2.0.10.0</text:span><text:span text:style-name="T1"/></text:p>
              <text:p><text:span text:style-name="T1">Tecan.At.XFluor.Device.AMRPlus, 2.0.10.0</text:span><text:span text:style-name="T1"/></text:p>
              <text:p><text:span text:style-name="T1">Tecan.At.XFluor.Device.GeniosUltra, 2.0.10.0</text:span><text:span text:style-name="T1"/></text:p>
              <text:p><text:span text:style-name="T1">Tecan.At.XFluor.Device.Reader, 2.0.10.0</text:span><text:span text:style-name="T1"/></text:p>
              <text:p><text:span text:style-name="T1">Tecan.At.XFluor.Device.resources, 2.0.10.0</text:span><text:span text:style-name="T1"/></text:p>
              <text:p><text:span text:style-name="T1">Tecan.At.XFluor.Device.Safire3, 2.0.10.0</text:span><text:span text:style-name="T1"/></text:p>
              <text:p><text:span text:style-name="T1">Tecan.At.XFluor.Device.Safire3Pro, 2.0.10.0</text:span><text:span text:style-name="T1"/></text:p>
              <text:p><text:span text:style-name="T1">Tecan.At.XFluor.Device.SunriseMini, 2.0.10.0</text:span><text:span text:style-name="T1"/></text:p>
              <text:p><text:span text:style-name="T1">Tecan.At.XFluor.ExcelOutput, 2.0.10.0</text:span><text:span text:style-name="T1"/></text:p>
              <text:p><text:span text:style-name="T1">Tecan.At.XFluor.ExcelOutput.resources, 2.0.10.0</text:span><text:span text:style-name="T1"/></text:p>
              <text:p><text:span text:style-name="T1">Tecan.At.XFluor.NanoQuant, 2.0.10.0</text:span><text:span text:style-name="T1"/></text:p>
              <text:p><text:span text:style-name="T1">Tecan.At.XFluor.NanoQuant.resources, 2.0.10.0</text:span><text:span text:style-name="T1"/></text:p>
              <text:p><text:span text:style-name="T1">Tecan.At.XFluor.ReaderEditor, 2.0.10.0</text:span><text:span text:style-name="T1"/></text:p>
              <text:p><text:span text:style-name="T1">Tecan.At.XFluor.ReaderEditor.resources, 2.0.10.0</text:span><text:span text:style-name="T1"/></text:p>
              <text:p><text:span text:style-name="T1">Tecan.At.XFluor.resources, 2.0.10.0</text:span><text:span text:style-name="T1"/></text:p>
              <text:p/>
            </office:annotation>
            <text:p>Tecan i-control , 2.0.1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erät: infinite 200</text:p>
          </table:table-cell>
          <table:table-cell table:number-columns-repeated="3" table:style-name="ce1"/>
          <table:table-cell office:value-type="string" table:style-name="ce1">
            <text:p>Seriennummer: 705000573</text:p>
          </table:table-cell>
          <table:table-cell table:number-columns-repeated="3" table:style-name="ce1"/>
          <table:table-cell office:value-type="string" table:style-name="ce1">
            <text:p>Seriennummer des verbundenen Staplers: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Firmware: V_2.02_11/06_InfiniTe (Dec 13 2006/16.18.16)</text:p>
          </table:table-cell>
          <table:table-cell table:number-columns-repeated="3" table:style-name="ce1"/>
          <table:table-cell office:value-type="string" table:style-name="ce1">
            <office:annotation draw:style-name="a13" svg:x="4.3in" svg:y="0.3in" svg:width="1.325in" svg:height="0.891666666666667in">
              <dc:creator>Hiwibeit</dc:creator>
              <text:p><text:span text:style-name="T1">EHC, V_2.02_11/06_InfiniTe (Dec 13 2006/16.18.16)</text:span><text:span text:style-name="T1"/></text:p>
              <text:p><text:span text:style-name="T1">MTP, V_2.02_11/06_InfiniTe (Dec 13 2006/16.18.16)</text:span><text:span text:style-name="T1"/></text:p>
              <text:p><text:span text:style-name="T1">FIL, V_2.00_04/06_FILTER (Apr <text:s/>5 2006/11.37.11)</text:span><text:span text:style-name="T1"/></text:p>
              <text:p/>
            </office:annotation>
            <text:p>MAI, V_2.02_11/06_InfiniTe (Dec 13 2006/16.18.16)</text:p>
          </table:table-cell>
          <table:table-cell table:number-columns-repeated="16379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Datum:</text:p>
          </table:table-cell>
          <table:table-cell office:value-type="string" table:style-name="ce1">
            <text:p>20.11.202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Zeit:</text:p>
          </table:table-cell>
          <table:table-cell office:value-type="string" table:style-name="ce1">
            <text:p>13:28:08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System</text:p>
          </table:table-cell>
          <table:table-cell table:number-columns-repeated="3" table:style-name="ce1"/>
          <table:table-cell office:value-type="string" table:style-name="ce1">
            <text:p>UKSPA-1086651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nwender</text:p>
          </table:table-cell>
          <table:table-cell table:number-columns-repeated="3" table:style-name="ce1"/>
          <table:table-cell office:value-type="string" table:style-name="ce1">
            <text:p>UNI-KIEL\hiwibei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tte</text:p>
          </table:table-cell>
          <table:table-cell table:number-columns-repeated="3" table:style-name="ce1"/>
          <table:table-cell office:value-type="string" table:style-name="ce1">
            <text:p>Greiner 96 Flat Bottom Black Polystyrene Cat. No.: 655079/655086/655077/655076 <text:s text:c="2"/>[GRE96fb_chimney.pdfx]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tten-ID (Stapler)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Schütteln (Linear) Dauer:</text:p>
          </table:table-cell>
          <table:table-cell table:number-columns-repeated="3" table:style-name="ce2"/>
          <table:table-cell office:value-type="float" office:value="3" table:style-name="ce2">
            <text:p>3</text:p>
          </table:table-cell>
          <table:table-cell office:value-type="string" table:style-name="ce2">
            <text:p>s</text:p>
          </table:table-cell>
          <table:table-cell table:number-columns-repeated="6" table:style-name="ce2"/>
          <table:table-cell table:number-columns-repeated="16372"/>
        </table:table-row>
        <table:table-row table:style-name="ro1">
          <table:table-cell office:value-type="string" table:style-name="ce2">
            <text:p>Schütteln (Linear) Amplitude:</text:p>
          </table:table-cell>
          <table:table-cell table:number-columns-repeated="3" table:style-name="ce2"/>
          <table:table-cell office:value-type="float" office:value="1" table:style-name="ce2">
            <text:p>1</text:p>
          </table:table-cell>
          <table:table-cell office:value-type="string" table:style-name="ce2">
            <text:p>mm</text:p>
          </table:table-cell>
          <table:table-cell table:number-columns-repeated="6" table:style-name="ce2"/>
          <table:table-cell table:number-columns-repeated="16372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Liste der Aktionen in diesem Mess-Script:</text:p>
          </table:table-cell>
          <table:table-cell table:number-columns-repeated="11" table:style-name="ce2"/>
          <table:table-cell table:number-columns-repeated="16372"/>
        </table:table-row>
        <table:table-row table:style-name="ro1">
          <table:table-cell office:value-type="string" table:style-name="ce2">
            <text:p>Kinetik</text:p>
          </table:table-cell>
          <table:table-cell table:number-columns-repeated="11" table:style-name="ce2"/>
          <table:table-cell table:number-columns-repeated="16372"/>
        </table:table-row>
        <table:table-row table:style-name="ro1">
          <table:table-cell office:value-type="string" table:style-name="ce2">
            <text:p>Fluoreszenz</text:p>
          </table:table-cell>
          <table:table-cell table:number-columns-repeated="11" table:style-name="ce2"/>
          <table:table-cell table:number-columns-repeated="16372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Label: Label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etik - Messun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etik - Dauer</text:p>
          </table:table-cell>
          <table:table-cell table:number-columns-repeated="3" table:style-name="ce1"/>
          <table:table-cell office:value-type="time" office:time-value="PT0H8M0S" table:style-name="ce3">
            <text:p>00:08: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rvallzeit</text:p>
          </table:table-cell>
          <table:table-cell table:number-columns-repeated="3" table:style-name="ce1"/>
          <table:table-cell office:value-type="time" office:time-value="PT0H0M13S" table:style-name="ce3">
            <text:p>00:00:1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odus</text:p>
          </table:table-cell>
          <table:table-cell table:number-columns-repeated="3" table:style-name="ce1"/>
          <table:table-cell office:value-type="string" table:style-name="ce1">
            <text:p>Fluoreszenz Messung von obe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xzitationswellenlänge</text:p>
          </table:table-cell>
          <table:table-cell table:number-columns-repeated="3" table:style-name="ce1"/>
          <table:table-cell office:value-type="float" office:value="485" table:style-name="ce1">
            <text:p>48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missionswellenlänge</text:p>
          </table:table-cell>
          <table:table-cell table:number-columns-repeated="3" table:style-name="ce1"/>
          <table:table-cell office:value-type="float" office:value="535" table:style-name="ce1">
            <text:p>53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xzitationsbandbreite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missionsbandbreite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Verstärkung</text:p>
          </table:table-cell>
          <table:table-cell table:number-columns-repeated="3" table:style-name="ce1"/>
          <table:table-cell office:value-type="float" office:value="104" table:style-name="ce1">
            <text:p>104</text:p>
          </table:table-cell>
          <table:table-cell office:value-type="string" table:style-name="ce1">
            <text:p>Optimal (100%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Anzahl der Blitze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grationszeit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µ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Verzögerungszeit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µ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Ruhezeit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Bereich der Platte</text:p>
          </table:table-cell>
          <table:table-cell table:number-columns-repeated="3" table:style-name="ce1"/>
          <table:table-cell office:value-type="string" table:style-name="ce1">
            <text:p>F7-F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tartzeit:</text:p>
          </table:table-cell>
          <table:table-cell office:value-type="string" table:style-name="ce1">
            <text:p>20.11.2025 13:28:24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style-name="ce4">
            <text:p>Zyklus Nr.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4">
            <text:p>10</text:p>
          </table:table-cell>
          <table:table-cell office:value-type="float" office:value="11" table:style-name="ce4">
            <text:p>11</text:p>
          </table:table-cell>
          <table:table-cell office:value-type="float" office:value="12" table:style-name="ce4">
            <text:p>12</text:p>
          </table:table-cell>
          <table:table-cell office:value-type="float" office:value="13" table:style-name="ce4">
            <text:p>13</text:p>
          </table:table-cell>
          <table:table-cell office:value-type="float" office:value="14" table:style-name="ce4">
            <text:p>14</text:p>
          </table:table-cell>
          <table:table-cell office:value-type="float" office:value="15" table:style-name="ce4">
            <text:p>15</text:p>
          </table:table-cell>
          <table:table-cell office:value-type="float" office:value="16" table:style-name="ce4">
            <text:p>16</text:p>
          </table:table-cell>
          <table:table-cell office:value-type="float" office:value="17" table:style-name="ce4">
            <text:p>17</text:p>
          </table:table-cell>
          <table:table-cell office:value-type="float" office:value="18" table:style-name="ce4">
            <text:p>18</text:p>
          </table:table-cell>
          <table:table-cell office:value-type="float" office:value="19" table:style-name="ce4">
            <text:p>19</text:p>
          </table:table-cell>
          <table:table-cell office:value-type="float" office:value="20" table:style-name="ce4">
            <text:p>20</text:p>
          </table:table-cell>
          <table:table-cell office:value-type="float" office:value="21" table:style-name="ce4">
            <text:p>21</text:p>
          </table:table-cell>
          <table:table-cell office:value-type="float" office:value="22" table:style-name="ce4">
            <text:p>22</text:p>
          </table:table-cell>
          <table:table-cell office:value-type="float" office:value="23" table:style-name="ce4">
            <text:p>23</text:p>
          </table:table-cell>
          <table:table-cell office:value-type="float" office:value="24" table:style-name="ce4">
            <text:p>24</text:p>
          </table:table-cell>
          <table:table-cell office:value-type="float" office:value="25" table:style-name="ce4">
            <text:p>25</text:p>
          </table:table-cell>
          <table:table-cell office:value-type="float" office:value="26" table:style-name="ce4">
            <text:p>26</text:p>
          </table:table-cell>
          <table:table-cell office:value-type="float" office:value="27" table:style-name="ce4">
            <text:p>27</text:p>
          </table:table-cell>
          <table:table-cell office:value-type="float" office:value="28" table:style-name="ce4">
            <text:p>28</text:p>
          </table:table-cell>
          <table:table-cell office:value-type="float" office:value="29" table:style-name="ce4">
            <text:p>29</text:p>
          </table:table-cell>
          <table:table-cell office:value-type="float" office:value="30" table:style-name="ce4">
            <text:p>30</text:p>
          </table:table-cell>
          <table:table-cell office:value-type="float" office:value="31" table:style-name="ce4">
            <text:p>31</text:p>
          </table:table-cell>
          <table:table-cell office:value-type="float" office:value="32" table:style-name="ce4">
            <text:p>32</text:p>
          </table:table-cell>
          <table:table-cell office:value-type="float" office:value="33" table:style-name="ce4">
            <text:p>33</text:p>
          </table:table-cell>
          <table:table-cell office:value-type="float" office:value="34" table:style-name="ce4">
            <text:p>34</text:p>
          </table:table-cell>
          <table:table-cell office:value-type="float" office:value="35" table:style-name="ce4">
            <text:p>35</text:p>
          </table:table-cell>
          <table:table-cell office:value-type="float" office:value="36" table:style-name="ce4">
            <text:p>36</text:p>
          </table:table-cell>
          <table:table-cell office:value-type="float" office:value="37" table:style-name="ce4">
            <text:p>37</text:p>
          </table:table-cell>
          <table:table-cell office:value-type="float" office:value="38" table:style-name="ce4">
            <text:p>38</text:p>
          </table:table-cell>
          <table:table-cell table:number-columns-repeated="16345"/>
        </table:table-row>
        <table:table-row table:style-name="ro1">
          <table:table-cell office:value-type="string" table:style-name="ce4">
            <text:p>Zeit [s]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26" table:style-name="ce1">
            <text:p>26</text:p>
          </table:table-cell>
          <table:table-cell office:value-type="float" office:value="39" table:style-name="ce1">
            <text:p>39</text:p>
          </table:table-cell>
          <table:table-cell office:value-type="float" office:value="52" table:style-name="ce1">
            <text:p>52</text:p>
          </table:table-cell>
          <table:table-cell office:value-type="float" office:value="65" table:style-name="ce1">
            <text:p>65</text:p>
          </table:table-cell>
          <table:table-cell office:value-type="float" office:value="78" table:style-name="ce1">
            <text:p>78</text:p>
          </table:table-cell>
          <table:table-cell office:value-type="float" office:value="91" table:style-name="ce1">
            <text:p>91</text:p>
          </table:table-cell>
          <table:table-cell office:value-type="float" office:value="104" table:style-name="ce1">
            <text:p>104</text:p>
          </table:table-cell>
          <table:table-cell office:value-type="float" office:value="117" table:style-name="ce1">
            <text:p>117</text:p>
          </table:table-cell>
          <table:table-cell office:value-type="float" office:value="130" table:style-name="ce1">
            <text:p>130</text:p>
          </table:table-cell>
          <table:table-cell office:value-type="float" office:value="143" table:style-name="ce1">
            <text:p>143</text:p>
          </table:table-cell>
          <table:table-cell office:value-type="float" office:value="156" table:style-name="ce1">
            <text:p>156</text:p>
          </table:table-cell>
          <table:table-cell office:value-type="float" office:value="169" table:style-name="ce1">
            <text:p>169</text:p>
          </table:table-cell>
          <table:table-cell office:value-type="float" office:value="182" table:style-name="ce1">
            <text:p>182</text:p>
          </table:table-cell>
          <table:table-cell office:value-type="float" office:value="195" table:style-name="ce1">
            <text:p>195</text:p>
          </table:table-cell>
          <table:table-cell office:value-type="float" office:value="208" table:style-name="ce1">
            <text:p>208</text:p>
          </table:table-cell>
          <table:table-cell office:value-type="float" office:value="221" table:style-name="ce1">
            <text:p>221</text:p>
          </table:table-cell>
          <table:table-cell office:value-type="float" office:value="234" table:style-name="ce1">
            <text:p>234</text:p>
          </table:table-cell>
          <table:table-cell office:value-type="float" office:value="247" table:style-name="ce1">
            <text:p>247</text:p>
          </table:table-cell>
          <table:table-cell office:value-type="float" office:value="260" table:style-name="ce1">
            <text:p>260</text:p>
          </table:table-cell>
          <table:table-cell office:value-type="float" office:value="273" table:style-name="ce1">
            <text:p>273</text:p>
          </table:table-cell>
          <table:table-cell office:value-type="float" office:value="286" table:style-name="ce1">
            <text:p>286</text:p>
          </table:table-cell>
          <table:table-cell office:value-type="float" office:value="299" table:style-name="ce1">
            <text:p>299</text:p>
          </table:table-cell>
          <table:table-cell office:value-type="float" office:value="312" table:style-name="ce1">
            <text:p>312</text:p>
          </table:table-cell>
          <table:table-cell office:value-type="float" office:value="325" table:style-name="ce1">
            <text:p>325</text:p>
          </table:table-cell>
          <table:table-cell office:value-type="float" office:value="338" table:style-name="ce1">
            <text:p>338</text:p>
          </table:table-cell>
          <table:table-cell office:value-type="float" office:value="351" table:style-name="ce1">
            <text:p>351</text:p>
          </table:table-cell>
          <table:table-cell office:value-type="float" office:value="364" table:style-name="ce1">
            <text:p>364</text:p>
          </table:table-cell>
          <table:table-cell office:value-type="float" office:value="377" table:style-name="ce1">
            <text:p>377</text:p>
          </table:table-cell>
          <table:table-cell office:value-type="float" office:value="390" table:style-name="ce1">
            <text:p>390</text:p>
          </table:table-cell>
          <table:table-cell office:value-type="float" office:value="403" table:style-name="ce1">
            <text:p>403</text:p>
          </table:table-cell>
          <table:table-cell office:value-type="float" office:value="416" table:style-name="ce1">
            <text:p>416</text:p>
          </table:table-cell>
          <table:table-cell office:value-type="float" office:value="429" table:style-name="ce1">
            <text:p>429</text:p>
          </table:table-cell>
          <table:table-cell office:value-type="float" office:value="442" table:style-name="ce1">
            <text:p>442</text:p>
          </table:table-cell>
          <table:table-cell office:value-type="float" office:value="455" table:style-name="ce1">
            <text:p>455</text:p>
          </table:table-cell>
          <table:table-cell office:value-type="float" office:value="468" table:style-name="ce1">
            <text:p>468</text:p>
          </table:table-cell>
          <table:table-cell office:value-type="float" office:value="481" table:style-name="ce1">
            <text:p>481</text:p>
          </table:table-cell>
          <table:table-cell table:number-columns-repeated="16345"/>
        </table:table-row>
        <table:table-row table:style-name="ro1">
          <table:table-cell office:value-type="string" table:style-name="ce4">
            <text:p>Temp. [°C]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table:number-columns-repeated="16345"/>
        </table:table-row>
        <table:table-row table:style-name="ro1">
          <table:table-cell office:value-type="string" table:style-name="ce4">
            <text:p>F7</text:p>
          </table:table-cell>
          <table:table-cell office:value-type="float" office:value="43071" table:style-name="ce1">
            <text:p>43071</text:p>
          </table:table-cell>
          <table:table-cell office:value-type="float" office:value="41415" table:style-name="ce1">
            <text:p>41415</text:p>
          </table:table-cell>
          <table:table-cell office:value-type="float" office:value="40214" table:style-name="ce1">
            <text:p>40214</text:p>
          </table:table-cell>
          <table:table-cell office:value-type="float" office:value="39557" table:style-name="ce1">
            <text:p>39557</text:p>
          </table:table-cell>
          <table:table-cell office:value-type="float" office:value="38467" table:style-name="ce1">
            <text:p>38467</text:p>
          </table:table-cell>
          <table:table-cell office:value-type="float" office:value="37202" table:style-name="ce1">
            <text:p>37202</text:p>
          </table:table-cell>
          <table:table-cell office:value-type="float" office:value="36473" table:style-name="ce1">
            <text:p>36473</text:p>
          </table:table-cell>
          <table:table-cell office:value-type="float" office:value="35626" table:style-name="ce1">
            <text:p>35626</text:p>
          </table:table-cell>
          <table:table-cell office:value-type="float" office:value="35121" table:style-name="ce1">
            <text:p>35121</text:p>
          </table:table-cell>
          <table:table-cell office:value-type="float" office:value="34466" table:style-name="ce1">
            <text:p>34466</text:p>
          </table:table-cell>
          <table:table-cell office:value-type="float" office:value="33873" table:style-name="ce1">
            <text:p>33873</text:p>
          </table:table-cell>
          <table:table-cell office:value-type="float" office:value="33412" table:style-name="ce1">
            <text:p>33412</text:p>
          </table:table-cell>
          <table:table-cell office:value-type="float" office:value="32617" table:style-name="ce1">
            <text:p>32617</text:p>
          </table:table-cell>
          <table:table-cell office:value-type="float" office:value="32662" table:style-name="ce1">
            <text:p>32662</text:p>
          </table:table-cell>
          <table:table-cell office:value-type="float" office:value="31961" table:style-name="ce1">
            <text:p>31961</text:p>
          </table:table-cell>
          <table:table-cell office:value-type="float" office:value="31543" table:style-name="ce1">
            <text:p>31543</text:p>
          </table:table-cell>
          <table:table-cell office:value-type="float" office:value="31289" table:style-name="ce1">
            <text:p>31289</text:p>
          </table:table-cell>
          <table:table-cell office:value-type="float" office:value="30545" table:style-name="ce1">
            <text:p>30545</text:p>
          </table:table-cell>
          <table:table-cell office:value-type="float" office:value="30201" table:style-name="ce1">
            <text:p>30201</text:p>
          </table:table-cell>
          <table:table-cell office:value-type="float" office:value="29998" table:style-name="ce1">
            <text:p>29998</text:p>
          </table:table-cell>
          <table:table-cell office:value-type="float" office:value="29848" table:style-name="ce1">
            <text:p>29848</text:p>
          </table:table-cell>
          <table:table-cell office:value-type="float" office:value="29216" table:style-name="ce1">
            <text:p>29216</text:p>
          </table:table-cell>
          <table:table-cell office:value-type="float" office:value="28749" table:style-name="ce1">
            <text:p>28749</text:p>
          </table:table-cell>
          <table:table-cell office:value-type="float" office:value="28538" table:style-name="ce1">
            <text:p>28538</text:p>
          </table:table-cell>
          <table:table-cell office:value-type="float" office:value="28474" table:style-name="ce1">
            <text:p>28474</text:p>
          </table:table-cell>
          <table:table-cell office:value-type="float" office:value="28452" table:style-name="ce1">
            <text:p>28452</text:p>
          </table:table-cell>
          <table:table-cell office:value-type="float" office:value="28052" table:style-name="ce1">
            <text:p>28052</text:p>
          </table:table-cell>
          <table:table-cell office:value-type="float" office:value="27751" table:style-name="ce1">
            <text:p>27751</text:p>
          </table:table-cell>
          <table:table-cell office:value-type="float" office:value="27426" table:style-name="ce1">
            <text:p>27426</text:p>
          </table:table-cell>
          <table:table-cell office:value-type="float" office:value="26973" table:style-name="ce1">
            <text:p>26973</text:p>
          </table:table-cell>
          <table:table-cell office:value-type="float" office:value="27141" table:style-name="ce1">
            <text:p>27141</text:p>
          </table:table-cell>
          <table:table-cell office:value-type="float" office:value="26708" table:style-name="ce1">
            <text:p>26708</text:p>
          </table:table-cell>
          <table:table-cell office:value-type="float" office:value="26192" table:style-name="ce1">
            <text:p>26192</text:p>
          </table:table-cell>
          <table:table-cell office:value-type="float" office:value="25862" table:style-name="ce1">
            <text:p>25862</text:p>
          </table:table-cell>
          <table:table-cell office:value-type="float" office:value="25691" table:style-name="ce1">
            <text:p>25691</text:p>
          </table:table-cell>
          <table:table-cell office:value-type="float" office:value="25614" table:style-name="ce1">
            <text:p>25614</text:p>
          </table:table-cell>
          <table:table-cell office:value-type="float" office:value="25736" table:style-name="ce1">
            <text:p>25736</text:p>
          </table:table-cell>
          <table:table-cell office:value-type="float" office:value="25313" table:style-name="ce1">
            <text:p>25313</text:p>
          </table:table-cell>
          <table:table-cell table:number-columns-repeated="16345"/>
        </table:table-row>
        <table:table-row table:style-name="ro1">
          <table:table-cell office:value-type="string" table:style-name="ce4">
            <text:p>F8</text:p>
          </table:table-cell>
          <table:table-cell office:value-type="float" office:value="37486" table:style-name="ce1">
            <text:p>37486</text:p>
          </table:table-cell>
          <table:table-cell office:value-type="float" office:value="36399" table:style-name="ce1">
            <text:p>36399</text:p>
          </table:table-cell>
          <table:table-cell office:value-type="float" office:value="35519" table:style-name="ce1">
            <text:p>35519</text:p>
          </table:table-cell>
          <table:table-cell office:value-type="float" office:value="33930" table:style-name="ce1">
            <text:p>33930</text:p>
          </table:table-cell>
          <table:table-cell office:value-type="float" office:value="32703" table:style-name="ce1">
            <text:p>32703</text:p>
          </table:table-cell>
          <table:table-cell office:value-type="float" office:value="31953" table:style-name="ce1">
            <text:p>31953</text:p>
          </table:table-cell>
          <table:table-cell office:value-type="float" office:value="31112" table:style-name="ce1">
            <text:p>31112</text:p>
          </table:table-cell>
          <table:table-cell office:value-type="float" office:value="30504" table:style-name="ce1">
            <text:p>30504</text:p>
          </table:table-cell>
          <table:table-cell office:value-type="float" office:value="29919" table:style-name="ce1">
            <text:p>29919</text:p>
          </table:table-cell>
          <table:table-cell office:value-type="float" office:value="29667" table:style-name="ce1">
            <text:p>29667</text:p>
          </table:table-cell>
          <table:table-cell office:value-type="float" office:value="29433" table:style-name="ce1">
            <text:p>29433</text:p>
          </table:table-cell>
          <table:table-cell office:value-type="float" office:value="29412" table:style-name="ce1">
            <text:p>29412</text:p>
          </table:table-cell>
          <table:table-cell office:value-type="float" office:value="28939" table:style-name="ce1">
            <text:p>28939</text:p>
          </table:table-cell>
          <table:table-cell office:value-type="float" office:value="28677" table:style-name="ce1">
            <text:p>28677</text:p>
          </table:table-cell>
          <table:table-cell office:value-type="float" office:value="28358" table:style-name="ce1">
            <text:p>28358</text:p>
          </table:table-cell>
          <table:table-cell office:value-type="float" office:value="27911" table:style-name="ce1">
            <text:p>27911</text:p>
          </table:table-cell>
          <table:table-cell office:value-type="float" office:value="27413" table:style-name="ce1">
            <text:p>27413</text:p>
          </table:table-cell>
          <table:table-cell office:value-type="float" office:value="26975" table:style-name="ce1">
            <text:p>26975</text:p>
          </table:table-cell>
          <table:table-cell office:value-type="float" office:value="26624" table:style-name="ce1">
            <text:p>26624</text:p>
          </table:table-cell>
          <table:table-cell office:value-type="float" office:value="26432" table:style-name="ce1">
            <text:p>26432</text:p>
          </table:table-cell>
          <table:table-cell office:value-type="float" office:value="25967" table:style-name="ce1">
            <text:p>25967</text:p>
          </table:table-cell>
          <table:table-cell office:value-type="float" office:value="25673" table:style-name="ce1">
            <text:p>25673</text:p>
          </table:table-cell>
          <table:table-cell office:value-type="float" office:value="25325" table:style-name="ce1">
            <text:p>25325</text:p>
          </table:table-cell>
          <table:table-cell office:value-type="float" office:value="25086" table:style-name="ce1">
            <text:p>25086</text:p>
          </table:table-cell>
          <table:table-cell office:value-type="float" office:value="24741" table:style-name="ce1">
            <text:p>24741</text:p>
          </table:table-cell>
          <table:table-cell office:value-type="float" office:value="24507" table:style-name="ce1">
            <text:p>24507</text:p>
          </table:table-cell>
          <table:table-cell office:value-type="float" office:value="24357" table:style-name="ce1">
            <text:p>24357</text:p>
          </table:table-cell>
          <table:table-cell office:value-type="float" office:value="24093" table:style-name="ce1">
            <text:p>24093</text:p>
          </table:table-cell>
          <table:table-cell office:value-type="float" office:value="23948" table:style-name="ce1">
            <text:p>23948</text:p>
          </table:table-cell>
          <table:table-cell office:value-type="float" office:value="23521" table:style-name="ce1">
            <text:p>23521</text:p>
          </table:table-cell>
          <table:table-cell office:value-type="float" office:value="23358" table:style-name="ce1">
            <text:p>23358</text:p>
          </table:table-cell>
          <table:table-cell office:value-type="float" office:value="23096" table:style-name="ce1">
            <text:p>23096</text:p>
          </table:table-cell>
          <table:table-cell office:value-type="float" office:value="22929" table:style-name="ce1">
            <text:p>22929</text:p>
          </table:table-cell>
          <table:table-cell office:value-type="float" office:value="22738" table:style-name="ce1">
            <text:p>22738</text:p>
          </table:table-cell>
          <table:table-cell office:value-type="float" office:value="22570" table:style-name="ce1">
            <text:p>22570</text:p>
          </table:table-cell>
          <table:table-cell office:value-type="float" office:value="22337" table:style-name="ce1">
            <text:p>22337</text:p>
          </table:table-cell>
          <table:table-cell office:value-type="float" office:value="22141" table:style-name="ce1">
            <text:p>22141</text:p>
          </table:table-cell>
          <table:table-cell office:value-type="float" office:value="21912" table:style-name="ce1">
            <text:p>21912</text:p>
          </table:table-cell>
          <table:table-cell table:number-columns-repeated="16345"/>
        </table:table-row>
        <table:table-row table:style-name="ro1">
          <table:table-cell office:value-type="string" table:style-name="ce4">
            <text:p>F9</text:p>
          </table:table-cell>
          <table:table-cell office:value-type="float" office:value="36311" table:style-name="ce1">
            <text:p>36311</text:p>
          </table:table-cell>
          <table:table-cell office:value-type="float" office:value="34927" table:style-name="ce1">
            <text:p>34927</text:p>
          </table:table-cell>
          <table:table-cell office:value-type="float" office:value="33058" table:style-name="ce1">
            <text:p>33058</text:p>
          </table:table-cell>
          <table:table-cell office:value-type="float" office:value="31623" table:style-name="ce1">
            <text:p>31623</text:p>
          </table:table-cell>
          <table:table-cell office:value-type="float" office:value="30566" table:style-name="ce1">
            <text:p>30566</text:p>
          </table:table-cell>
          <table:table-cell office:value-type="float" office:value="29184" table:style-name="ce1">
            <text:p>29184</text:p>
          </table:table-cell>
          <table:table-cell office:value-type="float" office:value="28645" table:style-name="ce1">
            <text:p>28645</text:p>
          </table:table-cell>
          <table:table-cell office:value-type="float" office:value="28148" table:style-name="ce1">
            <text:p>28148</text:p>
          </table:table-cell>
          <table:table-cell office:value-type="float" office:value="27817" table:style-name="ce1">
            <text:p>27817</text:p>
          </table:table-cell>
          <table:table-cell office:value-type="float" office:value="27597" table:style-name="ce1">
            <text:p>27597</text:p>
          </table:table-cell>
          <table:table-cell office:value-type="float" office:value="27156" table:style-name="ce1">
            <text:p>27156</text:p>
          </table:table-cell>
          <table:table-cell office:value-type="float" office:value="26980" table:style-name="ce1">
            <text:p>26980</text:p>
          </table:table-cell>
          <table:table-cell office:value-type="float" office:value="26684" table:style-name="ce1">
            <text:p>26684</text:p>
          </table:table-cell>
          <table:table-cell office:value-type="float" office:value="26514" table:style-name="ce1">
            <text:p>26514</text:p>
          </table:table-cell>
          <table:table-cell office:value-type="float" office:value="26219" table:style-name="ce1">
            <text:p>26219</text:p>
          </table:table-cell>
          <table:table-cell office:value-type="float" office:value="25923" table:style-name="ce1">
            <text:p>25923</text:p>
          </table:table-cell>
          <table:table-cell office:value-type="float" office:value="25525" table:style-name="ce1">
            <text:p>25525</text:p>
          </table:table-cell>
          <table:table-cell office:value-type="float" office:value="25248" table:style-name="ce1">
            <text:p>25248</text:p>
          </table:table-cell>
          <table:table-cell office:value-type="float" office:value="24882" table:style-name="ce1">
            <text:p>24882</text:p>
          </table:table-cell>
          <table:table-cell office:value-type="float" office:value="24524" table:style-name="ce1">
            <text:p>24524</text:p>
          </table:table-cell>
          <table:table-cell office:value-type="float" office:value="24217" table:style-name="ce1">
            <text:p>24217</text:p>
          </table:table-cell>
          <table:table-cell office:value-type="float" office:value="24017" table:style-name="ce1">
            <text:p>24017</text:p>
          </table:table-cell>
          <table:table-cell office:value-type="float" office:value="23847" table:style-name="ce1">
            <text:p>23847</text:p>
          </table:table-cell>
          <table:table-cell office:value-type="float" office:value="23504" table:style-name="ce1">
            <text:p>23504</text:p>
          </table:table-cell>
          <table:table-cell office:value-type="float" office:value="23201" table:style-name="ce1">
            <text:p>23201</text:p>
          </table:table-cell>
          <table:table-cell office:value-type="float" office:value="23056" table:style-name="ce1">
            <text:p>23056</text:p>
          </table:table-cell>
          <table:table-cell office:value-type="float" office:value="22758" table:style-name="ce1">
            <text:p>22758</text:p>
          </table:table-cell>
          <table:table-cell office:value-type="float" office:value="22643" table:style-name="ce1">
            <text:p>22643</text:p>
          </table:table-cell>
          <table:table-cell office:value-type="float" office:value="22403" table:style-name="ce1">
            <text:p>22403</text:p>
          </table:table-cell>
          <table:table-cell office:value-type="float" office:value="22168" table:style-name="ce1">
            <text:p>22168</text:p>
          </table:table-cell>
          <table:table-cell office:value-type="float" office:value="21869" table:style-name="ce1">
            <text:p>21869</text:p>
          </table:table-cell>
          <table:table-cell office:value-type="float" office:value="21791" table:style-name="ce1">
            <text:p>21791</text:p>
          </table:table-cell>
          <table:table-cell office:value-type="float" office:value="21532" table:style-name="ce1">
            <text:p>21532</text:p>
          </table:table-cell>
          <table:table-cell office:value-type="float" office:value="21285" table:style-name="ce1">
            <text:p>21285</text:p>
          </table:table-cell>
          <table:table-cell office:value-type="float" office:value="21069" table:style-name="ce1">
            <text:p>21069</text:p>
          </table:table-cell>
          <table:table-cell office:value-type="float" office:value="20834" table:style-name="ce1">
            <text:p>20834</text:p>
          </table:table-cell>
          <table:table-cell office:value-type="float" office:value="20767" table:style-name="ce1">
            <text:p>20767</text:p>
          </table:table-cell>
          <table:table-cell office:value-type="float" office:value="20570" table:style-name="ce1">
            <text:p>20570</text:p>
          </table:table-cell>
          <table:table-cell table:number-columns-repeated="16345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office:value-type="string" table:style-name="ce1">
            <text:p>Efflux BSG-MCT1+ilacco1.0+ 50 µM CCCP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Endzeit:</text:p>
          </table:table-cell>
          <table:table-cell office:value-type="string" table:style-name="ce1">
            <text:p>20.11.2025 13:36:29</text:p>
          </table:table-cell>
          <table:table-cell table:number-columns-repeated="16382"/>
        </table:table-row>
        <table:table-row table:number-rows-repeated="1048526" table:style-name="ro2">
          <table:table-cell table:number-columns-repeated="16384"/>
        </table:table-row>
      </table:table>
      <table:table table:name="Sheet9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gramm: Tecan i-control</text:p>
          </table:table-cell>
          <table:table-cell table:number-columns-repeated="3" table:style-name="ce1"/>
          <table:table-cell office:value-type="string" table:style-name="ce1">
            <office:annotation draw:style-name="a14" svg:x="4.3in" svg:y="0in" svg:width="1.325in" svg:height="0.891666666666667in">
              <dc:creator>Hiwibeit</dc:creator>
              <text:p><text:span text:style-name="T1">Tecan.At.Common, 3.9.1.0</text:span><text:span text:style-name="T1"/></text:p>
              <text:p><text:span text:style-name="T1">Tecan.At.Common.DocumentManagement, 3.9.1.0</text:span><text:span text:style-name="T1"/></text:p>
              <text:p><text:span text:style-name="T1">Tecan.At.Common.DocumentManagement.Reader, 3.6.1.0</text:span><text:span text:style-name="T1"/></text:p>
              <text:p><text:span text:style-name="T1">Tecan.At.Common.MCS, 3.9.1.0</text:span><text:span text:style-name="T1"/></text:p>
              <text:p><text:span text:style-name="T1">Tecan.At.Common.Results, 3.9.1.0</text:span><text:span text:style-name="T1"/></text:p>
              <text:p><text:span text:style-name="T1">Tecan.At.Common.UI, 3.9.1.0</text:span><text:span text:style-name="T1"/></text:p>
              <text:p><text:span text:style-name="T1">Tecan.At.Common.UI.resources, 3.9.1.0</text:span><text:span text:style-name="T1"/></text:p>
              <text:p><text:span text:style-name="T1">Tecan.At.Communication.Common, 3.9.1.0</text:span><text:span text:style-name="T1"/></text:p>
              <text:p><text:span text:style-name="T1">Tecan.At.Communication.Port.IP, 3.9.1.0</text:span><text:span text:style-name="T1"/></text:p>
              <text:p><text:span text:style-name="T1">Tecan.At.Communication.Port.RS232, 3.9.1.0</text:span><text:span text:style-name="T1"/></text:p>
              <text:p><text:span text:style-name="T1">Tecan.At.Communication.Port.SIM.Common, 3.9.1.0</text:span><text:span text:style-name="T1"/></text:p>
              <text:p><text:span text:style-name="T1">Tecan.At.Communication.Port.SIM.Common.resources, 3.9.1.0</text:span><text:span text:style-name="T1"/></text:p>
              <text:p><text:span text:style-name="T1">Tecan.At.Communication.Port.USB, 3.9.1.0</text:span><text:span text:style-name="T1"/></text:p>
              <text:p><text:span text:style-name="T1">Tecan.At.Communication.Server, 3.9.1.0</text:span><text:span text:style-name="T1"/></text:p>
              <text:p><text:span text:style-name="T1">Tecan.At.Communication.SIM.AMR, 3.6.1.0</text:span><text:span text:style-name="T1"/></text:p>
              <text:p><text:span text:style-name="T1">Tecan.At.Communication.SIM.AMR.resources, 3.6.1.0</text:span><text:span text:style-name="T1"/></text:p>
              <text:p><text:span text:style-name="T1">Tecan.At.Communication.SIM.AMRPlus, 3.6.1.0</text:span><text:span text:style-name="T1"/></text:p>
              <text:p><text:span text:style-name="T1">Tecan.At.Communication.SIM.AMRPlus.resources, 3.6.1.0</text:span><text:span text:style-name="T1"/></text:p>
              <text:p><text:span text:style-name="T1">Tecan.At.Communication.SIM.Connect, 3.9.1.0</text:span><text:span text:style-name="T1"/></text:p>
              <text:p><text:span text:style-name="T1">Tecan.At.Communication.SIM.GeniosUltra, 3.6.1.0</text:span><text:span text:style-name="T1"/></text:p>
              <text:p><text:span text:style-name="T1">Tecan.At.Communication.SIM.GeniosUltra.resources, 3.6.1.0</text:span><text:span text:style-name="T1"/></text:p>
              <text:p><text:span text:style-name="T1">Tecan.At.Communication.SIM.Safire3, 3.6.1.0</text:span><text:span text:style-name="T1"/></text:p>
              <text:p><text:span text:style-name="T1">Tecan.At.Communication.SIM.Safire3.resources, 3.6.1.0</text:span><text:span text:style-name="T1"/></text:p>
              <text:p><text:span text:style-name="T1">Tecan.At.Communication.SIM.Safire3Pro, 3.6.1.0</text:span><text:span text:style-name="T1"/></text:p>
              <text:p><text:span text:style-name="T1">Tecan.At.Communication.SIM.Safire3Pro.resources, 3.6.1.0</text:span><text:span text:style-name="T1"/></text:p>
              <text:p><text:span text:style-name="T1">Tecan.At.Communication.SIM.SunriseMini, 3.6.1.0</text:span><text:span text:style-name="T1"/></text:p>
              <text:p><text:span text:style-name="T1">Tecan.At.Communication.SIM.SunriseMini.resources, 3.6.1.0</text:span><text:span text:style-name="T1"/></text:p>
              <text:p><text:span text:style-name="T1">Tecan.At.Instrument.Common, 3.9.1.0</text:span><text:span text:style-name="T1"/></text:p>
              <text:p><text:span text:style-name="T1">Tecan.At.Instrument.Common.GCM, 3.9.1.0</text:span><text:span text:style-name="T1"/></text:p>
              <text:p><text:span text:style-name="T1">Tecan.At.Instrument.Common.Reader, 3.6.1.0</text:span><text:span text:style-name="T1"/></text:p>
              <text:p><text:span text:style-name="T1">Tecan.At.Instrument.Common.resources, 3.9.1.0</text:span><text:span text:style-name="T1"/></text:p>
              <text:p><text:span text:style-name="T1">Tecan.At.Instrument.Common.Stacker, 3.9.1.0</text:span><text:span text:style-name="T1"/></text:p>
              <text:p><text:span text:style-name="T1">Tecan.At.Instrument.Gas.GCM, 3.9.1.0</text:span><text:span text:style-name="T1"/></text:p>
              <text:p><text:span text:style-name="T1">Tecan.At.Instrument.GCM.Server, 3.9.1.0</text:span><text:span text:style-name="T1"/></text:p>
              <text:p><text:span text:style-name="T1">Tecan.At.Instrument.Reader.AMR, 3.6.1.0</text:span><text:span text:style-name="T1"/></text:p>
              <text:p><text:span text:style-name="T1">Tecan.At.Instrument.Reader.AMRPlus, 3.6.1.0</text:span><text:span text:style-name="T1"/></text:p>
              <text:p><text:span text:style-name="T1">Tecan.At.Instrument.Reader.GeniosUltra, 3.6.1.0</text:span><text:span text:style-name="T1"/></text:p>
              <text:p><text:span text:style-name="T1">Tecan.At.Instrument.Reader.Safire3, 3.6.1.0</text:span><text:span text:style-name="T1"/></text:p>
              <text:p><text:span text:style-name="T1">Tecan.At.Instrument.Reader.Safire3Pro, 3.6.1.0</text:span><text:span text:style-name="T1"/></text:p>
              <text:p><text:span text:style-name="T1">Tecan.At.Instrument.Reader.SunriseMini, 3.6.1.0</text:span><text:span text:style-name="T1"/></text:p>
              <text:p><text:span text:style-name="T1">Tecan.At.Instrument.Server, 3.9.1.0</text:span><text:span text:style-name="T1"/></text:p>
              <text:p><text:span text:style-name="T1">Tecan.At.Instrument.Server.resources, 3.9.1.0</text:span><text:span text:style-name="T1"/></text:p>
              <text:p><text:span text:style-name="T1">Tecan.At.Instrument.Stacker.Connect, 3.9.1.0</text:span><text:span text:style-name="T1"/></text:p>
              <text:p><text:span text:style-name="T1">Tecan.At.Instrument.Stacker.Server, 3.9.1.0</text:span><text:span text:style-name="T1"/></text:p>
              <text:p><text:span text:style-name="T1">Tecan.At.Measurement.BuiltInTest.Common, 3.6.1.0</text:span><text:span text:style-name="T1"/></text:p>
              <text:p><text:span text:style-name="T1">Tecan.At.Measurement.Common, 3.6.1.0</text:span><text:span text:style-name="T1"/></text:p>
              <text:p><text:span text:style-name="T1">Tecan.At.Measurement.Server, 3.6.1.0</text:span><text:span text:style-name="T1"/></text:p>
              <text:p><text:span text:style-name="T1">Tecan.At.XFluor, 2.0.10.0</text:span><text:span text:style-name="T1"/></text:p>
              <text:p><text:span text:style-name="T1">Tecan.At.XFluor.Connect.Reader, 2.0.10.0</text:span><text:span text:style-name="T1"/></text:p>
              <text:p><text:span text:style-name="T1">Tecan.At.XFluor.Connect.Reader.resources, 2.0.10.0</text:span><text:span text:style-name="T1"/></text:p>
              <text:p><text:span text:style-name="T1">Tecan.At.XFluor.Core, 2.0.10.0</text:span><text:span text:style-name="T1"/></text:p>
              <text:p><text:span text:style-name="T1">Tecan.At.XFluor.Core.resources, 2.0.10.0</text:span><text:span text:style-name="T1"/></text:p>
              <text:p><text:span text:style-name="T1">Tecan.At.XFluor.Device, 2.0.10.0</text:span><text:span text:style-name="T1"/></text:p>
              <text:p><text:span text:style-name="T1">Tecan.At.XFluor.Device.AMR, 2.0.10.0</text:span><text:span text:style-name="T1"/></text:p>
              <text:p><text:span text:style-name="T1">Tecan.At.XFluor.Device.AMR.resources, 2.0.10.0</text:span><text:span text:style-name="T1"/></text:p>
              <text:p><text:span text:style-name="T1">Tecan.At.XFluor.Device.AMRPlus, 2.0.10.0</text:span><text:span text:style-name="T1"/></text:p>
              <text:p><text:span text:style-name="T1">Tecan.At.XFluor.Device.GeniosUltra, 2.0.10.0</text:span><text:span text:style-name="T1"/></text:p>
              <text:p><text:span text:style-name="T1">Tecan.At.XFluor.Device.Reader, 2.0.10.0</text:span><text:span text:style-name="T1"/></text:p>
              <text:p><text:span text:style-name="T1">Tecan.At.XFluor.Device.resources, 2.0.10.0</text:span><text:span text:style-name="T1"/></text:p>
              <text:p><text:span text:style-name="T1">Tecan.At.XFluor.Device.Safire3, 2.0.10.0</text:span><text:span text:style-name="T1"/></text:p>
              <text:p><text:span text:style-name="T1">Tecan.At.XFluor.Device.Safire3Pro, 2.0.10.0</text:span><text:span text:style-name="T1"/></text:p>
              <text:p><text:span text:style-name="T1">Tecan.At.XFluor.Device.SunriseMini, 2.0.10.0</text:span><text:span text:style-name="T1"/></text:p>
              <text:p><text:span text:style-name="T1">Tecan.At.XFluor.ExcelOutput, 2.0.10.0</text:span><text:span text:style-name="T1"/></text:p>
              <text:p><text:span text:style-name="T1">Tecan.At.XFluor.ExcelOutput.resources, 2.0.10.0</text:span><text:span text:style-name="T1"/></text:p>
              <text:p><text:span text:style-name="T1">Tecan.At.XFluor.NanoQuant, 2.0.10.0</text:span><text:span text:style-name="T1"/></text:p>
              <text:p><text:span text:style-name="T1">Tecan.At.XFluor.NanoQuant.resources, 2.0.10.0</text:span><text:span text:style-name="T1"/></text:p>
              <text:p><text:span text:style-name="T1">Tecan.At.XFluor.ReaderEditor, 2.0.10.0</text:span><text:span text:style-name="T1"/></text:p>
              <text:p><text:span text:style-name="T1">Tecan.At.XFluor.ReaderEditor.resources, 2.0.10.0</text:span><text:span text:style-name="T1"/></text:p>
              <text:p><text:span text:style-name="T1">Tecan.At.XFluor.resources, 2.0.10.0</text:span><text:span text:style-name="T1"/></text:p>
              <text:p/>
            </office:annotation>
            <text:p>Tecan i-control , 2.0.1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erät: infinite 200</text:p>
          </table:table-cell>
          <table:table-cell table:number-columns-repeated="3" table:style-name="ce1"/>
          <table:table-cell office:value-type="string" table:style-name="ce1">
            <text:p>Seriennummer: 705000573</text:p>
          </table:table-cell>
          <table:table-cell table:number-columns-repeated="3" table:style-name="ce1"/>
          <table:table-cell office:value-type="string" table:style-name="ce1">
            <text:p>Seriennummer des verbundenen Staplers: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Firmware: V_2.02_11/06_InfiniTe (Dec 13 2006/16.18.16)</text:p>
          </table:table-cell>
          <table:table-cell table:number-columns-repeated="3" table:style-name="ce1"/>
          <table:table-cell office:value-type="string" table:style-name="ce1">
            <office:annotation draw:style-name="a15" svg:x="4.3in" svg:y="0.3in" svg:width="1.325in" svg:height="0.891666666666667in">
              <dc:creator>Hiwibeit</dc:creator>
              <text:p><text:span text:style-name="T1">EHC, V_2.02_11/06_InfiniTe (Dec 13 2006/16.18.16)</text:span><text:span text:style-name="T1"/></text:p>
              <text:p><text:span text:style-name="T1">MTP, V_2.02_11/06_InfiniTe (Dec 13 2006/16.18.16)</text:span><text:span text:style-name="T1"/></text:p>
              <text:p><text:span text:style-name="T1">FIL, V_2.00_04/06_FILTER (Apr <text:s/>5 2006/11.37.11)</text:span><text:span text:style-name="T1"/></text:p>
              <text:p/>
            </office:annotation>
            <text:p>MAI, V_2.02_11/06_InfiniTe (Dec 13 2006/16.18.16)</text:p>
          </table:table-cell>
          <table:table-cell table:number-columns-repeated="16379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Datum:</text:p>
          </table:table-cell>
          <table:table-cell office:value-type="string" table:style-name="ce1">
            <text:p>20.11.202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Zeit:</text:p>
          </table:table-cell>
          <table:table-cell office:value-type="string" table:style-name="ce1">
            <text:p>13:13:09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System</text:p>
          </table:table-cell>
          <table:table-cell table:number-columns-repeated="3" table:style-name="ce1"/>
          <table:table-cell office:value-type="string" table:style-name="ce1">
            <text:p>UKSPA-1086651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nwender</text:p>
          </table:table-cell>
          <table:table-cell table:number-columns-repeated="3" table:style-name="ce1"/>
          <table:table-cell office:value-type="string" table:style-name="ce1">
            <text:p>UNI-KIEL\hiwibei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tte</text:p>
          </table:table-cell>
          <table:table-cell table:number-columns-repeated="3" table:style-name="ce1"/>
          <table:table-cell office:value-type="string" table:style-name="ce1">
            <text:p>Greiner 96 Flat Bottom Black Polystyrene Cat. No.: 655079/655086/655077/655076 <text:s text:c="2"/>[GRE96fb_chimney.pdfx]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tten-ID (Stapler)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Schütteln (Linear) Dauer:</text:p>
          </table:table-cell>
          <table:table-cell table:number-columns-repeated="3" table:style-name="ce2"/>
          <table:table-cell office:value-type="float" office:value="3" table:style-name="ce2">
            <text:p>3</text:p>
          </table:table-cell>
          <table:table-cell office:value-type="string" table:style-name="ce2">
            <text:p>s</text:p>
          </table:table-cell>
          <table:table-cell table:number-columns-repeated="6" table:style-name="ce2"/>
          <table:table-cell table:number-columns-repeated="16372"/>
        </table:table-row>
        <table:table-row table:style-name="ro1">
          <table:table-cell office:value-type="string" table:style-name="ce2">
            <text:p>Schütteln (Linear) Amplitude:</text:p>
          </table:table-cell>
          <table:table-cell table:number-columns-repeated="3" table:style-name="ce2"/>
          <table:table-cell office:value-type="float" office:value="1" table:style-name="ce2">
            <text:p>1</text:p>
          </table:table-cell>
          <table:table-cell office:value-type="string" table:style-name="ce2">
            <text:p>mm</text:p>
          </table:table-cell>
          <table:table-cell table:number-columns-repeated="6" table:style-name="ce2"/>
          <table:table-cell table:number-columns-repeated="16372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Liste der Aktionen in diesem Mess-Script:</text:p>
          </table:table-cell>
          <table:table-cell table:number-columns-repeated="11" table:style-name="ce2"/>
          <table:table-cell table:number-columns-repeated="16372"/>
        </table:table-row>
        <table:table-row table:style-name="ro1">
          <table:table-cell office:value-type="string" table:style-name="ce2">
            <text:p>Kinetik</text:p>
          </table:table-cell>
          <table:table-cell table:number-columns-repeated="11" table:style-name="ce2"/>
          <table:table-cell table:number-columns-repeated="16372"/>
        </table:table-row>
        <table:table-row table:style-name="ro1">
          <table:table-cell office:value-type="string" table:style-name="ce2">
            <text:p>Fluoreszenz</text:p>
          </table:table-cell>
          <table:table-cell table:number-columns-repeated="11" table:style-name="ce2"/>
          <table:table-cell table:number-columns-repeated="16372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Label: Label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etik - Messun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etik - Dauer</text:p>
          </table:table-cell>
          <table:table-cell table:number-columns-repeated="3" table:style-name="ce1"/>
          <table:table-cell office:value-type="time" office:time-value="PT0H8M0S" table:style-name="ce3">
            <text:p>00:08: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rvallzeit</text:p>
          </table:table-cell>
          <table:table-cell table:number-columns-repeated="3" table:style-name="ce1"/>
          <table:table-cell office:value-type="time" office:time-value="PT0H0M13S" table:style-name="ce3">
            <text:p>00:00:1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odus</text:p>
          </table:table-cell>
          <table:table-cell table:number-columns-repeated="3" table:style-name="ce1"/>
          <table:table-cell office:value-type="string" table:style-name="ce1">
            <text:p>Fluoreszenz Messung von obe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xzitationswellenlänge</text:p>
          </table:table-cell>
          <table:table-cell table:number-columns-repeated="3" table:style-name="ce1"/>
          <table:table-cell office:value-type="float" office:value="485" table:style-name="ce1">
            <text:p>48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missionswellenlänge</text:p>
          </table:table-cell>
          <table:table-cell table:number-columns-repeated="3" table:style-name="ce1"/>
          <table:table-cell office:value-type="float" office:value="535" table:style-name="ce1">
            <text:p>53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xzitationsbandbreite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missionsbandbreite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Verstärkung</text:p>
          </table:table-cell>
          <table:table-cell table:number-columns-repeated="3" table:style-name="ce1"/>
          <table:table-cell office:value-type="float" office:value="98" table:style-name="ce1">
            <text:p>98</text:p>
          </table:table-cell>
          <table:table-cell office:value-type="string" table:style-name="ce1">
            <text:p>Optimal (100%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Anzahl der Blitze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grationszeit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µ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Verzögerungszeit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µ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Ruhezeit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Bereich der Platte</text:p>
          </table:table-cell>
          <table:table-cell table:number-columns-repeated="3" table:style-name="ce1"/>
          <table:table-cell office:value-type="string" table:style-name="ce1">
            <text:p>E7-E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tartzeit:</text:p>
          </table:table-cell>
          <table:table-cell office:value-type="string" table:style-name="ce1">
            <text:p>20.11.2025 13:13:25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style-name="ce4">
            <text:p>Zyklus Nr.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4">
            <text:p>10</text:p>
          </table:table-cell>
          <table:table-cell office:value-type="float" office:value="11" table:style-name="ce4">
            <text:p>11</text:p>
          </table:table-cell>
          <table:table-cell office:value-type="float" office:value="12" table:style-name="ce4">
            <text:p>12</text:p>
          </table:table-cell>
          <table:table-cell office:value-type="float" office:value="13" table:style-name="ce4">
            <text:p>13</text:p>
          </table:table-cell>
          <table:table-cell office:value-type="float" office:value="14" table:style-name="ce4">
            <text:p>14</text:p>
          </table:table-cell>
          <table:table-cell office:value-type="float" office:value="15" table:style-name="ce4">
            <text:p>15</text:p>
          </table:table-cell>
          <table:table-cell office:value-type="float" office:value="16" table:style-name="ce4">
            <text:p>16</text:p>
          </table:table-cell>
          <table:table-cell office:value-type="float" office:value="17" table:style-name="ce4">
            <text:p>17</text:p>
          </table:table-cell>
          <table:table-cell office:value-type="float" office:value="18" table:style-name="ce4">
            <text:p>18</text:p>
          </table:table-cell>
          <table:table-cell office:value-type="float" office:value="19" table:style-name="ce4">
            <text:p>19</text:p>
          </table:table-cell>
          <table:table-cell office:value-type="float" office:value="20" table:style-name="ce4">
            <text:p>20</text:p>
          </table:table-cell>
          <table:table-cell office:value-type="float" office:value="21" table:style-name="ce4">
            <text:p>21</text:p>
          </table:table-cell>
          <table:table-cell office:value-type="float" office:value="22" table:style-name="ce4">
            <text:p>22</text:p>
          </table:table-cell>
          <table:table-cell office:value-type="float" office:value="23" table:style-name="ce4">
            <text:p>23</text:p>
          </table:table-cell>
          <table:table-cell office:value-type="float" office:value="24" table:style-name="ce4">
            <text:p>24</text:p>
          </table:table-cell>
          <table:table-cell office:value-type="float" office:value="25" table:style-name="ce4">
            <text:p>25</text:p>
          </table:table-cell>
          <table:table-cell office:value-type="float" office:value="26" table:style-name="ce4">
            <text:p>26</text:p>
          </table:table-cell>
          <table:table-cell office:value-type="float" office:value="27" table:style-name="ce4">
            <text:p>27</text:p>
          </table:table-cell>
          <table:table-cell office:value-type="float" office:value="28" table:style-name="ce4">
            <text:p>28</text:p>
          </table:table-cell>
          <table:table-cell office:value-type="float" office:value="29" table:style-name="ce4">
            <text:p>29</text:p>
          </table:table-cell>
          <table:table-cell office:value-type="float" office:value="30" table:style-name="ce4">
            <text:p>30</text:p>
          </table:table-cell>
          <table:table-cell office:value-type="float" office:value="31" table:style-name="ce4">
            <text:p>31</text:p>
          </table:table-cell>
          <table:table-cell office:value-type="float" office:value="32" table:style-name="ce4">
            <text:p>32</text:p>
          </table:table-cell>
          <table:table-cell office:value-type="float" office:value="33" table:style-name="ce4">
            <text:p>33</text:p>
          </table:table-cell>
          <table:table-cell office:value-type="float" office:value="34" table:style-name="ce4">
            <text:p>34</text:p>
          </table:table-cell>
          <table:table-cell office:value-type="float" office:value="35" table:style-name="ce4">
            <text:p>35</text:p>
          </table:table-cell>
          <table:table-cell office:value-type="float" office:value="36" table:style-name="ce4">
            <text:p>36</text:p>
          </table:table-cell>
          <table:table-cell office:value-type="float" office:value="37" table:style-name="ce4">
            <text:p>37</text:p>
          </table:table-cell>
          <table:table-cell office:value-type="float" office:value="38" table:style-name="ce4">
            <text:p>38</text:p>
          </table:table-cell>
          <table:table-cell table:number-columns-repeated="16345"/>
        </table:table-row>
        <table:table-row table:style-name="ro1">
          <table:table-cell office:value-type="string" table:style-name="ce4">
            <text:p>Zeit [s]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26" table:style-name="ce1">
            <text:p>26</text:p>
          </table:table-cell>
          <table:table-cell office:value-type="float" office:value="39" table:style-name="ce1">
            <text:p>39</text:p>
          </table:table-cell>
          <table:table-cell office:value-type="float" office:value="52" table:style-name="ce1">
            <text:p>52</text:p>
          </table:table-cell>
          <table:table-cell office:value-type="float" office:value="65" table:style-name="ce1">
            <text:p>65</text:p>
          </table:table-cell>
          <table:table-cell office:value-type="float" office:value="78" table:style-name="ce1">
            <text:p>78</text:p>
          </table:table-cell>
          <table:table-cell office:value-type="float" office:value="91" table:style-name="ce1">
            <text:p>91</text:p>
          </table:table-cell>
          <table:table-cell office:value-type="float" office:value="104" table:style-name="ce1">
            <text:p>104</text:p>
          </table:table-cell>
          <table:table-cell office:value-type="float" office:value="117" table:style-name="ce1">
            <text:p>117</text:p>
          </table:table-cell>
          <table:table-cell office:value-type="float" office:value="130" table:style-name="ce1">
            <text:p>130</text:p>
          </table:table-cell>
          <table:table-cell office:value-type="float" office:value="143" table:style-name="ce1">
            <text:p>143</text:p>
          </table:table-cell>
          <table:table-cell office:value-type="float" office:value="156" table:style-name="ce1">
            <text:p>156</text:p>
          </table:table-cell>
          <table:table-cell office:value-type="float" office:value="169" table:style-name="ce1">
            <text:p>169</text:p>
          </table:table-cell>
          <table:table-cell office:value-type="float" office:value="182" table:style-name="ce1">
            <text:p>182</text:p>
          </table:table-cell>
          <table:table-cell office:value-type="float" office:value="195" table:style-name="ce1">
            <text:p>195</text:p>
          </table:table-cell>
          <table:table-cell office:value-type="float" office:value="208" table:style-name="ce1">
            <text:p>208</text:p>
          </table:table-cell>
          <table:table-cell office:value-type="float" office:value="221" table:style-name="ce1">
            <text:p>221</text:p>
          </table:table-cell>
          <table:table-cell office:value-type="float" office:value="234" table:style-name="ce1">
            <text:p>234</text:p>
          </table:table-cell>
          <table:table-cell office:value-type="float" office:value="247" table:style-name="ce1">
            <text:p>247</text:p>
          </table:table-cell>
          <table:table-cell office:value-type="float" office:value="260" table:style-name="ce1">
            <text:p>260</text:p>
          </table:table-cell>
          <table:table-cell office:value-type="float" office:value="273" table:style-name="ce1">
            <text:p>273</text:p>
          </table:table-cell>
          <table:table-cell office:value-type="float" office:value="286" table:style-name="ce1">
            <text:p>286</text:p>
          </table:table-cell>
          <table:table-cell office:value-type="float" office:value="299" table:style-name="ce1">
            <text:p>299</text:p>
          </table:table-cell>
          <table:table-cell office:value-type="float" office:value="312" table:style-name="ce1">
            <text:p>312</text:p>
          </table:table-cell>
          <table:table-cell office:value-type="float" office:value="325" table:style-name="ce1">
            <text:p>325</text:p>
          </table:table-cell>
          <table:table-cell office:value-type="float" office:value="338" table:style-name="ce1">
            <text:p>338</text:p>
          </table:table-cell>
          <table:table-cell office:value-type="float" office:value="351" table:style-name="ce1">
            <text:p>351</text:p>
          </table:table-cell>
          <table:table-cell office:value-type="float" office:value="364" table:style-name="ce1">
            <text:p>364</text:p>
          </table:table-cell>
          <table:table-cell office:value-type="float" office:value="377" table:style-name="ce1">
            <text:p>377</text:p>
          </table:table-cell>
          <table:table-cell office:value-type="float" office:value="390" table:style-name="ce1">
            <text:p>390</text:p>
          </table:table-cell>
          <table:table-cell office:value-type="float" office:value="403" table:style-name="ce1">
            <text:p>403</text:p>
          </table:table-cell>
          <table:table-cell office:value-type="float" office:value="416" table:style-name="ce1">
            <text:p>416</text:p>
          </table:table-cell>
          <table:table-cell office:value-type="float" office:value="429" table:style-name="ce1">
            <text:p>429</text:p>
          </table:table-cell>
          <table:table-cell office:value-type="float" office:value="442" table:style-name="ce1">
            <text:p>442</text:p>
          </table:table-cell>
          <table:table-cell office:value-type="float" office:value="455" table:style-name="ce1">
            <text:p>455</text:p>
          </table:table-cell>
          <table:table-cell office:value-type="float" office:value="468" table:style-name="ce1">
            <text:p>468</text:p>
          </table:table-cell>
          <table:table-cell office:value-type="float" office:value="481" table:style-name="ce1">
            <text:p>481</text:p>
          </table:table-cell>
          <table:table-cell table:number-columns-repeated="16345"/>
        </table:table-row>
        <table:table-row table:style-name="ro1">
          <table:table-cell office:value-type="string" table:style-name="ce4">
            <text:p>Temp. [°C]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table:number-columns-repeated="16345"/>
        </table:table-row>
        <table:table-row table:style-name="ro1">
          <table:table-cell office:value-type="string" table:style-name="ce4">
            <text:p>E7</text:p>
          </table:table-cell>
          <table:table-cell office:value-type="float" office:value="44041" table:style-name="ce1">
            <text:p>44041</text:p>
          </table:table-cell>
          <table:table-cell office:value-type="float" office:value="40596" table:style-name="ce1">
            <text:p>40596</text:p>
          </table:table-cell>
          <table:table-cell office:value-type="float" office:value="38258" table:style-name="ce1">
            <text:p>38258</text:p>
          </table:table-cell>
          <table:table-cell office:value-type="float" office:value="37696" table:style-name="ce1">
            <text:p>37696</text:p>
          </table:table-cell>
          <table:table-cell office:value-type="float" office:value="36187" table:style-name="ce1">
            <text:p>36187</text:p>
          </table:table-cell>
          <table:table-cell office:value-type="float" office:value="36584" table:style-name="ce1">
            <text:p>36584</text:p>
          </table:table-cell>
          <table:table-cell office:value-type="float" office:value="36075" table:style-name="ce1">
            <text:p>36075</text:p>
          </table:table-cell>
          <table:table-cell office:value-type="float" office:value="36614" table:style-name="ce1">
            <text:p>36614</text:p>
          </table:table-cell>
          <table:table-cell office:value-type="float" office:value="36731" table:style-name="ce1">
            <text:p>36731</text:p>
          </table:table-cell>
          <table:table-cell office:value-type="float" office:value="36784" table:style-name="ce1">
            <text:p>36784</text:p>
          </table:table-cell>
          <table:table-cell office:value-type="float" office:value="37458" table:style-name="ce1">
            <text:p>37458</text:p>
          </table:table-cell>
          <table:table-cell office:value-type="float" office:value="36936" table:style-name="ce1">
            <text:p>36936</text:p>
          </table:table-cell>
          <table:table-cell office:value-type="float" office:value="37116" table:style-name="ce1">
            <text:p>37116</text:p>
          </table:table-cell>
          <table:table-cell office:value-type="float" office:value="36377" table:style-name="ce1">
            <text:p>36377</text:p>
          </table:table-cell>
          <table:table-cell office:value-type="float" office:value="36816" table:style-name="ce1">
            <text:p>36816</text:p>
          </table:table-cell>
          <table:table-cell office:value-type="float" office:value="35818" table:style-name="ce1">
            <text:p>35818</text:p>
          </table:table-cell>
          <table:table-cell office:value-type="float" office:value="35114" table:style-name="ce1">
            <text:p>35114</text:p>
          </table:table-cell>
          <table:table-cell office:value-type="float" office:value="34645" table:style-name="ce1">
            <text:p>34645</text:p>
          </table:table-cell>
          <table:table-cell office:value-type="float" office:value="33590" table:style-name="ce1">
            <text:p>33590</text:p>
          </table:table-cell>
          <table:table-cell office:value-type="float" office:value="34162" table:style-name="ce1">
            <text:p>34162</text:p>
          </table:table-cell>
          <table:table-cell office:value-type="float" office:value="34305" table:style-name="ce1">
            <text:p>34305</text:p>
          </table:table-cell>
          <table:table-cell office:value-type="float" office:value="33863" table:style-name="ce1">
            <text:p>33863</text:p>
          </table:table-cell>
          <table:table-cell office:value-type="float" office:value="34550" table:style-name="ce1">
            <text:p>34550</text:p>
          </table:table-cell>
          <table:table-cell office:value-type="float" office:value="33741" table:style-name="ce1">
            <text:p>33741</text:p>
          </table:table-cell>
          <table:table-cell office:value-type="float" office:value="32922" table:style-name="ce1">
            <text:p>32922</text:p>
          </table:table-cell>
          <table:table-cell office:value-type="float" office:value="32596" table:style-name="ce1">
            <text:p>32596</text:p>
          </table:table-cell>
          <table:table-cell office:value-type="float" office:value="32853" table:style-name="ce1">
            <text:p>32853</text:p>
          </table:table-cell>
          <table:table-cell office:value-type="float" office:value="32056" table:style-name="ce1">
            <text:p>32056</text:p>
          </table:table-cell>
          <table:table-cell office:value-type="float" office:value="32191" table:style-name="ce1">
            <text:p>32191</text:p>
          </table:table-cell>
          <table:table-cell office:value-type="float" office:value="31536" table:style-name="ce1">
            <text:p>31536</text:p>
          </table:table-cell>
          <table:table-cell office:value-type="float" office:value="32289" table:style-name="ce1">
            <text:p>32289</text:p>
          </table:table-cell>
          <table:table-cell office:value-type="float" office:value="31246" table:style-name="ce1">
            <text:p>31246</text:p>
          </table:table-cell>
          <table:table-cell office:value-type="float" office:value="31562" table:style-name="ce1">
            <text:p>31562</text:p>
          </table:table-cell>
          <table:table-cell office:value-type="float" office:value="31340" table:style-name="ce1">
            <text:p>31340</text:p>
          </table:table-cell>
          <table:table-cell office:value-type="float" office:value="30359" table:style-name="ce1">
            <text:p>30359</text:p>
          </table:table-cell>
          <table:table-cell office:value-type="float" office:value="31202" table:style-name="ce1">
            <text:p>31202</text:p>
          </table:table-cell>
          <table:table-cell office:value-type="float" office:value="30495" table:style-name="ce1">
            <text:p>30495</text:p>
          </table:table-cell>
          <table:table-cell office:value-type="float" office:value="29969" table:style-name="ce1">
            <text:p>29969</text:p>
          </table:table-cell>
          <table:table-cell table:number-columns-repeated="16345"/>
        </table:table-row>
        <table:table-row table:style-name="ro1">
          <table:table-cell office:value-type="string" table:style-name="ce4">
            <text:p>E8</text:p>
          </table:table-cell>
          <table:table-cell office:value-type="float" office:value="46088" table:style-name="ce1">
            <text:p>46088</text:p>
          </table:table-cell>
          <table:table-cell office:value-type="float" office:value="45210" table:style-name="ce1">
            <text:p>45210</text:p>
          </table:table-cell>
          <table:table-cell office:value-type="float" office:value="45085" table:style-name="ce1">
            <text:p>45085</text:p>
          </table:table-cell>
          <table:table-cell office:value-type="float" office:value="43046" table:style-name="ce1">
            <text:p>43046</text:p>
          </table:table-cell>
          <table:table-cell office:value-type="float" office:value="41533" table:style-name="ce1">
            <text:p>41533</text:p>
          </table:table-cell>
          <table:table-cell office:value-type="float" office:value="41215" table:style-name="ce1">
            <text:p>41215</text:p>
          </table:table-cell>
          <table:table-cell office:value-type="float" office:value="40185" table:style-name="ce1">
            <text:p>40185</text:p>
          </table:table-cell>
          <table:table-cell office:value-type="float" office:value="39862" table:style-name="ce1">
            <text:p>39862</text:p>
          </table:table-cell>
          <table:table-cell office:value-type="float" office:value="40012" table:style-name="ce1">
            <text:p>40012</text:p>
          </table:table-cell>
          <table:table-cell office:value-type="float" office:value="39412" table:style-name="ce1">
            <text:p>39412</text:p>
          </table:table-cell>
          <table:table-cell office:value-type="float" office:value="39852" table:style-name="ce1">
            <text:p>39852</text:p>
          </table:table-cell>
          <table:table-cell office:value-type="float" office:value="38917" table:style-name="ce1">
            <text:p>38917</text:p>
          </table:table-cell>
          <table:table-cell office:value-type="float" office:value="39282" table:style-name="ce1">
            <text:p>39282</text:p>
          </table:table-cell>
          <table:table-cell office:value-type="float" office:value="38873" table:style-name="ce1">
            <text:p>38873</text:p>
          </table:table-cell>
          <table:table-cell office:value-type="float" office:value="39373" table:style-name="ce1">
            <text:p>39373</text:p>
          </table:table-cell>
          <table:table-cell office:value-type="float" office:value="39177" table:style-name="ce1">
            <text:p>39177</text:p>
          </table:table-cell>
          <table:table-cell office:value-type="float" office:value="39067" table:style-name="ce1">
            <text:p>39067</text:p>
          </table:table-cell>
          <table:table-cell office:value-type="float" office:value="38878" table:style-name="ce1">
            <text:p>38878</text:p>
          </table:table-cell>
          <table:table-cell office:value-type="float" office:value="37936" table:style-name="ce1">
            <text:p>37936</text:p>
          </table:table-cell>
          <table:table-cell office:value-type="float" office:value="38169" table:style-name="ce1">
            <text:p>38169</text:p>
          </table:table-cell>
          <table:table-cell office:value-type="float" office:value="38282" table:style-name="ce1">
            <text:p>38282</text:p>
          </table:table-cell>
          <table:table-cell office:value-type="float" office:value="37844" table:style-name="ce1">
            <text:p>37844</text:p>
          </table:table-cell>
          <table:table-cell office:value-type="float" office:value="38375" table:style-name="ce1">
            <text:p>38375</text:p>
          </table:table-cell>
          <table:table-cell office:value-type="float" office:value="38076" table:style-name="ce1">
            <text:p>38076</text:p>
          </table:table-cell>
          <table:table-cell office:value-type="float" office:value="37389" table:style-name="ce1">
            <text:p>37389</text:p>
          </table:table-cell>
          <table:table-cell office:value-type="float" office:value="37119" table:style-name="ce1">
            <text:p>37119</text:p>
          </table:table-cell>
          <table:table-cell office:value-type="float" office:value="37118" table:style-name="ce1">
            <text:p>37118</text:p>
          </table:table-cell>
          <table:table-cell office:value-type="float" office:value="36363" table:style-name="ce1">
            <text:p>36363</text:p>
          </table:table-cell>
          <table:table-cell office:value-type="float" office:value="36585" table:style-name="ce1">
            <text:p>36585</text:p>
          </table:table-cell>
          <table:table-cell office:value-type="float" office:value="36212" table:style-name="ce1">
            <text:p>36212</text:p>
          </table:table-cell>
          <table:table-cell office:value-type="float" office:value="36447" table:style-name="ce1">
            <text:p>36447</text:p>
          </table:table-cell>
          <table:table-cell office:value-type="float" office:value="35495" table:style-name="ce1">
            <text:p>35495</text:p>
          </table:table-cell>
          <table:table-cell office:value-type="float" office:value="35737" table:style-name="ce1">
            <text:p>35737</text:p>
          </table:table-cell>
          <table:table-cell office:value-type="float" office:value="35611" table:style-name="ce1">
            <text:p>35611</text:p>
          </table:table-cell>
          <table:table-cell office:value-type="float" office:value="34668" table:style-name="ce1">
            <text:p>34668</text:p>
          </table:table-cell>
          <table:table-cell office:value-type="float" office:value="35150" table:style-name="ce1">
            <text:p>35150</text:p>
          </table:table-cell>
          <table:table-cell office:value-type="float" office:value="34469" table:style-name="ce1">
            <text:p>34469</text:p>
          </table:table-cell>
          <table:table-cell office:value-type="float" office:value="34024" table:style-name="ce1">
            <text:p>34024</text:p>
          </table:table-cell>
          <table:table-cell table:number-columns-repeated="16345"/>
        </table:table-row>
        <table:table-row table:style-name="ro1">
          <table:table-cell office:value-type="string" table:style-name="ce4">
            <text:p>E9</text:p>
          </table:table-cell>
          <table:table-cell office:value-type="float" office:value="42503" table:style-name="ce1">
            <text:p>42503</text:p>
          </table:table-cell>
          <table:table-cell office:value-type="float" office:value="41873" table:style-name="ce1">
            <text:p>41873</text:p>
          </table:table-cell>
          <table:table-cell office:value-type="float" office:value="38615" table:style-name="ce1">
            <text:p>38615</text:p>
          </table:table-cell>
          <table:table-cell office:value-type="float" office:value="36448" table:style-name="ce1">
            <text:p>36448</text:p>
          </table:table-cell>
          <table:table-cell office:value-type="float" office:value="34923" table:style-name="ce1">
            <text:p>34923</text:p>
          </table:table-cell>
          <table:table-cell office:value-type="float" office:value="34127" table:style-name="ce1">
            <text:p>34127</text:p>
          </table:table-cell>
          <table:table-cell office:value-type="float" office:value="33427" table:style-name="ce1">
            <text:p>33427</text:p>
          </table:table-cell>
          <table:table-cell office:value-type="float" office:value="33339" table:style-name="ce1">
            <text:p>33339</text:p>
          </table:table-cell>
          <table:table-cell office:value-type="float" office:value="33248" table:style-name="ce1">
            <text:p>33248</text:p>
          </table:table-cell>
          <table:table-cell office:value-type="float" office:value="33180" table:style-name="ce1">
            <text:p>33180</text:p>
          </table:table-cell>
          <table:table-cell office:value-type="float" office:value="33623" table:style-name="ce1">
            <text:p>33623</text:p>
          </table:table-cell>
          <table:table-cell office:value-type="float" office:value="33698" table:style-name="ce1">
            <text:p>33698</text:p>
          </table:table-cell>
          <table:table-cell office:value-type="float" office:value="33520" table:style-name="ce1">
            <text:p>33520</text:p>
          </table:table-cell>
          <table:table-cell office:value-type="float" office:value="33194" table:style-name="ce1">
            <text:p>33194</text:p>
          </table:table-cell>
          <table:table-cell office:value-type="float" office:value="32881" table:style-name="ce1">
            <text:p>32881</text:p>
          </table:table-cell>
          <table:table-cell office:value-type="float" office:value="32735" table:style-name="ce1">
            <text:p>32735</text:p>
          </table:table-cell>
          <table:table-cell office:value-type="float" office:value="32392" table:style-name="ce1">
            <text:p>32392</text:p>
          </table:table-cell>
          <table:table-cell office:value-type="float" office:value="32199" table:style-name="ce1">
            <text:p>32199</text:p>
          </table:table-cell>
          <table:table-cell office:value-type="float" office:value="32016" table:style-name="ce1">
            <text:p>32016</text:p>
          </table:table-cell>
          <table:table-cell office:value-type="float" office:value="31761" table:style-name="ce1">
            <text:p>31761</text:p>
          </table:table-cell>
          <table:table-cell office:value-type="float" office:value="31538" table:style-name="ce1">
            <text:p>31538</text:p>
          </table:table-cell>
          <table:table-cell office:value-type="float" office:value="31505" table:style-name="ce1">
            <text:p>31505</text:p>
          </table:table-cell>
          <table:table-cell office:value-type="float" office:value="31179" table:style-name="ce1">
            <text:p>31179</text:p>
          </table:table-cell>
          <table:table-cell office:value-type="float" office:value="31039" table:style-name="ce1">
            <text:p>31039</text:p>
          </table:table-cell>
          <table:table-cell office:value-type="float" office:value="31182" table:style-name="ce1">
            <text:p>31182</text:p>
          </table:table-cell>
          <table:table-cell office:value-type="float" office:value="30893" table:style-name="ce1">
            <text:p>30893</text:p>
          </table:table-cell>
          <table:table-cell office:value-type="float" office:value="30565" table:style-name="ce1">
            <text:p>30565</text:p>
          </table:table-cell>
          <table:table-cell office:value-type="float" office:value="30554" table:style-name="ce1">
            <text:p>30554</text:p>
          </table:table-cell>
          <table:table-cell office:value-type="float" office:value="30363" table:style-name="ce1">
            <text:p>30363</text:p>
          </table:table-cell>
          <table:table-cell office:value-type="float" office:value="30245" table:style-name="ce1">
            <text:p>30245</text:p>
          </table:table-cell>
          <table:table-cell office:value-type="float" office:value="29836" table:style-name="ce1">
            <text:p>29836</text:p>
          </table:table-cell>
          <table:table-cell office:value-type="float" office:value="29462" table:style-name="ce1">
            <text:p>29462</text:p>
          </table:table-cell>
          <table:table-cell office:value-type="float" office:value="29258" table:style-name="ce1">
            <text:p>29258</text:p>
          </table:table-cell>
          <table:table-cell office:value-type="float" office:value="29028" table:style-name="ce1">
            <text:p>29028</text:p>
          </table:table-cell>
          <table:table-cell office:value-type="float" office:value="28744" table:style-name="ce1">
            <text:p>28744</text:p>
          </table:table-cell>
          <table:table-cell office:value-type="float" office:value="28455" table:style-name="ce1">
            <text:p>28455</text:p>
          </table:table-cell>
          <table:table-cell office:value-type="float" office:value="28291" table:style-name="ce1">
            <text:p>28291</text:p>
          </table:table-cell>
          <table:table-cell office:value-type="float" office:value="28064" table:style-name="ce1">
            <text:p>28064</text:p>
          </table:table-cell>
          <table:table-cell table:number-columns-repeated="16345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office:value-type="string" table:style-name="ce1">
            <text:p>Efflux BSG-MCT1+ilacco1.0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Endzeit:</text:p>
          </table:table-cell>
          <table:table-cell office:value-type="string" table:style-name="ce1">
            <text:p>20.11.2025 13:21:30</text:p>
          </table:table-cell>
          <table:table-cell table:number-columns-repeated="16382"/>
        </table:table-row>
        <table:table-row table:number-rows-repeated="1048526" table:style-name="ro2">
          <table:table-cell table:number-columns-repeated="16384"/>
        </table:table-row>
      </table:table>
      <table:table table:name="Sheet8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gramm: Tecan i-control</text:p>
          </table:table-cell>
          <table:table-cell table:number-columns-repeated="3" table:style-name="ce1"/>
          <table:table-cell office:value-type="string" table:style-name="ce1">
            <office:annotation draw:style-name="a16" svg:x="3.925in" svg:y="0in" svg:width="1.2in" svg:height="0.8in">
              <dc:creator>Hiwibeit</dc:creator>
              <text:p><text:span text:style-name="T1">Tecan.At.Common, 3.9.1.0</text:span><text:span text:style-name="T1"/></text:p>
              <text:p><text:span text:style-name="T1">Tecan.At.Common.DocumentManagement, 3.9.1.0</text:span><text:span text:style-name="T1"/></text:p>
              <text:p><text:span text:style-name="T1">Tecan.At.Common.DocumentManagement.Reader, 3.6.1.0</text:span><text:span text:style-name="T1"/></text:p>
              <text:p><text:span text:style-name="T1">Tecan.At.Common.MCS, 3.9.1.0</text:span><text:span text:style-name="T1"/></text:p>
              <text:p><text:span text:style-name="T1">Tecan.At.Common.Results, 3.9.1.0</text:span><text:span text:style-name="T1"/></text:p>
              <text:p><text:span text:style-name="T1">Tecan.At.Common.UI, 3.9.1.0</text:span><text:span text:style-name="T1"/></text:p>
              <text:p><text:span text:style-name="T1">Tecan.At.Common.UI.resources, 3.9.1.0</text:span><text:span text:style-name="T1"/></text:p>
              <text:p><text:span text:style-name="T1">Tecan.At.Communication.Common, 3.9.1.0</text:span><text:span text:style-name="T1"/></text:p>
              <text:p><text:span text:style-name="T1">Tecan.At.Communication.Port.IP, 3.9.1.0</text:span><text:span text:style-name="T1"/></text:p>
              <text:p><text:span text:style-name="T1">Tecan.At.Communication.Port.RS232, 3.9.1.0</text:span><text:span text:style-name="T1"/></text:p>
              <text:p><text:span text:style-name="T1">Tecan.At.Communication.Port.SIM.Common, 3.9.1.0</text:span><text:span text:style-name="T1"/></text:p>
              <text:p><text:span text:style-name="T1">Tecan.At.Communication.Port.SIM.Common.resources, 3.9.1.0</text:span><text:span text:style-name="T1"/></text:p>
              <text:p><text:span text:style-name="T1">Tecan.At.Communication.Port.USB, 3.9.1.0</text:span><text:span text:style-name="T1"/></text:p>
              <text:p><text:span text:style-name="T1">Tecan.At.Communication.Server, 3.9.1.0</text:span><text:span text:style-name="T1"/></text:p>
              <text:p><text:span text:style-name="T1">Tecan.At.Communication.SIM.AMR, 3.6.1.0</text:span><text:span text:style-name="T1"/></text:p>
              <text:p><text:span text:style-name="T1">Tecan.At.Communication.SIM.AMR.resources, 3.6.1.0</text:span><text:span text:style-name="T1"/></text:p>
              <text:p><text:span text:style-name="T1">Tecan.At.Communication.SIM.AMRPlus, 3.6.1.0</text:span><text:span text:style-name="T1"/></text:p>
              <text:p><text:span text:style-name="T1">Tecan.At.Communication.SIM.AMRPlus.resources, 3.6.1.0</text:span><text:span text:style-name="T1"/></text:p>
              <text:p><text:span text:style-name="T1">Tecan.At.Communication.SIM.Connect, 3.9.1.0</text:span><text:span text:style-name="T1"/></text:p>
              <text:p><text:span text:style-name="T1">Tecan.At.Communication.SIM.GeniosUltra, 3.6.1.0</text:span><text:span text:style-name="T1"/></text:p>
              <text:p><text:span text:style-name="T1">Tecan.At.Communication.SIM.GeniosUltra.resources, 3.6.1.0</text:span><text:span text:style-name="T1"/></text:p>
              <text:p><text:span text:style-name="T1">Tecan.At.Communication.SIM.Safire3, 3.6.1.0</text:span><text:span text:style-name="T1"/></text:p>
              <text:p><text:span text:style-name="T1">Tecan.At.Communication.SIM.Safire3.resources, 3.6.1.0</text:span><text:span text:style-name="T1"/></text:p>
              <text:p><text:span text:style-name="T1">Tecan.At.Communication.SIM.Safire3Pro, 3.6.1.0</text:span><text:span text:style-name="T1"/></text:p>
              <text:p><text:span text:style-name="T1">Tecan.At.Communication.SIM.Safire3Pro.resources, 3.6.1.0</text:span><text:span text:style-name="T1"/></text:p>
              <text:p><text:span text:style-name="T1">Tecan.At.Communication.SIM.SunriseMini, 3.6.1.0</text:span><text:span text:style-name="T1"/></text:p>
              <text:p><text:span text:style-name="T1">Tecan.At.Communication.SIM.SunriseMini.resources, 3.6.1.0</text:span><text:span text:style-name="T1"/></text:p>
              <text:p><text:span text:style-name="T1">Tecan.At.Instrument.Common, 3.9.1.0</text:span><text:span text:style-name="T1"/></text:p>
              <text:p><text:span text:style-name="T1">Tecan.At.Instrument.Common.GCM, 3.9.1.0</text:span><text:span text:style-name="T1"/></text:p>
              <text:p><text:span text:style-name="T1">Tecan.At.Instrument.Common.Reader, 3.6.1.0</text:span><text:span text:style-name="T1"/></text:p>
              <text:p><text:span text:style-name="T1">Tecan.At.Instrument.Common.resources, 3.9.1.0</text:span><text:span text:style-name="T1"/></text:p>
              <text:p><text:span text:style-name="T1">Tecan.At.Instrument.Common.Stacker, 3.9.1.0</text:span><text:span text:style-name="T1"/></text:p>
              <text:p><text:span text:style-name="T1">Tecan.At.Instrument.Gas.GCM, 3.9.1.0</text:span><text:span text:style-name="T1"/></text:p>
              <text:p><text:span text:style-name="T1">Tecan.At.Instrument.GCM.Server, 3.9.1.0</text:span><text:span text:style-name="T1"/></text:p>
              <text:p><text:span text:style-name="T1">Tecan.At.Instrument.Reader.AMR, 3.6.1.0</text:span><text:span text:style-name="T1"/></text:p>
              <text:p><text:span text:style-name="T1">Tecan.At.Instrument.Reader.AMRPlus, 3.6.1.0</text:span><text:span text:style-name="T1"/></text:p>
              <text:p><text:span text:style-name="T1">Tecan.At.Instrument.Reader.GeniosUltra, 3.6.1.0</text:span><text:span text:style-name="T1"/></text:p>
              <text:p><text:span text:style-name="T1">Tecan.At.Instrument.Reader.Safire3, 3.6.1.0</text:span><text:span text:style-name="T1"/></text:p>
              <text:p><text:span text:style-name="T1">Tecan.At.Instrument.Reader.Safire3Pro, 3.6.1.0</text:span><text:span text:style-name="T1"/></text:p>
              <text:p><text:span text:style-name="T1">Tecan.At.Instrument.Reader.SunriseMini, 3.6.1.0</text:span><text:span text:style-name="T1"/></text:p>
              <text:p><text:span text:style-name="T1">Tecan.At.Instrument.Server, 3.9.1.0</text:span><text:span text:style-name="T1"/></text:p>
              <text:p><text:span text:style-name="T1">Tecan.At.Instrument.Server.resources, 3.9.1.0</text:span><text:span text:style-name="T1"/></text:p>
              <text:p><text:span text:style-name="T1">Tecan.At.Instrument.Stacker.Connect, 3.9.1.0</text:span><text:span text:style-name="T1"/></text:p>
              <text:p><text:span text:style-name="T1">Tecan.At.Instrument.Stacker.Server, 3.9.1.0</text:span><text:span text:style-name="T1"/></text:p>
              <text:p><text:span text:style-name="T1">Tecan.At.Measurement.BuiltInTest.Common, 3.6.1.0</text:span><text:span text:style-name="T1"/></text:p>
              <text:p><text:span text:style-name="T1">Tecan.At.Measurement.Common, 3.6.1.0</text:span><text:span text:style-name="T1"/></text:p>
              <text:p><text:span text:style-name="T1">Tecan.At.Measurement.Server, 3.6.1.0</text:span><text:span text:style-name="T1"/></text:p>
              <text:p><text:span text:style-name="T1">Tecan.At.XFluor, 2.0.10.0</text:span><text:span text:style-name="T1"/></text:p>
              <text:p><text:span text:style-name="T1">Tecan.At.XFluor.Connect.Reader, 2.0.10.0</text:span><text:span text:style-name="T1"/></text:p>
              <text:p><text:span text:style-name="T1">Tecan.At.XFluor.Connect.Reader.resources, 2.0.10.0</text:span><text:span text:style-name="T1"/></text:p>
              <text:p><text:span text:style-name="T1">Tecan.At.XFluor.Core, 2.0.10.0</text:span><text:span text:style-name="T1"/></text:p>
              <text:p><text:span text:style-name="T1">Tecan.At.XFluor.Core.resources, 2.0.10.0</text:span><text:span text:style-name="T1"/></text:p>
              <text:p><text:span text:style-name="T1">Tecan.At.XFluor.Device, 2.0.10.0</text:span><text:span text:style-name="T1"/></text:p>
              <text:p><text:span text:style-name="T1">Tecan.At.XFluor.Device.AMR, 2.0.10.0</text:span><text:span text:style-name="T1"/></text:p>
              <text:p><text:span text:style-name="T1">Tecan.At.XFluor.Device.AMR.resources, 2.0.10.0</text:span><text:span text:style-name="T1"/></text:p>
              <text:p><text:span text:style-name="T1">Tecan.At.XFluor.Device.AMRPlus, 2.0.10.0</text:span><text:span text:style-name="T1"/></text:p>
              <text:p><text:span text:style-name="T1">Tecan.At.XFluor.Device.GeniosUltra, 2.0.10.0</text:span><text:span text:style-name="T1"/></text:p>
              <text:p><text:span text:style-name="T1">Tecan.At.XFluor.Device.Reader, 2.0.10.0</text:span><text:span text:style-name="T1"/></text:p>
              <text:p><text:span text:style-name="T1">Tecan.At.XFluor.Device.resources, 2.0.10.0</text:span><text:span text:style-name="T1"/></text:p>
              <text:p><text:span text:style-name="T1">Tecan.At.XFluor.Device.Safire3, 2.0.10.0</text:span><text:span text:style-name="T1"/></text:p>
              <text:p><text:span text:style-name="T1">Tecan.At.XFluor.Device.Safire3Pro, 2.0.10.0</text:span><text:span text:style-name="T1"/></text:p>
              <text:p><text:span text:style-name="T1">Tecan.At.XFluor.Device.SunriseMini, 2.0.10.0</text:span><text:span text:style-name="T1"/></text:p>
              <text:p><text:span text:style-name="T1">Tecan.At.XFluor.ExcelOutput, 2.0.10.0</text:span><text:span text:style-name="T1"/></text:p>
              <text:p><text:span text:style-name="T1">Tecan.At.XFluor.ExcelOutput.resources, 2.0.10.0</text:span><text:span text:style-name="T1"/></text:p>
              <text:p><text:span text:style-name="T1">Tecan.At.XFluor.NanoQuant, 2.0.10.0</text:span><text:span text:style-name="T1"/></text:p>
              <text:p><text:span text:style-name="T1">Tecan.At.XFluor.NanoQuant.resources, 2.0.10.0</text:span><text:span text:style-name="T1"/></text:p>
              <text:p><text:span text:style-name="T1">Tecan.At.XFluor.ReaderEditor, 2.0.10.0</text:span><text:span text:style-name="T1"/></text:p>
              <text:p><text:span text:style-name="T1">Tecan.At.XFluor.ReaderEditor.resources, 2.0.10.0</text:span><text:span text:style-name="T1"/></text:p>
              <text:p><text:span text:style-name="T1">Tecan.At.XFluor.resources, 2.0.10.0</text:span><text:span text:style-name="T1"/></text:p>
              <text:p/>
            </office:annotation>
            <text:p>Tecan i-control , 2.0.1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erät: infinite 200</text:p>
          </table:table-cell>
          <table:table-cell table:number-columns-repeated="3" table:style-name="ce1"/>
          <table:table-cell office:value-type="string" table:style-name="ce1">
            <text:p>Seriennummer: 705000573</text:p>
          </table:table-cell>
          <table:table-cell table:number-columns-repeated="3" table:style-name="ce1"/>
          <table:table-cell office:value-type="string" table:style-name="ce1">
            <text:p>Seriennummer des verbundenen Staplers: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Firmware: V_2.02_11/06_InfiniTe (Dec 13 2006/16.18.16)</text:p>
          </table:table-cell>
          <table:table-cell table:number-columns-repeated="3" table:style-name="ce1"/>
          <table:table-cell office:value-type="string" table:style-name="ce1">
            <office:annotation draw:style-name="a17" svg:x="3.925in" svg:y="0.266666666666667in" svg:width="1.2in" svg:height="0.8in">
              <dc:creator>Hiwibeit</dc:creator>
              <text:p><text:span text:style-name="T1">EHC, V_2.02_11/06_InfiniTe (Dec 13 2006/16.18.16)</text:span><text:span text:style-name="T1"/></text:p>
              <text:p><text:span text:style-name="T1">MTP, V_2.02_11/06_InfiniTe (Dec 13 2006/16.18.16)</text:span><text:span text:style-name="T1"/></text:p>
              <text:p><text:span text:style-name="T1">FIL, V_2.00_04/06_FILTER (Apr <text:s/>5 2006/11.37.11)</text:span><text:span text:style-name="T1"/></text:p>
              <text:p/>
            </office:annotation>
            <text:p>MAI, V_2.02_11/06_InfiniTe (Dec 13 2006/16.18.16)</text:p>
          </table:table-cell>
          <table:table-cell table:number-columns-repeated="16379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Datum:</text:p>
          </table:table-cell>
          <table:table-cell office:value-type="string" table:style-name="ce1">
            <text:p>20.11.202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Zeit:</text:p>
          </table:table-cell>
          <table:table-cell office:value-type="string" table:style-name="ce1">
            <text:p>13:00:02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System</text:p>
          </table:table-cell>
          <table:table-cell table:number-columns-repeated="3" table:style-name="ce1"/>
          <table:table-cell office:value-type="string" table:style-name="ce1">
            <text:p>UKSPA-1086651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nwender</text:p>
          </table:table-cell>
          <table:table-cell table:number-columns-repeated="3" table:style-name="ce1"/>
          <table:table-cell office:value-type="string" table:style-name="ce1">
            <text:p>UNI-KIEL\hiwibei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tte</text:p>
          </table:table-cell>
          <table:table-cell table:number-columns-repeated="3" table:style-name="ce1"/>
          <table:table-cell office:value-type="string" table:style-name="ce1">
            <text:p>Greiner 96 Flat Bottom Black Polystyrene Cat. No.: 655079/655086/655077/655076 <text:s text:c="2"/>[GRE96fb_chimney.pdfx]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tten-ID (Stapler)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Schütteln (Linear) Dauer:</text:p>
          </table:table-cell>
          <table:table-cell table:number-columns-repeated="3" table:style-name="ce2"/>
          <table:table-cell office:value-type="float" office:value="3" table:style-name="ce2">
            <text:p>3</text:p>
          </table:table-cell>
          <table:table-cell office:value-type="string" table:style-name="ce2">
            <text:p>s</text:p>
          </table:table-cell>
          <table:table-cell table:number-columns-repeated="6" table:style-name="ce2"/>
          <table:table-cell table:number-columns-repeated="16372"/>
        </table:table-row>
        <table:table-row table:style-name="ro1">
          <table:table-cell office:value-type="string" table:style-name="ce2">
            <text:p>Schütteln (Linear) Amplitude:</text:p>
          </table:table-cell>
          <table:table-cell table:number-columns-repeated="3" table:style-name="ce2"/>
          <table:table-cell office:value-type="float" office:value="1" table:style-name="ce2">
            <text:p>1</text:p>
          </table:table-cell>
          <table:table-cell office:value-type="string" table:style-name="ce2">
            <text:p>mm</text:p>
          </table:table-cell>
          <table:table-cell table:number-columns-repeated="6" table:style-name="ce2"/>
          <table:table-cell table:number-columns-repeated="16372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Liste der Aktionen in diesem Mess-Script:</text:p>
          </table:table-cell>
          <table:table-cell table:number-columns-repeated="11" table:style-name="ce2"/>
          <table:table-cell table:number-columns-repeated="16372"/>
        </table:table-row>
        <table:table-row table:style-name="ro1">
          <table:table-cell office:value-type="string" table:style-name="ce2">
            <text:p>Kinetik</text:p>
          </table:table-cell>
          <table:table-cell table:number-columns-repeated="11" table:style-name="ce2"/>
          <table:table-cell table:number-columns-repeated="16372"/>
        </table:table-row>
        <table:table-row table:style-name="ro1">
          <table:table-cell office:value-type="string" table:style-name="ce2">
            <text:p>Fluoreszenz</text:p>
          </table:table-cell>
          <table:table-cell table:number-columns-repeated="11" table:style-name="ce2"/>
          <table:table-cell table:number-columns-repeated="16372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Label: Label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etik - Messun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etik - Dauer</text:p>
          </table:table-cell>
          <table:table-cell table:number-columns-repeated="3" table:style-name="ce1"/>
          <table:table-cell office:value-type="time" office:time-value="PT0H8M0S" table:style-name="ce3">
            <text:p>00:08: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rvallzeit</text:p>
          </table:table-cell>
          <table:table-cell table:number-columns-repeated="3" table:style-name="ce1"/>
          <table:table-cell office:value-type="time" office:time-value="PT0H0M13S" table:style-name="ce3">
            <text:p>00:00:1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odus</text:p>
          </table:table-cell>
          <table:table-cell table:number-columns-repeated="3" table:style-name="ce1"/>
          <table:table-cell office:value-type="string" table:style-name="ce1">
            <text:p>Fluoreszenz Messung von obe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xzitationswellenlänge</text:p>
          </table:table-cell>
          <table:table-cell table:number-columns-repeated="3" table:style-name="ce1"/>
          <table:table-cell office:value-type="float" office:value="485" table:style-name="ce1">
            <text:p>48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missionswellenlänge</text:p>
          </table:table-cell>
          <table:table-cell table:number-columns-repeated="3" table:style-name="ce1"/>
          <table:table-cell office:value-type="float" office:value="535" table:style-name="ce1">
            <text:p>53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xzitationsbandbreite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missionsbandbreite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Verstärkung</text:p>
          </table:table-cell>
          <table:table-cell table:number-columns-repeated="3" table:style-name="ce1"/>
          <table:table-cell office:value-type="float" office:value="92" table:style-name="ce1">
            <text:p>92</text:p>
          </table:table-cell>
          <table:table-cell office:value-type="string" table:style-name="ce1">
            <text:p>Optimal (100%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Anzahl der Blitze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grationszeit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µ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Verzögerungszeit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µ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Ruhezeit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Bereich der Platte</text:p>
          </table:table-cell>
          <table:table-cell table:number-columns-repeated="3" table:style-name="ce1"/>
          <table:table-cell office:value-type="string" table:style-name="ce1">
            <text:p>D7-D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tartzeit:</text:p>
          </table:table-cell>
          <table:table-cell office:value-type="string" table:style-name="ce1">
            <text:p>20.11.2025 13:00:18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style-name="ce4">
            <text:p>Zyklus Nr.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4">
            <text:p>10</text:p>
          </table:table-cell>
          <table:table-cell office:value-type="float" office:value="11" table:style-name="ce4">
            <text:p>11</text:p>
          </table:table-cell>
          <table:table-cell office:value-type="float" office:value="12" table:style-name="ce4">
            <text:p>12</text:p>
          </table:table-cell>
          <table:table-cell office:value-type="float" office:value="13" table:style-name="ce4">
            <text:p>13</text:p>
          </table:table-cell>
          <table:table-cell office:value-type="float" office:value="14" table:style-name="ce4">
            <text:p>14</text:p>
          </table:table-cell>
          <table:table-cell office:value-type="float" office:value="15" table:style-name="ce4">
            <text:p>15</text:p>
          </table:table-cell>
          <table:table-cell office:value-type="float" office:value="16" table:style-name="ce4">
            <text:p>16</text:p>
          </table:table-cell>
          <table:table-cell office:value-type="float" office:value="17" table:style-name="ce4">
            <text:p>17</text:p>
          </table:table-cell>
          <table:table-cell office:value-type="float" office:value="18" table:style-name="ce4">
            <text:p>18</text:p>
          </table:table-cell>
          <table:table-cell office:value-type="float" office:value="19" table:style-name="ce4">
            <text:p>19</text:p>
          </table:table-cell>
          <table:table-cell office:value-type="float" office:value="20" table:style-name="ce4">
            <text:p>20</text:p>
          </table:table-cell>
          <table:table-cell office:value-type="float" office:value="21" table:style-name="ce4">
            <text:p>21</text:p>
          </table:table-cell>
          <table:table-cell office:value-type="float" office:value="22" table:style-name="ce4">
            <text:p>22</text:p>
          </table:table-cell>
          <table:table-cell office:value-type="float" office:value="23" table:style-name="ce4">
            <text:p>23</text:p>
          </table:table-cell>
          <table:table-cell office:value-type="float" office:value="24" table:style-name="ce4">
            <text:p>24</text:p>
          </table:table-cell>
          <table:table-cell office:value-type="float" office:value="25" table:style-name="ce4">
            <text:p>25</text:p>
          </table:table-cell>
          <table:table-cell office:value-type="float" office:value="26" table:style-name="ce4">
            <text:p>26</text:p>
          </table:table-cell>
          <table:table-cell office:value-type="float" office:value="27" table:style-name="ce4">
            <text:p>27</text:p>
          </table:table-cell>
          <table:table-cell office:value-type="float" office:value="28" table:style-name="ce4">
            <text:p>28</text:p>
          </table:table-cell>
          <table:table-cell office:value-type="float" office:value="29" table:style-name="ce4">
            <text:p>29</text:p>
          </table:table-cell>
          <table:table-cell office:value-type="float" office:value="30" table:style-name="ce4">
            <text:p>30</text:p>
          </table:table-cell>
          <table:table-cell office:value-type="float" office:value="31" table:style-name="ce4">
            <text:p>31</text:p>
          </table:table-cell>
          <table:table-cell office:value-type="float" office:value="32" table:style-name="ce4">
            <text:p>32</text:p>
          </table:table-cell>
          <table:table-cell office:value-type="float" office:value="33" table:style-name="ce4">
            <text:p>33</text:p>
          </table:table-cell>
          <table:table-cell office:value-type="float" office:value="34" table:style-name="ce4">
            <text:p>34</text:p>
          </table:table-cell>
          <table:table-cell office:value-type="float" office:value="35" table:style-name="ce4">
            <text:p>35</text:p>
          </table:table-cell>
          <table:table-cell office:value-type="float" office:value="36" table:style-name="ce4">
            <text:p>36</text:p>
          </table:table-cell>
          <table:table-cell office:value-type="float" office:value="37" table:style-name="ce4">
            <text:p>37</text:p>
          </table:table-cell>
          <table:table-cell office:value-type="float" office:value="38" table:style-name="ce4">
            <text:p>38</text:p>
          </table:table-cell>
          <table:table-cell table:number-columns-repeated="16345"/>
        </table:table-row>
        <table:table-row table:style-name="ro1">
          <table:table-cell office:value-type="string" table:style-name="ce4">
            <text:p>Zeit [s]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26" table:style-name="ce1">
            <text:p>26</text:p>
          </table:table-cell>
          <table:table-cell office:value-type="float" office:value="39" table:style-name="ce1">
            <text:p>39</text:p>
          </table:table-cell>
          <table:table-cell office:value-type="float" office:value="52" table:style-name="ce1">
            <text:p>52</text:p>
          </table:table-cell>
          <table:table-cell office:value-type="float" office:value="65" table:style-name="ce1">
            <text:p>65</text:p>
          </table:table-cell>
          <table:table-cell office:value-type="float" office:value="78" table:style-name="ce1">
            <text:p>78</text:p>
          </table:table-cell>
          <table:table-cell office:value-type="float" office:value="91" table:style-name="ce1">
            <text:p>91</text:p>
          </table:table-cell>
          <table:table-cell office:value-type="float" office:value="104" table:style-name="ce1">
            <text:p>104</text:p>
          </table:table-cell>
          <table:table-cell office:value-type="float" office:value="117" table:style-name="ce1">
            <text:p>117</text:p>
          </table:table-cell>
          <table:table-cell office:value-type="float" office:value="130" table:style-name="ce1">
            <text:p>130</text:p>
          </table:table-cell>
          <table:table-cell office:value-type="float" office:value="143" table:style-name="ce1">
            <text:p>143</text:p>
          </table:table-cell>
          <table:table-cell office:value-type="float" office:value="156" table:style-name="ce1">
            <text:p>156</text:p>
          </table:table-cell>
          <table:table-cell office:value-type="float" office:value="169" table:style-name="ce1">
            <text:p>169</text:p>
          </table:table-cell>
          <table:table-cell office:value-type="float" office:value="182" table:style-name="ce1">
            <text:p>182</text:p>
          </table:table-cell>
          <table:table-cell office:value-type="float" office:value="195" table:style-name="ce1">
            <text:p>195</text:p>
          </table:table-cell>
          <table:table-cell office:value-type="float" office:value="208" table:style-name="ce1">
            <text:p>208</text:p>
          </table:table-cell>
          <table:table-cell office:value-type="float" office:value="221" table:style-name="ce1">
            <text:p>221</text:p>
          </table:table-cell>
          <table:table-cell office:value-type="float" office:value="234" table:style-name="ce1">
            <text:p>234</text:p>
          </table:table-cell>
          <table:table-cell office:value-type="float" office:value="247" table:style-name="ce1">
            <text:p>247</text:p>
          </table:table-cell>
          <table:table-cell office:value-type="float" office:value="260" table:style-name="ce1">
            <text:p>260</text:p>
          </table:table-cell>
          <table:table-cell office:value-type="float" office:value="273" table:style-name="ce1">
            <text:p>273</text:p>
          </table:table-cell>
          <table:table-cell office:value-type="float" office:value="286" table:style-name="ce1">
            <text:p>286</text:p>
          </table:table-cell>
          <table:table-cell office:value-type="float" office:value="299" table:style-name="ce1">
            <text:p>299</text:p>
          </table:table-cell>
          <table:table-cell office:value-type="float" office:value="312" table:style-name="ce1">
            <text:p>312</text:p>
          </table:table-cell>
          <table:table-cell office:value-type="float" office:value="325" table:style-name="ce1">
            <text:p>325</text:p>
          </table:table-cell>
          <table:table-cell office:value-type="float" office:value="338" table:style-name="ce1">
            <text:p>338</text:p>
          </table:table-cell>
          <table:table-cell office:value-type="float" office:value="351" table:style-name="ce1">
            <text:p>351</text:p>
          </table:table-cell>
          <table:table-cell office:value-type="float" office:value="364" table:style-name="ce1">
            <text:p>364</text:p>
          </table:table-cell>
          <table:table-cell office:value-type="float" office:value="377" table:style-name="ce1">
            <text:p>377</text:p>
          </table:table-cell>
          <table:table-cell office:value-type="float" office:value="390" table:style-name="ce1">
            <text:p>390</text:p>
          </table:table-cell>
          <table:table-cell office:value-type="float" office:value="403" table:style-name="ce1">
            <text:p>403</text:p>
          </table:table-cell>
          <table:table-cell office:value-type="float" office:value="416" table:style-name="ce1">
            <text:p>416</text:p>
          </table:table-cell>
          <table:table-cell office:value-type="float" office:value="429" table:style-name="ce1">
            <text:p>429</text:p>
          </table:table-cell>
          <table:table-cell office:value-type="float" office:value="442" table:style-name="ce1">
            <text:p>442</text:p>
          </table:table-cell>
          <table:table-cell office:value-type="float" office:value="455" table:style-name="ce1">
            <text:p>455</text:p>
          </table:table-cell>
          <table:table-cell office:value-type="float" office:value="468" table:style-name="ce1">
            <text:p>468</text:p>
          </table:table-cell>
          <table:table-cell office:value-type="float" office:value="481" table:style-name="ce1">
            <text:p>481</text:p>
          </table:table-cell>
          <table:table-cell table:number-columns-repeated="16345"/>
        </table:table-row>
        <table:table-row table:style-name="ro1">
          <table:table-cell office:value-type="string" table:style-name="ce4">
            <text:p>Temp. [°C]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table:number-columns-repeated="16345"/>
        </table:table-row>
        <table:table-row table:style-name="ro1">
          <table:table-cell office:value-type="string" table:style-name="ce4">
            <text:p>D7</text:p>
          </table:table-cell>
          <table:table-cell office:value-type="float" office:value="43166" table:style-name="ce1">
            <text:p>43166</text:p>
          </table:table-cell>
          <table:table-cell office:value-type="float" office:value="42236" table:style-name="ce1">
            <text:p>42236</text:p>
          </table:table-cell>
          <table:table-cell office:value-type="float" office:value="41434" table:style-name="ce1">
            <text:p>41434</text:p>
          </table:table-cell>
          <table:table-cell office:value-type="float" office:value="40958" table:style-name="ce1">
            <text:p>40958</text:p>
          </table:table-cell>
          <table:table-cell office:value-type="float" office:value="40690" table:style-name="ce1">
            <text:p>40690</text:p>
          </table:table-cell>
          <table:table-cell office:value-type="float" office:value="40476" table:style-name="ce1">
            <text:p>40476</text:p>
          </table:table-cell>
          <table:table-cell office:value-type="float" office:value="40416" table:style-name="ce1">
            <text:p>40416</text:p>
          </table:table-cell>
          <table:table-cell office:value-type="float" office:value="40451" table:style-name="ce1">
            <text:p>40451</text:p>
          </table:table-cell>
          <table:table-cell office:value-type="float" office:value="40332" table:style-name="ce1">
            <text:p>40332</text:p>
          </table:table-cell>
          <table:table-cell office:value-type="float" office:value="40278" table:style-name="ce1">
            <text:p>40278</text:p>
          </table:table-cell>
          <table:table-cell office:value-type="float" office:value="40110" table:style-name="ce1">
            <text:p>40110</text:p>
          </table:table-cell>
          <table:table-cell office:value-type="float" office:value="39547" table:style-name="ce1">
            <text:p>39547</text:p>
          </table:table-cell>
          <table:table-cell office:value-type="float" office:value="39281" table:style-name="ce1">
            <text:p>39281</text:p>
          </table:table-cell>
          <table:table-cell office:value-type="float" office:value="39069" table:style-name="ce1">
            <text:p>39069</text:p>
          </table:table-cell>
          <table:table-cell office:value-type="float" office:value="38299" table:style-name="ce1">
            <text:p>38299</text:p>
          </table:table-cell>
          <table:table-cell office:value-type="float" office:value="38472" table:style-name="ce1">
            <text:p>38472</text:p>
          </table:table-cell>
          <table:table-cell office:value-type="float" office:value="38430" table:style-name="ce1">
            <text:p>38430</text:p>
          </table:table-cell>
          <table:table-cell office:value-type="float" office:value="38000" table:style-name="ce1">
            <text:p>38000</text:p>
          </table:table-cell>
          <table:table-cell office:value-type="float" office:value="37854" table:style-name="ce1">
            <text:p>37854</text:p>
          </table:table-cell>
          <table:table-cell office:value-type="float" office:value="37612" table:style-name="ce1">
            <text:p>37612</text:p>
          </table:table-cell>
          <table:table-cell office:value-type="float" office:value="37308" table:style-name="ce1">
            <text:p>37308</text:p>
          </table:table-cell>
          <table:table-cell office:value-type="float" office:value="37259" table:style-name="ce1">
            <text:p>37259</text:p>
          </table:table-cell>
          <table:table-cell office:value-type="float" office:value="36969" table:style-name="ce1">
            <text:p>36969</text:p>
          </table:table-cell>
          <table:table-cell office:value-type="float" office:value="36781" table:style-name="ce1">
            <text:p>36781</text:p>
          </table:table-cell>
          <table:table-cell office:value-type="float" office:value="36733" table:style-name="ce1">
            <text:p>36733</text:p>
          </table:table-cell>
          <table:table-cell office:value-type="float" office:value="36396" table:style-name="ce1">
            <text:p>36396</text:p>
          </table:table-cell>
          <table:table-cell office:value-type="float" office:value="35772" table:style-name="ce1">
            <text:p>35772</text:p>
          </table:table-cell>
          <table:table-cell office:value-type="float" office:value="36196" table:style-name="ce1">
            <text:p>36196</text:p>
          </table:table-cell>
          <table:table-cell office:value-type="float" office:value="35660" table:style-name="ce1">
            <text:p>35660</text:p>
          </table:table-cell>
          <table:table-cell office:value-type="float" office:value="35788" table:style-name="ce1">
            <text:p>35788</text:p>
          </table:table-cell>
          <table:table-cell office:value-type="float" office:value="35228" table:style-name="ce1">
            <text:p>35228</text:p>
          </table:table-cell>
          <table:table-cell office:value-type="float" office:value="35307" table:style-name="ce1">
            <text:p>35307</text:p>
          </table:table-cell>
          <table:table-cell office:value-type="float" office:value="34919" table:style-name="ce1">
            <text:p>34919</text:p>
          </table:table-cell>
          <table:table-cell office:value-type="float" office:value="34576" table:style-name="ce1">
            <text:p>34576</text:p>
          </table:table-cell>
          <table:table-cell office:value-type="float" office:value="34509" table:style-name="ce1">
            <text:p>34509</text:p>
          </table:table-cell>
          <table:table-cell office:value-type="float" office:value="34429" table:style-name="ce1">
            <text:p>34429</text:p>
          </table:table-cell>
          <table:table-cell office:value-type="float" office:value="34042" table:style-name="ce1">
            <text:p>34042</text:p>
          </table:table-cell>
          <table:table-cell office:value-type="float" office:value="33728" table:style-name="ce1">
            <text:p>33728</text:p>
          </table:table-cell>
          <table:table-cell table:number-columns-repeated="16345"/>
        </table:table-row>
        <table:table-row table:style-name="ro1">
          <table:table-cell office:value-type="string" table:style-name="ce4">
            <text:p>D8</text:p>
          </table:table-cell>
          <table:table-cell office:value-type="float" office:value="45051" table:style-name="ce1">
            <text:p>45051</text:p>
          </table:table-cell>
          <table:table-cell office:value-type="float" office:value="44330" table:style-name="ce1">
            <text:p>44330</text:p>
          </table:table-cell>
          <table:table-cell office:value-type="float" office:value="42882" table:style-name="ce1">
            <text:p>42882</text:p>
          </table:table-cell>
          <table:table-cell office:value-type="float" office:value="41549" table:style-name="ce1">
            <text:p>41549</text:p>
          </table:table-cell>
          <table:table-cell office:value-type="float" office:value="41015" table:style-name="ce1">
            <text:p>41015</text:p>
          </table:table-cell>
          <table:table-cell office:value-type="float" office:value="40734" table:style-name="ce1">
            <text:p>40734</text:p>
          </table:table-cell>
          <table:table-cell office:value-type="float" office:value="40613" table:style-name="ce1">
            <text:p>40613</text:p>
          </table:table-cell>
          <table:table-cell office:value-type="float" office:value="40502" table:style-name="ce1">
            <text:p>40502</text:p>
          </table:table-cell>
          <table:table-cell office:value-type="float" office:value="40292" table:style-name="ce1">
            <text:p>40292</text:p>
          </table:table-cell>
          <table:table-cell office:value-type="float" office:value="40103" table:style-name="ce1">
            <text:p>40103</text:p>
          </table:table-cell>
          <table:table-cell office:value-type="float" office:value="39867" table:style-name="ce1">
            <text:p>39867</text:p>
          </table:table-cell>
          <table:table-cell office:value-type="float" office:value="39741" table:style-name="ce1">
            <text:p>39741</text:p>
          </table:table-cell>
          <table:table-cell office:value-type="float" office:value="39497" table:style-name="ce1">
            <text:p>39497</text:p>
          </table:table-cell>
          <table:table-cell office:value-type="float" office:value="39487" table:style-name="ce1">
            <text:p>39487</text:p>
          </table:table-cell>
          <table:table-cell office:value-type="float" office:value="38955" table:style-name="ce1">
            <text:p>38955</text:p>
          </table:table-cell>
          <table:table-cell office:value-type="float" office:value="39308" table:style-name="ce1">
            <text:p>39308</text:p>
          </table:table-cell>
          <table:table-cell office:value-type="float" office:value="38904" table:style-name="ce1">
            <text:p>38904</text:p>
          </table:table-cell>
          <table:table-cell office:value-type="float" office:value="38659" table:style-name="ce1">
            <text:p>38659</text:p>
          </table:table-cell>
          <table:table-cell office:value-type="float" office:value="38538" table:style-name="ce1">
            <text:p>38538</text:p>
          </table:table-cell>
          <table:table-cell office:value-type="float" office:value="38522" table:style-name="ce1">
            <text:p>38522</text:p>
          </table:table-cell>
          <table:table-cell office:value-type="float" office:value="37951" table:style-name="ce1">
            <text:p>37951</text:p>
          </table:table-cell>
          <table:table-cell office:value-type="float" office:value="37747" table:style-name="ce1">
            <text:p>37747</text:p>
          </table:table-cell>
          <table:table-cell office:value-type="float" office:value="37521" table:style-name="ce1">
            <text:p>37521</text:p>
          </table:table-cell>
          <table:table-cell office:value-type="float" office:value="37294" table:style-name="ce1">
            <text:p>37294</text:p>
          </table:table-cell>
          <table:table-cell office:value-type="float" office:value="37072" table:style-name="ce1">
            <text:p>37072</text:p>
          </table:table-cell>
          <table:table-cell office:value-type="float" office:value="36786" table:style-name="ce1">
            <text:p>36786</text:p>
          </table:table-cell>
          <table:table-cell office:value-type="float" office:value="36227" table:style-name="ce1">
            <text:p>36227</text:p>
          </table:table-cell>
          <table:table-cell office:value-type="float" office:value="36270" table:style-name="ce1">
            <text:p>36270</text:p>
          </table:table-cell>
          <table:table-cell office:value-type="float" office:value="35715" table:style-name="ce1">
            <text:p>35715</text:p>
          </table:table-cell>
          <table:table-cell office:value-type="float" office:value="35610" table:style-name="ce1">
            <text:p>35610</text:p>
          </table:table-cell>
          <table:table-cell office:value-type="float" office:value="35239" table:style-name="ce1">
            <text:p>35239</text:p>
          </table:table-cell>
          <table:table-cell office:value-type="float" office:value="35289" table:style-name="ce1">
            <text:p>35289</text:p>
          </table:table-cell>
          <table:table-cell office:value-type="float" office:value="34956" table:style-name="ce1">
            <text:p>34956</text:p>
          </table:table-cell>
          <table:table-cell office:value-type="float" office:value="34744" table:style-name="ce1">
            <text:p>34744</text:p>
          </table:table-cell>
          <table:table-cell office:value-type="float" office:value="34645" table:style-name="ce1">
            <text:p>34645</text:p>
          </table:table-cell>
          <table:table-cell office:value-type="float" office:value="34410" table:style-name="ce1">
            <text:p>34410</text:p>
          </table:table-cell>
          <table:table-cell office:value-type="float" office:value="34237" table:style-name="ce1">
            <text:p>34237</text:p>
          </table:table-cell>
          <table:table-cell office:value-type="float" office:value="34031" table:style-name="ce1">
            <text:p>34031</text:p>
          </table:table-cell>
          <table:table-cell table:number-columns-repeated="16345"/>
        </table:table-row>
        <table:table-row table:style-name="ro1">
          <table:table-cell office:value-type="string" table:style-name="ce4">
            <text:p>D9</text:p>
          </table:table-cell>
          <table:table-cell office:value-type="float" office:value="43552" table:style-name="ce1">
            <text:p>43552</text:p>
          </table:table-cell>
          <table:table-cell office:value-type="float" office:value="41623" table:style-name="ce1">
            <text:p>41623</text:p>
          </table:table-cell>
          <table:table-cell office:value-type="float" office:value="38751" table:style-name="ce1">
            <text:p>38751</text:p>
          </table:table-cell>
          <table:table-cell office:value-type="float" office:value="37212" table:style-name="ce1">
            <text:p>37212</text:p>
          </table:table-cell>
          <table:table-cell office:value-type="float" office:value="36161" table:style-name="ce1">
            <text:p>36161</text:p>
          </table:table-cell>
          <table:table-cell office:value-type="float" office:value="35581" table:style-name="ce1">
            <text:p>35581</text:p>
          </table:table-cell>
          <table:table-cell office:value-type="float" office:value="35219" table:style-name="ce1">
            <text:p>35219</text:p>
          </table:table-cell>
          <table:table-cell office:value-type="float" office:value="34875" table:style-name="ce1">
            <text:p>34875</text:p>
          </table:table-cell>
          <table:table-cell office:value-type="float" office:value="34824" table:style-name="ce1">
            <text:p>34824</text:p>
          </table:table-cell>
          <table:table-cell office:value-type="float" office:value="34545" table:style-name="ce1">
            <text:p>34545</text:p>
          </table:table-cell>
          <table:table-cell office:value-type="float" office:value="34351" table:style-name="ce1">
            <text:p>34351</text:p>
          </table:table-cell>
          <table:table-cell office:value-type="float" office:value="34493" table:style-name="ce1">
            <text:p>34493</text:p>
          </table:table-cell>
          <table:table-cell office:value-type="float" office:value="34587" table:style-name="ce1">
            <text:p>34587</text:p>
          </table:table-cell>
          <table:table-cell office:value-type="float" office:value="34339" table:style-name="ce1">
            <text:p>34339</text:p>
          </table:table-cell>
          <table:table-cell office:value-type="float" office:value="34314" table:style-name="ce1">
            <text:p>34314</text:p>
          </table:table-cell>
          <table:table-cell office:value-type="float" office:value="33995" table:style-name="ce1">
            <text:p>33995</text:p>
          </table:table-cell>
          <table:table-cell office:value-type="float" office:value="34069" table:style-name="ce1">
            <text:p>34069</text:p>
          </table:table-cell>
          <table:table-cell office:value-type="float" office:value="33700" table:style-name="ce1">
            <text:p>33700</text:p>
          </table:table-cell>
          <table:table-cell office:value-type="float" office:value="33350" table:style-name="ce1">
            <text:p>33350</text:p>
          </table:table-cell>
          <table:table-cell office:value-type="float" office:value="32947" table:style-name="ce1">
            <text:p>32947</text:p>
          </table:table-cell>
          <table:table-cell office:value-type="float" office:value="32757" table:style-name="ce1">
            <text:p>32757</text:p>
          </table:table-cell>
          <table:table-cell office:value-type="float" office:value="32353" table:style-name="ce1">
            <text:p>32353</text:p>
          </table:table-cell>
          <table:table-cell office:value-type="float" office:value="32042" table:style-name="ce1">
            <text:p>32042</text:p>
          </table:table-cell>
          <table:table-cell office:value-type="float" office:value="31746" table:style-name="ce1">
            <text:p>31746</text:p>
          </table:table-cell>
          <table:table-cell office:value-type="float" office:value="31325" table:style-name="ce1">
            <text:p>31325</text:p>
          </table:table-cell>
          <table:table-cell office:value-type="float" office:value="31277" table:style-name="ce1">
            <text:p>31277</text:p>
          </table:table-cell>
          <table:table-cell office:value-type="float" office:value="31065" table:style-name="ce1">
            <text:p>31065</text:p>
          </table:table-cell>
          <table:table-cell office:value-type="float" office:value="30915" table:style-name="ce1">
            <text:p>30915</text:p>
          </table:table-cell>
          <table:table-cell office:value-type="float" office:value="30693" table:style-name="ce1">
            <text:p>30693</text:p>
          </table:table-cell>
          <table:table-cell office:value-type="float" office:value="30619" table:style-name="ce1">
            <text:p>30619</text:p>
          </table:table-cell>
          <table:table-cell office:value-type="float" office:value="30356" table:style-name="ce1">
            <text:p>30356</text:p>
          </table:table-cell>
          <table:table-cell office:value-type="float" office:value="30022" table:style-name="ce1">
            <text:p>30022</text:p>
          </table:table-cell>
          <table:table-cell office:value-type="float" office:value="29772" table:style-name="ce1">
            <text:p>29772</text:p>
          </table:table-cell>
          <table:table-cell office:value-type="float" office:value="29543" table:style-name="ce1">
            <text:p>29543</text:p>
          </table:table-cell>
          <table:table-cell office:value-type="float" office:value="29445" table:style-name="ce1">
            <text:p>29445</text:p>
          </table:table-cell>
          <table:table-cell office:value-type="float" office:value="29145" table:style-name="ce1">
            <text:p>29145</text:p>
          </table:table-cell>
          <table:table-cell office:value-type="float" office:value="29034" table:style-name="ce1">
            <text:p>29034</text:p>
          </table:table-cell>
          <table:table-cell office:value-type="float" office:value="28801" table:style-name="ce1">
            <text:p>28801</text:p>
          </table:table-cell>
          <table:table-cell table:number-columns-repeated="16345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office:value-type="string" table:style-name="ce1">
            <text:p>Efflux BSG-MCT1+ ilacco1.2 (1:40 verdünnt)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Endzeit:</text:p>
          </table:table-cell>
          <table:table-cell office:value-type="string" table:style-name="ce1">
            <text:p>20.11.2025 13:08:23</text:p>
          </table:table-cell>
          <table:table-cell table:number-columns-repeated="16382"/>
        </table:table-row>
        <table:table-row table:number-rows-repeated="1048526" table:style-name="ro2">
          <table:table-cell table:number-columns-repeated="16384"/>
        </table:table-row>
      </table:table>
      <table:table table:name="Sheet7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gramm: Tecan i-control</text:p>
          </table:table-cell>
          <table:table-cell table:number-columns-repeated="3" table:style-name="ce1"/>
          <table:table-cell office:value-type="string" table:style-name="ce1">
            <office:annotation draw:style-name="a18" svg:x="4.3in" svg:y="0in" svg:width="1.325in" svg:height="0.891666666666667in">
              <dc:creator>Hiwibeit</dc:creator>
              <text:p><text:span text:style-name="T1">Tecan.At.Common, 3.9.1.0</text:span><text:span text:style-name="T1"/></text:p>
              <text:p><text:span text:style-name="T1">Tecan.At.Common.DocumentManagement, 3.9.1.0</text:span><text:span text:style-name="T1"/></text:p>
              <text:p><text:span text:style-name="T1">Tecan.At.Common.DocumentManagement.Reader, 3.6.1.0</text:span><text:span text:style-name="T1"/></text:p>
              <text:p><text:span text:style-name="T1">Tecan.At.Common.MCS, 3.9.1.0</text:span><text:span text:style-name="T1"/></text:p>
              <text:p><text:span text:style-name="T1">Tecan.At.Common.Results, 3.9.1.0</text:span><text:span text:style-name="T1"/></text:p>
              <text:p><text:span text:style-name="T1">Tecan.At.Common.UI, 3.9.1.0</text:span><text:span text:style-name="T1"/></text:p>
              <text:p><text:span text:style-name="T1">Tecan.At.Common.UI.resources, 3.9.1.0</text:span><text:span text:style-name="T1"/></text:p>
              <text:p><text:span text:style-name="T1">Tecan.At.Communication.Common, 3.9.1.0</text:span><text:span text:style-name="T1"/></text:p>
              <text:p><text:span text:style-name="T1">Tecan.At.Communication.Port.IP, 3.9.1.0</text:span><text:span text:style-name="T1"/></text:p>
              <text:p><text:span text:style-name="T1">Tecan.At.Communication.Port.RS232, 3.9.1.0</text:span><text:span text:style-name="T1"/></text:p>
              <text:p><text:span text:style-name="T1">Tecan.At.Communication.Port.SIM.Common, 3.9.1.0</text:span><text:span text:style-name="T1"/></text:p>
              <text:p><text:span text:style-name="T1">Tecan.At.Communication.Port.SIM.Common.resources, 3.9.1.0</text:span><text:span text:style-name="T1"/></text:p>
              <text:p><text:span text:style-name="T1">Tecan.At.Communication.Port.USB, 3.9.1.0</text:span><text:span text:style-name="T1"/></text:p>
              <text:p><text:span text:style-name="T1">Tecan.At.Communication.Server, 3.9.1.0</text:span><text:span text:style-name="T1"/></text:p>
              <text:p><text:span text:style-name="T1">Tecan.At.Communication.SIM.AMR, 3.6.1.0</text:span><text:span text:style-name="T1"/></text:p>
              <text:p><text:span text:style-name="T1">Tecan.At.Communication.SIM.AMR.resources, 3.6.1.0</text:span><text:span text:style-name="T1"/></text:p>
              <text:p><text:span text:style-name="T1">Tecan.At.Communication.SIM.AMRPlus, 3.6.1.0</text:span><text:span text:style-name="T1"/></text:p>
              <text:p><text:span text:style-name="T1">Tecan.At.Communication.SIM.AMRPlus.resources, 3.6.1.0</text:span><text:span text:style-name="T1"/></text:p>
              <text:p><text:span text:style-name="T1">Tecan.At.Communication.SIM.Connect, 3.9.1.0</text:span><text:span text:style-name="T1"/></text:p>
              <text:p><text:span text:style-name="T1">Tecan.At.Communication.SIM.GeniosUltra, 3.6.1.0</text:span><text:span text:style-name="T1"/></text:p>
              <text:p><text:span text:style-name="T1">Tecan.At.Communication.SIM.GeniosUltra.resources, 3.6.1.0</text:span><text:span text:style-name="T1"/></text:p>
              <text:p><text:span text:style-name="T1">Tecan.At.Communication.SIM.Safire3, 3.6.1.0</text:span><text:span text:style-name="T1"/></text:p>
              <text:p><text:span text:style-name="T1">Tecan.At.Communication.SIM.Safire3.resources, 3.6.1.0</text:span><text:span text:style-name="T1"/></text:p>
              <text:p><text:span text:style-name="T1">Tecan.At.Communication.SIM.Safire3Pro, 3.6.1.0</text:span><text:span text:style-name="T1"/></text:p>
              <text:p><text:span text:style-name="T1">Tecan.At.Communication.SIM.Safire3Pro.resources, 3.6.1.0</text:span><text:span text:style-name="T1"/></text:p>
              <text:p><text:span text:style-name="T1">Tecan.At.Communication.SIM.SunriseMini, 3.6.1.0</text:span><text:span text:style-name="T1"/></text:p>
              <text:p><text:span text:style-name="T1">Tecan.At.Communication.SIM.SunriseMini.resources, 3.6.1.0</text:span><text:span text:style-name="T1"/></text:p>
              <text:p><text:span text:style-name="T1">Tecan.At.Instrument.Common, 3.9.1.0</text:span><text:span text:style-name="T1"/></text:p>
              <text:p><text:span text:style-name="T1">Tecan.At.Instrument.Common.GCM, 3.9.1.0</text:span><text:span text:style-name="T1"/></text:p>
              <text:p><text:span text:style-name="T1">Tecan.At.Instrument.Common.Reader, 3.6.1.0</text:span><text:span text:style-name="T1"/></text:p>
              <text:p><text:span text:style-name="T1">Tecan.At.Instrument.Common.resources, 3.9.1.0</text:span><text:span text:style-name="T1"/></text:p>
              <text:p><text:span text:style-name="T1">Tecan.At.Instrument.Common.Stacker, 3.9.1.0</text:span><text:span text:style-name="T1"/></text:p>
              <text:p><text:span text:style-name="T1">Tecan.At.Instrument.Gas.GCM, 3.9.1.0</text:span><text:span text:style-name="T1"/></text:p>
              <text:p><text:span text:style-name="T1">Tecan.At.Instrument.GCM.Server, 3.9.1.0</text:span><text:span text:style-name="T1"/></text:p>
              <text:p><text:span text:style-name="T1">Tecan.At.Instrument.Reader.AMR, 3.6.1.0</text:span><text:span text:style-name="T1"/></text:p>
              <text:p><text:span text:style-name="T1">Tecan.At.Instrument.Reader.AMRPlus, 3.6.1.0</text:span><text:span text:style-name="T1"/></text:p>
              <text:p><text:span text:style-name="T1">Tecan.At.Instrument.Reader.GeniosUltra, 3.6.1.0</text:span><text:span text:style-name="T1"/></text:p>
              <text:p><text:span text:style-name="T1">Tecan.At.Instrument.Reader.Safire3, 3.6.1.0</text:span><text:span text:style-name="T1"/></text:p>
              <text:p><text:span text:style-name="T1">Tecan.At.Instrument.Reader.Safire3Pro, 3.6.1.0</text:span><text:span text:style-name="T1"/></text:p>
              <text:p><text:span text:style-name="T1">Tecan.At.Instrument.Reader.SunriseMini, 3.6.1.0</text:span><text:span text:style-name="T1"/></text:p>
              <text:p><text:span text:style-name="T1">Tecan.At.Instrument.Server, 3.9.1.0</text:span><text:span text:style-name="T1"/></text:p>
              <text:p><text:span text:style-name="T1">Tecan.At.Instrument.Server.resources, 3.9.1.0</text:span><text:span text:style-name="T1"/></text:p>
              <text:p><text:span text:style-name="T1">Tecan.At.Instrument.Stacker.Connect, 3.9.1.0</text:span><text:span text:style-name="T1"/></text:p>
              <text:p><text:span text:style-name="T1">Tecan.At.Instrument.Stacker.Server, 3.9.1.0</text:span><text:span text:style-name="T1"/></text:p>
              <text:p><text:span text:style-name="T1">Tecan.At.Measurement.BuiltInTest.Common, 3.6.1.0</text:span><text:span text:style-name="T1"/></text:p>
              <text:p><text:span text:style-name="T1">Tecan.At.Measurement.Common, 3.6.1.0</text:span><text:span text:style-name="T1"/></text:p>
              <text:p><text:span text:style-name="T1">Tecan.At.Measurement.Server, 3.6.1.0</text:span><text:span text:style-name="T1"/></text:p>
              <text:p><text:span text:style-name="T1">Tecan.At.XFluor, 2.0.10.0</text:span><text:span text:style-name="T1"/></text:p>
              <text:p><text:span text:style-name="T1">Tecan.At.XFluor.Connect.Reader, 2.0.10.0</text:span><text:span text:style-name="T1"/></text:p>
              <text:p><text:span text:style-name="T1">Tecan.At.XFluor.Connect.Reader.resources, 2.0.10.0</text:span><text:span text:style-name="T1"/></text:p>
              <text:p><text:span text:style-name="T1">Tecan.At.XFluor.Core, 2.0.10.0</text:span><text:span text:style-name="T1"/></text:p>
              <text:p><text:span text:style-name="T1">Tecan.At.XFluor.Core.resources, 2.0.10.0</text:span><text:span text:style-name="T1"/></text:p>
              <text:p><text:span text:style-name="T1">Tecan.At.XFluor.Device, 2.0.10.0</text:span><text:span text:style-name="T1"/></text:p>
              <text:p><text:span text:style-name="T1">Tecan.At.XFluor.Device.AMR, 2.0.10.0</text:span><text:span text:style-name="T1"/></text:p>
              <text:p><text:span text:style-name="T1">Tecan.At.XFluor.Device.AMR.resources, 2.0.10.0</text:span><text:span text:style-name="T1"/></text:p>
              <text:p><text:span text:style-name="T1">Tecan.At.XFluor.Device.AMRPlus, 2.0.10.0</text:span><text:span text:style-name="T1"/></text:p>
              <text:p><text:span text:style-name="T1">Tecan.At.XFluor.Device.GeniosUltra, 2.0.10.0</text:span><text:span text:style-name="T1"/></text:p>
              <text:p><text:span text:style-name="T1">Tecan.At.XFluor.Device.Reader, 2.0.10.0</text:span><text:span text:style-name="T1"/></text:p>
              <text:p><text:span text:style-name="T1">Tecan.At.XFluor.Device.resources, 2.0.10.0</text:span><text:span text:style-name="T1"/></text:p>
              <text:p><text:span text:style-name="T1">Tecan.At.XFluor.Device.Safire3, 2.0.10.0</text:span><text:span text:style-name="T1"/></text:p>
              <text:p><text:span text:style-name="T1">Tecan.At.XFluor.Device.Safire3Pro, 2.0.10.0</text:span><text:span text:style-name="T1"/></text:p>
              <text:p><text:span text:style-name="T1">Tecan.At.XFluor.Device.SunriseMini, 2.0.10.0</text:span><text:span text:style-name="T1"/></text:p>
              <text:p><text:span text:style-name="T1">Tecan.At.XFluor.ExcelOutput, 2.0.10.0</text:span><text:span text:style-name="T1"/></text:p>
              <text:p><text:span text:style-name="T1">Tecan.At.XFluor.ExcelOutput.resources, 2.0.10.0</text:span><text:span text:style-name="T1"/></text:p>
              <text:p><text:span text:style-name="T1">Tecan.At.XFluor.NanoQuant, 2.0.10.0</text:span><text:span text:style-name="T1"/></text:p>
              <text:p><text:span text:style-name="T1">Tecan.At.XFluor.NanoQuant.resources, 2.0.10.0</text:span><text:span text:style-name="T1"/></text:p>
              <text:p><text:span text:style-name="T1">Tecan.At.XFluor.ReaderEditor, 2.0.10.0</text:span><text:span text:style-name="T1"/></text:p>
              <text:p><text:span text:style-name="T1">Tecan.At.XFluor.ReaderEditor.resources, 2.0.10.0</text:span><text:span text:style-name="T1"/></text:p>
              <text:p><text:span text:style-name="T1">Tecan.At.XFluor.resources, 2.0.10.0</text:span><text:span text:style-name="T1"/></text:p>
              <text:p/>
            </office:annotation>
            <text:p>Tecan i-control , 2.0.1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erät: infinite 200</text:p>
          </table:table-cell>
          <table:table-cell table:number-columns-repeated="3" table:style-name="ce1"/>
          <table:table-cell office:value-type="string" table:style-name="ce1">
            <text:p>Seriennummer: 705000573</text:p>
          </table:table-cell>
          <table:table-cell table:number-columns-repeated="3" table:style-name="ce1"/>
          <table:table-cell office:value-type="string" table:style-name="ce1">
            <text:p>Seriennummer des verbundenen Staplers: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Firmware: V_2.02_11/06_InfiniTe (Dec 13 2006/16.18.16)</text:p>
          </table:table-cell>
          <table:table-cell table:number-columns-repeated="3" table:style-name="ce1"/>
          <table:table-cell office:value-type="string" table:style-name="ce1">
            <office:annotation draw:style-name="a19" svg:x="4.3in" svg:y="0.3in" svg:width="1.325in" svg:height="0.891666666666667in">
              <dc:creator>Hiwibeit</dc:creator>
              <text:p><text:span text:style-name="T1">EHC, V_2.02_11/06_InfiniTe (Dec 13 2006/16.18.16)</text:span><text:span text:style-name="T1"/></text:p>
              <text:p><text:span text:style-name="T1">MTP, V_2.02_11/06_InfiniTe (Dec 13 2006/16.18.16)</text:span><text:span text:style-name="T1"/></text:p>
              <text:p><text:span text:style-name="T1">FIL, V_2.00_04/06_FILTER (Apr <text:s/>5 2006/11.37.11)</text:span><text:span text:style-name="T1"/></text:p>
              <text:p/>
            </office:annotation>
            <text:p>MAI, V_2.02_11/06_InfiniTe (Dec 13 2006/16.18.16)</text:p>
          </table:table-cell>
          <table:table-cell table:number-columns-repeated="16379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Datum:</text:p>
          </table:table-cell>
          <table:table-cell office:value-type="string" table:style-name="ce1">
            <text:p>20.11.202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Zeit:</text:p>
          </table:table-cell>
          <table:table-cell office:value-type="string" table:style-name="ce1">
            <text:p>12:47:27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System</text:p>
          </table:table-cell>
          <table:table-cell table:number-columns-repeated="3" table:style-name="ce1"/>
          <table:table-cell office:value-type="string" table:style-name="ce1">
            <text:p>UKSPA-1086651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nwender</text:p>
          </table:table-cell>
          <table:table-cell table:number-columns-repeated="3" table:style-name="ce1"/>
          <table:table-cell office:value-type="string" table:style-name="ce1">
            <text:p>UNI-KIEL\hiwibei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tte</text:p>
          </table:table-cell>
          <table:table-cell table:number-columns-repeated="3" table:style-name="ce1"/>
          <table:table-cell office:value-type="string" table:style-name="ce1">
            <text:p>Greiner 96 Flat Bottom Black Polystyrene Cat. No.: 655079/655086/655077/655076 <text:s text:c="2"/>[GRE96fb_chimney.pdfx]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tten-ID (Stapler)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Schütteln (Linear) Dauer:</text:p>
          </table:table-cell>
          <table:table-cell table:number-columns-repeated="3" table:style-name="ce2"/>
          <table:table-cell office:value-type="float" office:value="3" table:style-name="ce2">
            <text:p>3</text:p>
          </table:table-cell>
          <table:table-cell office:value-type="string" table:style-name="ce2">
            <text:p>s</text:p>
          </table:table-cell>
          <table:table-cell table:number-columns-repeated="6" table:style-name="ce2"/>
          <table:table-cell table:number-columns-repeated="16372"/>
        </table:table-row>
        <table:table-row table:style-name="ro1">
          <table:table-cell office:value-type="string" table:style-name="ce2">
            <text:p>Schütteln (Linear) Amplitude:</text:p>
          </table:table-cell>
          <table:table-cell table:number-columns-repeated="3" table:style-name="ce2"/>
          <table:table-cell office:value-type="float" office:value="1" table:style-name="ce2">
            <text:p>1</text:p>
          </table:table-cell>
          <table:table-cell office:value-type="string" table:style-name="ce2">
            <text:p>mm</text:p>
          </table:table-cell>
          <table:table-cell table:number-columns-repeated="6" table:style-name="ce2"/>
          <table:table-cell table:number-columns-repeated="16372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Liste der Aktionen in diesem Mess-Script:</text:p>
          </table:table-cell>
          <table:table-cell table:number-columns-repeated="11" table:style-name="ce2"/>
          <table:table-cell table:number-columns-repeated="16372"/>
        </table:table-row>
        <table:table-row table:style-name="ro1">
          <table:table-cell office:value-type="string" table:style-name="ce2">
            <text:p>Kinetik</text:p>
          </table:table-cell>
          <table:table-cell table:number-columns-repeated="11" table:style-name="ce2"/>
          <table:table-cell table:number-columns-repeated="16372"/>
        </table:table-row>
        <table:table-row table:style-name="ro1">
          <table:table-cell office:value-type="string" table:style-name="ce2">
            <text:p>Fluoreszenz</text:p>
          </table:table-cell>
          <table:table-cell table:number-columns-repeated="11" table:style-name="ce2"/>
          <table:table-cell table:number-columns-repeated="16372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Label: Label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etik - Messun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etik - Dauer</text:p>
          </table:table-cell>
          <table:table-cell table:number-columns-repeated="3" table:style-name="ce1"/>
          <table:table-cell office:value-type="time" office:time-value="PT0H8M0S" table:style-name="ce3">
            <text:p>00:08: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rvallzeit</text:p>
          </table:table-cell>
          <table:table-cell table:number-columns-repeated="3" table:style-name="ce1"/>
          <table:table-cell office:value-type="time" office:time-value="PT0H0M13S" table:style-name="ce3">
            <text:p>00:00:1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odus</text:p>
          </table:table-cell>
          <table:table-cell table:number-columns-repeated="3" table:style-name="ce1"/>
          <table:table-cell office:value-type="string" table:style-name="ce1">
            <text:p>Fluoreszenz Messung von obe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xzitationswellenlänge</text:p>
          </table:table-cell>
          <table:table-cell table:number-columns-repeated="3" table:style-name="ce1"/>
          <table:table-cell office:value-type="float" office:value="485" table:style-name="ce1">
            <text:p>48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missionswellenlänge</text:p>
          </table:table-cell>
          <table:table-cell table:number-columns-repeated="3" table:style-name="ce1"/>
          <table:table-cell office:value-type="float" office:value="535" table:style-name="ce1">
            <text:p>53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xzitationsbandbreite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missionsbandbreite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Verstärkung</text:p>
          </table:table-cell>
          <table:table-cell table:number-columns-repeated="3" table:style-name="ce1"/>
          <table:table-cell office:value-type="float" office:value="97" table:style-name="ce1">
            <text:p>97</text:p>
          </table:table-cell>
          <table:table-cell office:value-type="string" table:style-name="ce1">
            <text:p>Optimal (100%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Anzahl der Blitze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grationszeit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µ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Verzögerungszeit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µ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Ruhezeit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Bereich der Platte</text:p>
          </table:table-cell>
          <table:table-cell table:number-columns-repeated="3" table:style-name="ce1"/>
          <table:table-cell office:value-type="string" table:style-name="ce1">
            <text:p>C7-C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tartzeit:</text:p>
          </table:table-cell>
          <table:table-cell office:value-type="string" table:style-name="ce1">
            <text:p>20.11.2025 12:47:44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style-name="ce4">
            <text:p>Zyklus Nr.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4">
            <text:p>10</text:p>
          </table:table-cell>
          <table:table-cell office:value-type="float" office:value="11" table:style-name="ce4">
            <text:p>11</text:p>
          </table:table-cell>
          <table:table-cell office:value-type="float" office:value="12" table:style-name="ce4">
            <text:p>12</text:p>
          </table:table-cell>
          <table:table-cell office:value-type="float" office:value="13" table:style-name="ce4">
            <text:p>13</text:p>
          </table:table-cell>
          <table:table-cell office:value-type="float" office:value="14" table:style-name="ce4">
            <text:p>14</text:p>
          </table:table-cell>
          <table:table-cell office:value-type="float" office:value="15" table:style-name="ce4">
            <text:p>15</text:p>
          </table:table-cell>
          <table:table-cell office:value-type="float" office:value="16" table:style-name="ce4">
            <text:p>16</text:p>
          </table:table-cell>
          <table:table-cell office:value-type="float" office:value="17" table:style-name="ce4">
            <text:p>17</text:p>
          </table:table-cell>
          <table:table-cell office:value-type="float" office:value="18" table:style-name="ce4">
            <text:p>18</text:p>
          </table:table-cell>
          <table:table-cell office:value-type="float" office:value="19" table:style-name="ce4">
            <text:p>19</text:p>
          </table:table-cell>
          <table:table-cell office:value-type="float" office:value="20" table:style-name="ce4">
            <text:p>20</text:p>
          </table:table-cell>
          <table:table-cell office:value-type="float" office:value="21" table:style-name="ce4">
            <text:p>21</text:p>
          </table:table-cell>
          <table:table-cell office:value-type="float" office:value="22" table:style-name="ce4">
            <text:p>22</text:p>
          </table:table-cell>
          <table:table-cell office:value-type="float" office:value="23" table:style-name="ce4">
            <text:p>23</text:p>
          </table:table-cell>
          <table:table-cell office:value-type="float" office:value="24" table:style-name="ce4">
            <text:p>24</text:p>
          </table:table-cell>
          <table:table-cell office:value-type="float" office:value="25" table:style-name="ce4">
            <text:p>25</text:p>
          </table:table-cell>
          <table:table-cell office:value-type="float" office:value="26" table:style-name="ce4">
            <text:p>26</text:p>
          </table:table-cell>
          <table:table-cell office:value-type="float" office:value="27" table:style-name="ce4">
            <text:p>27</text:p>
          </table:table-cell>
          <table:table-cell office:value-type="float" office:value="28" table:style-name="ce4">
            <text:p>28</text:p>
          </table:table-cell>
          <table:table-cell office:value-type="float" office:value="29" table:style-name="ce4">
            <text:p>29</text:p>
          </table:table-cell>
          <table:table-cell office:value-type="float" office:value="30" table:style-name="ce4">
            <text:p>30</text:p>
          </table:table-cell>
          <table:table-cell office:value-type="float" office:value="31" table:style-name="ce4">
            <text:p>31</text:p>
          </table:table-cell>
          <table:table-cell office:value-type="float" office:value="32" table:style-name="ce4">
            <text:p>32</text:p>
          </table:table-cell>
          <table:table-cell office:value-type="float" office:value="33" table:style-name="ce4">
            <text:p>33</text:p>
          </table:table-cell>
          <table:table-cell office:value-type="float" office:value="34" table:style-name="ce4">
            <text:p>34</text:p>
          </table:table-cell>
          <table:table-cell office:value-type="float" office:value="35" table:style-name="ce4">
            <text:p>35</text:p>
          </table:table-cell>
          <table:table-cell office:value-type="float" office:value="36" table:style-name="ce4">
            <text:p>36</text:p>
          </table:table-cell>
          <table:table-cell office:value-type="float" office:value="37" table:style-name="ce4">
            <text:p>37</text:p>
          </table:table-cell>
          <table:table-cell office:value-type="float" office:value="38" table:style-name="ce4">
            <text:p>38</text:p>
          </table:table-cell>
          <table:table-cell table:number-columns-repeated="16345"/>
        </table:table-row>
        <table:table-row table:style-name="ro1">
          <table:table-cell office:value-type="string" table:style-name="ce4">
            <text:p>Zeit [s]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26" table:style-name="ce1">
            <text:p>26</text:p>
          </table:table-cell>
          <table:table-cell office:value-type="float" office:value="39" table:style-name="ce1">
            <text:p>39</text:p>
          </table:table-cell>
          <table:table-cell office:value-type="float" office:value="52" table:style-name="ce1">
            <text:p>52</text:p>
          </table:table-cell>
          <table:table-cell office:value-type="float" office:value="65" table:style-name="ce1">
            <text:p>65</text:p>
          </table:table-cell>
          <table:table-cell office:value-type="float" office:value="78" table:style-name="ce1">
            <text:p>78</text:p>
          </table:table-cell>
          <table:table-cell office:value-type="float" office:value="91" table:style-name="ce1">
            <text:p>91</text:p>
          </table:table-cell>
          <table:table-cell office:value-type="float" office:value="104" table:style-name="ce1">
            <text:p>104</text:p>
          </table:table-cell>
          <table:table-cell office:value-type="float" office:value="117" table:style-name="ce1">
            <text:p>117</text:p>
          </table:table-cell>
          <table:table-cell office:value-type="float" office:value="130" table:style-name="ce1">
            <text:p>130</text:p>
          </table:table-cell>
          <table:table-cell office:value-type="float" office:value="143" table:style-name="ce1">
            <text:p>143</text:p>
          </table:table-cell>
          <table:table-cell office:value-type="float" office:value="156" table:style-name="ce1">
            <text:p>156</text:p>
          </table:table-cell>
          <table:table-cell office:value-type="float" office:value="169" table:style-name="ce1">
            <text:p>169</text:p>
          </table:table-cell>
          <table:table-cell office:value-type="float" office:value="182" table:style-name="ce1">
            <text:p>182</text:p>
          </table:table-cell>
          <table:table-cell office:value-type="float" office:value="195" table:style-name="ce1">
            <text:p>195</text:p>
          </table:table-cell>
          <table:table-cell office:value-type="float" office:value="208" table:style-name="ce1">
            <text:p>208</text:p>
          </table:table-cell>
          <table:table-cell office:value-type="float" office:value="221" table:style-name="ce1">
            <text:p>221</text:p>
          </table:table-cell>
          <table:table-cell office:value-type="float" office:value="234" table:style-name="ce1">
            <text:p>234</text:p>
          </table:table-cell>
          <table:table-cell office:value-type="float" office:value="247" table:style-name="ce1">
            <text:p>247</text:p>
          </table:table-cell>
          <table:table-cell office:value-type="float" office:value="260" table:style-name="ce1">
            <text:p>260</text:p>
          </table:table-cell>
          <table:table-cell office:value-type="float" office:value="273" table:style-name="ce1">
            <text:p>273</text:p>
          </table:table-cell>
          <table:table-cell office:value-type="float" office:value="286" table:style-name="ce1">
            <text:p>286</text:p>
          </table:table-cell>
          <table:table-cell office:value-type="float" office:value="299" table:style-name="ce1">
            <text:p>299</text:p>
          </table:table-cell>
          <table:table-cell office:value-type="float" office:value="312" table:style-name="ce1">
            <text:p>312</text:p>
          </table:table-cell>
          <table:table-cell office:value-type="float" office:value="325" table:style-name="ce1">
            <text:p>325</text:p>
          </table:table-cell>
          <table:table-cell office:value-type="float" office:value="338" table:style-name="ce1">
            <text:p>338</text:p>
          </table:table-cell>
          <table:table-cell office:value-type="float" office:value="351" table:style-name="ce1">
            <text:p>351</text:p>
          </table:table-cell>
          <table:table-cell office:value-type="float" office:value="364" table:style-name="ce1">
            <text:p>364</text:p>
          </table:table-cell>
          <table:table-cell office:value-type="float" office:value="377" table:style-name="ce1">
            <text:p>377</text:p>
          </table:table-cell>
          <table:table-cell office:value-type="float" office:value="390" table:style-name="ce1">
            <text:p>390</text:p>
          </table:table-cell>
          <table:table-cell office:value-type="float" office:value="403" table:style-name="ce1">
            <text:p>403</text:p>
          </table:table-cell>
          <table:table-cell office:value-type="float" office:value="416" table:style-name="ce1">
            <text:p>416</text:p>
          </table:table-cell>
          <table:table-cell office:value-type="float" office:value="429" table:style-name="ce1">
            <text:p>429</text:p>
          </table:table-cell>
          <table:table-cell office:value-type="float" office:value="442" table:style-name="ce1">
            <text:p>442</text:p>
          </table:table-cell>
          <table:table-cell office:value-type="float" office:value="455" table:style-name="ce1">
            <text:p>455</text:p>
          </table:table-cell>
          <table:table-cell office:value-type="float" office:value="468" table:style-name="ce1">
            <text:p>468</text:p>
          </table:table-cell>
          <table:table-cell office:value-type="float" office:value="481" table:style-name="ce1">
            <text:p>481</text:p>
          </table:table-cell>
          <table:table-cell table:number-columns-repeated="16345"/>
        </table:table-row>
        <table:table-row table:style-name="ro1">
          <table:table-cell office:value-type="string" table:style-name="ce4">
            <text:p>Temp. [°C]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table:number-columns-repeated="16345"/>
        </table:table-row>
        <table:table-row table:style-name="ro1">
          <table:table-cell office:value-type="string" table:style-name="ce4">
            <text:p>C7</text:p>
          </table:table-cell>
          <table:table-cell office:value-type="float" office:value="40950" table:style-name="ce1">
            <text:p>40950</text:p>
          </table:table-cell>
          <table:table-cell office:value-type="float" office:value="40576" table:style-name="ce1">
            <text:p>40576</text:p>
          </table:table-cell>
          <table:table-cell office:value-type="float" office:value="39320" table:style-name="ce1">
            <text:p>39320</text:p>
          </table:table-cell>
          <table:table-cell office:value-type="float" office:value="37953" table:style-name="ce1">
            <text:p>37953</text:p>
          </table:table-cell>
          <table:table-cell office:value-type="float" office:value="37202" table:style-name="ce1">
            <text:p>37202</text:p>
          </table:table-cell>
          <table:table-cell office:value-type="float" office:value="37944" table:style-name="ce1">
            <text:p>37944</text:p>
          </table:table-cell>
          <table:table-cell office:value-type="float" office:value="37750" table:style-name="ce1">
            <text:p>37750</text:p>
          </table:table-cell>
          <table:table-cell office:value-type="float" office:value="37481" table:style-name="ce1">
            <text:p>37481</text:p>
          </table:table-cell>
          <table:table-cell office:value-type="float" office:value="37738" table:style-name="ce1">
            <text:p>37738</text:p>
          </table:table-cell>
          <table:table-cell office:value-type="float" office:value="37363" table:style-name="ce1">
            <text:p>37363</text:p>
          </table:table-cell>
          <table:table-cell office:value-type="float" office:value="36911" table:style-name="ce1">
            <text:p>36911</text:p>
          </table:table-cell>
          <table:table-cell office:value-type="float" office:value="36538" table:style-name="ce1">
            <text:p>36538</text:p>
          </table:table-cell>
          <table:table-cell office:value-type="float" office:value="36572" table:style-name="ce1">
            <text:p>36572</text:p>
          </table:table-cell>
          <table:table-cell office:value-type="float" office:value="36444" table:style-name="ce1">
            <text:p>36444</text:p>
          </table:table-cell>
          <table:table-cell office:value-type="float" office:value="36289" table:style-name="ce1">
            <text:p>36289</text:p>
          </table:table-cell>
          <table:table-cell office:value-type="float" office:value="36124" table:style-name="ce1">
            <text:p>36124</text:p>
          </table:table-cell>
          <table:table-cell office:value-type="float" office:value="36156" table:style-name="ce1">
            <text:p>36156</text:p>
          </table:table-cell>
          <table:table-cell office:value-type="float" office:value="36036" table:style-name="ce1">
            <text:p>36036</text:p>
          </table:table-cell>
          <table:table-cell office:value-type="float" office:value="35308" table:style-name="ce1">
            <text:p>35308</text:p>
          </table:table-cell>
          <table:table-cell office:value-type="float" office:value="35116" table:style-name="ce1">
            <text:p>35116</text:p>
          </table:table-cell>
          <table:table-cell office:value-type="float" office:value="34850" table:style-name="ce1">
            <text:p>34850</text:p>
          </table:table-cell>
          <table:table-cell office:value-type="float" office:value="35173" table:style-name="ce1">
            <text:p>35173</text:p>
          </table:table-cell>
          <table:table-cell office:value-type="float" office:value="34656" table:style-name="ce1">
            <text:p>34656</text:p>
          </table:table-cell>
          <table:table-cell office:value-type="float" office:value="34730" table:style-name="ce1">
            <text:p>34730</text:p>
          </table:table-cell>
          <table:table-cell office:value-type="float" office:value="34028" table:style-name="ce1">
            <text:p>34028</text:p>
          </table:table-cell>
          <table:table-cell office:value-type="float" office:value="34182" table:style-name="ce1">
            <text:p>34182</text:p>
          </table:table-cell>
          <table:table-cell office:value-type="float" office:value="33883" table:style-name="ce1">
            <text:p>33883</text:p>
          </table:table-cell>
          <table:table-cell office:value-type="float" office:value="34099" table:style-name="ce1">
            <text:p>34099</text:p>
          </table:table-cell>
          <table:table-cell office:value-type="float" office:value="33372" table:style-name="ce1">
            <text:p>33372</text:p>
          </table:table-cell>
          <table:table-cell office:value-type="float" office:value="33709" table:style-name="ce1">
            <text:p>33709</text:p>
          </table:table-cell>
          <table:table-cell office:value-type="float" office:value="33725" table:style-name="ce1">
            <text:p>33725</text:p>
          </table:table-cell>
          <table:table-cell office:value-type="float" office:value="33596" table:style-name="ce1">
            <text:p>33596</text:p>
          </table:table-cell>
          <table:table-cell office:value-type="float" office:value="33631" table:style-name="ce1">
            <text:p>33631</text:p>
          </table:table-cell>
          <table:table-cell office:value-type="float" office:value="33298" table:style-name="ce1">
            <text:p>33298</text:p>
          </table:table-cell>
          <table:table-cell office:value-type="float" office:value="33029" table:style-name="ce1">
            <text:p>33029</text:p>
          </table:table-cell>
          <table:table-cell office:value-type="float" office:value="32489" table:style-name="ce1">
            <text:p>32489</text:p>
          </table:table-cell>
          <table:table-cell office:value-type="float" office:value="32452" table:style-name="ce1">
            <text:p>32452</text:p>
          </table:table-cell>
          <table:table-cell office:value-type="float" office:value="32026" table:style-name="ce1">
            <text:p>32026</text:p>
          </table:table-cell>
          <table:table-cell table:number-columns-repeated="16345"/>
        </table:table-row>
        <table:table-row table:style-name="ro1">
          <table:table-cell office:value-type="string" table:style-name="ce4">
            <text:p>C8</text:p>
          </table:table-cell>
          <table:table-cell office:value-type="float" office:value="44144" table:style-name="ce1">
            <text:p>44144</text:p>
          </table:table-cell>
          <table:table-cell office:value-type="float" office:value="42317" table:style-name="ce1">
            <text:p>42317</text:p>
          </table:table-cell>
          <table:table-cell office:value-type="float" office:value="41272" table:style-name="ce1">
            <text:p>41272</text:p>
          </table:table-cell>
          <table:table-cell office:value-type="float" office:value="40699" table:style-name="ce1">
            <text:p>40699</text:p>
          </table:table-cell>
          <table:table-cell office:value-type="float" office:value="40271" table:style-name="ce1">
            <text:p>40271</text:p>
          </table:table-cell>
          <table:table-cell office:value-type="float" office:value="39932" table:style-name="ce1">
            <text:p>39932</text:p>
          </table:table-cell>
          <table:table-cell office:value-type="float" office:value="39904" table:style-name="ce1">
            <text:p>39904</text:p>
          </table:table-cell>
          <table:table-cell office:value-type="float" office:value="39643" table:style-name="ce1">
            <text:p>39643</text:p>
          </table:table-cell>
          <table:table-cell office:value-type="float" office:value="39349" table:style-name="ce1">
            <text:p>39349</text:p>
          </table:table-cell>
          <table:table-cell office:value-type="float" office:value="38920" table:style-name="ce1">
            <text:p>38920</text:p>
          </table:table-cell>
          <table:table-cell office:value-type="float" office:value="38829" table:style-name="ce1">
            <text:p>38829</text:p>
          </table:table-cell>
          <table:table-cell office:value-type="float" office:value="38740" table:style-name="ce1">
            <text:p>38740</text:p>
          </table:table-cell>
          <table:table-cell office:value-type="float" office:value="38716" table:style-name="ce1">
            <text:p>38716</text:p>
          </table:table-cell>
          <table:table-cell office:value-type="float" office:value="38463" table:style-name="ce1">
            <text:p>38463</text:p>
          </table:table-cell>
          <table:table-cell office:value-type="float" office:value="38379" table:style-name="ce1">
            <text:p>38379</text:p>
          </table:table-cell>
          <table:table-cell office:value-type="float" office:value="38084" table:style-name="ce1">
            <text:p>38084</text:p>
          </table:table-cell>
          <table:table-cell office:value-type="float" office:value="38084" table:style-name="ce1">
            <text:p>38084</text:p>
          </table:table-cell>
          <table:table-cell office:value-type="float" office:value="38094" table:style-name="ce1">
            <text:p>38094</text:p>
          </table:table-cell>
          <table:table-cell office:value-type="float" office:value="37848" table:style-name="ce1">
            <text:p>37848</text:p>
          </table:table-cell>
          <table:table-cell office:value-type="float" office:value="37543" table:style-name="ce1">
            <text:p>37543</text:p>
          </table:table-cell>
          <table:table-cell office:value-type="float" office:value="37351" table:style-name="ce1">
            <text:p>37351</text:p>
          </table:table-cell>
          <table:table-cell office:value-type="float" office:value="37199" table:style-name="ce1">
            <text:p>37199</text:p>
          </table:table-cell>
          <table:table-cell office:value-type="float" office:value="36786" table:style-name="ce1">
            <text:p>36786</text:p>
          </table:table-cell>
          <table:table-cell office:value-type="float" office:value="36575" table:style-name="ce1">
            <text:p>36575</text:p>
          </table:table-cell>
          <table:table-cell office:value-type="float" office:value="36326" table:style-name="ce1">
            <text:p>36326</text:p>
          </table:table-cell>
          <table:table-cell office:value-type="float" office:value="35885" table:style-name="ce1">
            <text:p>35885</text:p>
          </table:table-cell>
          <table:table-cell office:value-type="float" office:value="35606" table:style-name="ce1">
            <text:p>35606</text:p>
          </table:table-cell>
          <table:table-cell office:value-type="float" office:value="35545" table:style-name="ce1">
            <text:p>35545</text:p>
          </table:table-cell>
          <table:table-cell office:value-type="float" office:value="35114" table:style-name="ce1">
            <text:p>35114</text:p>
          </table:table-cell>
          <table:table-cell office:value-type="float" office:value="34904" table:style-name="ce1">
            <text:p>34904</text:p>
          </table:table-cell>
          <table:table-cell office:value-type="float" office:value="34703" table:style-name="ce1">
            <text:p>34703</text:p>
          </table:table-cell>
          <table:table-cell office:value-type="float" office:value="34375" table:style-name="ce1">
            <text:p>34375</text:p>
          </table:table-cell>
          <table:table-cell office:value-type="float" office:value="34219" table:style-name="ce1">
            <text:p>34219</text:p>
          </table:table-cell>
          <table:table-cell office:value-type="float" office:value="33967" table:style-name="ce1">
            <text:p>33967</text:p>
          </table:table-cell>
          <table:table-cell office:value-type="float" office:value="33865" table:style-name="ce1">
            <text:p>33865</text:p>
          </table:table-cell>
          <table:table-cell office:value-type="float" office:value="33550" table:style-name="ce1">
            <text:p>33550</text:p>
          </table:table-cell>
          <table:table-cell office:value-type="float" office:value="33392" table:style-name="ce1">
            <text:p>33392</text:p>
          </table:table-cell>
          <table:table-cell office:value-type="float" office:value="33119" table:style-name="ce1">
            <text:p>33119</text:p>
          </table:table-cell>
          <table:table-cell table:number-columns-repeated="16345"/>
        </table:table-row>
        <table:table-row table:style-name="ro1">
          <table:table-cell office:value-type="string" table:style-name="ce4">
            <text:p>C9</text:p>
          </table:table-cell>
          <table:table-cell office:value-type="float" office:value="40012" table:style-name="ce1">
            <text:p>40012</text:p>
          </table:table-cell>
          <table:table-cell office:value-type="float" office:value="37923" table:style-name="ce1">
            <text:p>37923</text:p>
          </table:table-cell>
          <table:table-cell office:value-type="float" office:value="36194" table:style-name="ce1">
            <text:p>36194</text:p>
          </table:table-cell>
          <table:table-cell office:value-type="float" office:value="35205" table:style-name="ce1">
            <text:p>35205</text:p>
          </table:table-cell>
          <table:table-cell office:value-type="float" office:value="34291" table:style-name="ce1">
            <text:p>34291</text:p>
          </table:table-cell>
          <table:table-cell office:value-type="float" office:value="32826" table:style-name="ce1">
            <text:p>32826</text:p>
          </table:table-cell>
          <table:table-cell office:value-type="float" office:value="32184" table:style-name="ce1">
            <text:p>32184</text:p>
          </table:table-cell>
          <table:table-cell office:value-type="float" office:value="31830" table:style-name="ce1">
            <text:p>31830</text:p>
          </table:table-cell>
          <table:table-cell office:value-type="float" office:value="31302" table:style-name="ce1">
            <text:p>31302</text:p>
          </table:table-cell>
          <table:table-cell office:value-type="float" office:value="31319" table:style-name="ce1">
            <text:p>31319</text:p>
          </table:table-cell>
          <table:table-cell office:value-type="float" office:value="31340" table:style-name="ce1">
            <text:p>31340</text:p>
          </table:table-cell>
          <table:table-cell office:value-type="float" office:value="31639" table:style-name="ce1">
            <text:p>31639</text:p>
          </table:table-cell>
          <table:table-cell office:value-type="float" office:value="31138" table:style-name="ce1">
            <text:p>31138</text:p>
          </table:table-cell>
          <table:table-cell office:value-type="float" office:value="31148" table:style-name="ce1">
            <text:p>31148</text:p>
          </table:table-cell>
          <table:table-cell office:value-type="float" office:value="31194" table:style-name="ce1">
            <text:p>31194</text:p>
          </table:table-cell>
          <table:table-cell office:value-type="float" office:value="30983" table:style-name="ce1">
            <text:p>30983</text:p>
          </table:table-cell>
          <table:table-cell office:value-type="float" office:value="30552" table:style-name="ce1">
            <text:p>30552</text:p>
          </table:table-cell>
          <table:table-cell office:value-type="float" office:value="30448" table:style-name="ce1">
            <text:p>30448</text:p>
          </table:table-cell>
          <table:table-cell office:value-type="float" office:value="30350" table:style-name="ce1">
            <text:p>30350</text:p>
          </table:table-cell>
          <table:table-cell office:value-type="float" office:value="30427" table:style-name="ce1">
            <text:p>30427</text:p>
          </table:table-cell>
          <table:table-cell office:value-type="float" office:value="30212" table:style-name="ce1">
            <text:p>30212</text:p>
          </table:table-cell>
          <table:table-cell office:value-type="float" office:value="29652" table:style-name="ce1">
            <text:p>29652</text:p>
          </table:table-cell>
          <table:table-cell office:value-type="float" office:value="29656" table:style-name="ce1">
            <text:p>29656</text:p>
          </table:table-cell>
          <table:table-cell office:value-type="float" office:value="29455" table:style-name="ce1">
            <text:p>29455</text:p>
          </table:table-cell>
          <table:table-cell office:value-type="float" office:value="29341" table:style-name="ce1">
            <text:p>29341</text:p>
          </table:table-cell>
          <table:table-cell office:value-type="float" office:value="29055" table:style-name="ce1">
            <text:p>29055</text:p>
          </table:table-cell>
          <table:table-cell office:value-type="float" office:value="29116" table:style-name="ce1">
            <text:p>29116</text:p>
          </table:table-cell>
          <table:table-cell office:value-type="float" office:value="28748" table:style-name="ce1">
            <text:p>28748</text:p>
          </table:table-cell>
          <table:table-cell office:value-type="float" office:value="28644" table:style-name="ce1">
            <text:p>28644</text:p>
          </table:table-cell>
          <table:table-cell office:value-type="float" office:value="28465" table:style-name="ce1">
            <text:p>28465</text:p>
          </table:table-cell>
          <table:table-cell office:value-type="float" office:value="27791" table:style-name="ce1">
            <text:p>27791</text:p>
          </table:table-cell>
          <table:table-cell office:value-type="float" office:value="27793" table:style-name="ce1">
            <text:p>27793</text:p>
          </table:table-cell>
          <table:table-cell office:value-type="float" office:value="27536" table:style-name="ce1">
            <text:p>27536</text:p>
          </table:table-cell>
          <table:table-cell office:value-type="float" office:value="27499" table:style-name="ce1">
            <text:p>27499</text:p>
          </table:table-cell>
          <table:table-cell office:value-type="float" office:value="27105" table:style-name="ce1">
            <text:p>27105</text:p>
          </table:table-cell>
          <table:table-cell office:value-type="float" office:value="27428" table:style-name="ce1">
            <text:p>27428</text:p>
          </table:table-cell>
          <table:table-cell office:value-type="float" office:value="27033" table:style-name="ce1">
            <text:p>27033</text:p>
          </table:table-cell>
          <table:table-cell office:value-type="float" office:value="27156" table:style-name="ce1">
            <text:p>27156</text:p>
          </table:table-cell>
          <table:table-cell table:number-columns-repeated="16345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office:value-type="string" table:style-name="ce1">
            <text:p>Efflux BSG-MCT1+ ilacco1.1 (1:40 verdünnt)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Endzeit:</text:p>
          </table:table-cell>
          <table:table-cell office:value-type="string" table:style-name="ce1">
            <text:p>20.11.2025 12:55:49</text:p>
          </table:table-cell>
          <table:table-cell table:number-columns-repeated="16382"/>
        </table:table-row>
        <table:table-row table:number-rows-repeated="1048526" table:style-name="ro2">
          <table:table-cell table:number-columns-repeated="16384"/>
        </table:table-row>
      </table:table>
      <table:table table:name="Sheet6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gramm: Tecan i-control</text:p>
          </table:table-cell>
          <table:table-cell table:number-columns-repeated="3" table:style-name="ce1"/>
          <table:table-cell office:value-type="string" table:style-name="ce1">
            <office:annotation draw:style-name="a20" svg:x="4.3in" svg:y="0in" svg:width="1.325in" svg:height="0.891666666666667in">
              <dc:creator>Hiwibeit</dc:creator>
              <text:p><text:span text:style-name="T1">Tecan.At.Common, 3.9.1.0</text:span><text:span text:style-name="T1"/></text:p>
              <text:p><text:span text:style-name="T1">Tecan.At.Common.DocumentManagement, 3.9.1.0</text:span><text:span text:style-name="T1"/></text:p>
              <text:p><text:span text:style-name="T1">Tecan.At.Common.DocumentManagement.Reader, 3.6.1.0</text:span><text:span text:style-name="T1"/></text:p>
              <text:p><text:span text:style-name="T1">Tecan.At.Common.MCS, 3.9.1.0</text:span><text:span text:style-name="T1"/></text:p>
              <text:p><text:span text:style-name="T1">Tecan.At.Common.Results, 3.9.1.0</text:span><text:span text:style-name="T1"/></text:p>
              <text:p><text:span text:style-name="T1">Tecan.At.Common.UI, 3.9.1.0</text:span><text:span text:style-name="T1"/></text:p>
              <text:p><text:span text:style-name="T1">Tecan.At.Common.UI.resources, 3.9.1.0</text:span><text:span text:style-name="T1"/></text:p>
              <text:p><text:span text:style-name="T1">Tecan.At.Communication.Common, 3.9.1.0</text:span><text:span text:style-name="T1"/></text:p>
              <text:p><text:span text:style-name="T1">Tecan.At.Communication.Port.IP, 3.9.1.0</text:span><text:span text:style-name="T1"/></text:p>
              <text:p><text:span text:style-name="T1">Tecan.At.Communication.Port.RS232, 3.9.1.0</text:span><text:span text:style-name="T1"/></text:p>
              <text:p><text:span text:style-name="T1">Tecan.At.Communication.Port.SIM.Common, 3.9.1.0</text:span><text:span text:style-name="T1"/></text:p>
              <text:p><text:span text:style-name="T1">Tecan.At.Communication.Port.SIM.Common.resources, 3.9.1.0</text:span><text:span text:style-name="T1"/></text:p>
              <text:p><text:span text:style-name="T1">Tecan.At.Communication.Port.USB, 3.9.1.0</text:span><text:span text:style-name="T1"/></text:p>
              <text:p><text:span text:style-name="T1">Tecan.At.Communication.Server, 3.9.1.0</text:span><text:span text:style-name="T1"/></text:p>
              <text:p><text:span text:style-name="T1">Tecan.At.Communication.SIM.AMR, 3.6.1.0</text:span><text:span text:style-name="T1"/></text:p>
              <text:p><text:span text:style-name="T1">Tecan.At.Communication.SIM.AMR.resources, 3.6.1.0</text:span><text:span text:style-name="T1"/></text:p>
              <text:p><text:span text:style-name="T1">Tecan.At.Communication.SIM.AMRPlus, 3.6.1.0</text:span><text:span text:style-name="T1"/></text:p>
              <text:p><text:span text:style-name="T1">Tecan.At.Communication.SIM.AMRPlus.resources, 3.6.1.0</text:span><text:span text:style-name="T1"/></text:p>
              <text:p><text:span text:style-name="T1">Tecan.At.Communication.SIM.Connect, 3.9.1.0</text:span><text:span text:style-name="T1"/></text:p>
              <text:p><text:span text:style-name="T1">Tecan.At.Communication.SIM.GeniosUltra, 3.6.1.0</text:span><text:span text:style-name="T1"/></text:p>
              <text:p><text:span text:style-name="T1">Tecan.At.Communication.SIM.GeniosUltra.resources, 3.6.1.0</text:span><text:span text:style-name="T1"/></text:p>
              <text:p><text:span text:style-name="T1">Tecan.At.Communication.SIM.Safire3, 3.6.1.0</text:span><text:span text:style-name="T1"/></text:p>
              <text:p><text:span text:style-name="T1">Tecan.At.Communication.SIM.Safire3.resources, 3.6.1.0</text:span><text:span text:style-name="T1"/></text:p>
              <text:p><text:span text:style-name="T1">Tecan.At.Communication.SIM.Safire3Pro, 3.6.1.0</text:span><text:span text:style-name="T1"/></text:p>
              <text:p><text:span text:style-name="T1">Tecan.At.Communication.SIM.Safire3Pro.resources, 3.6.1.0</text:span><text:span text:style-name="T1"/></text:p>
              <text:p><text:span text:style-name="T1">Tecan.At.Communication.SIM.SunriseMini, 3.6.1.0</text:span><text:span text:style-name="T1"/></text:p>
              <text:p><text:span text:style-name="T1">Tecan.At.Communication.SIM.SunriseMini.resources, 3.6.1.0</text:span><text:span text:style-name="T1"/></text:p>
              <text:p><text:span text:style-name="T1">Tecan.At.Instrument.Common, 3.9.1.0</text:span><text:span text:style-name="T1"/></text:p>
              <text:p><text:span text:style-name="T1">Tecan.At.Instrument.Common.GCM, 3.9.1.0</text:span><text:span text:style-name="T1"/></text:p>
              <text:p><text:span text:style-name="T1">Tecan.At.Instrument.Common.Reader, 3.6.1.0</text:span><text:span text:style-name="T1"/></text:p>
              <text:p><text:span text:style-name="T1">Tecan.At.Instrument.Common.resources, 3.9.1.0</text:span><text:span text:style-name="T1"/></text:p>
              <text:p><text:span text:style-name="T1">Tecan.At.Instrument.Common.Stacker, 3.9.1.0</text:span><text:span text:style-name="T1"/></text:p>
              <text:p><text:span text:style-name="T1">Tecan.At.Instrument.Gas.GCM, 3.9.1.0</text:span><text:span text:style-name="T1"/></text:p>
              <text:p><text:span text:style-name="T1">Tecan.At.Instrument.GCM.Server, 3.9.1.0</text:span><text:span text:style-name="T1"/></text:p>
              <text:p><text:span text:style-name="T1">Tecan.At.Instrument.Reader.AMR, 3.6.1.0</text:span><text:span text:style-name="T1"/></text:p>
              <text:p><text:span text:style-name="T1">Tecan.At.Instrument.Reader.AMRPlus, 3.6.1.0</text:span><text:span text:style-name="T1"/></text:p>
              <text:p><text:span text:style-name="T1">Tecan.At.Instrument.Reader.GeniosUltra, 3.6.1.0</text:span><text:span text:style-name="T1"/></text:p>
              <text:p><text:span text:style-name="T1">Tecan.At.Instrument.Reader.Safire3, 3.6.1.0</text:span><text:span text:style-name="T1"/></text:p>
              <text:p><text:span text:style-name="T1">Tecan.At.Instrument.Reader.Safire3Pro, 3.6.1.0</text:span><text:span text:style-name="T1"/></text:p>
              <text:p><text:span text:style-name="T1">Tecan.At.Instrument.Reader.SunriseMini, 3.6.1.0</text:span><text:span text:style-name="T1"/></text:p>
              <text:p><text:span text:style-name="T1">Tecan.At.Instrument.Server, 3.9.1.0</text:span><text:span text:style-name="T1"/></text:p>
              <text:p><text:span text:style-name="T1">Tecan.At.Instrument.Server.resources, 3.9.1.0</text:span><text:span text:style-name="T1"/></text:p>
              <text:p><text:span text:style-name="T1">Tecan.At.Instrument.Stacker.Connect, 3.9.1.0</text:span><text:span text:style-name="T1"/></text:p>
              <text:p><text:span text:style-name="T1">Tecan.At.Instrument.Stacker.Server, 3.9.1.0</text:span><text:span text:style-name="T1"/></text:p>
              <text:p><text:span text:style-name="T1">Tecan.At.Measurement.BuiltInTest.Common, 3.6.1.0</text:span><text:span text:style-name="T1"/></text:p>
              <text:p><text:span text:style-name="T1">Tecan.At.Measurement.Common, 3.6.1.0</text:span><text:span text:style-name="T1"/></text:p>
              <text:p><text:span text:style-name="T1">Tecan.At.Measurement.Server, 3.6.1.0</text:span><text:span text:style-name="T1"/></text:p>
              <text:p><text:span text:style-name="T1">Tecan.At.XFluor, 2.0.10.0</text:span><text:span text:style-name="T1"/></text:p>
              <text:p><text:span text:style-name="T1">Tecan.At.XFluor.Connect.Reader, 2.0.10.0</text:span><text:span text:style-name="T1"/></text:p>
              <text:p><text:span text:style-name="T1">Tecan.At.XFluor.Connect.Reader.resources, 2.0.10.0</text:span><text:span text:style-name="T1"/></text:p>
              <text:p><text:span text:style-name="T1">Tecan.At.XFluor.Core, 2.0.10.0</text:span><text:span text:style-name="T1"/></text:p>
              <text:p><text:span text:style-name="T1">Tecan.At.XFluor.Core.resources, 2.0.10.0</text:span><text:span text:style-name="T1"/></text:p>
              <text:p><text:span text:style-name="T1">Tecan.At.XFluor.Device, 2.0.10.0</text:span><text:span text:style-name="T1"/></text:p>
              <text:p><text:span text:style-name="T1">Tecan.At.XFluor.Device.AMR, 2.0.10.0</text:span><text:span text:style-name="T1"/></text:p>
              <text:p><text:span text:style-name="T1">Tecan.At.XFluor.Device.AMR.resources, 2.0.10.0</text:span><text:span text:style-name="T1"/></text:p>
              <text:p><text:span text:style-name="T1">Tecan.At.XFluor.Device.AMRPlus, 2.0.10.0</text:span><text:span text:style-name="T1"/></text:p>
              <text:p><text:span text:style-name="T1">Tecan.At.XFluor.Device.GeniosUltra, 2.0.10.0</text:span><text:span text:style-name="T1"/></text:p>
              <text:p><text:span text:style-name="T1">Tecan.At.XFluor.Device.Reader, 2.0.10.0</text:span><text:span text:style-name="T1"/></text:p>
              <text:p><text:span text:style-name="T1">Tecan.At.XFluor.Device.resources, 2.0.10.0</text:span><text:span text:style-name="T1"/></text:p>
              <text:p><text:span text:style-name="T1">Tecan.At.XFluor.Device.Safire3, 2.0.10.0</text:span><text:span text:style-name="T1"/></text:p>
              <text:p><text:span text:style-name="T1">Tecan.At.XFluor.Device.Safire3Pro, 2.0.10.0</text:span><text:span text:style-name="T1"/></text:p>
              <text:p><text:span text:style-name="T1">Tecan.At.XFluor.Device.SunriseMini, 2.0.10.0</text:span><text:span text:style-name="T1"/></text:p>
              <text:p><text:span text:style-name="T1">Tecan.At.XFluor.ExcelOutput, 2.0.10.0</text:span><text:span text:style-name="T1"/></text:p>
              <text:p><text:span text:style-name="T1">Tecan.At.XFluor.ExcelOutput.resources, 2.0.10.0</text:span><text:span text:style-name="T1"/></text:p>
              <text:p><text:span text:style-name="T1">Tecan.At.XFluor.NanoQuant, 2.0.10.0</text:span><text:span text:style-name="T1"/></text:p>
              <text:p><text:span text:style-name="T1">Tecan.At.XFluor.NanoQuant.resources, 2.0.10.0</text:span><text:span text:style-name="T1"/></text:p>
              <text:p><text:span text:style-name="T1">Tecan.At.XFluor.ReaderEditor, 2.0.10.0</text:span><text:span text:style-name="T1"/></text:p>
              <text:p><text:span text:style-name="T1">Tecan.At.XFluor.ReaderEditor.resources, 2.0.10.0</text:span><text:span text:style-name="T1"/></text:p>
              <text:p><text:span text:style-name="T1">Tecan.At.XFluor.resources, 2.0.10.0</text:span><text:span text:style-name="T1"/></text:p>
              <text:p/>
            </office:annotation>
            <text:p>Tecan i-control , 2.0.1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erät: infinite 200</text:p>
          </table:table-cell>
          <table:table-cell table:number-columns-repeated="3" table:style-name="ce1"/>
          <table:table-cell office:value-type="string" table:style-name="ce1">
            <text:p>Seriennummer: 705000573</text:p>
          </table:table-cell>
          <table:table-cell table:number-columns-repeated="3" table:style-name="ce1"/>
          <table:table-cell office:value-type="string" table:style-name="ce1">
            <text:p>Seriennummer des verbundenen Staplers: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Firmware: V_2.02_11/06_InfiniTe (Dec 13 2006/16.18.16)</text:p>
          </table:table-cell>
          <table:table-cell table:number-columns-repeated="3" table:style-name="ce1"/>
          <table:table-cell office:value-type="string" table:style-name="ce1">
            <office:annotation draw:style-name="a21" svg:x="4.3in" svg:y="0.3in" svg:width="1.325in" svg:height="0.891666666666667in">
              <dc:creator>Hiwibeit</dc:creator>
              <text:p><text:span text:style-name="T1">EHC, V_2.02_11/06_InfiniTe (Dec 13 2006/16.18.16)</text:span><text:span text:style-name="T1"/></text:p>
              <text:p><text:span text:style-name="T1">MTP, V_2.02_11/06_InfiniTe (Dec 13 2006/16.18.16)</text:span><text:span text:style-name="T1"/></text:p>
              <text:p><text:span text:style-name="T1">FIL, V_2.00_04/06_FILTER (Apr <text:s/>5 2006/11.37.11)</text:span><text:span text:style-name="T1"/></text:p>
              <text:p/>
            </office:annotation>
            <text:p>MAI, V_2.02_11/06_InfiniTe (Dec 13 2006/16.18.16)</text:p>
          </table:table-cell>
          <table:table-cell table:number-columns-repeated="16379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Datum:</text:p>
          </table:table-cell>
          <table:table-cell office:value-type="string" table:style-name="ce1">
            <text:p>20.11.202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Zeit:</text:p>
          </table:table-cell>
          <table:table-cell office:value-type="string" table:style-name="ce1">
            <text:p>12:35:03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System</text:p>
          </table:table-cell>
          <table:table-cell table:number-columns-repeated="3" table:style-name="ce1"/>
          <table:table-cell office:value-type="string" table:style-name="ce1">
            <text:p>UKSPA-1086651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nwender</text:p>
          </table:table-cell>
          <table:table-cell table:number-columns-repeated="3" table:style-name="ce1"/>
          <table:table-cell office:value-type="string" table:style-name="ce1">
            <text:p>UNI-KIEL\hiwibei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tte</text:p>
          </table:table-cell>
          <table:table-cell table:number-columns-repeated="3" table:style-name="ce1"/>
          <table:table-cell office:value-type="string" table:style-name="ce1">
            <text:p>Greiner 96 Flat Bottom Black Polystyrene Cat. No.: 655079/655086/655077/655076 <text:s text:c="2"/>[GRE96fb_chimney.pdfx]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tten-ID (Stapler)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Schütteln (Linear) Dauer:</text:p>
          </table:table-cell>
          <table:table-cell table:number-columns-repeated="3" table:style-name="ce2"/>
          <table:table-cell office:value-type="float" office:value="3" table:style-name="ce2">
            <text:p>3</text:p>
          </table:table-cell>
          <table:table-cell office:value-type="string" table:style-name="ce2">
            <text:p>s</text:p>
          </table:table-cell>
          <table:table-cell table:number-columns-repeated="6" table:style-name="ce2"/>
          <table:table-cell table:number-columns-repeated="16372"/>
        </table:table-row>
        <table:table-row table:style-name="ro1">
          <table:table-cell office:value-type="string" table:style-name="ce2">
            <text:p>Schütteln (Linear) Amplitude:</text:p>
          </table:table-cell>
          <table:table-cell table:number-columns-repeated="3" table:style-name="ce2"/>
          <table:table-cell office:value-type="float" office:value="1" table:style-name="ce2">
            <text:p>1</text:p>
          </table:table-cell>
          <table:table-cell office:value-type="string" table:style-name="ce2">
            <text:p>mm</text:p>
          </table:table-cell>
          <table:table-cell table:number-columns-repeated="6" table:style-name="ce2"/>
          <table:table-cell table:number-columns-repeated="16372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Liste der Aktionen in diesem Mess-Script:</text:p>
          </table:table-cell>
          <table:table-cell table:number-columns-repeated="11" table:style-name="ce2"/>
          <table:table-cell table:number-columns-repeated="16372"/>
        </table:table-row>
        <table:table-row table:style-name="ro1">
          <table:table-cell office:value-type="string" table:style-name="ce2">
            <text:p>Kinetik</text:p>
          </table:table-cell>
          <table:table-cell table:number-columns-repeated="11" table:style-name="ce2"/>
          <table:table-cell table:number-columns-repeated="16372"/>
        </table:table-row>
        <table:table-row table:style-name="ro1">
          <table:table-cell office:value-type="string" table:style-name="ce2">
            <text:p>Fluoreszenz</text:p>
          </table:table-cell>
          <table:table-cell table:number-columns-repeated="11" table:style-name="ce2"/>
          <table:table-cell table:number-columns-repeated="16372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Label: Label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etik - Messun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etik - Dauer</text:p>
          </table:table-cell>
          <table:table-cell table:number-columns-repeated="3" table:style-name="ce1"/>
          <table:table-cell office:value-type="time" office:time-value="PT0H8M0S" table:style-name="ce3">
            <text:p>00:08: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rvallzeit</text:p>
          </table:table-cell>
          <table:table-cell table:number-columns-repeated="3" table:style-name="ce1"/>
          <table:table-cell office:value-type="time" office:time-value="PT0H0M13S" table:style-name="ce3">
            <text:p>00:00:1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odus</text:p>
          </table:table-cell>
          <table:table-cell table:number-columns-repeated="3" table:style-name="ce1"/>
          <table:table-cell office:value-type="string" table:style-name="ce1">
            <text:p>Fluoreszenz Messung von obe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xzitationswellenlänge</text:p>
          </table:table-cell>
          <table:table-cell table:number-columns-repeated="3" table:style-name="ce1"/>
          <table:table-cell office:value-type="float" office:value="485" table:style-name="ce1">
            <text:p>48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missionswellenlänge</text:p>
          </table:table-cell>
          <table:table-cell table:number-columns-repeated="3" table:style-name="ce1"/>
          <table:table-cell office:value-type="float" office:value="535" table:style-name="ce1">
            <text:p>53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xzitationsbandbreite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missionsbandbreite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Verstärkung</text:p>
          </table:table-cell>
          <table:table-cell table:number-columns-repeated="3" table:style-name="ce1"/>
          <table:table-cell office:value-type="float" office:value="93" table:style-name="ce1">
            <text:p>93</text:p>
          </table:table-cell>
          <table:table-cell office:value-type="string" table:style-name="ce1">
            <text:p>Optimal (100%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Anzahl der Blitze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grationszeit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µ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Verzögerungszeit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µ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Ruhezeit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Bereich der Platte</text:p>
          </table:table-cell>
          <table:table-cell table:number-columns-repeated="3" table:style-name="ce1"/>
          <table:table-cell office:value-type="string" table:style-name="ce1">
            <text:p>A7-B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tartzeit:</text:p>
          </table:table-cell>
          <table:table-cell office:value-type="string" table:style-name="ce1">
            <text:p>20.11.2025 12:35:20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style-name="ce4">
            <text:p>Zyklus Nr.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4">
            <text:p>10</text:p>
          </table:table-cell>
          <table:table-cell office:value-type="float" office:value="11" table:style-name="ce4">
            <text:p>11</text:p>
          </table:table-cell>
          <table:table-cell office:value-type="float" office:value="12" table:style-name="ce4">
            <text:p>12</text:p>
          </table:table-cell>
          <table:table-cell office:value-type="float" office:value="13" table:style-name="ce4">
            <text:p>13</text:p>
          </table:table-cell>
          <table:table-cell office:value-type="float" office:value="14" table:style-name="ce4">
            <text:p>14</text:p>
          </table:table-cell>
          <table:table-cell office:value-type="float" office:value="15" table:style-name="ce4">
            <text:p>15</text:p>
          </table:table-cell>
          <table:table-cell office:value-type="float" office:value="16" table:style-name="ce4">
            <text:p>16</text:p>
          </table:table-cell>
          <table:table-cell office:value-type="float" office:value="17" table:style-name="ce4">
            <text:p>17</text:p>
          </table:table-cell>
          <table:table-cell office:value-type="float" office:value="18" table:style-name="ce4">
            <text:p>18</text:p>
          </table:table-cell>
          <table:table-cell office:value-type="float" office:value="19" table:style-name="ce4">
            <text:p>19</text:p>
          </table:table-cell>
          <table:table-cell office:value-type="float" office:value="20" table:style-name="ce4">
            <text:p>20</text:p>
          </table:table-cell>
          <table:table-cell office:value-type="float" office:value="21" table:style-name="ce4">
            <text:p>21</text:p>
          </table:table-cell>
          <table:table-cell office:value-type="float" office:value="22" table:style-name="ce4">
            <text:p>22</text:p>
          </table:table-cell>
          <table:table-cell office:value-type="float" office:value="23" table:style-name="ce4">
            <text:p>23</text:p>
          </table:table-cell>
          <table:table-cell office:value-type="float" office:value="24" table:style-name="ce4">
            <text:p>24</text:p>
          </table:table-cell>
          <table:table-cell office:value-type="float" office:value="25" table:style-name="ce4">
            <text:p>25</text:p>
          </table:table-cell>
          <table:table-cell office:value-type="float" office:value="26" table:style-name="ce4">
            <text:p>26</text:p>
          </table:table-cell>
          <table:table-cell office:value-type="float" office:value="27" table:style-name="ce4">
            <text:p>27</text:p>
          </table:table-cell>
          <table:table-cell office:value-type="float" office:value="28" table:style-name="ce4">
            <text:p>28</text:p>
          </table:table-cell>
          <table:table-cell office:value-type="float" office:value="29" table:style-name="ce4">
            <text:p>29</text:p>
          </table:table-cell>
          <table:table-cell office:value-type="float" office:value="30" table:style-name="ce4">
            <text:p>30</text:p>
          </table:table-cell>
          <table:table-cell office:value-type="float" office:value="31" table:style-name="ce4">
            <text:p>31</text:p>
          </table:table-cell>
          <table:table-cell office:value-type="float" office:value="32" table:style-name="ce4">
            <text:p>32</text:p>
          </table:table-cell>
          <table:table-cell office:value-type="float" office:value="33" table:style-name="ce4">
            <text:p>33</text:p>
          </table:table-cell>
          <table:table-cell office:value-type="float" office:value="34" table:style-name="ce4">
            <text:p>34</text:p>
          </table:table-cell>
          <table:table-cell office:value-type="float" office:value="35" table:style-name="ce4">
            <text:p>35</text:p>
          </table:table-cell>
          <table:table-cell office:value-type="float" office:value="36" table:style-name="ce4">
            <text:p>36</text:p>
          </table:table-cell>
          <table:table-cell office:value-type="float" office:value="37" table:style-name="ce4">
            <text:p>37</text:p>
          </table:table-cell>
          <table:table-cell office:value-type="float" office:value="38" table:style-name="ce4">
            <text:p>38</text:p>
          </table:table-cell>
          <table:table-cell table:number-columns-repeated="16345"/>
        </table:table-row>
        <table:table-row table:style-name="ro1">
          <table:table-cell office:value-type="string" table:style-name="ce4">
            <text:p>Zeit [s]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26" table:style-name="ce1">
            <text:p>26</text:p>
          </table:table-cell>
          <table:table-cell office:value-type="float" office:value="39" table:style-name="ce1">
            <text:p>39</text:p>
          </table:table-cell>
          <table:table-cell office:value-type="float" office:value="52" table:style-name="ce1">
            <text:p>52</text:p>
          </table:table-cell>
          <table:table-cell office:value-type="float" office:value="65" table:style-name="ce1">
            <text:p>65</text:p>
          </table:table-cell>
          <table:table-cell office:value-type="float" office:value="78" table:style-name="ce1">
            <text:p>78</text:p>
          </table:table-cell>
          <table:table-cell office:value-type="float" office:value="91" table:style-name="ce1">
            <text:p>91</text:p>
          </table:table-cell>
          <table:table-cell office:value-type="float" office:value="104" table:style-name="ce1">
            <text:p>104</text:p>
          </table:table-cell>
          <table:table-cell office:value-type="float" office:value="117" table:style-name="ce1">
            <text:p>117</text:p>
          </table:table-cell>
          <table:table-cell office:value-type="float" office:value="130" table:style-name="ce1">
            <text:p>130</text:p>
          </table:table-cell>
          <table:table-cell office:value-type="float" office:value="143" table:style-name="ce1">
            <text:p>143</text:p>
          </table:table-cell>
          <table:table-cell office:value-type="float" office:value="156" table:style-name="ce1">
            <text:p>156</text:p>
          </table:table-cell>
          <table:table-cell office:value-type="float" office:value="169" table:style-name="ce1">
            <text:p>169</text:p>
          </table:table-cell>
          <table:table-cell office:value-type="float" office:value="182" table:style-name="ce1">
            <text:p>182</text:p>
          </table:table-cell>
          <table:table-cell office:value-type="float" office:value="195" table:style-name="ce1">
            <text:p>195</text:p>
          </table:table-cell>
          <table:table-cell office:value-type="float" office:value="208" table:style-name="ce1">
            <text:p>208</text:p>
          </table:table-cell>
          <table:table-cell office:value-type="float" office:value="221" table:style-name="ce1">
            <text:p>221</text:p>
          </table:table-cell>
          <table:table-cell office:value-type="float" office:value="234" table:style-name="ce1">
            <text:p>234</text:p>
          </table:table-cell>
          <table:table-cell office:value-type="float" office:value="247" table:style-name="ce1">
            <text:p>247</text:p>
          </table:table-cell>
          <table:table-cell office:value-type="float" office:value="260" table:style-name="ce1">
            <text:p>260</text:p>
          </table:table-cell>
          <table:table-cell office:value-type="float" office:value="273" table:style-name="ce1">
            <text:p>273</text:p>
          </table:table-cell>
          <table:table-cell office:value-type="float" office:value="286" table:style-name="ce1">
            <text:p>286</text:p>
          </table:table-cell>
          <table:table-cell office:value-type="float" office:value="299" table:style-name="ce1">
            <text:p>299</text:p>
          </table:table-cell>
          <table:table-cell office:value-type="float" office:value="312" table:style-name="ce1">
            <text:p>312</text:p>
          </table:table-cell>
          <table:table-cell office:value-type="float" office:value="325" table:style-name="ce1">
            <text:p>325</text:p>
          </table:table-cell>
          <table:table-cell office:value-type="float" office:value="338" table:style-name="ce1">
            <text:p>338</text:p>
          </table:table-cell>
          <table:table-cell office:value-type="float" office:value="351" table:style-name="ce1">
            <text:p>351</text:p>
          </table:table-cell>
          <table:table-cell office:value-type="float" office:value="364" table:style-name="ce1">
            <text:p>364</text:p>
          </table:table-cell>
          <table:table-cell office:value-type="float" office:value="377" table:style-name="ce1">
            <text:p>377</text:p>
          </table:table-cell>
          <table:table-cell office:value-type="float" office:value="390" table:style-name="ce1">
            <text:p>390</text:p>
          </table:table-cell>
          <table:table-cell office:value-type="float" office:value="403" table:style-name="ce1">
            <text:p>403</text:p>
          </table:table-cell>
          <table:table-cell office:value-type="float" office:value="416" table:style-name="ce1">
            <text:p>416</text:p>
          </table:table-cell>
          <table:table-cell office:value-type="float" office:value="429" table:style-name="ce1">
            <text:p>429</text:p>
          </table:table-cell>
          <table:table-cell office:value-type="float" office:value="442" table:style-name="ce1">
            <text:p>442</text:p>
          </table:table-cell>
          <table:table-cell office:value-type="float" office:value="455" table:style-name="ce1">
            <text:p>455</text:p>
          </table:table-cell>
          <table:table-cell office:value-type="float" office:value="468" table:style-name="ce1">
            <text:p>468</text:p>
          </table:table-cell>
          <table:table-cell office:value-type="float" office:value="481" table:style-name="ce1">
            <text:p>481</text:p>
          </table:table-cell>
          <table:table-cell table:number-columns-repeated="16345"/>
        </table:table-row>
        <table:table-row table:style-name="ro1">
          <table:table-cell office:value-type="string" table:style-name="ce4">
            <text:p>Temp. [°C]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table:number-columns-repeated="16345"/>
        </table:table-row>
        <table:table-row table:style-name="ro1">
          <table:table-cell office:value-type="string" table:style-name="ce4">
            <text:p>195 µL HEPES</text:p>
          </table:table-cell>
          <table:table-cell office:value-type="float" office:value="37138" table:style-name="ce1">
            <text:p>37138</text:p>
          </table:table-cell>
          <table:table-cell office:value-type="float" office:value="37531" table:style-name="ce1">
            <text:p>37531</text:p>
          </table:table-cell>
          <table:table-cell office:value-type="float" office:value="37536" table:style-name="ce1">
            <text:p>37536</text:p>
          </table:table-cell>
          <table:table-cell office:value-type="float" office:value="36310" table:style-name="ce1">
            <text:p>36310</text:p>
          </table:table-cell>
          <table:table-cell office:value-type="float" office:value="35628" table:style-name="ce1">
            <text:p>35628</text:p>
          </table:table-cell>
          <table:table-cell office:value-type="float" office:value="35584" table:style-name="ce1">
            <text:p>35584</text:p>
          </table:table-cell>
          <table:table-cell office:value-type="float" office:value="35844" table:style-name="ce1">
            <text:p>35844</text:p>
          </table:table-cell>
          <table:table-cell office:value-type="float" office:value="35556" table:style-name="ce1">
            <text:p>35556</text:p>
          </table:table-cell>
          <table:table-cell office:value-type="float" office:value="35552" table:style-name="ce1">
            <text:p>35552</text:p>
          </table:table-cell>
          <table:table-cell office:value-type="float" office:value="35921" table:style-name="ce1">
            <text:p>35921</text:p>
          </table:table-cell>
          <table:table-cell office:value-type="float" office:value="36292" table:style-name="ce1">
            <text:p>36292</text:p>
          </table:table-cell>
          <table:table-cell office:value-type="float" office:value="35770" table:style-name="ce1">
            <text:p>35770</text:p>
          </table:table-cell>
          <table:table-cell office:value-type="float" office:value="35844" table:style-name="ce1">
            <text:p>35844</text:p>
          </table:table-cell>
          <table:table-cell office:value-type="float" office:value="35928" table:style-name="ce1">
            <text:p>35928</text:p>
          </table:table-cell>
          <table:table-cell office:value-type="float" office:value="35153" table:style-name="ce1">
            <text:p>35153</text:p>
          </table:table-cell>
          <table:table-cell office:value-type="float" office:value="35305" table:style-name="ce1">
            <text:p>35305</text:p>
          </table:table-cell>
          <table:table-cell office:value-type="float" office:value="35423" table:style-name="ce1">
            <text:p>35423</text:p>
          </table:table-cell>
          <table:table-cell office:value-type="float" office:value="35736" table:style-name="ce1">
            <text:p>35736</text:p>
          </table:table-cell>
          <table:table-cell office:value-type="float" office:value="35609" table:style-name="ce1">
            <text:p>35609</text:p>
          </table:table-cell>
          <table:table-cell office:value-type="float" office:value="35274" table:style-name="ce1">
            <text:p>35274</text:p>
          </table:table-cell>
          <table:table-cell office:value-type="float" office:value="35208" table:style-name="ce1">
            <text:p>35208</text:p>
          </table:table-cell>
          <table:table-cell office:value-type="float" office:value="35319" table:style-name="ce1">
            <text:p>35319</text:p>
          </table:table-cell>
          <table:table-cell office:value-type="float" office:value="34559" table:style-name="ce1">
            <text:p>34559</text:p>
          </table:table-cell>
          <table:table-cell office:value-type="float" office:value="34237" table:style-name="ce1">
            <text:p>34237</text:p>
          </table:table-cell>
          <table:table-cell office:value-type="float" office:value="34105" table:style-name="ce1">
            <text:p>34105</text:p>
          </table:table-cell>
          <table:table-cell office:value-type="float" office:value="33884" table:style-name="ce1">
            <text:p>33884</text:p>
          </table:table-cell>
          <table:table-cell office:value-type="float" office:value="33693" table:style-name="ce1">
            <text:p>33693</text:p>
          </table:table-cell>
          <table:table-cell office:value-type="float" office:value="33647" table:style-name="ce1">
            <text:p>33647</text:p>
          </table:table-cell>
          <table:table-cell office:value-type="float" office:value="33571" table:style-name="ce1">
            <text:p>33571</text:p>
          </table:table-cell>
          <table:table-cell office:value-type="float" office:value="32992" table:style-name="ce1">
            <text:p>32992</text:p>
          </table:table-cell>
          <table:table-cell office:value-type="float" office:value="32661" table:style-name="ce1">
            <text:p>32661</text:p>
          </table:table-cell>
          <table:table-cell office:value-type="float" office:value="32582" table:style-name="ce1">
            <text:p>32582</text:p>
          </table:table-cell>
          <table:table-cell office:value-type="float" office:value="32544" table:style-name="ce1">
            <text:p>32544</text:p>
          </table:table-cell>
          <table:table-cell office:value-type="float" office:value="32501" table:style-name="ce1">
            <text:p>32501</text:p>
          </table:table-cell>
          <table:table-cell office:value-type="float" office:value="31960" table:style-name="ce1">
            <text:p>31960</text:p>
          </table:table-cell>
          <table:table-cell office:value-type="float" office:value="32144" table:style-name="ce1">
            <text:p>32144</text:p>
          </table:table-cell>
          <table:table-cell office:value-type="float" office:value="31664" table:style-name="ce1">
            <text:p>31664</text:p>
          </table:table-cell>
          <table:table-cell office:value-type="float" office:value="31648" table:style-name="ce1">
            <text:p>31648</text:p>
          </table:table-cell>
          <table:table-cell table:number-columns-repeated="16345"/>
        </table:table-row>
        <table:table-row table:style-name="ro1">
          <table:table-cell office:value-type="string" table:style-name="ce4">
            <text:p>195 µL HEPES</text:p>
          </table:table-cell>
          <table:table-cell office:value-type="float" office:value="30407" table:style-name="ce1">
            <text:p>30407</text:p>
          </table:table-cell>
          <table:table-cell office:value-type="float" office:value="31897" table:style-name="ce1">
            <text:p>31897</text:p>
          </table:table-cell>
          <table:table-cell office:value-type="float" office:value="32123" table:style-name="ce1">
            <text:p>32123</text:p>
          </table:table-cell>
          <table:table-cell office:value-type="float" office:value="32377" table:style-name="ce1">
            <text:p>32377</text:p>
          </table:table-cell>
          <table:table-cell office:value-type="float" office:value="32287" table:style-name="ce1">
            <text:p>32287</text:p>
          </table:table-cell>
          <table:table-cell office:value-type="float" office:value="31936" table:style-name="ce1">
            <text:p>31936</text:p>
          </table:table-cell>
          <table:table-cell office:value-type="float" office:value="32584" table:style-name="ce1">
            <text:p>32584</text:p>
          </table:table-cell>
          <table:table-cell office:value-type="float" office:value="32511" table:style-name="ce1">
            <text:p>32511</text:p>
          </table:table-cell>
          <table:table-cell office:value-type="float" office:value="32282" table:style-name="ce1">
            <text:p>32282</text:p>
          </table:table-cell>
          <table:table-cell office:value-type="float" office:value="32417" table:style-name="ce1">
            <text:p>32417</text:p>
          </table:table-cell>
          <table:table-cell office:value-type="float" office:value="32660" table:style-name="ce1">
            <text:p>32660</text:p>
          </table:table-cell>
          <table:table-cell office:value-type="float" office:value="32645" table:style-name="ce1">
            <text:p>32645</text:p>
          </table:table-cell>
          <table:table-cell office:value-type="float" office:value="32598" table:style-name="ce1">
            <text:p>32598</text:p>
          </table:table-cell>
          <table:table-cell office:value-type="float" office:value="32937" table:style-name="ce1">
            <text:p>32937</text:p>
          </table:table-cell>
          <table:table-cell office:value-type="float" office:value="32312" table:style-name="ce1">
            <text:p>32312</text:p>
          </table:table-cell>
          <table:table-cell office:value-type="float" office:value="32701" table:style-name="ce1">
            <text:p>32701</text:p>
          </table:table-cell>
          <table:table-cell office:value-type="float" office:value="32806" table:style-name="ce1">
            <text:p>32806</text:p>
          </table:table-cell>
          <table:table-cell office:value-type="float" office:value="32686" table:style-name="ce1">
            <text:p>32686</text:p>
          </table:table-cell>
          <table:table-cell office:value-type="float" office:value="32542" table:style-name="ce1">
            <text:p>32542</text:p>
          </table:table-cell>
          <table:table-cell office:value-type="float" office:value="32583" table:style-name="ce1">
            <text:p>32583</text:p>
          </table:table-cell>
          <table:table-cell office:value-type="float" office:value="32519" table:style-name="ce1">
            <text:p>32519</text:p>
          </table:table-cell>
          <table:table-cell office:value-type="float" office:value="32223" table:style-name="ce1">
            <text:p>32223</text:p>
          </table:table-cell>
          <table:table-cell office:value-type="float" office:value="31692" table:style-name="ce1">
            <text:p>31692</text:p>
          </table:table-cell>
          <table:table-cell office:value-type="float" office:value="31504" table:style-name="ce1">
            <text:p>31504</text:p>
          </table:table-cell>
          <table:table-cell office:value-type="float" office:value="31343" table:style-name="ce1">
            <text:p>31343</text:p>
          </table:table-cell>
          <table:table-cell office:value-type="float" office:value="31018" table:style-name="ce1">
            <text:p>31018</text:p>
          </table:table-cell>
          <table:table-cell office:value-type="float" office:value="30718" table:style-name="ce1">
            <text:p>30718</text:p>
          </table:table-cell>
          <table:table-cell office:value-type="float" office:value="31103" table:style-name="ce1">
            <text:p>31103</text:p>
          </table:table-cell>
          <table:table-cell office:value-type="float" office:value="31013" table:style-name="ce1">
            <text:p>31013</text:p>
          </table:table-cell>
          <table:table-cell office:value-type="float" office:value="30677" table:style-name="ce1">
            <text:p>30677</text:p>
          </table:table-cell>
          <table:table-cell office:value-type="float" office:value="30192" table:style-name="ce1">
            <text:p>30192</text:p>
          </table:table-cell>
          <table:table-cell office:value-type="float" office:value="30173" table:style-name="ce1">
            <text:p>30173</text:p>
          </table:table-cell>
          <table:table-cell office:value-type="float" office:value="30063" table:style-name="ce1">
            <text:p>30063</text:p>
          </table:table-cell>
          <table:table-cell office:value-type="float" office:value="29875" table:style-name="ce1">
            <text:p>29875</text:p>
          </table:table-cell>
          <table:table-cell office:value-type="float" office:value="29561" table:style-name="ce1">
            <text:p>29561</text:p>
          </table:table-cell>
          <table:table-cell office:value-type="float" office:value="29643" table:style-name="ce1">
            <text:p>29643</text:p>
          </table:table-cell>
          <table:table-cell office:value-type="float" office:value="29435" table:style-name="ce1">
            <text:p>29435</text:p>
          </table:table-cell>
          <table:table-cell office:value-type="float" office:value="29278" table:style-name="ce1">
            <text:p>29278</text:p>
          </table:table-cell>
          <table:table-cell table:number-columns-repeated="16345"/>
        </table:table-row>
        <table:table-row table:style-name="ro1">
          <table:table-cell office:value-type="string" table:style-name="ce4">
            <text:p>195 µL HEPES</text:p>
          </table:table-cell>
          <table:table-cell office:value-type="float" office:value="41378" table:style-name="ce1">
            <text:p>41378</text:p>
          </table:table-cell>
          <table:table-cell office:value-type="float" office:value="42207" table:style-name="ce1">
            <text:p>42207</text:p>
          </table:table-cell>
          <table:table-cell office:value-type="float" office:value="39494" table:style-name="ce1">
            <text:p>39494</text:p>
          </table:table-cell>
          <table:table-cell office:value-type="float" office:value="38227" table:style-name="ce1">
            <text:p>38227</text:p>
          </table:table-cell>
          <table:table-cell office:value-type="float" office:value="38262" table:style-name="ce1">
            <text:p>38262</text:p>
          </table:table-cell>
          <table:table-cell office:value-type="float" office:value="38196" table:style-name="ce1">
            <text:p>38196</text:p>
          </table:table-cell>
          <table:table-cell office:value-type="float" office:value="39168" table:style-name="ce1">
            <text:p>39168</text:p>
          </table:table-cell>
          <table:table-cell office:value-type="float" office:value="39720" table:style-name="ce1">
            <text:p>39720</text:p>
          </table:table-cell>
          <table:table-cell office:value-type="float" office:value="39997" table:style-name="ce1">
            <text:p>39997</text:p>
          </table:table-cell>
          <table:table-cell office:value-type="float" office:value="40158" table:style-name="ce1">
            <text:p>40158</text:p>
          </table:table-cell>
          <table:table-cell office:value-type="float" office:value="40264" table:style-name="ce1">
            <text:p>40264</text:p>
          </table:table-cell>
          <table:table-cell office:value-type="float" office:value="40324" table:style-name="ce1">
            <text:p>40324</text:p>
          </table:table-cell>
          <table:table-cell office:value-type="float" office:value="40442" table:style-name="ce1">
            <text:p>40442</text:p>
          </table:table-cell>
          <table:table-cell office:value-type="float" office:value="40583" table:style-name="ce1">
            <text:p>40583</text:p>
          </table:table-cell>
          <table:table-cell office:value-type="float" office:value="40466" table:style-name="ce1">
            <text:p>40466</text:p>
          </table:table-cell>
          <table:table-cell office:value-type="float" office:value="40563" table:style-name="ce1">
            <text:p>40563</text:p>
          </table:table-cell>
          <table:table-cell office:value-type="float" office:value="40531" table:style-name="ce1">
            <text:p>40531</text:p>
          </table:table-cell>
          <table:table-cell office:value-type="float" office:value="40362" table:style-name="ce1">
            <text:p>40362</text:p>
          </table:table-cell>
          <table:table-cell office:value-type="float" office:value="40026" table:style-name="ce1">
            <text:p>40026</text:p>
          </table:table-cell>
          <table:table-cell office:value-type="float" office:value="40035" table:style-name="ce1">
            <text:p>40035</text:p>
          </table:table-cell>
          <table:table-cell office:value-type="float" office:value="39839" table:style-name="ce1">
            <text:p>39839</text:p>
          </table:table-cell>
          <table:table-cell office:value-type="float" office:value="39627" table:style-name="ce1">
            <text:p>39627</text:p>
          </table:table-cell>
          <table:table-cell office:value-type="float" office:value="39236" table:style-name="ce1">
            <text:p>39236</text:p>
          </table:table-cell>
          <table:table-cell office:value-type="float" office:value="39140" table:style-name="ce1">
            <text:p>39140</text:p>
          </table:table-cell>
          <table:table-cell office:value-type="float" office:value="39059" table:style-name="ce1">
            <text:p>39059</text:p>
          </table:table-cell>
          <table:table-cell office:value-type="float" office:value="38938" table:style-name="ce1">
            <text:p>38938</text:p>
          </table:table-cell>
          <table:table-cell office:value-type="float" office:value="38462" table:style-name="ce1">
            <text:p>38462</text:p>
          </table:table-cell>
          <table:table-cell office:value-type="float" office:value="38350" table:style-name="ce1">
            <text:p>38350</text:p>
          </table:table-cell>
          <table:table-cell office:value-type="float" office:value="38120" table:style-name="ce1">
            <text:p>38120</text:p>
          </table:table-cell>
          <table:table-cell office:value-type="float" office:value="37870" table:style-name="ce1">
            <text:p>37870</text:p>
          </table:table-cell>
          <table:table-cell office:value-type="float" office:value="37564" table:style-name="ce1">
            <text:p>37564</text:p>
          </table:table-cell>
          <table:table-cell office:value-type="float" office:value="37450" table:style-name="ce1">
            <text:p>37450</text:p>
          </table:table-cell>
          <table:table-cell office:value-type="float" office:value="37240" table:style-name="ce1">
            <text:p>37240</text:p>
          </table:table-cell>
          <table:table-cell office:value-type="float" office:value="36942" table:style-name="ce1">
            <text:p>36942</text:p>
          </table:table-cell>
          <table:table-cell office:value-type="float" office:value="36723" table:style-name="ce1">
            <text:p>36723</text:p>
          </table:table-cell>
          <table:table-cell office:value-type="float" office:value="36486" table:style-name="ce1">
            <text:p>36486</text:p>
          </table:table-cell>
          <table:table-cell office:value-type="float" office:value="36298" table:style-name="ce1">
            <text:p>36298</text:p>
          </table:table-cell>
          <table:table-cell office:value-type="float" office:value="36129" table:style-name="ce1">
            <text:p>36129</text:p>
          </table:table-cell>
          <table:table-cell table:number-columns-repeated="16345"/>
        </table:table-row>
        <table:table-row table:style-name="ro1">
          <table:table-cell office:value-type="string" table:style-name="ce4">
            <text:p>195 µL 1mM Lactat</text:p>
          </table:table-cell>
          <table:table-cell office:value-type="float" office:value="41848" table:style-name="ce1">
            <text:p>41848</text:p>
          </table:table-cell>
          <table:table-cell office:value-type="float" office:value="42253" table:style-name="ce1">
            <text:p>42253</text:p>
          </table:table-cell>
          <table:table-cell office:value-type="float" office:value="42682" table:style-name="ce1">
            <text:p>42682</text:p>
          </table:table-cell>
          <table:table-cell office:value-type="float" office:value="43531" table:style-name="ce1">
            <text:p>43531</text:p>
          </table:table-cell>
          <table:table-cell office:value-type="float" office:value="43472" table:style-name="ce1">
            <text:p>43472</text:p>
          </table:table-cell>
          <table:table-cell office:value-type="float" office:value="44577" table:style-name="ce1">
            <text:p>44577</text:p>
          </table:table-cell>
          <table:table-cell office:value-type="float" office:value="44653" table:style-name="ce1">
            <text:p>44653</text:p>
          </table:table-cell>
          <table:table-cell office:value-type="float" office:value="45067" table:style-name="ce1">
            <text:p>45067</text:p>
          </table:table-cell>
          <table:table-cell office:value-type="float" office:value="45321" table:style-name="ce1">
            <text:p>45321</text:p>
          </table:table-cell>
          <table:table-cell office:value-type="float" office:value="45753" table:style-name="ce1">
            <text:p>45753</text:p>
          </table:table-cell>
          <table:table-cell office:value-type="float" office:value="45779" table:style-name="ce1">
            <text:p>45779</text:p>
          </table:table-cell>
          <table:table-cell office:value-type="float" office:value="46511" table:style-name="ce1">
            <text:p>46511</text:p>
          </table:table-cell>
          <table:table-cell office:value-type="float" office:value="46840" table:style-name="ce1">
            <text:p>46840</text:p>
          </table:table-cell>
          <table:table-cell office:value-type="float" office:value="47263" table:style-name="ce1">
            <text:p>47263</text:p>
          </table:table-cell>
          <table:table-cell office:value-type="float" office:value="47577" table:style-name="ce1">
            <text:p>47577</text:p>
          </table:table-cell>
          <table:table-cell office:value-type="float" office:value="47990" table:style-name="ce1">
            <text:p>47990</text:p>
          </table:table-cell>
          <table:table-cell office:value-type="float" office:value="48301" table:style-name="ce1">
            <text:p>48301</text:p>
          </table:table-cell>
          <table:table-cell office:value-type="float" office:value="48268" table:style-name="ce1">
            <text:p>48268</text:p>
          </table:table-cell>
          <table:table-cell office:value-type="float" office:value="48875" table:style-name="ce1">
            <text:p>48875</text:p>
          </table:table-cell>
          <table:table-cell office:value-type="float" office:value="49264" table:style-name="ce1">
            <text:p>49264</text:p>
          </table:table-cell>
          <table:table-cell office:value-type="float" office:value="49413" table:style-name="ce1">
            <text:p>49413</text:p>
          </table:table-cell>
          <table:table-cell office:value-type="float" office:value="49157" table:style-name="ce1">
            <text:p>49157</text:p>
          </table:table-cell>
          <table:table-cell office:value-type="float" office:value="49631" table:style-name="ce1">
            <text:p>49631</text:p>
          </table:table-cell>
          <table:table-cell office:value-type="float" office:value="49409" table:style-name="ce1">
            <text:p>49409</text:p>
          </table:table-cell>
          <table:table-cell office:value-type="float" office:value="49647" table:style-name="ce1">
            <text:p>49647</text:p>
          </table:table-cell>
          <table:table-cell office:value-type="float" office:value="49708" table:style-name="ce1">
            <text:p>49708</text:p>
          </table:table-cell>
          <table:table-cell office:value-type="float" office:value="50073" table:style-name="ce1">
            <text:p>50073</text:p>
          </table:table-cell>
          <table:table-cell office:value-type="float" office:value="50104" table:style-name="ce1">
            <text:p>50104</text:p>
          </table:table-cell>
          <table:table-cell office:value-type="float" office:value="50016" table:style-name="ce1">
            <text:p>50016</text:p>
          </table:table-cell>
          <table:table-cell office:value-type="float" office:value="49817" table:style-name="ce1">
            <text:p>49817</text:p>
          </table:table-cell>
          <table:table-cell office:value-type="float" office:value="50040" table:style-name="ce1">
            <text:p>50040</text:p>
          </table:table-cell>
          <table:table-cell office:value-type="float" office:value="50175" table:style-name="ce1">
            <text:p>50175</text:p>
          </table:table-cell>
          <table:table-cell office:value-type="float" office:value="50030" table:style-name="ce1">
            <text:p>50030</text:p>
          </table:table-cell>
          <table:table-cell office:value-type="float" office:value="50115" table:style-name="ce1">
            <text:p>50115</text:p>
          </table:table-cell>
          <table:table-cell office:value-type="float" office:value="50446" table:style-name="ce1">
            <text:p>50446</text:p>
          </table:table-cell>
          <table:table-cell office:value-type="float" office:value="50583" table:style-name="ce1">
            <text:p>50583</text:p>
          </table:table-cell>
          <table:table-cell office:value-type="float" office:value="50678" table:style-name="ce1">
            <text:p>50678</text:p>
          </table:table-cell>
          <table:table-cell office:value-type="float" office:value="50684" table:style-name="ce1">
            <text:p>50684</text:p>
          </table:table-cell>
          <table:table-cell table:number-columns-repeated="16345"/>
        </table:table-row>
        <table:table-row table:style-name="ro1">
          <table:table-cell office:value-type="string" table:style-name="ce4">
            <text:p>195 µL 1mM Lactat</text:p>
          </table:table-cell>
          <table:table-cell office:value-type="float" office:value="38527" table:style-name="ce1">
            <text:p>38527</text:p>
          </table:table-cell>
          <table:table-cell office:value-type="float" office:value="39430" table:style-name="ce1">
            <text:p>39430</text:p>
          </table:table-cell>
          <table:table-cell office:value-type="float" office:value="39878" table:style-name="ce1">
            <text:p>39878</text:p>
          </table:table-cell>
          <table:table-cell office:value-type="float" office:value="40424" table:style-name="ce1">
            <text:p>40424</text:p>
          </table:table-cell>
          <table:table-cell office:value-type="float" office:value="40626" table:style-name="ce1">
            <text:p>40626</text:p>
          </table:table-cell>
          <table:table-cell office:value-type="float" office:value="41771" table:style-name="ce1">
            <text:p>41771</text:p>
          </table:table-cell>
          <table:table-cell office:value-type="float" office:value="41758" table:style-name="ce1">
            <text:p>41758</text:p>
          </table:table-cell>
          <table:table-cell office:value-type="float" office:value="42201" table:style-name="ce1">
            <text:p>42201</text:p>
          </table:table-cell>
          <table:table-cell office:value-type="float" office:value="42633" table:style-name="ce1">
            <text:p>42633</text:p>
          </table:table-cell>
          <table:table-cell office:value-type="float" office:value="42901" table:style-name="ce1">
            <text:p>42901</text:p>
          </table:table-cell>
          <table:table-cell office:value-type="float" office:value="42939" table:style-name="ce1">
            <text:p>42939</text:p>
          </table:table-cell>
          <table:table-cell office:value-type="float" office:value="43686" table:style-name="ce1">
            <text:p>43686</text:p>
          </table:table-cell>
          <table:table-cell office:value-type="float" office:value="43970" table:style-name="ce1">
            <text:p>43970</text:p>
          </table:table-cell>
          <table:table-cell office:value-type="float" office:value="44398" table:style-name="ce1">
            <text:p>44398</text:p>
          </table:table-cell>
          <table:table-cell office:value-type="float" office:value="44833" table:style-name="ce1">
            <text:p>44833</text:p>
          </table:table-cell>
          <table:table-cell office:value-type="float" office:value="45309" table:style-name="ce1">
            <text:p>45309</text:p>
          </table:table-cell>
          <table:table-cell office:value-type="float" office:value="45472" table:style-name="ce1">
            <text:p>45472</text:p>
          </table:table-cell>
          <table:table-cell office:value-type="float" office:value="45523" table:style-name="ce1">
            <text:p>45523</text:p>
          </table:table-cell>
          <table:table-cell office:value-type="float" office:value="45890" table:style-name="ce1">
            <text:p>45890</text:p>
          </table:table-cell>
          <table:table-cell office:value-type="float" office:value="46331" table:style-name="ce1">
            <text:p>46331</text:p>
          </table:table-cell>
          <table:table-cell office:value-type="float" office:value="46422" table:style-name="ce1">
            <text:p>46422</text:p>
          </table:table-cell>
          <table:table-cell office:value-type="float" office:value="46238" table:style-name="ce1">
            <text:p>46238</text:p>
          </table:table-cell>
          <table:table-cell office:value-type="float" office:value="46390" table:style-name="ce1">
            <text:p>46390</text:p>
          </table:table-cell>
          <table:table-cell office:value-type="float" office:value="46539" table:style-name="ce1">
            <text:p>46539</text:p>
          </table:table-cell>
          <table:table-cell office:value-type="float" office:value="46455" table:style-name="ce1">
            <text:p>46455</text:p>
          </table:table-cell>
          <table:table-cell office:value-type="float" office:value="46497" table:style-name="ce1">
            <text:p>46497</text:p>
          </table:table-cell>
          <table:table-cell office:value-type="float" office:value="46823" table:style-name="ce1">
            <text:p>46823</text:p>
          </table:table-cell>
          <table:table-cell office:value-type="float" office:value="46927" table:style-name="ce1">
            <text:p>46927</text:p>
          </table:table-cell>
          <table:table-cell office:value-type="float" office:value="46989" table:style-name="ce1">
            <text:p>46989</text:p>
          </table:table-cell>
          <table:table-cell office:value-type="float" office:value="46857" table:style-name="ce1">
            <text:p>46857</text:p>
          </table:table-cell>
          <table:table-cell office:value-type="float" office:value="46991" table:style-name="ce1">
            <text:p>46991</text:p>
          </table:table-cell>
          <table:table-cell office:value-type="float" office:value="47175" table:style-name="ce1">
            <text:p>47175</text:p>
          </table:table-cell>
          <table:table-cell office:value-type="float" office:value="47212" table:style-name="ce1">
            <text:p>47212</text:p>
          </table:table-cell>
          <table:table-cell office:value-type="float" office:value="47055" table:style-name="ce1">
            <text:p>47055</text:p>
          </table:table-cell>
          <table:table-cell office:value-type="float" office:value="47310" table:style-name="ce1">
            <text:p>47310</text:p>
          </table:table-cell>
          <table:table-cell office:value-type="float" office:value="47170" table:style-name="ce1">
            <text:p>47170</text:p>
          </table:table-cell>
          <table:table-cell office:value-type="float" office:value="47326" table:style-name="ce1">
            <text:p>47326</text:p>
          </table:table-cell>
          <table:table-cell office:value-type="float" office:value="47226" table:style-name="ce1">
            <text:p>47226</text:p>
          </table:table-cell>
          <table:table-cell table:number-columns-repeated="16345"/>
        </table:table-row>
        <table:table-row table:style-name="ro1">
          <table:table-cell office:value-type="string" table:style-name="ce4">
            <text:p>195 µL 1mM Lactat</text:p>
          </table:table-cell>
          <table:table-cell office:value-type="float" office:value="40113" table:style-name="ce1">
            <text:p>40113</text:p>
          </table:table-cell>
          <table:table-cell office:value-type="float" office:value="40797" table:style-name="ce1">
            <text:p>40797</text:p>
          </table:table-cell>
          <table:table-cell office:value-type="float" office:value="41187" table:style-name="ce1">
            <text:p>41187</text:p>
          </table:table-cell>
          <table:table-cell office:value-type="float" office:value="40928" table:style-name="ce1">
            <text:p>40928</text:p>
          </table:table-cell>
          <table:table-cell office:value-type="float" office:value="41581" table:style-name="ce1">
            <text:p>41581</text:p>
          </table:table-cell>
          <table:table-cell office:value-type="float" office:value="42083" table:style-name="ce1">
            <text:p>42083</text:p>
          </table:table-cell>
          <table:table-cell office:value-type="float" office:value="42007" table:style-name="ce1">
            <text:p>42007</text:p>
          </table:table-cell>
          <table:table-cell office:value-type="float" office:value="42732" table:style-name="ce1">
            <text:p>42732</text:p>
          </table:table-cell>
          <table:table-cell office:value-type="float" office:value="43083" table:style-name="ce1">
            <text:p>43083</text:p>
          </table:table-cell>
          <table:table-cell office:value-type="float" office:value="43419" table:style-name="ce1">
            <text:p>43419</text:p>
          </table:table-cell>
          <table:table-cell office:value-type="float" office:value="43772" table:style-name="ce1">
            <text:p>43772</text:p>
          </table:table-cell>
          <table:table-cell office:value-type="float" office:value="43675" table:style-name="ce1">
            <text:p>43675</text:p>
          </table:table-cell>
          <table:table-cell office:value-type="float" office:value="44582" table:style-name="ce1">
            <text:p>44582</text:p>
          </table:table-cell>
          <table:table-cell office:value-type="float" office:value="44711" table:style-name="ce1">
            <text:p>44711</text:p>
          </table:table-cell>
          <table:table-cell office:value-type="float" office:value="45267" table:style-name="ce1">
            <text:p>45267</text:p>
          </table:table-cell>
          <table:table-cell office:value-type="float" office:value="45551" table:style-name="ce1">
            <text:p>45551</text:p>
          </table:table-cell>
          <table:table-cell office:value-type="float" office:value="46231" table:style-name="ce1">
            <text:p>46231</text:p>
          </table:table-cell>
          <table:table-cell office:value-type="float" office:value="45435" table:style-name="ce1">
            <text:p>45435</text:p>
          </table:table-cell>
          <table:table-cell office:value-type="float" office:value="46330" table:style-name="ce1">
            <text:p>46330</text:p>
          </table:table-cell>
          <table:table-cell office:value-type="float" office:value="46464" table:style-name="ce1">
            <text:p>46464</text:p>
          </table:table-cell>
          <table:table-cell office:value-type="float" office:value="46781" table:style-name="ce1">
            <text:p>46781</text:p>
          </table:table-cell>
          <table:table-cell office:value-type="float" office:value="46819" table:style-name="ce1">
            <text:p>46819</text:p>
          </table:table-cell>
          <table:table-cell office:value-type="float" office:value="46861" table:style-name="ce1">
            <text:p>46861</text:p>
          </table:table-cell>
          <table:table-cell office:value-type="float" office:value="46985" table:style-name="ce1">
            <text:p>46985</text:p>
          </table:table-cell>
          <table:table-cell office:value-type="float" office:value="47124" table:style-name="ce1">
            <text:p>47124</text:p>
          </table:table-cell>
          <table:table-cell office:value-type="float" office:value="47035" table:style-name="ce1">
            <text:p>47035</text:p>
          </table:table-cell>
          <table:table-cell office:value-type="float" office:value="47237" table:style-name="ce1">
            <text:p>47237</text:p>
          </table:table-cell>
          <table:table-cell office:value-type="float" office:value="47229" table:style-name="ce1">
            <text:p>47229</text:p>
          </table:table-cell>
          <table:table-cell office:value-type="float" office:value="47417" table:style-name="ce1">
            <text:p>47417</text:p>
          </table:table-cell>
          <table:table-cell office:value-type="float" office:value="47226" table:style-name="ce1">
            <text:p>47226</text:p>
          </table:table-cell>
          <table:table-cell office:value-type="float" office:value="47275" table:style-name="ce1">
            <text:p>47275</text:p>
          </table:table-cell>
          <table:table-cell office:value-type="float" office:value="47384" table:style-name="ce1">
            <text:p>47384</text:p>
          </table:table-cell>
          <table:table-cell office:value-type="float" office:value="47024" table:style-name="ce1">
            <text:p>47024</text:p>
          </table:table-cell>
          <table:table-cell office:value-type="float" office:value="47606" table:style-name="ce1">
            <text:p>47606</text:p>
          </table:table-cell>
          <table:table-cell office:value-type="float" office:value="47287" table:style-name="ce1">
            <text:p>47287</text:p>
          </table:table-cell>
          <table:table-cell office:value-type="float" office:value="47374" table:style-name="ce1">
            <text:p>47374</text:p>
          </table:table-cell>
          <table:table-cell office:value-type="float" office:value="47696" table:style-name="ce1">
            <text:p>47696</text:p>
          </table:table-cell>
          <table:table-cell office:value-type="float" office:value="47560" table:style-name="ce1">
            <text:p>47560</text:p>
          </table:table-cell>
          <table:table-cell table:number-columns-repeated="16345"/>
        </table:table-row>
        <table:table-row table:style-name="ro2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Test, was in der Totzeit an signal verloren geht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BSG-MCT1+ilacco1.0</text:p>
          </table:table-cell>
          <table:table-cell table:number-columns-repeated="16382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Endzeit:</text:p>
          </table:table-cell>
          <table:table-cell office:value-type="string" table:style-name="ce1">
            <text:p>20.11.2025 12:43:26</text:p>
          </table:table-cell>
          <table:table-cell table:number-columns-repeated="16382"/>
        </table:table-row>
        <table:table-row table:number-rows-repeated="1048523" table:style-name="ro2">
          <table:table-cell table:number-columns-repeated="16384"/>
        </table:table-row>
      </table:table>
      <table:table table:name="Sheet5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gramm: Tecan i-control</text:p>
          </table:table-cell>
          <table:table-cell table:number-columns-repeated="3" table:style-name="ce1"/>
          <table:table-cell office:value-type="string" table:style-name="ce1">
            <office:annotation draw:style-name="a22" svg:x="4.3in" svg:y="0in" svg:width="1.325in" svg:height="0.891666666666667in">
              <dc:creator>Hiwibeit</dc:creator>
              <text:p><text:span text:style-name="T1">Tecan.At.Common, 3.9.1.0</text:span><text:span text:style-name="T1"/></text:p>
              <text:p><text:span text:style-name="T1">Tecan.At.Common.DocumentManagement, 3.9.1.0</text:span><text:span text:style-name="T1"/></text:p>
              <text:p><text:span text:style-name="T1">Tecan.At.Common.DocumentManagement.Reader, 3.6.1.0</text:span><text:span text:style-name="T1"/></text:p>
              <text:p><text:span text:style-name="T1">Tecan.At.Common.MCS, 3.9.1.0</text:span><text:span text:style-name="T1"/></text:p>
              <text:p><text:span text:style-name="T1">Tecan.At.Common.Results, 3.9.1.0</text:span><text:span text:style-name="T1"/></text:p>
              <text:p><text:span text:style-name="T1">Tecan.At.Common.UI, 3.9.1.0</text:span><text:span text:style-name="T1"/></text:p>
              <text:p><text:span text:style-name="T1">Tecan.At.Common.UI.resources, 3.9.1.0</text:span><text:span text:style-name="T1"/></text:p>
              <text:p><text:span text:style-name="T1">Tecan.At.Communication.Common, 3.9.1.0</text:span><text:span text:style-name="T1"/></text:p>
              <text:p><text:span text:style-name="T1">Tecan.At.Communication.Port.IP, 3.9.1.0</text:span><text:span text:style-name="T1"/></text:p>
              <text:p><text:span text:style-name="T1">Tecan.At.Communication.Port.RS232, 3.9.1.0</text:span><text:span text:style-name="T1"/></text:p>
              <text:p><text:span text:style-name="T1">Tecan.At.Communication.Port.SIM.Common, 3.9.1.0</text:span><text:span text:style-name="T1"/></text:p>
              <text:p><text:span text:style-name="T1">Tecan.At.Communication.Port.SIM.Common.resources, 3.9.1.0</text:span><text:span text:style-name="T1"/></text:p>
              <text:p><text:span text:style-name="T1">Tecan.At.Communication.Port.USB, 3.9.1.0</text:span><text:span text:style-name="T1"/></text:p>
              <text:p><text:span text:style-name="T1">Tecan.At.Communication.Server, 3.9.1.0</text:span><text:span text:style-name="T1"/></text:p>
              <text:p><text:span text:style-name="T1">Tecan.At.Communication.SIM.AMR, 3.6.1.0</text:span><text:span text:style-name="T1"/></text:p>
              <text:p><text:span text:style-name="T1">Tecan.At.Communication.SIM.AMR.resources, 3.6.1.0</text:span><text:span text:style-name="T1"/></text:p>
              <text:p><text:span text:style-name="T1">Tecan.At.Communication.SIM.AMRPlus, 3.6.1.0</text:span><text:span text:style-name="T1"/></text:p>
              <text:p><text:span text:style-name="T1">Tecan.At.Communication.SIM.AMRPlus.resources, 3.6.1.0</text:span><text:span text:style-name="T1"/></text:p>
              <text:p><text:span text:style-name="T1">Tecan.At.Communication.SIM.Connect, 3.9.1.0</text:span><text:span text:style-name="T1"/></text:p>
              <text:p><text:span text:style-name="T1">Tecan.At.Communication.SIM.GeniosUltra, 3.6.1.0</text:span><text:span text:style-name="T1"/></text:p>
              <text:p><text:span text:style-name="T1">Tecan.At.Communication.SIM.GeniosUltra.resources, 3.6.1.0</text:span><text:span text:style-name="T1"/></text:p>
              <text:p><text:span text:style-name="T1">Tecan.At.Communication.SIM.Safire3, 3.6.1.0</text:span><text:span text:style-name="T1"/></text:p>
              <text:p><text:span text:style-name="T1">Tecan.At.Communication.SIM.Safire3.resources, 3.6.1.0</text:span><text:span text:style-name="T1"/></text:p>
              <text:p><text:span text:style-name="T1">Tecan.At.Communication.SIM.Safire3Pro, 3.6.1.0</text:span><text:span text:style-name="T1"/></text:p>
              <text:p><text:span text:style-name="T1">Tecan.At.Communication.SIM.Safire3Pro.resources, 3.6.1.0</text:span><text:span text:style-name="T1"/></text:p>
              <text:p><text:span text:style-name="T1">Tecan.At.Communication.SIM.SunriseMini, 3.6.1.0</text:span><text:span text:style-name="T1"/></text:p>
              <text:p><text:span text:style-name="T1">Tecan.At.Communication.SIM.SunriseMini.resources, 3.6.1.0</text:span><text:span text:style-name="T1"/></text:p>
              <text:p><text:span text:style-name="T1">Tecan.At.Instrument.Common, 3.9.1.0</text:span><text:span text:style-name="T1"/></text:p>
              <text:p><text:span text:style-name="T1">Tecan.At.Instrument.Common.GCM, 3.9.1.0</text:span><text:span text:style-name="T1"/></text:p>
              <text:p><text:span text:style-name="T1">Tecan.At.Instrument.Common.Reader, 3.6.1.0</text:span><text:span text:style-name="T1"/></text:p>
              <text:p><text:span text:style-name="T1">Tecan.At.Instrument.Common.resources, 3.9.1.0</text:span><text:span text:style-name="T1"/></text:p>
              <text:p><text:span text:style-name="T1">Tecan.At.Instrument.Common.Stacker, 3.9.1.0</text:span><text:span text:style-name="T1"/></text:p>
              <text:p><text:span text:style-name="T1">Tecan.At.Instrument.Gas.GCM, 3.9.1.0</text:span><text:span text:style-name="T1"/></text:p>
              <text:p><text:span text:style-name="T1">Tecan.At.Instrument.GCM.Server, 3.9.1.0</text:span><text:span text:style-name="T1"/></text:p>
              <text:p><text:span text:style-name="T1">Tecan.At.Instrument.Reader.AMR, 3.6.1.0</text:span><text:span text:style-name="T1"/></text:p>
              <text:p><text:span text:style-name="T1">Tecan.At.Instrument.Reader.AMRPlus, 3.6.1.0</text:span><text:span text:style-name="T1"/></text:p>
              <text:p><text:span text:style-name="T1">Tecan.At.Instrument.Reader.GeniosUltra, 3.6.1.0</text:span><text:span text:style-name="T1"/></text:p>
              <text:p><text:span text:style-name="T1">Tecan.At.Instrument.Reader.Safire3, 3.6.1.0</text:span><text:span text:style-name="T1"/></text:p>
              <text:p><text:span text:style-name="T1">Tecan.At.Instrument.Reader.Safire3Pro, 3.6.1.0</text:span><text:span text:style-name="T1"/></text:p>
              <text:p><text:span text:style-name="T1">Tecan.At.Instrument.Reader.SunriseMini, 3.6.1.0</text:span><text:span text:style-name="T1"/></text:p>
              <text:p><text:span text:style-name="T1">Tecan.At.Instrument.Server, 3.9.1.0</text:span><text:span text:style-name="T1"/></text:p>
              <text:p><text:span text:style-name="T1">Tecan.At.Instrument.Server.resources, 3.9.1.0</text:span><text:span text:style-name="T1"/></text:p>
              <text:p><text:span text:style-name="T1">Tecan.At.Instrument.Stacker.Connect, 3.9.1.0</text:span><text:span text:style-name="T1"/></text:p>
              <text:p><text:span text:style-name="T1">Tecan.At.Instrument.Stacker.Server, 3.9.1.0</text:span><text:span text:style-name="T1"/></text:p>
              <text:p><text:span text:style-name="T1">Tecan.At.Measurement.BuiltInTest.Common, 3.6.1.0</text:span><text:span text:style-name="T1"/></text:p>
              <text:p><text:span text:style-name="T1">Tecan.At.Measurement.Common, 3.6.1.0</text:span><text:span text:style-name="T1"/></text:p>
              <text:p><text:span text:style-name="T1">Tecan.At.Measurement.Server, 3.6.1.0</text:span><text:span text:style-name="T1"/></text:p>
              <text:p><text:span text:style-name="T1">Tecan.At.XFluor, 2.0.10.0</text:span><text:span text:style-name="T1"/></text:p>
              <text:p><text:span text:style-name="T1">Tecan.At.XFluor.Connect.Reader, 2.0.10.0</text:span><text:span text:style-name="T1"/></text:p>
              <text:p><text:span text:style-name="T1">Tecan.At.XFluor.Connect.Reader.resources, 2.0.10.0</text:span><text:span text:style-name="T1"/></text:p>
              <text:p><text:span text:style-name="T1">Tecan.At.XFluor.Core, 2.0.10.0</text:span><text:span text:style-name="T1"/></text:p>
              <text:p><text:span text:style-name="T1">Tecan.At.XFluor.Core.resources, 2.0.10.0</text:span><text:span text:style-name="T1"/></text:p>
              <text:p><text:span text:style-name="T1">Tecan.At.XFluor.Device, 2.0.10.0</text:span><text:span text:style-name="T1"/></text:p>
              <text:p><text:span text:style-name="T1">Tecan.At.XFluor.Device.AMR, 2.0.10.0</text:span><text:span text:style-name="T1"/></text:p>
              <text:p><text:span text:style-name="T1">Tecan.At.XFluor.Device.AMR.resources, 2.0.10.0</text:span><text:span text:style-name="T1"/></text:p>
              <text:p><text:span text:style-name="T1">Tecan.At.XFluor.Device.AMRPlus, 2.0.10.0</text:span><text:span text:style-name="T1"/></text:p>
              <text:p><text:span text:style-name="T1">Tecan.At.XFluor.Device.GeniosUltra, 2.0.10.0</text:span><text:span text:style-name="T1"/></text:p>
              <text:p><text:span text:style-name="T1">Tecan.At.XFluor.Device.Reader, 2.0.10.0</text:span><text:span text:style-name="T1"/></text:p>
              <text:p><text:span text:style-name="T1">Tecan.At.XFluor.Device.resources, 2.0.10.0</text:span><text:span text:style-name="T1"/></text:p>
              <text:p><text:span text:style-name="T1">Tecan.At.XFluor.Device.Safire3, 2.0.10.0</text:span><text:span text:style-name="T1"/></text:p>
              <text:p><text:span text:style-name="T1">Tecan.At.XFluor.Device.Safire3Pro, 2.0.10.0</text:span><text:span text:style-name="T1"/></text:p>
              <text:p><text:span text:style-name="T1">Tecan.At.XFluor.Device.SunriseMini, 2.0.10.0</text:span><text:span text:style-name="T1"/></text:p>
              <text:p><text:span text:style-name="T1">Tecan.At.XFluor.ExcelOutput, 2.0.10.0</text:span><text:span text:style-name="T1"/></text:p>
              <text:p><text:span text:style-name="T1">Tecan.At.XFluor.ExcelOutput.resources, 2.0.10.0</text:span><text:span text:style-name="T1"/></text:p>
              <text:p><text:span text:style-name="T1">Tecan.At.XFluor.NanoQuant, 2.0.10.0</text:span><text:span text:style-name="T1"/></text:p>
              <text:p><text:span text:style-name="T1">Tecan.At.XFluor.NanoQuant.resources, 2.0.10.0</text:span><text:span text:style-name="T1"/></text:p>
              <text:p><text:span text:style-name="T1">Tecan.At.XFluor.ReaderEditor, 2.0.10.0</text:span><text:span text:style-name="T1"/></text:p>
              <text:p><text:span text:style-name="T1">Tecan.At.XFluor.ReaderEditor.resources, 2.0.10.0</text:span><text:span text:style-name="T1"/></text:p>
              <text:p><text:span text:style-name="T1">Tecan.At.XFluor.resources, 2.0.10.0</text:span><text:span text:style-name="T1"/></text:p>
              <text:p/>
            </office:annotation>
            <text:p>Tecan i-control , 2.0.1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erät: infinite 200</text:p>
          </table:table-cell>
          <table:table-cell table:number-columns-repeated="3" table:style-name="ce1"/>
          <table:table-cell office:value-type="string" table:style-name="ce1">
            <text:p>Seriennummer: 705000573</text:p>
          </table:table-cell>
          <table:table-cell table:number-columns-repeated="3" table:style-name="ce1"/>
          <table:table-cell office:value-type="string" table:style-name="ce1">
            <text:p>Seriennummer des verbundenen Staplers: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Firmware: V_2.02_11/06_InfiniTe (Dec 13 2006/16.18.16)</text:p>
          </table:table-cell>
          <table:table-cell table:number-columns-repeated="3" table:style-name="ce1"/>
          <table:table-cell office:value-type="string" table:style-name="ce1">
            <office:annotation draw:style-name="a23" svg:x="4.3in" svg:y="0.3in" svg:width="1.325in" svg:height="0.891666666666667in">
              <dc:creator>Hiwibeit</dc:creator>
              <text:p><text:span text:style-name="T1">EHC, V_2.02_11/06_InfiniTe (Dec 13 2006/16.18.16)</text:span><text:span text:style-name="T1"/></text:p>
              <text:p><text:span text:style-name="T1">MTP, V_2.02_11/06_InfiniTe (Dec 13 2006/16.18.16)</text:span><text:span text:style-name="T1"/></text:p>
              <text:p><text:span text:style-name="T1">FIL, V_2.00_04/06_FILTER (Apr <text:s/>5 2006/11.37.11)</text:span><text:span text:style-name="T1"/></text:p>
              <text:p/>
            </office:annotation>
            <text:p>MAI, V_2.02_11/06_InfiniTe (Dec 13 2006/16.18.16)</text:p>
          </table:table-cell>
          <table:table-cell table:number-columns-repeated="16379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Datum:</text:p>
          </table:table-cell>
          <table:table-cell office:value-type="string" table:style-name="ce1">
            <text:p>20.11.202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Zeit:</text:p>
          </table:table-cell>
          <table:table-cell office:value-type="string" table:style-name="ce1">
            <text:p>12:08:35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System</text:p>
          </table:table-cell>
          <table:table-cell table:number-columns-repeated="3" table:style-name="ce1"/>
          <table:table-cell office:value-type="string" table:style-name="ce1">
            <text:p>UKSPA-1086651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nwender</text:p>
          </table:table-cell>
          <table:table-cell table:number-columns-repeated="3" table:style-name="ce1"/>
          <table:table-cell office:value-type="string" table:style-name="ce1">
            <text:p>UNI-KIEL\hiwibei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tte</text:p>
          </table:table-cell>
          <table:table-cell table:number-columns-repeated="3" table:style-name="ce1"/>
          <table:table-cell office:value-type="string" table:style-name="ce1">
            <text:p>Greiner 96 Flat Bottom Black Polystyrene Cat. No.: 655079/655086/655077/655076 <text:s text:c="2"/>[GRE96fb_chimney.pdfx]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tten-ID (Stapler)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Schütteln (Linear) Dauer:</text:p>
          </table:table-cell>
          <table:table-cell table:number-columns-repeated="3" table:style-name="ce2"/>
          <table:table-cell office:value-type="float" office:value="3" table:style-name="ce2">
            <text:p>3</text:p>
          </table:table-cell>
          <table:table-cell office:value-type="string" table:style-name="ce2">
            <text:p>s</text:p>
          </table:table-cell>
          <table:table-cell table:number-columns-repeated="6" table:style-name="ce2"/>
          <table:table-cell table:number-columns-repeated="16372"/>
        </table:table-row>
        <table:table-row table:style-name="ro1">
          <table:table-cell office:value-type="string" table:style-name="ce2">
            <text:p>Schütteln (Linear) Amplitude:</text:p>
          </table:table-cell>
          <table:table-cell table:number-columns-repeated="3" table:style-name="ce2"/>
          <table:table-cell office:value-type="float" office:value="1" table:style-name="ce2">
            <text:p>1</text:p>
          </table:table-cell>
          <table:table-cell office:value-type="string" table:style-name="ce2">
            <text:p>mm</text:p>
          </table:table-cell>
          <table:table-cell table:number-columns-repeated="6" table:style-name="ce2"/>
          <table:table-cell table:number-columns-repeated="16372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Liste der Aktionen in diesem Mess-Script:</text:p>
          </table:table-cell>
          <table:table-cell table:number-columns-repeated="11" table:style-name="ce2"/>
          <table:table-cell table:number-columns-repeated="16372"/>
        </table:table-row>
        <table:table-row table:style-name="ro1">
          <table:table-cell office:value-type="string" table:style-name="ce2">
            <text:p>Kinetik</text:p>
          </table:table-cell>
          <table:table-cell table:number-columns-repeated="11" table:style-name="ce2"/>
          <table:table-cell table:number-columns-repeated="16372"/>
        </table:table-row>
        <table:table-row table:style-name="ro1">
          <table:table-cell office:value-type="string" table:style-name="ce2">
            <text:p>Fluoreszenz</text:p>
          </table:table-cell>
          <table:table-cell table:number-columns-repeated="11" table:style-name="ce2"/>
          <table:table-cell table:number-columns-repeated="16372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Label: Label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etik - Messun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etik - Dauer</text:p>
          </table:table-cell>
          <table:table-cell table:number-columns-repeated="3" table:style-name="ce1"/>
          <table:table-cell office:value-type="time" office:time-value="PT0H8M0S" table:style-name="ce3">
            <text:p>00:08: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rvallzeit</text:p>
          </table:table-cell>
          <table:table-cell table:number-columns-repeated="3" table:style-name="ce1"/>
          <table:table-cell office:value-type="time" office:time-value="PT0H0M13S" table:style-name="ce3">
            <text:p>00:00:1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odus</text:p>
          </table:table-cell>
          <table:table-cell table:number-columns-repeated="3" table:style-name="ce1"/>
          <table:table-cell office:value-type="string" table:style-name="ce1">
            <text:p>Fluoreszenz Messung von obe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xzitationswellenlänge</text:p>
          </table:table-cell>
          <table:table-cell table:number-columns-repeated="3" table:style-name="ce1"/>
          <table:table-cell office:value-type="float" office:value="485" table:style-name="ce1">
            <text:p>48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missionswellenlänge</text:p>
          </table:table-cell>
          <table:table-cell table:number-columns-repeated="3" table:style-name="ce1"/>
          <table:table-cell office:value-type="float" office:value="535" table:style-name="ce1">
            <text:p>53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xzitationsbandbreite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missionsbandbreite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Verstärkung</text:p>
          </table:table-cell>
          <table:table-cell table:number-columns-repeated="3" table:style-name="ce1"/>
          <table:table-cell office:value-type="float" office:value="122" table:style-name="ce1">
            <text:p>122</text:p>
          </table:table-cell>
          <table:table-cell office:value-type="string" table:style-name="ce1">
            <text:p>Optimal (100%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Anzahl der Blitze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grationszeit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µ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Verzögerungszeit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µ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Ruhezeit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Bereich der Platte</text:p>
          </table:table-cell>
          <table:table-cell table:number-columns-repeated="3" table:style-name="ce1"/>
          <table:table-cell office:value-type="string" table:style-name="ce1">
            <text:p>A4-D6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tartzeit:</text:p>
          </table:table-cell>
          <table:table-cell office:value-type="string" table:style-name="ce1">
            <text:p>20.11.2025 12:08:54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style-name="ce4">
            <text:p>Zyklus Nr.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4">
            <text:p>10</text:p>
          </table:table-cell>
          <table:table-cell office:value-type="float" office:value="11" table:style-name="ce4">
            <text:p>11</text:p>
          </table:table-cell>
          <table:table-cell office:value-type="float" office:value="12" table:style-name="ce4">
            <text:p>12</text:p>
          </table:table-cell>
          <table:table-cell office:value-type="float" office:value="13" table:style-name="ce4">
            <text:p>13</text:p>
          </table:table-cell>
          <table:table-cell office:value-type="float" office:value="14" table:style-name="ce4">
            <text:p>14</text:p>
          </table:table-cell>
          <table:table-cell office:value-type="float" office:value="15" table:style-name="ce4">
            <text:p>15</text:p>
          </table:table-cell>
          <table:table-cell office:value-type="float" office:value="16" table:style-name="ce4">
            <text:p>16</text:p>
          </table:table-cell>
          <table:table-cell office:value-type="float" office:value="17" table:style-name="ce4">
            <text:p>17</text:p>
          </table:table-cell>
          <table:table-cell office:value-type="float" office:value="18" table:style-name="ce4">
            <text:p>18</text:p>
          </table:table-cell>
          <table:table-cell office:value-type="float" office:value="19" table:style-name="ce4">
            <text:p>19</text:p>
          </table:table-cell>
          <table:table-cell office:value-type="float" office:value="20" table:style-name="ce4">
            <text:p>20</text:p>
          </table:table-cell>
          <table:table-cell office:value-type="float" office:value="21" table:style-name="ce4">
            <text:p>21</text:p>
          </table:table-cell>
          <table:table-cell office:value-type="float" office:value="22" table:style-name="ce4">
            <text:p>22</text:p>
          </table:table-cell>
          <table:table-cell office:value-type="float" office:value="23" table:style-name="ce4">
            <text:p>23</text:p>
          </table:table-cell>
          <table:table-cell office:value-type="float" office:value="24" table:style-name="ce4">
            <text:p>24</text:p>
          </table:table-cell>
          <table:table-cell office:value-type="float" office:value="25" table:style-name="ce4">
            <text:p>25</text:p>
          </table:table-cell>
          <table:table-cell office:value-type="float" office:value="26" table:style-name="ce4">
            <text:p>26</text:p>
          </table:table-cell>
          <table:table-cell office:value-type="float" office:value="27" table:style-name="ce4">
            <text:p>27</text:p>
          </table:table-cell>
          <table:table-cell office:value-type="float" office:value="28" table:style-name="ce4">
            <text:p>28</text:p>
          </table:table-cell>
          <table:table-cell office:value-type="float" office:value="29" table:style-name="ce4">
            <text:p>29</text:p>
          </table:table-cell>
          <table:table-cell office:value-type="float" office:value="30" table:style-name="ce4">
            <text:p>30</text:p>
          </table:table-cell>
          <table:table-cell office:value-type="float" office:value="31" table:style-name="ce4">
            <text:p>31</text:p>
          </table:table-cell>
          <table:table-cell office:value-type="float" office:value="32" table:style-name="ce4">
            <text:p>32</text:p>
          </table:table-cell>
          <table:table-cell office:value-type="float" office:value="33" table:style-name="ce4">
            <text:p>33</text:p>
          </table:table-cell>
          <table:table-cell office:value-type="float" office:value="34" table:style-name="ce4">
            <text:p>34</text:p>
          </table:table-cell>
          <table:table-cell office:value-type="float" office:value="35" table:style-name="ce4">
            <text:p>35</text:p>
          </table:table-cell>
          <table:table-cell office:value-type="float" office:value="36" table:style-name="ce4">
            <text:p>36</text:p>
          </table:table-cell>
          <table:table-cell office:value-type="float" office:value="37" table:style-name="ce4">
            <text:p>37</text:p>
          </table:table-cell>
          <table:table-cell office:value-type="float" office:value="38" table:style-name="ce4">
            <text:p>38</text:p>
          </table:table-cell>
          <table:table-cell table:number-columns-repeated="16345"/>
        </table:table-row>
        <table:table-row table:style-name="ro1">
          <table:table-cell office:value-type="string" table:style-name="ce4">
            <text:p>Zeit [s]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26" table:style-name="ce1">
            <text:p>26</text:p>
          </table:table-cell>
          <table:table-cell office:value-type="float" office:value="39" table:style-name="ce1">
            <text:p>39</text:p>
          </table:table-cell>
          <table:table-cell office:value-type="float" office:value="52" table:style-name="ce1">
            <text:p>52</text:p>
          </table:table-cell>
          <table:table-cell office:value-type="float" office:value="65" table:style-name="ce1">
            <text:p>65</text:p>
          </table:table-cell>
          <table:table-cell office:value-type="float" office:value="78" table:style-name="ce1">
            <text:p>78</text:p>
          </table:table-cell>
          <table:table-cell office:value-type="float" office:value="91" table:style-name="ce1">
            <text:p>91</text:p>
          </table:table-cell>
          <table:table-cell office:value-type="float" office:value="104" table:style-name="ce1">
            <text:p>104</text:p>
          </table:table-cell>
          <table:table-cell office:value-type="float" office:value="117" table:style-name="ce1">
            <text:p>117</text:p>
          </table:table-cell>
          <table:table-cell office:value-type="float" office:value="130" table:style-name="ce1">
            <text:p>130</text:p>
          </table:table-cell>
          <table:table-cell office:value-type="float" office:value="143" table:style-name="ce1">
            <text:p>143</text:p>
          </table:table-cell>
          <table:table-cell office:value-type="float" office:value="156" table:style-name="ce1">
            <text:p>156</text:p>
          </table:table-cell>
          <table:table-cell office:value-type="float" office:value="169" table:style-name="ce1">
            <text:p>169</text:p>
          </table:table-cell>
          <table:table-cell office:value-type="float" office:value="182" table:style-name="ce1">
            <text:p>182</text:p>
          </table:table-cell>
          <table:table-cell office:value-type="float" office:value="195" table:style-name="ce1">
            <text:p>195</text:p>
          </table:table-cell>
          <table:table-cell office:value-type="float" office:value="208" table:style-name="ce1">
            <text:p>208</text:p>
          </table:table-cell>
          <table:table-cell office:value-type="float" office:value="221" table:style-name="ce1">
            <text:p>221</text:p>
          </table:table-cell>
          <table:table-cell office:value-type="float" office:value="234" table:style-name="ce1">
            <text:p>234</text:p>
          </table:table-cell>
          <table:table-cell office:value-type="float" office:value="247" table:style-name="ce1">
            <text:p>247</text:p>
          </table:table-cell>
          <table:table-cell office:value-type="float" office:value="260" table:style-name="ce1">
            <text:p>260</text:p>
          </table:table-cell>
          <table:table-cell office:value-type="float" office:value="273" table:style-name="ce1">
            <text:p>273</text:p>
          </table:table-cell>
          <table:table-cell office:value-type="float" office:value="286" table:style-name="ce1">
            <text:p>286</text:p>
          </table:table-cell>
          <table:table-cell office:value-type="float" office:value="299" table:style-name="ce1">
            <text:p>299</text:p>
          </table:table-cell>
          <table:table-cell office:value-type="float" office:value="312" table:style-name="ce1">
            <text:p>312</text:p>
          </table:table-cell>
          <table:table-cell office:value-type="float" office:value="325" table:style-name="ce1">
            <text:p>325</text:p>
          </table:table-cell>
          <table:table-cell office:value-type="float" office:value="338" table:style-name="ce1">
            <text:p>338</text:p>
          </table:table-cell>
          <table:table-cell office:value-type="float" office:value="351" table:style-name="ce1">
            <text:p>351</text:p>
          </table:table-cell>
          <table:table-cell office:value-type="float" office:value="364" table:style-name="ce1">
            <text:p>364</text:p>
          </table:table-cell>
          <table:table-cell office:value-type="float" office:value="377" table:style-name="ce1">
            <text:p>377</text:p>
          </table:table-cell>
          <table:table-cell office:value-type="float" office:value="390" table:style-name="ce1">
            <text:p>390</text:p>
          </table:table-cell>
          <table:table-cell office:value-type="float" office:value="403" table:style-name="ce1">
            <text:p>403</text:p>
          </table:table-cell>
          <table:table-cell office:value-type="float" office:value="416" table:style-name="ce1">
            <text:p>416</text:p>
          </table:table-cell>
          <table:table-cell office:value-type="float" office:value="429" table:style-name="ce1">
            <text:p>429</text:p>
          </table:table-cell>
          <table:table-cell office:value-type="float" office:value="442" table:style-name="ce1">
            <text:p>442</text:p>
          </table:table-cell>
          <table:table-cell office:value-type="float" office:value="455" table:style-name="ce1">
            <text:p>455</text:p>
          </table:table-cell>
          <table:table-cell office:value-type="float" office:value="468" table:style-name="ce1">
            <text:p>468</text:p>
          </table:table-cell>
          <table:table-cell office:value-type="float" office:value="481" table:style-name="ce1">
            <text:p>481</text:p>
          </table:table-cell>
          <table:table-cell table:number-columns-repeated="16345"/>
        </table:table-row>
        <table:table-row table:style-name="ro1">
          <table:table-cell office:value-type="string" table:style-name="ce4">
            <text:p>Temp. [°C]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table:number-columns-repeated="16345"/>
        </table:table-row>
        <table:table-row table:style-name="ro1">
          <table:table-cell office:value-type="string" table:style-name="ce4">
            <text:p>10 mM</text:p>
          </table:table-cell>
          <table:table-cell office:value-type="float" office:value="45198" table:style-name="ce1">
            <text:p>45198</text:p>
          </table:table-cell>
          <table:table-cell office:value-type="float" office:value="46612" table:style-name="ce1">
            <text:p>46612</text:p>
          </table:table-cell>
          <table:table-cell office:value-type="float" office:value="47888" table:style-name="ce1">
            <text:p>47888</text:p>
          </table:table-cell>
          <table:table-cell office:value-type="float" office:value="49282" table:style-name="ce1">
            <text:p>49282</text:p>
          </table:table-cell>
          <table:table-cell office:value-type="float" office:value="49857" table:style-name="ce1">
            <text:p>49857</text:p>
          </table:table-cell>
          <table:table-cell office:value-type="float" office:value="50341" table:style-name="ce1">
            <text:p>50341</text:p>
          </table:table-cell>
          <table:table-cell office:value-type="float" office:value="51340" table:style-name="ce1">
            <text:p>51340</text:p>
          </table:table-cell>
          <table:table-cell office:value-type="float" office:value="51756" table:style-name="ce1">
            <text:p>51756</text:p>
          </table:table-cell>
          <table:table-cell office:value-type="float" office:value="52219" table:style-name="ce1">
            <text:p>52219</text:p>
          </table:table-cell>
          <table:table-cell office:value-type="float" office:value="52248" table:style-name="ce1">
            <text:p>52248</text:p>
          </table:table-cell>
          <table:table-cell office:value-type="float" office:value="52748" table:style-name="ce1">
            <text:p>52748</text:p>
          </table:table-cell>
          <table:table-cell office:value-type="float" office:value="52987" table:style-name="ce1">
            <text:p>52987</text:p>
          </table:table-cell>
          <table:table-cell office:value-type="float" office:value="53549" table:style-name="ce1">
            <text:p>53549</text:p>
          </table:table-cell>
          <table:table-cell office:value-type="float" office:value="53286" table:style-name="ce1">
            <text:p>53286</text:p>
          </table:table-cell>
          <table:table-cell office:value-type="float" office:value="52173" table:style-name="ce1">
            <text:p>52173</text:p>
          </table:table-cell>
          <table:table-cell office:value-type="float" office:value="53006" table:style-name="ce1">
            <text:p>53006</text:p>
          </table:table-cell>
          <table:table-cell office:value-type="float" office:value="53873" table:style-name="ce1">
            <text:p>53873</text:p>
          </table:table-cell>
          <table:table-cell office:value-type="float" office:value="54300" table:style-name="ce1">
            <text:p>54300</text:p>
          </table:table-cell>
          <table:table-cell office:value-type="float" office:value="54083" table:style-name="ce1">
            <text:p>54083</text:p>
          </table:table-cell>
          <table:table-cell office:value-type="float" office:value="53910" table:style-name="ce1">
            <text:p>53910</text:p>
          </table:table-cell>
          <table:table-cell office:value-type="float" office:value="54661" table:style-name="ce1">
            <text:p>54661</text:p>
          </table:table-cell>
          <table:table-cell office:value-type="float" office:value="54841" table:style-name="ce1">
            <text:p>54841</text:p>
          </table:table-cell>
          <table:table-cell office:value-type="float" office:value="54472" table:style-name="ce1">
            <text:p>54472</text:p>
          </table:table-cell>
          <table:table-cell office:value-type="float" office:value="54612" table:style-name="ce1">
            <text:p>54612</text:p>
          </table:table-cell>
          <table:table-cell office:value-type="float" office:value="54351" table:style-name="ce1">
            <text:p>54351</text:p>
          </table:table-cell>
          <table:table-cell office:value-type="float" office:value="54215" table:style-name="ce1">
            <text:p>54215</text:p>
          </table:table-cell>
          <table:table-cell office:value-type="float" office:value="54808" table:style-name="ce1">
            <text:p>54808</text:p>
          </table:table-cell>
          <table:table-cell office:value-type="float" office:value="54869" table:style-name="ce1">
            <text:p>54869</text:p>
          </table:table-cell>
          <table:table-cell office:value-type="float" office:value="54640" table:style-name="ce1">
            <text:p>54640</text:p>
          </table:table-cell>
          <table:table-cell office:value-type="float" office:value="54778" table:style-name="ce1">
            <text:p>54778</text:p>
          </table:table-cell>
          <table:table-cell office:value-type="float" office:value="54491" table:style-name="ce1">
            <text:p>54491</text:p>
          </table:table-cell>
          <table:table-cell office:value-type="float" office:value="54505" table:style-name="ce1">
            <text:p>54505</text:p>
          </table:table-cell>
          <table:table-cell office:value-type="float" office:value="54927" table:style-name="ce1">
            <text:p>54927</text:p>
          </table:table-cell>
          <table:table-cell office:value-type="float" office:value="55089" table:style-name="ce1">
            <text:p>55089</text:p>
          </table:table-cell>
          <table:table-cell office:value-type="float" office:value="55652" table:style-name="ce1">
            <text:p>55652</text:p>
          </table:table-cell>
          <table:table-cell office:value-type="float" office:value="54670" table:style-name="ce1">
            <text:p>54670</text:p>
          </table:table-cell>
          <table:table-cell office:value-type="float" office:value="54711" table:style-name="ce1">
            <text:p>54711</text:p>
          </table:table-cell>
          <table:table-cell office:value-type="float" office:value="55322" table:style-name="ce1">
            <text:p>55322</text:p>
          </table:table-cell>
          <table:table-cell table:number-columns-repeated="16345"/>
        </table:table-row>
        <table:table-row table:style-name="ro1">
          <table:table-cell office:value-type="string" table:style-name="ce4">
            <text:p>10 mM</text:p>
          </table:table-cell>
          <table:table-cell office:value-type="float" office:value="46811" table:style-name="ce1">
            <text:p>46811</text:p>
          </table:table-cell>
          <table:table-cell office:value-type="float" office:value="47686" table:style-name="ce1">
            <text:p>47686</text:p>
          </table:table-cell>
          <table:table-cell office:value-type="float" office:value="49260" table:style-name="ce1">
            <text:p>49260</text:p>
          </table:table-cell>
          <table:table-cell office:value-type="float" office:value="50858" table:style-name="ce1">
            <text:p>50858</text:p>
          </table:table-cell>
          <table:table-cell office:value-type="float" office:value="50937" table:style-name="ce1">
            <text:p>50937</text:p>
          </table:table-cell>
          <table:table-cell office:value-type="float" office:value="51875" table:style-name="ce1">
            <text:p>51875</text:p>
          </table:table-cell>
          <table:table-cell office:value-type="float" office:value="52545" table:style-name="ce1">
            <text:p>52545</text:p>
          </table:table-cell>
          <table:table-cell office:value-type="float" office:value="53303" table:style-name="ce1">
            <text:p>53303</text:p>
          </table:table-cell>
          <table:table-cell office:value-type="float" office:value="53593" table:style-name="ce1">
            <text:p>53593</text:p>
          </table:table-cell>
          <table:table-cell office:value-type="float" office:value="53418" table:style-name="ce1">
            <text:p>53418</text:p>
          </table:table-cell>
          <table:table-cell office:value-type="float" office:value="53691" table:style-name="ce1">
            <text:p>53691</text:p>
          </table:table-cell>
          <table:table-cell office:value-type="float" office:value="54391" table:style-name="ce1">
            <text:p>54391</text:p>
          </table:table-cell>
          <table:table-cell office:value-type="float" office:value="55438" table:style-name="ce1">
            <text:p>55438</text:p>
          </table:table-cell>
          <table:table-cell office:value-type="float" office:value="54819" table:style-name="ce1">
            <text:p>54819</text:p>
          </table:table-cell>
          <table:table-cell office:value-type="float" office:value="54494" table:style-name="ce1">
            <text:p>54494</text:p>
          </table:table-cell>
          <table:table-cell office:value-type="float" office:value="54550" table:style-name="ce1">
            <text:p>54550</text:p>
          </table:table-cell>
          <table:table-cell office:value-type="float" office:value="53236" table:style-name="ce1">
            <text:p>53236</text:p>
          </table:table-cell>
          <table:table-cell office:value-type="float" office:value="55268" table:style-name="ce1">
            <text:p>55268</text:p>
          </table:table-cell>
          <table:table-cell office:value-type="float" office:value="54802" table:style-name="ce1">
            <text:p>54802</text:p>
          </table:table-cell>
          <table:table-cell office:value-type="float" office:value="54797" table:style-name="ce1">
            <text:p>54797</text:p>
          </table:table-cell>
          <table:table-cell office:value-type="float" office:value="55332" table:style-name="ce1">
            <text:p>55332</text:p>
          </table:table-cell>
          <table:table-cell office:value-type="float" office:value="55663" table:style-name="ce1">
            <text:p>55663</text:p>
          </table:table-cell>
          <table:table-cell office:value-type="float" office:value="55286" table:style-name="ce1">
            <text:p>55286</text:p>
          </table:table-cell>
          <table:table-cell office:value-type="float" office:value="55101" table:style-name="ce1">
            <text:p>55101</text:p>
          </table:table-cell>
          <table:table-cell office:value-type="float" office:value="54916" table:style-name="ce1">
            <text:p>54916</text:p>
          </table:table-cell>
          <table:table-cell office:value-type="float" office:value="54145" table:style-name="ce1">
            <text:p>54145</text:p>
          </table:table-cell>
          <table:table-cell office:value-type="float" office:value="55321" table:style-name="ce1">
            <text:p>55321</text:p>
          </table:table-cell>
          <table:table-cell office:value-type="float" office:value="55077" table:style-name="ce1">
            <text:p>55077</text:p>
          </table:table-cell>
          <table:table-cell office:value-type="float" office:value="54293" table:style-name="ce1">
            <text:p>54293</text:p>
          </table:table-cell>
          <table:table-cell office:value-type="float" office:value="54883" table:style-name="ce1">
            <text:p>54883</text:p>
          </table:table-cell>
          <table:table-cell office:value-type="float" office:value="54841" table:style-name="ce1">
            <text:p>54841</text:p>
          </table:table-cell>
          <table:table-cell office:value-type="float" office:value="54746" table:style-name="ce1">
            <text:p>54746</text:p>
          </table:table-cell>
          <table:table-cell office:value-type="float" office:value="54250" table:style-name="ce1">
            <text:p>54250</text:p>
          </table:table-cell>
          <table:table-cell office:value-type="float" office:value="55222" table:style-name="ce1">
            <text:p>55222</text:p>
          </table:table-cell>
          <table:table-cell office:value-type="float" office:value="55879" table:style-name="ce1">
            <text:p>55879</text:p>
          </table:table-cell>
          <table:table-cell office:value-type="float" office:value="54885" table:style-name="ce1">
            <text:p>54885</text:p>
          </table:table-cell>
          <table:table-cell office:value-type="float" office:value="54988" table:style-name="ce1">
            <text:p>54988</text:p>
          </table:table-cell>
          <table:table-cell office:value-type="float" office:value="54358" table:style-name="ce1">
            <text:p>54358</text:p>
          </table:table-cell>
          <table:table-cell table:number-columns-repeated="16345"/>
        </table:table-row>
        <table:table-row table:style-name="ro1">
          <table:table-cell office:value-type="string" table:style-name="ce4">
            <text:p>10 mM</text:p>
          </table:table-cell>
          <table:table-cell office:value-type="float" office:value="40506" table:style-name="ce1">
            <text:p>40506</text:p>
          </table:table-cell>
          <table:table-cell office:value-type="float" office:value="42324" table:style-name="ce1">
            <text:p>42324</text:p>
          </table:table-cell>
          <table:table-cell office:value-type="float" office:value="43532" table:style-name="ce1">
            <text:p>43532</text:p>
          </table:table-cell>
          <table:table-cell office:value-type="float" office:value="44347" table:style-name="ce1">
            <text:p>44347</text:p>
          </table:table-cell>
          <table:table-cell office:value-type="float" office:value="45262" table:style-name="ce1">
            <text:p>45262</text:p>
          </table:table-cell>
          <table:table-cell office:value-type="float" office:value="45931" table:style-name="ce1">
            <text:p>45931</text:p>
          </table:table-cell>
          <table:table-cell office:value-type="float" office:value="46280" table:style-name="ce1">
            <text:p>46280</text:p>
          </table:table-cell>
          <table:table-cell office:value-type="float" office:value="47090" table:style-name="ce1">
            <text:p>47090</text:p>
          </table:table-cell>
          <table:table-cell office:value-type="float" office:value="47538" table:style-name="ce1">
            <text:p>47538</text:p>
          </table:table-cell>
          <table:table-cell office:value-type="float" office:value="47948" table:style-name="ce1">
            <text:p>47948</text:p>
          </table:table-cell>
          <table:table-cell office:value-type="float" office:value="48152" table:style-name="ce1">
            <text:p>48152</text:p>
          </table:table-cell>
          <table:table-cell office:value-type="float" office:value="48381" table:style-name="ce1">
            <text:p>48381</text:p>
          </table:table-cell>
          <table:table-cell office:value-type="float" office:value="48549" table:style-name="ce1">
            <text:p>48549</text:p>
          </table:table-cell>
          <table:table-cell office:value-type="float" office:value="49051" table:style-name="ce1">
            <text:p>49051</text:p>
          </table:table-cell>
          <table:table-cell office:value-type="float" office:value="49128" table:style-name="ce1">
            <text:p>49128</text:p>
          </table:table-cell>
          <table:table-cell office:value-type="float" office:value="49113" table:style-name="ce1">
            <text:p>49113</text:p>
          </table:table-cell>
          <table:table-cell office:value-type="float" office:value="49544" table:style-name="ce1">
            <text:p>49544</text:p>
          </table:table-cell>
          <table:table-cell office:value-type="float" office:value="49744" table:style-name="ce1">
            <text:p>49744</text:p>
          </table:table-cell>
          <table:table-cell office:value-type="float" office:value="49902" table:style-name="ce1">
            <text:p>49902</text:p>
          </table:table-cell>
          <table:table-cell office:value-type="float" office:value="50030" table:style-name="ce1">
            <text:p>50030</text:p>
          </table:table-cell>
          <table:table-cell office:value-type="float" office:value="50519" table:style-name="ce1">
            <text:p>50519</text:p>
          </table:table-cell>
          <table:table-cell office:value-type="float" office:value="50758" table:style-name="ce1">
            <text:p>50758</text:p>
          </table:table-cell>
          <table:table-cell office:value-type="float" office:value="50628" table:style-name="ce1">
            <text:p>50628</text:p>
          </table:table-cell>
          <table:table-cell office:value-type="float" office:value="51091" table:style-name="ce1">
            <text:p>51091</text:p>
          </table:table-cell>
          <table:table-cell office:value-type="float" office:value="50932" table:style-name="ce1">
            <text:p>50932</text:p>
          </table:table-cell>
          <table:table-cell office:value-type="float" office:value="51234" table:style-name="ce1">
            <text:p>51234</text:p>
          </table:table-cell>
          <table:table-cell office:value-type="float" office:value="51184" table:style-name="ce1">
            <text:p>51184</text:p>
          </table:table-cell>
          <table:table-cell office:value-type="float" office:value="51189" table:style-name="ce1">
            <text:p>51189</text:p>
          </table:table-cell>
          <table:table-cell office:value-type="float" office:value="51750" table:style-name="ce1">
            <text:p>51750</text:p>
          </table:table-cell>
          <table:table-cell office:value-type="float" office:value="51600" table:style-name="ce1">
            <text:p>51600</text:p>
          </table:table-cell>
          <table:table-cell office:value-type="float" office:value="51823" table:style-name="ce1">
            <text:p>51823</text:p>
          </table:table-cell>
          <table:table-cell office:value-type="float" office:value="52265" table:style-name="ce1">
            <text:p>52265</text:p>
          </table:table-cell>
          <table:table-cell office:value-type="float" office:value="51946" table:style-name="ce1">
            <text:p>51946</text:p>
          </table:table-cell>
          <table:table-cell office:value-type="float" office:value="52085" table:style-name="ce1">
            <text:p>52085</text:p>
          </table:table-cell>
          <table:table-cell office:value-type="float" office:value="51876" table:style-name="ce1">
            <text:p>51876</text:p>
          </table:table-cell>
          <table:table-cell office:value-type="float" office:value="52233" table:style-name="ce1">
            <text:p>52233</text:p>
          </table:table-cell>
          <table:table-cell office:value-type="float" office:value="51874" table:style-name="ce1">
            <text:p>51874</text:p>
          </table:table-cell>
          <table:table-cell office:value-type="float" office:value="52177" table:style-name="ce1">
            <text:p>52177</text:p>
          </table:table-cell>
          <table:table-cell table:number-columns-repeated="16345"/>
        </table:table-row>
        <table:table-row table:style-name="ro1">
          <table:table-cell office:value-type="string" table:style-name="ce4">
            <text:p>1 mM</text:p>
          </table:table-cell>
          <table:table-cell office:value-type="float" office:value="40226" table:style-name="ce1">
            <text:p>40226</text:p>
          </table:table-cell>
          <table:table-cell office:value-type="float" office:value="41618" table:style-name="ce1">
            <text:p>41618</text:p>
          </table:table-cell>
          <table:table-cell office:value-type="float" office:value="42486" table:style-name="ce1">
            <text:p>42486</text:p>
          </table:table-cell>
          <table:table-cell office:value-type="float" office:value="43233" table:style-name="ce1">
            <text:p>43233</text:p>
          </table:table-cell>
          <table:table-cell office:value-type="float" office:value="44098" table:style-name="ce1">
            <text:p>44098</text:p>
          </table:table-cell>
          <table:table-cell office:value-type="float" office:value="43870" table:style-name="ce1">
            <text:p>43870</text:p>
          </table:table-cell>
          <table:table-cell office:value-type="float" office:value="44368" table:style-name="ce1">
            <text:p>44368</text:p>
          </table:table-cell>
          <table:table-cell office:value-type="float" office:value="44637" table:style-name="ce1">
            <text:p>44637</text:p>
          </table:table-cell>
          <table:table-cell office:value-type="float" office:value="44723" table:style-name="ce1">
            <text:p>44723</text:p>
          </table:table-cell>
          <table:table-cell office:value-type="float" office:value="44980" table:style-name="ce1">
            <text:p>44980</text:p>
          </table:table-cell>
          <table:table-cell office:value-type="float" office:value="44558" table:style-name="ce1">
            <text:p>44558</text:p>
          </table:table-cell>
          <table:table-cell office:value-type="float" office:value="45133" table:style-name="ce1">
            <text:p>45133</text:p>
          </table:table-cell>
          <table:table-cell office:value-type="float" office:value="44859" table:style-name="ce1">
            <text:p>44859</text:p>
          </table:table-cell>
          <table:table-cell office:value-type="float" office:value="44836" table:style-name="ce1">
            <text:p>44836</text:p>
          </table:table-cell>
          <table:table-cell office:value-type="float" office:value="45285" table:style-name="ce1">
            <text:p>45285</text:p>
          </table:table-cell>
          <table:table-cell office:value-type="float" office:value="44465" table:style-name="ce1">
            <text:p>44465</text:p>
          </table:table-cell>
          <table:table-cell office:value-type="float" office:value="44585" table:style-name="ce1">
            <text:p>44585</text:p>
          </table:table-cell>
          <table:table-cell office:value-type="float" office:value="45001" table:style-name="ce1">
            <text:p>45001</text:p>
          </table:table-cell>
          <table:table-cell office:value-type="float" office:value="43887" table:style-name="ce1">
            <text:p>43887</text:p>
          </table:table-cell>
          <table:table-cell office:value-type="float" office:value="43991" table:style-name="ce1">
            <text:p>43991</text:p>
          </table:table-cell>
          <table:table-cell office:value-type="float" office:value="44721" table:style-name="ce1">
            <text:p>44721</text:p>
          </table:table-cell>
          <table:table-cell office:value-type="float" office:value="45456" table:style-name="ce1">
            <text:p>45456</text:p>
          </table:table-cell>
          <table:table-cell office:value-type="float" office:value="45059" table:style-name="ce1">
            <text:p>45059</text:p>
          </table:table-cell>
          <table:table-cell office:value-type="float" office:value="44628" table:style-name="ce1">
            <text:p>44628</text:p>
          </table:table-cell>
          <table:table-cell office:value-type="float" office:value="44894" table:style-name="ce1">
            <text:p>44894</text:p>
          </table:table-cell>
          <table:table-cell office:value-type="float" office:value="44517" table:style-name="ce1">
            <text:p>44517</text:p>
          </table:table-cell>
          <table:table-cell office:value-type="float" office:value="45185" table:style-name="ce1">
            <text:p>45185</text:p>
          </table:table-cell>
          <table:table-cell office:value-type="float" office:value="44031" table:style-name="ce1">
            <text:p>44031</text:p>
          </table:table-cell>
          <table:table-cell office:value-type="float" office:value="44618" table:style-name="ce1">
            <text:p>44618</text:p>
          </table:table-cell>
          <table:table-cell office:value-type="float" office:value="44552" table:style-name="ce1">
            <text:p>44552</text:p>
          </table:table-cell>
          <table:table-cell office:value-type="float" office:value="44597" table:style-name="ce1">
            <text:p>44597</text:p>
          </table:table-cell>
          <table:table-cell office:value-type="float" office:value="43860" table:style-name="ce1">
            <text:p>43860</text:p>
          </table:table-cell>
          <table:table-cell office:value-type="float" office:value="44144" table:style-name="ce1">
            <text:p>44144</text:p>
          </table:table-cell>
          <table:table-cell office:value-type="float" office:value="44590" table:style-name="ce1">
            <text:p>44590</text:p>
          </table:table-cell>
          <table:table-cell office:value-type="float" office:value="44492" table:style-name="ce1">
            <text:p>44492</text:p>
          </table:table-cell>
          <table:table-cell office:value-type="float" office:value="44306" table:style-name="ce1">
            <text:p>44306</text:p>
          </table:table-cell>
          <table:table-cell office:value-type="float" office:value="44308" table:style-name="ce1">
            <text:p>44308</text:p>
          </table:table-cell>
          <table:table-cell office:value-type="float" office:value="43577" table:style-name="ce1">
            <text:p>43577</text:p>
          </table:table-cell>
          <table:table-cell table:number-columns-repeated="16345"/>
        </table:table-row>
        <table:table-row table:style-name="ro1">
          <table:table-cell office:value-type="string" table:style-name="ce4">
            <text:p>1 mM</text:p>
          </table:table-cell>
          <table:table-cell office:value-type="float" office:value="40074" table:style-name="ce1">
            <text:p>40074</text:p>
          </table:table-cell>
          <table:table-cell office:value-type="float" office:value="41714" table:style-name="ce1">
            <text:p>41714</text:p>
          </table:table-cell>
          <table:table-cell office:value-type="float" office:value="42272" table:style-name="ce1">
            <text:p>42272</text:p>
          </table:table-cell>
          <table:table-cell office:value-type="float" office:value="43039" table:style-name="ce1">
            <text:p>43039</text:p>
          </table:table-cell>
          <table:table-cell office:value-type="float" office:value="43904" table:style-name="ce1">
            <text:p>43904</text:p>
          </table:table-cell>
          <table:table-cell office:value-type="float" office:value="43680" table:style-name="ce1">
            <text:p>43680</text:p>
          </table:table-cell>
          <table:table-cell office:value-type="float" office:value="44228" table:style-name="ce1">
            <text:p>44228</text:p>
          </table:table-cell>
          <table:table-cell office:value-type="float" office:value="44599" table:style-name="ce1">
            <text:p>44599</text:p>
          </table:table-cell>
          <table:table-cell office:value-type="float" office:value="44687" table:style-name="ce1">
            <text:p>44687</text:p>
          </table:table-cell>
          <table:table-cell office:value-type="float" office:value="44893" table:style-name="ce1">
            <text:p>44893</text:p>
          </table:table-cell>
          <table:table-cell office:value-type="float" office:value="44154" table:style-name="ce1">
            <text:p>44154</text:p>
          </table:table-cell>
          <table:table-cell office:value-type="float" office:value="45261" table:style-name="ce1">
            <text:p>45261</text:p>
          </table:table-cell>
          <table:table-cell office:value-type="float" office:value="45276" table:style-name="ce1">
            <text:p>45276</text:p>
          </table:table-cell>
          <table:table-cell office:value-type="float" office:value="44583" table:style-name="ce1">
            <text:p>44583</text:p>
          </table:table-cell>
          <table:table-cell office:value-type="float" office:value="44836" table:style-name="ce1">
            <text:p>44836</text:p>
          </table:table-cell>
          <table:table-cell office:value-type="float" office:value="44494" table:style-name="ce1">
            <text:p>44494</text:p>
          </table:table-cell>
          <table:table-cell office:value-type="float" office:value="44002" table:style-name="ce1">
            <text:p>44002</text:p>
          </table:table-cell>
          <table:table-cell office:value-type="float" office:value="44767" table:style-name="ce1">
            <text:p>44767</text:p>
          </table:table-cell>
          <table:table-cell office:value-type="float" office:value="43967" table:style-name="ce1">
            <text:p>43967</text:p>
          </table:table-cell>
          <table:table-cell office:value-type="float" office:value="43851" table:style-name="ce1">
            <text:p>43851</text:p>
          </table:table-cell>
          <table:table-cell office:value-type="float" office:value="44500" table:style-name="ce1">
            <text:p>44500</text:p>
          </table:table-cell>
          <table:table-cell office:value-type="float" office:value="45360" table:style-name="ce1">
            <text:p>45360</text:p>
          </table:table-cell>
          <table:table-cell office:value-type="float" office:value="45164" table:style-name="ce1">
            <text:p>45164</text:p>
          </table:table-cell>
          <table:table-cell office:value-type="float" office:value="44635" table:style-name="ce1">
            <text:p>44635</text:p>
          </table:table-cell>
          <table:table-cell office:value-type="float" office:value="44975" table:style-name="ce1">
            <text:p>44975</text:p>
          </table:table-cell>
          <table:table-cell office:value-type="float" office:value="44402" table:style-name="ce1">
            <text:p>44402</text:p>
          </table:table-cell>
          <table:table-cell office:value-type="float" office:value="45216" table:style-name="ce1">
            <text:p>45216</text:p>
          </table:table-cell>
          <table:table-cell office:value-type="float" office:value="44150" table:style-name="ce1">
            <text:p>44150</text:p>
          </table:table-cell>
          <table:table-cell office:value-type="float" office:value="44598" table:style-name="ce1">
            <text:p>44598</text:p>
          </table:table-cell>
          <table:table-cell office:value-type="float" office:value="44513" table:style-name="ce1">
            <text:p>44513</text:p>
          </table:table-cell>
          <table:table-cell office:value-type="float" office:value="44173" table:style-name="ce1">
            <text:p>44173</text:p>
          </table:table-cell>
          <table:table-cell office:value-type="float" office:value="43810" table:style-name="ce1">
            <text:p>43810</text:p>
          </table:table-cell>
          <table:table-cell office:value-type="float" office:value="43857" table:style-name="ce1">
            <text:p>43857</text:p>
          </table:table-cell>
          <table:table-cell office:value-type="float" office:value="44256" table:style-name="ce1">
            <text:p>44256</text:p>
          </table:table-cell>
          <table:table-cell office:value-type="float" office:value="44261" table:style-name="ce1">
            <text:p>44261</text:p>
          </table:table-cell>
          <table:table-cell office:value-type="float" office:value="44059" table:style-name="ce1">
            <text:p>44059</text:p>
          </table:table-cell>
          <table:table-cell office:value-type="float" office:value="44080" table:style-name="ce1">
            <text:p>44080</text:p>
          </table:table-cell>
          <table:table-cell office:value-type="float" office:value="43419" table:style-name="ce1">
            <text:p>43419</text:p>
          </table:table-cell>
          <table:table-cell table:number-columns-repeated="16345"/>
        </table:table-row>
        <table:table-row table:style-name="ro1">
          <table:table-cell office:value-type="string" table:style-name="ce4">
            <text:p>1 mM</text:p>
          </table:table-cell>
          <table:table-cell office:value-type="float" office:value="39030" table:style-name="ce1">
            <text:p>39030</text:p>
          </table:table-cell>
          <table:table-cell office:value-type="float" office:value="40670" table:style-name="ce1">
            <text:p>40670</text:p>
          </table:table-cell>
          <table:table-cell office:value-type="float" office:value="41401" table:style-name="ce1">
            <text:p>41401</text:p>
          </table:table-cell>
          <table:table-cell office:value-type="float" office:value="42250" table:style-name="ce1">
            <text:p>42250</text:p>
          </table:table-cell>
          <table:table-cell office:value-type="float" office:value="42857" table:style-name="ce1">
            <text:p>42857</text:p>
          </table:table-cell>
          <table:table-cell office:value-type="float" office:value="43231" table:style-name="ce1">
            <text:p>43231</text:p>
          </table:table-cell>
          <table:table-cell office:value-type="float" office:value="43535" table:style-name="ce1">
            <text:p>43535</text:p>
          </table:table-cell>
          <table:table-cell office:value-type="float" office:value="43791" table:style-name="ce1">
            <text:p>43791</text:p>
          </table:table-cell>
          <table:table-cell office:value-type="float" office:value="44200" table:style-name="ce1">
            <text:p>44200</text:p>
          </table:table-cell>
          <table:table-cell office:value-type="float" office:value="44410" table:style-name="ce1">
            <text:p>44410</text:p>
          </table:table-cell>
          <table:table-cell office:value-type="float" office:value="44131" table:style-name="ce1">
            <text:p>44131</text:p>
          </table:table-cell>
          <table:table-cell office:value-type="float" office:value="44420" table:style-name="ce1">
            <text:p>44420</text:p>
          </table:table-cell>
          <table:table-cell office:value-type="float" office:value="44435" table:style-name="ce1">
            <text:p>44435</text:p>
          </table:table-cell>
          <table:table-cell office:value-type="float" office:value="44572" table:style-name="ce1">
            <text:p>44572</text:p>
          </table:table-cell>
          <table:table-cell office:value-type="float" office:value="44702" table:style-name="ce1">
            <text:p>44702</text:p>
          </table:table-cell>
          <table:table-cell office:value-type="float" office:value="44233" table:style-name="ce1">
            <text:p>44233</text:p>
          </table:table-cell>
          <table:table-cell office:value-type="float" office:value="43904" table:style-name="ce1">
            <text:p>43904</text:p>
          </table:table-cell>
          <table:table-cell office:value-type="float" office:value="44795" table:style-name="ce1">
            <text:p>44795</text:p>
          </table:table-cell>
          <table:table-cell office:value-type="float" office:value="43880" table:style-name="ce1">
            <text:p>43880</text:p>
          </table:table-cell>
          <table:table-cell office:value-type="float" office:value="43839" table:style-name="ce1">
            <text:p>43839</text:p>
          </table:table-cell>
          <table:table-cell office:value-type="float" office:value="44127" table:style-name="ce1">
            <text:p>44127</text:p>
          </table:table-cell>
          <table:table-cell office:value-type="float" office:value="44400" table:style-name="ce1">
            <text:p>44400</text:p>
          </table:table-cell>
          <table:table-cell office:value-type="float" office:value="44190" table:style-name="ce1">
            <text:p>44190</text:p>
          </table:table-cell>
          <table:table-cell office:value-type="float" office:value="44432" table:style-name="ce1">
            <text:p>44432</text:p>
          </table:table-cell>
          <table:table-cell office:value-type="float" office:value="44585" table:style-name="ce1">
            <text:p>44585</text:p>
          </table:table-cell>
          <table:table-cell office:value-type="float" office:value="44191" table:style-name="ce1">
            <text:p>44191</text:p>
          </table:table-cell>
          <table:table-cell office:value-type="float" office:value="44307" table:style-name="ce1">
            <text:p>44307</text:p>
          </table:table-cell>
          <table:table-cell office:value-type="float" office:value="43586" table:style-name="ce1">
            <text:p>43586</text:p>
          </table:table-cell>
          <table:table-cell office:value-type="float" office:value="43661" table:style-name="ce1">
            <text:p>43661</text:p>
          </table:table-cell>
          <table:table-cell office:value-type="float" office:value="43825" table:style-name="ce1">
            <text:p>43825</text:p>
          </table:table-cell>
          <table:table-cell office:value-type="float" office:value="44094" table:style-name="ce1">
            <text:p>44094</text:p>
          </table:table-cell>
          <table:table-cell office:value-type="float" office:value="43370" table:style-name="ce1">
            <text:p>43370</text:p>
          </table:table-cell>
          <table:table-cell office:value-type="float" office:value="42662" table:style-name="ce1">
            <text:p>42662</text:p>
          </table:table-cell>
          <table:table-cell office:value-type="float" office:value="43470" table:style-name="ce1">
            <text:p>43470</text:p>
          </table:table-cell>
          <table:table-cell office:value-type="float" office:value="43756" table:style-name="ce1">
            <text:p>43756</text:p>
          </table:table-cell>
          <table:table-cell office:value-type="float" office:value="43238" table:style-name="ce1">
            <text:p>43238</text:p>
          </table:table-cell>
          <table:table-cell office:value-type="float" office:value="43000" table:style-name="ce1">
            <text:p>43000</text:p>
          </table:table-cell>
          <table:table-cell office:value-type="float" office:value="42917" table:style-name="ce1">
            <text:p>42917</text:p>
          </table:table-cell>
          <table:table-cell table:number-columns-repeated="16345"/>
        </table:table-row>
        <table:table-row table:style-name="ro1">
          <table:table-cell office:value-type="string" table:style-name="ce4">
            <text:p>0,1 mM</text:p>
          </table:table-cell>
          <table:table-cell office:value-type="float" office:value="30507" table:style-name="ce1">
            <text:p>30507</text:p>
          </table:table-cell>
          <table:table-cell office:value-type="float" office:value="31250" table:style-name="ce1">
            <text:p>31250</text:p>
          </table:table-cell>
          <table:table-cell office:value-type="float" office:value="31139" table:style-name="ce1">
            <text:p>31139</text:p>
          </table:table-cell>
          <table:table-cell office:value-type="float" office:value="31451" table:style-name="ce1">
            <text:p>31451</text:p>
          </table:table-cell>
          <table:table-cell office:value-type="float" office:value="31569" table:style-name="ce1">
            <text:p>31569</text:p>
          </table:table-cell>
          <table:table-cell office:value-type="float" office:value="31847" table:style-name="ce1">
            <text:p>31847</text:p>
          </table:table-cell>
          <table:table-cell office:value-type="float" office:value="32042" table:style-name="ce1">
            <text:p>32042</text:p>
          </table:table-cell>
          <table:table-cell office:value-type="float" office:value="32131" table:style-name="ce1">
            <text:p>32131</text:p>
          </table:table-cell>
          <table:table-cell office:value-type="float" office:value="31997" table:style-name="ce1">
            <text:p>31997</text:p>
          </table:table-cell>
          <table:table-cell office:value-type="float" office:value="32025" table:style-name="ce1">
            <text:p>32025</text:p>
          </table:table-cell>
          <table:table-cell office:value-type="float" office:value="31991" table:style-name="ce1">
            <text:p>31991</text:p>
          </table:table-cell>
          <table:table-cell office:value-type="float" office:value="31961" table:style-name="ce1">
            <text:p>31961</text:p>
          </table:table-cell>
          <table:table-cell office:value-type="float" office:value="31965" table:style-name="ce1">
            <text:p>31965</text:p>
          </table:table-cell>
          <table:table-cell office:value-type="float" office:value="32305" table:style-name="ce1">
            <text:p>32305</text:p>
          </table:table-cell>
          <table:table-cell office:value-type="float" office:value="32067" table:style-name="ce1">
            <text:p>32067</text:p>
          </table:table-cell>
          <table:table-cell office:value-type="float" office:value="31871" table:style-name="ce1">
            <text:p>31871</text:p>
          </table:table-cell>
          <table:table-cell office:value-type="float" office:value="31893" table:style-name="ce1">
            <text:p>31893</text:p>
          </table:table-cell>
          <table:table-cell office:value-type="float" office:value="32040" table:style-name="ce1">
            <text:p>32040</text:p>
          </table:table-cell>
          <table:table-cell office:value-type="float" office:value="31449" table:style-name="ce1">
            <text:p>31449</text:p>
          </table:table-cell>
          <table:table-cell office:value-type="float" office:value="31875" table:style-name="ce1">
            <text:p>31875</text:p>
          </table:table-cell>
          <table:table-cell office:value-type="float" office:value="31738" table:style-name="ce1">
            <text:p>31738</text:p>
          </table:table-cell>
          <table:table-cell office:value-type="float" office:value="31935" table:style-name="ce1">
            <text:p>31935</text:p>
          </table:table-cell>
          <table:table-cell office:value-type="float" office:value="31993" table:style-name="ce1">
            <text:p>31993</text:p>
          </table:table-cell>
          <table:table-cell office:value-type="float" office:value="31728" table:style-name="ce1">
            <text:p>31728</text:p>
          </table:table-cell>
          <table:table-cell office:value-type="float" office:value="31738" table:style-name="ce1">
            <text:p>31738</text:p>
          </table:table-cell>
          <table:table-cell office:value-type="float" office:value="31307" table:style-name="ce1">
            <text:p>31307</text:p>
          </table:table-cell>
          <table:table-cell office:value-type="float" office:value="31641" table:style-name="ce1">
            <text:p>31641</text:p>
          </table:table-cell>
          <table:table-cell office:value-type="float" office:value="31297" table:style-name="ce1">
            <text:p>31297</text:p>
          </table:table-cell>
          <table:table-cell office:value-type="float" office:value="31594" table:style-name="ce1">
            <text:p>31594</text:p>
          </table:table-cell>
          <table:table-cell office:value-type="float" office:value="31407" table:style-name="ce1">
            <text:p>31407</text:p>
          </table:table-cell>
          <table:table-cell office:value-type="float" office:value="31276" table:style-name="ce1">
            <text:p>31276</text:p>
          </table:table-cell>
          <table:table-cell office:value-type="float" office:value="31318" table:style-name="ce1">
            <text:p>31318</text:p>
          </table:table-cell>
          <table:table-cell office:value-type="float" office:value="31211" table:style-name="ce1">
            <text:p>31211</text:p>
          </table:table-cell>
          <table:table-cell office:value-type="float" office:value="30850" table:style-name="ce1">
            <text:p>30850</text:p>
          </table:table-cell>
          <table:table-cell office:value-type="float" office:value="30861" table:style-name="ce1">
            <text:p>30861</text:p>
          </table:table-cell>
          <table:table-cell office:value-type="float" office:value="30785" table:style-name="ce1">
            <text:p>30785</text:p>
          </table:table-cell>
          <table:table-cell office:value-type="float" office:value="30558" table:style-name="ce1">
            <text:p>30558</text:p>
          </table:table-cell>
          <table:table-cell office:value-type="float" office:value="30612" table:style-name="ce1">
            <text:p>30612</text:p>
          </table:table-cell>
          <table:table-cell table:number-columns-repeated="16345"/>
        </table:table-row>
        <table:table-row table:style-name="ro1">
          <table:table-cell office:value-type="string" table:style-name="ce4">
            <text:p>0,1 mM</text:p>
          </table:table-cell>
          <table:table-cell office:value-type="float" office:value="31027" table:style-name="ce1">
            <text:p>31027</text:p>
          </table:table-cell>
          <table:table-cell office:value-type="float" office:value="31819" table:style-name="ce1">
            <text:p>31819</text:p>
          </table:table-cell>
          <table:table-cell office:value-type="float" office:value="32045" table:style-name="ce1">
            <text:p>32045</text:p>
          </table:table-cell>
          <table:table-cell office:value-type="float" office:value="32289" table:style-name="ce1">
            <text:p>32289</text:p>
          </table:table-cell>
          <table:table-cell office:value-type="float" office:value="32523" table:style-name="ce1">
            <text:p>32523</text:p>
          </table:table-cell>
          <table:table-cell office:value-type="float" office:value="32942" table:style-name="ce1">
            <text:p>32942</text:p>
          </table:table-cell>
          <table:table-cell office:value-type="float" office:value="32950" table:style-name="ce1">
            <text:p>32950</text:p>
          </table:table-cell>
          <table:table-cell office:value-type="float" office:value="33159" table:style-name="ce1">
            <text:p>33159</text:p>
          </table:table-cell>
          <table:table-cell office:value-type="float" office:value="33052" table:style-name="ce1">
            <text:p>33052</text:p>
          </table:table-cell>
          <table:table-cell office:value-type="float" office:value="33277" table:style-name="ce1">
            <text:p>33277</text:p>
          </table:table-cell>
          <table:table-cell office:value-type="float" office:value="33000" table:style-name="ce1">
            <text:p>33000</text:p>
          </table:table-cell>
          <table:table-cell office:value-type="float" office:value="33055" table:style-name="ce1">
            <text:p>33055</text:p>
          </table:table-cell>
          <table:table-cell office:value-type="float" office:value="33301" table:style-name="ce1">
            <text:p>33301</text:p>
          </table:table-cell>
          <table:table-cell office:value-type="float" office:value="32991" table:style-name="ce1">
            <text:p>32991</text:p>
          </table:table-cell>
          <table:table-cell office:value-type="float" office:value="32573" table:style-name="ce1">
            <text:p>32573</text:p>
          </table:table-cell>
          <table:table-cell office:value-type="float" office:value="32468" table:style-name="ce1">
            <text:p>32468</text:p>
          </table:table-cell>
          <table:table-cell office:value-type="float" office:value="31943" table:style-name="ce1">
            <text:p>31943</text:p>
          </table:table-cell>
          <table:table-cell office:value-type="float" office:value="32211" table:style-name="ce1">
            <text:p>32211</text:p>
          </table:table-cell>
          <table:table-cell office:value-type="float" office:value="31791" table:style-name="ce1">
            <text:p>31791</text:p>
          </table:table-cell>
          <table:table-cell office:value-type="float" office:value="31868" table:style-name="ce1">
            <text:p>31868</text:p>
          </table:table-cell>
          <table:table-cell office:value-type="float" office:value="32033" table:style-name="ce1">
            <text:p>32033</text:p>
          </table:table-cell>
          <table:table-cell office:value-type="float" office:value="32355" table:style-name="ce1">
            <text:p>32355</text:p>
          </table:table-cell>
          <table:table-cell office:value-type="float" office:value="31911" table:style-name="ce1">
            <text:p>31911</text:p>
          </table:table-cell>
          <table:table-cell office:value-type="float" office:value="31808" table:style-name="ce1">
            <text:p>31808</text:p>
          </table:table-cell>
          <table:table-cell office:value-type="float" office:value="31680" table:style-name="ce1">
            <text:p>31680</text:p>
          </table:table-cell>
          <table:table-cell office:value-type="float" office:value="31296" table:style-name="ce1">
            <text:p>31296</text:p>
          </table:table-cell>
          <table:table-cell office:value-type="float" office:value="31481" table:style-name="ce1">
            <text:p>31481</text:p>
          </table:table-cell>
          <table:table-cell office:value-type="float" office:value="31144" table:style-name="ce1">
            <text:p>31144</text:p>
          </table:table-cell>
          <table:table-cell office:value-type="float" office:value="31003" table:style-name="ce1">
            <text:p>31003</text:p>
          </table:table-cell>
          <table:table-cell office:value-type="float" office:value="31151" table:style-name="ce1">
            <text:p>31151</text:p>
          </table:table-cell>
          <table:table-cell office:value-type="float" office:value="30693" table:style-name="ce1">
            <text:p>30693</text:p>
          </table:table-cell>
          <table:table-cell office:value-type="float" office:value="30819" table:style-name="ce1">
            <text:p>30819</text:p>
          </table:table-cell>
          <table:table-cell office:value-type="float" office:value="30564" table:style-name="ce1">
            <text:p>30564</text:p>
          </table:table-cell>
          <table:table-cell office:value-type="float" office:value="30734" table:style-name="ce1">
            <text:p>30734</text:p>
          </table:table-cell>
          <table:table-cell office:value-type="float" office:value="30385" table:style-name="ce1">
            <text:p>30385</text:p>
          </table:table-cell>
          <table:table-cell office:value-type="float" office:value="30341" table:style-name="ce1">
            <text:p>30341</text:p>
          </table:table-cell>
          <table:table-cell office:value-type="float" office:value="30223" table:style-name="ce1">
            <text:p>30223</text:p>
          </table:table-cell>
          <table:table-cell office:value-type="float" office:value="30026" table:style-name="ce1">
            <text:p>30026</text:p>
          </table:table-cell>
          <table:table-cell table:number-columns-repeated="16345"/>
        </table:table-row>
        <table:table-row table:style-name="ro1">
          <table:table-cell office:value-type="string" table:style-name="ce4">
            <text:p>0,1 mM</text:p>
          </table:table-cell>
          <table:table-cell office:value-type="float" office:value="29667" table:style-name="ce1">
            <text:p>29667</text:p>
          </table:table-cell>
          <table:table-cell office:value-type="float" office:value="30221" table:style-name="ce1">
            <text:p>30221</text:p>
          </table:table-cell>
          <table:table-cell office:value-type="float" office:value="30449" table:style-name="ce1">
            <text:p>30449</text:p>
          </table:table-cell>
          <table:table-cell office:value-type="float" office:value="30643" table:style-name="ce1">
            <text:p>30643</text:p>
          </table:table-cell>
          <table:table-cell office:value-type="float" office:value="30793" table:style-name="ce1">
            <text:p>30793</text:p>
          </table:table-cell>
          <table:table-cell office:value-type="float" office:value="30991" table:style-name="ce1">
            <text:p>30991</text:p>
          </table:table-cell>
          <table:table-cell office:value-type="float" office:value="31323" table:style-name="ce1">
            <text:p>31323</text:p>
          </table:table-cell>
          <table:table-cell office:value-type="float" office:value="31318" table:style-name="ce1">
            <text:p>31318</text:p>
          </table:table-cell>
          <table:table-cell office:value-type="float" office:value="31207" table:style-name="ce1">
            <text:p>31207</text:p>
          </table:table-cell>
          <table:table-cell office:value-type="float" office:value="31223" table:style-name="ce1">
            <text:p>31223</text:p>
          </table:table-cell>
          <table:table-cell office:value-type="float" office:value="31212" table:style-name="ce1">
            <text:p>31212</text:p>
          </table:table-cell>
          <table:table-cell office:value-type="float" office:value="31254" table:style-name="ce1">
            <text:p>31254</text:p>
          </table:table-cell>
          <table:table-cell office:value-type="float" office:value="31246" table:style-name="ce1">
            <text:p>31246</text:p>
          </table:table-cell>
          <table:table-cell office:value-type="float" office:value="31158" table:style-name="ce1">
            <text:p>31158</text:p>
          </table:table-cell>
          <table:table-cell office:value-type="float" office:value="31110" table:style-name="ce1">
            <text:p>31110</text:p>
          </table:table-cell>
          <table:table-cell office:value-type="float" office:value="30777" table:style-name="ce1">
            <text:p>30777</text:p>
          </table:table-cell>
          <table:table-cell office:value-type="float" office:value="30646" table:style-name="ce1">
            <text:p>30646</text:p>
          </table:table-cell>
          <table:table-cell office:value-type="float" office:value="31031" table:style-name="ce1">
            <text:p>31031</text:p>
          </table:table-cell>
          <table:table-cell office:value-type="float" office:value="31012" table:style-name="ce1">
            <text:p>31012</text:p>
          </table:table-cell>
          <table:table-cell office:value-type="float" office:value="30543" table:style-name="ce1">
            <text:p>30543</text:p>
          </table:table-cell>
          <table:table-cell office:value-type="float" office:value="30312" table:style-name="ce1">
            <text:p>30312</text:p>
          </table:table-cell>
          <table:table-cell office:value-type="float" office:value="31021" table:style-name="ce1">
            <text:p>31021</text:p>
          </table:table-cell>
          <table:table-cell office:value-type="float" office:value="30779" table:style-name="ce1">
            <text:p>30779</text:p>
          </table:table-cell>
          <table:table-cell office:value-type="float" office:value="30663" table:style-name="ce1">
            <text:p>30663</text:p>
          </table:table-cell>
          <table:table-cell office:value-type="float" office:value="30723" table:style-name="ce1">
            <text:p>30723</text:p>
          </table:table-cell>
          <table:table-cell office:value-type="float" office:value="30396" table:style-name="ce1">
            <text:p>30396</text:p>
          </table:table-cell>
          <table:table-cell office:value-type="float" office:value="30073" table:style-name="ce1">
            <text:p>30073</text:p>
          </table:table-cell>
          <table:table-cell office:value-type="float" office:value="29925" table:style-name="ce1">
            <text:p>29925</text:p>
          </table:table-cell>
          <table:table-cell office:value-type="float" office:value="30158" table:style-name="ce1">
            <text:p>30158</text:p>
          </table:table-cell>
          <table:table-cell office:value-type="float" office:value="29914" table:style-name="ce1">
            <text:p>29914</text:p>
          </table:table-cell>
          <table:table-cell office:value-type="float" office:value="29977" table:style-name="ce1">
            <text:p>29977</text:p>
          </table:table-cell>
          <table:table-cell office:value-type="float" office:value="29890" table:style-name="ce1">
            <text:p>29890</text:p>
          </table:table-cell>
          <table:table-cell office:value-type="float" office:value="29853" table:style-name="ce1">
            <text:p>29853</text:p>
          </table:table-cell>
          <table:table-cell office:value-type="float" office:value="29599" table:style-name="ce1">
            <text:p>29599</text:p>
          </table:table-cell>
          <table:table-cell office:value-type="float" office:value="29573" table:style-name="ce1">
            <text:p>29573</text:p>
          </table:table-cell>
          <table:table-cell office:value-type="float" office:value="29499" table:style-name="ce1">
            <text:p>29499</text:p>
          </table:table-cell>
          <table:table-cell office:value-type="float" office:value="29406" table:style-name="ce1">
            <text:p>29406</text:p>
          </table:table-cell>
          <table:table-cell office:value-type="float" office:value="29506" table:style-name="ce1">
            <text:p>29506</text:p>
          </table:table-cell>
          <table:table-cell table:number-columns-repeated="16345"/>
        </table:table-row>
        <table:table-row table:style-name="ro1">
          <table:table-cell office:value-type="string" table:style-name="ce4">
            <text:p>Hepes</text:p>
          </table:table-cell>
          <table:table-cell office:value-type="float" office:value="26073" table:style-name="ce1">
            <text:p>26073</text:p>
          </table:table-cell>
          <table:table-cell office:value-type="float" office:value="26233" table:style-name="ce1">
            <text:p>26233</text:p>
          </table:table-cell>
          <table:table-cell office:value-type="float" office:value="26063" table:style-name="ce1">
            <text:p>26063</text:p>
          </table:table-cell>
          <table:table-cell office:value-type="float" office:value="25807" table:style-name="ce1">
            <text:p>25807</text:p>
          </table:table-cell>
          <table:table-cell office:value-type="float" office:value="25821" table:style-name="ce1">
            <text:p>25821</text:p>
          </table:table-cell>
          <table:table-cell office:value-type="float" office:value="25807" table:style-name="ce1">
            <text:p>25807</text:p>
          </table:table-cell>
          <table:table-cell office:value-type="float" office:value="25885" table:style-name="ce1">
            <text:p>25885</text:p>
          </table:table-cell>
          <table:table-cell office:value-type="float" office:value="25785" table:style-name="ce1">
            <text:p>25785</text:p>
          </table:table-cell>
          <table:table-cell office:value-type="float" office:value="25927" table:style-name="ce1">
            <text:p>25927</text:p>
          </table:table-cell>
          <table:table-cell office:value-type="float" office:value="25737" table:style-name="ce1">
            <text:p>25737</text:p>
          </table:table-cell>
          <table:table-cell office:value-type="float" office:value="25744" table:style-name="ce1">
            <text:p>25744</text:p>
          </table:table-cell>
          <table:table-cell office:value-type="float" office:value="25820" table:style-name="ce1">
            <text:p>25820</text:p>
          </table:table-cell>
          <table:table-cell office:value-type="float" office:value="25761" table:style-name="ce1">
            <text:p>25761</text:p>
          </table:table-cell>
          <table:table-cell office:value-type="float" office:value="25527" table:style-name="ce1">
            <text:p>25527</text:p>
          </table:table-cell>
          <table:table-cell office:value-type="float" office:value="25014" table:style-name="ce1">
            <text:p>25014</text:p>
          </table:table-cell>
          <table:table-cell office:value-type="float" office:value="25091" table:style-name="ce1">
            <text:p>25091</text:p>
          </table:table-cell>
          <table:table-cell office:value-type="float" office:value="25285" table:style-name="ce1">
            <text:p>25285</text:p>
          </table:table-cell>
          <table:table-cell office:value-type="float" office:value="25195" table:style-name="ce1">
            <text:p>25195</text:p>
          </table:table-cell>
          <table:table-cell office:value-type="float" office:value="25333" table:style-name="ce1">
            <text:p>25333</text:p>
          </table:table-cell>
          <table:table-cell office:value-type="float" office:value="25406" table:style-name="ce1">
            <text:p>25406</text:p>
          </table:table-cell>
          <table:table-cell office:value-type="float" office:value="25442" table:style-name="ce1">
            <text:p>25442</text:p>
          </table:table-cell>
          <table:table-cell office:value-type="float" office:value="25154" table:style-name="ce1">
            <text:p>25154</text:p>
          </table:table-cell>
          <table:table-cell office:value-type="float" office:value="24965" table:style-name="ce1">
            <text:p>24965</text:p>
          </table:table-cell>
          <table:table-cell office:value-type="float" office:value="24662" table:style-name="ce1">
            <text:p>24662</text:p>
          </table:table-cell>
          <table:table-cell office:value-type="float" office:value="24557" table:style-name="ce1">
            <text:p>24557</text:p>
          </table:table-cell>
          <table:table-cell office:value-type="float" office:value="24678" table:style-name="ce1">
            <text:p>24678</text:p>
          </table:table-cell>
          <table:table-cell office:value-type="float" office:value="24893" table:style-name="ce1">
            <text:p>24893</text:p>
          </table:table-cell>
          <table:table-cell office:value-type="float" office:value="24864" table:style-name="ce1">
            <text:p>24864</text:p>
          </table:table-cell>
          <table:table-cell office:value-type="float" office:value="24715" table:style-name="ce1">
            <text:p>24715</text:p>
          </table:table-cell>
          <table:table-cell office:value-type="float" office:value="24746" table:style-name="ce1">
            <text:p>24746</text:p>
          </table:table-cell>
          <table:table-cell office:value-type="float" office:value="24857" table:style-name="ce1">
            <text:p>24857</text:p>
          </table:table-cell>
          <table:table-cell office:value-type="float" office:value="25162" table:style-name="ce1">
            <text:p>25162</text:p>
          </table:table-cell>
          <table:table-cell office:value-type="float" office:value="25050" table:style-name="ce1">
            <text:p>25050</text:p>
          </table:table-cell>
          <table:table-cell office:value-type="float" office:value="25018" table:style-name="ce1">
            <text:p>25018</text:p>
          </table:table-cell>
          <table:table-cell office:value-type="float" office:value="24667" table:style-name="ce1">
            <text:p>24667</text:p>
          </table:table-cell>
          <table:table-cell office:value-type="float" office:value="24972" table:style-name="ce1">
            <text:p>24972</text:p>
          </table:table-cell>
          <table:table-cell office:value-type="float" office:value="25152" table:style-name="ce1">
            <text:p>25152</text:p>
          </table:table-cell>
          <table:table-cell office:value-type="float" office:value="24999" table:style-name="ce1">
            <text:p>24999</text:p>
          </table:table-cell>
          <table:table-cell table:number-columns-repeated="16345"/>
        </table:table-row>
        <table:table-row table:style-name="ro1">
          <table:table-cell office:value-type="string" table:style-name="ce4">
            <text:p>Hepes<text:s/></text:p>
          </table:table-cell>
          <table:table-cell office:value-type="float" office:value="26219" table:style-name="ce1">
            <text:p>26219</text:p>
          </table:table-cell>
          <table:table-cell office:value-type="float" office:value="26103" table:style-name="ce1">
            <text:p>26103</text:p>
          </table:table-cell>
          <table:table-cell office:value-type="float" office:value="26062" table:style-name="ce1">
            <text:p>26062</text:p>
          </table:table-cell>
          <table:table-cell office:value-type="float" office:value="25935" table:style-name="ce1">
            <text:p>25935</text:p>
          </table:table-cell>
          <table:table-cell office:value-type="float" office:value="25803" table:style-name="ce1">
            <text:p>25803</text:p>
          </table:table-cell>
          <table:table-cell office:value-type="float" office:value="26050" table:style-name="ce1">
            <text:p>26050</text:p>
          </table:table-cell>
          <table:table-cell office:value-type="float" office:value="25856" table:style-name="ce1">
            <text:p>25856</text:p>
          </table:table-cell>
          <table:table-cell office:value-type="float" office:value="25884" table:style-name="ce1">
            <text:p>25884</text:p>
          </table:table-cell>
          <table:table-cell office:value-type="float" office:value="26106" table:style-name="ce1">
            <text:p>26106</text:p>
          </table:table-cell>
          <table:table-cell office:value-type="float" office:value="25879" table:style-name="ce1">
            <text:p>25879</text:p>
          </table:table-cell>
          <table:table-cell office:value-type="float" office:value="25864" table:style-name="ce1">
            <text:p>25864</text:p>
          </table:table-cell>
          <table:table-cell office:value-type="float" office:value="26043" table:style-name="ce1">
            <text:p>26043</text:p>
          </table:table-cell>
          <table:table-cell office:value-type="float" office:value="25953" table:style-name="ce1">
            <text:p>25953</text:p>
          </table:table-cell>
          <table:table-cell office:value-type="float" office:value="25549" table:style-name="ce1">
            <text:p>25549</text:p>
          </table:table-cell>
          <table:table-cell office:value-type="float" office:value="25052" table:style-name="ce1">
            <text:p>25052</text:p>
          </table:table-cell>
          <table:table-cell office:value-type="float" office:value="24977" table:style-name="ce1">
            <text:p>24977</text:p>
          </table:table-cell>
          <table:table-cell office:value-type="float" office:value="25076" table:style-name="ce1">
            <text:p>25076</text:p>
          </table:table-cell>
          <table:table-cell office:value-type="float" office:value="25176" table:style-name="ce1">
            <text:p>25176</text:p>
          </table:table-cell>
          <table:table-cell office:value-type="float" office:value="25280" table:style-name="ce1">
            <text:p>25280</text:p>
          </table:table-cell>
          <table:table-cell office:value-type="float" office:value="25344" table:style-name="ce1">
            <text:p>25344</text:p>
          </table:table-cell>
          <table:table-cell office:value-type="float" office:value="25646" table:style-name="ce1">
            <text:p>25646</text:p>
          </table:table-cell>
          <table:table-cell office:value-type="float" office:value="25369" table:style-name="ce1">
            <text:p>25369</text:p>
          </table:table-cell>
          <table:table-cell office:value-type="float" office:value="24853" table:style-name="ce1">
            <text:p>24853</text:p>
          </table:table-cell>
          <table:table-cell office:value-type="float" office:value="24707" table:style-name="ce1">
            <text:p>24707</text:p>
          </table:table-cell>
          <table:table-cell office:value-type="float" office:value="24724" table:style-name="ce1">
            <text:p>24724</text:p>
          </table:table-cell>
          <table:table-cell office:value-type="float" office:value="25107" table:style-name="ce1">
            <text:p>25107</text:p>
          </table:table-cell>
          <table:table-cell office:value-type="float" office:value="25207" table:style-name="ce1">
            <text:p>25207</text:p>
          </table:table-cell>
          <table:table-cell office:value-type="float" office:value="24940" table:style-name="ce1">
            <text:p>24940</text:p>
          </table:table-cell>
          <table:table-cell office:value-type="float" office:value="24891" table:style-name="ce1">
            <text:p>24891</text:p>
          </table:table-cell>
          <table:table-cell office:value-type="float" office:value="25142" table:style-name="ce1">
            <text:p>25142</text:p>
          </table:table-cell>
          <table:table-cell office:value-type="float" office:value="25045" table:style-name="ce1">
            <text:p>25045</text:p>
          </table:table-cell>
          <table:table-cell office:value-type="float" office:value="25161" table:style-name="ce1">
            <text:p>25161</text:p>
          </table:table-cell>
          <table:table-cell office:value-type="float" office:value="25283" table:style-name="ce1">
            <text:p>25283</text:p>
          </table:table-cell>
          <table:table-cell office:value-type="float" office:value="24984" table:style-name="ce1">
            <text:p>24984</text:p>
          </table:table-cell>
          <table:table-cell office:value-type="float" office:value="24667" table:style-name="ce1">
            <text:p>24667</text:p>
          </table:table-cell>
          <table:table-cell office:value-type="float" office:value="25085" table:style-name="ce1">
            <text:p>25085</text:p>
          </table:table-cell>
          <table:table-cell office:value-type="float" office:value="25418" table:style-name="ce1">
            <text:p>25418</text:p>
          </table:table-cell>
          <table:table-cell office:value-type="float" office:value="25154" table:style-name="ce1">
            <text:p>25154</text:p>
          </table:table-cell>
          <table:table-cell table:number-columns-repeated="16345"/>
        </table:table-row>
        <table:table-row table:style-name="ro1">
          <table:table-cell office:value-type="string" table:style-name="ce4">
            <text:p>Hepes</text:p>
          </table:table-cell>
          <table:table-cell office:value-type="float" office:value="27766" table:style-name="ce1">
            <text:p>27766</text:p>
          </table:table-cell>
          <table:table-cell office:value-type="float" office:value="27714" table:style-name="ce1">
            <text:p>27714</text:p>
          </table:table-cell>
          <table:table-cell office:value-type="float" office:value="27439" table:style-name="ce1">
            <text:p>27439</text:p>
          </table:table-cell>
          <table:table-cell office:value-type="float" office:value="27589" table:style-name="ce1">
            <text:p>27589</text:p>
          </table:table-cell>
          <table:table-cell office:value-type="float" office:value="27310" table:style-name="ce1">
            <text:p>27310</text:p>
          </table:table-cell>
          <table:table-cell office:value-type="float" office:value="27306" table:style-name="ce1">
            <text:p>27306</text:p>
          </table:table-cell>
          <table:table-cell office:value-type="float" office:value="27080" table:style-name="ce1">
            <text:p>27080</text:p>
          </table:table-cell>
          <table:table-cell office:value-type="float" office:value="27134" table:style-name="ce1">
            <text:p>27134</text:p>
          </table:table-cell>
          <table:table-cell office:value-type="float" office:value="27034" table:style-name="ce1">
            <text:p>27034</text:p>
          </table:table-cell>
          <table:table-cell office:value-type="float" office:value="27133" table:style-name="ce1">
            <text:p>27133</text:p>
          </table:table-cell>
          <table:table-cell office:value-type="float" office:value="27061" table:style-name="ce1">
            <text:p>27061</text:p>
          </table:table-cell>
          <table:table-cell office:value-type="float" office:value="26934" table:style-name="ce1">
            <text:p>26934</text:p>
          </table:table-cell>
          <table:table-cell office:value-type="float" office:value="26607" table:style-name="ce1">
            <text:p>26607</text:p>
          </table:table-cell>
          <table:table-cell office:value-type="float" office:value="26343" table:style-name="ce1">
            <text:p>26343</text:p>
          </table:table-cell>
          <table:table-cell office:value-type="float" office:value="26091" table:style-name="ce1">
            <text:p>26091</text:p>
          </table:table-cell>
          <table:table-cell office:value-type="float" office:value="25648" table:style-name="ce1">
            <text:p>25648</text:p>
          </table:table-cell>
          <table:table-cell office:value-type="float" office:value="25954" table:style-name="ce1">
            <text:p>25954</text:p>
          </table:table-cell>
          <table:table-cell office:value-type="float" office:value="25655" table:style-name="ce1">
            <text:p>25655</text:p>
          </table:table-cell>
          <table:table-cell office:value-type="float" office:value="25746" table:style-name="ce1">
            <text:p>25746</text:p>
          </table:table-cell>
          <table:table-cell office:value-type="float" office:value="25889" table:style-name="ce1">
            <text:p>25889</text:p>
          </table:table-cell>
          <table:table-cell office:value-type="float" office:value="26025" table:style-name="ce1">
            <text:p>26025</text:p>
          </table:table-cell>
          <table:table-cell office:value-type="float" office:value="25935" table:style-name="ce1">
            <text:p>25935</text:p>
          </table:table-cell>
          <table:table-cell office:value-type="float" office:value="25625" table:style-name="ce1">
            <text:p>25625</text:p>
          </table:table-cell>
          <table:table-cell office:value-type="float" office:value="25810" table:style-name="ce1">
            <text:p>25810</text:p>
          </table:table-cell>
          <table:table-cell office:value-type="float" office:value="25539" table:style-name="ce1">
            <text:p>25539</text:p>
          </table:table-cell>
          <table:table-cell office:value-type="float" office:value="25530" table:style-name="ce1">
            <text:p>25530</text:p>
          </table:table-cell>
          <table:table-cell office:value-type="float" office:value="25797" table:style-name="ce1">
            <text:p>25797</text:p>
          </table:table-cell>
          <table:table-cell office:value-type="float" office:value="25554" table:style-name="ce1">
            <text:p>25554</text:p>
          </table:table-cell>
          <table:table-cell office:value-type="float" office:value="25570" table:style-name="ce1">
            <text:p>25570</text:p>
          </table:table-cell>
          <table:table-cell office:value-type="float" office:value="25670" table:style-name="ce1">
            <text:p>25670</text:p>
          </table:table-cell>
          <table:table-cell office:value-type="float" office:value="25290" table:style-name="ce1">
            <text:p>25290</text:p>
          </table:table-cell>
          <table:table-cell office:value-type="float" office:value="25241" table:style-name="ce1">
            <text:p>25241</text:p>
          </table:table-cell>
          <table:table-cell office:value-type="float" office:value="25623" table:style-name="ce1">
            <text:p>25623</text:p>
          </table:table-cell>
          <table:table-cell office:value-type="float" office:value="25677" table:style-name="ce1">
            <text:p>25677</text:p>
          </table:table-cell>
          <table:table-cell office:value-type="float" office:value="25301" table:style-name="ce1">
            <text:p>25301</text:p>
          </table:table-cell>
          <table:table-cell office:value-type="float" office:value="25366" table:style-name="ce1">
            <text:p>25366</text:p>
          </table:table-cell>
          <table:table-cell office:value-type="float" office:value="25434" table:style-name="ce1">
            <text:p>25434</text:p>
          </table:table-cell>
          <table:table-cell office:value-type="float" office:value="25636" table:style-name="ce1">
            <text:p>25636</text:p>
          </table:table-cell>
          <table:table-cell table:number-columns-repeated="16345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office:value-type="string" table:style-name="ce1">
            <text:p>BSG-MCT1+ilacco1.0 + 50µM CCCP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Endzeit:</text:p>
          </table:table-cell>
          <table:table-cell office:value-type="string" table:style-name="ce1">
            <text:p>20.11.2025 12:17:05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number-rows-repeated="3" table:style-name="ro1">
          <table:table-cell office:value-type="string" table:style-name="ce4">
            <text:p>10 mM</text:p>
          </table:table-cell>
          <table:table-cell table:number-columns-repeated="16383" table:style-name="ce1"/>
        </table:table-row>
        <table:table-row table:number-rows-repeated="3" table:style-name="ro1">
          <table:table-cell office:value-type="string" table:style-name="ce4">
            <text:p>1 mM</text:p>
          </table:table-cell>
          <table:table-cell table:number-columns-repeated="16383"/>
        </table:table-row>
        <table:table-row table:number-rows-repeated="3" table:style-name="ro1">
          <table:table-cell office:value-type="string" table:style-name="ce4">
            <text:p>0,1 mM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Hepes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Hepes<text:s/>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Hepes</text:p>
          </table:table-cell>
          <table:table-cell table:number-columns-repeated="16383"/>
        </table:table-row>
        <table:table-row table:number-rows-repeated="1048503" table:style-name="ro2">
          <table:table-cell table:number-columns-repeated="16384"/>
        </table:table-row>
      </table:table>
      <table:table table:name="Sheet4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gramm: Tecan i-control</text:p>
          </table:table-cell>
          <table:table-cell table:number-columns-repeated="3" table:style-name="ce1"/>
          <table:table-cell office:value-type="string" table:style-name="ce1">
            <office:annotation draw:style-name="a24" svg:x="4.3in" svg:y="0in" svg:width="1.325in" svg:height="0.891666666666667in">
              <dc:creator>Hiwibeit</dc:creator>
              <text:p><text:span text:style-name="T1">Tecan.At.Common, 3.9.1.0</text:span><text:span text:style-name="T1"/></text:p>
              <text:p><text:span text:style-name="T1">Tecan.At.Common.DocumentManagement, 3.9.1.0</text:span><text:span text:style-name="T1"/></text:p>
              <text:p><text:span text:style-name="T1">Tecan.At.Common.DocumentManagement.Reader, 3.6.1.0</text:span><text:span text:style-name="T1"/></text:p>
              <text:p><text:span text:style-name="T1">Tecan.At.Common.MCS, 3.9.1.0</text:span><text:span text:style-name="T1"/></text:p>
              <text:p><text:span text:style-name="T1">Tecan.At.Common.Results, 3.9.1.0</text:span><text:span text:style-name="T1"/></text:p>
              <text:p><text:span text:style-name="T1">Tecan.At.Common.UI, 3.9.1.0</text:span><text:span text:style-name="T1"/></text:p>
              <text:p><text:span text:style-name="T1">Tecan.At.Common.UI.resources, 3.9.1.0</text:span><text:span text:style-name="T1"/></text:p>
              <text:p><text:span text:style-name="T1">Tecan.At.Communication.Common, 3.9.1.0</text:span><text:span text:style-name="T1"/></text:p>
              <text:p><text:span text:style-name="T1">Tecan.At.Communication.Port.IP, 3.9.1.0</text:span><text:span text:style-name="T1"/></text:p>
              <text:p><text:span text:style-name="T1">Tecan.At.Communication.Port.RS232, 3.9.1.0</text:span><text:span text:style-name="T1"/></text:p>
              <text:p><text:span text:style-name="T1">Tecan.At.Communication.Port.SIM.Common, 3.9.1.0</text:span><text:span text:style-name="T1"/></text:p>
              <text:p><text:span text:style-name="T1">Tecan.At.Communication.Port.SIM.Common.resources, 3.9.1.0</text:span><text:span text:style-name="T1"/></text:p>
              <text:p><text:span text:style-name="T1">Tecan.At.Communication.Port.USB, 3.9.1.0</text:span><text:span text:style-name="T1"/></text:p>
              <text:p><text:span text:style-name="T1">Tecan.At.Communication.Server, 3.9.1.0</text:span><text:span text:style-name="T1"/></text:p>
              <text:p><text:span text:style-name="T1">Tecan.At.Communication.SIM.AMR, 3.6.1.0</text:span><text:span text:style-name="T1"/></text:p>
              <text:p><text:span text:style-name="T1">Tecan.At.Communication.SIM.AMR.resources, 3.6.1.0</text:span><text:span text:style-name="T1"/></text:p>
              <text:p><text:span text:style-name="T1">Tecan.At.Communication.SIM.AMRPlus, 3.6.1.0</text:span><text:span text:style-name="T1"/></text:p>
              <text:p><text:span text:style-name="T1">Tecan.At.Communication.SIM.AMRPlus.resources, 3.6.1.0</text:span><text:span text:style-name="T1"/></text:p>
              <text:p><text:span text:style-name="T1">Tecan.At.Communication.SIM.Connect, 3.9.1.0</text:span><text:span text:style-name="T1"/></text:p>
              <text:p><text:span text:style-name="T1">Tecan.At.Communication.SIM.GeniosUltra, 3.6.1.0</text:span><text:span text:style-name="T1"/></text:p>
              <text:p><text:span text:style-name="T1">Tecan.At.Communication.SIM.GeniosUltra.resources, 3.6.1.0</text:span><text:span text:style-name="T1"/></text:p>
              <text:p><text:span text:style-name="T1">Tecan.At.Communication.SIM.Safire3, 3.6.1.0</text:span><text:span text:style-name="T1"/></text:p>
              <text:p><text:span text:style-name="T1">Tecan.At.Communication.SIM.Safire3.resources, 3.6.1.0</text:span><text:span text:style-name="T1"/></text:p>
              <text:p><text:span text:style-name="T1">Tecan.At.Communication.SIM.Safire3Pro, 3.6.1.0</text:span><text:span text:style-name="T1"/></text:p>
              <text:p><text:span text:style-name="T1">Tecan.At.Communication.SIM.Safire3Pro.resources, 3.6.1.0</text:span><text:span text:style-name="T1"/></text:p>
              <text:p><text:span text:style-name="T1">Tecan.At.Communication.SIM.SunriseMini, 3.6.1.0</text:span><text:span text:style-name="T1"/></text:p>
              <text:p><text:span text:style-name="T1">Tecan.At.Communication.SIM.SunriseMini.resources, 3.6.1.0</text:span><text:span text:style-name="T1"/></text:p>
              <text:p><text:span text:style-name="T1">Tecan.At.Instrument.Common, 3.9.1.0</text:span><text:span text:style-name="T1"/></text:p>
              <text:p><text:span text:style-name="T1">Tecan.At.Instrument.Common.GCM, 3.9.1.0</text:span><text:span text:style-name="T1"/></text:p>
              <text:p><text:span text:style-name="T1">Tecan.At.Instrument.Common.Reader, 3.6.1.0</text:span><text:span text:style-name="T1"/></text:p>
              <text:p><text:span text:style-name="T1">Tecan.At.Instrument.Common.resources, 3.9.1.0</text:span><text:span text:style-name="T1"/></text:p>
              <text:p><text:span text:style-name="T1">Tecan.At.Instrument.Common.Stacker, 3.9.1.0</text:span><text:span text:style-name="T1"/></text:p>
              <text:p><text:span text:style-name="T1">Tecan.At.Instrument.Gas.GCM, 3.9.1.0</text:span><text:span text:style-name="T1"/></text:p>
              <text:p><text:span text:style-name="T1">Tecan.At.Instrument.GCM.Server, 3.9.1.0</text:span><text:span text:style-name="T1"/></text:p>
              <text:p><text:span text:style-name="T1">Tecan.At.Instrument.Reader.AMR, 3.6.1.0</text:span><text:span text:style-name="T1"/></text:p>
              <text:p><text:span text:style-name="T1">Tecan.At.Instrument.Reader.AMRPlus, 3.6.1.0</text:span><text:span text:style-name="T1"/></text:p>
              <text:p><text:span text:style-name="T1">Tecan.At.Instrument.Reader.GeniosUltra, 3.6.1.0</text:span><text:span text:style-name="T1"/></text:p>
              <text:p><text:span text:style-name="T1">Tecan.At.Instrument.Reader.Safire3, 3.6.1.0</text:span><text:span text:style-name="T1"/></text:p>
              <text:p><text:span text:style-name="T1">Tecan.At.Instrument.Reader.Safire3Pro, 3.6.1.0</text:span><text:span text:style-name="T1"/></text:p>
              <text:p><text:span text:style-name="T1">Tecan.At.Instrument.Reader.SunriseMini, 3.6.1.0</text:span><text:span text:style-name="T1"/></text:p>
              <text:p><text:span text:style-name="T1">Tecan.At.Instrument.Server, 3.9.1.0</text:span><text:span text:style-name="T1"/></text:p>
              <text:p><text:span text:style-name="T1">Tecan.At.Instrument.Server.resources, 3.9.1.0</text:span><text:span text:style-name="T1"/></text:p>
              <text:p><text:span text:style-name="T1">Tecan.At.Instrument.Stacker.Connect, 3.9.1.0</text:span><text:span text:style-name="T1"/></text:p>
              <text:p><text:span text:style-name="T1">Tecan.At.Instrument.Stacker.Server, 3.9.1.0</text:span><text:span text:style-name="T1"/></text:p>
              <text:p><text:span text:style-name="T1">Tecan.At.Measurement.BuiltInTest.Common, 3.6.1.0</text:span><text:span text:style-name="T1"/></text:p>
              <text:p><text:span text:style-name="T1">Tecan.At.Measurement.Common, 3.6.1.0</text:span><text:span text:style-name="T1"/></text:p>
              <text:p><text:span text:style-name="T1">Tecan.At.Measurement.Server, 3.6.1.0</text:span><text:span text:style-name="T1"/></text:p>
              <text:p><text:span text:style-name="T1">Tecan.At.XFluor, 2.0.10.0</text:span><text:span text:style-name="T1"/></text:p>
              <text:p><text:span text:style-name="T1">Tecan.At.XFluor.Connect.Reader, 2.0.10.0</text:span><text:span text:style-name="T1"/></text:p>
              <text:p><text:span text:style-name="T1">Tecan.At.XFluor.Connect.Reader.resources, 2.0.10.0</text:span><text:span text:style-name="T1"/></text:p>
              <text:p><text:span text:style-name="T1">Tecan.At.XFluor.Core, 2.0.10.0</text:span><text:span text:style-name="T1"/></text:p>
              <text:p><text:span text:style-name="T1">Tecan.At.XFluor.Core.resources, 2.0.10.0</text:span><text:span text:style-name="T1"/></text:p>
              <text:p><text:span text:style-name="T1">Tecan.At.XFluor.Device, 2.0.10.0</text:span><text:span text:style-name="T1"/></text:p>
              <text:p><text:span text:style-name="T1">Tecan.At.XFluor.Device.AMR, 2.0.10.0</text:span><text:span text:style-name="T1"/></text:p>
              <text:p><text:span text:style-name="T1">Tecan.At.XFluor.Device.AMR.resources, 2.0.10.0</text:span><text:span text:style-name="T1"/></text:p>
              <text:p><text:span text:style-name="T1">Tecan.At.XFluor.Device.AMRPlus, 2.0.10.0</text:span><text:span text:style-name="T1"/></text:p>
              <text:p><text:span text:style-name="T1">Tecan.At.XFluor.Device.GeniosUltra, 2.0.10.0</text:span><text:span text:style-name="T1"/></text:p>
              <text:p><text:span text:style-name="T1">Tecan.At.XFluor.Device.Reader, 2.0.10.0</text:span><text:span text:style-name="T1"/></text:p>
              <text:p><text:span text:style-name="T1">Tecan.At.XFluor.Device.resources, 2.0.10.0</text:span><text:span text:style-name="T1"/></text:p>
              <text:p><text:span text:style-name="T1">Tecan.At.XFluor.Device.Safire3, 2.0.10.0</text:span><text:span text:style-name="T1"/></text:p>
              <text:p><text:span text:style-name="T1">Tecan.At.XFluor.Device.Safire3Pro, 2.0.10.0</text:span><text:span text:style-name="T1"/></text:p>
              <text:p><text:span text:style-name="T1">Tecan.At.XFluor.Device.SunriseMini, 2.0.10.0</text:span><text:span text:style-name="T1"/></text:p>
              <text:p><text:span text:style-name="T1">Tecan.At.XFluor.ExcelOutput, 2.0.10.0</text:span><text:span text:style-name="T1"/></text:p>
              <text:p><text:span text:style-name="T1">Tecan.At.XFluor.ExcelOutput.resources, 2.0.10.0</text:span><text:span text:style-name="T1"/></text:p>
              <text:p><text:span text:style-name="T1">Tecan.At.XFluor.NanoQuant, 2.0.10.0</text:span><text:span text:style-name="T1"/></text:p>
              <text:p><text:span text:style-name="T1">Tecan.At.XFluor.NanoQuant.resources, 2.0.10.0</text:span><text:span text:style-name="T1"/></text:p>
              <text:p><text:span text:style-name="T1">Tecan.At.XFluor.ReaderEditor, 2.0.10.0</text:span><text:span text:style-name="T1"/></text:p>
              <text:p><text:span text:style-name="T1">Tecan.At.XFluor.ReaderEditor.resources, 2.0.10.0</text:span><text:span text:style-name="T1"/></text:p>
              <text:p><text:span text:style-name="T1">Tecan.At.XFluor.resources, 2.0.10.0</text:span><text:span text:style-name="T1"/></text:p>
              <text:p/>
            </office:annotation>
            <text:p>Tecan i-control , 2.0.1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erät: infinite 200</text:p>
          </table:table-cell>
          <table:table-cell table:number-columns-repeated="3" table:style-name="ce1"/>
          <table:table-cell office:value-type="string" table:style-name="ce1">
            <text:p>Seriennummer: 705000573</text:p>
          </table:table-cell>
          <table:table-cell table:number-columns-repeated="3" table:style-name="ce1"/>
          <table:table-cell office:value-type="string" table:style-name="ce1">
            <text:p>Seriennummer des verbundenen Staplers: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Firmware: V_2.02_11/06_InfiniTe (Dec 13 2006/16.18.16)</text:p>
          </table:table-cell>
          <table:table-cell table:number-columns-repeated="3" table:style-name="ce1"/>
          <table:table-cell office:value-type="string" table:style-name="ce1">
            <office:annotation draw:style-name="a25" svg:x="4.3in" svg:y="0.3in" svg:width="1.325in" svg:height="0.891666666666667in">
              <dc:creator>Hiwibeit</dc:creator>
              <text:p><text:span text:style-name="T1">EHC, V_2.02_11/06_InfiniTe (Dec 13 2006/16.18.16)</text:span><text:span text:style-name="T1"/></text:p>
              <text:p><text:span text:style-name="T1">MTP, V_2.02_11/06_InfiniTe (Dec 13 2006/16.18.16)</text:span><text:span text:style-name="T1"/></text:p>
              <text:p><text:span text:style-name="T1">FIL, V_2.00_04/06_FILTER (Apr <text:s/>5 2006/11.37.11)</text:span><text:span text:style-name="T1"/></text:p>
              <text:p/>
            </office:annotation>
            <text:p>MAI, V_2.02_11/06_InfiniTe (Dec 13 2006/16.18.16)</text:p>
          </table:table-cell>
          <table:table-cell table:number-columns-repeated="16379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Datum:</text:p>
          </table:table-cell>
          <table:table-cell office:value-type="string" table:style-name="ce1">
            <text:p>20.11.202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Zeit:</text:p>
          </table:table-cell>
          <table:table-cell office:value-type="string" table:style-name="ce1">
            <text:p>11:54:12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System</text:p>
          </table:table-cell>
          <table:table-cell table:number-columns-repeated="3" table:style-name="ce1"/>
          <table:table-cell office:value-type="string" table:style-name="ce1">
            <text:p>UKSPA-1086651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nwender</text:p>
          </table:table-cell>
          <table:table-cell table:number-columns-repeated="3" table:style-name="ce1"/>
          <table:table-cell office:value-type="string" table:style-name="ce1">
            <text:p>UNI-KIEL\hiwibei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tte</text:p>
          </table:table-cell>
          <table:table-cell table:number-columns-repeated="3" table:style-name="ce1"/>
          <table:table-cell office:value-type="string" table:style-name="ce1">
            <text:p>Greiner 96 Flat Bottom Black Polystyrene Cat. No.: 655079/655086/655077/655076 <text:s text:c="2"/>[GRE96fb_chimney.pdfx]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tten-ID (Stapler)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Schütteln (Linear) Dauer:</text:p>
          </table:table-cell>
          <table:table-cell table:number-columns-repeated="3" table:style-name="ce2"/>
          <table:table-cell office:value-type="float" office:value="3" table:style-name="ce2">
            <text:p>3</text:p>
          </table:table-cell>
          <table:table-cell office:value-type="string" table:style-name="ce2">
            <text:p>s</text:p>
          </table:table-cell>
          <table:table-cell table:number-columns-repeated="6" table:style-name="ce2"/>
          <table:table-cell table:number-columns-repeated="16372"/>
        </table:table-row>
        <table:table-row table:style-name="ro1">
          <table:table-cell office:value-type="string" table:style-name="ce2">
            <text:p>Schütteln (Linear) Amplitude:</text:p>
          </table:table-cell>
          <table:table-cell table:number-columns-repeated="3" table:style-name="ce2"/>
          <table:table-cell office:value-type="float" office:value="1" table:style-name="ce2">
            <text:p>1</text:p>
          </table:table-cell>
          <table:table-cell office:value-type="string" table:style-name="ce2">
            <text:p>mm</text:p>
          </table:table-cell>
          <table:table-cell table:number-columns-repeated="6" table:style-name="ce2"/>
          <table:table-cell table:number-columns-repeated="16372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Liste der Aktionen in diesem Mess-Script:</text:p>
          </table:table-cell>
          <table:table-cell table:number-columns-repeated="11" table:style-name="ce2"/>
          <table:table-cell table:number-columns-repeated="16372"/>
        </table:table-row>
        <table:table-row table:style-name="ro1">
          <table:table-cell office:value-type="string" table:style-name="ce2">
            <text:p>Kinetik</text:p>
          </table:table-cell>
          <table:table-cell table:number-columns-repeated="11" table:style-name="ce2"/>
          <table:table-cell table:number-columns-repeated="16372"/>
        </table:table-row>
        <table:table-row table:style-name="ro1">
          <table:table-cell office:value-type="string" table:style-name="ce2">
            <text:p>Fluoreszenz</text:p>
          </table:table-cell>
          <table:table-cell table:number-columns-repeated="11" table:style-name="ce2"/>
          <table:table-cell table:number-columns-repeated="16372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Label: Label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etik - Messun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etik - Dauer</text:p>
          </table:table-cell>
          <table:table-cell table:number-columns-repeated="3" table:style-name="ce1"/>
          <table:table-cell office:value-type="time" office:time-value="PT0H8M0S" table:style-name="ce3">
            <text:p>00:08: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rvallzeit</text:p>
          </table:table-cell>
          <table:table-cell table:number-columns-repeated="3" table:style-name="ce1"/>
          <table:table-cell office:value-type="time" office:time-value="PT0H0M13S" table:style-name="ce3">
            <text:p>00:00:1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odus</text:p>
          </table:table-cell>
          <table:table-cell table:number-columns-repeated="3" table:style-name="ce1"/>
          <table:table-cell office:value-type="string" table:style-name="ce1">
            <text:p>Fluoreszenz Messung von obe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xzitationswellenlänge</text:p>
          </table:table-cell>
          <table:table-cell table:number-columns-repeated="3" table:style-name="ce1"/>
          <table:table-cell office:value-type="float" office:value="485" table:style-name="ce1">
            <text:p>48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missionswellenlänge</text:p>
          </table:table-cell>
          <table:table-cell table:number-columns-repeated="3" table:style-name="ce1"/>
          <table:table-cell office:value-type="float" office:value="535" table:style-name="ce1">
            <text:p>53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xzitationsbandbreite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missionsbandbreite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Verstärkung</text:p>
          </table:table-cell>
          <table:table-cell table:number-columns-repeated="3" table:style-name="ce1"/>
          <table:table-cell office:value-type="float" office:value="107" table:style-name="ce1">
            <text:p>107</text:p>
          </table:table-cell>
          <table:table-cell office:value-type="string" table:style-name="ce1">
            <text:p>Optimal (100%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Anzahl der Blitze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grationszeit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µ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Verzögerungszeit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µ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Ruhezeit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Bereich der Platte</text:p>
          </table:table-cell>
          <table:table-cell table:number-columns-repeated="3" table:style-name="ce1"/>
          <table:table-cell office:value-type="string" table:style-name="ce1">
            <text:p>E1-H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tartzeit:</text:p>
          </table:table-cell>
          <table:table-cell office:value-type="string" table:style-name="ce1">
            <text:p>20.11.2025 11:54:31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style-name="ce4">
            <text:p>Zyklus Nr.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4">
            <text:p>10</text:p>
          </table:table-cell>
          <table:table-cell office:value-type="float" office:value="11" table:style-name="ce4">
            <text:p>11</text:p>
          </table:table-cell>
          <table:table-cell office:value-type="float" office:value="12" table:style-name="ce4">
            <text:p>12</text:p>
          </table:table-cell>
          <table:table-cell office:value-type="float" office:value="13" table:style-name="ce4">
            <text:p>13</text:p>
          </table:table-cell>
          <table:table-cell office:value-type="float" office:value="14" table:style-name="ce4">
            <text:p>14</text:p>
          </table:table-cell>
          <table:table-cell office:value-type="float" office:value="15" table:style-name="ce4">
            <text:p>15</text:p>
          </table:table-cell>
          <table:table-cell office:value-type="float" office:value="16" table:style-name="ce4">
            <text:p>16</text:p>
          </table:table-cell>
          <table:table-cell office:value-type="float" office:value="17" table:style-name="ce4">
            <text:p>17</text:p>
          </table:table-cell>
          <table:table-cell office:value-type="float" office:value="18" table:style-name="ce4">
            <text:p>18</text:p>
          </table:table-cell>
          <table:table-cell office:value-type="float" office:value="19" table:style-name="ce4">
            <text:p>19</text:p>
          </table:table-cell>
          <table:table-cell office:value-type="float" office:value="20" table:style-name="ce4">
            <text:p>20</text:p>
          </table:table-cell>
          <table:table-cell office:value-type="float" office:value="21" table:style-name="ce4">
            <text:p>21</text:p>
          </table:table-cell>
          <table:table-cell office:value-type="float" office:value="22" table:style-name="ce4">
            <text:p>22</text:p>
          </table:table-cell>
          <table:table-cell office:value-type="float" office:value="23" table:style-name="ce4">
            <text:p>23</text:p>
          </table:table-cell>
          <table:table-cell office:value-type="float" office:value="24" table:style-name="ce4">
            <text:p>24</text:p>
          </table:table-cell>
          <table:table-cell office:value-type="float" office:value="25" table:style-name="ce4">
            <text:p>25</text:p>
          </table:table-cell>
          <table:table-cell office:value-type="float" office:value="26" table:style-name="ce4">
            <text:p>26</text:p>
          </table:table-cell>
          <table:table-cell office:value-type="float" office:value="27" table:style-name="ce4">
            <text:p>27</text:p>
          </table:table-cell>
          <table:table-cell office:value-type="float" office:value="28" table:style-name="ce4">
            <text:p>28</text:p>
          </table:table-cell>
          <table:table-cell office:value-type="float" office:value="29" table:style-name="ce4">
            <text:p>29</text:p>
          </table:table-cell>
          <table:table-cell office:value-type="float" office:value="30" table:style-name="ce4">
            <text:p>30</text:p>
          </table:table-cell>
          <table:table-cell office:value-type="float" office:value="31" table:style-name="ce4">
            <text:p>31</text:p>
          </table:table-cell>
          <table:table-cell office:value-type="float" office:value="32" table:style-name="ce4">
            <text:p>32</text:p>
          </table:table-cell>
          <table:table-cell office:value-type="float" office:value="33" table:style-name="ce4">
            <text:p>33</text:p>
          </table:table-cell>
          <table:table-cell office:value-type="float" office:value="34" table:style-name="ce4">
            <text:p>34</text:p>
          </table:table-cell>
          <table:table-cell office:value-type="float" office:value="35" table:style-name="ce4">
            <text:p>35</text:p>
          </table:table-cell>
          <table:table-cell office:value-type="float" office:value="36" table:style-name="ce4">
            <text:p>36</text:p>
          </table:table-cell>
          <table:table-cell office:value-type="float" office:value="37" table:style-name="ce4">
            <text:p>37</text:p>
          </table:table-cell>
          <table:table-cell office:value-type="float" office:value="38" table:style-name="ce4">
            <text:p>38</text:p>
          </table:table-cell>
          <table:table-cell table:number-columns-repeated="16345"/>
        </table:table-row>
        <table:table-row table:style-name="ro1">
          <table:table-cell office:value-type="string" table:style-name="ce4">
            <text:p>Zeit [s]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26" table:style-name="ce1">
            <text:p>26</text:p>
          </table:table-cell>
          <table:table-cell office:value-type="float" office:value="39" table:style-name="ce1">
            <text:p>39</text:p>
          </table:table-cell>
          <table:table-cell office:value-type="float" office:value="52" table:style-name="ce1">
            <text:p>52</text:p>
          </table:table-cell>
          <table:table-cell office:value-type="float" office:value="65" table:style-name="ce1">
            <text:p>65</text:p>
          </table:table-cell>
          <table:table-cell office:value-type="float" office:value="78" table:style-name="ce1">
            <text:p>78</text:p>
          </table:table-cell>
          <table:table-cell office:value-type="float" office:value="91" table:style-name="ce1">
            <text:p>91</text:p>
          </table:table-cell>
          <table:table-cell office:value-type="float" office:value="104" table:style-name="ce1">
            <text:p>104</text:p>
          </table:table-cell>
          <table:table-cell office:value-type="float" office:value="117" table:style-name="ce1">
            <text:p>117</text:p>
          </table:table-cell>
          <table:table-cell office:value-type="float" office:value="130" table:style-name="ce1">
            <text:p>130</text:p>
          </table:table-cell>
          <table:table-cell office:value-type="float" office:value="143" table:style-name="ce1">
            <text:p>143</text:p>
          </table:table-cell>
          <table:table-cell office:value-type="float" office:value="156" table:style-name="ce1">
            <text:p>156</text:p>
          </table:table-cell>
          <table:table-cell office:value-type="float" office:value="169" table:style-name="ce1">
            <text:p>169</text:p>
          </table:table-cell>
          <table:table-cell office:value-type="float" office:value="182" table:style-name="ce1">
            <text:p>182</text:p>
          </table:table-cell>
          <table:table-cell office:value-type="float" office:value="195" table:style-name="ce1">
            <text:p>195</text:p>
          </table:table-cell>
          <table:table-cell office:value-type="float" office:value="208" table:style-name="ce1">
            <text:p>208</text:p>
          </table:table-cell>
          <table:table-cell office:value-type="float" office:value="221" table:style-name="ce1">
            <text:p>221</text:p>
          </table:table-cell>
          <table:table-cell office:value-type="float" office:value="234" table:style-name="ce1">
            <text:p>234</text:p>
          </table:table-cell>
          <table:table-cell office:value-type="float" office:value="247" table:style-name="ce1">
            <text:p>247</text:p>
          </table:table-cell>
          <table:table-cell office:value-type="float" office:value="260" table:style-name="ce1">
            <text:p>260</text:p>
          </table:table-cell>
          <table:table-cell office:value-type="float" office:value="273" table:style-name="ce1">
            <text:p>273</text:p>
          </table:table-cell>
          <table:table-cell office:value-type="float" office:value="286" table:style-name="ce1">
            <text:p>286</text:p>
          </table:table-cell>
          <table:table-cell office:value-type="float" office:value="299" table:style-name="ce1">
            <text:p>299</text:p>
          </table:table-cell>
          <table:table-cell office:value-type="float" office:value="312" table:style-name="ce1">
            <text:p>312</text:p>
          </table:table-cell>
          <table:table-cell office:value-type="float" office:value="325" table:style-name="ce1">
            <text:p>325</text:p>
          </table:table-cell>
          <table:table-cell office:value-type="float" office:value="338" table:style-name="ce1">
            <text:p>338</text:p>
          </table:table-cell>
          <table:table-cell office:value-type="float" office:value="351" table:style-name="ce1">
            <text:p>351</text:p>
          </table:table-cell>
          <table:table-cell office:value-type="float" office:value="364" table:style-name="ce1">
            <text:p>364</text:p>
          </table:table-cell>
          <table:table-cell office:value-type="float" office:value="377" table:style-name="ce1">
            <text:p>377</text:p>
          </table:table-cell>
          <table:table-cell office:value-type="float" office:value="390" table:style-name="ce1">
            <text:p>390</text:p>
          </table:table-cell>
          <table:table-cell office:value-type="float" office:value="403" table:style-name="ce1">
            <text:p>403</text:p>
          </table:table-cell>
          <table:table-cell office:value-type="float" office:value="416" table:style-name="ce1">
            <text:p>416</text:p>
          </table:table-cell>
          <table:table-cell office:value-type="float" office:value="429" table:style-name="ce1">
            <text:p>429</text:p>
          </table:table-cell>
          <table:table-cell office:value-type="float" office:value="442" table:style-name="ce1">
            <text:p>442</text:p>
          </table:table-cell>
          <table:table-cell office:value-type="float" office:value="455" table:style-name="ce1">
            <text:p>455</text:p>
          </table:table-cell>
          <table:table-cell office:value-type="float" office:value="468" table:style-name="ce1">
            <text:p>468</text:p>
          </table:table-cell>
          <table:table-cell office:value-type="float" office:value="481" table:style-name="ce1">
            <text:p>481</text:p>
          </table:table-cell>
          <table:table-cell table:number-columns-repeated="16345"/>
        </table:table-row>
        <table:table-row table:style-name="ro1">
          <table:table-cell office:value-type="string" table:style-name="ce4">
            <text:p>Temp. [°C]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table:number-columns-repeated="16345"/>
        </table:table-row>
        <table:table-row table:style-name="ro1">
          <table:table-cell office:value-type="string" table:style-name="ce4">
            <text:p>10 mM</text:p>
          </table:table-cell>
          <table:table-cell office:value-type="float" office:value="42049" table:style-name="ce1">
            <text:p>42049</text:p>
          </table:table-cell>
          <table:table-cell office:value-type="float" office:value="44484" table:style-name="ce1">
            <text:p>44484</text:p>
          </table:table-cell>
          <table:table-cell office:value-type="float" office:value="46457" table:style-name="ce1">
            <text:p>46457</text:p>
          </table:table-cell>
          <table:table-cell office:value-type="float" office:value="48120" table:style-name="ce1">
            <text:p>48120</text:p>
          </table:table-cell>
          <table:table-cell office:value-type="float" office:value="48530" table:style-name="ce1">
            <text:p>48530</text:p>
          </table:table-cell>
          <table:table-cell office:value-type="float" office:value="50435" table:style-name="ce1">
            <text:p>50435</text:p>
          </table:table-cell>
          <table:table-cell office:value-type="float" office:value="51620" table:style-name="ce1">
            <text:p>51620</text:p>
          </table:table-cell>
          <table:table-cell office:value-type="float" office:value="52332" table:style-name="ce1">
            <text:p>52332</text:p>
          </table:table-cell>
          <table:table-cell office:value-type="float" office:value="52932" table:style-name="ce1">
            <text:p>52932</text:p>
          </table:table-cell>
          <table:table-cell office:value-type="float" office:value="53989" table:style-name="ce1">
            <text:p>53989</text:p>
          </table:table-cell>
          <table:table-cell office:value-type="float" office:value="54425" table:style-name="ce1">
            <text:p>54425</text:p>
          </table:table-cell>
          <table:table-cell office:value-type="float" office:value="54738" table:style-name="ce1">
            <text:p>54738</text:p>
          </table:table-cell>
          <table:table-cell office:value-type="float" office:value="55651" table:style-name="ce1">
            <text:p>55651</text:p>
          </table:table-cell>
          <table:table-cell office:value-type="float" office:value="57012" table:style-name="ce1">
            <text:p>57012</text:p>
          </table:table-cell>
          <table:table-cell office:value-type="float" office:value="57489" table:style-name="ce1">
            <text:p>57489</text:p>
          </table:table-cell>
          <table:table-cell office:value-type="float" office:value="59664" table:style-name="ce1">
            <text:p>59664</text:p>
          </table:table-cell>
          <table:table-cell office:value-type="float" office:value="59507" table:style-name="ce1">
            <text:p>59507</text:p>
          </table:table-cell>
          <table:table-cell office:value-type="float" office:value="59628" table:style-name="ce1">
            <text:p>59628</text:p>
          </table:table-cell>
          <table:table-cell office:value-type="float" office:value="60091" table:style-name="ce1">
            <text:p>60091</text:p>
          </table:table-cell>
          <table:table-cell office:value-type="float" office:value="60659" table:style-name="ce1">
            <text:p>60659</text:p>
          </table:table-cell>
          <table:table-cell office:value-type="float" office:value="61101" table:style-name="ce1">
            <text:p>61101</text:p>
          </table:table-cell>
          <table:table-cell office:value-type="float" office:value="61681" table:style-name="ce1">
            <text:p>61681</text:p>
          </table:table-cell>
          <table:table-cell office:value-type="float" office:value="63063" table:style-name="ce1">
            <text:p>63063</text:p>
          </table:table-cell>
          <table:table-cell office:value-type="float" office:value="62738" table:style-name="ce1">
            <text:p>62738</text:p>
          </table:table-cell>
          <table:table-cell office:value-type="string" table:style-name="ce5">
            <text:p>OVER</text:p>
          </table:table-cell>
          <table:table-cell office:value-type="string" table:style-name="ce5">
            <text:p>OVER</text:p>
          </table:table-cell>
          <table:table-cell office:value-type="string" table:style-name="ce5">
            <text:p>OVER</text:p>
          </table:table-cell>
          <table:table-cell office:value-type="string" table:style-name="ce5">
            <text:p>OVER</text:p>
          </table:table-cell>
          <table:table-cell office:value-type="string" table:style-name="ce5">
            <text:p>OVER</text:p>
          </table:table-cell>
          <table:table-cell office:value-type="string" table:style-name="ce5">
            <text:p>OVER</text:p>
          </table:table-cell>
          <table:table-cell office:value-type="string" table:style-name="ce5">
            <text:p>OVER</text:p>
          </table:table-cell>
          <table:table-cell office:value-type="string" table:style-name="ce5">
            <text:p>OVER</text:p>
          </table:table-cell>
          <table:table-cell office:value-type="string" table:style-name="ce5">
            <text:p>OVER</text:p>
          </table:table-cell>
          <table:table-cell office:value-type="string" table:style-name="ce5">
            <text:p>OVER</text:p>
          </table:table-cell>
          <table:table-cell office:value-type="string" table:style-name="ce5">
            <text:p>OVER</text:p>
          </table:table-cell>
          <table:table-cell office:value-type="string" table:style-name="ce5">
            <text:p>OVER</text:p>
          </table:table-cell>
          <table:table-cell office:value-type="string" table:style-name="ce5">
            <text:p>OVER</text:p>
          </table:table-cell>
          <table:table-cell office:value-type="string" table:style-name="ce5">
            <text:p>OVER</text:p>
          </table:table-cell>
          <table:table-cell table:number-columns-repeated="16345"/>
        </table:table-row>
        <table:table-row table:style-name="ro1">
          <table:table-cell office:value-type="string" table:style-name="ce4">
            <text:p>10 mM</text:p>
          </table:table-cell>
          <table:table-cell office:value-type="float" office:value="45534" table:style-name="ce1">
            <text:p>45534</text:p>
          </table:table-cell>
          <table:table-cell office:value-type="float" office:value="48970" table:style-name="ce1">
            <text:p>48970</text:p>
          </table:table-cell>
          <table:table-cell office:value-type="float" office:value="50505" table:style-name="ce1">
            <text:p>50505</text:p>
          </table:table-cell>
          <table:table-cell office:value-type="float" office:value="51701" table:style-name="ce1">
            <text:p>51701</text:p>
          </table:table-cell>
          <table:table-cell office:value-type="float" office:value="52636" table:style-name="ce1">
            <text:p>52636</text:p>
          </table:table-cell>
          <table:table-cell office:value-type="float" office:value="54317" table:style-name="ce1">
            <text:p>54317</text:p>
          </table:table-cell>
          <table:table-cell office:value-type="float" office:value="55339" table:style-name="ce1">
            <text:p>55339</text:p>
          </table:table-cell>
          <table:table-cell office:value-type="float" office:value="55627" table:style-name="ce1">
            <text:p>55627</text:p>
          </table:table-cell>
          <table:table-cell office:value-type="float" office:value="58074" table:style-name="ce1">
            <text:p>58074</text:p>
          </table:table-cell>
          <table:table-cell office:value-type="float" office:value="58336" table:style-name="ce1">
            <text:p>58336</text:p>
          </table:table-cell>
          <table:table-cell office:value-type="float" office:value="59289" table:style-name="ce1">
            <text:p>59289</text:p>
          </table:table-cell>
          <table:table-cell office:value-type="float" office:value="60668" table:style-name="ce1">
            <text:p>60668</text:p>
          </table:table-cell>
          <table:table-cell office:value-type="float" office:value="60976" table:style-name="ce1">
            <text:p>60976</text:p>
          </table:table-cell>
          <table:table-cell office:value-type="float" office:value="61351" table:style-name="ce1">
            <text:p>61351</text:p>
          </table:table-cell>
          <table:table-cell office:value-type="float" office:value="61627" table:style-name="ce1">
            <text:p>61627</text:p>
          </table:table-cell>
          <table:table-cell office:value-type="float" office:value="62421" table:style-name="ce1">
            <text:p>62421</text:p>
          </table:table-cell>
          <table:table-cell office:value-type="float" office:value="63424" table:style-name="ce1">
            <text:p>63424</text:p>
          </table:table-cell>
          <table:table-cell office:value-type="float" office:value="63399" table:style-name="ce1">
            <text:p>63399</text:p>
          </table:table-cell>
          <table:table-cell office:value-type="string" table:style-name="ce5">
            <text:p>OVER</text:p>
          </table:table-cell>
          <table:table-cell office:value-type="string" table:style-name="ce5">
            <text:p>OVER</text:p>
          </table:table-cell>
          <table:table-cell office:value-type="string" table:style-name="ce5">
            <text:p>OVER</text:p>
          </table:table-cell>
          <table:table-cell office:value-type="string" table:style-name="ce5">
            <text:p>OVER</text:p>
          </table:table-cell>
          <table:table-cell office:value-type="string" table:style-name="ce5">
            <text:p>OVER</text:p>
          </table:table-cell>
          <table:table-cell office:value-type="string" table:style-name="ce5">
            <text:p>OVER</text:p>
          </table:table-cell>
          <table:table-cell office:value-type="string" table:style-name="ce5">
            <text:p>OVER</text:p>
          </table:table-cell>
          <table:table-cell office:value-type="string" table:style-name="ce5">
            <text:p>OVER</text:p>
          </table:table-cell>
          <table:table-cell office:value-type="string" table:style-name="ce5">
            <text:p>OVER</text:p>
          </table:table-cell>
          <table:table-cell office:value-type="string" table:style-name="ce5">
            <text:p>OVER</text:p>
          </table:table-cell>
          <table:table-cell office:value-type="string" table:style-name="ce5">
            <text:p>OVER</text:p>
          </table:table-cell>
          <table:table-cell office:value-type="string" table:style-name="ce5">
            <text:p>OVER</text:p>
          </table:table-cell>
          <table:table-cell office:value-type="string" table:style-name="ce5">
            <text:p>OVER</text:p>
          </table:table-cell>
          <table:table-cell office:value-type="string" table:style-name="ce5">
            <text:p>OVER</text:p>
          </table:table-cell>
          <table:table-cell office:value-type="string" table:style-name="ce5">
            <text:p>OVER</text:p>
          </table:table-cell>
          <table:table-cell office:value-type="string" table:style-name="ce5">
            <text:p>OVER</text:p>
          </table:table-cell>
          <table:table-cell office:value-type="string" table:style-name="ce5">
            <text:p>OVER</text:p>
          </table:table-cell>
          <table:table-cell office:value-type="string" table:style-name="ce5">
            <text:p>OVER</text:p>
          </table:table-cell>
          <table:table-cell office:value-type="string" table:style-name="ce5">
            <text:p>OVER</text:p>
          </table:table-cell>
          <table:table-cell office:value-type="string" table:style-name="ce5">
            <text:p>OVER</text:p>
          </table:table-cell>
          <table:table-cell table:number-columns-repeated="16345"/>
        </table:table-row>
        <table:table-row table:style-name="ro1">
          <table:table-cell office:value-type="string" table:style-name="ce4">
            <text:p>10 mM</text:p>
          </table:table-cell>
          <table:table-cell office:value-type="float" office:value="44099" table:style-name="ce1">
            <text:p>44099</text:p>
          </table:table-cell>
          <table:table-cell office:value-type="float" office:value="47920" table:style-name="ce1">
            <text:p>47920</text:p>
          </table:table-cell>
          <table:table-cell office:value-type="float" office:value="49705" table:style-name="ce1">
            <text:p>49705</text:p>
          </table:table-cell>
          <table:table-cell office:value-type="float" office:value="51496" table:style-name="ce1">
            <text:p>51496</text:p>
          </table:table-cell>
          <table:table-cell office:value-type="float" office:value="52893" table:style-name="ce1">
            <text:p>52893</text:p>
          </table:table-cell>
          <table:table-cell office:value-type="float" office:value="53896" table:style-name="ce1">
            <text:p>53896</text:p>
          </table:table-cell>
          <table:table-cell office:value-type="float" office:value="55541" table:style-name="ce1">
            <text:p>55541</text:p>
          </table:table-cell>
          <table:table-cell office:value-type="float" office:value="56240" table:style-name="ce1">
            <text:p>56240</text:p>
          </table:table-cell>
          <table:table-cell office:value-type="float" office:value="58239" table:style-name="ce1">
            <text:p>58239</text:p>
          </table:table-cell>
          <table:table-cell office:value-type="float" office:value="58440" table:style-name="ce1">
            <text:p>58440</text:p>
          </table:table-cell>
          <table:table-cell office:value-type="float" office:value="58771" table:style-name="ce1">
            <text:p>58771</text:p>
          </table:table-cell>
          <table:table-cell office:value-type="float" office:value="60756" table:style-name="ce1">
            <text:p>60756</text:p>
          </table:table-cell>
          <table:table-cell office:value-type="float" office:value="60983" table:style-name="ce1">
            <text:p>60983</text:p>
          </table:table-cell>
          <table:table-cell office:value-type="float" office:value="61908" table:style-name="ce1">
            <text:p>61908</text:p>
          </table:table-cell>
          <table:table-cell office:value-type="float" office:value="63207" table:style-name="ce1">
            <text:p>63207</text:p>
          </table:table-cell>
          <table:table-cell office:value-type="float" office:value="63009" table:style-name="ce1">
            <text:p>63009</text:p>
          </table:table-cell>
          <table:table-cell office:value-type="string" table:style-name="ce5">
            <text:p>OVER</text:p>
          </table:table-cell>
          <table:table-cell office:value-type="string" table:style-name="ce5">
            <text:p>OVER</text:p>
          </table:table-cell>
          <table:table-cell office:value-type="string" table:style-name="ce5">
            <text:p>OVER</text:p>
          </table:table-cell>
          <table:table-cell office:value-type="string" table:style-name="ce5">
            <text:p>OVER</text:p>
          </table:table-cell>
          <table:table-cell office:value-type="string" table:style-name="ce5">
            <text:p>OVER</text:p>
          </table:table-cell>
          <table:table-cell office:value-type="string" table:style-name="ce5">
            <text:p>OVER</text:p>
          </table:table-cell>
          <table:table-cell office:value-type="string" table:style-name="ce5">
            <text:p>OVER</text:p>
          </table:table-cell>
          <table:table-cell office:value-type="string" table:style-name="ce5">
            <text:p>OVER</text:p>
          </table:table-cell>
          <table:table-cell office:value-type="string" table:style-name="ce5">
            <text:p>OVER</text:p>
          </table:table-cell>
          <table:table-cell office:value-type="string" table:style-name="ce5">
            <text:p>OVER</text:p>
          </table:table-cell>
          <table:table-cell office:value-type="string" table:style-name="ce5">
            <text:p>OVER</text:p>
          </table:table-cell>
          <table:table-cell office:value-type="string" table:style-name="ce5">
            <text:p>OVER</text:p>
          </table:table-cell>
          <table:table-cell office:value-type="string" table:style-name="ce5">
            <text:p>OVER</text:p>
          </table:table-cell>
          <table:table-cell office:value-type="string" table:style-name="ce5">
            <text:p>OVER</text:p>
          </table:table-cell>
          <table:table-cell office:value-type="string" table:style-name="ce5">
            <text:p>OVER</text:p>
          </table:table-cell>
          <table:table-cell office:value-type="string" table:style-name="ce5">
            <text:p>OVER</text:p>
          </table:table-cell>
          <table:table-cell office:value-type="string" table:style-name="ce5">
            <text:p>OVER</text:p>
          </table:table-cell>
          <table:table-cell office:value-type="string" table:style-name="ce5">
            <text:p>OVER</text:p>
          </table:table-cell>
          <table:table-cell office:value-type="string" table:style-name="ce5">
            <text:p>OVER</text:p>
          </table:table-cell>
          <table:table-cell office:value-type="string" table:style-name="ce5">
            <text:p>OVER</text:p>
          </table:table-cell>
          <table:table-cell office:value-type="string" table:style-name="ce5">
            <text:p>OVER</text:p>
          </table:table-cell>
          <table:table-cell office:value-type="string" table:style-name="ce5">
            <text:p>OVER</text:p>
          </table:table-cell>
          <table:table-cell table:number-columns-repeated="16345"/>
        </table:table-row>
        <table:table-row table:style-name="ro1">
          <table:table-cell office:value-type="string" table:style-name="ce4">
            <text:p>1 mM</text:p>
          </table:table-cell>
          <table:table-cell office:value-type="float" office:value="35718" table:style-name="ce1">
            <text:p>35718</text:p>
          </table:table-cell>
          <table:table-cell office:value-type="float" office:value="37234" table:style-name="ce1">
            <text:p>37234</text:p>
          </table:table-cell>
          <table:table-cell office:value-type="float" office:value="38715" table:style-name="ce1">
            <text:p>38715</text:p>
          </table:table-cell>
          <table:table-cell office:value-type="float" office:value="39668" table:style-name="ce1">
            <text:p>39668</text:p>
          </table:table-cell>
          <table:table-cell office:value-type="float" office:value="40664" table:style-name="ce1">
            <text:p>40664</text:p>
          </table:table-cell>
          <table:table-cell office:value-type="float" office:value="41307" table:style-name="ce1">
            <text:p>41307</text:p>
          </table:table-cell>
          <table:table-cell office:value-type="float" office:value="42271" table:style-name="ce1">
            <text:p>42271</text:p>
          </table:table-cell>
          <table:table-cell office:value-type="float" office:value="43114" table:style-name="ce1">
            <text:p>43114</text:p>
          </table:table-cell>
          <table:table-cell office:value-type="float" office:value="43606" table:style-name="ce1">
            <text:p>43606</text:p>
          </table:table-cell>
          <table:table-cell office:value-type="float" office:value="45315" table:style-name="ce1">
            <text:p>45315</text:p>
          </table:table-cell>
          <table:table-cell office:value-type="float" office:value="45351" table:style-name="ce1">
            <text:p>45351</text:p>
          </table:table-cell>
          <table:table-cell office:value-type="float" office:value="46489" table:style-name="ce1">
            <text:p>46489</text:p>
          </table:table-cell>
          <table:table-cell office:value-type="float" office:value="46953" table:style-name="ce1">
            <text:p>46953</text:p>
          </table:table-cell>
          <table:table-cell office:value-type="float" office:value="48542" table:style-name="ce1">
            <text:p>48542</text:p>
          </table:table-cell>
          <table:table-cell office:value-type="float" office:value="48157" table:style-name="ce1">
            <text:p>48157</text:p>
          </table:table-cell>
          <table:table-cell office:value-type="float" office:value="49168" table:style-name="ce1">
            <text:p>49168</text:p>
          </table:table-cell>
          <table:table-cell office:value-type="float" office:value="49402" table:style-name="ce1">
            <text:p>49402</text:p>
          </table:table-cell>
          <table:table-cell office:value-type="float" office:value="50526" table:style-name="ce1">
            <text:p>50526</text:p>
          </table:table-cell>
          <table:table-cell office:value-type="float" office:value="51580" table:style-name="ce1">
            <text:p>51580</text:p>
          </table:table-cell>
          <table:table-cell office:value-type="float" office:value="52259" table:style-name="ce1">
            <text:p>52259</text:p>
          </table:table-cell>
          <table:table-cell office:value-type="float" office:value="52232" table:style-name="ce1">
            <text:p>52232</text:p>
          </table:table-cell>
          <table:table-cell office:value-type="float" office:value="52900" table:style-name="ce1">
            <text:p>52900</text:p>
          </table:table-cell>
          <table:table-cell office:value-type="float" office:value="54085" table:style-name="ce1">
            <text:p>54085</text:p>
          </table:table-cell>
          <table:table-cell office:value-type="float" office:value="54447" table:style-name="ce1">
            <text:p>54447</text:p>
          </table:table-cell>
          <table:table-cell office:value-type="float" office:value="54770" table:style-name="ce1">
            <text:p>54770</text:p>
          </table:table-cell>
          <table:table-cell office:value-type="float" office:value="55253" table:style-name="ce1">
            <text:p>55253</text:p>
          </table:table-cell>
          <table:table-cell office:value-type="float" office:value="55563" table:style-name="ce1">
            <text:p>55563</text:p>
          </table:table-cell>
          <table:table-cell office:value-type="float" office:value="56871" table:style-name="ce1">
            <text:p>56871</text:p>
          </table:table-cell>
          <table:table-cell office:value-type="float" office:value="56738" table:style-name="ce1">
            <text:p>56738</text:p>
          </table:table-cell>
          <table:table-cell office:value-type="float" office:value="57910" table:style-name="ce1">
            <text:p>57910</text:p>
          </table:table-cell>
          <table:table-cell office:value-type="float" office:value="58388" table:style-name="ce1">
            <text:p>58388</text:p>
          </table:table-cell>
          <table:table-cell office:value-type="float" office:value="59341" table:style-name="ce1">
            <text:p>59341</text:p>
          </table:table-cell>
          <table:table-cell office:value-type="float" office:value="59119" table:style-name="ce1">
            <text:p>59119</text:p>
          </table:table-cell>
          <table:table-cell office:value-type="float" office:value="59854" table:style-name="ce1">
            <text:p>59854</text:p>
          </table:table-cell>
          <table:table-cell office:value-type="float" office:value="60860" table:style-name="ce1">
            <text:p>60860</text:p>
          </table:table-cell>
          <table:table-cell office:value-type="float" office:value="60932" table:style-name="ce1">
            <text:p>60932</text:p>
          </table:table-cell>
          <table:table-cell office:value-type="float" office:value="62127" table:style-name="ce1">
            <text:p>62127</text:p>
          </table:table-cell>
          <table:table-cell office:value-type="float" office:value="62913" table:style-name="ce1">
            <text:p>62913</text:p>
          </table:table-cell>
          <table:table-cell table:number-columns-repeated="16345"/>
        </table:table-row>
        <table:table-row table:style-name="ro1">
          <table:table-cell office:value-type="string" table:style-name="ce4">
            <text:p>1 mM</text:p>
          </table:table-cell>
          <table:table-cell office:value-type="float" office:value="35336" table:style-name="ce1">
            <text:p>35336</text:p>
          </table:table-cell>
          <table:table-cell office:value-type="float" office:value="36721" table:style-name="ce1">
            <text:p>36721</text:p>
          </table:table-cell>
          <table:table-cell office:value-type="float" office:value="38584" table:style-name="ce1">
            <text:p>38584</text:p>
          </table:table-cell>
          <table:table-cell office:value-type="float" office:value="40187" table:style-name="ce1">
            <text:p>40187</text:p>
          </table:table-cell>
          <table:table-cell office:value-type="float" office:value="41231" table:style-name="ce1">
            <text:p>41231</text:p>
          </table:table-cell>
          <table:table-cell office:value-type="float" office:value="41525" table:style-name="ce1">
            <text:p>41525</text:p>
          </table:table-cell>
          <table:table-cell office:value-type="float" office:value="42250" table:style-name="ce1">
            <text:p>42250</text:p>
          </table:table-cell>
          <table:table-cell office:value-type="float" office:value="43269" table:style-name="ce1">
            <text:p>43269</text:p>
          </table:table-cell>
          <table:table-cell office:value-type="float" office:value="44127" table:style-name="ce1">
            <text:p>44127</text:p>
          </table:table-cell>
          <table:table-cell office:value-type="float" office:value="44737" table:style-name="ce1">
            <text:p>44737</text:p>
          </table:table-cell>
          <table:table-cell office:value-type="float" office:value="45092" table:style-name="ce1">
            <text:p>45092</text:p>
          </table:table-cell>
          <table:table-cell office:value-type="float" office:value="46688" table:style-name="ce1">
            <text:p>46688</text:p>
          </table:table-cell>
          <table:table-cell office:value-type="float" office:value="48064" table:style-name="ce1">
            <text:p>48064</text:p>
          </table:table-cell>
          <table:table-cell office:value-type="float" office:value="48834" table:style-name="ce1">
            <text:p>48834</text:p>
          </table:table-cell>
          <table:table-cell office:value-type="float" office:value="49250" table:style-name="ce1">
            <text:p>49250</text:p>
          </table:table-cell>
          <table:table-cell office:value-type="float" office:value="49692" table:style-name="ce1">
            <text:p>49692</text:p>
          </table:table-cell>
          <table:table-cell office:value-type="float" office:value="50729" table:style-name="ce1">
            <text:p>50729</text:p>
          </table:table-cell>
          <table:table-cell office:value-type="float" office:value="51491" table:style-name="ce1">
            <text:p>51491</text:p>
          </table:table-cell>
          <table:table-cell office:value-type="float" office:value="52380" table:style-name="ce1">
            <text:p>52380</text:p>
          </table:table-cell>
          <table:table-cell office:value-type="float" office:value="52828" table:style-name="ce1">
            <text:p>52828</text:p>
          </table:table-cell>
          <table:table-cell office:value-type="float" office:value="53313" table:style-name="ce1">
            <text:p>53313</text:p>
          </table:table-cell>
          <table:table-cell office:value-type="float" office:value="53693" table:style-name="ce1">
            <text:p>53693</text:p>
          </table:table-cell>
          <table:table-cell office:value-type="float" office:value="55096" table:style-name="ce1">
            <text:p>55096</text:p>
          </table:table-cell>
          <table:table-cell office:value-type="float" office:value="55360" table:style-name="ce1">
            <text:p>55360</text:p>
          </table:table-cell>
          <table:table-cell office:value-type="float" office:value="55788" table:style-name="ce1">
            <text:p>55788</text:p>
          </table:table-cell>
          <table:table-cell office:value-type="float" office:value="56086" table:style-name="ce1">
            <text:p>56086</text:p>
          </table:table-cell>
          <table:table-cell office:value-type="float" office:value="56655" table:style-name="ce1">
            <text:p>56655</text:p>
          </table:table-cell>
          <table:table-cell office:value-type="float" office:value="57426" table:style-name="ce1">
            <text:p>57426</text:p>
          </table:table-cell>
          <table:table-cell office:value-type="float" office:value="57982" table:style-name="ce1">
            <text:p>57982</text:p>
          </table:table-cell>
          <table:table-cell office:value-type="float" office:value="58497" table:style-name="ce1">
            <text:p>58497</text:p>
          </table:table-cell>
          <table:table-cell office:value-type="float" office:value="58674" table:style-name="ce1">
            <text:p>58674</text:p>
          </table:table-cell>
          <table:table-cell office:value-type="float" office:value="60041" table:style-name="ce1">
            <text:p>60041</text:p>
          </table:table-cell>
          <table:table-cell office:value-type="float" office:value="60108" table:style-name="ce1">
            <text:p>60108</text:p>
          </table:table-cell>
          <table:table-cell office:value-type="float" office:value="61528" table:style-name="ce1">
            <text:p>61528</text:p>
          </table:table-cell>
          <table:table-cell office:value-type="float" office:value="61779" table:style-name="ce1">
            <text:p>61779</text:p>
          </table:table-cell>
          <table:table-cell office:value-type="float" office:value="62610" table:style-name="ce1">
            <text:p>62610</text:p>
          </table:table-cell>
          <table:table-cell office:value-type="float" office:value="62711" table:style-name="ce1">
            <text:p>62711</text:p>
          </table:table-cell>
          <table:table-cell office:value-type="float" office:value="63699" table:style-name="ce1">
            <text:p>63699</text:p>
          </table:table-cell>
          <table:table-cell table:number-columns-repeated="16345"/>
        </table:table-row>
        <table:table-row table:style-name="ro1">
          <table:table-cell office:value-type="string" table:style-name="ce4">
            <text:p>1 mM</text:p>
          </table:table-cell>
          <table:table-cell office:value-type="float" office:value="33458" table:style-name="ce1">
            <text:p>33458</text:p>
          </table:table-cell>
          <table:table-cell office:value-type="float" office:value="35442" table:style-name="ce1">
            <text:p>35442</text:p>
          </table:table-cell>
          <table:table-cell office:value-type="float" office:value="36695" table:style-name="ce1">
            <text:p>36695</text:p>
          </table:table-cell>
          <table:table-cell office:value-type="float" office:value="37596" table:style-name="ce1">
            <text:p>37596</text:p>
          </table:table-cell>
          <table:table-cell office:value-type="float" office:value="39140" table:style-name="ce1">
            <text:p>39140</text:p>
          </table:table-cell>
          <table:table-cell office:value-type="float" office:value="39928" table:style-name="ce1">
            <text:p>39928</text:p>
          </table:table-cell>
          <table:table-cell office:value-type="float" office:value="40922" table:style-name="ce1">
            <text:p>40922</text:p>
          </table:table-cell>
          <table:table-cell office:value-type="float" office:value="41494" table:style-name="ce1">
            <text:p>41494</text:p>
          </table:table-cell>
          <table:table-cell office:value-type="float" office:value="42848" table:style-name="ce1">
            <text:p>42848</text:p>
          </table:table-cell>
          <table:table-cell office:value-type="float" office:value="43919" table:style-name="ce1">
            <text:p>43919</text:p>
          </table:table-cell>
          <table:table-cell office:value-type="float" office:value="44422" table:style-name="ce1">
            <text:p>44422</text:p>
          </table:table-cell>
          <table:table-cell office:value-type="float" office:value="45339" table:style-name="ce1">
            <text:p>45339</text:p>
          </table:table-cell>
          <table:table-cell office:value-type="float" office:value="46469" table:style-name="ce1">
            <text:p>46469</text:p>
          </table:table-cell>
          <table:table-cell office:value-type="float" office:value="47092" table:style-name="ce1">
            <text:p>47092</text:p>
          </table:table-cell>
          <table:table-cell office:value-type="float" office:value="48150" table:style-name="ce1">
            <text:p>48150</text:p>
          </table:table-cell>
          <table:table-cell office:value-type="float" office:value="48792" table:style-name="ce1">
            <text:p>48792</text:p>
          </table:table-cell>
          <table:table-cell office:value-type="float" office:value="49578" table:style-name="ce1">
            <text:p>49578</text:p>
          </table:table-cell>
          <table:table-cell office:value-type="float" office:value="50730" table:style-name="ce1">
            <text:p>50730</text:p>
          </table:table-cell>
          <table:table-cell office:value-type="float" office:value="50509" table:style-name="ce1">
            <text:p>50509</text:p>
          </table:table-cell>
          <table:table-cell office:value-type="float" office:value="51439" table:style-name="ce1">
            <text:p>51439</text:p>
          </table:table-cell>
          <table:table-cell office:value-type="float" office:value="51868" table:style-name="ce1">
            <text:p>51868</text:p>
          </table:table-cell>
          <table:table-cell office:value-type="float" office:value="52482" table:style-name="ce1">
            <text:p>52482</text:p>
          </table:table-cell>
          <table:table-cell office:value-type="float" office:value="53578" table:style-name="ce1">
            <text:p>53578</text:p>
          </table:table-cell>
          <table:table-cell office:value-type="float" office:value="53601" table:style-name="ce1">
            <text:p>53601</text:p>
          </table:table-cell>
          <table:table-cell office:value-type="float" office:value="54532" table:style-name="ce1">
            <text:p>54532</text:p>
          </table:table-cell>
          <table:table-cell office:value-type="float" office:value="55092" table:style-name="ce1">
            <text:p>55092</text:p>
          </table:table-cell>
          <table:table-cell office:value-type="float" office:value="55357" table:style-name="ce1">
            <text:p>55357</text:p>
          </table:table-cell>
          <table:table-cell office:value-type="float" office:value="55887" table:style-name="ce1">
            <text:p>55887</text:p>
          </table:table-cell>
          <table:table-cell office:value-type="float" office:value="56844" table:style-name="ce1">
            <text:p>56844</text:p>
          </table:table-cell>
          <table:table-cell office:value-type="float" office:value="56492" table:style-name="ce1">
            <text:p>56492</text:p>
          </table:table-cell>
          <table:table-cell office:value-type="float" office:value="57224" table:style-name="ce1">
            <text:p>57224</text:p>
          </table:table-cell>
          <table:table-cell office:value-type="float" office:value="58198" table:style-name="ce1">
            <text:p>58198</text:p>
          </table:table-cell>
          <table:table-cell office:value-type="float" office:value="58132" table:style-name="ce1">
            <text:p>58132</text:p>
          </table:table-cell>
          <table:table-cell office:value-type="float" office:value="59436" table:style-name="ce1">
            <text:p>59436</text:p>
          </table:table-cell>
          <table:table-cell office:value-type="float" office:value="59254" table:style-name="ce1">
            <text:p>59254</text:p>
          </table:table-cell>
          <table:table-cell office:value-type="float" office:value="59912" table:style-name="ce1">
            <text:p>59912</text:p>
          </table:table-cell>
          <table:table-cell office:value-type="float" office:value="60280" table:style-name="ce1">
            <text:p>60280</text:p>
          </table:table-cell>
          <table:table-cell office:value-type="float" office:value="60621" table:style-name="ce1">
            <text:p>60621</text:p>
          </table:table-cell>
          <table:table-cell table:number-columns-repeated="16345"/>
        </table:table-row>
        <table:table-row table:style-name="ro1">
          <table:table-cell office:value-type="string" table:style-name="ce4">
            <text:p>0,1 mM</text:p>
          </table:table-cell>
          <table:table-cell office:value-type="float" office:value="38470" table:style-name="ce1">
            <text:p>38470</text:p>
          </table:table-cell>
          <table:table-cell office:value-type="float" office:value="32323" table:style-name="ce1">
            <text:p>32323</text:p>
          </table:table-cell>
          <table:table-cell office:value-type="float" office:value="37270" table:style-name="ce1">
            <text:p>37270</text:p>
          </table:table-cell>
          <table:table-cell office:value-type="float" office:value="35659" table:style-name="ce1">
            <text:p>35659</text:p>
          </table:table-cell>
          <table:table-cell office:value-type="float" office:value="39776" table:style-name="ce1">
            <text:p>39776</text:p>
          </table:table-cell>
          <table:table-cell office:value-type="float" office:value="37183" table:style-name="ce1">
            <text:p>37183</text:p>
          </table:table-cell>
          <table:table-cell office:value-type="float" office:value="38017" table:style-name="ce1">
            <text:p>38017</text:p>
          </table:table-cell>
          <table:table-cell office:value-type="float" office:value="41283" table:style-name="ce1">
            <text:p>41283</text:p>
          </table:table-cell>
          <table:table-cell office:value-type="float" office:value="39112" table:style-name="ce1">
            <text:p>39112</text:p>
          </table:table-cell>
          <table:table-cell office:value-type="float" office:value="41727" table:style-name="ce1">
            <text:p>41727</text:p>
          </table:table-cell>
          <table:table-cell office:value-type="float" office:value="40437" table:style-name="ce1">
            <text:p>40437</text:p>
          </table:table-cell>
          <table:table-cell office:value-type="float" office:value="42853" table:style-name="ce1">
            <text:p>42853</text:p>
          </table:table-cell>
          <table:table-cell office:value-type="float" office:value="43634" table:style-name="ce1">
            <text:p>43634</text:p>
          </table:table-cell>
          <table:table-cell office:value-type="float" office:value="51056" table:style-name="ce1">
            <text:p>51056</text:p>
          </table:table-cell>
          <table:table-cell office:value-type="float" office:value="49608" table:style-name="ce1">
            <text:p>49608</text:p>
          </table:table-cell>
          <table:table-cell office:value-type="float" office:value="51028" table:style-name="ce1">
            <text:p>51028</text:p>
          </table:table-cell>
          <table:table-cell office:value-type="float" office:value="50159" table:style-name="ce1">
            <text:p>50159</text:p>
          </table:table-cell>
          <table:table-cell office:value-type="float" office:value="51435" table:style-name="ce1">
            <text:p>51435</text:p>
          </table:table-cell>
          <table:table-cell office:value-type="float" office:value="52472" table:style-name="ce1">
            <text:p>52472</text:p>
          </table:table-cell>
          <table:table-cell office:value-type="float" office:value="50375" table:style-name="ce1">
            <text:p>50375</text:p>
          </table:table-cell>
          <table:table-cell office:value-type="float" office:value="52916" table:style-name="ce1">
            <text:p>52916</text:p>
          </table:table-cell>
          <table:table-cell office:value-type="float" office:value="53138" table:style-name="ce1">
            <text:p>53138</text:p>
          </table:table-cell>
          <table:table-cell office:value-type="float" office:value="52785" table:style-name="ce1">
            <text:p>52785</text:p>
          </table:table-cell>
          <table:table-cell office:value-type="float" office:value="53854" table:style-name="ce1">
            <text:p>53854</text:p>
          </table:table-cell>
          <table:table-cell office:value-type="float" office:value="54072" table:style-name="ce1">
            <text:p>54072</text:p>
          </table:table-cell>
          <table:table-cell office:value-type="float" office:value="48300" table:style-name="ce1">
            <text:p>48300</text:p>
          </table:table-cell>
          <table:table-cell office:value-type="float" office:value="49196" table:style-name="ce1">
            <text:p>49196</text:p>
          </table:table-cell>
          <table:table-cell office:value-type="float" office:value="51364" table:style-name="ce1">
            <text:p>51364</text:p>
          </table:table-cell>
          <table:table-cell office:value-type="float" office:value="48860" table:style-name="ce1">
            <text:p>48860</text:p>
          </table:table-cell>
          <table:table-cell office:value-type="float" office:value="54637" table:style-name="ce1">
            <text:p>54637</text:p>
          </table:table-cell>
          <table:table-cell office:value-type="float" office:value="48529" table:style-name="ce1">
            <text:p>48529</text:p>
          </table:table-cell>
          <table:table-cell office:value-type="float" office:value="48451" table:style-name="ce1">
            <text:p>48451</text:p>
          </table:table-cell>
          <table:table-cell office:value-type="float" office:value="48695" table:style-name="ce1">
            <text:p>48695</text:p>
          </table:table-cell>
          <table:table-cell office:value-type="float" office:value="49188" table:style-name="ce1">
            <text:p>49188</text:p>
          </table:table-cell>
          <table:table-cell office:value-type="float" office:value="49165" table:style-name="ce1">
            <text:p>49165</text:p>
          </table:table-cell>
          <table:table-cell office:value-type="float" office:value="49248" table:style-name="ce1">
            <text:p>49248</text:p>
          </table:table-cell>
          <table:table-cell office:value-type="float" office:value="49806" table:style-name="ce1">
            <text:p>49806</text:p>
          </table:table-cell>
          <table:table-cell office:value-type="float" office:value="50052" table:style-name="ce1">
            <text:p>50052</text:p>
          </table:table-cell>
          <table:table-cell table:number-columns-repeated="16345"/>
        </table:table-row>
        <table:table-row table:style-name="ro1">
          <table:table-cell office:value-type="string" table:style-name="ce4">
            <text:p>0,1 mM</text:p>
          </table:table-cell>
          <table:table-cell office:value-type="float" office:value="28609" table:style-name="ce1">
            <text:p>28609</text:p>
          </table:table-cell>
          <table:table-cell office:value-type="float" office:value="30141" table:style-name="ce1">
            <text:p>30141</text:p>
          </table:table-cell>
          <table:table-cell office:value-type="float" office:value="30757" table:style-name="ce1">
            <text:p>30757</text:p>
          </table:table-cell>
          <table:table-cell office:value-type="float" office:value="31514" table:style-name="ce1">
            <text:p>31514</text:p>
          </table:table-cell>
          <table:table-cell office:value-type="float" office:value="32873" table:style-name="ce1">
            <text:p>32873</text:p>
          </table:table-cell>
          <table:table-cell office:value-type="float" office:value="32904" table:style-name="ce1">
            <text:p>32904</text:p>
          </table:table-cell>
          <table:table-cell office:value-type="float" office:value="34227" table:style-name="ce1">
            <text:p>34227</text:p>
          </table:table-cell>
          <table:table-cell office:value-type="float" office:value="35388" table:style-name="ce1">
            <text:p>35388</text:p>
          </table:table-cell>
          <table:table-cell office:value-type="float" office:value="36166" table:style-name="ce1">
            <text:p>36166</text:p>
          </table:table-cell>
          <table:table-cell office:value-type="float" office:value="36813" table:style-name="ce1">
            <text:p>36813</text:p>
          </table:table-cell>
          <table:table-cell office:value-type="float" office:value="37403" table:style-name="ce1">
            <text:p>37403</text:p>
          </table:table-cell>
          <table:table-cell office:value-type="float" office:value="38384" table:style-name="ce1">
            <text:p>38384</text:p>
          </table:table-cell>
          <table:table-cell office:value-type="float" office:value="38801" table:style-name="ce1">
            <text:p>38801</text:p>
          </table:table-cell>
          <table:table-cell office:value-type="float" office:value="39712" table:style-name="ce1">
            <text:p>39712</text:p>
          </table:table-cell>
          <table:table-cell office:value-type="float" office:value="40365" table:style-name="ce1">
            <text:p>40365</text:p>
          </table:table-cell>
          <table:table-cell office:value-type="float" office:value="40064" table:style-name="ce1">
            <text:p>40064</text:p>
          </table:table-cell>
          <table:table-cell office:value-type="float" office:value="41031" table:style-name="ce1">
            <text:p>41031</text:p>
          </table:table-cell>
          <table:table-cell office:value-type="float" office:value="40893" table:style-name="ce1">
            <text:p>40893</text:p>
          </table:table-cell>
          <table:table-cell office:value-type="float" office:value="41656" table:style-name="ce1">
            <text:p>41656</text:p>
          </table:table-cell>
          <table:table-cell office:value-type="float" office:value="42451" table:style-name="ce1">
            <text:p>42451</text:p>
          </table:table-cell>
          <table:table-cell office:value-type="float" office:value="42417" table:style-name="ce1">
            <text:p>42417</text:p>
          </table:table-cell>
          <table:table-cell office:value-type="float" office:value="43393" table:style-name="ce1">
            <text:p>43393</text:p>
          </table:table-cell>
          <table:table-cell office:value-type="float" office:value="43464" table:style-name="ce1">
            <text:p>43464</text:p>
          </table:table-cell>
          <table:table-cell office:value-type="float" office:value="43585" table:style-name="ce1">
            <text:p>43585</text:p>
          </table:table-cell>
          <table:table-cell office:value-type="float" office:value="43907" table:style-name="ce1">
            <text:p>43907</text:p>
          </table:table-cell>
          <table:table-cell office:value-type="float" office:value="43963" table:style-name="ce1">
            <text:p>43963</text:p>
          </table:table-cell>
          <table:table-cell office:value-type="float" office:value="44171" table:style-name="ce1">
            <text:p>44171</text:p>
          </table:table-cell>
          <table:table-cell office:value-type="float" office:value="44152" table:style-name="ce1">
            <text:p>44152</text:p>
          </table:table-cell>
          <table:table-cell office:value-type="float" office:value="44372" table:style-name="ce1">
            <text:p>44372</text:p>
          </table:table-cell>
          <table:table-cell office:value-type="float" office:value="44627" table:style-name="ce1">
            <text:p>44627</text:p>
          </table:table-cell>
          <table:table-cell office:value-type="float" office:value="45056" table:style-name="ce1">
            <text:p>45056</text:p>
          </table:table-cell>
          <table:table-cell office:value-type="float" office:value="45528" table:style-name="ce1">
            <text:p>45528</text:p>
          </table:table-cell>
          <table:table-cell office:value-type="float" office:value="46064" table:style-name="ce1">
            <text:p>46064</text:p>
          </table:table-cell>
          <table:table-cell office:value-type="float" office:value="46481" table:style-name="ce1">
            <text:p>46481</text:p>
          </table:table-cell>
          <table:table-cell office:value-type="float" office:value="46461" table:style-name="ce1">
            <text:p>46461</text:p>
          </table:table-cell>
          <table:table-cell office:value-type="float" office:value="47135" table:style-name="ce1">
            <text:p>47135</text:p>
          </table:table-cell>
          <table:table-cell office:value-type="float" office:value="47128" table:style-name="ce1">
            <text:p>47128</text:p>
          </table:table-cell>
          <table:table-cell office:value-type="float" office:value="47871" table:style-name="ce1">
            <text:p>47871</text:p>
          </table:table-cell>
          <table:table-cell table:number-columns-repeated="16345"/>
        </table:table-row>
        <table:table-row table:style-name="ro1">
          <table:table-cell office:value-type="string" table:style-name="ce4">
            <text:p>0,1 mM</text:p>
          </table:table-cell>
          <table:table-cell office:value-type="float" office:value="32222" table:style-name="ce1">
            <text:p>32222</text:p>
          </table:table-cell>
          <table:table-cell office:value-type="float" office:value="33203" table:style-name="ce1">
            <text:p>33203</text:p>
          </table:table-cell>
          <table:table-cell office:value-type="float" office:value="34680" table:style-name="ce1">
            <text:p>34680</text:p>
          </table:table-cell>
          <table:table-cell office:value-type="float" office:value="35530" table:style-name="ce1">
            <text:p>35530</text:p>
          </table:table-cell>
          <table:table-cell office:value-type="float" office:value="36426" table:style-name="ce1">
            <text:p>36426</text:p>
          </table:table-cell>
          <table:table-cell office:value-type="float" office:value="37717" table:style-name="ce1">
            <text:p>37717</text:p>
          </table:table-cell>
          <table:table-cell office:value-type="float" office:value="38669" table:style-name="ce1">
            <text:p>38669</text:p>
          </table:table-cell>
          <table:table-cell office:value-type="float" office:value="39789" table:style-name="ce1">
            <text:p>39789</text:p>
          </table:table-cell>
          <table:table-cell office:value-type="float" office:value="40993" table:style-name="ce1">
            <text:p>40993</text:p>
          </table:table-cell>
          <table:table-cell office:value-type="float" office:value="41653" table:style-name="ce1">
            <text:p>41653</text:p>
          </table:table-cell>
          <table:table-cell office:value-type="float" office:value="42539" table:style-name="ce1">
            <text:p>42539</text:p>
          </table:table-cell>
          <table:table-cell office:value-type="float" office:value="43202" table:style-name="ce1">
            <text:p>43202</text:p>
          </table:table-cell>
          <table:table-cell office:value-type="float" office:value="44298" table:style-name="ce1">
            <text:p>44298</text:p>
          </table:table-cell>
          <table:table-cell office:value-type="float" office:value="44830" table:style-name="ce1">
            <text:p>44830</text:p>
          </table:table-cell>
          <table:table-cell office:value-type="float" office:value="45383" table:style-name="ce1">
            <text:p>45383</text:p>
          </table:table-cell>
          <table:table-cell office:value-type="float" office:value="46086" table:style-name="ce1">
            <text:p>46086</text:p>
          </table:table-cell>
          <table:table-cell office:value-type="float" office:value="46512" table:style-name="ce1">
            <text:p>46512</text:p>
          </table:table-cell>
          <table:table-cell office:value-type="float" office:value="46899" table:style-name="ce1">
            <text:p>46899</text:p>
          </table:table-cell>
          <table:table-cell office:value-type="float" office:value="47145" table:style-name="ce1">
            <text:p>47145</text:p>
          </table:table-cell>
          <table:table-cell office:value-type="float" office:value="47822" table:style-name="ce1">
            <text:p>47822</text:p>
          </table:table-cell>
          <table:table-cell office:value-type="float" office:value="48079" table:style-name="ce1">
            <text:p>48079</text:p>
          </table:table-cell>
          <table:table-cell office:value-type="float" office:value="49223" table:style-name="ce1">
            <text:p>49223</text:p>
          </table:table-cell>
          <table:table-cell office:value-type="float" office:value="49051" table:style-name="ce1">
            <text:p>49051</text:p>
          </table:table-cell>
          <table:table-cell office:value-type="float" office:value="49823" table:style-name="ce1">
            <text:p>49823</text:p>
          </table:table-cell>
          <table:table-cell office:value-type="float" office:value="49989" table:style-name="ce1">
            <text:p>49989</text:p>
          </table:table-cell>
          <table:table-cell office:value-type="float" office:value="50545" table:style-name="ce1">
            <text:p>50545</text:p>
          </table:table-cell>
          <table:table-cell office:value-type="float" office:value="50617" table:style-name="ce1">
            <text:p>50617</text:p>
          </table:table-cell>
          <table:table-cell office:value-type="float" office:value="50827" table:style-name="ce1">
            <text:p>50827</text:p>
          </table:table-cell>
          <table:table-cell office:value-type="float" office:value="51503" table:style-name="ce1">
            <text:p>51503</text:p>
          </table:table-cell>
          <table:table-cell office:value-type="float" office:value="51394" table:style-name="ce1">
            <text:p>51394</text:p>
          </table:table-cell>
          <table:table-cell office:value-type="float" office:value="51335" table:style-name="ce1">
            <text:p>51335</text:p>
          </table:table-cell>
          <table:table-cell office:value-type="float" office:value="51467" table:style-name="ce1">
            <text:p>51467</text:p>
          </table:table-cell>
          <table:table-cell office:value-type="float" office:value="52058" table:style-name="ce1">
            <text:p>52058</text:p>
          </table:table-cell>
          <table:table-cell office:value-type="float" office:value="51847" table:style-name="ce1">
            <text:p>51847</text:p>
          </table:table-cell>
          <table:table-cell office:value-type="float" office:value="51967" table:style-name="ce1">
            <text:p>51967</text:p>
          </table:table-cell>
          <table:table-cell office:value-type="float" office:value="52302" table:style-name="ce1">
            <text:p>52302</text:p>
          </table:table-cell>
          <table:table-cell office:value-type="float" office:value="52354" table:style-name="ce1">
            <text:p>52354</text:p>
          </table:table-cell>
          <table:table-cell office:value-type="float" office:value="52875" table:style-name="ce1">
            <text:p>52875</text:p>
          </table:table-cell>
          <table:table-cell table:number-columns-repeated="16345"/>
        </table:table-row>
        <table:table-row table:style-name="ro1">
          <table:table-cell office:value-type="string" table:style-name="ce4">
            <text:p>Hepes</text:p>
          </table:table-cell>
          <table:table-cell office:value-type="float" office:value="21492" table:style-name="ce1">
            <text:p>21492</text:p>
          </table:table-cell>
          <table:table-cell office:value-type="float" office:value="21311" table:style-name="ce1">
            <text:p>21311</text:p>
          </table:table-cell>
          <table:table-cell office:value-type="float" office:value="21719" table:style-name="ce1">
            <text:p>21719</text:p>
          </table:table-cell>
          <table:table-cell office:value-type="float" office:value="21710" table:style-name="ce1">
            <text:p>21710</text:p>
          </table:table-cell>
          <table:table-cell office:value-type="float" office:value="21998" table:style-name="ce1">
            <text:p>21998</text:p>
          </table:table-cell>
          <table:table-cell office:value-type="float" office:value="22156" table:style-name="ce1">
            <text:p>22156</text:p>
          </table:table-cell>
          <table:table-cell office:value-type="float" office:value="22184" table:style-name="ce1">
            <text:p>22184</text:p>
          </table:table-cell>
          <table:table-cell office:value-type="float" office:value="22598" table:style-name="ce1">
            <text:p>22598</text:p>
          </table:table-cell>
          <table:table-cell office:value-type="float" office:value="22886" table:style-name="ce1">
            <text:p>22886</text:p>
          </table:table-cell>
          <table:table-cell office:value-type="float" office:value="23007" table:style-name="ce1">
            <text:p>23007</text:p>
          </table:table-cell>
          <table:table-cell office:value-type="float" office:value="22987" table:style-name="ce1">
            <text:p>22987</text:p>
          </table:table-cell>
          <table:table-cell office:value-type="float" office:value="23197" table:style-name="ce1">
            <text:p>23197</text:p>
          </table:table-cell>
          <table:table-cell office:value-type="float" office:value="23175" table:style-name="ce1">
            <text:p>23175</text:p>
          </table:table-cell>
          <table:table-cell office:value-type="float" office:value="23317" table:style-name="ce1">
            <text:p>23317</text:p>
          </table:table-cell>
          <table:table-cell office:value-type="float" office:value="23303" table:style-name="ce1">
            <text:p>23303</text:p>
          </table:table-cell>
          <table:table-cell office:value-type="float" office:value="23375" table:style-name="ce1">
            <text:p>23375</text:p>
          </table:table-cell>
          <table:table-cell office:value-type="float" office:value="23769" table:style-name="ce1">
            <text:p>23769</text:p>
          </table:table-cell>
          <table:table-cell office:value-type="float" office:value="23764" table:style-name="ce1">
            <text:p>23764</text:p>
          </table:table-cell>
          <table:table-cell office:value-type="float" office:value="23714" table:style-name="ce1">
            <text:p>23714</text:p>
          </table:table-cell>
          <table:table-cell office:value-type="float" office:value="23736" table:style-name="ce1">
            <text:p>23736</text:p>
          </table:table-cell>
          <table:table-cell office:value-type="float" office:value="23667" table:style-name="ce1">
            <text:p>23667</text:p>
          </table:table-cell>
          <table:table-cell office:value-type="float" office:value="23722" table:style-name="ce1">
            <text:p>23722</text:p>
          </table:table-cell>
          <table:table-cell office:value-type="float" office:value="23488" table:style-name="ce1">
            <text:p>23488</text:p>
          </table:table-cell>
          <table:table-cell office:value-type="float" office:value="23636" table:style-name="ce1">
            <text:p>23636</text:p>
          </table:table-cell>
          <table:table-cell office:value-type="float" office:value="23708" table:style-name="ce1">
            <text:p>23708</text:p>
          </table:table-cell>
          <table:table-cell office:value-type="float" office:value="23501" table:style-name="ce1">
            <text:p>23501</text:p>
          </table:table-cell>
          <table:table-cell office:value-type="float" office:value="23389" table:style-name="ce1">
            <text:p>23389</text:p>
          </table:table-cell>
          <table:table-cell office:value-type="float" office:value="23163" table:style-name="ce1">
            <text:p>23163</text:p>
          </table:table-cell>
          <table:table-cell office:value-type="float" office:value="23237" table:style-name="ce1">
            <text:p>23237</text:p>
          </table:table-cell>
          <table:table-cell office:value-type="float" office:value="23354" table:style-name="ce1">
            <text:p>23354</text:p>
          </table:table-cell>
          <table:table-cell office:value-type="float" office:value="23294" table:style-name="ce1">
            <text:p>23294</text:p>
          </table:table-cell>
          <table:table-cell office:value-type="float" office:value="23299" table:style-name="ce1">
            <text:p>23299</text:p>
          </table:table-cell>
          <table:table-cell office:value-type="float" office:value="23367" table:style-name="ce1">
            <text:p>23367</text:p>
          </table:table-cell>
          <table:table-cell office:value-type="float" office:value="23419" table:style-name="ce1">
            <text:p>23419</text:p>
          </table:table-cell>
          <table:table-cell office:value-type="float" office:value="23393" table:style-name="ce1">
            <text:p>23393</text:p>
          </table:table-cell>
          <table:table-cell office:value-type="float" office:value="23705" table:style-name="ce1">
            <text:p>23705</text:p>
          </table:table-cell>
          <table:table-cell office:value-type="float" office:value="23300" table:style-name="ce1">
            <text:p>23300</text:p>
          </table:table-cell>
          <table:table-cell office:value-type="float" office:value="23194" table:style-name="ce1">
            <text:p>23194</text:p>
          </table:table-cell>
          <table:table-cell table:number-columns-repeated="16345"/>
        </table:table-row>
        <table:table-row table:style-name="ro1">
          <table:table-cell office:value-type="string" table:style-name="ce4">
            <text:p>Hepes<text:s/></text:p>
          </table:table-cell>
          <table:table-cell office:value-type="float" office:value="20261" table:style-name="ce1">
            <text:p>20261</text:p>
          </table:table-cell>
          <table:table-cell office:value-type="float" office:value="20242" table:style-name="ce1">
            <text:p>20242</text:p>
          </table:table-cell>
          <table:table-cell office:value-type="float" office:value="20464" table:style-name="ce1">
            <text:p>20464</text:p>
          </table:table-cell>
          <table:table-cell office:value-type="float" office:value="20478" table:style-name="ce1">
            <text:p>20478</text:p>
          </table:table-cell>
          <table:table-cell office:value-type="float" office:value="20547" table:style-name="ce1">
            <text:p>20547</text:p>
          </table:table-cell>
          <table:table-cell office:value-type="float" office:value="20515" table:style-name="ce1">
            <text:p>20515</text:p>
          </table:table-cell>
          <table:table-cell office:value-type="float" office:value="20833" table:style-name="ce1">
            <text:p>20833</text:p>
          </table:table-cell>
          <table:table-cell office:value-type="float" office:value="21029" table:style-name="ce1">
            <text:p>21029</text:p>
          </table:table-cell>
          <table:table-cell office:value-type="float" office:value="20974" table:style-name="ce1">
            <text:p>20974</text:p>
          </table:table-cell>
          <table:table-cell office:value-type="float" office:value="20962" table:style-name="ce1">
            <text:p>20962</text:p>
          </table:table-cell>
          <table:table-cell office:value-type="float" office:value="21237" table:style-name="ce1">
            <text:p>21237</text:p>
          </table:table-cell>
          <table:table-cell office:value-type="float" office:value="21132" table:style-name="ce1">
            <text:p>21132</text:p>
          </table:table-cell>
          <table:table-cell office:value-type="float" office:value="21298" table:style-name="ce1">
            <text:p>21298</text:p>
          </table:table-cell>
          <table:table-cell office:value-type="float" office:value="21610" table:style-name="ce1">
            <text:p>21610</text:p>
          </table:table-cell>
          <table:table-cell office:value-type="float" office:value="21436" table:style-name="ce1">
            <text:p>21436</text:p>
          </table:table-cell>
          <table:table-cell office:value-type="float" office:value="21430" table:style-name="ce1">
            <text:p>21430</text:p>
          </table:table-cell>
          <table:table-cell office:value-type="float" office:value="21880" table:style-name="ce1">
            <text:p>21880</text:p>
          </table:table-cell>
          <table:table-cell office:value-type="float" office:value="21627" table:style-name="ce1">
            <text:p>21627</text:p>
          </table:table-cell>
          <table:table-cell office:value-type="float" office:value="21855" table:style-name="ce1">
            <text:p>21855</text:p>
          </table:table-cell>
          <table:table-cell office:value-type="float" office:value="21823" table:style-name="ce1">
            <text:p>21823</text:p>
          </table:table-cell>
          <table:table-cell office:value-type="float" office:value="21876" table:style-name="ce1">
            <text:p>21876</text:p>
          </table:table-cell>
          <table:table-cell office:value-type="float" office:value="21816" table:style-name="ce1">
            <text:p>21816</text:p>
          </table:table-cell>
          <table:table-cell office:value-type="float" office:value="21674" table:style-name="ce1">
            <text:p>21674</text:p>
          </table:table-cell>
          <table:table-cell office:value-type="float" office:value="21887" table:style-name="ce1">
            <text:p>21887</text:p>
          </table:table-cell>
          <table:table-cell office:value-type="float" office:value="21744" table:style-name="ce1">
            <text:p>21744</text:p>
          </table:table-cell>
          <table:table-cell office:value-type="float" office:value="21989" table:style-name="ce1">
            <text:p>21989</text:p>
          </table:table-cell>
          <table:table-cell office:value-type="float" office:value="21868" table:style-name="ce1">
            <text:p>21868</text:p>
          </table:table-cell>
          <table:table-cell office:value-type="float" office:value="21830" table:style-name="ce1">
            <text:p>21830</text:p>
          </table:table-cell>
          <table:table-cell office:value-type="float" office:value="21743" table:style-name="ce1">
            <text:p>21743</text:p>
          </table:table-cell>
          <table:table-cell office:value-type="float" office:value="21961" table:style-name="ce1">
            <text:p>21961</text:p>
          </table:table-cell>
          <table:table-cell office:value-type="float" office:value="21847" table:style-name="ce1">
            <text:p>21847</text:p>
          </table:table-cell>
          <table:table-cell office:value-type="float" office:value="21856" table:style-name="ce1">
            <text:p>21856</text:p>
          </table:table-cell>
          <table:table-cell office:value-type="float" office:value="21826" table:style-name="ce1">
            <text:p>21826</text:p>
          </table:table-cell>
          <table:table-cell office:value-type="float" office:value="22005" table:style-name="ce1">
            <text:p>22005</text:p>
          </table:table-cell>
          <table:table-cell office:value-type="float" office:value="22128" table:style-name="ce1">
            <text:p>22128</text:p>
          </table:table-cell>
          <table:table-cell office:value-type="float" office:value="22237" table:style-name="ce1">
            <text:p>22237</text:p>
          </table:table-cell>
          <table:table-cell office:value-type="float" office:value="22190" table:style-name="ce1">
            <text:p>22190</text:p>
          </table:table-cell>
          <table:table-cell office:value-type="float" office:value="22291" table:style-name="ce1">
            <text:p>22291</text:p>
          </table:table-cell>
          <table:table-cell table:number-columns-repeated="16345"/>
        </table:table-row>
        <table:table-row table:style-name="ro1">
          <table:table-cell office:value-type="string" table:style-name="ce4">
            <text:p>Hepes</text:p>
          </table:table-cell>
          <table:table-cell office:value-type="float" office:value="20560" table:style-name="ce1">
            <text:p>20560</text:p>
          </table:table-cell>
          <table:table-cell office:value-type="float" office:value="20107" table:style-name="ce1">
            <text:p>20107</text:p>
          </table:table-cell>
          <table:table-cell office:value-type="float" office:value="20615" table:style-name="ce1">
            <text:p>20615</text:p>
          </table:table-cell>
          <table:table-cell office:value-type="float" office:value="20402" table:style-name="ce1">
            <text:p>20402</text:p>
          </table:table-cell>
          <table:table-cell office:value-type="float" office:value="20662" table:style-name="ce1">
            <text:p>20662</text:p>
          </table:table-cell>
          <table:table-cell office:value-type="float" office:value="20810" table:style-name="ce1">
            <text:p>20810</text:p>
          </table:table-cell>
          <table:table-cell office:value-type="float" office:value="21200" table:style-name="ce1">
            <text:p>21200</text:p>
          </table:table-cell>
          <table:table-cell office:value-type="float" office:value="20895" table:style-name="ce1">
            <text:p>20895</text:p>
          </table:table-cell>
          <table:table-cell office:value-type="float" office:value="21078" table:style-name="ce1">
            <text:p>21078</text:p>
          </table:table-cell>
          <table:table-cell office:value-type="float" office:value="21008" table:style-name="ce1">
            <text:p>21008</text:p>
          </table:table-cell>
          <table:table-cell office:value-type="float" office:value="21385" table:style-name="ce1">
            <text:p>21385</text:p>
          </table:table-cell>
          <table:table-cell office:value-type="float" office:value="21199" table:style-name="ce1">
            <text:p>21199</text:p>
          </table:table-cell>
          <table:table-cell office:value-type="float" office:value="21154" table:style-name="ce1">
            <text:p>21154</text:p>
          </table:table-cell>
          <table:table-cell office:value-type="float" office:value="21369" table:style-name="ce1">
            <text:p>21369</text:p>
          </table:table-cell>
          <table:table-cell office:value-type="float" office:value="20945" table:style-name="ce1">
            <text:p>20945</text:p>
          </table:table-cell>
          <table:table-cell office:value-type="float" office:value="21037" table:style-name="ce1">
            <text:p>21037</text:p>
          </table:table-cell>
          <table:table-cell office:value-type="float" office:value="21413" table:style-name="ce1">
            <text:p>21413</text:p>
          </table:table-cell>
          <table:table-cell office:value-type="float" office:value="21045" table:style-name="ce1">
            <text:p>21045</text:p>
          </table:table-cell>
          <table:table-cell office:value-type="float" office:value="20989" table:style-name="ce1">
            <text:p>20989</text:p>
          </table:table-cell>
          <table:table-cell office:value-type="float" office:value="20962" table:style-name="ce1">
            <text:p>20962</text:p>
          </table:table-cell>
          <table:table-cell office:value-type="float" office:value="20789" table:style-name="ce1">
            <text:p>20789</text:p>
          </table:table-cell>
          <table:table-cell office:value-type="float" office:value="20936" table:style-name="ce1">
            <text:p>20936</text:p>
          </table:table-cell>
          <table:table-cell office:value-type="float" office:value="20780" table:style-name="ce1">
            <text:p>20780</text:p>
          </table:table-cell>
          <table:table-cell office:value-type="float" office:value="20710" table:style-name="ce1">
            <text:p>20710</text:p>
          </table:table-cell>
          <table:table-cell office:value-type="float" office:value="21000" table:style-name="ce1">
            <text:p>21000</text:p>
          </table:table-cell>
          <table:table-cell office:value-type="float" office:value="21043" table:style-name="ce1">
            <text:p>21043</text:p>
          </table:table-cell>
          <table:table-cell office:value-type="float" office:value="20681" table:style-name="ce1">
            <text:p>20681</text:p>
          </table:table-cell>
          <table:table-cell office:value-type="float" office:value="20607" table:style-name="ce1">
            <text:p>20607</text:p>
          </table:table-cell>
          <table:table-cell office:value-type="float" office:value="20603" table:style-name="ce1">
            <text:p>20603</text:p>
          </table:table-cell>
          <table:table-cell office:value-type="float" office:value="20751" table:style-name="ce1">
            <text:p>20751</text:p>
          </table:table-cell>
          <table:table-cell office:value-type="float" office:value="20421" table:style-name="ce1">
            <text:p>20421</text:p>
          </table:table-cell>
          <table:table-cell office:value-type="float" office:value="20422" table:style-name="ce1">
            <text:p>20422</text:p>
          </table:table-cell>
          <table:table-cell office:value-type="float" office:value="19872" table:style-name="ce1">
            <text:p>19872</text:p>
          </table:table-cell>
          <table:table-cell office:value-type="float" office:value="20223" table:style-name="ce1">
            <text:p>20223</text:p>
          </table:table-cell>
          <table:table-cell office:value-type="float" office:value="20497" table:style-name="ce1">
            <text:p>20497</text:p>
          </table:table-cell>
          <table:table-cell office:value-type="float" office:value="20545" table:style-name="ce1">
            <text:p>20545</text:p>
          </table:table-cell>
          <table:table-cell office:value-type="float" office:value="20667" table:style-name="ce1">
            <text:p>20667</text:p>
          </table:table-cell>
          <table:table-cell office:value-type="float" office:value="20866" table:style-name="ce1">
            <text:p>20866</text:p>
          </table:table-cell>
          <table:table-cell table:number-columns-repeated="16345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office:value-type="string" table:style-name="ce1">
            <text:p>BSG-MCT1 + ilacco1.2 Influx, Zellen 1.2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Endzeit:</text:p>
          </table:table-cell>
          <table:table-cell office:value-type="string" table:style-name="ce1">
            <text:p>20.11.2025 12:02:42</text:p>
          </table:table-cell>
          <table:table-cell table:number-columns-repeated="16382" table:style-name="ce1"/>
        </table:table-row>
        <table:table-row table:number-rows-repeated="1048517" table:style-name="ro2">
          <table:table-cell table:number-columns-repeated="16384"/>
        </table:table-row>
      </table:table>
      <table:table table:name="Sheet3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gramm: Tecan i-control</text:p>
          </table:table-cell>
          <table:table-cell table:number-columns-repeated="3" table:style-name="ce1"/>
          <table:table-cell office:value-type="string" table:style-name="ce1">
            <office:annotation draw:style-name="a26" svg:x="4.3in" svg:y="0in" svg:width="1.325in" svg:height="0.891666666666667in">
              <dc:creator>Hiwibeit</dc:creator>
              <text:p><text:span text:style-name="T1">Tecan.At.Common, 3.9.1.0</text:span><text:span text:style-name="T1"/></text:p>
              <text:p><text:span text:style-name="T1">Tecan.At.Common.DocumentManagement, 3.9.1.0</text:span><text:span text:style-name="T1"/></text:p>
              <text:p><text:span text:style-name="T1">Tecan.At.Common.DocumentManagement.Reader, 3.6.1.0</text:span><text:span text:style-name="T1"/></text:p>
              <text:p><text:span text:style-name="T1">Tecan.At.Common.MCS, 3.9.1.0</text:span><text:span text:style-name="T1"/></text:p>
              <text:p><text:span text:style-name="T1">Tecan.At.Common.Results, 3.9.1.0</text:span><text:span text:style-name="T1"/></text:p>
              <text:p><text:span text:style-name="T1">Tecan.At.Common.UI, 3.9.1.0</text:span><text:span text:style-name="T1"/></text:p>
              <text:p><text:span text:style-name="T1">Tecan.At.Common.UI.resources, 3.9.1.0</text:span><text:span text:style-name="T1"/></text:p>
              <text:p><text:span text:style-name="T1">Tecan.At.Communication.Common, 3.9.1.0</text:span><text:span text:style-name="T1"/></text:p>
              <text:p><text:span text:style-name="T1">Tecan.At.Communication.Port.IP, 3.9.1.0</text:span><text:span text:style-name="T1"/></text:p>
              <text:p><text:span text:style-name="T1">Tecan.At.Communication.Port.RS232, 3.9.1.0</text:span><text:span text:style-name="T1"/></text:p>
              <text:p><text:span text:style-name="T1">Tecan.At.Communication.Port.SIM.Common, 3.9.1.0</text:span><text:span text:style-name="T1"/></text:p>
              <text:p><text:span text:style-name="T1">Tecan.At.Communication.Port.SIM.Common.resources, 3.9.1.0</text:span><text:span text:style-name="T1"/></text:p>
              <text:p><text:span text:style-name="T1">Tecan.At.Communication.Port.USB, 3.9.1.0</text:span><text:span text:style-name="T1"/></text:p>
              <text:p><text:span text:style-name="T1">Tecan.At.Communication.Server, 3.9.1.0</text:span><text:span text:style-name="T1"/></text:p>
              <text:p><text:span text:style-name="T1">Tecan.At.Communication.SIM.AMR, 3.6.1.0</text:span><text:span text:style-name="T1"/></text:p>
              <text:p><text:span text:style-name="T1">Tecan.At.Communication.SIM.AMR.resources, 3.6.1.0</text:span><text:span text:style-name="T1"/></text:p>
              <text:p><text:span text:style-name="T1">Tecan.At.Communication.SIM.AMRPlus, 3.6.1.0</text:span><text:span text:style-name="T1"/></text:p>
              <text:p><text:span text:style-name="T1">Tecan.At.Communication.SIM.AMRPlus.resources, 3.6.1.0</text:span><text:span text:style-name="T1"/></text:p>
              <text:p><text:span text:style-name="T1">Tecan.At.Communication.SIM.Connect, 3.9.1.0</text:span><text:span text:style-name="T1"/></text:p>
              <text:p><text:span text:style-name="T1">Tecan.At.Communication.SIM.GeniosUltra, 3.6.1.0</text:span><text:span text:style-name="T1"/></text:p>
              <text:p><text:span text:style-name="T1">Tecan.At.Communication.SIM.GeniosUltra.resources, 3.6.1.0</text:span><text:span text:style-name="T1"/></text:p>
              <text:p><text:span text:style-name="T1">Tecan.At.Communication.SIM.Safire3, 3.6.1.0</text:span><text:span text:style-name="T1"/></text:p>
              <text:p><text:span text:style-name="T1">Tecan.At.Communication.SIM.Safire3.resources, 3.6.1.0</text:span><text:span text:style-name="T1"/></text:p>
              <text:p><text:span text:style-name="T1">Tecan.At.Communication.SIM.Safire3Pro, 3.6.1.0</text:span><text:span text:style-name="T1"/></text:p>
              <text:p><text:span text:style-name="T1">Tecan.At.Communication.SIM.Safire3Pro.resources, 3.6.1.0</text:span><text:span text:style-name="T1"/></text:p>
              <text:p><text:span text:style-name="T1">Tecan.At.Communication.SIM.SunriseMini, 3.6.1.0</text:span><text:span text:style-name="T1"/></text:p>
              <text:p><text:span text:style-name="T1">Tecan.At.Communication.SIM.SunriseMini.resources, 3.6.1.0</text:span><text:span text:style-name="T1"/></text:p>
              <text:p><text:span text:style-name="T1">Tecan.At.Instrument.Common, 3.9.1.0</text:span><text:span text:style-name="T1"/></text:p>
              <text:p><text:span text:style-name="T1">Tecan.At.Instrument.Common.GCM, 3.9.1.0</text:span><text:span text:style-name="T1"/></text:p>
              <text:p><text:span text:style-name="T1">Tecan.At.Instrument.Common.Reader, 3.6.1.0</text:span><text:span text:style-name="T1"/></text:p>
              <text:p><text:span text:style-name="T1">Tecan.At.Instrument.Common.resources, 3.9.1.0</text:span><text:span text:style-name="T1"/></text:p>
              <text:p><text:span text:style-name="T1">Tecan.At.Instrument.Common.Stacker, 3.9.1.0</text:span><text:span text:style-name="T1"/></text:p>
              <text:p><text:span text:style-name="T1">Tecan.At.Instrument.Gas.GCM, 3.9.1.0</text:span><text:span text:style-name="T1"/></text:p>
              <text:p><text:span text:style-name="T1">Tecan.At.Instrument.GCM.Server, 3.9.1.0</text:span><text:span text:style-name="T1"/></text:p>
              <text:p><text:span text:style-name="T1">Tecan.At.Instrument.Reader.AMR, 3.6.1.0</text:span><text:span text:style-name="T1"/></text:p>
              <text:p><text:span text:style-name="T1">Tecan.At.Instrument.Reader.AMRPlus, 3.6.1.0</text:span><text:span text:style-name="T1"/></text:p>
              <text:p><text:span text:style-name="T1">Tecan.At.Instrument.Reader.GeniosUltra, 3.6.1.0</text:span><text:span text:style-name="T1"/></text:p>
              <text:p><text:span text:style-name="T1">Tecan.At.Instrument.Reader.Safire3, 3.6.1.0</text:span><text:span text:style-name="T1"/></text:p>
              <text:p><text:span text:style-name="T1">Tecan.At.Instrument.Reader.Safire3Pro, 3.6.1.0</text:span><text:span text:style-name="T1"/></text:p>
              <text:p><text:span text:style-name="T1">Tecan.At.Instrument.Reader.SunriseMini, 3.6.1.0</text:span><text:span text:style-name="T1"/></text:p>
              <text:p><text:span text:style-name="T1">Tecan.At.Instrument.Server, 3.9.1.0</text:span><text:span text:style-name="T1"/></text:p>
              <text:p><text:span text:style-name="T1">Tecan.At.Instrument.Server.resources, 3.9.1.0</text:span><text:span text:style-name="T1"/></text:p>
              <text:p><text:span text:style-name="T1">Tecan.At.Instrument.Stacker.Connect, 3.9.1.0</text:span><text:span text:style-name="T1"/></text:p>
              <text:p><text:span text:style-name="T1">Tecan.At.Instrument.Stacker.Server, 3.9.1.0</text:span><text:span text:style-name="T1"/></text:p>
              <text:p><text:span text:style-name="T1">Tecan.At.Measurement.BuiltInTest.Common, 3.6.1.0</text:span><text:span text:style-name="T1"/></text:p>
              <text:p><text:span text:style-name="T1">Tecan.At.Measurement.Common, 3.6.1.0</text:span><text:span text:style-name="T1"/></text:p>
              <text:p><text:span text:style-name="T1">Tecan.At.Measurement.Server, 3.6.1.0</text:span><text:span text:style-name="T1"/></text:p>
              <text:p><text:span text:style-name="T1">Tecan.At.XFluor, 2.0.10.0</text:span><text:span text:style-name="T1"/></text:p>
              <text:p><text:span text:style-name="T1">Tecan.At.XFluor.Connect.Reader, 2.0.10.0</text:span><text:span text:style-name="T1"/></text:p>
              <text:p><text:span text:style-name="T1">Tecan.At.XFluor.Connect.Reader.resources, 2.0.10.0</text:span><text:span text:style-name="T1"/></text:p>
              <text:p><text:span text:style-name="T1">Tecan.At.XFluor.Core, 2.0.10.0</text:span><text:span text:style-name="T1"/></text:p>
              <text:p><text:span text:style-name="T1">Tecan.At.XFluor.Core.resources, 2.0.10.0</text:span><text:span text:style-name="T1"/></text:p>
              <text:p><text:span text:style-name="T1">Tecan.At.XFluor.Device, 2.0.10.0</text:span><text:span text:style-name="T1"/></text:p>
              <text:p><text:span text:style-name="T1">Tecan.At.XFluor.Device.AMR, 2.0.10.0</text:span><text:span text:style-name="T1"/></text:p>
              <text:p><text:span text:style-name="T1">Tecan.At.XFluor.Device.AMR.resources, 2.0.10.0</text:span><text:span text:style-name="T1"/></text:p>
              <text:p><text:span text:style-name="T1">Tecan.At.XFluor.Device.AMRPlus, 2.0.10.0</text:span><text:span text:style-name="T1"/></text:p>
              <text:p><text:span text:style-name="T1">Tecan.At.XFluor.Device.GeniosUltra, 2.0.10.0</text:span><text:span text:style-name="T1"/></text:p>
              <text:p><text:span text:style-name="T1">Tecan.At.XFluor.Device.Reader, 2.0.10.0</text:span><text:span text:style-name="T1"/></text:p>
              <text:p><text:span text:style-name="T1">Tecan.At.XFluor.Device.resources, 2.0.10.0</text:span><text:span text:style-name="T1"/></text:p>
              <text:p><text:span text:style-name="T1">Tecan.At.XFluor.Device.Safire3, 2.0.10.0</text:span><text:span text:style-name="T1"/></text:p>
              <text:p><text:span text:style-name="T1">Tecan.At.XFluor.Device.Safire3Pro, 2.0.10.0</text:span><text:span text:style-name="T1"/></text:p>
              <text:p><text:span text:style-name="T1">Tecan.At.XFluor.Device.SunriseMini, 2.0.10.0</text:span><text:span text:style-name="T1"/></text:p>
              <text:p><text:span text:style-name="T1">Tecan.At.XFluor.ExcelOutput, 2.0.10.0</text:span><text:span text:style-name="T1"/></text:p>
              <text:p><text:span text:style-name="T1">Tecan.At.XFluor.ExcelOutput.resources, 2.0.10.0</text:span><text:span text:style-name="T1"/></text:p>
              <text:p><text:span text:style-name="T1">Tecan.At.XFluor.NanoQuant, 2.0.10.0</text:span><text:span text:style-name="T1"/></text:p>
              <text:p><text:span text:style-name="T1">Tecan.At.XFluor.NanoQuant.resources, 2.0.10.0</text:span><text:span text:style-name="T1"/></text:p>
              <text:p><text:span text:style-name="T1">Tecan.At.XFluor.ReaderEditor, 2.0.10.0</text:span><text:span text:style-name="T1"/></text:p>
              <text:p><text:span text:style-name="T1">Tecan.At.XFluor.ReaderEditor.resources, 2.0.10.0</text:span><text:span text:style-name="T1"/></text:p>
              <text:p><text:span text:style-name="T1">Tecan.At.XFluor.resources, 2.0.10.0</text:span><text:span text:style-name="T1"/></text:p>
              <text:p/>
            </office:annotation>
            <text:p>Tecan i-control , 2.0.1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erät: infinite 200</text:p>
          </table:table-cell>
          <table:table-cell table:number-columns-repeated="3" table:style-name="ce1"/>
          <table:table-cell office:value-type="string" table:style-name="ce1">
            <text:p>Seriennummer: 705000573</text:p>
          </table:table-cell>
          <table:table-cell table:number-columns-repeated="3" table:style-name="ce1"/>
          <table:table-cell office:value-type="string" table:style-name="ce1">
            <text:p>Seriennummer des verbundenen Staplers: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Firmware: V_2.02_11/06_InfiniTe (Dec 13 2006/16.18.16)</text:p>
          </table:table-cell>
          <table:table-cell table:number-columns-repeated="3" table:style-name="ce1"/>
          <table:table-cell office:value-type="string" table:style-name="ce1">
            <office:annotation draw:style-name="a27" svg:x="4.3in" svg:y="0.3in" svg:width="1.325in" svg:height="0.891666666666667in">
              <dc:creator>Hiwibeit</dc:creator>
              <text:p><text:span text:style-name="T1">EHC, V_2.02_11/06_InfiniTe (Dec 13 2006/16.18.16)</text:span><text:span text:style-name="T1"/></text:p>
              <text:p><text:span text:style-name="T1">MTP, V_2.02_11/06_InfiniTe (Dec 13 2006/16.18.16)</text:span><text:span text:style-name="T1"/></text:p>
              <text:p><text:span text:style-name="T1">FIL, V_2.00_04/06_FILTER (Apr <text:s/>5 2006/11.37.11)</text:span><text:span text:style-name="T1"/></text:p>
              <text:p/>
            </office:annotation>
            <text:p>MAI, V_2.02_11/06_InfiniTe (Dec 13 2006/16.18.16)</text:p>
          </table:table-cell>
          <table:table-cell table:number-columns-repeated="16379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Datum:</text:p>
          </table:table-cell>
          <table:table-cell office:value-type="string" table:style-name="ce1">
            <text:p>20.11.202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Zeit:</text:p>
          </table:table-cell>
          <table:table-cell office:value-type="string" table:style-name="ce1">
            <text:p>11:40:45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System</text:p>
          </table:table-cell>
          <table:table-cell table:number-columns-repeated="3" table:style-name="ce1"/>
          <table:table-cell office:value-type="string" table:style-name="ce1">
            <text:p>UKSPA-1086651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nwender</text:p>
          </table:table-cell>
          <table:table-cell table:number-columns-repeated="3" table:style-name="ce1"/>
          <table:table-cell office:value-type="string" table:style-name="ce1">
            <text:p>UNI-KIEL\hiwibei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tte</text:p>
          </table:table-cell>
          <table:table-cell table:number-columns-repeated="3" table:style-name="ce1"/>
          <table:table-cell office:value-type="string" table:style-name="ce1">
            <text:p>Greiner 96 Flat Bottom Black Polystyrene Cat. No.: 655079/655086/655077/655076 <text:s text:c="2"/>[GRE96fb_chimney.pdfx]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tten-ID (Stapler)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Schütteln (Linear) Dauer:</text:p>
          </table:table-cell>
          <table:table-cell table:number-columns-repeated="3" table:style-name="ce2"/>
          <table:table-cell office:value-type="float" office:value="3" table:style-name="ce2">
            <text:p>3</text:p>
          </table:table-cell>
          <table:table-cell office:value-type="string" table:style-name="ce2">
            <text:p>s</text:p>
          </table:table-cell>
          <table:table-cell table:number-columns-repeated="6" table:style-name="ce2"/>
          <table:table-cell table:number-columns-repeated="16372"/>
        </table:table-row>
        <table:table-row table:style-name="ro1">
          <table:table-cell office:value-type="string" table:style-name="ce2">
            <text:p>Schütteln (Linear) Amplitude:</text:p>
          </table:table-cell>
          <table:table-cell table:number-columns-repeated="3" table:style-name="ce2"/>
          <table:table-cell office:value-type="float" office:value="1" table:style-name="ce2">
            <text:p>1</text:p>
          </table:table-cell>
          <table:table-cell office:value-type="string" table:style-name="ce2">
            <text:p>mm</text:p>
          </table:table-cell>
          <table:table-cell table:number-columns-repeated="6" table:style-name="ce2"/>
          <table:table-cell table:number-columns-repeated="16372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Liste der Aktionen in diesem Mess-Script:</text:p>
          </table:table-cell>
          <table:table-cell table:number-columns-repeated="11" table:style-name="ce2"/>
          <table:table-cell table:number-columns-repeated="16372"/>
        </table:table-row>
        <table:table-row table:style-name="ro1">
          <table:table-cell office:value-type="string" table:style-name="ce2">
            <text:p>Kinetik</text:p>
          </table:table-cell>
          <table:table-cell table:number-columns-repeated="11" table:style-name="ce2"/>
          <table:table-cell table:number-columns-repeated="16372"/>
        </table:table-row>
        <table:table-row table:style-name="ro1">
          <table:table-cell office:value-type="string" table:style-name="ce2">
            <text:p>Fluoreszenz</text:p>
          </table:table-cell>
          <table:table-cell table:number-columns-repeated="11" table:style-name="ce2"/>
          <table:table-cell table:number-columns-repeated="16372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Label: Label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etik - Messun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etik - Dauer</text:p>
          </table:table-cell>
          <table:table-cell table:number-columns-repeated="3" table:style-name="ce1"/>
          <table:table-cell office:value-type="time" office:time-value="PT0H8M0S" table:style-name="ce3">
            <text:p>00:08: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rvallzeit</text:p>
          </table:table-cell>
          <table:table-cell table:number-columns-repeated="3" table:style-name="ce1"/>
          <table:table-cell office:value-type="time" office:time-value="PT0H0M13S" table:style-name="ce3">
            <text:p>00:00:1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odus</text:p>
          </table:table-cell>
          <table:table-cell table:number-columns-repeated="3" table:style-name="ce1"/>
          <table:table-cell office:value-type="string" table:style-name="ce1">
            <text:p>Fluoreszenz Messung von obe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xzitationswellenlänge</text:p>
          </table:table-cell>
          <table:table-cell table:number-columns-repeated="3" table:style-name="ce1"/>
          <table:table-cell office:value-type="float" office:value="485" table:style-name="ce1">
            <text:p>48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missionswellenlänge</text:p>
          </table:table-cell>
          <table:table-cell table:number-columns-repeated="3" table:style-name="ce1"/>
          <table:table-cell office:value-type="float" office:value="535" table:style-name="ce1">
            <text:p>53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xzitationsbandbreite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missionsbandbreite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Verstärkung</text:p>
          </table:table-cell>
          <table:table-cell table:number-columns-repeated="3" table:style-name="ce1"/>
          <table:table-cell office:value-type="float" office:value="112" table:style-name="ce1">
            <text:p>112</text:p>
          </table:table-cell>
          <table:table-cell office:value-type="string" table:style-name="ce1">
            <text:p>Optimal (100%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Anzahl der Blitze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grationszeit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µ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Verzögerungszeit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µ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Ruhezeit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Bereich der Platte</text:p>
          </table:table-cell>
          <table:table-cell table:number-columns-repeated="3" table:style-name="ce1"/>
          <table:table-cell office:value-type="string" table:style-name="ce1">
            <text:p>A1-D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tartzeit:</text:p>
          </table:table-cell>
          <table:table-cell office:value-type="string" table:style-name="ce1">
            <text:p>20.11.2025 11:41:03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style-name="ce4">
            <text:p>Zyklus Nr.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4">
            <text:p>10</text:p>
          </table:table-cell>
          <table:table-cell office:value-type="float" office:value="11" table:style-name="ce4">
            <text:p>11</text:p>
          </table:table-cell>
          <table:table-cell office:value-type="float" office:value="12" table:style-name="ce4">
            <text:p>12</text:p>
          </table:table-cell>
          <table:table-cell office:value-type="float" office:value="13" table:style-name="ce4">
            <text:p>13</text:p>
          </table:table-cell>
          <table:table-cell office:value-type="float" office:value="14" table:style-name="ce4">
            <text:p>14</text:p>
          </table:table-cell>
          <table:table-cell office:value-type="float" office:value="15" table:style-name="ce4">
            <text:p>15</text:p>
          </table:table-cell>
          <table:table-cell office:value-type="float" office:value="16" table:style-name="ce4">
            <text:p>16</text:p>
          </table:table-cell>
          <table:table-cell office:value-type="float" office:value="17" table:style-name="ce4">
            <text:p>17</text:p>
          </table:table-cell>
          <table:table-cell office:value-type="float" office:value="18" table:style-name="ce4">
            <text:p>18</text:p>
          </table:table-cell>
          <table:table-cell office:value-type="float" office:value="19" table:style-name="ce4">
            <text:p>19</text:p>
          </table:table-cell>
          <table:table-cell office:value-type="float" office:value="20" table:style-name="ce4">
            <text:p>20</text:p>
          </table:table-cell>
          <table:table-cell office:value-type="float" office:value="21" table:style-name="ce4">
            <text:p>21</text:p>
          </table:table-cell>
          <table:table-cell office:value-type="float" office:value="22" table:style-name="ce4">
            <text:p>22</text:p>
          </table:table-cell>
          <table:table-cell office:value-type="float" office:value="23" table:style-name="ce4">
            <text:p>23</text:p>
          </table:table-cell>
          <table:table-cell office:value-type="float" office:value="24" table:style-name="ce4">
            <text:p>24</text:p>
          </table:table-cell>
          <table:table-cell office:value-type="float" office:value="25" table:style-name="ce4">
            <text:p>25</text:p>
          </table:table-cell>
          <table:table-cell office:value-type="float" office:value="26" table:style-name="ce4">
            <text:p>26</text:p>
          </table:table-cell>
          <table:table-cell office:value-type="float" office:value="27" table:style-name="ce4">
            <text:p>27</text:p>
          </table:table-cell>
          <table:table-cell office:value-type="float" office:value="28" table:style-name="ce4">
            <text:p>28</text:p>
          </table:table-cell>
          <table:table-cell office:value-type="float" office:value="29" table:style-name="ce4">
            <text:p>29</text:p>
          </table:table-cell>
          <table:table-cell office:value-type="float" office:value="30" table:style-name="ce4">
            <text:p>30</text:p>
          </table:table-cell>
          <table:table-cell office:value-type="float" office:value="31" table:style-name="ce4">
            <text:p>31</text:p>
          </table:table-cell>
          <table:table-cell office:value-type="float" office:value="32" table:style-name="ce4">
            <text:p>32</text:p>
          </table:table-cell>
          <table:table-cell office:value-type="float" office:value="33" table:style-name="ce4">
            <text:p>33</text:p>
          </table:table-cell>
          <table:table-cell office:value-type="float" office:value="34" table:style-name="ce4">
            <text:p>34</text:p>
          </table:table-cell>
          <table:table-cell office:value-type="float" office:value="35" table:style-name="ce4">
            <text:p>35</text:p>
          </table:table-cell>
          <table:table-cell office:value-type="float" office:value="36" table:style-name="ce4">
            <text:p>36</text:p>
          </table:table-cell>
          <table:table-cell office:value-type="float" office:value="37" table:style-name="ce4">
            <text:p>37</text:p>
          </table:table-cell>
          <table:table-cell office:value-type="float" office:value="38" table:style-name="ce4">
            <text:p>38</text:p>
          </table:table-cell>
          <table:table-cell table:number-columns-repeated="16345"/>
        </table:table-row>
        <table:table-row table:style-name="ro1">
          <table:table-cell office:value-type="string" table:style-name="ce4">
            <text:p>Zeit [s]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26" table:style-name="ce1">
            <text:p>26</text:p>
          </table:table-cell>
          <table:table-cell office:value-type="float" office:value="39" table:style-name="ce1">
            <text:p>39</text:p>
          </table:table-cell>
          <table:table-cell office:value-type="float" office:value="52" table:style-name="ce1">
            <text:p>52</text:p>
          </table:table-cell>
          <table:table-cell office:value-type="float" office:value="65" table:style-name="ce1">
            <text:p>65</text:p>
          </table:table-cell>
          <table:table-cell office:value-type="float" office:value="78" table:style-name="ce1">
            <text:p>78</text:p>
          </table:table-cell>
          <table:table-cell office:value-type="float" office:value="91" table:style-name="ce1">
            <text:p>91</text:p>
          </table:table-cell>
          <table:table-cell office:value-type="float" office:value="104" table:style-name="ce1">
            <text:p>104</text:p>
          </table:table-cell>
          <table:table-cell office:value-type="float" office:value="117" table:style-name="ce1">
            <text:p>117</text:p>
          </table:table-cell>
          <table:table-cell office:value-type="float" office:value="130" table:style-name="ce1">
            <text:p>130</text:p>
          </table:table-cell>
          <table:table-cell office:value-type="float" office:value="143" table:style-name="ce1">
            <text:p>143</text:p>
          </table:table-cell>
          <table:table-cell office:value-type="float" office:value="156" table:style-name="ce1">
            <text:p>156</text:p>
          </table:table-cell>
          <table:table-cell office:value-type="float" office:value="169" table:style-name="ce1">
            <text:p>169</text:p>
          </table:table-cell>
          <table:table-cell office:value-type="float" office:value="182" table:style-name="ce1">
            <text:p>182</text:p>
          </table:table-cell>
          <table:table-cell office:value-type="float" office:value="195" table:style-name="ce1">
            <text:p>195</text:p>
          </table:table-cell>
          <table:table-cell office:value-type="float" office:value="208" table:style-name="ce1">
            <text:p>208</text:p>
          </table:table-cell>
          <table:table-cell office:value-type="float" office:value="221" table:style-name="ce1">
            <text:p>221</text:p>
          </table:table-cell>
          <table:table-cell office:value-type="float" office:value="234" table:style-name="ce1">
            <text:p>234</text:p>
          </table:table-cell>
          <table:table-cell office:value-type="float" office:value="247" table:style-name="ce1">
            <text:p>247</text:p>
          </table:table-cell>
          <table:table-cell office:value-type="float" office:value="260" table:style-name="ce1">
            <text:p>260</text:p>
          </table:table-cell>
          <table:table-cell office:value-type="float" office:value="273" table:style-name="ce1">
            <text:p>273</text:p>
          </table:table-cell>
          <table:table-cell office:value-type="float" office:value="286" table:style-name="ce1">
            <text:p>286</text:p>
          </table:table-cell>
          <table:table-cell office:value-type="float" office:value="299" table:style-name="ce1">
            <text:p>299</text:p>
          </table:table-cell>
          <table:table-cell office:value-type="float" office:value="312" table:style-name="ce1">
            <text:p>312</text:p>
          </table:table-cell>
          <table:table-cell office:value-type="float" office:value="325" table:style-name="ce1">
            <text:p>325</text:p>
          </table:table-cell>
          <table:table-cell office:value-type="float" office:value="338" table:style-name="ce1">
            <text:p>338</text:p>
          </table:table-cell>
          <table:table-cell office:value-type="float" office:value="351" table:style-name="ce1">
            <text:p>351</text:p>
          </table:table-cell>
          <table:table-cell office:value-type="float" office:value="364" table:style-name="ce1">
            <text:p>364</text:p>
          </table:table-cell>
          <table:table-cell office:value-type="float" office:value="377" table:style-name="ce1">
            <text:p>377</text:p>
          </table:table-cell>
          <table:table-cell office:value-type="float" office:value="390" table:style-name="ce1">
            <text:p>390</text:p>
          </table:table-cell>
          <table:table-cell office:value-type="float" office:value="403" table:style-name="ce1">
            <text:p>403</text:p>
          </table:table-cell>
          <table:table-cell office:value-type="float" office:value="416" table:style-name="ce1">
            <text:p>416</text:p>
          </table:table-cell>
          <table:table-cell office:value-type="float" office:value="429" table:style-name="ce1">
            <text:p>429</text:p>
          </table:table-cell>
          <table:table-cell office:value-type="float" office:value="442" table:style-name="ce1">
            <text:p>442</text:p>
          </table:table-cell>
          <table:table-cell office:value-type="float" office:value="455" table:style-name="ce1">
            <text:p>455</text:p>
          </table:table-cell>
          <table:table-cell office:value-type="float" office:value="468" table:style-name="ce1">
            <text:p>468</text:p>
          </table:table-cell>
          <table:table-cell office:value-type="float" office:value="481" table:style-name="ce1">
            <text:p>481</text:p>
          </table:table-cell>
          <table:table-cell table:number-columns-repeated="16345"/>
        </table:table-row>
        <table:table-row table:style-name="ro1">
          <table:table-cell office:value-type="string" table:style-name="ce4">
            <text:p>Temp. [°C]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table:number-columns-repeated="16345"/>
        </table:table-row>
        <table:table-row table:style-name="ro1">
          <table:table-cell office:value-type="string" table:style-name="ce4">
            <text:p>10 mM</text:p>
          </table:table-cell>
          <table:table-cell office:value-type="float" office:value="44723" table:style-name="ce1">
            <text:p>44723</text:p>
          </table:table-cell>
          <table:table-cell office:value-type="float" office:value="47205" table:style-name="ce1">
            <text:p>47205</text:p>
          </table:table-cell>
          <table:table-cell office:value-type="float" office:value="49055" table:style-name="ce1">
            <text:p>49055</text:p>
          </table:table-cell>
          <table:table-cell office:value-type="float" office:value="50380" table:style-name="ce1">
            <text:p>50380</text:p>
          </table:table-cell>
          <table:table-cell office:value-type="float" office:value="51904" table:style-name="ce1">
            <text:p>51904</text:p>
          </table:table-cell>
          <table:table-cell office:value-type="float" office:value="53086" table:style-name="ce1">
            <text:p>53086</text:p>
          </table:table-cell>
          <table:table-cell office:value-type="float" office:value="54063" table:style-name="ce1">
            <text:p>54063</text:p>
          </table:table-cell>
          <table:table-cell office:value-type="float" office:value="55563" table:style-name="ce1">
            <text:p>55563</text:p>
          </table:table-cell>
          <table:table-cell office:value-type="float" office:value="56507" table:style-name="ce1">
            <text:p>56507</text:p>
          </table:table-cell>
          <table:table-cell office:value-type="float" office:value="56861" table:style-name="ce1">
            <text:p>56861</text:p>
          </table:table-cell>
          <table:table-cell office:value-type="float" office:value="57037" table:style-name="ce1">
            <text:p>57037</text:p>
          </table:table-cell>
          <table:table-cell office:value-type="float" office:value="58143" table:style-name="ce1">
            <text:p>58143</text:p>
          </table:table-cell>
          <table:table-cell office:value-type="float" office:value="59006" table:style-name="ce1">
            <text:p>59006</text:p>
          </table:table-cell>
          <table:table-cell office:value-type="float" office:value="60261" table:style-name="ce1">
            <text:p>60261</text:p>
          </table:table-cell>
          <table:table-cell office:value-type="float" office:value="60955" table:style-name="ce1">
            <text:p>60955</text:p>
          </table:table-cell>
          <table:table-cell office:value-type="float" office:value="60964" table:style-name="ce1">
            <text:p>60964</text:p>
          </table:table-cell>
          <table:table-cell office:value-type="float" office:value="61566" table:style-name="ce1">
            <text:p>61566</text:p>
          </table:table-cell>
          <table:table-cell office:value-type="float" office:value="62507" table:style-name="ce1">
            <text:p>62507</text:p>
          </table:table-cell>
          <table:table-cell office:value-type="float" office:value="63583" table:style-name="ce1">
            <text:p>63583</text:p>
          </table:table-cell>
          <table:table-cell office:value-type="string" table:style-name="ce5">
            <text:p>OVER</text:p>
          </table:table-cell>
          <table:table-cell office:value-type="string" table:style-name="ce5">
            <text:p>OVER</text:p>
          </table:table-cell>
          <table:table-cell office:value-type="string" table:style-name="ce5">
            <text:p>OVER</text:p>
          </table:table-cell>
          <table:table-cell office:value-type="string" table:style-name="ce5">
            <text:p>OVER</text:p>
          </table:table-cell>
          <table:table-cell office:value-type="string" table:style-name="ce5">
            <text:p>OVER</text:p>
          </table:table-cell>
          <table:table-cell office:value-type="string" table:style-name="ce5">
            <text:p>OVER</text:p>
          </table:table-cell>
          <table:table-cell office:value-type="string" table:style-name="ce5">
            <text:p>OVER</text:p>
          </table:table-cell>
          <table:table-cell office:value-type="string" table:style-name="ce5">
            <text:p>OVER</text:p>
          </table:table-cell>
          <table:table-cell office:value-type="string" table:style-name="ce5">
            <text:p>OVER</text:p>
          </table:table-cell>
          <table:table-cell office:value-type="string" table:style-name="ce5">
            <text:p>OVER</text:p>
          </table:table-cell>
          <table:table-cell office:value-type="string" table:style-name="ce5">
            <text:p>OVER</text:p>
          </table:table-cell>
          <table:table-cell office:value-type="string" table:style-name="ce5">
            <text:p>OVER</text:p>
          </table:table-cell>
          <table:table-cell office:value-type="string" table:style-name="ce5">
            <text:p>OVER</text:p>
          </table:table-cell>
          <table:table-cell office:value-type="string" table:style-name="ce5">
            <text:p>OVER</text:p>
          </table:table-cell>
          <table:table-cell office:value-type="string" table:style-name="ce5">
            <text:p>OVER</text:p>
          </table:table-cell>
          <table:table-cell office:value-type="string" table:style-name="ce5">
            <text:p>OVER</text:p>
          </table:table-cell>
          <table:table-cell office:value-type="string" table:style-name="ce5">
            <text:p>OVER</text:p>
          </table:table-cell>
          <table:table-cell office:value-type="string" table:style-name="ce5">
            <text:p>OVER</text:p>
          </table:table-cell>
          <table:table-cell office:value-type="string" table:style-name="ce5">
            <text:p>OVER</text:p>
          </table:table-cell>
          <table:table-cell table:number-columns-repeated="16345"/>
        </table:table-row>
        <table:table-row table:style-name="ro1">
          <table:table-cell office:value-type="string" table:style-name="ce4">
            <text:p>10 mM</text:p>
          </table:table-cell>
          <table:table-cell office:value-type="float" office:value="43794" table:style-name="ce1">
            <text:p>43794</text:p>
          </table:table-cell>
          <table:table-cell office:value-type="float" office:value="46018" table:style-name="ce1">
            <text:p>46018</text:p>
          </table:table-cell>
          <table:table-cell office:value-type="float" office:value="48100" table:style-name="ce1">
            <text:p>48100</text:p>
          </table:table-cell>
          <table:table-cell office:value-type="float" office:value="49208" table:style-name="ce1">
            <text:p>49208</text:p>
          </table:table-cell>
          <table:table-cell office:value-type="float" office:value="50503" table:style-name="ce1">
            <text:p>50503</text:p>
          </table:table-cell>
          <table:table-cell office:value-type="float" office:value="51725" table:style-name="ce1">
            <text:p>51725</text:p>
          </table:table-cell>
          <table:table-cell office:value-type="float" office:value="52702" table:style-name="ce1">
            <text:p>52702</text:p>
          </table:table-cell>
          <table:table-cell office:value-type="float" office:value="54238" table:style-name="ce1">
            <text:p>54238</text:p>
          </table:table-cell>
          <table:table-cell office:value-type="float" office:value="54853" table:style-name="ce1">
            <text:p>54853</text:p>
          </table:table-cell>
          <table:table-cell office:value-type="float" office:value="55961" table:style-name="ce1">
            <text:p>55961</text:p>
          </table:table-cell>
          <table:table-cell office:value-type="float" office:value="56667" table:style-name="ce1">
            <text:p>56667</text:p>
          </table:table-cell>
          <table:table-cell office:value-type="float" office:value="57339" table:style-name="ce1">
            <text:p>57339</text:p>
          </table:table-cell>
          <table:table-cell office:value-type="float" office:value="58020" table:style-name="ce1">
            <text:p>58020</text:p>
          </table:table-cell>
          <table:table-cell office:value-type="float" office:value="59181" table:style-name="ce1">
            <text:p>59181</text:p>
          </table:table-cell>
          <table:table-cell office:value-type="float" office:value="60023" table:style-name="ce1">
            <text:p>60023</text:p>
          </table:table-cell>
          <table:table-cell office:value-type="float" office:value="60938" table:style-name="ce1">
            <text:p>60938</text:p>
          </table:table-cell>
          <table:table-cell office:value-type="float" office:value="61906" table:style-name="ce1">
            <text:p>61906</text:p>
          </table:table-cell>
          <table:table-cell office:value-type="string" table:style-name="ce5">
            <text:p>OVER</text:p>
          </table:table-cell>
          <table:table-cell office:value-type="float" office:value="63058" table:style-name="ce1">
            <text:p>63058</text:p>
          </table:table-cell>
          <table:table-cell office:value-type="string" table:style-name="ce5">
            <text:p>OVER</text:p>
          </table:table-cell>
          <table:table-cell office:value-type="string" table:style-name="ce5">
            <text:p>OVER</text:p>
          </table:table-cell>
          <table:table-cell office:value-type="string" table:style-name="ce5">
            <text:p>OVER</text:p>
          </table:table-cell>
          <table:table-cell office:value-type="string" table:style-name="ce5">
            <text:p>OVER</text:p>
          </table:table-cell>
          <table:table-cell office:value-type="string" table:style-name="ce5">
            <text:p>OVER</text:p>
          </table:table-cell>
          <table:table-cell office:value-type="string" table:style-name="ce5">
            <text:p>OVER</text:p>
          </table:table-cell>
          <table:table-cell office:value-type="string" table:style-name="ce5">
            <text:p>OVER</text:p>
          </table:table-cell>
          <table:table-cell office:value-type="string" table:style-name="ce5">
            <text:p>OVER</text:p>
          </table:table-cell>
          <table:table-cell office:value-type="string" table:style-name="ce5">
            <text:p>OVER</text:p>
          </table:table-cell>
          <table:table-cell office:value-type="string" table:style-name="ce5">
            <text:p>OVER</text:p>
          </table:table-cell>
          <table:table-cell office:value-type="string" table:style-name="ce5">
            <text:p>OVER</text:p>
          </table:table-cell>
          <table:table-cell office:value-type="string" table:style-name="ce5">
            <text:p>OVER</text:p>
          </table:table-cell>
          <table:table-cell office:value-type="string" table:style-name="ce5">
            <text:p>OVER</text:p>
          </table:table-cell>
          <table:table-cell office:value-type="string" table:style-name="ce5">
            <text:p>OVER</text:p>
          </table:table-cell>
          <table:table-cell office:value-type="string" table:style-name="ce5">
            <text:p>OVER</text:p>
          </table:table-cell>
          <table:table-cell office:value-type="string" table:style-name="ce5">
            <text:p>OVER</text:p>
          </table:table-cell>
          <table:table-cell office:value-type="string" table:style-name="ce5">
            <text:p>OVER</text:p>
          </table:table-cell>
          <table:table-cell office:value-type="string" table:style-name="ce5">
            <text:p>OVER</text:p>
          </table:table-cell>
          <table:table-cell office:value-type="string" table:style-name="ce5">
            <text:p>OVER</text:p>
          </table:table-cell>
          <table:table-cell table:number-columns-repeated="16345"/>
        </table:table-row>
        <table:table-row table:style-name="ro1">
          <table:table-cell office:value-type="string" table:style-name="ce4">
            <text:p>10 mM</text:p>
          </table:table-cell>
          <table:table-cell office:value-type="float" office:value="42327" table:style-name="ce1">
            <text:p>42327</text:p>
          </table:table-cell>
          <table:table-cell office:value-type="float" office:value="44704" table:style-name="ce1">
            <text:p>44704</text:p>
          </table:table-cell>
          <table:table-cell office:value-type="float" office:value="46198" table:style-name="ce1">
            <text:p>46198</text:p>
          </table:table-cell>
          <table:table-cell office:value-type="float" office:value="47279" table:style-name="ce1">
            <text:p>47279</text:p>
          </table:table-cell>
          <table:table-cell office:value-type="float" office:value="48446" table:style-name="ce1">
            <text:p>48446</text:p>
          </table:table-cell>
          <table:table-cell office:value-type="float" office:value="49570" table:style-name="ce1">
            <text:p>49570</text:p>
          </table:table-cell>
          <table:table-cell office:value-type="float" office:value="51187" table:style-name="ce1">
            <text:p>51187</text:p>
          </table:table-cell>
          <table:table-cell office:value-type="float" office:value="51305" table:style-name="ce1">
            <text:p>51305</text:p>
          </table:table-cell>
          <table:table-cell office:value-type="float" office:value="52385" table:style-name="ce1">
            <text:p>52385</text:p>
          </table:table-cell>
          <table:table-cell office:value-type="float" office:value="53299" table:style-name="ce1">
            <text:p>53299</text:p>
          </table:table-cell>
          <table:table-cell office:value-type="float" office:value="54297" table:style-name="ce1">
            <text:p>54297</text:p>
          </table:table-cell>
          <table:table-cell office:value-type="float" office:value="53978" table:style-name="ce1">
            <text:p>53978</text:p>
          </table:table-cell>
          <table:table-cell office:value-type="float" office:value="55171" table:style-name="ce1">
            <text:p>55171</text:p>
          </table:table-cell>
          <table:table-cell office:value-type="float" office:value="56263" table:style-name="ce1">
            <text:p>56263</text:p>
          </table:table-cell>
          <table:table-cell office:value-type="float" office:value="56963" table:style-name="ce1">
            <text:p>56963</text:p>
          </table:table-cell>
          <table:table-cell office:value-type="float" office:value="56671" table:style-name="ce1">
            <text:p>56671</text:p>
          </table:table-cell>
          <table:table-cell office:value-type="float" office:value="58429" table:style-name="ce1">
            <text:p>58429</text:p>
          </table:table-cell>
          <table:table-cell office:value-type="float" office:value="59064" table:style-name="ce1">
            <text:p>59064</text:p>
          </table:table-cell>
          <table:table-cell office:value-type="float" office:value="59643" table:style-name="ce1">
            <text:p>59643</text:p>
          </table:table-cell>
          <table:table-cell office:value-type="float" office:value="60436" table:style-name="ce1">
            <text:p>60436</text:p>
          </table:table-cell>
          <table:table-cell office:value-type="float" office:value="61144" table:style-name="ce1">
            <text:p>61144</text:p>
          </table:table-cell>
          <table:table-cell office:value-type="float" office:value="61318" table:style-name="ce1">
            <text:p>61318</text:p>
          </table:table-cell>
          <table:table-cell office:value-type="float" office:value="62781" table:style-name="ce1">
            <text:p>62781</text:p>
          </table:table-cell>
          <table:table-cell office:value-type="string" table:style-name="ce5">
            <text:p>OVER</text:p>
          </table:table-cell>
          <table:table-cell office:value-type="string" table:style-name="ce5">
            <text:p>OVER</text:p>
          </table:table-cell>
          <table:table-cell office:value-type="string" table:style-name="ce5">
            <text:p>OVER</text:p>
          </table:table-cell>
          <table:table-cell office:value-type="string" table:style-name="ce5">
            <text:p>OVER</text:p>
          </table:table-cell>
          <table:table-cell office:value-type="string" table:style-name="ce5">
            <text:p>OVER</text:p>
          </table:table-cell>
          <table:table-cell office:value-type="string" table:style-name="ce5">
            <text:p>OVER</text:p>
          </table:table-cell>
          <table:table-cell office:value-type="string" table:style-name="ce5">
            <text:p>OVER</text:p>
          </table:table-cell>
          <table:table-cell office:value-type="string" table:style-name="ce5">
            <text:p>OVER</text:p>
          </table:table-cell>
          <table:table-cell office:value-type="string" table:style-name="ce5">
            <text:p>OVER</text:p>
          </table:table-cell>
          <table:table-cell office:value-type="string" table:style-name="ce5">
            <text:p>OVER</text:p>
          </table:table-cell>
          <table:table-cell office:value-type="string" table:style-name="ce5">
            <text:p>OVER</text:p>
          </table:table-cell>
          <table:table-cell office:value-type="string" table:style-name="ce5">
            <text:p>OVER</text:p>
          </table:table-cell>
          <table:table-cell office:value-type="string" table:style-name="ce5">
            <text:p>OVER</text:p>
          </table:table-cell>
          <table:table-cell office:value-type="string" table:style-name="ce5">
            <text:p>OVER</text:p>
          </table:table-cell>
          <table:table-cell office:value-type="string" table:style-name="ce5">
            <text:p>OVER</text:p>
          </table:table-cell>
          <table:table-cell table:number-columns-repeated="16345"/>
        </table:table-row>
        <table:table-row table:style-name="ro1">
          <table:table-cell office:value-type="string" table:style-name="ce4">
            <text:p>1 mM</text:p>
          </table:table-cell>
          <table:table-cell office:value-type="float" office:value="36492" table:style-name="ce1">
            <text:p>36492</text:p>
          </table:table-cell>
          <table:table-cell office:value-type="float" office:value="37852" table:style-name="ce1">
            <text:p>37852</text:p>
          </table:table-cell>
          <table:table-cell office:value-type="float" office:value="38539" table:style-name="ce1">
            <text:p>38539</text:p>
          </table:table-cell>
          <table:table-cell office:value-type="float" office:value="39763" table:style-name="ce1">
            <text:p>39763</text:p>
          </table:table-cell>
          <table:table-cell office:value-type="float" office:value="41113" table:style-name="ce1">
            <text:p>41113</text:p>
          </table:table-cell>
          <table:table-cell office:value-type="float" office:value="41559" table:style-name="ce1">
            <text:p>41559</text:p>
          </table:table-cell>
          <table:table-cell office:value-type="float" office:value="42491" table:style-name="ce1">
            <text:p>42491</text:p>
          </table:table-cell>
          <table:table-cell office:value-type="float" office:value="43639" table:style-name="ce1">
            <text:p>43639</text:p>
          </table:table-cell>
          <table:table-cell office:value-type="float" office:value="43934" table:style-name="ce1">
            <text:p>43934</text:p>
          </table:table-cell>
          <table:table-cell office:value-type="float" office:value="45101" table:style-name="ce1">
            <text:p>45101</text:p>
          </table:table-cell>
          <table:table-cell office:value-type="float" office:value="45604" table:style-name="ce1">
            <text:p>45604</text:p>
          </table:table-cell>
          <table:table-cell office:value-type="float" office:value="46645" table:style-name="ce1">
            <text:p>46645</text:p>
          </table:table-cell>
          <table:table-cell office:value-type="float" office:value="47386" table:style-name="ce1">
            <text:p>47386</text:p>
          </table:table-cell>
          <table:table-cell office:value-type="float" office:value="48498" table:style-name="ce1">
            <text:p>48498</text:p>
          </table:table-cell>
          <table:table-cell office:value-type="float" office:value="49221" table:style-name="ce1">
            <text:p>49221</text:p>
          </table:table-cell>
          <table:table-cell office:value-type="float" office:value="49850" table:style-name="ce1">
            <text:p>49850</text:p>
          </table:table-cell>
          <table:table-cell office:value-type="float" office:value="50314" table:style-name="ce1">
            <text:p>50314</text:p>
          </table:table-cell>
          <table:table-cell office:value-type="float" office:value="51010" table:style-name="ce1">
            <text:p>51010</text:p>
          </table:table-cell>
          <table:table-cell office:value-type="float" office:value="51560" table:style-name="ce1">
            <text:p>51560</text:p>
          </table:table-cell>
          <table:table-cell office:value-type="float" office:value="52482" table:style-name="ce1">
            <text:p>52482</text:p>
          </table:table-cell>
          <table:table-cell office:value-type="float" office:value="52999" table:style-name="ce1">
            <text:p>52999</text:p>
          </table:table-cell>
          <table:table-cell office:value-type="float" office:value="53835" table:style-name="ce1">
            <text:p>53835</text:p>
          </table:table-cell>
          <table:table-cell office:value-type="float" office:value="54108" table:style-name="ce1">
            <text:p>54108</text:p>
          </table:table-cell>
          <table:table-cell office:value-type="float" office:value="54963" table:style-name="ce1">
            <text:p>54963</text:p>
          </table:table-cell>
          <table:table-cell office:value-type="float" office:value="55367" table:style-name="ce1">
            <text:p>55367</text:p>
          </table:table-cell>
          <table:table-cell office:value-type="float" office:value="56235" table:style-name="ce1">
            <text:p>56235</text:p>
          </table:table-cell>
          <table:table-cell office:value-type="float" office:value="56586" table:style-name="ce1">
            <text:p>56586</text:p>
          </table:table-cell>
          <table:table-cell office:value-type="float" office:value="57898" table:style-name="ce1">
            <text:p>57898</text:p>
          </table:table-cell>
          <table:table-cell office:value-type="float" office:value="58291" table:style-name="ce1">
            <text:p>58291</text:p>
          </table:table-cell>
          <table:table-cell office:value-type="float" office:value="59088" table:style-name="ce1">
            <text:p>59088</text:p>
          </table:table-cell>
          <table:table-cell office:value-type="float" office:value="59492" table:style-name="ce1">
            <text:p>59492</text:p>
          </table:table-cell>
          <table:table-cell office:value-type="float" office:value="60107" table:style-name="ce1">
            <text:p>60107</text:p>
          </table:table-cell>
          <table:table-cell office:value-type="float" office:value="60998" table:style-name="ce1">
            <text:p>60998</text:p>
          </table:table-cell>
          <table:table-cell office:value-type="float" office:value="61631" table:style-name="ce1">
            <text:p>61631</text:p>
          </table:table-cell>
          <table:table-cell office:value-type="float" office:value="61986" table:style-name="ce1">
            <text:p>61986</text:p>
          </table:table-cell>
          <table:table-cell office:value-type="float" office:value="62280" table:style-name="ce1">
            <text:p>62280</text:p>
          </table:table-cell>
          <table:table-cell office:value-type="float" office:value="63072" table:style-name="ce1">
            <text:p>63072</text:p>
          </table:table-cell>
          <table:table-cell office:value-type="float" office:value="63313" table:style-name="ce1">
            <text:p>63313</text:p>
          </table:table-cell>
          <table:table-cell table:number-columns-repeated="16345"/>
        </table:table-row>
        <table:table-row table:style-name="ro1">
          <table:table-cell office:value-type="string" table:style-name="ce4">
            <text:p>1 mM</text:p>
          </table:table-cell>
          <table:table-cell office:value-type="float" office:value="38584" table:style-name="ce1">
            <text:p>38584</text:p>
          </table:table-cell>
          <table:table-cell office:value-type="float" office:value="40288" table:style-name="ce1">
            <text:p>40288</text:p>
          </table:table-cell>
          <table:table-cell office:value-type="float" office:value="41426" table:style-name="ce1">
            <text:p>41426</text:p>
          </table:table-cell>
          <table:table-cell office:value-type="float" office:value="42369" table:style-name="ce1">
            <text:p>42369</text:p>
          </table:table-cell>
          <table:table-cell office:value-type="float" office:value="43784" table:style-name="ce1">
            <text:p>43784</text:p>
          </table:table-cell>
          <table:table-cell office:value-type="float" office:value="44612" table:style-name="ce1">
            <text:p>44612</text:p>
          </table:table-cell>
          <table:table-cell office:value-type="float" office:value="45939" table:style-name="ce1">
            <text:p>45939</text:p>
          </table:table-cell>
          <table:table-cell office:value-type="float" office:value="46753" table:style-name="ce1">
            <text:p>46753</text:p>
          </table:table-cell>
          <table:table-cell office:value-type="float" office:value="47434" table:style-name="ce1">
            <text:p>47434</text:p>
          </table:table-cell>
          <table:table-cell office:value-type="float" office:value="48811" table:style-name="ce1">
            <text:p>48811</text:p>
          </table:table-cell>
          <table:table-cell office:value-type="float" office:value="48985" table:style-name="ce1">
            <text:p>48985</text:p>
          </table:table-cell>
          <table:table-cell office:value-type="float" office:value="49924" table:style-name="ce1">
            <text:p>49924</text:p>
          </table:table-cell>
          <table:table-cell office:value-type="float" office:value="50277" table:style-name="ce1">
            <text:p>50277</text:p>
          </table:table-cell>
          <table:table-cell office:value-type="float" office:value="51042" table:style-name="ce1">
            <text:p>51042</text:p>
          </table:table-cell>
          <table:table-cell office:value-type="float" office:value="51670" table:style-name="ce1">
            <text:p>51670</text:p>
          </table:table-cell>
          <table:table-cell office:value-type="float" office:value="52580" table:style-name="ce1">
            <text:p>52580</text:p>
          </table:table-cell>
          <table:table-cell office:value-type="float" office:value="52525" table:style-name="ce1">
            <text:p>52525</text:p>
          </table:table-cell>
          <table:table-cell office:value-type="float" office:value="53288" table:style-name="ce1">
            <text:p>53288</text:p>
          </table:table-cell>
          <table:table-cell office:value-type="float" office:value="54282" table:style-name="ce1">
            <text:p>54282</text:p>
          </table:table-cell>
          <table:table-cell office:value-type="float" office:value="54354" table:style-name="ce1">
            <text:p>54354</text:p>
          </table:table-cell>
          <table:table-cell office:value-type="float" office:value="55154" table:style-name="ce1">
            <text:p>55154</text:p>
          </table:table-cell>
          <table:table-cell office:value-type="float" office:value="56208" table:style-name="ce1">
            <text:p>56208</text:p>
          </table:table-cell>
          <table:table-cell office:value-type="float" office:value="56428" table:style-name="ce1">
            <text:p>56428</text:p>
          </table:table-cell>
          <table:table-cell office:value-type="float" office:value="56970" table:style-name="ce1">
            <text:p>56970</text:p>
          </table:table-cell>
          <table:table-cell office:value-type="float" office:value="57492" table:style-name="ce1">
            <text:p>57492</text:p>
          </table:table-cell>
          <table:table-cell office:value-type="float" office:value="58196" table:style-name="ce1">
            <text:p>58196</text:p>
          </table:table-cell>
          <table:table-cell office:value-type="float" office:value="58422" table:style-name="ce1">
            <text:p>58422</text:p>
          </table:table-cell>
          <table:table-cell office:value-type="float" office:value="59729" table:style-name="ce1">
            <text:p>59729</text:p>
          </table:table-cell>
          <table:table-cell office:value-type="float" office:value="60096" table:style-name="ce1">
            <text:p>60096</text:p>
          </table:table-cell>
          <table:table-cell office:value-type="float" office:value="60621" table:style-name="ce1">
            <text:p>60621</text:p>
          </table:table-cell>
          <table:table-cell office:value-type="float" office:value="60950" table:style-name="ce1">
            <text:p>60950</text:p>
          </table:table-cell>
          <table:table-cell office:value-type="float" office:value="61979" table:style-name="ce1">
            <text:p>61979</text:p>
          </table:table-cell>
          <table:table-cell office:value-type="float" office:value="62490" table:style-name="ce1">
            <text:p>62490</text:p>
          </table:table-cell>
          <table:table-cell office:value-type="float" office:value="62813" table:style-name="ce1">
            <text:p>62813</text:p>
          </table:table-cell>
          <table:table-cell office:value-type="float" office:value="63270" table:style-name="ce1">
            <text:p>63270</text:p>
          </table:table-cell>
          <table:table-cell office:value-type="float" office:value="63786" table:style-name="ce1">
            <text:p>63786</text:p>
          </table:table-cell>
          <table:table-cell office:value-type="string" table:style-name="ce5">
            <text:p>OVER</text:p>
          </table:table-cell>
          <table:table-cell office:value-type="string" table:style-name="ce5">
            <text:p>OVER</text:p>
          </table:table-cell>
          <table:table-cell table:number-columns-repeated="16345"/>
        </table:table-row>
        <table:table-row table:style-name="ro1">
          <table:table-cell office:value-type="string" table:style-name="ce4">
            <text:p>1 mM</text:p>
          </table:table-cell>
          <table:table-cell office:value-type="float" office:value="37804" table:style-name="ce1">
            <text:p>37804</text:p>
          </table:table-cell>
          <table:table-cell office:value-type="float" office:value="39772" table:style-name="ce1">
            <text:p>39772</text:p>
          </table:table-cell>
          <table:table-cell office:value-type="float" office:value="40985" table:style-name="ce1">
            <text:p>40985</text:p>
          </table:table-cell>
          <table:table-cell office:value-type="float" office:value="42266" table:style-name="ce1">
            <text:p>42266</text:p>
          </table:table-cell>
          <table:table-cell office:value-type="float" office:value="43016" table:style-name="ce1">
            <text:p>43016</text:p>
          </table:table-cell>
          <table:table-cell office:value-type="float" office:value="44435" table:style-name="ce1">
            <text:p>44435</text:p>
          </table:table-cell>
          <table:table-cell office:value-type="float" office:value="45508" table:style-name="ce1">
            <text:p>45508</text:p>
          </table:table-cell>
          <table:table-cell office:value-type="float" office:value="46614" table:style-name="ce1">
            <text:p>46614</text:p>
          </table:table-cell>
          <table:table-cell office:value-type="float" office:value="47365" table:style-name="ce1">
            <text:p>47365</text:p>
          </table:table-cell>
          <table:table-cell office:value-type="float" office:value="48094" table:style-name="ce1">
            <text:p>48094</text:p>
          </table:table-cell>
          <table:table-cell office:value-type="float" office:value="49011" table:style-name="ce1">
            <text:p>49011</text:p>
          </table:table-cell>
          <table:table-cell office:value-type="float" office:value="49804" table:style-name="ce1">
            <text:p>49804</text:p>
          </table:table-cell>
          <table:table-cell office:value-type="float" office:value="50744" table:style-name="ce1">
            <text:p>50744</text:p>
          </table:table-cell>
          <table:table-cell office:value-type="float" office:value="51299" table:style-name="ce1">
            <text:p>51299</text:p>
          </table:table-cell>
          <table:table-cell office:value-type="float" office:value="51980" table:style-name="ce1">
            <text:p>51980</text:p>
          </table:table-cell>
          <table:table-cell office:value-type="float" office:value="52668" table:style-name="ce1">
            <text:p>52668</text:p>
          </table:table-cell>
          <table:table-cell office:value-type="float" office:value="53551" table:style-name="ce1">
            <text:p>53551</text:p>
          </table:table-cell>
          <table:table-cell office:value-type="float" office:value="53930" table:style-name="ce1">
            <text:p>53930</text:p>
          </table:table-cell>
          <table:table-cell office:value-type="float" office:value="55148" table:style-name="ce1">
            <text:p>55148</text:p>
          </table:table-cell>
          <table:table-cell office:value-type="float" office:value="55961" table:style-name="ce1">
            <text:p>55961</text:p>
          </table:table-cell>
          <table:table-cell office:value-type="float" office:value="55926" table:style-name="ce1">
            <text:p>55926</text:p>
          </table:table-cell>
          <table:table-cell office:value-type="float" office:value="56625" table:style-name="ce1">
            <text:p>56625</text:p>
          </table:table-cell>
          <table:table-cell office:value-type="float" office:value="56910" table:style-name="ce1">
            <text:p>56910</text:p>
          </table:table-cell>
          <table:table-cell office:value-type="float" office:value="57537" table:style-name="ce1">
            <text:p>57537</text:p>
          </table:table-cell>
          <table:table-cell office:value-type="float" office:value="57881" table:style-name="ce1">
            <text:p>57881</text:p>
          </table:table-cell>
          <table:table-cell office:value-type="float" office:value="59188" table:style-name="ce1">
            <text:p>59188</text:p>
          </table:table-cell>
          <table:table-cell office:value-type="float" office:value="59074" table:style-name="ce1">
            <text:p>59074</text:p>
          </table:table-cell>
          <table:table-cell office:value-type="float" office:value="59379" table:style-name="ce1">
            <text:p>59379</text:p>
          </table:table-cell>
          <table:table-cell office:value-type="float" office:value="60318" table:style-name="ce1">
            <text:p>60318</text:p>
          </table:table-cell>
          <table:table-cell office:value-type="float" office:value="61623" table:style-name="ce1">
            <text:p>61623</text:p>
          </table:table-cell>
          <table:table-cell office:value-type="float" office:value="61811" table:style-name="ce1">
            <text:p>61811</text:p>
          </table:table-cell>
          <table:table-cell office:value-type="float" office:value="62712" table:style-name="ce1">
            <text:p>62712</text:p>
          </table:table-cell>
          <table:table-cell office:value-type="float" office:value="63215" table:style-name="ce1">
            <text:p>63215</text:p>
          </table:table-cell>
          <table:table-cell office:value-type="float" office:value="64187" table:style-name="ce1">
            <text:p>64187</text:p>
          </table:table-cell>
          <table:table-cell office:value-type="string" table:style-name="ce5">
            <text:p>OVER</text:p>
          </table:table-cell>
          <table:table-cell office:value-type="string" table:style-name="ce5">
            <text:p>OVER</text:p>
          </table:table-cell>
          <table:table-cell office:value-type="string" table:style-name="ce5">
            <text:p>OVER</text:p>
          </table:table-cell>
          <table:table-cell office:value-type="string" table:style-name="ce5">
            <text:p>OVER</text:p>
          </table:table-cell>
          <table:table-cell table:number-columns-repeated="16345"/>
        </table:table-row>
        <table:table-row table:style-name="ro1">
          <table:table-cell office:value-type="string" table:style-name="ce4">
            <text:p>0,1 mM</text:p>
          </table:table-cell>
          <table:table-cell office:value-type="float" office:value="29849" table:style-name="ce1">
            <text:p>29849</text:p>
          </table:table-cell>
          <table:table-cell office:value-type="float" office:value="31037" table:style-name="ce1">
            <text:p>31037</text:p>
          </table:table-cell>
          <table:table-cell office:value-type="float" office:value="31606" table:style-name="ce1">
            <text:p>31606</text:p>
          </table:table-cell>
          <table:table-cell office:value-type="float" office:value="32056" table:style-name="ce1">
            <text:p>32056</text:p>
          </table:table-cell>
          <table:table-cell office:value-type="float" office:value="32974" table:style-name="ce1">
            <text:p>32974</text:p>
          </table:table-cell>
          <table:table-cell office:value-type="float" office:value="33477" table:style-name="ce1">
            <text:p>33477</text:p>
          </table:table-cell>
          <table:table-cell office:value-type="float" office:value="34294" table:style-name="ce1">
            <text:p>34294</text:p>
          </table:table-cell>
          <table:table-cell office:value-type="float" office:value="34850" table:style-name="ce1">
            <text:p>34850</text:p>
          </table:table-cell>
          <table:table-cell office:value-type="float" office:value="35163" table:style-name="ce1">
            <text:p>35163</text:p>
          </table:table-cell>
          <table:table-cell office:value-type="float" office:value="36150" table:style-name="ce1">
            <text:p>36150</text:p>
          </table:table-cell>
          <table:table-cell office:value-type="float" office:value="36517" table:style-name="ce1">
            <text:p>36517</text:p>
          </table:table-cell>
          <table:table-cell office:value-type="float" office:value="36916" table:style-name="ce1">
            <text:p>36916</text:p>
          </table:table-cell>
          <table:table-cell office:value-type="float" office:value="37591" table:style-name="ce1">
            <text:p>37591</text:p>
          </table:table-cell>
          <table:table-cell office:value-type="float" office:value="38105" table:style-name="ce1">
            <text:p>38105</text:p>
          </table:table-cell>
          <table:table-cell office:value-type="float" office:value="38696" table:style-name="ce1">
            <text:p>38696</text:p>
          </table:table-cell>
          <table:table-cell office:value-type="float" office:value="38927" table:style-name="ce1">
            <text:p>38927</text:p>
          </table:table-cell>
          <table:table-cell office:value-type="float" office:value="39270" table:style-name="ce1">
            <text:p>39270</text:p>
          </table:table-cell>
          <table:table-cell office:value-type="float" office:value="40236" table:style-name="ce1">
            <text:p>40236</text:p>
          </table:table-cell>
          <table:table-cell office:value-type="float" office:value="40293" table:style-name="ce1">
            <text:p>40293</text:p>
          </table:table-cell>
          <table:table-cell office:value-type="float" office:value="41018" table:style-name="ce1">
            <text:p>41018</text:p>
          </table:table-cell>
          <table:table-cell office:value-type="float" office:value="41383" table:style-name="ce1">
            <text:p>41383</text:p>
          </table:table-cell>
          <table:table-cell office:value-type="float" office:value="41809" table:style-name="ce1">
            <text:p>41809</text:p>
          </table:table-cell>
          <table:table-cell office:value-type="float" office:value="41819" table:style-name="ce1">
            <text:p>41819</text:p>
          </table:table-cell>
          <table:table-cell office:value-type="float" office:value="42799" table:style-name="ce1">
            <text:p>42799</text:p>
          </table:table-cell>
          <table:table-cell office:value-type="float" office:value="43619" table:style-name="ce1">
            <text:p>43619</text:p>
          </table:table-cell>
          <table:table-cell office:value-type="float" office:value="44181" table:style-name="ce1">
            <text:p>44181</text:p>
          </table:table-cell>
          <table:table-cell office:value-type="float" office:value="43879" table:style-name="ce1">
            <text:p>43879</text:p>
          </table:table-cell>
          <table:table-cell office:value-type="float" office:value="44456" table:style-name="ce1">
            <text:p>44456</text:p>
          </table:table-cell>
          <table:table-cell office:value-type="float" office:value="45480" table:style-name="ce1">
            <text:p>45480</text:p>
          </table:table-cell>
          <table:table-cell office:value-type="float" office:value="45862" table:style-name="ce1">
            <text:p>45862</text:p>
          </table:table-cell>
          <table:table-cell office:value-type="float" office:value="46301" table:style-name="ce1">
            <text:p>46301</text:p>
          </table:table-cell>
          <table:table-cell office:value-type="float" office:value="46620" table:style-name="ce1">
            <text:p>46620</text:p>
          </table:table-cell>
          <table:table-cell office:value-type="float" office:value="47211" table:style-name="ce1">
            <text:p>47211</text:p>
          </table:table-cell>
          <table:table-cell office:value-type="float" office:value="47185" table:style-name="ce1">
            <text:p>47185</text:p>
          </table:table-cell>
          <table:table-cell office:value-type="float" office:value="47983" table:style-name="ce1">
            <text:p>47983</text:p>
          </table:table-cell>
          <table:table-cell office:value-type="float" office:value="48373" table:style-name="ce1">
            <text:p>48373</text:p>
          </table:table-cell>
          <table:table-cell office:value-type="float" office:value="48649" table:style-name="ce1">
            <text:p>48649</text:p>
          </table:table-cell>
          <table:table-cell office:value-type="float" office:value="49294" table:style-name="ce1">
            <text:p>49294</text:p>
          </table:table-cell>
          <table:table-cell table:number-columns-repeated="16345"/>
        </table:table-row>
        <table:table-row table:style-name="ro1">
          <table:table-cell office:value-type="string" table:style-name="ce4">
            <text:p>0,1 mM</text:p>
          </table:table-cell>
          <table:table-cell office:value-type="float" office:value="30295" table:style-name="ce1">
            <text:p>30295</text:p>
          </table:table-cell>
          <table:table-cell office:value-type="float" office:value="31984" table:style-name="ce1">
            <text:p>31984</text:p>
          </table:table-cell>
          <table:table-cell office:value-type="float" office:value="32401" table:style-name="ce1">
            <text:p>32401</text:p>
          </table:table-cell>
          <table:table-cell office:value-type="float" office:value="33187" table:style-name="ce1">
            <text:p>33187</text:p>
          </table:table-cell>
          <table:table-cell office:value-type="float" office:value="33810" table:style-name="ce1">
            <text:p>33810</text:p>
          </table:table-cell>
          <table:table-cell office:value-type="float" office:value="34533" table:style-name="ce1">
            <text:p>34533</text:p>
          </table:table-cell>
          <table:table-cell office:value-type="float" office:value="35252" table:style-name="ce1">
            <text:p>35252</text:p>
          </table:table-cell>
          <table:table-cell office:value-type="float" office:value="35827" table:style-name="ce1">
            <text:p>35827</text:p>
          </table:table-cell>
          <table:table-cell office:value-type="float" office:value="36719" table:style-name="ce1">
            <text:p>36719</text:p>
          </table:table-cell>
          <table:table-cell office:value-type="float" office:value="37160" table:style-name="ce1">
            <text:p>37160</text:p>
          </table:table-cell>
          <table:table-cell office:value-type="float" office:value="37871" table:style-name="ce1">
            <text:p>37871</text:p>
          </table:table-cell>
          <table:table-cell office:value-type="float" office:value="38091" table:style-name="ce1">
            <text:p>38091</text:p>
          </table:table-cell>
          <table:table-cell office:value-type="float" office:value="38675" table:style-name="ce1">
            <text:p>38675</text:p>
          </table:table-cell>
          <table:table-cell office:value-type="float" office:value="39394" table:style-name="ce1">
            <text:p>39394</text:p>
          </table:table-cell>
          <table:table-cell office:value-type="float" office:value="39706" table:style-name="ce1">
            <text:p>39706</text:p>
          </table:table-cell>
          <table:table-cell office:value-type="float" office:value="40119" table:style-name="ce1">
            <text:p>40119</text:p>
          </table:table-cell>
          <table:table-cell office:value-type="float" office:value="40361" table:style-name="ce1">
            <text:p>40361</text:p>
          </table:table-cell>
          <table:table-cell office:value-type="float" office:value="41112" table:style-name="ce1">
            <text:p>41112</text:p>
          </table:table-cell>
          <table:table-cell office:value-type="float" office:value="41628" table:style-name="ce1">
            <text:p>41628</text:p>
          </table:table-cell>
          <table:table-cell office:value-type="float" office:value="42257" table:style-name="ce1">
            <text:p>42257</text:p>
          </table:table-cell>
          <table:table-cell office:value-type="float" office:value="42385" table:style-name="ce1">
            <text:p>42385</text:p>
          </table:table-cell>
          <table:table-cell office:value-type="float" office:value="43046" table:style-name="ce1">
            <text:p>43046</text:p>
          </table:table-cell>
          <table:table-cell office:value-type="float" office:value="43171" table:style-name="ce1">
            <text:p>43171</text:p>
          </table:table-cell>
          <table:table-cell office:value-type="float" office:value="43902" table:style-name="ce1">
            <text:p>43902</text:p>
          </table:table-cell>
          <table:table-cell office:value-type="float" office:value="44561" table:style-name="ce1">
            <text:p>44561</text:p>
          </table:table-cell>
          <table:table-cell office:value-type="float" office:value="45230" table:style-name="ce1">
            <text:p>45230</text:p>
          </table:table-cell>
          <table:table-cell office:value-type="float" office:value="45486" table:style-name="ce1">
            <text:p>45486</text:p>
          </table:table-cell>
          <table:table-cell office:value-type="float" office:value="46234" table:style-name="ce1">
            <text:p>46234</text:p>
          </table:table-cell>
          <table:table-cell office:value-type="float" office:value="46703" table:style-name="ce1">
            <text:p>46703</text:p>
          </table:table-cell>
          <table:table-cell office:value-type="float" office:value="47287" table:style-name="ce1">
            <text:p>47287</text:p>
          </table:table-cell>
          <table:table-cell office:value-type="float" office:value="47853" table:style-name="ce1">
            <text:p>47853</text:p>
          </table:table-cell>
          <table:table-cell office:value-type="float" office:value="47964" table:style-name="ce1">
            <text:p>47964</text:p>
          </table:table-cell>
          <table:table-cell office:value-type="float" office:value="48194" table:style-name="ce1">
            <text:p>48194</text:p>
          </table:table-cell>
          <table:table-cell office:value-type="float" office:value="48515" table:style-name="ce1">
            <text:p>48515</text:p>
          </table:table-cell>
          <table:table-cell office:value-type="float" office:value="49353" table:style-name="ce1">
            <text:p>49353</text:p>
          </table:table-cell>
          <table:table-cell office:value-type="float" office:value="49185" table:style-name="ce1">
            <text:p>49185</text:p>
          </table:table-cell>
          <table:table-cell office:value-type="float" office:value="49845" table:style-name="ce1">
            <text:p>49845</text:p>
          </table:table-cell>
          <table:table-cell office:value-type="float" office:value="50228" table:style-name="ce1">
            <text:p>50228</text:p>
          </table:table-cell>
          <table:table-cell table:number-columns-repeated="16345"/>
        </table:table-row>
        <table:table-row table:style-name="ro1">
          <table:table-cell office:value-type="string" table:style-name="ce4">
            <text:p>0,1 mM</text:p>
          </table:table-cell>
          <table:table-cell office:value-type="float" office:value="30579" table:style-name="ce1">
            <text:p>30579</text:p>
          </table:table-cell>
          <table:table-cell office:value-type="float" office:value="31882" table:style-name="ce1">
            <text:p>31882</text:p>
          </table:table-cell>
          <table:table-cell office:value-type="float" office:value="32762" table:style-name="ce1">
            <text:p>32762</text:p>
          </table:table-cell>
          <table:table-cell office:value-type="float" office:value="33198" table:style-name="ce1">
            <text:p>33198</text:p>
          </table:table-cell>
          <table:table-cell office:value-type="float" office:value="34208" table:style-name="ce1">
            <text:p>34208</text:p>
          </table:table-cell>
          <table:table-cell office:value-type="float" office:value="34711" table:style-name="ce1">
            <text:p>34711</text:p>
          </table:table-cell>
          <table:table-cell office:value-type="float" office:value="35694" table:style-name="ce1">
            <text:p>35694</text:p>
          </table:table-cell>
          <table:table-cell office:value-type="float" office:value="36465" table:style-name="ce1">
            <text:p>36465</text:p>
          </table:table-cell>
          <table:table-cell office:value-type="float" office:value="37469" table:style-name="ce1">
            <text:p>37469</text:p>
          </table:table-cell>
          <table:table-cell office:value-type="float" office:value="37914" table:style-name="ce1">
            <text:p>37914</text:p>
          </table:table-cell>
          <table:table-cell office:value-type="float" office:value="38671" table:style-name="ce1">
            <text:p>38671</text:p>
          </table:table-cell>
          <table:table-cell office:value-type="float" office:value="38761" table:style-name="ce1">
            <text:p>38761</text:p>
          </table:table-cell>
          <table:table-cell office:value-type="float" office:value="39180" table:style-name="ce1">
            <text:p>39180</text:p>
          </table:table-cell>
          <table:table-cell office:value-type="float" office:value="39697" table:style-name="ce1">
            <text:p>39697</text:p>
          </table:table-cell>
          <table:table-cell office:value-type="float" office:value="40564" table:style-name="ce1">
            <text:p>40564</text:p>
          </table:table-cell>
          <table:table-cell office:value-type="float" office:value="40516" table:style-name="ce1">
            <text:p>40516</text:p>
          </table:table-cell>
          <table:table-cell office:value-type="float" office:value="40543" table:style-name="ce1">
            <text:p>40543</text:p>
          </table:table-cell>
          <table:table-cell office:value-type="float" office:value="41445" table:style-name="ce1">
            <text:p>41445</text:p>
          </table:table-cell>
          <table:table-cell office:value-type="float" office:value="41851" table:style-name="ce1">
            <text:p>41851</text:p>
          </table:table-cell>
          <table:table-cell office:value-type="float" office:value="42649" table:style-name="ce1">
            <text:p>42649</text:p>
          </table:table-cell>
          <table:table-cell office:value-type="float" office:value="42743" table:style-name="ce1">
            <text:p>42743</text:p>
          </table:table-cell>
          <table:table-cell office:value-type="float" office:value="43234" table:style-name="ce1">
            <text:p>43234</text:p>
          </table:table-cell>
          <table:table-cell office:value-type="float" office:value="43108" table:style-name="ce1">
            <text:p>43108</text:p>
          </table:table-cell>
          <table:table-cell office:value-type="float" office:value="43872" table:style-name="ce1">
            <text:p>43872</text:p>
          </table:table-cell>
          <table:table-cell office:value-type="float" office:value="44229" table:style-name="ce1">
            <text:p>44229</text:p>
          </table:table-cell>
          <table:table-cell office:value-type="float" office:value="44969" table:style-name="ce1">
            <text:p>44969</text:p>
          </table:table-cell>
          <table:table-cell office:value-type="float" office:value="45000" table:style-name="ce1">
            <text:p>45000</text:p>
          </table:table-cell>
          <table:table-cell office:value-type="float" office:value="45558" table:style-name="ce1">
            <text:p>45558</text:p>
          </table:table-cell>
          <table:table-cell office:value-type="float" office:value="46107" table:style-name="ce1">
            <text:p>46107</text:p>
          </table:table-cell>
          <table:table-cell office:value-type="float" office:value="46477" table:style-name="ce1">
            <text:p>46477</text:p>
          </table:table-cell>
          <table:table-cell office:value-type="float" office:value="46818" table:style-name="ce1">
            <text:p>46818</text:p>
          </table:table-cell>
          <table:table-cell office:value-type="float" office:value="46691" table:style-name="ce1">
            <text:p>46691</text:p>
          </table:table-cell>
          <table:table-cell office:value-type="float" office:value="46674" table:style-name="ce1">
            <text:p>46674</text:p>
          </table:table-cell>
          <table:table-cell office:value-type="float" office:value="46910" table:style-name="ce1">
            <text:p>46910</text:p>
          </table:table-cell>
          <table:table-cell office:value-type="float" office:value="47591" table:style-name="ce1">
            <text:p>47591</text:p>
          </table:table-cell>
          <table:table-cell office:value-type="float" office:value="47461" table:style-name="ce1">
            <text:p>47461</text:p>
          </table:table-cell>
          <table:table-cell office:value-type="float" office:value="47494" table:style-name="ce1">
            <text:p>47494</text:p>
          </table:table-cell>
          <table:table-cell office:value-type="float" office:value="47469" table:style-name="ce1">
            <text:p>47469</text:p>
          </table:table-cell>
          <table:table-cell table:number-columns-repeated="16345"/>
        </table:table-row>
        <table:table-row table:style-name="ro1">
          <table:table-cell office:value-type="string" table:style-name="ce4">
            <text:p>Hepes</text:p>
          </table:table-cell>
          <table:table-cell office:value-type="float" office:value="21986" table:style-name="ce1">
            <text:p>21986</text:p>
          </table:table-cell>
          <table:table-cell office:value-type="float" office:value="22303" table:style-name="ce1">
            <text:p>22303</text:p>
          </table:table-cell>
          <table:table-cell office:value-type="float" office:value="22151" table:style-name="ce1">
            <text:p>22151</text:p>
          </table:table-cell>
          <table:table-cell office:value-type="float" office:value="22334" table:style-name="ce1">
            <text:p>22334</text:p>
          </table:table-cell>
          <table:table-cell office:value-type="float" office:value="22213" table:style-name="ce1">
            <text:p>22213</text:p>
          </table:table-cell>
          <table:table-cell office:value-type="float" office:value="22247" table:style-name="ce1">
            <text:p>22247</text:p>
          </table:table-cell>
          <table:table-cell office:value-type="float" office:value="22468" table:style-name="ce1">
            <text:p>22468</text:p>
          </table:table-cell>
          <table:table-cell office:value-type="float" office:value="22485" table:style-name="ce1">
            <text:p>22485</text:p>
          </table:table-cell>
          <table:table-cell office:value-type="float" office:value="22630" table:style-name="ce1">
            <text:p>22630</text:p>
          </table:table-cell>
          <table:table-cell office:value-type="float" office:value="22723" table:style-name="ce1">
            <text:p>22723</text:p>
          </table:table-cell>
          <table:table-cell office:value-type="float" office:value="22820" table:style-name="ce1">
            <text:p>22820</text:p>
          </table:table-cell>
          <table:table-cell office:value-type="float" office:value="22877" table:style-name="ce1">
            <text:p>22877</text:p>
          </table:table-cell>
          <table:table-cell office:value-type="float" office:value="22864" table:style-name="ce1">
            <text:p>22864</text:p>
          </table:table-cell>
          <table:table-cell office:value-type="float" office:value="22978" table:style-name="ce1">
            <text:p>22978</text:p>
          </table:table-cell>
          <table:table-cell office:value-type="float" office:value="23145" table:style-name="ce1">
            <text:p>23145</text:p>
          </table:table-cell>
          <table:table-cell office:value-type="float" office:value="23262" table:style-name="ce1">
            <text:p>23262</text:p>
          </table:table-cell>
          <table:table-cell office:value-type="float" office:value="23278" table:style-name="ce1">
            <text:p>23278</text:p>
          </table:table-cell>
          <table:table-cell office:value-type="float" office:value="23401" table:style-name="ce1">
            <text:p>23401</text:p>
          </table:table-cell>
          <table:table-cell office:value-type="float" office:value="23493" table:style-name="ce1">
            <text:p>23493</text:p>
          </table:table-cell>
          <table:table-cell office:value-type="float" office:value="23673" table:style-name="ce1">
            <text:p>23673</text:p>
          </table:table-cell>
          <table:table-cell office:value-type="float" office:value="23894" table:style-name="ce1">
            <text:p>23894</text:p>
          </table:table-cell>
          <table:table-cell office:value-type="float" office:value="23749" table:style-name="ce1">
            <text:p>23749</text:p>
          </table:table-cell>
          <table:table-cell office:value-type="float" office:value="23753" table:style-name="ce1">
            <text:p>23753</text:p>
          </table:table-cell>
          <table:table-cell office:value-type="float" office:value="23997" table:style-name="ce1">
            <text:p>23997</text:p>
          </table:table-cell>
          <table:table-cell office:value-type="float" office:value="23905" table:style-name="ce1">
            <text:p>23905</text:p>
          </table:table-cell>
          <table:table-cell office:value-type="float" office:value="23877" table:style-name="ce1">
            <text:p>23877</text:p>
          </table:table-cell>
          <table:table-cell office:value-type="float" office:value="24115" table:style-name="ce1">
            <text:p>24115</text:p>
          </table:table-cell>
          <table:table-cell office:value-type="float" office:value="23866" table:style-name="ce1">
            <text:p>23866</text:p>
          </table:table-cell>
          <table:table-cell office:value-type="float" office:value="24046" table:style-name="ce1">
            <text:p>24046</text:p>
          </table:table-cell>
          <table:table-cell office:value-type="float" office:value="24076" table:style-name="ce1">
            <text:p>24076</text:p>
          </table:table-cell>
          <table:table-cell office:value-type="float" office:value="24464" table:style-name="ce1">
            <text:p>24464</text:p>
          </table:table-cell>
          <table:table-cell office:value-type="float" office:value="24374" table:style-name="ce1">
            <text:p>24374</text:p>
          </table:table-cell>
          <table:table-cell office:value-type="float" office:value="24511" table:style-name="ce1">
            <text:p>24511</text:p>
          </table:table-cell>
          <table:table-cell office:value-type="float" office:value="24522" table:style-name="ce1">
            <text:p>24522</text:p>
          </table:table-cell>
          <table:table-cell office:value-type="float" office:value="24571" table:style-name="ce1">
            <text:p>24571</text:p>
          </table:table-cell>
          <table:table-cell office:value-type="float" office:value="24483" table:style-name="ce1">
            <text:p>24483</text:p>
          </table:table-cell>
          <table:table-cell office:value-type="float" office:value="24561" table:style-name="ce1">
            <text:p>24561</text:p>
          </table:table-cell>
          <table:table-cell office:value-type="float" office:value="24568" table:style-name="ce1">
            <text:p>24568</text:p>
          </table:table-cell>
          <table:table-cell table:number-columns-repeated="16345"/>
        </table:table-row>
        <table:table-row table:style-name="ro1">
          <table:table-cell office:value-type="string" table:style-name="ce4">
            <text:p>Hepes<text:s/></text:p>
          </table:table-cell>
          <table:table-cell office:value-type="float" office:value="21242" table:style-name="ce1">
            <text:p>21242</text:p>
          </table:table-cell>
          <table:table-cell office:value-type="float" office:value="21136" table:style-name="ce1">
            <text:p>21136</text:p>
          </table:table-cell>
          <table:table-cell office:value-type="float" office:value="21007" table:style-name="ce1">
            <text:p>21007</text:p>
          </table:table-cell>
          <table:table-cell office:value-type="float" office:value="21009" table:style-name="ce1">
            <text:p>21009</text:p>
          </table:table-cell>
          <table:table-cell office:value-type="float" office:value="21067" table:style-name="ce1">
            <text:p>21067</text:p>
          </table:table-cell>
          <table:table-cell office:value-type="float" office:value="20944" table:style-name="ce1">
            <text:p>20944</text:p>
          </table:table-cell>
          <table:table-cell office:value-type="float" office:value="21021" table:style-name="ce1">
            <text:p>21021</text:p>
          </table:table-cell>
          <table:table-cell office:value-type="float" office:value="21151" table:style-name="ce1">
            <text:p>21151</text:p>
          </table:table-cell>
          <table:table-cell office:value-type="float" office:value="21205" table:style-name="ce1">
            <text:p>21205</text:p>
          </table:table-cell>
          <table:table-cell office:value-type="float" office:value="21400" table:style-name="ce1">
            <text:p>21400</text:p>
          </table:table-cell>
          <table:table-cell office:value-type="float" office:value="21319" table:style-name="ce1">
            <text:p>21319</text:p>
          </table:table-cell>
          <table:table-cell office:value-type="float" office:value="21178" table:style-name="ce1">
            <text:p>21178</text:p>
          </table:table-cell>
          <table:table-cell office:value-type="float" office:value="21399" table:style-name="ce1">
            <text:p>21399</text:p>
          </table:table-cell>
          <table:table-cell office:value-type="float" office:value="21293" table:style-name="ce1">
            <text:p>21293</text:p>
          </table:table-cell>
          <table:table-cell office:value-type="float" office:value="21277" table:style-name="ce1">
            <text:p>21277</text:p>
          </table:table-cell>
          <table:table-cell office:value-type="float" office:value="21360" table:style-name="ce1">
            <text:p>21360</text:p>
          </table:table-cell>
          <table:table-cell office:value-type="float" office:value="21388" table:style-name="ce1">
            <text:p>21388</text:p>
          </table:table-cell>
          <table:table-cell office:value-type="float" office:value="21592" table:style-name="ce1">
            <text:p>21592</text:p>
          </table:table-cell>
          <table:table-cell office:value-type="float" office:value="21770" table:style-name="ce1">
            <text:p>21770</text:p>
          </table:table-cell>
          <table:table-cell office:value-type="float" office:value="21611" table:style-name="ce1">
            <text:p>21611</text:p>
          </table:table-cell>
          <table:table-cell office:value-type="float" office:value="21991" table:style-name="ce1">
            <text:p>21991</text:p>
          </table:table-cell>
          <table:table-cell office:value-type="float" office:value="21791" table:style-name="ce1">
            <text:p>21791</text:p>
          </table:table-cell>
          <table:table-cell office:value-type="float" office:value="21615" table:style-name="ce1">
            <text:p>21615</text:p>
          </table:table-cell>
          <table:table-cell office:value-type="float" office:value="21890" table:style-name="ce1">
            <text:p>21890</text:p>
          </table:table-cell>
          <table:table-cell office:value-type="float" office:value="21844" table:style-name="ce1">
            <text:p>21844</text:p>
          </table:table-cell>
          <table:table-cell office:value-type="float" office:value="21728" table:style-name="ce1">
            <text:p>21728</text:p>
          </table:table-cell>
          <table:table-cell office:value-type="float" office:value="22164" table:style-name="ce1">
            <text:p>22164</text:p>
          </table:table-cell>
          <table:table-cell office:value-type="float" office:value="22170" table:style-name="ce1">
            <text:p>22170</text:p>
          </table:table-cell>
          <table:table-cell office:value-type="float" office:value="22368" table:style-name="ce1">
            <text:p>22368</text:p>
          </table:table-cell>
          <table:table-cell office:value-type="float" office:value="22242" table:style-name="ce1">
            <text:p>22242</text:p>
          </table:table-cell>
          <table:table-cell office:value-type="float" office:value="22195" table:style-name="ce1">
            <text:p>22195</text:p>
          </table:table-cell>
          <table:table-cell office:value-type="float" office:value="22196" table:style-name="ce1">
            <text:p>22196</text:p>
          </table:table-cell>
          <table:table-cell office:value-type="float" office:value="22448" table:style-name="ce1">
            <text:p>22448</text:p>
          </table:table-cell>
          <table:table-cell office:value-type="float" office:value="22297" table:style-name="ce1">
            <text:p>22297</text:p>
          </table:table-cell>
          <table:table-cell office:value-type="float" office:value="22331" table:style-name="ce1">
            <text:p>22331</text:p>
          </table:table-cell>
          <table:table-cell office:value-type="float" office:value="22295" table:style-name="ce1">
            <text:p>22295</text:p>
          </table:table-cell>
          <table:table-cell office:value-type="float" office:value="22469" table:style-name="ce1">
            <text:p>22469</text:p>
          </table:table-cell>
          <table:table-cell office:value-type="float" office:value="22560" table:style-name="ce1">
            <text:p>22560</text:p>
          </table:table-cell>
          <table:table-cell table:number-columns-repeated="16345"/>
        </table:table-row>
        <table:table-row table:style-name="ro1">
          <table:table-cell office:value-type="string" table:style-name="ce4">
            <text:p>Hepes</text:p>
          </table:table-cell>
          <table:table-cell office:value-type="float" office:value="21963" table:style-name="ce1">
            <text:p>21963</text:p>
          </table:table-cell>
          <table:table-cell office:value-type="float" office:value="22056" table:style-name="ce1">
            <text:p>22056</text:p>
          </table:table-cell>
          <table:table-cell office:value-type="float" office:value="21992" table:style-name="ce1">
            <text:p>21992</text:p>
          </table:table-cell>
          <table:table-cell office:value-type="float" office:value="21740" table:style-name="ce1">
            <text:p>21740</text:p>
          </table:table-cell>
          <table:table-cell office:value-type="float" office:value="21769" table:style-name="ce1">
            <text:p>21769</text:p>
          </table:table-cell>
          <table:table-cell office:value-type="float" office:value="21734" table:style-name="ce1">
            <text:p>21734</text:p>
          </table:table-cell>
          <table:table-cell office:value-type="float" office:value="21731" table:style-name="ce1">
            <text:p>21731</text:p>
          </table:table-cell>
          <table:table-cell office:value-type="float" office:value="21810" table:style-name="ce1">
            <text:p>21810</text:p>
          </table:table-cell>
          <table:table-cell office:value-type="float" office:value="21890" table:style-name="ce1">
            <text:p>21890</text:p>
          </table:table-cell>
          <table:table-cell office:value-type="float" office:value="21882" table:style-name="ce1">
            <text:p>21882</text:p>
          </table:table-cell>
          <table:table-cell office:value-type="float" office:value="21869" table:style-name="ce1">
            <text:p>21869</text:p>
          </table:table-cell>
          <table:table-cell office:value-type="float" office:value="21719" table:style-name="ce1">
            <text:p>21719</text:p>
          </table:table-cell>
          <table:table-cell office:value-type="float" office:value="21741" table:style-name="ce1">
            <text:p>21741</text:p>
          </table:table-cell>
          <table:table-cell office:value-type="float" office:value="21569" table:style-name="ce1">
            <text:p>21569</text:p>
          </table:table-cell>
          <table:table-cell office:value-type="float" office:value="21951" table:style-name="ce1">
            <text:p>21951</text:p>
          </table:table-cell>
          <table:table-cell office:value-type="float" office:value="22222" table:style-name="ce1">
            <text:p>22222</text:p>
          </table:table-cell>
          <table:table-cell office:value-type="float" office:value="22016" table:style-name="ce1">
            <text:p>22016</text:p>
          </table:table-cell>
          <table:table-cell office:value-type="float" office:value="22197" table:style-name="ce1">
            <text:p>22197</text:p>
          </table:table-cell>
          <table:table-cell office:value-type="float" office:value="22183" table:style-name="ce1">
            <text:p>22183</text:p>
          </table:table-cell>
          <table:table-cell office:value-type="float" office:value="22088" table:style-name="ce1">
            <text:p>22088</text:p>
          </table:table-cell>
          <table:table-cell office:value-type="float" office:value="22736" table:style-name="ce1">
            <text:p>22736</text:p>
          </table:table-cell>
          <table:table-cell office:value-type="float" office:value="22456" table:style-name="ce1">
            <text:p>22456</text:p>
          </table:table-cell>
          <table:table-cell office:value-type="float" office:value="22347" table:style-name="ce1">
            <text:p>22347</text:p>
          </table:table-cell>
          <table:table-cell office:value-type="float" office:value="22597" table:style-name="ce1">
            <text:p>22597</text:p>
          </table:table-cell>
          <table:table-cell office:value-type="float" office:value="22792" table:style-name="ce1">
            <text:p>22792</text:p>
          </table:table-cell>
          <table:table-cell office:value-type="float" office:value="22593" table:style-name="ce1">
            <text:p>22593</text:p>
          </table:table-cell>
          <table:table-cell office:value-type="float" office:value="22763" table:style-name="ce1">
            <text:p>22763</text:p>
          </table:table-cell>
          <table:table-cell office:value-type="float" office:value="22982" table:style-name="ce1">
            <text:p>22982</text:p>
          </table:table-cell>
          <table:table-cell office:value-type="float" office:value="23113" table:style-name="ce1">
            <text:p>23113</text:p>
          </table:table-cell>
          <table:table-cell office:value-type="float" office:value="23064" table:style-name="ce1">
            <text:p>23064</text:p>
          </table:table-cell>
          <table:table-cell office:value-type="float" office:value="22762" table:style-name="ce1">
            <text:p>22762</text:p>
          </table:table-cell>
          <table:table-cell office:value-type="float" office:value="22995" table:style-name="ce1">
            <text:p>22995</text:p>
          </table:table-cell>
          <table:table-cell office:value-type="float" office:value="23098" table:style-name="ce1">
            <text:p>23098</text:p>
          </table:table-cell>
          <table:table-cell office:value-type="float" office:value="22908" table:style-name="ce1">
            <text:p>22908</text:p>
          </table:table-cell>
          <table:table-cell office:value-type="float" office:value="23099" table:style-name="ce1">
            <text:p>23099</text:p>
          </table:table-cell>
          <table:table-cell office:value-type="float" office:value="23149" table:style-name="ce1">
            <text:p>23149</text:p>
          </table:table-cell>
          <table:table-cell office:value-type="float" office:value="23249" table:style-name="ce1">
            <text:p>23249</text:p>
          </table:table-cell>
          <table:table-cell office:value-type="float" office:value="23097" table:style-name="ce1">
            <text:p>23097</text:p>
          </table:table-cell>
          <table:table-cell table:number-columns-repeated="16345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office:value-type="string" table:style-name="ce1">
            <text:p>BSG-MCT1+ilacco1.1 Influx, Zellen 1:2 verdünnt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Endzeit:</text:p>
          </table:table-cell>
          <table:table-cell office:value-type="string" table:style-name="ce1">
            <text:p>20.11.2025 11:49:14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number-rows-repeated="3" table:style-name="ro1">
          <table:table-cell office:value-type="string" table:style-name="ce4">
            <text:p>10 mM</text:p>
          </table:table-cell>
          <table:table-cell table:number-columns-repeated="16383" table:style-name="ce1"/>
        </table:table-row>
        <table:table-row table:number-rows-repeated="3" table:style-name="ro1">
          <table:table-cell office:value-type="string" table:style-name="ce4">
            <text:p>1 mM</text:p>
          </table:table-cell>
          <table:table-cell table:number-columns-repeated="16383"/>
        </table:table-row>
        <table:table-row table:number-rows-repeated="3" table:style-name="ro1">
          <table:table-cell office:value-type="string" table:style-name="ce4">
            <text:p>0,1 mM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Hepes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Hepes<text:s/>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Hepes</text:p>
          </table:table-cell>
          <table:table-cell table:number-columns-repeated="16383"/>
        </table:table-row>
        <table:table-row table:number-rows-repeated="1048503" table:style-name="ro2">
          <table:table-cell table:number-columns-repeated="16384"/>
        </table:table-row>
      </table:table>
      <table:table table:name="Sheet2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gramm: Tecan i-control</text:p>
          </table:table-cell>
          <table:table-cell table:number-columns-repeated="3" table:style-name="ce1"/>
          <table:table-cell office:value-type="string" table:style-name="ce1">
            <office:annotation draw:style-name="a28" svg:x="4.3in" svg:y="0in" svg:width="1.325in" svg:height="0.891666666666667in">
              <dc:creator>Hiwibeit</dc:creator>
              <text:p><text:span text:style-name="T1">Tecan.At.Common, 3.9.1.0</text:span><text:span text:style-name="T1"/></text:p>
              <text:p><text:span text:style-name="T1">Tecan.At.Common.DocumentManagement, 3.9.1.0</text:span><text:span text:style-name="T1"/></text:p>
              <text:p><text:span text:style-name="T1">Tecan.At.Common.DocumentManagement.Reader, 3.6.1.0</text:span><text:span text:style-name="T1"/></text:p>
              <text:p><text:span text:style-name="T1">Tecan.At.Common.MCS, 3.9.1.0</text:span><text:span text:style-name="T1"/></text:p>
              <text:p><text:span text:style-name="T1">Tecan.At.Common.Results, 3.9.1.0</text:span><text:span text:style-name="T1"/></text:p>
              <text:p><text:span text:style-name="T1">Tecan.At.Common.UI, 3.9.1.0</text:span><text:span text:style-name="T1"/></text:p>
              <text:p><text:span text:style-name="T1">Tecan.At.Common.UI.resources, 3.9.1.0</text:span><text:span text:style-name="T1"/></text:p>
              <text:p><text:span text:style-name="T1">Tecan.At.Communication.Common, 3.9.1.0</text:span><text:span text:style-name="T1"/></text:p>
              <text:p><text:span text:style-name="T1">Tecan.At.Communication.Port.IP, 3.9.1.0</text:span><text:span text:style-name="T1"/></text:p>
              <text:p><text:span text:style-name="T1">Tecan.At.Communication.Port.RS232, 3.9.1.0</text:span><text:span text:style-name="T1"/></text:p>
              <text:p><text:span text:style-name="T1">Tecan.At.Communication.Port.SIM.Common, 3.9.1.0</text:span><text:span text:style-name="T1"/></text:p>
              <text:p><text:span text:style-name="T1">Tecan.At.Communication.Port.SIM.Common.resources, 3.9.1.0</text:span><text:span text:style-name="T1"/></text:p>
              <text:p><text:span text:style-name="T1">Tecan.At.Communication.Port.USB, 3.9.1.0</text:span><text:span text:style-name="T1"/></text:p>
              <text:p><text:span text:style-name="T1">Tecan.At.Communication.Server, 3.9.1.0</text:span><text:span text:style-name="T1"/></text:p>
              <text:p><text:span text:style-name="T1">Tecan.At.Communication.SIM.AMR, 3.6.1.0</text:span><text:span text:style-name="T1"/></text:p>
              <text:p><text:span text:style-name="T1">Tecan.At.Communication.SIM.AMR.resources, 3.6.1.0</text:span><text:span text:style-name="T1"/></text:p>
              <text:p><text:span text:style-name="T1">Tecan.At.Communication.SIM.AMRPlus, 3.6.1.0</text:span><text:span text:style-name="T1"/></text:p>
              <text:p><text:span text:style-name="T1">Tecan.At.Communication.SIM.AMRPlus.resources, 3.6.1.0</text:span><text:span text:style-name="T1"/></text:p>
              <text:p><text:span text:style-name="T1">Tecan.At.Communication.SIM.Connect, 3.9.1.0</text:span><text:span text:style-name="T1"/></text:p>
              <text:p><text:span text:style-name="T1">Tecan.At.Communication.SIM.GeniosUltra, 3.6.1.0</text:span><text:span text:style-name="T1"/></text:p>
              <text:p><text:span text:style-name="T1">Tecan.At.Communication.SIM.GeniosUltra.resources, 3.6.1.0</text:span><text:span text:style-name="T1"/></text:p>
              <text:p><text:span text:style-name="T1">Tecan.At.Communication.SIM.Safire3, 3.6.1.0</text:span><text:span text:style-name="T1"/></text:p>
              <text:p><text:span text:style-name="T1">Tecan.At.Communication.SIM.Safire3.resources, 3.6.1.0</text:span><text:span text:style-name="T1"/></text:p>
              <text:p><text:span text:style-name="T1">Tecan.At.Communication.SIM.Safire3Pro, 3.6.1.0</text:span><text:span text:style-name="T1"/></text:p>
              <text:p><text:span text:style-name="T1">Tecan.At.Communication.SIM.Safire3Pro.resources, 3.6.1.0</text:span><text:span text:style-name="T1"/></text:p>
              <text:p><text:span text:style-name="T1">Tecan.At.Communication.SIM.SunriseMini, 3.6.1.0</text:span><text:span text:style-name="T1"/></text:p>
              <text:p><text:span text:style-name="T1">Tecan.At.Communication.SIM.SunriseMini.resources, 3.6.1.0</text:span><text:span text:style-name="T1"/></text:p>
              <text:p><text:span text:style-name="T1">Tecan.At.Instrument.Common, 3.9.1.0</text:span><text:span text:style-name="T1"/></text:p>
              <text:p><text:span text:style-name="T1">Tecan.At.Instrument.Common.GCM, 3.9.1.0</text:span><text:span text:style-name="T1"/></text:p>
              <text:p><text:span text:style-name="T1">Tecan.At.Instrument.Common.Reader, 3.6.1.0</text:span><text:span text:style-name="T1"/></text:p>
              <text:p><text:span text:style-name="T1">Tecan.At.Instrument.Common.resources, 3.9.1.0</text:span><text:span text:style-name="T1"/></text:p>
              <text:p><text:span text:style-name="T1">Tecan.At.Instrument.Common.Stacker, 3.9.1.0</text:span><text:span text:style-name="T1"/></text:p>
              <text:p><text:span text:style-name="T1">Tecan.At.Instrument.Gas.GCM, 3.9.1.0</text:span><text:span text:style-name="T1"/></text:p>
              <text:p><text:span text:style-name="T1">Tecan.At.Instrument.GCM.Server, 3.9.1.0</text:span><text:span text:style-name="T1"/></text:p>
              <text:p><text:span text:style-name="T1">Tecan.At.Instrument.Reader.AMR, 3.6.1.0</text:span><text:span text:style-name="T1"/></text:p>
              <text:p><text:span text:style-name="T1">Tecan.At.Instrument.Reader.AMRPlus, 3.6.1.0</text:span><text:span text:style-name="T1"/></text:p>
              <text:p><text:span text:style-name="T1">Tecan.At.Instrument.Reader.GeniosUltra, 3.6.1.0</text:span><text:span text:style-name="T1"/></text:p>
              <text:p><text:span text:style-name="T1">Tecan.At.Instrument.Reader.Safire3, 3.6.1.0</text:span><text:span text:style-name="T1"/></text:p>
              <text:p><text:span text:style-name="T1">Tecan.At.Instrument.Reader.Safire3Pro, 3.6.1.0</text:span><text:span text:style-name="T1"/></text:p>
              <text:p><text:span text:style-name="T1">Tecan.At.Instrument.Reader.SunriseMini, 3.6.1.0</text:span><text:span text:style-name="T1"/></text:p>
              <text:p><text:span text:style-name="T1">Tecan.At.Instrument.Server, 3.9.1.0</text:span><text:span text:style-name="T1"/></text:p>
              <text:p><text:span text:style-name="T1">Tecan.At.Instrument.Server.resources, 3.9.1.0</text:span><text:span text:style-name="T1"/></text:p>
              <text:p><text:span text:style-name="T1">Tecan.At.Instrument.Stacker.Connect, 3.9.1.0</text:span><text:span text:style-name="T1"/></text:p>
              <text:p><text:span text:style-name="T1">Tecan.At.Instrument.Stacker.Server, 3.9.1.0</text:span><text:span text:style-name="T1"/></text:p>
              <text:p><text:span text:style-name="T1">Tecan.At.Measurement.BuiltInTest.Common, 3.6.1.0</text:span><text:span text:style-name="T1"/></text:p>
              <text:p><text:span text:style-name="T1">Tecan.At.Measurement.Common, 3.6.1.0</text:span><text:span text:style-name="T1"/></text:p>
              <text:p><text:span text:style-name="T1">Tecan.At.Measurement.Server, 3.6.1.0</text:span><text:span text:style-name="T1"/></text:p>
              <text:p><text:span text:style-name="T1">Tecan.At.XFluor, 2.0.10.0</text:span><text:span text:style-name="T1"/></text:p>
              <text:p><text:span text:style-name="T1">Tecan.At.XFluor.Connect.Reader, 2.0.10.0</text:span><text:span text:style-name="T1"/></text:p>
              <text:p><text:span text:style-name="T1">Tecan.At.XFluor.Connect.Reader.resources, 2.0.10.0</text:span><text:span text:style-name="T1"/></text:p>
              <text:p><text:span text:style-name="T1">Tecan.At.XFluor.Core, 2.0.10.0</text:span><text:span text:style-name="T1"/></text:p>
              <text:p><text:span text:style-name="T1">Tecan.At.XFluor.Core.resources, 2.0.10.0</text:span><text:span text:style-name="T1"/></text:p>
              <text:p><text:span text:style-name="T1">Tecan.At.XFluor.Device, 2.0.10.0</text:span><text:span text:style-name="T1"/></text:p>
              <text:p><text:span text:style-name="T1">Tecan.At.XFluor.Device.AMR, 2.0.10.0</text:span><text:span text:style-name="T1"/></text:p>
              <text:p><text:span text:style-name="T1">Tecan.At.XFluor.Device.AMR.resources, 2.0.10.0</text:span><text:span text:style-name="T1"/></text:p>
              <text:p><text:span text:style-name="T1">Tecan.At.XFluor.Device.AMRPlus, 2.0.10.0</text:span><text:span text:style-name="T1"/></text:p>
              <text:p><text:span text:style-name="T1">Tecan.At.XFluor.Device.GeniosUltra, 2.0.10.0</text:span><text:span text:style-name="T1"/></text:p>
              <text:p><text:span text:style-name="T1">Tecan.At.XFluor.Device.Reader, 2.0.10.0</text:span><text:span text:style-name="T1"/></text:p>
              <text:p><text:span text:style-name="T1">Tecan.At.XFluor.Device.resources, 2.0.10.0</text:span><text:span text:style-name="T1"/></text:p>
              <text:p><text:span text:style-name="T1">Tecan.At.XFluor.Device.Safire3, 2.0.10.0</text:span><text:span text:style-name="T1"/></text:p>
              <text:p><text:span text:style-name="T1">Tecan.At.XFluor.Device.Safire3Pro, 2.0.10.0</text:span><text:span text:style-name="T1"/></text:p>
              <text:p><text:span text:style-name="T1">Tecan.At.XFluor.Device.SunriseMini, 2.0.10.0</text:span><text:span text:style-name="T1"/></text:p>
              <text:p><text:span text:style-name="T1">Tecan.At.XFluor.ExcelOutput, 2.0.10.0</text:span><text:span text:style-name="T1"/></text:p>
              <text:p><text:span text:style-name="T1">Tecan.At.XFluor.ExcelOutput.resources, 2.0.10.0</text:span><text:span text:style-name="T1"/></text:p>
              <text:p><text:span text:style-name="T1">Tecan.At.XFluor.NanoQuant, 2.0.10.0</text:span><text:span text:style-name="T1"/></text:p>
              <text:p><text:span text:style-name="T1">Tecan.At.XFluor.NanoQuant.resources, 2.0.10.0</text:span><text:span text:style-name="T1"/></text:p>
              <text:p><text:span text:style-name="T1">Tecan.At.XFluor.ReaderEditor, 2.0.10.0</text:span><text:span text:style-name="T1"/></text:p>
              <text:p><text:span text:style-name="T1">Tecan.At.XFluor.ReaderEditor.resources, 2.0.10.0</text:span><text:span text:style-name="T1"/></text:p>
              <text:p><text:span text:style-name="T1">Tecan.At.XFluor.resources, 2.0.10.0</text:span><text:span text:style-name="T1"/></text:p>
              <text:p/>
            </office:annotation>
            <text:p>Tecan i-control , 2.0.1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erät: infinite 200</text:p>
          </table:table-cell>
          <table:table-cell table:number-columns-repeated="3" table:style-name="ce1"/>
          <table:table-cell office:value-type="string" table:style-name="ce1">
            <text:p>Seriennummer: 705000573</text:p>
          </table:table-cell>
          <table:table-cell table:number-columns-repeated="3" table:style-name="ce1"/>
          <table:table-cell office:value-type="string" table:style-name="ce1">
            <text:p>Seriennummer des verbundenen Staplers: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Firmware: V_2.02_11/06_InfiniTe (Dec 13 2006/16.18.16)</text:p>
          </table:table-cell>
          <table:table-cell table:number-columns-repeated="3" table:style-name="ce1"/>
          <table:table-cell office:value-type="string" table:style-name="ce1">
            <office:annotation draw:style-name="a29" svg:x="4.3in" svg:y="0.3in" svg:width="1.325in" svg:height="0.891666666666667in">
              <dc:creator>Hiwibeit</dc:creator>
              <text:p><text:span text:style-name="T1">EHC, V_2.02_11/06_InfiniTe (Dec 13 2006/16.18.16)</text:span><text:span text:style-name="T1"/></text:p>
              <text:p><text:span text:style-name="T1">MTP, V_2.02_11/06_InfiniTe (Dec 13 2006/16.18.16)</text:span><text:span text:style-name="T1"/></text:p>
              <text:p><text:span text:style-name="T1">FIL, V_2.00_04/06_FILTER (Apr <text:s/>5 2006/11.37.11)</text:span><text:span text:style-name="T1"/></text:p>
              <text:p/>
            </office:annotation>
            <text:p>MAI, V_2.02_11/06_InfiniTe (Dec 13 2006/16.18.16)</text:p>
          </table:table-cell>
          <table:table-cell table:number-columns-repeated="16379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Datum:</text:p>
          </table:table-cell>
          <table:table-cell office:value-type="string" table:style-name="ce1">
            <text:p>20.11.202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Zeit:</text:p>
          </table:table-cell>
          <table:table-cell office:value-type="string" table:style-name="ce1">
            <text:p>11:32:37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System</text:p>
          </table:table-cell>
          <table:table-cell table:number-columns-repeated="3" table:style-name="ce1"/>
          <table:table-cell office:value-type="string" table:style-name="ce1">
            <text:p>UKSPA-1086651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nwender</text:p>
          </table:table-cell>
          <table:table-cell table:number-columns-repeated="3" table:style-name="ce1"/>
          <table:table-cell office:value-type="string" table:style-name="ce1">
            <text:p>UNI-KIEL\hiwibei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tte</text:p>
          </table:table-cell>
          <table:table-cell table:number-columns-repeated="3" table:style-name="ce1"/>
          <table:table-cell office:value-type="string" table:style-name="ce1">
            <text:p>Greiner 96 Flat Bottom Black Polystyrene Cat. No.: 655079/655086/655077/655076 <text:s text:c="2"/>[GRE96fb_chimney.pdfx]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tten-ID (Stapler)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Schütteln (Linear) Dauer:</text:p>
          </table:table-cell>
          <table:table-cell table:number-columns-repeated="3" table:style-name="ce2"/>
          <table:table-cell office:value-type="float" office:value="3" table:style-name="ce2">
            <text:p>3</text:p>
          </table:table-cell>
          <table:table-cell office:value-type="string" table:style-name="ce2">
            <text:p>s</text:p>
          </table:table-cell>
          <table:table-cell table:number-columns-repeated="6" table:style-name="ce2"/>
          <table:table-cell table:number-columns-repeated="16372"/>
        </table:table-row>
        <table:table-row table:style-name="ro1">
          <table:table-cell office:value-type="string" table:style-name="ce2">
            <text:p>Schütteln (Linear) Amplitude:</text:p>
          </table:table-cell>
          <table:table-cell table:number-columns-repeated="3" table:style-name="ce2"/>
          <table:table-cell office:value-type="float" office:value="1" table:style-name="ce2">
            <text:p>1</text:p>
          </table:table-cell>
          <table:table-cell office:value-type="string" table:style-name="ce2">
            <text:p>mm</text:p>
          </table:table-cell>
          <table:table-cell table:number-columns-repeated="6" table:style-name="ce2"/>
          <table:table-cell table:number-columns-repeated="16372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Liste der Aktionen in diesem Mess-Script:</text:p>
          </table:table-cell>
          <table:table-cell table:number-columns-repeated="11" table:style-name="ce2"/>
          <table:table-cell table:number-columns-repeated="16372"/>
        </table:table-row>
        <table:table-row table:style-name="ro1">
          <table:table-cell office:value-type="string" table:style-name="ce2">
            <text:p>Kinetik</text:p>
          </table:table-cell>
          <table:table-cell table:number-columns-repeated="11" table:style-name="ce2"/>
          <table:table-cell table:number-columns-repeated="16372"/>
        </table:table-row>
        <table:table-row table:style-name="ro1">
          <table:table-cell office:value-type="string" table:style-name="ce2">
            <text:p>Fluoreszenz</text:p>
          </table:table-cell>
          <table:table-cell table:number-columns-repeated="11" table:style-name="ce2"/>
          <table:table-cell table:number-columns-repeated="16372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Label: Label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etik - Messun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etik - Dauer</text:p>
          </table:table-cell>
          <table:table-cell table:number-columns-repeated="3" table:style-name="ce1"/>
          <table:table-cell office:value-type="time" office:time-value="PT0H8M0S" table:style-name="ce3">
            <text:p>00:08: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rvallzeit</text:p>
          </table:table-cell>
          <table:table-cell table:number-columns-repeated="3" table:style-name="ce1"/>
          <table:table-cell office:value-type="time" office:time-value="PT0H0M13S" table:style-name="ce3">
            <text:p>00:00:1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odus</text:p>
          </table:table-cell>
          <table:table-cell table:number-columns-repeated="3" table:style-name="ce1"/>
          <table:table-cell office:value-type="string" table:style-name="ce1">
            <text:p>Fluoreszenz Messung von obe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xzitationswellenlänge</text:p>
          </table:table-cell>
          <table:table-cell table:number-columns-repeated="3" table:style-name="ce1"/>
          <table:table-cell office:value-type="float" office:value="485" table:style-name="ce1">
            <text:p>48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missionswellenlänge</text:p>
          </table:table-cell>
          <table:table-cell table:number-columns-repeated="3" table:style-name="ce1"/>
          <table:table-cell office:value-type="float" office:value="535" table:style-name="ce1">
            <text:p>53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xzitationsbandbreite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missionsbandbreite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Verstärkung</text:p>
          </table:table-cell>
          <table:table-cell table:number-columns-repeated="3" table:style-name="ce1"/>
          <table:table-cell office:value-type="float" office:value="109" table:style-name="ce1">
            <text:p>109</text:p>
          </table:table-cell>
          <table:table-cell office:value-type="string" table:style-name="ce1">
            <text:p>Optimal (100%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Anzahl der Blitze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grationszeit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µ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Verzögerungszeit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µ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Ruhezeit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Bereich der Platte</text:p>
          </table:table-cell>
          <table:table-cell table:number-columns-repeated="3" table:style-name="ce1"/>
          <table:table-cell office:value-type="string" table:style-name="ce1">
            <text:p>A10-D1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tartzeit:</text:p>
          </table:table-cell>
          <table:table-cell office:value-type="string" table:style-name="ce1">
            <text:p>20.11.2025 11:32:55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style-name="ce4">
            <text:p>Zyklus Nr.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4">
            <text:p>10</text:p>
          </table:table-cell>
          <table:table-cell office:value-type="float" office:value="11" table:style-name="ce4">
            <text:p>11</text:p>
          </table:table-cell>
          <table:table-cell office:value-type="float" office:value="12" table:style-name="ce4">
            <text:p>12</text:p>
          </table:table-cell>
          <table:table-cell office:value-type="float" office:value="13" table:style-name="ce4">
            <text:p>13</text:p>
          </table:table-cell>
          <table:table-cell office:value-type="float" office:value="14" table:style-name="ce4">
            <text:p>14</text:p>
          </table:table-cell>
          <table:table-cell office:value-type="float" office:value="15" table:style-name="ce4">
            <text:p>15</text:p>
          </table:table-cell>
          <table:table-cell office:value-type="float" office:value="16" table:style-name="ce4">
            <text:p>16</text:p>
          </table:table-cell>
          <table:table-cell office:value-type="float" office:value="17" table:style-name="ce4">
            <text:p>17</text:p>
          </table:table-cell>
          <table:table-cell office:value-type="float" office:value="18" table:style-name="ce4">
            <text:p>18</text:p>
          </table:table-cell>
          <table:table-cell office:value-type="float" office:value="19" table:style-name="ce4">
            <text:p>19</text:p>
          </table:table-cell>
          <table:table-cell office:value-type="float" office:value="20" table:style-name="ce4">
            <text:p>20</text:p>
          </table:table-cell>
          <table:table-cell office:value-type="float" office:value="21" table:style-name="ce4">
            <text:p>21</text:p>
          </table:table-cell>
          <table:table-cell office:value-type="float" office:value="22" table:style-name="ce4">
            <text:p>22</text:p>
          </table:table-cell>
          <table:table-cell table:number-columns-repeated="16361"/>
        </table:table-row>
        <table:table-row table:style-name="ro1">
          <table:table-cell office:value-type="string" table:style-name="ce4">
            <text:p>Zeit [s]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26" table:style-name="ce1">
            <text:p>26</text:p>
          </table:table-cell>
          <table:table-cell office:value-type="float" office:value="39" table:style-name="ce1">
            <text:p>39</text:p>
          </table:table-cell>
          <table:table-cell office:value-type="float" office:value="52" table:style-name="ce1">
            <text:p>52</text:p>
          </table:table-cell>
          <table:table-cell office:value-type="float" office:value="65" table:style-name="ce1">
            <text:p>65</text:p>
          </table:table-cell>
          <table:table-cell office:value-type="float" office:value="78" table:style-name="ce1">
            <text:p>78</text:p>
          </table:table-cell>
          <table:table-cell office:value-type="float" office:value="91" table:style-name="ce1">
            <text:p>91</text:p>
          </table:table-cell>
          <table:table-cell office:value-type="float" office:value="104" table:style-name="ce1">
            <text:p>104</text:p>
          </table:table-cell>
          <table:table-cell office:value-type="float" office:value="117" table:style-name="ce1">
            <text:p>117</text:p>
          </table:table-cell>
          <table:table-cell office:value-type="float" office:value="130" table:style-name="ce1">
            <text:p>130</text:p>
          </table:table-cell>
          <table:table-cell office:value-type="float" office:value="143" table:style-name="ce1">
            <text:p>143</text:p>
          </table:table-cell>
          <table:table-cell office:value-type="float" office:value="156" table:style-name="ce1">
            <text:p>156</text:p>
          </table:table-cell>
          <table:table-cell office:value-type="float" office:value="169" table:style-name="ce1">
            <text:p>169</text:p>
          </table:table-cell>
          <table:table-cell office:value-type="float" office:value="182" table:style-name="ce1">
            <text:p>182</text:p>
          </table:table-cell>
          <table:table-cell office:value-type="float" office:value="195" table:style-name="ce1">
            <text:p>195</text:p>
          </table:table-cell>
          <table:table-cell office:value-type="float" office:value="208" table:style-name="ce1">
            <text:p>208</text:p>
          </table:table-cell>
          <table:table-cell office:value-type="float" office:value="221" table:style-name="ce1">
            <text:p>221</text:p>
          </table:table-cell>
          <table:table-cell office:value-type="float" office:value="234" table:style-name="ce1">
            <text:p>234</text:p>
          </table:table-cell>
          <table:table-cell office:value-type="float" office:value="247" table:style-name="ce1">
            <text:p>247</text:p>
          </table:table-cell>
          <table:table-cell office:value-type="float" office:value="260" table:style-name="ce1">
            <text:p>260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4">
            <text:p>Temp. [°C]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4">
            <text:p>10 mM</text:p>
          </table:table-cell>
          <table:table-cell office:value-type="float" office:value="43096" table:style-name="ce1">
            <text:p>43096</text:p>
          </table:table-cell>
          <table:table-cell office:value-type="float" office:value="43213" table:style-name="ce1">
            <text:p>43213</text:p>
          </table:table-cell>
          <table:table-cell office:value-type="float" office:value="39735" table:style-name="ce1">
            <text:p>39735</text:p>
          </table:table-cell>
          <table:table-cell office:value-type="float" office:value="29933" table:style-name="ce1">
            <text:p>29933</text:p>
          </table:table-cell>
          <table:table-cell office:value-type="float" office:value="29841" table:style-name="ce1">
            <text:p>29841</text:p>
          </table:table-cell>
          <table:table-cell office:value-type="float" office:value="26166" table:style-name="ce1">
            <text:p>26166</text:p>
          </table:table-cell>
          <table:table-cell office:value-type="float" office:value="25820" table:style-name="ce1">
            <text:p>25820</text:p>
          </table:table-cell>
          <table:table-cell office:value-type="float" office:value="27000" table:style-name="ce1">
            <text:p>27000</text:p>
          </table:table-cell>
          <table:table-cell office:value-type="float" office:value="29228" table:style-name="ce1">
            <text:p>29228</text:p>
          </table:table-cell>
          <table:table-cell office:value-type="float" office:value="29559" table:style-name="ce1">
            <text:p>29559</text:p>
          </table:table-cell>
          <table:table-cell office:value-type="float" office:value="28299" table:style-name="ce1">
            <text:p>28299</text:p>
          </table:table-cell>
          <table:table-cell office:value-type="float" office:value="30303" table:style-name="ce1">
            <text:p>30303</text:p>
          </table:table-cell>
          <table:table-cell office:value-type="float" office:value="30363" table:style-name="ce1">
            <text:p>30363</text:p>
          </table:table-cell>
          <table:table-cell office:value-type="float" office:value="35649" table:style-name="ce1">
            <text:p>35649</text:p>
          </table:table-cell>
          <table:table-cell office:value-type="float" office:value="32251" table:style-name="ce1">
            <text:p>32251</text:p>
          </table:table-cell>
          <table:table-cell office:value-type="float" office:value="35013" table:style-name="ce1">
            <text:p>35013</text:p>
          </table:table-cell>
          <table:table-cell office:value-type="float" office:value="34994" table:style-name="ce1">
            <text:p>34994</text:p>
          </table:table-cell>
          <table:table-cell office:value-type="float" office:value="32828" table:style-name="ce1">
            <text:p>32828</text:p>
          </table:table-cell>
          <table:table-cell office:value-type="float" office:value="32864" table:style-name="ce1">
            <text:p>32864</text:p>
          </table:table-cell>
          <table:table-cell office:value-type="float" office:value="30862" table:style-name="ce1">
            <text:p>30862</text:p>
          </table:table-cell>
          <table:table-cell office:value-type="float" office:value="32455" table:style-name="ce1">
            <text:p>32455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4">
            <text:p>10 mM</text:p>
          </table:table-cell>
          <table:table-cell office:value-type="float" office:value="42084" table:style-name="ce1">
            <text:p>42084</text:p>
          </table:table-cell>
          <table:table-cell office:value-type="float" office:value="46379" table:style-name="ce1">
            <text:p>46379</text:p>
          </table:table-cell>
          <table:table-cell office:value-type="float" office:value="43758" table:style-name="ce1">
            <text:p>43758</text:p>
          </table:table-cell>
          <table:table-cell office:value-type="float" office:value="29610" table:style-name="ce1">
            <text:p>29610</text:p>
          </table:table-cell>
          <table:table-cell office:value-type="float" office:value="31467" table:style-name="ce1">
            <text:p>31467</text:p>
          </table:table-cell>
          <table:table-cell office:value-type="float" office:value="33054" table:style-name="ce1">
            <text:p>33054</text:p>
          </table:table-cell>
          <table:table-cell office:value-type="float" office:value="34179" table:style-name="ce1">
            <text:p>34179</text:p>
          </table:table-cell>
          <table:table-cell office:value-type="float" office:value="39052" table:style-name="ce1">
            <text:p>39052</text:p>
          </table:table-cell>
          <table:table-cell office:value-type="float" office:value="34879" table:style-name="ce1">
            <text:p>34879</text:p>
          </table:table-cell>
          <table:table-cell office:value-type="float" office:value="32963" table:style-name="ce1">
            <text:p>32963</text:p>
          </table:table-cell>
          <table:table-cell office:value-type="float" office:value="30927" table:style-name="ce1">
            <text:p>30927</text:p>
          </table:table-cell>
          <table:table-cell office:value-type="float" office:value="32491" table:style-name="ce1">
            <text:p>32491</text:p>
          </table:table-cell>
          <table:table-cell office:value-type="float" office:value="32212" table:style-name="ce1">
            <text:p>32212</text:p>
          </table:table-cell>
          <table:table-cell office:value-type="float" office:value="35636" table:style-name="ce1">
            <text:p>35636</text:p>
          </table:table-cell>
          <table:table-cell office:value-type="float" office:value="35394" table:style-name="ce1">
            <text:p>35394</text:p>
          </table:table-cell>
          <table:table-cell office:value-type="float" office:value="31490" table:style-name="ce1">
            <text:p>31490</text:p>
          </table:table-cell>
          <table:table-cell office:value-type="float" office:value="32064" table:style-name="ce1">
            <text:p>32064</text:p>
          </table:table-cell>
          <table:table-cell office:value-type="float" office:value="31152" table:style-name="ce1">
            <text:p>31152</text:p>
          </table:table-cell>
          <table:table-cell office:value-type="float" office:value="31108" table:style-name="ce1">
            <text:p>31108</text:p>
          </table:table-cell>
          <table:table-cell office:value-type="float" office:value="32588" table:style-name="ce1">
            <text:p>32588</text:p>
          </table:table-cell>
          <table:table-cell office:value-type="float" office:value="31662" table:style-name="ce1">
            <text:p>31662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4">
            <text:p>10 mM</text:p>
          </table:table-cell>
          <table:table-cell office:value-type="float" office:value="43756" table:style-name="ce1">
            <text:p>43756</text:p>
          </table:table-cell>
          <table:table-cell office:value-type="float" office:value="45499" table:style-name="ce1">
            <text:p>45499</text:p>
          </table:table-cell>
          <table:table-cell office:value-type="float" office:value="48260" table:style-name="ce1">
            <text:p>48260</text:p>
          </table:table-cell>
          <table:table-cell office:value-type="float" office:value="28880" table:style-name="ce1">
            <text:p>28880</text:p>
          </table:table-cell>
          <table:table-cell office:value-type="float" office:value="28148" table:style-name="ce1">
            <text:p>28148</text:p>
          </table:table-cell>
          <table:table-cell office:value-type="float" office:value="30479" table:style-name="ce1">
            <text:p>30479</text:p>
          </table:table-cell>
          <table:table-cell office:value-type="float" office:value="31381" table:style-name="ce1">
            <text:p>31381</text:p>
          </table:table-cell>
          <table:table-cell office:value-type="float" office:value="40971" table:style-name="ce1">
            <text:p>40971</text:p>
          </table:table-cell>
          <table:table-cell office:value-type="float" office:value="32667" table:style-name="ce1">
            <text:p>32667</text:p>
          </table:table-cell>
          <table:table-cell office:value-type="float" office:value="28590" table:style-name="ce1">
            <text:p>28590</text:p>
          </table:table-cell>
          <table:table-cell office:value-type="float" office:value="27943" table:style-name="ce1">
            <text:p>27943</text:p>
          </table:table-cell>
          <table:table-cell office:value-type="float" office:value="28577" table:style-name="ce1">
            <text:p>28577</text:p>
          </table:table-cell>
          <table:table-cell office:value-type="float" office:value="28683" table:style-name="ce1">
            <text:p>28683</text:p>
          </table:table-cell>
          <table:table-cell office:value-type="float" office:value="31925" table:style-name="ce1">
            <text:p>31925</text:p>
          </table:table-cell>
          <table:table-cell office:value-type="float" office:value="32236" table:style-name="ce1">
            <text:p>32236</text:p>
          </table:table-cell>
          <table:table-cell office:value-type="float" office:value="30727" table:style-name="ce1">
            <text:p>30727</text:p>
          </table:table-cell>
          <table:table-cell office:value-type="float" office:value="29007" table:style-name="ce1">
            <text:p>29007</text:p>
          </table:table-cell>
          <table:table-cell office:value-type="float" office:value="29953" table:style-name="ce1">
            <text:p>29953</text:p>
          </table:table-cell>
          <table:table-cell office:value-type="float" office:value="29192" table:style-name="ce1">
            <text:p>29192</text:p>
          </table:table-cell>
          <table:table-cell office:value-type="float" office:value="29022" table:style-name="ce1">
            <text:p>29022</text:p>
          </table:table-cell>
          <table:table-cell office:value-type="float" office:value="28690" table:style-name="ce1">
            <text:p>28690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4">
            <text:p>1 mM</text:p>
          </table:table-cell>
          <table:table-cell office:value-type="float" office:value="18071" table:style-name="ce1">
            <text:p>18071</text:p>
          </table:table-cell>
          <table:table-cell office:value-type="float" office:value="22237" table:style-name="ce1">
            <text:p>22237</text:p>
          </table:table-cell>
          <table:table-cell office:value-type="float" office:value="21921" table:style-name="ce1">
            <text:p>21921</text:p>
          </table:table-cell>
          <table:table-cell office:value-type="float" office:value="19397" table:style-name="ce1">
            <text:p>19397</text:p>
          </table:table-cell>
          <table:table-cell office:value-type="float" office:value="18804" table:style-name="ce1">
            <text:p>18804</text:p>
          </table:table-cell>
          <table:table-cell office:value-type="float" office:value="20874" table:style-name="ce1">
            <text:p>20874</text:p>
          </table:table-cell>
          <table:table-cell office:value-type="float" office:value="24843" table:style-name="ce1">
            <text:p>24843</text:p>
          </table:table-cell>
          <table:table-cell office:value-type="float" office:value="31427" table:style-name="ce1">
            <text:p>31427</text:p>
          </table:table-cell>
          <table:table-cell office:value-type="float" office:value="24130" table:style-name="ce1">
            <text:p>24130</text:p>
          </table:table-cell>
          <table:table-cell office:value-type="float" office:value="22778" table:style-name="ce1">
            <text:p>22778</text:p>
          </table:table-cell>
          <table:table-cell office:value-type="float" office:value="31625" table:style-name="ce1">
            <text:p>31625</text:p>
          </table:table-cell>
          <table:table-cell office:value-type="float" office:value="27750" table:style-name="ce1">
            <text:p>27750</text:p>
          </table:table-cell>
          <table:table-cell office:value-type="float" office:value="33911" table:style-name="ce1">
            <text:p>33911</text:p>
          </table:table-cell>
          <table:table-cell office:value-type="float" office:value="30353" table:style-name="ce1">
            <text:p>30353</text:p>
          </table:table-cell>
          <table:table-cell office:value-type="float" office:value="28894" table:style-name="ce1">
            <text:p>28894</text:p>
          </table:table-cell>
          <table:table-cell office:value-type="float" office:value="33704" table:style-name="ce1">
            <text:p>33704</text:p>
          </table:table-cell>
          <table:table-cell office:value-type="float" office:value="35998" table:style-name="ce1">
            <text:p>35998</text:p>
          </table:table-cell>
          <table:table-cell office:value-type="float" office:value="33711" table:style-name="ce1">
            <text:p>33711</text:p>
          </table:table-cell>
          <table:table-cell office:value-type="float" office:value="26386" table:style-name="ce1">
            <text:p>26386</text:p>
          </table:table-cell>
          <table:table-cell office:value-type="float" office:value="25082" table:style-name="ce1">
            <text:p>25082</text:p>
          </table:table-cell>
          <table:table-cell office:value-type="float" office:value="24083" table:style-name="ce1">
            <text:p>24083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4">
            <text:p>1 mM</text:p>
          </table:table-cell>
          <table:table-cell office:value-type="float" office:value="15764" table:style-name="ce1">
            <text:p>15764</text:p>
          </table:table-cell>
          <table:table-cell office:value-type="float" office:value="14649" table:style-name="ce1">
            <text:p>14649</text:p>
          </table:table-cell>
          <table:table-cell office:value-type="float" office:value="16068" table:style-name="ce1">
            <text:p>16068</text:p>
          </table:table-cell>
          <table:table-cell office:value-type="float" office:value="16312" table:style-name="ce1">
            <text:p>16312</text:p>
          </table:table-cell>
          <table:table-cell office:value-type="float" office:value="16573" table:style-name="ce1">
            <text:p>16573</text:p>
          </table:table-cell>
          <table:table-cell office:value-type="float" office:value="16756" table:style-name="ce1">
            <text:p>16756</text:p>
          </table:table-cell>
          <table:table-cell office:value-type="float" office:value="19532" table:style-name="ce1">
            <text:p>19532</text:p>
          </table:table-cell>
          <table:table-cell office:value-type="float" office:value="24636" table:style-name="ce1">
            <text:p>24636</text:p>
          </table:table-cell>
          <table:table-cell office:value-type="float" office:value="20072" table:style-name="ce1">
            <text:p>20072</text:p>
          </table:table-cell>
          <table:table-cell office:value-type="float" office:value="28009" table:style-name="ce1">
            <text:p>28009</text:p>
          </table:table-cell>
          <table:table-cell office:value-type="float" office:value="26532" table:style-name="ce1">
            <text:p>26532</text:p>
          </table:table-cell>
          <table:table-cell office:value-type="float" office:value="30384" table:style-name="ce1">
            <text:p>30384</text:p>
          </table:table-cell>
          <table:table-cell office:value-type="float" office:value="29339" table:style-name="ce1">
            <text:p>29339</text:p>
          </table:table-cell>
          <table:table-cell office:value-type="float" office:value="33026" table:style-name="ce1">
            <text:p>33026</text:p>
          </table:table-cell>
          <table:table-cell office:value-type="float" office:value="34179" table:style-name="ce1">
            <text:p>34179</text:p>
          </table:table-cell>
          <table:table-cell office:value-type="float" office:value="29889" table:style-name="ce1">
            <text:p>29889</text:p>
          </table:table-cell>
          <table:table-cell office:value-type="float" office:value="28565" table:style-name="ce1">
            <text:p>28565</text:p>
          </table:table-cell>
          <table:table-cell office:value-type="float" office:value="28833" table:style-name="ce1">
            <text:p>28833</text:p>
          </table:table-cell>
          <table:table-cell office:value-type="float" office:value="26070" table:style-name="ce1">
            <text:p>26070</text:p>
          </table:table-cell>
          <table:table-cell office:value-type="float" office:value="25231" table:style-name="ce1">
            <text:p>25231</text:p>
          </table:table-cell>
          <table:table-cell office:value-type="float" office:value="25017" table:style-name="ce1">
            <text:p>25017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4">
            <text:p>1 mM</text:p>
          </table:table-cell>
          <table:table-cell office:value-type="float" office:value="33278" table:style-name="ce1">
            <text:p>33278</text:p>
          </table:table-cell>
          <table:table-cell office:value-type="float" office:value="36828" table:style-name="ce1">
            <text:p>36828</text:p>
          </table:table-cell>
          <table:table-cell office:value-type="float" office:value="39218" table:style-name="ce1">
            <text:p>39218</text:p>
          </table:table-cell>
          <table:table-cell office:value-type="float" office:value="23992" table:style-name="ce1">
            <text:p>23992</text:p>
          </table:table-cell>
          <table:table-cell office:value-type="float" office:value="23555" table:style-name="ce1">
            <text:p>23555</text:p>
          </table:table-cell>
          <table:table-cell office:value-type="float" office:value="25003" table:style-name="ce1">
            <text:p>25003</text:p>
          </table:table-cell>
          <table:table-cell office:value-type="float" office:value="27209" table:style-name="ce1">
            <text:p>27209</text:p>
          </table:table-cell>
          <table:table-cell office:value-type="float" office:value="35397" table:style-name="ce1">
            <text:p>35397</text:p>
          </table:table-cell>
          <table:table-cell office:value-type="float" office:value="28659" table:style-name="ce1">
            <text:p>28659</text:p>
          </table:table-cell>
          <table:table-cell office:value-type="float" office:value="24682" table:style-name="ce1">
            <text:p>24682</text:p>
          </table:table-cell>
          <table:table-cell office:value-type="float" office:value="23441" table:style-name="ce1">
            <text:p>23441</text:p>
          </table:table-cell>
          <table:table-cell office:value-type="float" office:value="23932" table:style-name="ce1">
            <text:p>23932</text:p>
          </table:table-cell>
          <table:table-cell office:value-type="float" office:value="24684" table:style-name="ce1">
            <text:p>24684</text:p>
          </table:table-cell>
          <table:table-cell office:value-type="float" office:value="27927" table:style-name="ce1">
            <text:p>27927</text:p>
          </table:table-cell>
          <table:table-cell office:value-type="float" office:value="28011" table:style-name="ce1">
            <text:p>28011</text:p>
          </table:table-cell>
          <table:table-cell office:value-type="float" office:value="25677" table:style-name="ce1">
            <text:p>25677</text:p>
          </table:table-cell>
          <table:table-cell office:value-type="float" office:value="25006" table:style-name="ce1">
            <text:p>25006</text:p>
          </table:table-cell>
          <table:table-cell office:value-type="float" office:value="25015" table:style-name="ce1">
            <text:p>25015</text:p>
          </table:table-cell>
          <table:table-cell office:value-type="float" office:value="25129" table:style-name="ce1">
            <text:p>25129</text:p>
          </table:table-cell>
          <table:table-cell office:value-type="float" office:value="25143" table:style-name="ce1">
            <text:p>25143</text:p>
          </table:table-cell>
          <table:table-cell office:value-type="float" office:value="25125" table:style-name="ce1">
            <text:p>25125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4">
            <text:p>0,1 mM</text:p>
          </table:table-cell>
          <table:table-cell office:value-type="float" office:value="13268" table:style-name="ce1">
            <text:p>13268</text:p>
          </table:table-cell>
          <table:table-cell office:value-type="float" office:value="16410" table:style-name="ce1">
            <text:p>16410</text:p>
          </table:table-cell>
          <table:table-cell office:value-type="float" office:value="16287" table:style-name="ce1">
            <text:p>16287</text:p>
          </table:table-cell>
          <table:table-cell office:value-type="float" office:value="14459" table:style-name="ce1">
            <text:p>14459</text:p>
          </table:table-cell>
          <table:table-cell office:value-type="float" office:value="13953" table:style-name="ce1">
            <text:p>13953</text:p>
          </table:table-cell>
          <table:table-cell office:value-type="float" office:value="15125" table:style-name="ce1">
            <text:p>15125</text:p>
          </table:table-cell>
          <table:table-cell office:value-type="float" office:value="18156" table:style-name="ce1">
            <text:p>18156</text:p>
          </table:table-cell>
          <table:table-cell office:value-type="float" office:value="22956" table:style-name="ce1">
            <text:p>22956</text:p>
          </table:table-cell>
          <table:table-cell office:value-type="float" office:value="17943" table:style-name="ce1">
            <text:p>17943</text:p>
          </table:table-cell>
          <table:table-cell office:value-type="float" office:value="17145" table:style-name="ce1">
            <text:p>17145</text:p>
          </table:table-cell>
          <table:table-cell office:value-type="float" office:value="23102" table:style-name="ce1">
            <text:p>23102</text:p>
          </table:table-cell>
          <table:table-cell office:value-type="float" office:value="20089" table:style-name="ce1">
            <text:p>20089</text:p>
          </table:table-cell>
          <table:table-cell office:value-type="float" office:value="25022" table:style-name="ce1">
            <text:p>25022</text:p>
          </table:table-cell>
          <table:table-cell office:value-type="float" office:value="21980" table:style-name="ce1">
            <text:p>21980</text:p>
          </table:table-cell>
          <table:table-cell office:value-type="float" office:value="21300" table:style-name="ce1">
            <text:p>21300</text:p>
          </table:table-cell>
          <table:table-cell office:value-type="float" office:value="24815" table:style-name="ce1">
            <text:p>24815</text:p>
          </table:table-cell>
          <table:table-cell office:value-type="float" office:value="26343" table:style-name="ce1">
            <text:p>26343</text:p>
          </table:table-cell>
          <table:table-cell office:value-type="float" office:value="24549" table:style-name="ce1">
            <text:p>24549</text:p>
          </table:table-cell>
          <table:table-cell office:value-type="float" office:value="19266" table:style-name="ce1">
            <text:p>19266</text:p>
          </table:table-cell>
          <table:table-cell office:value-type="float" office:value="18359" table:style-name="ce1">
            <text:p>18359</text:p>
          </table:table-cell>
          <table:table-cell office:value-type="float" office:value="17402" table:style-name="ce1">
            <text:p>17402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0,1 mM</text:p>
          </table:table-cell>
          <table:table-cell office:value-type="float" office:value="16594" table:style-name="ce1">
            <text:p>16594</text:p>
          </table:table-cell>
          <table:table-cell office:value-type="float" office:value="21928" table:style-name="ce1">
            <text:p>21928</text:p>
          </table:table-cell>
          <table:table-cell office:value-type="float" office:value="23830" table:style-name="ce1">
            <text:p>23830</text:p>
          </table:table-cell>
          <table:table-cell office:value-type="float" office:value="17478" table:style-name="ce1">
            <text:p>17478</text:p>
          </table:table-cell>
          <table:table-cell office:value-type="float" office:value="16196" table:style-name="ce1">
            <text:p>16196</text:p>
          </table:table-cell>
          <table:table-cell office:value-type="float" office:value="18698" table:style-name="ce1">
            <text:p>18698</text:p>
          </table:table-cell>
          <table:table-cell office:value-type="float" office:value="20809" table:style-name="ce1">
            <text:p>20809</text:p>
          </table:table-cell>
          <table:table-cell office:value-type="float" office:value="21903" table:style-name="ce1">
            <text:p>21903</text:p>
          </table:table-cell>
          <table:table-cell office:value-type="float" office:value="21651" table:style-name="ce1">
            <text:p>21651</text:p>
          </table:table-cell>
          <table:table-cell office:value-type="float" office:value="19402" table:style-name="ce1">
            <text:p>19402</text:p>
          </table:table-cell>
          <table:table-cell office:value-type="float" office:value="18489" table:style-name="ce1">
            <text:p>18489</text:p>
          </table:table-cell>
          <table:table-cell office:value-type="float" office:value="19197" table:style-name="ce1">
            <text:p>19197</text:p>
          </table:table-cell>
          <table:table-cell office:value-type="float" office:value="18244" table:style-name="ce1">
            <text:p>18244</text:p>
          </table:table-cell>
          <table:table-cell office:value-type="float" office:value="17698" table:style-name="ce1">
            <text:p>17698</text:p>
          </table:table-cell>
          <table:table-cell office:value-type="float" office:value="20970" table:style-name="ce1">
            <text:p>20970</text:p>
          </table:table-cell>
          <table:table-cell office:value-type="float" office:value="21688" table:style-name="ce1">
            <text:p>21688</text:p>
          </table:table-cell>
          <table:table-cell office:value-type="float" office:value="21238" table:style-name="ce1">
            <text:p>21238</text:p>
          </table:table-cell>
          <table:table-cell office:value-type="float" office:value="17989" table:style-name="ce1">
            <text:p>17989</text:p>
          </table:table-cell>
          <table:table-cell office:value-type="float" office:value="17194" table:style-name="ce1">
            <text:p>17194</text:p>
          </table:table-cell>
          <table:table-cell office:value-type="float" office:value="18423" table:style-name="ce1">
            <text:p>18423</text:p>
          </table:table-cell>
          <table:table-cell office:value-type="float" office:value="17466" table:style-name="ce1">
            <text:p>17466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0,1 mM</text:p>
          </table:table-cell>
          <table:table-cell office:value-type="float" office:value="16403" table:style-name="ce1">
            <text:p>16403</text:p>
          </table:table-cell>
          <table:table-cell office:value-type="float" office:value="27659" table:style-name="ce1">
            <text:p>27659</text:p>
          </table:table-cell>
          <table:table-cell office:value-type="float" office:value="23110" table:style-name="ce1">
            <text:p>23110</text:p>
          </table:table-cell>
          <table:table-cell office:value-type="float" office:value="14407" table:style-name="ce1">
            <text:p>14407</text:p>
          </table:table-cell>
          <table:table-cell office:value-type="float" office:value="15920" table:style-name="ce1">
            <text:p>15920</text:p>
          </table:table-cell>
          <table:table-cell office:value-type="float" office:value="15435" table:style-name="ce1">
            <text:p>15435</text:p>
          </table:table-cell>
          <table:table-cell office:value-type="float" office:value="19274" table:style-name="ce1">
            <text:p>19274</text:p>
          </table:table-cell>
          <table:table-cell office:value-type="float" office:value="21613" table:style-name="ce1">
            <text:p>21613</text:p>
          </table:table-cell>
          <table:table-cell office:value-type="float" office:value="21536" table:style-name="ce1">
            <text:p>21536</text:p>
          </table:table-cell>
          <table:table-cell office:value-type="float" office:value="17650" table:style-name="ce1">
            <text:p>17650</text:p>
          </table:table-cell>
          <table:table-cell office:value-type="float" office:value="16700" table:style-name="ce1">
            <text:p>16700</text:p>
          </table:table-cell>
          <table:table-cell office:value-type="float" office:value="20063" table:style-name="ce1">
            <text:p>20063</text:p>
          </table:table-cell>
          <table:table-cell office:value-type="float" office:value="18831" table:style-name="ce1">
            <text:p>18831</text:p>
          </table:table-cell>
          <table:table-cell office:value-type="float" office:value="20333" table:style-name="ce1">
            <text:p>20333</text:p>
          </table:table-cell>
          <table:table-cell office:value-type="float" office:value="20520" table:style-name="ce1">
            <text:p>20520</text:p>
          </table:table-cell>
          <table:table-cell office:value-type="float" office:value="19763" table:style-name="ce1">
            <text:p>19763</text:p>
          </table:table-cell>
          <table:table-cell office:value-type="float" office:value="18228" table:style-name="ce1">
            <text:p>18228</text:p>
          </table:table-cell>
          <table:table-cell office:value-type="float" office:value="17880" table:style-name="ce1">
            <text:p>17880</text:p>
          </table:table-cell>
          <table:table-cell office:value-type="float" office:value="17669" table:style-name="ce1">
            <text:p>17669</text:p>
          </table:table-cell>
          <table:table-cell office:value-type="float" office:value="18480" table:style-name="ce1">
            <text:p>18480</text:p>
          </table:table-cell>
          <table:table-cell office:value-type="float" office:value="17654" table:style-name="ce1">
            <text:p>17654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Hepes</text:p>
          </table:table-cell>
          <table:table-cell office:value-type="float" office:value="8995" table:style-name="ce1">
            <text:p>8995</text:p>
          </table:table-cell>
          <table:table-cell office:value-type="float" office:value="12243" table:style-name="ce1">
            <text:p>12243</text:p>
          </table:table-cell>
          <table:table-cell office:value-type="float" office:value="12407" table:style-name="ce1">
            <text:p>12407</text:p>
          </table:table-cell>
          <table:table-cell office:value-type="float" office:value="10716" table:style-name="ce1">
            <text:p>10716</text:p>
          </table:table-cell>
          <table:table-cell office:value-type="float" office:value="11471" table:style-name="ce1">
            <text:p>11471</text:p>
          </table:table-cell>
          <table:table-cell office:value-type="float" office:value="11504" table:style-name="ce1">
            <text:p>11504</text:p>
          </table:table-cell>
          <table:table-cell office:value-type="float" office:value="13274" table:style-name="ce1">
            <text:p>13274</text:p>
          </table:table-cell>
          <table:table-cell office:value-type="float" office:value="11271" table:style-name="ce1">
            <text:p>11271</text:p>
          </table:table-cell>
          <table:table-cell office:value-type="float" office:value="11397" table:style-name="ce1">
            <text:p>11397</text:p>
          </table:table-cell>
          <table:table-cell office:value-type="float" office:value="13597" table:style-name="ce1">
            <text:p>13597</text:p>
          </table:table-cell>
          <table:table-cell office:value-type="float" office:value="11285" table:style-name="ce1">
            <text:p>11285</text:p>
          </table:table-cell>
          <table:table-cell office:value-type="float" office:value="12354" table:style-name="ce1">
            <text:p>12354</text:p>
          </table:table-cell>
          <table:table-cell office:value-type="float" office:value="15643" table:style-name="ce1">
            <text:p>15643</text:p>
          </table:table-cell>
          <table:table-cell office:value-type="float" office:value="12434" table:style-name="ce1">
            <text:p>12434</text:p>
          </table:table-cell>
          <table:table-cell office:value-type="float" office:value="14522" table:style-name="ce1">
            <text:p>14522</text:p>
          </table:table-cell>
          <table:table-cell office:value-type="float" office:value="15436" table:style-name="ce1">
            <text:p>15436</text:p>
          </table:table-cell>
          <table:table-cell office:value-type="float" office:value="11538" table:style-name="ce1">
            <text:p>11538</text:p>
          </table:table-cell>
          <table:table-cell office:value-type="float" office:value="9718" table:style-name="ce1">
            <text:p>9718</text:p>
          </table:table-cell>
          <table:table-cell office:value-type="float" office:value="10058" table:style-name="ce1">
            <text:p>10058</text:p>
          </table:table-cell>
          <table:table-cell office:value-type="float" office:value="10646" table:style-name="ce1">
            <text:p>10646</text:p>
          </table:table-cell>
          <table:table-cell office:value-type="float" office:value="9896" table:style-name="ce1">
            <text:p>9896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Hepes<text:s/></text:p>
          </table:table-cell>
          <table:table-cell office:value-type="float" office:value="9838" table:style-name="ce1">
            <text:p>9838</text:p>
          </table:table-cell>
          <table:table-cell office:value-type="float" office:value="8310" table:style-name="ce1">
            <text:p>8310</text:p>
          </table:table-cell>
          <table:table-cell office:value-type="float" office:value="8152" table:style-name="ce1">
            <text:p>8152</text:p>
          </table:table-cell>
          <table:table-cell office:value-type="float" office:value="10498" table:style-name="ce1">
            <text:p>10498</text:p>
          </table:table-cell>
          <table:table-cell office:value-type="float" office:value="10650" table:style-name="ce1">
            <text:p>10650</text:p>
          </table:table-cell>
          <table:table-cell office:value-type="float" office:value="10695" table:style-name="ce1">
            <text:p>10695</text:p>
          </table:table-cell>
          <table:table-cell office:value-type="float" office:value="11167" table:style-name="ce1">
            <text:p>11167</text:p>
          </table:table-cell>
          <table:table-cell office:value-type="float" office:value="8830" table:style-name="ce1">
            <text:p>8830</text:p>
          </table:table-cell>
          <table:table-cell office:value-type="float" office:value="9928" table:style-name="ce1">
            <text:p>9928</text:p>
          </table:table-cell>
          <table:table-cell office:value-type="float" office:value="12324" table:style-name="ce1">
            <text:p>12324</text:p>
          </table:table-cell>
          <table:table-cell office:value-type="float" office:value="10369" table:style-name="ce1">
            <text:p>10369</text:p>
          </table:table-cell>
          <table:table-cell office:value-type="float" office:value="13919" table:style-name="ce1">
            <text:p>13919</text:p>
          </table:table-cell>
          <table:table-cell office:value-type="float" office:value="12351" table:style-name="ce1">
            <text:p>12351</text:p>
          </table:table-cell>
          <table:table-cell office:value-type="float" office:value="14327" table:style-name="ce1">
            <text:p>14327</text:p>
          </table:table-cell>
          <table:table-cell office:value-type="float" office:value="14484" table:style-name="ce1">
            <text:p>14484</text:p>
          </table:table-cell>
          <table:table-cell office:value-type="float" office:value="13136" table:style-name="ce1">
            <text:p>13136</text:p>
          </table:table-cell>
          <table:table-cell office:value-type="float" office:value="11042" table:style-name="ce1">
            <text:p>11042</text:p>
          </table:table-cell>
          <table:table-cell office:value-type="float" office:value="10020" table:style-name="ce1">
            <text:p>10020</text:p>
          </table:table-cell>
          <table:table-cell office:value-type="float" office:value="10236" table:style-name="ce1">
            <text:p>10236</text:p>
          </table:table-cell>
          <table:table-cell office:value-type="float" office:value="10635" table:style-name="ce1">
            <text:p>10635</text:p>
          </table:table-cell>
          <table:table-cell office:value-type="float" office:value="10235" table:style-name="ce1">
            <text:p>10235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Hepes</text:p>
          </table:table-cell>
          <table:table-cell office:value-type="float" office:value="11154" table:style-name="ce1">
            <text:p>11154</text:p>
          </table:table-cell>
          <table:table-cell office:value-type="float" office:value="19787" table:style-name="ce1">
            <text:p>19787</text:p>
          </table:table-cell>
          <table:table-cell office:value-type="float" office:value="15355" table:style-name="ce1">
            <text:p>15355</text:p>
          </table:table-cell>
          <table:table-cell office:value-type="float" office:value="9148" table:style-name="ce1">
            <text:p>9148</text:p>
          </table:table-cell>
          <table:table-cell office:value-type="float" office:value="9847" table:style-name="ce1">
            <text:p>9847</text:p>
          </table:table-cell>
          <table:table-cell office:value-type="float" office:value="9526" table:style-name="ce1">
            <text:p>9526</text:p>
          </table:table-cell>
          <table:table-cell office:value-type="float" office:value="11349" table:style-name="ce1">
            <text:p>11349</text:p>
          </table:table-cell>
          <table:table-cell office:value-type="float" office:value="12714" table:style-name="ce1">
            <text:p>12714</text:p>
          </table:table-cell>
          <table:table-cell office:value-type="float" office:value="12384" table:style-name="ce1">
            <text:p>12384</text:p>
          </table:table-cell>
          <table:table-cell office:value-type="float" office:value="9968" table:style-name="ce1">
            <text:p>9968</text:p>
          </table:table-cell>
          <table:table-cell office:value-type="float" office:value="9561" table:style-name="ce1">
            <text:p>9561</text:p>
          </table:table-cell>
          <table:table-cell office:value-type="float" office:value="11084" table:style-name="ce1">
            <text:p>11084</text:p>
          </table:table-cell>
          <table:table-cell office:value-type="float" office:value="10327" table:style-name="ce1">
            <text:p>10327</text:p>
          </table:table-cell>
          <table:table-cell office:value-type="float" office:value="10761" table:style-name="ce1">
            <text:p>10761</text:p>
          </table:table-cell>
          <table:table-cell office:value-type="float" office:value="10809" table:style-name="ce1">
            <text:p>10809</text:p>
          </table:table-cell>
          <table:table-cell office:value-type="float" office:value="10485" table:style-name="ce1">
            <text:p>10485</text:p>
          </table:table-cell>
          <table:table-cell office:value-type="float" office:value="9757" table:style-name="ce1">
            <text:p>9757</text:p>
          </table:table-cell>
          <table:table-cell office:value-type="float" office:value="9537" table:style-name="ce1">
            <text:p>9537</text:p>
          </table:table-cell>
          <table:table-cell office:value-type="float" office:value="9577" table:style-name="ce1">
            <text:p>9577</text:p>
          </table:table-cell>
          <table:table-cell office:value-type="float" office:value="9754" table:style-name="ce1">
            <text:p>9754</text:p>
          </table:table-cell>
          <table:table-cell office:value-type="float" office:value="9517" table:style-name="ce1">
            <text:p>9517</text:p>
          </table:table-cell>
          <table:table-cell table:number-columns-repeated="16362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office:value-type="string" table:style-name="ce1">
            <text:p>BSG-MCT1+ilacco1.1 Influx, Zellen 1:2 verdünnt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office:value-type="string" table:style-name="ce1">
            <text:p>!!! Komische Werte, daher nochmal sheet3!!!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ndzeit:</text:p>
          </table:table-cell>
          <table:table-cell table:number-columns-repeated="16383" table:style-name="ce1"/>
        </table:table-row>
        <table:table-row table:number-rows-repeated="1048517" table:style-name="ro2">
          <table:table-cell table:number-columns-repeated="16384"/>
        </table:table-row>
      </table:table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gramm: Tecan i-control</text:p>
          </table:table-cell>
          <table:table-cell table:number-columns-repeated="3" table:style-name="ce1"/>
          <table:table-cell office:value-type="string" table:style-name="ce1">
            <office:annotation draw:style-name="a30" svg:x="4.3in" svg:y="0in" svg:width="1.325in" svg:height="0.891666666666667in">
              <dc:creator>Hiwibeit</dc:creator>
              <text:p><text:span text:style-name="T1">Tecan.At.Common, 3.9.1.0</text:span><text:span text:style-name="T1"/></text:p>
              <text:p><text:span text:style-name="T1">Tecan.At.Common.DocumentManagement, 3.9.1.0</text:span><text:span text:style-name="T1"/></text:p>
              <text:p><text:span text:style-name="T1">Tecan.At.Common.DocumentManagement.Reader, 3.6.1.0</text:span><text:span text:style-name="T1"/></text:p>
              <text:p><text:span text:style-name="T1">Tecan.At.Common.MCS, 3.9.1.0</text:span><text:span text:style-name="T1"/></text:p>
              <text:p><text:span text:style-name="T1">Tecan.At.Common.Results, 3.9.1.0</text:span><text:span text:style-name="T1"/></text:p>
              <text:p><text:span text:style-name="T1">Tecan.At.Common.UI, 3.9.1.0</text:span><text:span text:style-name="T1"/></text:p>
              <text:p><text:span text:style-name="T1">Tecan.At.Common.UI.resources, 3.9.1.0</text:span><text:span text:style-name="T1"/></text:p>
              <text:p><text:span text:style-name="T1">Tecan.At.Communication.Common, 3.9.1.0</text:span><text:span text:style-name="T1"/></text:p>
              <text:p><text:span text:style-name="T1">Tecan.At.Communication.Port.IP, 3.9.1.0</text:span><text:span text:style-name="T1"/></text:p>
              <text:p><text:span text:style-name="T1">Tecan.At.Communication.Port.RS232, 3.9.1.0</text:span><text:span text:style-name="T1"/></text:p>
              <text:p><text:span text:style-name="T1">Tecan.At.Communication.Port.SIM.Common, 3.9.1.0</text:span><text:span text:style-name="T1"/></text:p>
              <text:p><text:span text:style-name="T1">Tecan.At.Communication.Port.SIM.Common.resources, 3.9.1.0</text:span><text:span text:style-name="T1"/></text:p>
              <text:p><text:span text:style-name="T1">Tecan.At.Communication.Port.USB, 3.9.1.0</text:span><text:span text:style-name="T1"/></text:p>
              <text:p><text:span text:style-name="T1">Tecan.At.Communication.Server, 3.9.1.0</text:span><text:span text:style-name="T1"/></text:p>
              <text:p><text:span text:style-name="T1">Tecan.At.Communication.SIM.AMR, 3.6.1.0</text:span><text:span text:style-name="T1"/></text:p>
              <text:p><text:span text:style-name="T1">Tecan.At.Communication.SIM.AMR.resources, 3.6.1.0</text:span><text:span text:style-name="T1"/></text:p>
              <text:p><text:span text:style-name="T1">Tecan.At.Communication.SIM.AMRPlus, 3.6.1.0</text:span><text:span text:style-name="T1"/></text:p>
              <text:p><text:span text:style-name="T1">Tecan.At.Communication.SIM.AMRPlus.resources, 3.6.1.0</text:span><text:span text:style-name="T1"/></text:p>
              <text:p><text:span text:style-name="T1">Tecan.At.Communication.SIM.Connect, 3.9.1.0</text:span><text:span text:style-name="T1"/></text:p>
              <text:p><text:span text:style-name="T1">Tecan.At.Communication.SIM.GeniosUltra, 3.6.1.0</text:span><text:span text:style-name="T1"/></text:p>
              <text:p><text:span text:style-name="T1">Tecan.At.Communication.SIM.GeniosUltra.resources, 3.6.1.0</text:span><text:span text:style-name="T1"/></text:p>
              <text:p><text:span text:style-name="T1">Tecan.At.Communication.SIM.Safire3, 3.6.1.0</text:span><text:span text:style-name="T1"/></text:p>
              <text:p><text:span text:style-name="T1">Tecan.At.Communication.SIM.Safire3.resources, 3.6.1.0</text:span><text:span text:style-name="T1"/></text:p>
              <text:p><text:span text:style-name="T1">Tecan.At.Communication.SIM.Safire3Pro, 3.6.1.0</text:span><text:span text:style-name="T1"/></text:p>
              <text:p><text:span text:style-name="T1">Tecan.At.Communication.SIM.Safire3Pro.resources, 3.6.1.0</text:span><text:span text:style-name="T1"/></text:p>
              <text:p><text:span text:style-name="T1">Tecan.At.Communication.SIM.SunriseMini, 3.6.1.0</text:span><text:span text:style-name="T1"/></text:p>
              <text:p><text:span text:style-name="T1">Tecan.At.Communication.SIM.SunriseMini.resources, 3.6.1.0</text:span><text:span text:style-name="T1"/></text:p>
              <text:p><text:span text:style-name="T1">Tecan.At.Instrument.Common, 3.9.1.0</text:span><text:span text:style-name="T1"/></text:p>
              <text:p><text:span text:style-name="T1">Tecan.At.Instrument.Common.GCM, 3.9.1.0</text:span><text:span text:style-name="T1"/></text:p>
              <text:p><text:span text:style-name="T1">Tecan.At.Instrument.Common.Reader, 3.6.1.0</text:span><text:span text:style-name="T1"/></text:p>
              <text:p><text:span text:style-name="T1">Tecan.At.Instrument.Common.resources, 3.9.1.0</text:span><text:span text:style-name="T1"/></text:p>
              <text:p><text:span text:style-name="T1">Tecan.At.Instrument.Common.Stacker, 3.9.1.0</text:span><text:span text:style-name="T1"/></text:p>
              <text:p><text:span text:style-name="T1">Tecan.At.Instrument.Gas.GCM, 3.9.1.0</text:span><text:span text:style-name="T1"/></text:p>
              <text:p><text:span text:style-name="T1">Tecan.At.Instrument.GCM.Server, 3.9.1.0</text:span><text:span text:style-name="T1"/></text:p>
              <text:p><text:span text:style-name="T1">Tecan.At.Instrument.Reader.AMR, 3.6.1.0</text:span><text:span text:style-name="T1"/></text:p>
              <text:p><text:span text:style-name="T1">Tecan.At.Instrument.Reader.AMRPlus, 3.6.1.0</text:span><text:span text:style-name="T1"/></text:p>
              <text:p><text:span text:style-name="T1">Tecan.At.Instrument.Reader.GeniosUltra, 3.6.1.0</text:span><text:span text:style-name="T1"/></text:p>
              <text:p><text:span text:style-name="T1">Tecan.At.Instrument.Reader.Safire3, 3.6.1.0</text:span><text:span text:style-name="T1"/></text:p>
              <text:p><text:span text:style-name="T1">Tecan.At.Instrument.Reader.Safire3Pro, 3.6.1.0</text:span><text:span text:style-name="T1"/></text:p>
              <text:p><text:span text:style-name="T1">Tecan.At.Instrument.Reader.SunriseMini, 3.6.1.0</text:span><text:span text:style-name="T1"/></text:p>
              <text:p><text:span text:style-name="T1">Tecan.At.Instrument.Server, 3.9.1.0</text:span><text:span text:style-name="T1"/></text:p>
              <text:p><text:span text:style-name="T1">Tecan.At.Instrument.Server.resources, 3.9.1.0</text:span><text:span text:style-name="T1"/></text:p>
              <text:p><text:span text:style-name="T1">Tecan.At.Instrument.Stacker.Connect, 3.9.1.0</text:span><text:span text:style-name="T1"/></text:p>
              <text:p><text:span text:style-name="T1">Tecan.At.Instrument.Stacker.Server, 3.9.1.0</text:span><text:span text:style-name="T1"/></text:p>
              <text:p><text:span text:style-name="T1">Tecan.At.Measurement.BuiltInTest.Common, 3.6.1.0</text:span><text:span text:style-name="T1"/></text:p>
              <text:p><text:span text:style-name="T1">Tecan.At.Measurement.Common, 3.6.1.0</text:span><text:span text:style-name="T1"/></text:p>
              <text:p><text:span text:style-name="T1">Tecan.At.Measurement.Server, 3.6.1.0</text:span><text:span text:style-name="T1"/></text:p>
              <text:p><text:span text:style-name="T1">Tecan.At.XFluor, 2.0.10.0</text:span><text:span text:style-name="T1"/></text:p>
              <text:p><text:span text:style-name="T1">Tecan.At.XFluor.Connect.Reader, 2.0.10.0</text:span><text:span text:style-name="T1"/></text:p>
              <text:p><text:span text:style-name="T1">Tecan.At.XFluor.Connect.Reader.resources, 2.0.10.0</text:span><text:span text:style-name="T1"/></text:p>
              <text:p><text:span text:style-name="T1">Tecan.At.XFluor.Core, 2.0.10.0</text:span><text:span text:style-name="T1"/></text:p>
              <text:p><text:span text:style-name="T1">Tecan.At.XFluor.Core.resources, 2.0.10.0</text:span><text:span text:style-name="T1"/></text:p>
              <text:p><text:span text:style-name="T1">Tecan.At.XFluor.Device, 2.0.10.0</text:span><text:span text:style-name="T1"/></text:p>
              <text:p><text:span text:style-name="T1">Tecan.At.XFluor.Device.AMR, 2.0.10.0</text:span><text:span text:style-name="T1"/></text:p>
              <text:p><text:span text:style-name="T1">Tecan.At.XFluor.Device.AMR.resources, 2.0.10.0</text:span><text:span text:style-name="T1"/></text:p>
              <text:p><text:span text:style-name="T1">Tecan.At.XFluor.Device.AMRPlus, 2.0.10.0</text:span><text:span text:style-name="T1"/></text:p>
              <text:p><text:span text:style-name="T1">Tecan.At.XFluor.Device.GeniosUltra, 2.0.10.0</text:span><text:span text:style-name="T1"/></text:p>
              <text:p><text:span text:style-name="T1">Tecan.At.XFluor.Device.Reader, 2.0.10.0</text:span><text:span text:style-name="T1"/></text:p>
              <text:p><text:span text:style-name="T1">Tecan.At.XFluor.Device.resources, 2.0.10.0</text:span><text:span text:style-name="T1"/></text:p>
              <text:p><text:span text:style-name="T1">Tecan.At.XFluor.Device.Safire3, 2.0.10.0</text:span><text:span text:style-name="T1"/></text:p>
              <text:p><text:span text:style-name="T1">Tecan.At.XFluor.Device.Safire3Pro, 2.0.10.0</text:span><text:span text:style-name="T1"/></text:p>
              <text:p><text:span text:style-name="T1">Tecan.At.XFluor.Device.SunriseMini, 2.0.10.0</text:span><text:span text:style-name="T1"/></text:p>
              <text:p><text:span text:style-name="T1">Tecan.At.XFluor.ExcelOutput, 2.0.10.0</text:span><text:span text:style-name="T1"/></text:p>
              <text:p><text:span text:style-name="T1">Tecan.At.XFluor.ExcelOutput.resources, 2.0.10.0</text:span><text:span text:style-name="T1"/></text:p>
              <text:p><text:span text:style-name="T1">Tecan.At.XFluor.NanoQuant, 2.0.10.0</text:span><text:span text:style-name="T1"/></text:p>
              <text:p><text:span text:style-name="T1">Tecan.At.XFluor.NanoQuant.resources, 2.0.10.0</text:span><text:span text:style-name="T1"/></text:p>
              <text:p><text:span text:style-name="T1">Tecan.At.XFluor.ReaderEditor, 2.0.10.0</text:span><text:span text:style-name="T1"/></text:p>
              <text:p><text:span text:style-name="T1">Tecan.At.XFluor.ReaderEditor.resources, 2.0.10.0</text:span><text:span text:style-name="T1"/></text:p>
              <text:p><text:span text:style-name="T1">Tecan.At.XFluor.resources, 2.0.10.0</text:span><text:span text:style-name="T1"/></text:p>
              <text:p/>
            </office:annotation>
            <text:p>Tecan i-control , 2.0.1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erät: infinite 200</text:p>
          </table:table-cell>
          <table:table-cell table:number-columns-repeated="3" table:style-name="ce1"/>
          <table:table-cell office:value-type="string" table:style-name="ce1">
            <text:p>Seriennummer: 705000573</text:p>
          </table:table-cell>
          <table:table-cell table:number-columns-repeated="3" table:style-name="ce1"/>
          <table:table-cell office:value-type="string" table:style-name="ce1">
            <text:p>Seriennummer des verbundenen Staplers: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Firmware: V_2.02_11/06_InfiniTe (Dec 13 2006/16.18.16)</text:p>
          </table:table-cell>
          <table:table-cell table:number-columns-repeated="3" table:style-name="ce1"/>
          <table:table-cell office:value-type="string" table:style-name="ce1">
            <office:annotation draw:style-name="a31" svg:x="4.3in" svg:y="0.3in" svg:width="1.325in" svg:height="0.891666666666667in">
              <dc:creator>Hiwibeit</dc:creator>
              <text:p><text:span text:style-name="T1">EHC, V_2.02_11/06_InfiniTe (Dec 13 2006/16.18.16)</text:span><text:span text:style-name="T1"/></text:p>
              <text:p><text:span text:style-name="T1">MTP, V_2.02_11/06_InfiniTe (Dec 13 2006/16.18.16)</text:span><text:span text:style-name="T1"/></text:p>
              <text:p><text:span text:style-name="T1">FIL, V_2.00_04/06_FILTER (Apr <text:s/>5 2006/11.37.11)</text:span><text:span text:style-name="T1"/></text:p>
              <text:p/>
            </office:annotation>
            <text:p>MAI, V_2.02_11/06_InfiniTe (Dec 13 2006/16.18.16)</text:p>
          </table:table-cell>
          <table:table-cell table:number-columns-repeated="16379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Datum:</text:p>
          </table:table-cell>
          <table:table-cell office:value-type="string" table:style-name="ce1">
            <text:p>20.11.202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Zeit:</text:p>
          </table:table-cell>
          <table:table-cell office:value-type="string" table:style-name="ce1">
            <text:p>11:18:22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System</text:p>
          </table:table-cell>
          <table:table-cell table:number-columns-repeated="3" table:style-name="ce1"/>
          <table:table-cell office:value-type="string" table:style-name="ce1">
            <text:p>UKSPA-1086651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nwender</text:p>
          </table:table-cell>
          <table:table-cell table:number-columns-repeated="3" table:style-name="ce1"/>
          <table:table-cell office:value-type="string" table:style-name="ce1">
            <text:p>UNI-KIEL\hiwibei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tte</text:p>
          </table:table-cell>
          <table:table-cell table:number-columns-repeated="3" table:style-name="ce1"/>
          <table:table-cell office:value-type="string" table:style-name="ce1">
            <text:p>Greiner 96 Flat Bottom Black Polystyrene Cat. No.: 655079/655086/655077/655076 <text:s text:c="2"/>[GRE96fb_chimney.pdfx]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tten-ID (Stapler)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Schütteln (Linear) Dauer:</text:p>
          </table:table-cell>
          <table:table-cell table:number-columns-repeated="3" table:style-name="ce2"/>
          <table:table-cell office:value-type="float" office:value="3" table:style-name="ce2">
            <text:p>3</text:p>
          </table:table-cell>
          <table:table-cell office:value-type="string" table:style-name="ce2">
            <text:p>s</text:p>
          </table:table-cell>
          <table:table-cell table:number-columns-repeated="6" table:style-name="ce2"/>
          <table:table-cell table:number-columns-repeated="16372"/>
        </table:table-row>
        <table:table-row table:style-name="ro1">
          <table:table-cell office:value-type="string" table:style-name="ce2">
            <text:p>Schütteln (Linear) Amplitude:</text:p>
          </table:table-cell>
          <table:table-cell table:number-columns-repeated="3" table:style-name="ce2"/>
          <table:table-cell office:value-type="float" office:value="1" table:style-name="ce2">
            <text:p>1</text:p>
          </table:table-cell>
          <table:table-cell office:value-type="string" table:style-name="ce2">
            <text:p>mm</text:p>
          </table:table-cell>
          <table:table-cell table:number-columns-repeated="6" table:style-name="ce2"/>
          <table:table-cell table:number-columns-repeated="16372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Liste der Aktionen in diesem Mess-Script:</text:p>
          </table:table-cell>
          <table:table-cell table:number-columns-repeated="11" table:style-name="ce2"/>
          <table:table-cell table:number-columns-repeated="16372"/>
        </table:table-row>
        <table:table-row table:style-name="ro1">
          <table:table-cell office:value-type="string" table:style-name="ce2">
            <text:p>Kinetik</text:p>
          </table:table-cell>
          <table:table-cell table:number-columns-repeated="11" table:style-name="ce2"/>
          <table:table-cell table:number-columns-repeated="16372"/>
        </table:table-row>
        <table:table-row table:style-name="ro1">
          <table:table-cell office:value-type="string" table:style-name="ce2">
            <text:p>Fluoreszenz</text:p>
          </table:table-cell>
          <table:table-cell table:number-columns-repeated="11" table:style-name="ce2"/>
          <table:table-cell table:number-columns-repeated="16372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Label: Label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etik - Messun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etik - Dauer</text:p>
          </table:table-cell>
          <table:table-cell table:number-columns-repeated="3" table:style-name="ce1"/>
          <table:table-cell office:value-type="time" office:time-value="PT0H10M0S" table:style-name="ce3">
            <text:p>00:10: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rvallzeit</text:p>
          </table:table-cell>
          <table:table-cell table:number-columns-repeated="3" table:style-name="ce1"/>
          <table:table-cell office:value-type="time" office:time-value="PT0H0M13S" table:style-name="ce3">
            <text:p>00:00:1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odus</text:p>
          </table:table-cell>
          <table:table-cell table:number-columns-repeated="3" table:style-name="ce1"/>
          <table:table-cell office:value-type="string" table:style-name="ce1">
            <text:p>Fluoreszenz Messung von obe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xzitationswellenlänge</text:p>
          </table:table-cell>
          <table:table-cell table:number-columns-repeated="3" table:style-name="ce1"/>
          <table:table-cell office:value-type="float" office:value="485" table:style-name="ce1">
            <text:p>48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missionswellenlänge</text:p>
          </table:table-cell>
          <table:table-cell table:number-columns-repeated="3" table:style-name="ce1"/>
          <table:table-cell office:value-type="float" office:value="535" table:style-name="ce1">
            <text:p>53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xzitationsbandbreite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missionsbandbreite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Verstärkung</text:p>
          </table:table-cell>
          <table:table-cell table:number-columns-repeated="3" table:style-name="ce1"/>
          <table:table-cell office:value-type="float" office:value="105" table:style-name="ce1">
            <text:p>105</text:p>
          </table:table-cell>
          <table:table-cell office:value-type="string" table:style-name="ce1">
            <text:p>Optimal (100%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Anzahl der Blitze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grationszeit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µ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Verzögerungszeit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µ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Ruhezeit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Bereich der Platte</text:p>
          </table:table-cell>
          <table:table-cell table:number-columns-repeated="3" table:style-name="ce1"/>
          <table:table-cell office:value-type="string" table:style-name="ce1">
            <text:p>E10-H1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tartzeit:</text:p>
          </table:table-cell>
          <table:table-cell office:value-type="string" table:style-name="ce1">
            <text:p>20.11.2025 11:18:40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style-name="ce4">
            <text:p>Zyklus Nr.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4">
            <text:p>10</text:p>
          </table:table-cell>
          <table:table-cell office:value-type="float" office:value="11" table:style-name="ce4">
            <text:p>11</text:p>
          </table:table-cell>
          <table:table-cell office:value-type="float" office:value="12" table:style-name="ce4">
            <text:p>12</text:p>
          </table:table-cell>
          <table:table-cell office:value-type="float" office:value="13" table:style-name="ce4">
            <text:p>13</text:p>
          </table:table-cell>
          <table:table-cell office:value-type="float" office:value="14" table:style-name="ce4">
            <text:p>14</text:p>
          </table:table-cell>
          <table:table-cell office:value-type="float" office:value="15" table:style-name="ce4">
            <text:p>15</text:p>
          </table:table-cell>
          <table:table-cell office:value-type="float" office:value="16" table:style-name="ce4">
            <text:p>16</text:p>
          </table:table-cell>
          <table:table-cell office:value-type="float" office:value="17" table:style-name="ce4">
            <text:p>17</text:p>
          </table:table-cell>
          <table:table-cell office:value-type="float" office:value="18" table:style-name="ce4">
            <text:p>18</text:p>
          </table:table-cell>
          <table:table-cell office:value-type="float" office:value="19" table:style-name="ce4">
            <text:p>19</text:p>
          </table:table-cell>
          <table:table-cell office:value-type="float" office:value="20" table:style-name="ce4">
            <text:p>20</text:p>
          </table:table-cell>
          <table:table-cell office:value-type="float" office:value="21" table:style-name="ce4">
            <text:p>21</text:p>
          </table:table-cell>
          <table:table-cell office:value-type="float" office:value="22" table:style-name="ce4">
            <text:p>22</text:p>
          </table:table-cell>
          <table:table-cell office:value-type="float" office:value="23" table:style-name="ce4">
            <text:p>23</text:p>
          </table:table-cell>
          <table:table-cell office:value-type="float" office:value="24" table:style-name="ce4">
            <text:p>24</text:p>
          </table:table-cell>
          <table:table-cell office:value-type="float" office:value="25" table:style-name="ce4">
            <text:p>25</text:p>
          </table:table-cell>
          <table:table-cell office:value-type="float" office:value="26" table:style-name="ce4">
            <text:p>26</text:p>
          </table:table-cell>
          <table:table-cell office:value-type="float" office:value="27" table:style-name="ce4">
            <text:p>27</text:p>
          </table:table-cell>
          <table:table-cell office:value-type="float" office:value="28" table:style-name="ce4">
            <text:p>28</text:p>
          </table:table-cell>
          <table:table-cell office:value-type="float" office:value="29" table:style-name="ce4">
            <text:p>29</text:p>
          </table:table-cell>
          <table:table-cell office:value-type="float" office:value="30" table:style-name="ce4">
            <text:p>30</text:p>
          </table:table-cell>
          <table:table-cell office:value-type="float" office:value="31" table:style-name="ce4">
            <text:p>31</text:p>
          </table:table-cell>
          <table:table-cell office:value-type="float" office:value="32" table:style-name="ce4">
            <text:p>32</text:p>
          </table:table-cell>
          <table:table-cell office:value-type="float" office:value="33" table:style-name="ce4">
            <text:p>33</text:p>
          </table:table-cell>
          <table:table-cell office:value-type="float" office:value="34" table:style-name="ce4">
            <text:p>34</text:p>
          </table:table-cell>
          <table:table-cell office:value-type="float" office:value="35" table:style-name="ce4">
            <text:p>35</text:p>
          </table:table-cell>
          <table:table-cell office:value-type="float" office:value="36" table:style-name="ce4">
            <text:p>36</text:p>
          </table:table-cell>
          <table:table-cell office:value-type="float" office:value="37" table:style-name="ce4">
            <text:p>37</text:p>
          </table:table-cell>
          <table:table-cell office:value-type="float" office:value="38" table:style-name="ce4">
            <text:p>38</text:p>
          </table:table-cell>
          <table:table-cell office:value-type="float" office:value="39" table:style-name="ce4">
            <text:p>39</text:p>
          </table:table-cell>
          <table:table-cell office:value-type="float" office:value="40" table:style-name="ce4">
            <text:p>40</text:p>
          </table:table-cell>
          <table:table-cell office:value-type="float" office:value="41" table:style-name="ce4">
            <text:p>41</text:p>
          </table:table-cell>
          <table:table-cell office:value-type="float" office:value="42" table:style-name="ce4">
            <text:p>42</text:p>
          </table:table-cell>
          <table:table-cell office:value-type="float" office:value="43" table:style-name="ce4">
            <text:p>43</text:p>
          </table:table-cell>
          <table:table-cell office:value-type="float" office:value="44" table:style-name="ce4">
            <text:p>44</text:p>
          </table:table-cell>
          <table:table-cell office:value-type="float" office:value="45" table:style-name="ce4">
            <text:p>45</text:p>
          </table:table-cell>
          <table:table-cell office:value-type="float" office:value="46" table:style-name="ce4">
            <text:p>46</text:p>
          </table:table-cell>
          <table:table-cell office:value-type="float" office:value="47" table:style-name="ce4">
            <text:p>47</text:p>
          </table:table-cell>
          <table:table-cell table:number-columns-repeated="16336"/>
        </table:table-row>
        <table:table-row table:style-name="ro1">
          <table:table-cell office:value-type="string" table:style-name="ce4">
            <text:p>Zeit [s]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26" table:style-name="ce1">
            <text:p>26</text:p>
          </table:table-cell>
          <table:table-cell office:value-type="float" office:value="39" table:style-name="ce1">
            <text:p>39</text:p>
          </table:table-cell>
          <table:table-cell office:value-type="float" office:value="52" table:style-name="ce1">
            <text:p>52</text:p>
          </table:table-cell>
          <table:table-cell office:value-type="float" office:value="65" table:style-name="ce1">
            <text:p>65</text:p>
          </table:table-cell>
          <table:table-cell office:value-type="float" office:value="78" table:style-name="ce1">
            <text:p>78</text:p>
          </table:table-cell>
          <table:table-cell office:value-type="float" office:value="91" table:style-name="ce1">
            <text:p>91</text:p>
          </table:table-cell>
          <table:table-cell office:value-type="float" office:value="104" table:style-name="ce1">
            <text:p>104</text:p>
          </table:table-cell>
          <table:table-cell office:value-type="float" office:value="117" table:style-name="ce1">
            <text:p>117</text:p>
          </table:table-cell>
          <table:table-cell office:value-type="float" office:value="130" table:style-name="ce1">
            <text:p>130</text:p>
          </table:table-cell>
          <table:table-cell office:value-type="float" office:value="143" table:style-name="ce1">
            <text:p>143</text:p>
          </table:table-cell>
          <table:table-cell office:value-type="float" office:value="156" table:style-name="ce1">
            <text:p>156</text:p>
          </table:table-cell>
          <table:table-cell office:value-type="float" office:value="169" table:style-name="ce1">
            <text:p>169</text:p>
          </table:table-cell>
          <table:table-cell office:value-type="float" office:value="182" table:style-name="ce1">
            <text:p>182</text:p>
          </table:table-cell>
          <table:table-cell office:value-type="float" office:value="195" table:style-name="ce1">
            <text:p>195</text:p>
          </table:table-cell>
          <table:table-cell office:value-type="float" office:value="208" table:style-name="ce1">
            <text:p>208</text:p>
          </table:table-cell>
          <table:table-cell office:value-type="float" office:value="221" table:style-name="ce1">
            <text:p>221</text:p>
          </table:table-cell>
          <table:table-cell office:value-type="float" office:value="234" table:style-name="ce1">
            <text:p>234</text:p>
          </table:table-cell>
          <table:table-cell office:value-type="float" office:value="247" table:style-name="ce1">
            <text:p>247</text:p>
          </table:table-cell>
          <table:table-cell office:value-type="float" office:value="260" table:style-name="ce1">
            <text:p>260</text:p>
          </table:table-cell>
          <table:table-cell office:value-type="float" office:value="273" table:style-name="ce1">
            <text:p>273</text:p>
          </table:table-cell>
          <table:table-cell office:value-type="float" office:value="286" table:style-name="ce1">
            <text:p>286</text:p>
          </table:table-cell>
          <table:table-cell office:value-type="float" office:value="299" table:style-name="ce1">
            <text:p>299</text:p>
          </table:table-cell>
          <table:table-cell office:value-type="float" office:value="312" table:style-name="ce1">
            <text:p>312</text:p>
          </table:table-cell>
          <table:table-cell office:value-type="float" office:value="325" table:style-name="ce1">
            <text:p>325</text:p>
          </table:table-cell>
          <table:table-cell office:value-type="float" office:value="338" table:style-name="ce1">
            <text:p>338</text:p>
          </table:table-cell>
          <table:table-cell office:value-type="float" office:value="351" table:style-name="ce1">
            <text:p>351</text:p>
          </table:table-cell>
          <table:table-cell office:value-type="float" office:value="364" table:style-name="ce1">
            <text:p>364</text:p>
          </table:table-cell>
          <table:table-cell office:value-type="float" office:value="377" table:style-name="ce1">
            <text:p>377</text:p>
          </table:table-cell>
          <table:table-cell office:value-type="float" office:value="390" table:style-name="ce1">
            <text:p>390</text:p>
          </table:table-cell>
          <table:table-cell office:value-type="float" office:value="403" table:style-name="ce1">
            <text:p>403</text:p>
          </table:table-cell>
          <table:table-cell office:value-type="float" office:value="416" table:style-name="ce1">
            <text:p>416</text:p>
          </table:table-cell>
          <table:table-cell office:value-type="float" office:value="429" table:style-name="ce1">
            <text:p>429</text:p>
          </table:table-cell>
          <table:table-cell office:value-type="float" office:value="442" table:style-name="ce1">
            <text:p>442</text:p>
          </table:table-cell>
          <table:table-cell office:value-type="float" office:value="455" table:style-name="ce1">
            <text:p>455</text:p>
          </table:table-cell>
          <table:table-cell office:value-type="float" office:value="468" table:style-name="ce1">
            <text:p>468</text:p>
          </table:table-cell>
          <table:table-cell office:value-type="float" office:value="481" table:style-name="ce1">
            <text:p>481</text:p>
          </table:table-cell>
          <table:table-cell office:value-type="float" office:value="494" table:style-name="ce1">
            <text:p>494</text:p>
          </table:table-cell>
          <table:table-cell office:value-type="float" office:value="507" table:style-name="ce1">
            <text:p>507</text:p>
          </table:table-cell>
          <table:table-cell office:value-type="float" office:value="520" table:style-name="ce1">
            <text:p>520</text:p>
          </table:table-cell>
          <table:table-cell office:value-type="float" office:value="533" table:style-name="ce1">
            <text:p>533</text:p>
          </table:table-cell>
          <table:table-cell office:value-type="float" office:value="546" table:style-name="ce1">
            <text:p>546</text:p>
          </table:table-cell>
          <table:table-cell office:value-type="float" office:value="559" table:style-name="ce1">
            <text:p>559</text:p>
          </table:table-cell>
          <table:table-cell office:value-type="float" office:value="572" table:style-name="ce1">
            <text:p>572</text:p>
          </table:table-cell>
          <table:table-cell office:value-type="float" office:value="585" table:style-name="ce1">
            <text:p>585</text:p>
          </table:table-cell>
          <table:table-cell office:value-type="float" office:value="598" table:style-name="ce1">
            <text:p>598</text:p>
          </table:table-cell>
          <table:table-cell table:number-columns-repeated="16336"/>
        </table:table-row>
        <table:table-row table:style-name="ro1">
          <table:table-cell office:value-type="string" table:style-name="ce4">
            <text:p>Temp. [°C]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table:number-columns-repeated="16336"/>
        </table:table-row>
        <table:table-row table:style-name="ro1">
          <table:table-cell office:value-type="string" table:style-name="ce4">
            <text:p>10 mM</text:p>
          </table:table-cell>
          <table:table-cell office:value-type="float" office:value="44139" table:style-name="ce1">
            <text:p>44139</text:p>
          </table:table-cell>
          <table:table-cell office:value-type="float" office:value="45762" table:style-name="ce1">
            <text:p>45762</text:p>
          </table:table-cell>
          <table:table-cell office:value-type="float" office:value="47642" table:style-name="ce1">
            <text:p>47642</text:p>
          </table:table-cell>
          <table:table-cell office:value-type="float" office:value="49364" table:style-name="ce1">
            <text:p>49364</text:p>
          </table:table-cell>
          <table:table-cell office:value-type="float" office:value="49644" table:style-name="ce1">
            <text:p>49644</text:p>
          </table:table-cell>
          <table:table-cell office:value-type="float" office:value="50749" table:style-name="ce1">
            <text:p>50749</text:p>
          </table:table-cell>
          <table:table-cell office:value-type="float" office:value="51225" table:style-name="ce1">
            <text:p>51225</text:p>
          </table:table-cell>
          <table:table-cell office:value-type="float" office:value="52213" table:style-name="ce1">
            <text:p>52213</text:p>
          </table:table-cell>
          <table:table-cell office:value-type="float" office:value="53062" table:style-name="ce1">
            <text:p>53062</text:p>
          </table:table-cell>
          <table:table-cell office:value-type="float" office:value="53564" table:style-name="ce1">
            <text:p>53564</text:p>
          </table:table-cell>
          <table:table-cell office:value-type="float" office:value="54147" table:style-name="ce1">
            <text:p>54147</text:p>
          </table:table-cell>
          <table:table-cell office:value-type="float" office:value="54835" table:style-name="ce1">
            <text:p>54835</text:p>
          </table:table-cell>
          <table:table-cell office:value-type="float" office:value="53865" table:style-name="ce1">
            <text:p>53865</text:p>
          </table:table-cell>
          <table:table-cell office:value-type="float" office:value="54177" table:style-name="ce1">
            <text:p>54177</text:p>
          </table:table-cell>
          <table:table-cell office:value-type="float" office:value="54211" table:style-name="ce1">
            <text:p>54211</text:p>
          </table:table-cell>
          <table:table-cell office:value-type="float" office:value="55556" table:style-name="ce1">
            <text:p>55556</text:p>
          </table:table-cell>
          <table:table-cell office:value-type="float" office:value="56343" table:style-name="ce1">
            <text:p>56343</text:p>
          </table:table-cell>
          <table:table-cell office:value-type="float" office:value="57175" table:style-name="ce1">
            <text:p>57175</text:p>
          </table:table-cell>
          <table:table-cell office:value-type="float" office:value="56559" table:style-name="ce1">
            <text:p>56559</text:p>
          </table:table-cell>
          <table:table-cell office:value-type="float" office:value="56966" table:style-name="ce1">
            <text:p>56966</text:p>
          </table:table-cell>
          <table:table-cell office:value-type="float" office:value="56723" table:style-name="ce1">
            <text:p>56723</text:p>
          </table:table-cell>
          <table:table-cell office:value-type="float" office:value="57426" table:style-name="ce1">
            <text:p>57426</text:p>
          </table:table-cell>
          <table:table-cell office:value-type="float" office:value="57753" table:style-name="ce1">
            <text:p>57753</text:p>
          </table:table-cell>
          <table:table-cell office:value-type="float" office:value="57862" table:style-name="ce1">
            <text:p>57862</text:p>
          </table:table-cell>
          <table:table-cell office:value-type="float" office:value="57809" table:style-name="ce1">
            <text:p>57809</text:p>
          </table:table-cell>
          <table:table-cell office:value-type="float" office:value="55638" table:style-name="ce1">
            <text:p>55638</text:p>
          </table:table-cell>
          <table:table-cell office:value-type="float" office:value="56386" table:style-name="ce1">
            <text:p>56386</text:p>
          </table:table-cell>
          <table:table-cell office:value-type="float" office:value="56041" table:style-name="ce1">
            <text:p>56041</text:p>
          </table:table-cell>
          <table:table-cell office:value-type="float" office:value="56973" table:style-name="ce1">
            <text:p>56973</text:p>
          </table:table-cell>
          <table:table-cell office:value-type="float" office:value="57319" table:style-name="ce1">
            <text:p>57319</text:p>
          </table:table-cell>
          <table:table-cell office:value-type="float" office:value="57462" table:style-name="ce1">
            <text:p>57462</text:p>
          </table:table-cell>
          <table:table-cell office:value-type="float" office:value="57602" table:style-name="ce1">
            <text:p>57602</text:p>
          </table:table-cell>
          <table:table-cell office:value-type="float" office:value="57735" table:style-name="ce1">
            <text:p>57735</text:p>
          </table:table-cell>
          <table:table-cell office:value-type="float" office:value="57587" table:style-name="ce1">
            <text:p>57587</text:p>
          </table:table-cell>
          <table:table-cell office:value-type="float" office:value="57343" table:style-name="ce1">
            <text:p>57343</text:p>
          </table:table-cell>
          <table:table-cell office:value-type="float" office:value="56239" table:style-name="ce1">
            <text:p>56239</text:p>
          </table:table-cell>
          <table:table-cell office:value-type="float" office:value="55606" table:style-name="ce1">
            <text:p>55606</text:p>
          </table:table-cell>
          <table:table-cell office:value-type="float" office:value="55507" table:style-name="ce1">
            <text:p>55507</text:p>
          </table:table-cell>
          <table:table-cell office:value-type="float" office:value="55882" table:style-name="ce1">
            <text:p>55882</text:p>
          </table:table-cell>
          <table:table-cell office:value-type="float" office:value="55856" table:style-name="ce1">
            <text:p>55856</text:p>
          </table:table-cell>
          <table:table-cell office:value-type="float" office:value="55958" table:style-name="ce1">
            <text:p>55958</text:p>
          </table:table-cell>
          <table:table-cell office:value-type="float" office:value="56778" table:style-name="ce1">
            <text:p>56778</text:p>
          </table:table-cell>
          <table:table-cell office:value-type="float" office:value="56867" table:style-name="ce1">
            <text:p>56867</text:p>
          </table:table-cell>
          <table:table-cell office:value-type="float" office:value="56995" table:style-name="ce1">
            <text:p>56995</text:p>
          </table:table-cell>
          <table:table-cell office:value-type="float" office:value="56469" table:style-name="ce1">
            <text:p>56469</text:p>
          </table:table-cell>
          <table:table-cell office:value-type="float" office:value="56168" table:style-name="ce1">
            <text:p>56168</text:p>
          </table:table-cell>
          <table:table-cell office:value-type="float" office:value="56838" table:style-name="ce1">
            <text:p>56838</text:p>
          </table:table-cell>
          <table:table-cell table:number-columns-repeated="16336"/>
        </table:table-row>
        <table:table-row table:style-name="ro1">
          <table:table-cell office:value-type="string" table:style-name="ce4">
            <text:p>10 mM</text:p>
          </table:table-cell>
          <table:table-cell office:value-type="float" office:value="46442" table:style-name="ce1">
            <text:p>46442</text:p>
          </table:table-cell>
          <table:table-cell office:value-type="float" office:value="47941" table:style-name="ce1">
            <text:p>47941</text:p>
          </table:table-cell>
          <table:table-cell office:value-type="float" office:value="48839" table:style-name="ce1">
            <text:p>48839</text:p>
          </table:table-cell>
          <table:table-cell office:value-type="float" office:value="49768" table:style-name="ce1">
            <text:p>49768</text:p>
          </table:table-cell>
          <table:table-cell office:value-type="float" office:value="51386" table:style-name="ce1">
            <text:p>51386</text:p>
          </table:table-cell>
          <table:table-cell office:value-type="float" office:value="52629" table:style-name="ce1">
            <text:p>52629</text:p>
          </table:table-cell>
          <table:table-cell office:value-type="float" office:value="53442" table:style-name="ce1">
            <text:p>53442</text:p>
          </table:table-cell>
          <table:table-cell office:value-type="float" office:value="54174" table:style-name="ce1">
            <text:p>54174</text:p>
          </table:table-cell>
          <table:table-cell office:value-type="float" office:value="54807" table:style-name="ce1">
            <text:p>54807</text:p>
          </table:table-cell>
          <table:table-cell office:value-type="float" office:value="55483" table:style-name="ce1">
            <text:p>55483</text:p>
          </table:table-cell>
          <table:table-cell office:value-type="float" office:value="56561" table:style-name="ce1">
            <text:p>56561</text:p>
          </table:table-cell>
          <table:table-cell office:value-type="float" office:value="57229" table:style-name="ce1">
            <text:p>57229</text:p>
          </table:table-cell>
          <table:table-cell office:value-type="float" office:value="57287" table:style-name="ce1">
            <text:p>57287</text:p>
          </table:table-cell>
          <table:table-cell office:value-type="float" office:value="57801" table:style-name="ce1">
            <text:p>57801</text:p>
          </table:table-cell>
          <table:table-cell office:value-type="float" office:value="58214" table:style-name="ce1">
            <text:p>58214</text:p>
          </table:table-cell>
          <table:table-cell office:value-type="float" office:value="58534" table:style-name="ce1">
            <text:p>58534</text:p>
          </table:table-cell>
          <table:table-cell office:value-type="float" office:value="59000" table:style-name="ce1">
            <text:p>59000</text:p>
          </table:table-cell>
          <table:table-cell office:value-type="float" office:value="59261" table:style-name="ce1">
            <text:p>59261</text:p>
          </table:table-cell>
          <table:table-cell office:value-type="float" office:value="58694" table:style-name="ce1">
            <text:p>58694</text:p>
          </table:table-cell>
          <table:table-cell office:value-type="float" office:value="59135" table:style-name="ce1">
            <text:p>59135</text:p>
          </table:table-cell>
          <table:table-cell office:value-type="float" office:value="59371" table:style-name="ce1">
            <text:p>59371</text:p>
          </table:table-cell>
          <table:table-cell office:value-type="float" office:value="60270" table:style-name="ce1">
            <text:p>60270</text:p>
          </table:table-cell>
          <table:table-cell office:value-type="float" office:value="60148" table:style-name="ce1">
            <text:p>60148</text:p>
          </table:table-cell>
          <table:table-cell office:value-type="float" office:value="59268" table:style-name="ce1">
            <text:p>59268</text:p>
          </table:table-cell>
          <table:table-cell office:value-type="float" office:value="59532" table:style-name="ce1">
            <text:p>59532</text:p>
          </table:table-cell>
          <table:table-cell office:value-type="float" office:value="59559" table:style-name="ce1">
            <text:p>59559</text:p>
          </table:table-cell>
          <table:table-cell office:value-type="float" office:value="60250" table:style-name="ce1">
            <text:p>60250</text:p>
          </table:table-cell>
          <table:table-cell office:value-type="float" office:value="60901" table:style-name="ce1">
            <text:p>60901</text:p>
          </table:table-cell>
          <table:table-cell office:value-type="float" office:value="60086" table:style-name="ce1">
            <text:p>60086</text:p>
          </table:table-cell>
          <table:table-cell office:value-type="float" office:value="59489" table:style-name="ce1">
            <text:p>59489</text:p>
          </table:table-cell>
          <table:table-cell office:value-type="float" office:value="59534" table:style-name="ce1">
            <text:p>59534</text:p>
          </table:table-cell>
          <table:table-cell office:value-type="float" office:value="59632" table:style-name="ce1">
            <text:p>59632</text:p>
          </table:table-cell>
          <table:table-cell office:value-type="float" office:value="60357" table:style-name="ce1">
            <text:p>60357</text:p>
          </table:table-cell>
          <table:table-cell office:value-type="float" office:value="58631" table:style-name="ce1">
            <text:p>58631</text:p>
          </table:table-cell>
          <table:table-cell office:value-type="float" office:value="57431" table:style-name="ce1">
            <text:p>57431</text:p>
          </table:table-cell>
          <table:table-cell office:value-type="float" office:value="58181" table:style-name="ce1">
            <text:p>58181</text:p>
          </table:table-cell>
          <table:table-cell office:value-type="float" office:value="58242" table:style-name="ce1">
            <text:p>58242</text:p>
          </table:table-cell>
          <table:table-cell office:value-type="float" office:value="58171" table:style-name="ce1">
            <text:p>58171</text:p>
          </table:table-cell>
          <table:table-cell office:value-type="float" office:value="58013" table:style-name="ce1">
            <text:p>58013</text:p>
          </table:table-cell>
          <table:table-cell office:value-type="float" office:value="58195" table:style-name="ce1">
            <text:p>58195</text:p>
          </table:table-cell>
          <table:table-cell office:value-type="float" office:value="59568" table:style-name="ce1">
            <text:p>59568</text:p>
          </table:table-cell>
          <table:table-cell office:value-type="float" office:value="59758" table:style-name="ce1">
            <text:p>59758</text:p>
          </table:table-cell>
          <table:table-cell office:value-type="float" office:value="58847" table:style-name="ce1">
            <text:p>58847</text:p>
          </table:table-cell>
          <table:table-cell office:value-type="float" office:value="59208" table:style-name="ce1">
            <text:p>59208</text:p>
          </table:table-cell>
          <table:table-cell office:value-type="float" office:value="59516" table:style-name="ce1">
            <text:p>59516</text:p>
          </table:table-cell>
          <table:table-cell office:value-type="float" office:value="59496" table:style-name="ce1">
            <text:p>59496</text:p>
          </table:table-cell>
          <table:table-cell office:value-type="float" office:value="59284" table:style-name="ce1">
            <text:p>59284</text:p>
          </table:table-cell>
          <table:table-cell table:number-columns-repeated="16336"/>
        </table:table-row>
        <table:table-row table:style-name="ro1">
          <table:table-cell office:value-type="string" table:style-name="ce4">
            <text:p>10 mM</text:p>
          </table:table-cell>
          <table:table-cell office:value-type="float" office:value="46169" table:style-name="ce1">
            <text:p>46169</text:p>
          </table:table-cell>
          <table:table-cell office:value-type="float" office:value="48074" table:style-name="ce1">
            <text:p>48074</text:p>
          </table:table-cell>
          <table:table-cell office:value-type="float" office:value="49404" table:style-name="ce1">
            <text:p>49404</text:p>
          </table:table-cell>
          <table:table-cell office:value-type="float" office:value="49641" table:style-name="ce1">
            <text:p>49641</text:p>
          </table:table-cell>
          <table:table-cell office:value-type="float" office:value="50784" table:style-name="ce1">
            <text:p>50784</text:p>
          </table:table-cell>
          <table:table-cell office:value-type="float" office:value="52275" table:style-name="ce1">
            <text:p>52275</text:p>
          </table:table-cell>
          <table:table-cell office:value-type="float" office:value="53511" table:style-name="ce1">
            <text:p>53511</text:p>
          </table:table-cell>
          <table:table-cell office:value-type="float" office:value="54055" table:style-name="ce1">
            <text:p>54055</text:p>
          </table:table-cell>
          <table:table-cell office:value-type="float" office:value="55015" table:style-name="ce1">
            <text:p>55015</text:p>
          </table:table-cell>
          <table:table-cell office:value-type="float" office:value="56176" table:style-name="ce1">
            <text:p>56176</text:p>
          </table:table-cell>
          <table:table-cell office:value-type="float" office:value="56728" table:style-name="ce1">
            <text:p>56728</text:p>
          </table:table-cell>
          <table:table-cell office:value-type="float" office:value="56977" table:style-name="ce1">
            <text:p>56977</text:p>
          </table:table-cell>
          <table:table-cell office:value-type="float" office:value="57283" table:style-name="ce1">
            <text:p>57283</text:p>
          </table:table-cell>
          <table:table-cell office:value-type="float" office:value="58095" table:style-name="ce1">
            <text:p>58095</text:p>
          </table:table-cell>
          <table:table-cell office:value-type="float" office:value="58611" table:style-name="ce1">
            <text:p>58611</text:p>
          </table:table-cell>
          <table:table-cell office:value-type="float" office:value="58632" table:style-name="ce1">
            <text:p>58632</text:p>
          </table:table-cell>
          <table:table-cell office:value-type="float" office:value="59074" table:style-name="ce1">
            <text:p>59074</text:p>
          </table:table-cell>
          <table:table-cell office:value-type="float" office:value="59125" table:style-name="ce1">
            <text:p>59125</text:p>
          </table:table-cell>
          <table:table-cell office:value-type="float" office:value="59647" table:style-name="ce1">
            <text:p>59647</text:p>
          </table:table-cell>
          <table:table-cell office:value-type="float" office:value="60238" table:style-name="ce1">
            <text:p>60238</text:p>
          </table:table-cell>
          <table:table-cell office:value-type="float" office:value="60543" table:style-name="ce1">
            <text:p>60543</text:p>
          </table:table-cell>
          <table:table-cell office:value-type="float" office:value="60881" table:style-name="ce1">
            <text:p>60881</text:p>
          </table:table-cell>
          <table:table-cell office:value-type="float" office:value="61643" table:style-name="ce1">
            <text:p>61643</text:p>
          </table:table-cell>
          <table:table-cell office:value-type="float" office:value="61774" table:style-name="ce1">
            <text:p>61774</text:p>
          </table:table-cell>
          <table:table-cell office:value-type="float" office:value="61053" table:style-name="ce1">
            <text:p>61053</text:p>
          </table:table-cell>
          <table:table-cell office:value-type="float" office:value="62073" table:style-name="ce1">
            <text:p>62073</text:p>
          </table:table-cell>
          <table:table-cell office:value-type="float" office:value="62174" table:style-name="ce1">
            <text:p>62174</text:p>
          </table:table-cell>
          <table:table-cell office:value-type="float" office:value="62005" table:style-name="ce1">
            <text:p>62005</text:p>
          </table:table-cell>
          <table:table-cell office:value-type="float" office:value="61337" table:style-name="ce1">
            <text:p>61337</text:p>
          </table:table-cell>
          <table:table-cell office:value-type="float" office:value="60338" table:style-name="ce1">
            <text:p>60338</text:p>
          </table:table-cell>
          <table:table-cell office:value-type="float" office:value="61416" table:style-name="ce1">
            <text:p>61416</text:p>
          </table:table-cell>
          <table:table-cell office:value-type="float" office:value="61322" table:style-name="ce1">
            <text:p>61322</text:p>
          </table:table-cell>
          <table:table-cell office:value-type="float" office:value="61134" table:style-name="ce1">
            <text:p>61134</text:p>
          </table:table-cell>
          <table:table-cell office:value-type="float" office:value="60958" table:style-name="ce1">
            <text:p>60958</text:p>
          </table:table-cell>
          <table:table-cell office:value-type="float" office:value="60565" table:style-name="ce1">
            <text:p>60565</text:p>
          </table:table-cell>
          <table:table-cell office:value-type="float" office:value="62144" table:style-name="ce1">
            <text:p>62144</text:p>
          </table:table-cell>
          <table:table-cell office:value-type="float" office:value="61122" table:style-name="ce1">
            <text:p>61122</text:p>
          </table:table-cell>
          <table:table-cell office:value-type="float" office:value="60360" table:style-name="ce1">
            <text:p>60360</text:p>
          </table:table-cell>
          <table:table-cell office:value-type="float" office:value="60625" table:style-name="ce1">
            <text:p>60625</text:p>
          </table:table-cell>
          <table:table-cell office:value-type="float" office:value="61072" table:style-name="ce1">
            <text:p>61072</text:p>
          </table:table-cell>
          <table:table-cell office:value-type="float" office:value="61391" table:style-name="ce1">
            <text:p>61391</text:p>
          </table:table-cell>
          <table:table-cell office:value-type="float" office:value="61746" table:style-name="ce1">
            <text:p>61746</text:p>
          </table:table-cell>
          <table:table-cell office:value-type="float" office:value="61081" table:style-name="ce1">
            <text:p>61081</text:p>
          </table:table-cell>
          <table:table-cell office:value-type="float" office:value="61827" table:style-name="ce1">
            <text:p>61827</text:p>
          </table:table-cell>
          <table:table-cell office:value-type="float" office:value="62089" table:style-name="ce1">
            <text:p>62089</text:p>
          </table:table-cell>
          <table:table-cell office:value-type="float" office:value="61921" table:style-name="ce1">
            <text:p>61921</text:p>
          </table:table-cell>
          <table:table-cell office:value-type="float" office:value="61591" table:style-name="ce1">
            <text:p>61591</text:p>
          </table:table-cell>
          <table:table-cell table:number-columns-repeated="16336"/>
        </table:table-row>
        <table:table-row table:style-name="ro1">
          <table:table-cell office:value-type="string" table:style-name="ce4">
            <text:p>1 mM</text:p>
          </table:table-cell>
          <table:table-cell office:value-type="float" office:value="38807" table:style-name="ce1">
            <text:p>38807</text:p>
          </table:table-cell>
          <table:table-cell office:value-type="float" office:value="40193" table:style-name="ce1">
            <text:p>40193</text:p>
          </table:table-cell>
          <table:table-cell office:value-type="float" office:value="41378" table:style-name="ce1">
            <text:p>41378</text:p>
          </table:table-cell>
          <table:table-cell office:value-type="float" office:value="42311" table:style-name="ce1">
            <text:p>42311</text:p>
          </table:table-cell>
          <table:table-cell office:value-type="float" office:value="43073" table:style-name="ce1">
            <text:p>43073</text:p>
          </table:table-cell>
          <table:table-cell office:value-type="float" office:value="43881" table:style-name="ce1">
            <text:p>43881</text:p>
          </table:table-cell>
          <table:table-cell office:value-type="float" office:value="44649" table:style-name="ce1">
            <text:p>44649</text:p>
          </table:table-cell>
          <table:table-cell office:value-type="float" office:value="45904" table:style-name="ce1">
            <text:p>45904</text:p>
          </table:table-cell>
          <table:table-cell office:value-type="float" office:value="46157" table:style-name="ce1">
            <text:p>46157</text:p>
          </table:table-cell>
          <table:table-cell office:value-type="float" office:value="46663" table:style-name="ce1">
            <text:p>46663</text:p>
          </table:table-cell>
          <table:table-cell office:value-type="float" office:value="47661" table:style-name="ce1">
            <text:p>47661</text:p>
          </table:table-cell>
          <table:table-cell office:value-type="float" office:value="48210" table:style-name="ce1">
            <text:p>48210</text:p>
          </table:table-cell>
          <table:table-cell office:value-type="float" office:value="48736" table:style-name="ce1">
            <text:p>48736</text:p>
          </table:table-cell>
          <table:table-cell office:value-type="float" office:value="48849" table:style-name="ce1">
            <text:p>48849</text:p>
          </table:table-cell>
          <table:table-cell office:value-type="float" office:value="49337" table:style-name="ce1">
            <text:p>49337</text:p>
          </table:table-cell>
          <table:table-cell office:value-type="float" office:value="49899" table:style-name="ce1">
            <text:p>49899</text:p>
          </table:table-cell>
          <table:table-cell office:value-type="float" office:value="50449" table:style-name="ce1">
            <text:p>50449</text:p>
          </table:table-cell>
          <table:table-cell office:value-type="float" office:value="50742" table:style-name="ce1">
            <text:p>50742</text:p>
          </table:table-cell>
          <table:table-cell office:value-type="float" office:value="50529" table:style-name="ce1">
            <text:p>50529</text:p>
          </table:table-cell>
          <table:table-cell office:value-type="float" office:value="51033" table:style-name="ce1">
            <text:p>51033</text:p>
          </table:table-cell>
          <table:table-cell office:value-type="float" office:value="51353" table:style-name="ce1">
            <text:p>51353</text:p>
          </table:table-cell>
          <table:table-cell office:value-type="float" office:value="51317" table:style-name="ce1">
            <text:p>51317</text:p>
          </table:table-cell>
          <table:table-cell office:value-type="float" office:value="51780" table:style-name="ce1">
            <text:p>51780</text:p>
          </table:table-cell>
          <table:table-cell office:value-type="float" office:value="51494" table:style-name="ce1">
            <text:p>51494</text:p>
          </table:table-cell>
          <table:table-cell office:value-type="float" office:value="51791" table:style-name="ce1">
            <text:p>51791</text:p>
          </table:table-cell>
          <table:table-cell office:value-type="float" office:value="52300" table:style-name="ce1">
            <text:p>52300</text:p>
          </table:table-cell>
          <table:table-cell office:value-type="float" office:value="51619" table:style-name="ce1">
            <text:p>51619</text:p>
          </table:table-cell>
          <table:table-cell office:value-type="float" office:value="51873" table:style-name="ce1">
            <text:p>51873</text:p>
          </table:table-cell>
          <table:table-cell office:value-type="float" office:value="52060" table:style-name="ce1">
            <text:p>52060</text:p>
          </table:table-cell>
          <table:table-cell office:value-type="float" office:value="52400" table:style-name="ce1">
            <text:p>52400</text:p>
          </table:table-cell>
          <table:table-cell office:value-type="float" office:value="52547" table:style-name="ce1">
            <text:p>52547</text:p>
          </table:table-cell>
          <table:table-cell office:value-type="float" office:value="52370" table:style-name="ce1">
            <text:p>52370</text:p>
          </table:table-cell>
          <table:table-cell office:value-type="float" office:value="52249" table:style-name="ce1">
            <text:p>52249</text:p>
          </table:table-cell>
          <table:table-cell office:value-type="float" office:value="52576" table:style-name="ce1">
            <text:p>52576</text:p>
          </table:table-cell>
          <table:table-cell office:value-type="float" office:value="51967" table:style-name="ce1">
            <text:p>51967</text:p>
          </table:table-cell>
          <table:table-cell office:value-type="float" office:value="52219" table:style-name="ce1">
            <text:p>52219</text:p>
          </table:table-cell>
          <table:table-cell office:value-type="float" office:value="51586" table:style-name="ce1">
            <text:p>51586</text:p>
          </table:table-cell>
          <table:table-cell office:value-type="float" office:value="52197" table:style-name="ce1">
            <text:p>52197</text:p>
          </table:table-cell>
          <table:table-cell office:value-type="float" office:value="52096" table:style-name="ce1">
            <text:p>52096</text:p>
          </table:table-cell>
          <table:table-cell office:value-type="float" office:value="51667" table:style-name="ce1">
            <text:p>51667</text:p>
          </table:table-cell>
          <table:table-cell office:value-type="float" office:value="51412" table:style-name="ce1">
            <text:p>51412</text:p>
          </table:table-cell>
          <table:table-cell office:value-type="float" office:value="52286" table:style-name="ce1">
            <text:p>52286</text:p>
          </table:table-cell>
          <table:table-cell office:value-type="float" office:value="52860" table:style-name="ce1">
            <text:p>52860</text:p>
          </table:table-cell>
          <table:table-cell office:value-type="float" office:value="52767" table:style-name="ce1">
            <text:p>52767</text:p>
          </table:table-cell>
          <table:table-cell office:value-type="float" office:value="52130" table:style-name="ce1">
            <text:p>52130</text:p>
          </table:table-cell>
          <table:table-cell office:value-type="float" office:value="52220" table:style-name="ce1">
            <text:p>52220</text:p>
          </table:table-cell>
          <table:table-cell office:value-type="float" office:value="52582" table:style-name="ce1">
            <text:p>52582</text:p>
          </table:table-cell>
          <table:table-cell table:number-columns-repeated="16336"/>
        </table:table-row>
        <table:table-row table:style-name="ro1">
          <table:table-cell office:value-type="string" table:style-name="ce4">
            <text:p>1 mM</text:p>
          </table:table-cell>
          <table:table-cell office:value-type="float" office:value="37601" table:style-name="ce1">
            <text:p>37601</text:p>
          </table:table-cell>
          <table:table-cell office:value-type="float" office:value="39302" table:style-name="ce1">
            <text:p>39302</text:p>
          </table:table-cell>
          <table:table-cell office:value-type="float" office:value="40382" table:style-name="ce1">
            <text:p>40382</text:p>
          </table:table-cell>
          <table:table-cell office:value-type="float" office:value="41223" table:style-name="ce1">
            <text:p>41223</text:p>
          </table:table-cell>
          <table:table-cell office:value-type="float" office:value="42459" table:style-name="ce1">
            <text:p>42459</text:p>
          </table:table-cell>
          <table:table-cell office:value-type="float" office:value="43113" table:style-name="ce1">
            <text:p>43113</text:p>
          </table:table-cell>
          <table:table-cell office:value-type="float" office:value="43867" table:style-name="ce1">
            <text:p>43867</text:p>
          </table:table-cell>
          <table:table-cell office:value-type="float" office:value="44903" table:style-name="ce1">
            <text:p>44903</text:p>
          </table:table-cell>
          <table:table-cell office:value-type="float" office:value="45403" table:style-name="ce1">
            <text:p>45403</text:p>
          </table:table-cell>
          <table:table-cell office:value-type="float" office:value="45771" table:style-name="ce1">
            <text:p>45771</text:p>
          </table:table-cell>
          <table:table-cell office:value-type="float" office:value="46531" table:style-name="ce1">
            <text:p>46531</text:p>
          </table:table-cell>
          <table:table-cell office:value-type="float" office:value="46920" table:style-name="ce1">
            <text:p>46920</text:p>
          </table:table-cell>
          <table:table-cell office:value-type="float" office:value="47439" table:style-name="ce1">
            <text:p>47439</text:p>
          </table:table-cell>
          <table:table-cell office:value-type="float" office:value="47680" table:style-name="ce1">
            <text:p>47680</text:p>
          </table:table-cell>
          <table:table-cell office:value-type="float" office:value="48101" table:style-name="ce1">
            <text:p>48101</text:p>
          </table:table-cell>
          <table:table-cell office:value-type="float" office:value="49052" table:style-name="ce1">
            <text:p>49052</text:p>
          </table:table-cell>
          <table:table-cell office:value-type="float" office:value="49125" table:style-name="ce1">
            <text:p>49125</text:p>
          </table:table-cell>
          <table:table-cell office:value-type="float" office:value="49616" table:style-name="ce1">
            <text:p>49616</text:p>
          </table:table-cell>
          <table:table-cell office:value-type="float" office:value="49573" table:style-name="ce1">
            <text:p>49573</text:p>
          </table:table-cell>
          <table:table-cell office:value-type="float" office:value="50104" table:style-name="ce1">
            <text:p>50104</text:p>
          </table:table-cell>
          <table:table-cell office:value-type="float" office:value="50407" table:style-name="ce1">
            <text:p>50407</text:p>
          </table:table-cell>
          <table:table-cell office:value-type="float" office:value="50749" table:style-name="ce1">
            <text:p>50749</text:p>
          </table:table-cell>
          <table:table-cell office:value-type="float" office:value="50771" table:style-name="ce1">
            <text:p>50771</text:p>
          </table:table-cell>
          <table:table-cell office:value-type="float" office:value="51286" table:style-name="ce1">
            <text:p>51286</text:p>
          </table:table-cell>
          <table:table-cell office:value-type="float" office:value="52047" table:style-name="ce1">
            <text:p>52047</text:p>
          </table:table-cell>
          <table:table-cell office:value-type="float" office:value="52380" table:style-name="ce1">
            <text:p>52380</text:p>
          </table:table-cell>
          <table:table-cell office:value-type="float" office:value="52131" table:style-name="ce1">
            <text:p>52131</text:p>
          </table:table-cell>
          <table:table-cell office:value-type="float" office:value="52552" table:style-name="ce1">
            <text:p>52552</text:p>
          </table:table-cell>
          <table:table-cell office:value-type="float" office:value="52234" table:style-name="ce1">
            <text:p>52234</text:p>
          </table:table-cell>
          <table:table-cell office:value-type="float" office:value="52355" table:style-name="ce1">
            <text:p>52355</text:p>
          </table:table-cell>
          <table:table-cell office:value-type="float" office:value="52523" table:style-name="ce1">
            <text:p>52523</text:p>
          </table:table-cell>
          <table:table-cell office:value-type="float" office:value="52358" table:style-name="ce1">
            <text:p>52358</text:p>
          </table:table-cell>
          <table:table-cell office:value-type="float" office:value="52074" table:style-name="ce1">
            <text:p>52074</text:p>
          </table:table-cell>
          <table:table-cell office:value-type="float" office:value="52885" table:style-name="ce1">
            <text:p>52885</text:p>
          </table:table-cell>
          <table:table-cell office:value-type="float" office:value="52548" table:style-name="ce1">
            <text:p>52548</text:p>
          </table:table-cell>
          <table:table-cell office:value-type="float" office:value="51767" table:style-name="ce1">
            <text:p>51767</text:p>
          </table:table-cell>
          <table:table-cell office:value-type="float" office:value="51419" table:style-name="ce1">
            <text:p>51419</text:p>
          </table:table-cell>
          <table:table-cell office:value-type="float" office:value="51676" table:style-name="ce1">
            <text:p>51676</text:p>
          </table:table-cell>
          <table:table-cell office:value-type="float" office:value="51660" table:style-name="ce1">
            <text:p>51660</text:p>
          </table:table-cell>
          <table:table-cell office:value-type="float" office:value="51700" table:style-name="ce1">
            <text:p>51700</text:p>
          </table:table-cell>
          <table:table-cell office:value-type="float" office:value="52683" table:style-name="ce1">
            <text:p>52683</text:p>
          </table:table-cell>
          <table:table-cell office:value-type="float" office:value="52898" table:style-name="ce1">
            <text:p>52898</text:p>
          </table:table-cell>
          <table:table-cell office:value-type="float" office:value="53148" table:style-name="ce1">
            <text:p>53148</text:p>
          </table:table-cell>
          <table:table-cell office:value-type="float" office:value="52536" table:style-name="ce1">
            <text:p>52536</text:p>
          </table:table-cell>
          <table:table-cell office:value-type="float" office:value="52293" table:style-name="ce1">
            <text:p>52293</text:p>
          </table:table-cell>
          <table:table-cell office:value-type="float" office:value="52588" table:style-name="ce1">
            <text:p>52588</text:p>
          </table:table-cell>
          <table:table-cell office:value-type="float" office:value="52903" table:style-name="ce1">
            <text:p>52903</text:p>
          </table:table-cell>
          <table:table-cell table:number-columns-repeated="16336"/>
        </table:table-row>
        <table:table-row table:style-name="ro1">
          <table:table-cell office:value-type="string" table:style-name="ce4">
            <text:p>1 mM</text:p>
          </table:table-cell>
          <table:table-cell office:value-type="float" office:value="38726" table:style-name="ce1">
            <text:p>38726</text:p>
          </table:table-cell>
          <table:table-cell office:value-type="float" office:value="39920" table:style-name="ce1">
            <text:p>39920</text:p>
          </table:table-cell>
          <table:table-cell office:value-type="float" office:value="40588" table:style-name="ce1">
            <text:p>40588</text:p>
          </table:table-cell>
          <table:table-cell office:value-type="float" office:value="42270" table:style-name="ce1">
            <text:p>42270</text:p>
          </table:table-cell>
          <table:table-cell office:value-type="float" office:value="43298" table:style-name="ce1">
            <text:p>43298</text:p>
          </table:table-cell>
          <table:table-cell office:value-type="float" office:value="44005" table:style-name="ce1">
            <text:p>44005</text:p>
          </table:table-cell>
          <table:table-cell office:value-type="float" office:value="44475" table:style-name="ce1">
            <text:p>44475</text:p>
          </table:table-cell>
          <table:table-cell office:value-type="float" office:value="45034" table:style-name="ce1">
            <text:p>45034</text:p>
          </table:table-cell>
          <table:table-cell office:value-type="float" office:value="45921" table:style-name="ce1">
            <text:p>45921</text:p>
          </table:table-cell>
          <table:table-cell office:value-type="float" office:value="46072" table:style-name="ce1">
            <text:p>46072</text:p>
          </table:table-cell>
          <table:table-cell office:value-type="float" office:value="46951" table:style-name="ce1">
            <text:p>46951</text:p>
          </table:table-cell>
          <table:table-cell office:value-type="float" office:value="47784" table:style-name="ce1">
            <text:p>47784</text:p>
          </table:table-cell>
          <table:table-cell office:value-type="float" office:value="48154" table:style-name="ce1">
            <text:p>48154</text:p>
          </table:table-cell>
          <table:table-cell office:value-type="float" office:value="48644" table:style-name="ce1">
            <text:p>48644</text:p>
          </table:table-cell>
          <table:table-cell office:value-type="float" office:value="48485" table:style-name="ce1">
            <text:p>48485</text:p>
          </table:table-cell>
          <table:table-cell office:value-type="float" office:value="49595" table:style-name="ce1">
            <text:p>49595</text:p>
          </table:table-cell>
          <table:table-cell office:value-type="float" office:value="50081" table:style-name="ce1">
            <text:p>50081</text:p>
          </table:table-cell>
          <table:table-cell office:value-type="float" office:value="51248" table:style-name="ce1">
            <text:p>51248</text:p>
          </table:table-cell>
          <table:table-cell office:value-type="float" office:value="51698" table:style-name="ce1">
            <text:p>51698</text:p>
          </table:table-cell>
          <table:table-cell office:value-type="float" office:value="51550" table:style-name="ce1">
            <text:p>51550</text:p>
          </table:table-cell>
          <table:table-cell office:value-type="float" office:value="52337" table:style-name="ce1">
            <text:p>52337</text:p>
          </table:table-cell>
          <table:table-cell office:value-type="float" office:value="52719" table:style-name="ce1">
            <text:p>52719</text:p>
          </table:table-cell>
          <table:table-cell office:value-type="float" office:value="52901" table:style-name="ce1">
            <text:p>52901</text:p>
          </table:table-cell>
          <table:table-cell office:value-type="float" office:value="52916" table:style-name="ce1">
            <text:p>52916</text:p>
          </table:table-cell>
          <table:table-cell office:value-type="float" office:value="53621" table:style-name="ce1">
            <text:p>53621</text:p>
          </table:table-cell>
          <table:table-cell office:value-type="float" office:value="53620" table:style-name="ce1">
            <text:p>53620</text:p>
          </table:table-cell>
          <table:table-cell office:value-type="float" office:value="53346" table:style-name="ce1">
            <text:p>53346</text:p>
          </table:table-cell>
          <table:table-cell office:value-type="float" office:value="53890" table:style-name="ce1">
            <text:p>53890</text:p>
          </table:table-cell>
          <table:table-cell office:value-type="float" office:value="53816" table:style-name="ce1">
            <text:p>53816</text:p>
          </table:table-cell>
          <table:table-cell office:value-type="float" office:value="54072" table:style-name="ce1">
            <text:p>54072</text:p>
          </table:table-cell>
          <table:table-cell office:value-type="float" office:value="54599" table:style-name="ce1">
            <text:p>54599</text:p>
          </table:table-cell>
          <table:table-cell office:value-type="float" office:value="54509" table:style-name="ce1">
            <text:p>54509</text:p>
          </table:table-cell>
          <table:table-cell office:value-type="float" office:value="53981" table:style-name="ce1">
            <text:p>53981</text:p>
          </table:table-cell>
          <table:table-cell office:value-type="float" office:value="54478" table:style-name="ce1">
            <text:p>54478</text:p>
          </table:table-cell>
          <table:table-cell office:value-type="float" office:value="53867" table:style-name="ce1">
            <text:p>53867</text:p>
          </table:table-cell>
          <table:table-cell office:value-type="float" office:value="54899" table:style-name="ce1">
            <text:p>54899</text:p>
          </table:table-cell>
          <table:table-cell office:value-type="float" office:value="54511" table:style-name="ce1">
            <text:p>54511</text:p>
          </table:table-cell>
          <table:table-cell office:value-type="float" office:value="54828" table:style-name="ce1">
            <text:p>54828</text:p>
          </table:table-cell>
          <table:table-cell office:value-type="float" office:value="54185" table:style-name="ce1">
            <text:p>54185</text:p>
          </table:table-cell>
          <table:table-cell office:value-type="float" office:value="53062" table:style-name="ce1">
            <text:p>53062</text:p>
          </table:table-cell>
          <table:table-cell office:value-type="float" office:value="53091" table:style-name="ce1">
            <text:p>53091</text:p>
          </table:table-cell>
          <table:table-cell office:value-type="float" office:value="54428" table:style-name="ce1">
            <text:p>54428</text:p>
          </table:table-cell>
          <table:table-cell office:value-type="float" office:value="54737" table:style-name="ce1">
            <text:p>54737</text:p>
          </table:table-cell>
          <table:table-cell office:value-type="float" office:value="55046" table:style-name="ce1">
            <text:p>55046</text:p>
          </table:table-cell>
          <table:table-cell office:value-type="float" office:value="54247" table:style-name="ce1">
            <text:p>54247</text:p>
          </table:table-cell>
          <table:table-cell office:value-type="float" office:value="54313" table:style-name="ce1">
            <text:p>54313</text:p>
          </table:table-cell>
          <table:table-cell office:value-type="float" office:value="54196" table:style-name="ce1">
            <text:p>54196</text:p>
          </table:table-cell>
          <table:table-cell table:number-columns-repeated="16336"/>
        </table:table-row>
        <table:table-row table:style-name="ro1">
          <table:table-cell office:value-type="string" table:style-name="ce4">
            <text:p>0,1 mM</text:p>
          </table:table-cell>
          <table:table-cell office:value-type="float" office:value="30464" table:style-name="ce1">
            <text:p>30464</text:p>
          </table:table-cell>
          <table:table-cell office:value-type="float" office:value="31800" table:style-name="ce1">
            <text:p>31800</text:p>
          </table:table-cell>
          <table:table-cell office:value-type="float" office:value="32723" table:style-name="ce1">
            <text:p>32723</text:p>
          </table:table-cell>
          <table:table-cell office:value-type="float" office:value="33627" table:style-name="ce1">
            <text:p>33627</text:p>
          </table:table-cell>
          <table:table-cell office:value-type="float" office:value="33628" table:style-name="ce1">
            <text:p>33628</text:p>
          </table:table-cell>
          <table:table-cell office:value-type="float" office:value="34718" table:style-name="ce1">
            <text:p>34718</text:p>
          </table:table-cell>
          <table:table-cell office:value-type="float" office:value="35186" table:style-name="ce1">
            <text:p>35186</text:p>
          </table:table-cell>
          <table:table-cell office:value-type="float" office:value="35795" table:style-name="ce1">
            <text:p>35795</text:p>
          </table:table-cell>
          <table:table-cell office:value-type="float" office:value="36046" table:style-name="ce1">
            <text:p>36046</text:p>
          </table:table-cell>
          <table:table-cell office:value-type="float" office:value="36162" table:style-name="ce1">
            <text:p>36162</text:p>
          </table:table-cell>
          <table:table-cell office:value-type="float" office:value="36567" table:style-name="ce1">
            <text:p>36567</text:p>
          </table:table-cell>
          <table:table-cell office:value-type="float" office:value="37097" table:style-name="ce1">
            <text:p>37097</text:p>
          </table:table-cell>
          <table:table-cell office:value-type="float" office:value="37452" table:style-name="ce1">
            <text:p>37452</text:p>
          </table:table-cell>
          <table:table-cell office:value-type="float" office:value="37608" table:style-name="ce1">
            <text:p>37608</text:p>
          </table:table-cell>
          <table:table-cell office:value-type="float" office:value="37780" table:style-name="ce1">
            <text:p>37780</text:p>
          </table:table-cell>
          <table:table-cell office:value-type="float" office:value="38036" table:style-name="ce1">
            <text:p>38036</text:p>
          </table:table-cell>
          <table:table-cell office:value-type="float" office:value="38318" table:style-name="ce1">
            <text:p>38318</text:p>
          </table:table-cell>
          <table:table-cell office:value-type="float" office:value="38517" table:style-name="ce1">
            <text:p>38517</text:p>
          </table:table-cell>
          <table:table-cell office:value-type="float" office:value="38458" table:style-name="ce1">
            <text:p>38458</text:p>
          </table:table-cell>
          <table:table-cell office:value-type="float" office:value="38222" table:style-name="ce1">
            <text:p>38222</text:p>
          </table:table-cell>
          <table:table-cell office:value-type="float" office:value="38040" table:style-name="ce1">
            <text:p>38040</text:p>
          </table:table-cell>
          <table:table-cell office:value-type="float" office:value="38257" table:style-name="ce1">
            <text:p>38257</text:p>
          </table:table-cell>
          <table:table-cell office:value-type="float" office:value="38347" table:style-name="ce1">
            <text:p>38347</text:p>
          </table:table-cell>
          <table:table-cell office:value-type="float" office:value="38185" table:style-name="ce1">
            <text:p>38185</text:p>
          </table:table-cell>
          <table:table-cell office:value-type="float" office:value="38219" table:style-name="ce1">
            <text:p>38219</text:p>
          </table:table-cell>
          <table:table-cell office:value-type="float" office:value="38454" table:style-name="ce1">
            <text:p>38454</text:p>
          </table:table-cell>
          <table:table-cell office:value-type="float" office:value="38443" table:style-name="ce1">
            <text:p>38443</text:p>
          </table:table-cell>
          <table:table-cell office:value-type="float" office:value="38782" table:style-name="ce1">
            <text:p>38782</text:p>
          </table:table-cell>
          <table:table-cell office:value-type="float" office:value="38858" table:style-name="ce1">
            <text:p>38858</text:p>
          </table:table-cell>
          <table:table-cell office:value-type="float" office:value="38905" table:style-name="ce1">
            <text:p>38905</text:p>
          </table:table-cell>
          <table:table-cell office:value-type="float" office:value="38700" table:style-name="ce1">
            <text:p>38700</text:p>
          </table:table-cell>
          <table:table-cell office:value-type="float" office:value="38839" table:style-name="ce1">
            <text:p>38839</text:p>
          </table:table-cell>
          <table:table-cell office:value-type="float" office:value="38778" table:style-name="ce1">
            <text:p>38778</text:p>
          </table:table-cell>
          <table:table-cell office:value-type="float" office:value="39130" table:style-name="ce1">
            <text:p>39130</text:p>
          </table:table-cell>
          <table:table-cell office:value-type="float" office:value="39090" table:style-name="ce1">
            <text:p>39090</text:p>
          </table:table-cell>
          <table:table-cell office:value-type="float" office:value="38947" table:style-name="ce1">
            <text:p>38947</text:p>
          </table:table-cell>
          <table:table-cell office:value-type="float" office:value="38785" table:style-name="ce1">
            <text:p>38785</text:p>
          </table:table-cell>
          <table:table-cell office:value-type="float" office:value="38347" table:style-name="ce1">
            <text:p>38347</text:p>
          </table:table-cell>
          <table:table-cell office:value-type="float" office:value="38607" table:style-name="ce1">
            <text:p>38607</text:p>
          </table:table-cell>
          <table:table-cell office:value-type="float" office:value="38187" table:style-name="ce1">
            <text:p>38187</text:p>
          </table:table-cell>
          <table:table-cell office:value-type="float" office:value="37808" table:style-name="ce1">
            <text:p>37808</text:p>
          </table:table-cell>
          <table:table-cell office:value-type="float" office:value="38523" table:style-name="ce1">
            <text:p>38523</text:p>
          </table:table-cell>
          <table:table-cell office:value-type="float" office:value="38550" table:style-name="ce1">
            <text:p>38550</text:p>
          </table:table-cell>
          <table:table-cell office:value-type="float" office:value="39021" table:style-name="ce1">
            <text:p>39021</text:p>
          </table:table-cell>
          <table:table-cell office:value-type="float" office:value="39182" table:style-name="ce1">
            <text:p>39182</text:p>
          </table:table-cell>
          <table:table-cell office:value-type="float" office:value="38768" table:style-name="ce1">
            <text:p>38768</text:p>
          </table:table-cell>
          <table:table-cell office:value-type="float" office:value="38966" table:style-name="ce1">
            <text:p>38966</text:p>
          </table:table-cell>
          <table:table-cell table:number-columns-repeated="16336"/>
        </table:table-row>
        <table:table-row table:style-name="ro1">
          <table:table-cell office:value-type="string" table:style-name="ce4">
            <text:p>0,1 mM</text:p>
          </table:table-cell>
          <table:table-cell office:value-type="float" office:value="26198" table:style-name="ce1">
            <text:p>26198</text:p>
          </table:table-cell>
          <table:table-cell office:value-type="float" office:value="27248" table:style-name="ce1">
            <text:p>27248</text:p>
          </table:table-cell>
          <table:table-cell office:value-type="float" office:value="27612" table:style-name="ce1">
            <text:p>27612</text:p>
          </table:table-cell>
          <table:table-cell office:value-type="float" office:value="28436" table:style-name="ce1">
            <text:p>28436</text:p>
          </table:table-cell>
          <table:table-cell office:value-type="float" office:value="28906" table:style-name="ce1">
            <text:p>28906</text:p>
          </table:table-cell>
          <table:table-cell office:value-type="float" office:value="29744" table:style-name="ce1">
            <text:p>29744</text:p>
          </table:table-cell>
          <table:table-cell office:value-type="float" office:value="30196" table:style-name="ce1">
            <text:p>30196</text:p>
          </table:table-cell>
          <table:table-cell office:value-type="float" office:value="30888" table:style-name="ce1">
            <text:p>30888</text:p>
          </table:table-cell>
          <table:table-cell office:value-type="float" office:value="31387" table:style-name="ce1">
            <text:p>31387</text:p>
          </table:table-cell>
          <table:table-cell office:value-type="float" office:value="31926" table:style-name="ce1">
            <text:p>31926</text:p>
          </table:table-cell>
          <table:table-cell office:value-type="float" office:value="31907" table:style-name="ce1">
            <text:p>31907</text:p>
          </table:table-cell>
          <table:table-cell office:value-type="float" office:value="31877" table:style-name="ce1">
            <text:p>31877</text:p>
          </table:table-cell>
          <table:table-cell office:value-type="float" office:value="32718" table:style-name="ce1">
            <text:p>32718</text:p>
          </table:table-cell>
          <table:table-cell office:value-type="float" office:value="32274" table:style-name="ce1">
            <text:p>32274</text:p>
          </table:table-cell>
          <table:table-cell office:value-type="float" office:value="32639" table:style-name="ce1">
            <text:p>32639</text:p>
          </table:table-cell>
          <table:table-cell office:value-type="float" office:value="33178" table:style-name="ce1">
            <text:p>33178</text:p>
          </table:table-cell>
          <table:table-cell office:value-type="float" office:value="33400" table:style-name="ce1">
            <text:p>33400</text:p>
          </table:table-cell>
          <table:table-cell office:value-type="float" office:value="33774" table:style-name="ce1">
            <text:p>33774</text:p>
          </table:table-cell>
          <table:table-cell office:value-type="float" office:value="33382" table:style-name="ce1">
            <text:p>33382</text:p>
          </table:table-cell>
          <table:table-cell office:value-type="float" office:value="32812" table:style-name="ce1">
            <text:p>32812</text:p>
          </table:table-cell>
          <table:table-cell office:value-type="float" office:value="33435" table:style-name="ce1">
            <text:p>33435</text:p>
          </table:table-cell>
          <table:table-cell office:value-type="float" office:value="32925" table:style-name="ce1">
            <text:p>32925</text:p>
          </table:table-cell>
          <table:table-cell office:value-type="float" office:value="33132" table:style-name="ce1">
            <text:p>33132</text:p>
          </table:table-cell>
          <table:table-cell office:value-type="float" office:value="33309" table:style-name="ce1">
            <text:p>33309</text:p>
          </table:table-cell>
          <table:table-cell office:value-type="float" office:value="33020" table:style-name="ce1">
            <text:p>33020</text:p>
          </table:table-cell>
          <table:table-cell office:value-type="float" office:value="33503" table:style-name="ce1">
            <text:p>33503</text:p>
          </table:table-cell>
          <table:table-cell office:value-type="float" office:value="32972" table:style-name="ce1">
            <text:p>32972</text:p>
          </table:table-cell>
          <table:table-cell office:value-type="float" office:value="33785" table:style-name="ce1">
            <text:p>33785</text:p>
          </table:table-cell>
          <table:table-cell office:value-type="float" office:value="33766" table:style-name="ce1">
            <text:p>33766</text:p>
          </table:table-cell>
          <table:table-cell office:value-type="float" office:value="33755" table:style-name="ce1">
            <text:p>33755</text:p>
          </table:table-cell>
          <table:table-cell office:value-type="float" office:value="33940" table:style-name="ce1">
            <text:p>33940</text:p>
          </table:table-cell>
          <table:table-cell office:value-type="float" office:value="33370" table:style-name="ce1">
            <text:p>33370</text:p>
          </table:table-cell>
          <table:table-cell office:value-type="float" office:value="33180" table:style-name="ce1">
            <text:p>33180</text:p>
          </table:table-cell>
          <table:table-cell office:value-type="float" office:value="33507" table:style-name="ce1">
            <text:p>33507</text:p>
          </table:table-cell>
          <table:table-cell office:value-type="float" office:value="33595" table:style-name="ce1">
            <text:p>33595</text:p>
          </table:table-cell>
          <table:table-cell office:value-type="float" office:value="33588" table:style-name="ce1">
            <text:p>33588</text:p>
          </table:table-cell>
          <table:table-cell office:value-type="float" office:value="33463" table:style-name="ce1">
            <text:p>33463</text:p>
          </table:table-cell>
          <table:table-cell office:value-type="float" office:value="32705" table:style-name="ce1">
            <text:p>32705</text:p>
          </table:table-cell>
          <table:table-cell office:value-type="float" office:value="32763" table:style-name="ce1">
            <text:p>32763</text:p>
          </table:table-cell>
          <table:table-cell office:value-type="float" office:value="32880" table:style-name="ce1">
            <text:p>32880</text:p>
          </table:table-cell>
          <table:table-cell office:value-type="float" office:value="32963" table:style-name="ce1">
            <text:p>32963</text:p>
          </table:table-cell>
          <table:table-cell office:value-type="float" office:value="33169" table:style-name="ce1">
            <text:p>33169</text:p>
          </table:table-cell>
          <table:table-cell office:value-type="float" office:value="33052" table:style-name="ce1">
            <text:p>33052</text:p>
          </table:table-cell>
          <table:table-cell office:value-type="float" office:value="32825" table:style-name="ce1">
            <text:p>32825</text:p>
          </table:table-cell>
          <table:table-cell office:value-type="float" office:value="32806" table:style-name="ce1">
            <text:p>32806</text:p>
          </table:table-cell>
          <table:table-cell office:value-type="float" office:value="32606" table:style-name="ce1">
            <text:p>32606</text:p>
          </table:table-cell>
          <table:table-cell office:value-type="float" office:value="32704" table:style-name="ce1">
            <text:p>32704</text:p>
          </table:table-cell>
          <table:table-cell table:number-columns-repeated="16336"/>
        </table:table-row>
        <table:table-row table:style-name="ro1">
          <table:table-cell office:value-type="string" table:style-name="ce4">
            <text:p>0,1 mM</text:p>
          </table:table-cell>
          <table:table-cell office:value-type="float" office:value="28728" table:style-name="ce1">
            <text:p>28728</text:p>
          </table:table-cell>
          <table:table-cell office:value-type="float" office:value="29922" table:style-name="ce1">
            <text:p>29922</text:p>
          </table:table-cell>
          <table:table-cell office:value-type="float" office:value="30479" table:style-name="ce1">
            <text:p>30479</text:p>
          </table:table-cell>
          <table:table-cell office:value-type="float" office:value="30923" table:style-name="ce1">
            <text:p>30923</text:p>
          </table:table-cell>
          <table:table-cell office:value-type="float" office:value="31676" table:style-name="ce1">
            <text:p>31676</text:p>
          </table:table-cell>
          <table:table-cell office:value-type="float" office:value="32662" table:style-name="ce1">
            <text:p>32662</text:p>
          </table:table-cell>
          <table:table-cell office:value-type="float" office:value="33057" table:style-name="ce1">
            <text:p>33057</text:p>
          </table:table-cell>
          <table:table-cell office:value-type="float" office:value="33231" table:style-name="ce1">
            <text:p>33231</text:p>
          </table:table-cell>
          <table:table-cell office:value-type="float" office:value="34526" table:style-name="ce1">
            <text:p>34526</text:p>
          </table:table-cell>
          <table:table-cell office:value-type="float" office:value="34866" table:style-name="ce1">
            <text:p>34866</text:p>
          </table:table-cell>
          <table:table-cell office:value-type="float" office:value="35105" table:style-name="ce1">
            <text:p>35105</text:p>
          </table:table-cell>
          <table:table-cell office:value-type="float" office:value="35773" table:style-name="ce1">
            <text:p>35773</text:p>
          </table:table-cell>
          <table:table-cell office:value-type="float" office:value="36266" table:style-name="ce1">
            <text:p>36266</text:p>
          </table:table-cell>
          <table:table-cell office:value-type="float" office:value="36106" table:style-name="ce1">
            <text:p>36106</text:p>
          </table:table-cell>
          <table:table-cell office:value-type="float" office:value="36677" table:style-name="ce1">
            <text:p>36677</text:p>
          </table:table-cell>
          <table:table-cell office:value-type="float" office:value="36803" table:style-name="ce1">
            <text:p>36803</text:p>
          </table:table-cell>
          <table:table-cell office:value-type="float" office:value="37275" table:style-name="ce1">
            <text:p>37275</text:p>
          </table:table-cell>
          <table:table-cell office:value-type="float" office:value="37916" table:style-name="ce1">
            <text:p>37916</text:p>
          </table:table-cell>
          <table:table-cell office:value-type="float" office:value="37727" table:style-name="ce1">
            <text:p>37727</text:p>
          </table:table-cell>
          <table:table-cell office:value-type="float" office:value="37987" table:style-name="ce1">
            <text:p>37987</text:p>
          </table:table-cell>
          <table:table-cell office:value-type="float" office:value="37740" table:style-name="ce1">
            <text:p>37740</text:p>
          </table:table-cell>
          <table:table-cell office:value-type="float" office:value="37890" table:style-name="ce1">
            <text:p>37890</text:p>
          </table:table-cell>
          <table:table-cell office:value-type="float" office:value="38405" table:style-name="ce1">
            <text:p>38405</text:p>
          </table:table-cell>
          <table:table-cell office:value-type="float" office:value="38091" table:style-name="ce1">
            <text:p>38091</text:p>
          </table:table-cell>
          <table:table-cell office:value-type="float" office:value="37507" table:style-name="ce1">
            <text:p>37507</text:p>
          </table:table-cell>
          <table:table-cell office:value-type="float" office:value="37842" table:style-name="ce1">
            <text:p>37842</text:p>
          </table:table-cell>
          <table:table-cell office:value-type="float" office:value="37629" table:style-name="ce1">
            <text:p>37629</text:p>
          </table:table-cell>
          <table:table-cell office:value-type="float" office:value="38358" table:style-name="ce1">
            <text:p>38358</text:p>
          </table:table-cell>
          <table:table-cell office:value-type="float" office:value="37791" table:style-name="ce1">
            <text:p>37791</text:p>
          </table:table-cell>
          <table:table-cell office:value-type="float" office:value="37255" table:style-name="ce1">
            <text:p>37255</text:p>
          </table:table-cell>
          <table:table-cell office:value-type="float" office:value="37340" table:style-name="ce1">
            <text:p>37340</text:p>
          </table:table-cell>
          <table:table-cell office:value-type="float" office:value="37370" table:style-name="ce1">
            <text:p>37370</text:p>
          </table:table-cell>
          <table:table-cell office:value-type="float" office:value="37280" table:style-name="ce1">
            <text:p>37280</text:p>
          </table:table-cell>
          <table:table-cell office:value-type="float" office:value="38056" table:style-name="ce1">
            <text:p>38056</text:p>
          </table:table-cell>
          <table:table-cell office:value-type="float" office:value="38058" table:style-name="ce1">
            <text:p>38058</text:p>
          </table:table-cell>
          <table:table-cell office:value-type="float" office:value="37418" table:style-name="ce1">
            <text:p>37418</text:p>
          </table:table-cell>
          <table:table-cell office:value-type="float" office:value="37451" table:style-name="ce1">
            <text:p>37451</text:p>
          </table:table-cell>
          <table:table-cell office:value-type="float" office:value="37879" table:style-name="ce1">
            <text:p>37879</text:p>
          </table:table-cell>
          <table:table-cell office:value-type="float" office:value="37562" table:style-name="ce1">
            <text:p>37562</text:p>
          </table:table-cell>
          <table:table-cell office:value-type="float" office:value="37327" table:style-name="ce1">
            <text:p>37327</text:p>
          </table:table-cell>
          <table:table-cell office:value-type="float" office:value="36865" table:style-name="ce1">
            <text:p>36865</text:p>
          </table:table-cell>
          <table:table-cell office:value-type="float" office:value="36960" table:style-name="ce1">
            <text:p>36960</text:p>
          </table:table-cell>
          <table:table-cell office:value-type="float" office:value="36853" table:style-name="ce1">
            <text:p>36853</text:p>
          </table:table-cell>
          <table:table-cell office:value-type="float" office:value="37128" table:style-name="ce1">
            <text:p>37128</text:p>
          </table:table-cell>
          <table:table-cell office:value-type="float" office:value="37029" table:style-name="ce1">
            <text:p>37029</text:p>
          </table:table-cell>
          <table:table-cell office:value-type="float" office:value="36378" table:style-name="ce1">
            <text:p>36378</text:p>
          </table:table-cell>
          <table:table-cell office:value-type="float" office:value="36642" table:style-name="ce1">
            <text:p>36642</text:p>
          </table:table-cell>
          <table:table-cell table:number-columns-repeated="16336"/>
        </table:table-row>
        <table:table-row table:style-name="ro1">
          <table:table-cell office:value-type="string" table:style-name="ce4">
            <text:p>Hepes</text:p>
          </table:table-cell>
          <table:table-cell office:value-type="float" office:value="17270" table:style-name="ce1">
            <text:p>17270</text:p>
          </table:table-cell>
          <table:table-cell office:value-type="float" office:value="17390" table:style-name="ce1">
            <text:p>17390</text:p>
          </table:table-cell>
          <table:table-cell office:value-type="float" office:value="17605" table:style-name="ce1">
            <text:p>17605</text:p>
          </table:table-cell>
          <table:table-cell office:value-type="float" office:value="17721" table:style-name="ce1">
            <text:p>17721</text:p>
          </table:table-cell>
          <table:table-cell office:value-type="float" office:value="17878" table:style-name="ce1">
            <text:p>17878</text:p>
          </table:table-cell>
          <table:table-cell office:value-type="float" office:value="17936" table:style-name="ce1">
            <text:p>17936</text:p>
          </table:table-cell>
          <table:table-cell office:value-type="float" office:value="18216" table:style-name="ce1">
            <text:p>18216</text:p>
          </table:table-cell>
          <table:table-cell office:value-type="float" office:value="18355" table:style-name="ce1">
            <text:p>18355</text:p>
          </table:table-cell>
          <table:table-cell office:value-type="float" office:value="18529" table:style-name="ce1">
            <text:p>18529</text:p>
          </table:table-cell>
          <table:table-cell office:value-type="float" office:value="18621" table:style-name="ce1">
            <text:p>18621</text:p>
          </table:table-cell>
          <table:table-cell office:value-type="float" office:value="18854" table:style-name="ce1">
            <text:p>18854</text:p>
          </table:table-cell>
          <table:table-cell office:value-type="float" office:value="18906" table:style-name="ce1">
            <text:p>18906</text:p>
          </table:table-cell>
          <table:table-cell office:value-type="float" office:value="18890" table:style-name="ce1">
            <text:p>18890</text:p>
          </table:table-cell>
          <table:table-cell office:value-type="float" office:value="19019" table:style-name="ce1">
            <text:p>19019</text:p>
          </table:table-cell>
          <table:table-cell office:value-type="float" office:value="19174" table:style-name="ce1">
            <text:p>19174</text:p>
          </table:table-cell>
          <table:table-cell office:value-type="float" office:value="19140" table:style-name="ce1">
            <text:p>19140</text:p>
          </table:table-cell>
          <table:table-cell office:value-type="float" office:value="19271" table:style-name="ce1">
            <text:p>19271</text:p>
          </table:table-cell>
          <table:table-cell office:value-type="float" office:value="19412" table:style-name="ce1">
            <text:p>19412</text:p>
          </table:table-cell>
          <table:table-cell office:value-type="float" office:value="19525" table:style-name="ce1">
            <text:p>19525</text:p>
          </table:table-cell>
          <table:table-cell office:value-type="float" office:value="19641" table:style-name="ce1">
            <text:p>19641</text:p>
          </table:table-cell>
          <table:table-cell office:value-type="float" office:value="19451" table:style-name="ce1">
            <text:p>19451</text:p>
          </table:table-cell>
          <table:table-cell office:value-type="float" office:value="19550" table:style-name="ce1">
            <text:p>19550</text:p>
          </table:table-cell>
          <table:table-cell office:value-type="float" office:value="19550" table:style-name="ce1">
            <text:p>19550</text:p>
          </table:table-cell>
          <table:table-cell office:value-type="float" office:value="19765" table:style-name="ce1">
            <text:p>19765</text:p>
          </table:table-cell>
          <table:table-cell office:value-type="float" office:value="19604" table:style-name="ce1">
            <text:p>19604</text:p>
          </table:table-cell>
          <table:table-cell office:value-type="float" office:value="19643" table:style-name="ce1">
            <text:p>19643</text:p>
          </table:table-cell>
          <table:table-cell office:value-type="float" office:value="19618" table:style-name="ce1">
            <text:p>19618</text:p>
          </table:table-cell>
          <table:table-cell office:value-type="float" office:value="19724" table:style-name="ce1">
            <text:p>19724</text:p>
          </table:table-cell>
          <table:table-cell office:value-type="float" office:value="19623" table:style-name="ce1">
            <text:p>19623</text:p>
          </table:table-cell>
          <table:table-cell office:value-type="float" office:value="19564" table:style-name="ce1">
            <text:p>19564</text:p>
          </table:table-cell>
          <table:table-cell office:value-type="float" office:value="19527" table:style-name="ce1">
            <text:p>19527</text:p>
          </table:table-cell>
          <table:table-cell office:value-type="float" office:value="19569" table:style-name="ce1">
            <text:p>19569</text:p>
          </table:table-cell>
          <table:table-cell office:value-type="float" office:value="19388" table:style-name="ce1">
            <text:p>19388</text:p>
          </table:table-cell>
          <table:table-cell office:value-type="float" office:value="19408" table:style-name="ce1">
            <text:p>19408</text:p>
          </table:table-cell>
          <table:table-cell office:value-type="float" office:value="19083" table:style-name="ce1">
            <text:p>19083</text:p>
          </table:table-cell>
          <table:table-cell office:value-type="float" office:value="18698" table:style-name="ce1">
            <text:p>18698</text:p>
          </table:table-cell>
          <table:table-cell office:value-type="float" office:value="18860" table:style-name="ce1">
            <text:p>18860</text:p>
          </table:table-cell>
          <table:table-cell office:value-type="float" office:value="19086" table:style-name="ce1">
            <text:p>19086</text:p>
          </table:table-cell>
          <table:table-cell office:value-type="float" office:value="19041" table:style-name="ce1">
            <text:p>19041</text:p>
          </table:table-cell>
          <table:table-cell office:value-type="float" office:value="18966" table:style-name="ce1">
            <text:p>18966</text:p>
          </table:table-cell>
          <table:table-cell office:value-type="float" office:value="18792" table:style-name="ce1">
            <text:p>18792</text:p>
          </table:table-cell>
          <table:table-cell office:value-type="float" office:value="18522" table:style-name="ce1">
            <text:p>18522</text:p>
          </table:table-cell>
          <table:table-cell office:value-type="float" office:value="18450" table:style-name="ce1">
            <text:p>18450</text:p>
          </table:table-cell>
          <table:table-cell office:value-type="float" office:value="18675" table:style-name="ce1">
            <text:p>18675</text:p>
          </table:table-cell>
          <table:table-cell office:value-type="float" office:value="18533" table:style-name="ce1">
            <text:p>18533</text:p>
          </table:table-cell>
          <table:table-cell office:value-type="float" office:value="18382" table:style-name="ce1">
            <text:p>18382</text:p>
          </table:table-cell>
          <table:table-cell office:value-type="float" office:value="18274" table:style-name="ce1">
            <text:p>18274</text:p>
          </table:table-cell>
          <table:table-cell table:number-columns-repeated="16336"/>
        </table:table-row>
        <table:table-row table:style-name="ro1">
          <table:table-cell office:value-type="string" table:style-name="ce4">
            <text:p>Hepes</text:p>
          </table:table-cell>
          <table:table-cell office:value-type="float" office:value="17150" table:style-name="ce1">
            <text:p>17150</text:p>
          </table:table-cell>
          <table:table-cell office:value-type="float" office:value="17250" table:style-name="ce1">
            <text:p>17250</text:p>
          </table:table-cell>
          <table:table-cell office:value-type="float" office:value="17153" table:style-name="ce1">
            <text:p>17153</text:p>
          </table:table-cell>
          <table:table-cell office:value-type="float" office:value="17206" table:style-name="ce1">
            <text:p>17206</text:p>
          </table:table-cell>
          <table:table-cell office:value-type="float" office:value="17216" table:style-name="ce1">
            <text:p>17216</text:p>
          </table:table-cell>
          <table:table-cell office:value-type="float" office:value="17234" table:style-name="ce1">
            <text:p>17234</text:p>
          </table:table-cell>
          <table:table-cell office:value-type="float" office:value="17305" table:style-name="ce1">
            <text:p>17305</text:p>
          </table:table-cell>
          <table:table-cell office:value-type="float" office:value="17038" table:style-name="ce1">
            <text:p>17038</text:p>
          </table:table-cell>
          <table:table-cell office:value-type="float" office:value="17263" table:style-name="ce1">
            <text:p>17263</text:p>
          </table:table-cell>
          <table:table-cell office:value-type="float" office:value="17106" table:style-name="ce1">
            <text:p>17106</text:p>
          </table:table-cell>
          <table:table-cell office:value-type="float" office:value="16994" table:style-name="ce1">
            <text:p>16994</text:p>
          </table:table-cell>
          <table:table-cell office:value-type="float" office:value="17028" table:style-name="ce1">
            <text:p>17028</text:p>
          </table:table-cell>
          <table:table-cell office:value-type="float" office:value="16914" table:style-name="ce1">
            <text:p>16914</text:p>
          </table:table-cell>
          <table:table-cell office:value-type="float" office:value="16910" table:style-name="ce1">
            <text:p>16910</text:p>
          </table:table-cell>
          <table:table-cell office:value-type="float" office:value="16832" table:style-name="ce1">
            <text:p>16832</text:p>
          </table:table-cell>
          <table:table-cell office:value-type="float" office:value="16810" table:style-name="ce1">
            <text:p>16810</text:p>
          </table:table-cell>
          <table:table-cell office:value-type="float" office:value="16728" table:style-name="ce1">
            <text:p>16728</text:p>
          </table:table-cell>
          <table:table-cell office:value-type="float" office:value="16639" table:style-name="ce1">
            <text:p>16639</text:p>
          </table:table-cell>
          <table:table-cell office:value-type="float" office:value="16661" table:style-name="ce1">
            <text:p>16661</text:p>
          </table:table-cell>
          <table:table-cell office:value-type="float" office:value="16592" table:style-name="ce1">
            <text:p>16592</text:p>
          </table:table-cell>
          <table:table-cell office:value-type="float" office:value="16143" table:style-name="ce1">
            <text:p>16143</text:p>
          </table:table-cell>
          <table:table-cell office:value-type="float" office:value="16209" table:style-name="ce1">
            <text:p>16209</text:p>
          </table:table-cell>
          <table:table-cell office:value-type="float" office:value="16180" table:style-name="ce1">
            <text:p>16180</text:p>
          </table:table-cell>
          <table:table-cell office:value-type="float" office:value="16263" table:style-name="ce1">
            <text:p>16263</text:p>
          </table:table-cell>
          <table:table-cell office:value-type="float" office:value="16192" table:style-name="ce1">
            <text:p>16192</text:p>
          </table:table-cell>
          <table:table-cell office:value-type="float" office:value="16229" table:style-name="ce1">
            <text:p>16229</text:p>
          </table:table-cell>
          <table:table-cell office:value-type="float" office:value="16247" table:style-name="ce1">
            <text:p>16247</text:p>
          </table:table-cell>
          <table:table-cell office:value-type="float" office:value="16130" table:style-name="ce1">
            <text:p>16130</text:p>
          </table:table-cell>
          <table:table-cell office:value-type="float" office:value="16084" table:style-name="ce1">
            <text:p>16084</text:p>
          </table:table-cell>
          <table:table-cell office:value-type="float" office:value="15745" table:style-name="ce1">
            <text:p>15745</text:p>
          </table:table-cell>
          <table:table-cell office:value-type="float" office:value="15659" table:style-name="ce1">
            <text:p>15659</text:p>
          </table:table-cell>
          <table:table-cell office:value-type="float" office:value="15826" table:style-name="ce1">
            <text:p>15826</text:p>
          </table:table-cell>
          <table:table-cell office:value-type="float" office:value="15612" table:style-name="ce1">
            <text:p>15612</text:p>
          </table:table-cell>
          <table:table-cell office:value-type="float" office:value="15671" table:style-name="ce1">
            <text:p>15671</text:p>
          </table:table-cell>
          <table:table-cell office:value-type="float" office:value="15504" table:style-name="ce1">
            <text:p>15504</text:p>
          </table:table-cell>
          <table:table-cell office:value-type="float" office:value="15539" table:style-name="ce1">
            <text:p>15539</text:p>
          </table:table-cell>
          <table:table-cell office:value-type="float" office:value="15475" table:style-name="ce1">
            <text:p>15475</text:p>
          </table:table-cell>
          <table:table-cell office:value-type="float" office:value="15368" table:style-name="ce1">
            <text:p>15368</text:p>
          </table:table-cell>
          <table:table-cell office:value-type="float" office:value="15228" table:style-name="ce1">
            <text:p>15228</text:p>
          </table:table-cell>
          <table:table-cell office:value-type="float" office:value="15106" table:style-name="ce1">
            <text:p>15106</text:p>
          </table:table-cell>
          <table:table-cell office:value-type="float" office:value="15093" table:style-name="ce1">
            <text:p>15093</text:p>
          </table:table-cell>
          <table:table-cell office:value-type="float" office:value="14749" table:style-name="ce1">
            <text:p>14749</text:p>
          </table:table-cell>
          <table:table-cell office:value-type="float" office:value="14835" table:style-name="ce1">
            <text:p>14835</text:p>
          </table:table-cell>
          <table:table-cell office:value-type="float" office:value="14876" table:style-name="ce1">
            <text:p>14876</text:p>
          </table:table-cell>
          <table:table-cell office:value-type="float" office:value="14977" table:style-name="ce1">
            <text:p>14977</text:p>
          </table:table-cell>
          <table:table-cell office:value-type="float" office:value="14766" table:style-name="ce1">
            <text:p>14766</text:p>
          </table:table-cell>
          <table:table-cell office:value-type="float" office:value="14712" table:style-name="ce1">
            <text:p>14712</text:p>
          </table:table-cell>
          <table:table-cell table:number-columns-repeated="16336"/>
        </table:table-row>
        <table:table-row table:style-name="ro1">
          <table:table-cell office:value-type="string" table:style-name="ce4">
            <text:p>Hepes</text:p>
          </table:table-cell>
          <table:table-cell office:value-type="float" office:value="15727" table:style-name="ce1">
            <text:p>15727</text:p>
          </table:table-cell>
          <table:table-cell office:value-type="float" office:value="15757" table:style-name="ce1">
            <text:p>15757</text:p>
          </table:table-cell>
          <table:table-cell office:value-type="float" office:value="15638" table:style-name="ce1">
            <text:p>15638</text:p>
          </table:table-cell>
          <table:table-cell office:value-type="float" office:value="15488" table:style-name="ce1">
            <text:p>15488</text:p>
          </table:table-cell>
          <table:table-cell office:value-type="float" office:value="15430" table:style-name="ce1">
            <text:p>15430</text:p>
          </table:table-cell>
          <table:table-cell office:value-type="float" office:value="15417" table:style-name="ce1">
            <text:p>15417</text:p>
          </table:table-cell>
          <table:table-cell office:value-type="float" office:value="15157" table:style-name="ce1">
            <text:p>15157</text:p>
          </table:table-cell>
          <table:table-cell office:value-type="float" office:value="14891" table:style-name="ce1">
            <text:p>14891</text:p>
          </table:table-cell>
          <table:table-cell office:value-type="float" office:value="15370" table:style-name="ce1">
            <text:p>15370</text:p>
          </table:table-cell>
          <table:table-cell office:value-type="float" office:value="15197" table:style-name="ce1">
            <text:p>15197</text:p>
          </table:table-cell>
          <table:table-cell office:value-type="float" office:value="15057" table:style-name="ce1">
            <text:p>15057</text:p>
          </table:table-cell>
          <table:table-cell office:value-type="float" office:value="15406" table:style-name="ce1">
            <text:p>15406</text:p>
          </table:table-cell>
          <table:table-cell office:value-type="float" office:value="15238" table:style-name="ce1">
            <text:p>15238</text:p>
          </table:table-cell>
          <table:table-cell office:value-type="float" office:value="15151" table:style-name="ce1">
            <text:p>15151</text:p>
          </table:table-cell>
          <table:table-cell office:value-type="float" office:value="15184" table:style-name="ce1">
            <text:p>15184</text:p>
          </table:table-cell>
          <table:table-cell office:value-type="float" office:value="15087" table:style-name="ce1">
            <text:p>15087</text:p>
          </table:table-cell>
          <table:table-cell office:value-type="float" office:value="15070" table:style-name="ce1">
            <text:p>15070</text:p>
          </table:table-cell>
          <table:table-cell office:value-type="float" office:value="15039" table:style-name="ce1">
            <text:p>15039</text:p>
          </table:table-cell>
          <table:table-cell office:value-type="float" office:value="14924" table:style-name="ce1">
            <text:p>14924</text:p>
          </table:table-cell>
          <table:table-cell office:value-type="float" office:value="14952" table:style-name="ce1">
            <text:p>14952</text:p>
          </table:table-cell>
          <table:table-cell office:value-type="float" office:value="14617" table:style-name="ce1">
            <text:p>14617</text:p>
          </table:table-cell>
          <table:table-cell office:value-type="float" office:value="14689" table:style-name="ce1">
            <text:p>14689</text:p>
          </table:table-cell>
          <table:table-cell office:value-type="float" office:value="14644" table:style-name="ce1">
            <text:p>14644</text:p>
          </table:table-cell>
          <table:table-cell office:value-type="float" office:value="14748" table:style-name="ce1">
            <text:p>14748</text:p>
          </table:table-cell>
          <table:table-cell office:value-type="float" office:value="14694" table:style-name="ce1">
            <text:p>14694</text:p>
          </table:table-cell>
          <table:table-cell office:value-type="float" office:value="14572" table:style-name="ce1">
            <text:p>14572</text:p>
          </table:table-cell>
          <table:table-cell office:value-type="float" office:value="14525" table:style-name="ce1">
            <text:p>14525</text:p>
          </table:table-cell>
          <table:table-cell office:value-type="float" office:value="14452" table:style-name="ce1">
            <text:p>14452</text:p>
          </table:table-cell>
          <table:table-cell office:value-type="float" office:value="14289" table:style-name="ce1">
            <text:p>14289</text:p>
          </table:table-cell>
          <table:table-cell office:value-type="float" office:value="14331" table:style-name="ce1">
            <text:p>14331</text:p>
          </table:table-cell>
          <table:table-cell office:value-type="float" office:value="14194" table:style-name="ce1">
            <text:p>14194</text:p>
          </table:table-cell>
          <table:table-cell office:value-type="float" office:value="14024" table:style-name="ce1">
            <text:p>14024</text:p>
          </table:table-cell>
          <table:table-cell office:value-type="float" office:value="13858" table:style-name="ce1">
            <text:p>13858</text:p>
          </table:table-cell>
          <table:table-cell office:value-type="float" office:value="13852" table:style-name="ce1">
            <text:p>13852</text:p>
          </table:table-cell>
          <table:table-cell office:value-type="float" office:value="13773" table:style-name="ce1">
            <text:p>13773</text:p>
          </table:table-cell>
          <table:table-cell office:value-type="float" office:value="13778" table:style-name="ce1">
            <text:p>13778</text:p>
          </table:table-cell>
          <table:table-cell office:value-type="float" office:value="13754" table:style-name="ce1">
            <text:p>13754</text:p>
          </table:table-cell>
          <table:table-cell office:value-type="float" office:value="13679" table:style-name="ce1">
            <text:p>13679</text:p>
          </table:table-cell>
          <table:table-cell office:value-type="float" office:value="13672" table:style-name="ce1">
            <text:p>13672</text:p>
          </table:table-cell>
          <table:table-cell office:value-type="float" office:value="13444" table:style-name="ce1">
            <text:p>13444</text:p>
          </table:table-cell>
          <table:table-cell office:value-type="float" office:value="13269" table:style-name="ce1">
            <text:p>13269</text:p>
          </table:table-cell>
          <table:table-cell office:value-type="float" office:value="13291" table:style-name="ce1">
            <text:p>13291</text:p>
          </table:table-cell>
          <table:table-cell office:value-type="float" office:value="13189" table:style-name="ce1">
            <text:p>13189</text:p>
          </table:table-cell>
          <table:table-cell office:value-type="float" office:value="13133" table:style-name="ce1">
            <text:p>13133</text:p>
          </table:table-cell>
          <table:table-cell office:value-type="float" office:value="13156" table:style-name="ce1">
            <text:p>13156</text:p>
          </table:table-cell>
          <table:table-cell office:value-type="float" office:value="13140" table:style-name="ce1">
            <text:p>13140</text:p>
          </table:table-cell>
          <table:table-cell office:value-type="float" office:value="13015" table:style-name="ce1">
            <text:p>13015</text:p>
          </table:table-cell>
          <table:table-cell table:number-columns-repeated="16336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office:value-type="string" table:style-name="ce1">
            <text:p>BSG-MCT1 + ilacco1.0 Influx, Zellen 1:2 verdünnt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Endzeit:</text:p>
          </table:table-cell>
          <table:table-cell office:value-type="string" table:style-name="ce1">
            <text:p>20.11.2025 11:28:49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4">
            <text:p>Hepes</text:p>
          </table:table-cell>
          <table:table-cell office:value-type="float" office:value="17270" table:style-name="ce1">
            <text:p>17270</text:p>
          </table:table-cell>
          <table:table-cell office:value-type="float" office:value="17390" table:style-name="ce1">
            <text:p>17390</text:p>
          </table:table-cell>
          <table:table-cell office:value-type="float" office:value="17605" table:style-name="ce1">
            <text:p>17605</text:p>
          </table:table-cell>
          <table:table-cell office:value-type="float" office:value="17721" table:style-name="ce1">
            <text:p>17721</text:p>
          </table:table-cell>
          <table:table-cell office:value-type="float" office:value="17878" table:style-name="ce1">
            <text:p>17878</text:p>
          </table:table-cell>
          <table:table-cell office:value-type="float" office:value="17936" table:style-name="ce1">
            <text:p>17936</text:p>
          </table:table-cell>
          <table:table-cell office:value-type="float" office:value="18216" table:style-name="ce1">
            <text:p>18216</text:p>
          </table:table-cell>
          <table:table-cell office:value-type="float" office:value="18355" table:style-name="ce1">
            <text:p>18355</text:p>
          </table:table-cell>
          <table:table-cell office:value-type="float" office:value="18529" table:style-name="ce1">
            <text:p>18529</text:p>
          </table:table-cell>
          <table:table-cell office:value-type="float" office:value="18621" table:style-name="ce1">
            <text:p>18621</text:p>
          </table:table-cell>
          <table:table-cell office:value-type="float" office:value="18854" table:style-name="ce1">
            <text:p>18854</text:p>
          </table:table-cell>
          <table:table-cell office:value-type="float" office:value="18906" table:style-name="ce1">
            <text:p>18906</text:p>
          </table:table-cell>
          <table:table-cell office:value-type="float" office:value="18890" table:style-name="ce1">
            <text:p>18890</text:p>
          </table:table-cell>
          <table:table-cell office:value-type="float" office:value="19019" table:style-name="ce1">
            <text:p>19019</text:p>
          </table:table-cell>
          <table:table-cell office:value-type="float" office:value="19174" table:style-name="ce1">
            <text:p>19174</text:p>
          </table:table-cell>
          <table:table-cell office:value-type="float" office:value="19140" table:style-name="ce1">
            <text:p>19140</text:p>
          </table:table-cell>
          <table:table-cell office:value-type="float" office:value="19271" table:style-name="ce1">
            <text:p>19271</text:p>
          </table:table-cell>
          <table:table-cell office:value-type="float" office:value="19412" table:style-name="ce1">
            <text:p>19412</text:p>
          </table:table-cell>
          <table:table-cell office:value-type="float" office:value="19525" table:style-name="ce1">
            <text:p>19525</text:p>
          </table:table-cell>
          <table:table-cell office:value-type="float" office:value="19641" table:style-name="ce1">
            <text:p>19641</text:p>
          </table:table-cell>
          <table:table-cell office:value-type="float" office:value="19451" table:style-name="ce1">
            <text:p>19451</text:p>
          </table:table-cell>
          <table:table-cell office:value-type="float" office:value="19550" table:style-name="ce1">
            <text:p>19550</text:p>
          </table:table-cell>
          <table:table-cell office:value-type="float" office:value="19550" table:style-name="ce1">
            <text:p>19550</text:p>
          </table:table-cell>
          <table:table-cell office:value-type="float" office:value="19765" table:style-name="ce1">
            <text:p>19765</text:p>
          </table:table-cell>
          <table:table-cell office:value-type="float" office:value="19604" table:style-name="ce1">
            <text:p>19604</text:p>
          </table:table-cell>
          <table:table-cell office:value-type="float" office:value="19643" table:style-name="ce1">
            <text:p>19643</text:p>
          </table:table-cell>
          <table:table-cell office:value-type="float" office:value="19618" table:style-name="ce1">
            <text:p>19618</text:p>
          </table:table-cell>
          <table:table-cell office:value-type="float" office:value="19724" table:style-name="ce1">
            <text:p>19724</text:p>
          </table:table-cell>
          <table:table-cell office:value-type="float" office:value="19623" table:style-name="ce1">
            <text:p>19623</text:p>
          </table:table-cell>
          <table:table-cell office:value-type="float" office:value="19564" table:style-name="ce1">
            <text:p>19564</text:p>
          </table:table-cell>
          <table:table-cell office:value-type="float" office:value="19527" table:style-name="ce1">
            <text:p>19527</text:p>
          </table:table-cell>
          <table:table-cell office:value-type="float" office:value="19569" table:style-name="ce1">
            <text:p>19569</text:p>
          </table:table-cell>
          <table:table-cell office:value-type="float" office:value="19388" table:style-name="ce1">
            <text:p>19388</text:p>
          </table:table-cell>
          <table:table-cell office:value-type="float" office:value="19408" table:style-name="ce1">
            <text:p>19408</text:p>
          </table:table-cell>
          <table:table-cell office:value-type="float" office:value="19083" table:style-name="ce1">
            <text:p>19083</text:p>
          </table:table-cell>
          <table:table-cell office:value-type="float" office:value="18698" table:style-name="ce1">
            <text:p>18698</text:p>
          </table:table-cell>
          <table:table-cell office:value-type="float" office:value="18860" table:style-name="ce1">
            <text:p>18860</text:p>
          </table:table-cell>
          <table:table-cell office:value-type="float" office:value="19086" table:style-name="ce1">
            <text:p>19086</text:p>
          </table:table-cell>
          <table:table-cell office:value-type="float" office:value="19041" table:style-name="ce1">
            <text:p>19041</text:p>
          </table:table-cell>
          <table:table-cell office:value-type="float" office:value="18966" table:style-name="ce1">
            <text:p>18966</text:p>
          </table:table-cell>
          <table:table-cell office:value-type="float" office:value="18792" table:style-name="ce1">
            <text:p>18792</text:p>
          </table:table-cell>
          <table:table-cell office:value-type="float" office:value="18522" table:style-name="ce1">
            <text:p>18522</text:p>
          </table:table-cell>
          <table:table-cell office:value-type="float" office:value="18450" table:style-name="ce1">
            <text:p>18450</text:p>
          </table:table-cell>
          <table:table-cell office:value-type="float" office:value="18675" table:style-name="ce1">
            <text:p>18675</text:p>
          </table:table-cell>
          <table:table-cell office:value-type="float" office:value="18533" table:style-name="ce1">
            <text:p>18533</text:p>
          </table:table-cell>
          <table:table-cell office:value-type="float" office:value="18382" table:style-name="ce1">
            <text:p>18382</text:p>
          </table:table-cell>
          <table:table-cell office:value-type="float" office:value="18274" table:style-name="ce1">
            <text:p>18274</text:p>
          </table:table-cell>
          <table:table-cell table:number-columns-repeated="16336"/>
        </table:table-row>
        <table:table-row table:style-name="ro1">
          <table:table-cell office:value-type="string" table:style-name="ce4">
            <text:p>Hepes</text:p>
          </table:table-cell>
          <table:table-cell office:value-type="float" office:value="17150" table:style-name="ce1">
            <text:p>17150</text:p>
          </table:table-cell>
          <table:table-cell office:value-type="float" office:value="17250" table:style-name="ce1">
            <text:p>17250</text:p>
          </table:table-cell>
          <table:table-cell office:value-type="float" office:value="17153" table:style-name="ce1">
            <text:p>17153</text:p>
          </table:table-cell>
          <table:table-cell office:value-type="float" office:value="17206" table:style-name="ce1">
            <text:p>17206</text:p>
          </table:table-cell>
          <table:table-cell office:value-type="float" office:value="17216" table:style-name="ce1">
            <text:p>17216</text:p>
          </table:table-cell>
          <table:table-cell office:value-type="float" office:value="17234" table:style-name="ce1">
            <text:p>17234</text:p>
          </table:table-cell>
          <table:table-cell office:value-type="float" office:value="17305" table:style-name="ce1">
            <text:p>17305</text:p>
          </table:table-cell>
          <table:table-cell office:value-type="float" office:value="17038" table:style-name="ce1">
            <text:p>17038</text:p>
          </table:table-cell>
          <table:table-cell office:value-type="float" office:value="17263" table:style-name="ce1">
            <text:p>17263</text:p>
          </table:table-cell>
          <table:table-cell office:value-type="float" office:value="17106" table:style-name="ce1">
            <text:p>17106</text:p>
          </table:table-cell>
          <table:table-cell office:value-type="float" office:value="16994" table:style-name="ce1">
            <text:p>16994</text:p>
          </table:table-cell>
          <table:table-cell office:value-type="float" office:value="17028" table:style-name="ce1">
            <text:p>17028</text:p>
          </table:table-cell>
          <table:table-cell office:value-type="float" office:value="16914" table:style-name="ce1">
            <text:p>16914</text:p>
          </table:table-cell>
          <table:table-cell office:value-type="float" office:value="16910" table:style-name="ce1">
            <text:p>16910</text:p>
          </table:table-cell>
          <table:table-cell office:value-type="float" office:value="16832" table:style-name="ce1">
            <text:p>16832</text:p>
          </table:table-cell>
          <table:table-cell office:value-type="float" office:value="16810" table:style-name="ce1">
            <text:p>16810</text:p>
          </table:table-cell>
          <table:table-cell office:value-type="float" office:value="16728" table:style-name="ce1">
            <text:p>16728</text:p>
          </table:table-cell>
          <table:table-cell office:value-type="float" office:value="16639" table:style-name="ce1">
            <text:p>16639</text:p>
          </table:table-cell>
          <table:table-cell office:value-type="float" office:value="16661" table:style-name="ce1">
            <text:p>16661</text:p>
          </table:table-cell>
          <table:table-cell office:value-type="float" office:value="16592" table:style-name="ce1">
            <text:p>16592</text:p>
          </table:table-cell>
          <table:table-cell office:value-type="float" office:value="16143" table:style-name="ce1">
            <text:p>16143</text:p>
          </table:table-cell>
          <table:table-cell office:value-type="float" office:value="16209" table:style-name="ce1">
            <text:p>16209</text:p>
          </table:table-cell>
          <table:table-cell office:value-type="float" office:value="16180" table:style-name="ce1">
            <text:p>16180</text:p>
          </table:table-cell>
          <table:table-cell office:value-type="float" office:value="16263" table:style-name="ce1">
            <text:p>16263</text:p>
          </table:table-cell>
          <table:table-cell office:value-type="float" office:value="16192" table:style-name="ce1">
            <text:p>16192</text:p>
          </table:table-cell>
          <table:table-cell office:value-type="float" office:value="16229" table:style-name="ce1">
            <text:p>16229</text:p>
          </table:table-cell>
          <table:table-cell office:value-type="float" office:value="16247" table:style-name="ce1">
            <text:p>16247</text:p>
          </table:table-cell>
          <table:table-cell office:value-type="float" office:value="16130" table:style-name="ce1">
            <text:p>16130</text:p>
          </table:table-cell>
          <table:table-cell office:value-type="float" office:value="16084" table:style-name="ce1">
            <text:p>16084</text:p>
          </table:table-cell>
          <table:table-cell office:value-type="float" office:value="15745" table:style-name="ce1">
            <text:p>15745</text:p>
          </table:table-cell>
          <table:table-cell office:value-type="float" office:value="15659" table:style-name="ce1">
            <text:p>15659</text:p>
          </table:table-cell>
          <table:table-cell office:value-type="float" office:value="15826" table:style-name="ce1">
            <text:p>15826</text:p>
          </table:table-cell>
          <table:table-cell office:value-type="float" office:value="15612" table:style-name="ce1">
            <text:p>15612</text:p>
          </table:table-cell>
          <table:table-cell office:value-type="float" office:value="15671" table:style-name="ce1">
            <text:p>15671</text:p>
          </table:table-cell>
          <table:table-cell office:value-type="float" office:value="15504" table:style-name="ce1">
            <text:p>15504</text:p>
          </table:table-cell>
          <table:table-cell office:value-type="float" office:value="15539" table:style-name="ce1">
            <text:p>15539</text:p>
          </table:table-cell>
          <table:table-cell office:value-type="float" office:value="15475" table:style-name="ce1">
            <text:p>15475</text:p>
          </table:table-cell>
          <table:table-cell office:value-type="float" office:value="15368" table:style-name="ce1">
            <text:p>15368</text:p>
          </table:table-cell>
          <table:table-cell office:value-type="float" office:value="15228" table:style-name="ce1">
            <text:p>15228</text:p>
          </table:table-cell>
          <table:table-cell office:value-type="float" office:value="15106" table:style-name="ce1">
            <text:p>15106</text:p>
          </table:table-cell>
          <table:table-cell office:value-type="float" office:value="15093" table:style-name="ce1">
            <text:p>15093</text:p>
          </table:table-cell>
          <table:table-cell office:value-type="float" office:value="14749" table:style-name="ce1">
            <text:p>14749</text:p>
          </table:table-cell>
          <table:table-cell office:value-type="float" office:value="14835" table:style-name="ce1">
            <text:p>14835</text:p>
          </table:table-cell>
          <table:table-cell office:value-type="float" office:value="14876" table:style-name="ce1">
            <text:p>14876</text:p>
          </table:table-cell>
          <table:table-cell office:value-type="float" office:value="14977" table:style-name="ce1">
            <text:p>14977</text:p>
          </table:table-cell>
          <table:table-cell office:value-type="float" office:value="14766" table:style-name="ce1">
            <text:p>14766</text:p>
          </table:table-cell>
          <table:table-cell office:value-type="float" office:value="14712" table:style-name="ce1">
            <text:p>14712</text:p>
          </table:table-cell>
          <table:table-cell table:number-columns-repeated="16336"/>
        </table:table-row>
        <table:table-row table:style-name="ro1">
          <table:table-cell office:value-type="string" table:style-name="ce4">
            <text:p>Hepes</text:p>
          </table:table-cell>
          <table:table-cell office:value-type="float" office:value="15727" table:style-name="ce1">
            <text:p>15727</text:p>
          </table:table-cell>
          <table:table-cell office:value-type="float" office:value="15757" table:style-name="ce1">
            <text:p>15757</text:p>
          </table:table-cell>
          <table:table-cell office:value-type="float" office:value="15638" table:style-name="ce1">
            <text:p>15638</text:p>
          </table:table-cell>
          <table:table-cell office:value-type="float" office:value="15488" table:style-name="ce1">
            <text:p>15488</text:p>
          </table:table-cell>
          <table:table-cell office:value-type="float" office:value="15430" table:style-name="ce1">
            <text:p>15430</text:p>
          </table:table-cell>
          <table:table-cell office:value-type="float" office:value="15417" table:style-name="ce1">
            <text:p>15417</text:p>
          </table:table-cell>
          <table:table-cell office:value-type="float" office:value="15157" table:style-name="ce1">
            <text:p>15157</text:p>
          </table:table-cell>
          <table:table-cell office:value-type="float" office:value="14891" table:style-name="ce1">
            <text:p>14891</text:p>
          </table:table-cell>
          <table:table-cell office:value-type="float" office:value="15370" table:style-name="ce1">
            <text:p>15370</text:p>
          </table:table-cell>
          <table:table-cell office:value-type="float" office:value="15197" table:style-name="ce1">
            <text:p>15197</text:p>
          </table:table-cell>
          <table:table-cell office:value-type="float" office:value="15057" table:style-name="ce1">
            <text:p>15057</text:p>
          </table:table-cell>
          <table:table-cell office:value-type="float" office:value="15406" table:style-name="ce1">
            <text:p>15406</text:p>
          </table:table-cell>
          <table:table-cell office:value-type="float" office:value="15238" table:style-name="ce1">
            <text:p>15238</text:p>
          </table:table-cell>
          <table:table-cell office:value-type="float" office:value="15151" table:style-name="ce1">
            <text:p>15151</text:p>
          </table:table-cell>
          <table:table-cell office:value-type="float" office:value="15184" table:style-name="ce1">
            <text:p>15184</text:p>
          </table:table-cell>
          <table:table-cell office:value-type="float" office:value="15087" table:style-name="ce1">
            <text:p>15087</text:p>
          </table:table-cell>
          <table:table-cell office:value-type="float" office:value="15070" table:style-name="ce1">
            <text:p>15070</text:p>
          </table:table-cell>
          <table:table-cell office:value-type="float" office:value="15039" table:style-name="ce1">
            <text:p>15039</text:p>
          </table:table-cell>
          <table:table-cell office:value-type="float" office:value="14924" table:style-name="ce1">
            <text:p>14924</text:p>
          </table:table-cell>
          <table:table-cell office:value-type="float" office:value="14952" table:style-name="ce1">
            <text:p>14952</text:p>
          </table:table-cell>
          <table:table-cell office:value-type="float" office:value="14617" table:style-name="ce1">
            <text:p>14617</text:p>
          </table:table-cell>
          <table:table-cell office:value-type="float" office:value="14689" table:style-name="ce1">
            <text:p>14689</text:p>
          </table:table-cell>
          <table:table-cell office:value-type="float" office:value="14644" table:style-name="ce1">
            <text:p>14644</text:p>
          </table:table-cell>
          <table:table-cell office:value-type="float" office:value="14748" table:style-name="ce1">
            <text:p>14748</text:p>
          </table:table-cell>
          <table:table-cell office:value-type="float" office:value="14694" table:style-name="ce1">
            <text:p>14694</text:p>
          </table:table-cell>
          <table:table-cell office:value-type="float" office:value="14572" table:style-name="ce1">
            <text:p>14572</text:p>
          </table:table-cell>
          <table:table-cell office:value-type="float" office:value="14525" table:style-name="ce1">
            <text:p>14525</text:p>
          </table:table-cell>
          <table:table-cell office:value-type="float" office:value="14452" table:style-name="ce1">
            <text:p>14452</text:p>
          </table:table-cell>
          <table:table-cell office:value-type="float" office:value="14289" table:style-name="ce1">
            <text:p>14289</text:p>
          </table:table-cell>
          <table:table-cell office:value-type="float" office:value="14331" table:style-name="ce1">
            <text:p>14331</text:p>
          </table:table-cell>
          <table:table-cell office:value-type="float" office:value="14194" table:style-name="ce1">
            <text:p>14194</text:p>
          </table:table-cell>
          <table:table-cell office:value-type="float" office:value="14024" table:style-name="ce1">
            <text:p>14024</text:p>
          </table:table-cell>
          <table:table-cell office:value-type="float" office:value="13858" table:style-name="ce1">
            <text:p>13858</text:p>
          </table:table-cell>
          <table:table-cell office:value-type="float" office:value="13852" table:style-name="ce1">
            <text:p>13852</text:p>
          </table:table-cell>
          <table:table-cell office:value-type="float" office:value="13773" table:style-name="ce1">
            <text:p>13773</text:p>
          </table:table-cell>
          <table:table-cell office:value-type="float" office:value="13778" table:style-name="ce1">
            <text:p>13778</text:p>
          </table:table-cell>
          <table:table-cell office:value-type="float" office:value="13754" table:style-name="ce1">
            <text:p>13754</text:p>
          </table:table-cell>
          <table:table-cell office:value-type="float" office:value="13679" table:style-name="ce1">
            <text:p>13679</text:p>
          </table:table-cell>
          <table:table-cell office:value-type="float" office:value="13672" table:style-name="ce1">
            <text:p>13672</text:p>
          </table:table-cell>
          <table:table-cell office:value-type="float" office:value="13444" table:style-name="ce1">
            <text:p>13444</text:p>
          </table:table-cell>
          <table:table-cell office:value-type="float" office:value="13269" table:style-name="ce1">
            <text:p>13269</text:p>
          </table:table-cell>
          <table:table-cell office:value-type="float" office:value="13291" table:style-name="ce1">
            <text:p>13291</text:p>
          </table:table-cell>
          <table:table-cell office:value-type="float" office:value="13189" table:style-name="ce1">
            <text:p>13189</text:p>
          </table:table-cell>
          <table:table-cell office:value-type="float" office:value="13133" table:style-name="ce1">
            <text:p>13133</text:p>
          </table:table-cell>
          <table:table-cell office:value-type="float" office:value="13156" table:style-name="ce1">
            <text:p>13156</text:p>
          </table:table-cell>
          <table:table-cell office:value-type="float" office:value="13140" table:style-name="ce1">
            <text:p>13140</text:p>
          </table:table-cell>
          <table:table-cell office:value-type="float" office:value="13015" table:style-name="ce1">
            <text:p>13015</text:p>
          </table:table-cell>
          <table:table-cell table:number-columns-repeated="16336"/>
        </table:table-row>
        <table:table-row table:style-name="ro1">
          <table:table-cell office:value-type="string" table:style-name="ce4">
            <text:p>0,1 mM</text:p>
          </table:table-cell>
          <table:table-cell office:value-type="float" office:value="30464" table:style-name="ce1">
            <text:p>30464</text:p>
          </table:table-cell>
          <table:table-cell office:value-type="float" office:value="31800" table:style-name="ce1">
            <text:p>31800</text:p>
          </table:table-cell>
          <table:table-cell office:value-type="float" office:value="32723" table:style-name="ce1">
            <text:p>32723</text:p>
          </table:table-cell>
          <table:table-cell office:value-type="float" office:value="33627" table:style-name="ce1">
            <text:p>33627</text:p>
          </table:table-cell>
          <table:table-cell office:value-type="float" office:value="33628" table:style-name="ce1">
            <text:p>33628</text:p>
          </table:table-cell>
          <table:table-cell office:value-type="float" office:value="34718" table:style-name="ce1">
            <text:p>34718</text:p>
          </table:table-cell>
          <table:table-cell office:value-type="float" office:value="35186" table:style-name="ce1">
            <text:p>35186</text:p>
          </table:table-cell>
          <table:table-cell office:value-type="float" office:value="35795" table:style-name="ce1">
            <text:p>35795</text:p>
          </table:table-cell>
          <table:table-cell office:value-type="float" office:value="36046" table:style-name="ce1">
            <text:p>36046</text:p>
          </table:table-cell>
          <table:table-cell office:value-type="float" office:value="36162" table:style-name="ce1">
            <text:p>36162</text:p>
          </table:table-cell>
          <table:table-cell office:value-type="float" office:value="36567" table:style-name="ce1">
            <text:p>36567</text:p>
          </table:table-cell>
          <table:table-cell office:value-type="float" office:value="37097" table:style-name="ce1">
            <text:p>37097</text:p>
          </table:table-cell>
          <table:table-cell office:value-type="float" office:value="37452" table:style-name="ce1">
            <text:p>37452</text:p>
          </table:table-cell>
          <table:table-cell office:value-type="float" office:value="37608" table:style-name="ce1">
            <text:p>37608</text:p>
          </table:table-cell>
          <table:table-cell office:value-type="float" office:value="37780" table:style-name="ce1">
            <text:p>37780</text:p>
          </table:table-cell>
          <table:table-cell office:value-type="float" office:value="38036" table:style-name="ce1">
            <text:p>38036</text:p>
          </table:table-cell>
          <table:table-cell office:value-type="float" office:value="38318" table:style-name="ce1">
            <text:p>38318</text:p>
          </table:table-cell>
          <table:table-cell office:value-type="float" office:value="38517" table:style-name="ce1">
            <text:p>38517</text:p>
          </table:table-cell>
          <table:table-cell office:value-type="float" office:value="38458" table:style-name="ce1">
            <text:p>38458</text:p>
          </table:table-cell>
          <table:table-cell office:value-type="float" office:value="38222" table:style-name="ce1">
            <text:p>38222</text:p>
          </table:table-cell>
          <table:table-cell office:value-type="float" office:value="38040" table:style-name="ce1">
            <text:p>38040</text:p>
          </table:table-cell>
          <table:table-cell office:value-type="float" office:value="38257" table:style-name="ce1">
            <text:p>38257</text:p>
          </table:table-cell>
          <table:table-cell office:value-type="float" office:value="38347" table:style-name="ce1">
            <text:p>38347</text:p>
          </table:table-cell>
          <table:table-cell office:value-type="float" office:value="38185" table:style-name="ce1">
            <text:p>38185</text:p>
          </table:table-cell>
          <table:table-cell office:value-type="float" office:value="38219" table:style-name="ce1">
            <text:p>38219</text:p>
          </table:table-cell>
          <table:table-cell office:value-type="float" office:value="38454" table:style-name="ce1">
            <text:p>38454</text:p>
          </table:table-cell>
          <table:table-cell office:value-type="float" office:value="38443" table:style-name="ce1">
            <text:p>38443</text:p>
          </table:table-cell>
          <table:table-cell office:value-type="float" office:value="38782" table:style-name="ce1">
            <text:p>38782</text:p>
          </table:table-cell>
          <table:table-cell office:value-type="float" office:value="38858" table:style-name="ce1">
            <text:p>38858</text:p>
          </table:table-cell>
          <table:table-cell office:value-type="float" office:value="38905" table:style-name="ce1">
            <text:p>38905</text:p>
          </table:table-cell>
          <table:table-cell office:value-type="float" office:value="38700" table:style-name="ce1">
            <text:p>38700</text:p>
          </table:table-cell>
          <table:table-cell office:value-type="float" office:value="38839" table:style-name="ce1">
            <text:p>38839</text:p>
          </table:table-cell>
          <table:table-cell office:value-type="float" office:value="38778" table:style-name="ce1">
            <text:p>38778</text:p>
          </table:table-cell>
          <table:table-cell office:value-type="float" office:value="39130" table:style-name="ce1">
            <text:p>39130</text:p>
          </table:table-cell>
          <table:table-cell office:value-type="float" office:value="39090" table:style-name="ce1">
            <text:p>39090</text:p>
          </table:table-cell>
          <table:table-cell office:value-type="float" office:value="38947" table:style-name="ce1">
            <text:p>38947</text:p>
          </table:table-cell>
          <table:table-cell office:value-type="float" office:value="38785" table:style-name="ce1">
            <text:p>38785</text:p>
          </table:table-cell>
          <table:table-cell office:value-type="float" office:value="38347" table:style-name="ce1">
            <text:p>38347</text:p>
          </table:table-cell>
          <table:table-cell office:value-type="float" office:value="38607" table:style-name="ce1">
            <text:p>38607</text:p>
          </table:table-cell>
          <table:table-cell office:value-type="float" office:value="38187" table:style-name="ce1">
            <text:p>38187</text:p>
          </table:table-cell>
          <table:table-cell office:value-type="float" office:value="37808" table:style-name="ce1">
            <text:p>37808</text:p>
          </table:table-cell>
          <table:table-cell office:value-type="float" office:value="38523" table:style-name="ce1">
            <text:p>38523</text:p>
          </table:table-cell>
          <table:table-cell office:value-type="float" office:value="38550" table:style-name="ce1">
            <text:p>38550</text:p>
          </table:table-cell>
          <table:table-cell office:value-type="float" office:value="39021" table:style-name="ce1">
            <text:p>39021</text:p>
          </table:table-cell>
          <table:table-cell office:value-type="float" office:value="39182" table:style-name="ce1">
            <text:p>39182</text:p>
          </table:table-cell>
          <table:table-cell office:value-type="float" office:value="38768" table:style-name="ce1">
            <text:p>38768</text:p>
          </table:table-cell>
          <table:table-cell office:value-type="float" office:value="38966" table:style-name="ce1">
            <text:p>38966</text:p>
          </table:table-cell>
          <table:table-cell table:number-columns-repeated="16336"/>
        </table:table-row>
        <table:table-row table:style-name="ro1">
          <table:table-cell office:value-type="string" table:style-name="ce4">
            <text:p>0,1 mM</text:p>
          </table:table-cell>
          <table:table-cell office:value-type="float" office:value="26198" table:style-name="ce1">
            <text:p>26198</text:p>
          </table:table-cell>
          <table:table-cell office:value-type="float" office:value="27248" table:style-name="ce1">
            <text:p>27248</text:p>
          </table:table-cell>
          <table:table-cell office:value-type="float" office:value="27612" table:style-name="ce1">
            <text:p>27612</text:p>
          </table:table-cell>
          <table:table-cell office:value-type="float" office:value="28436" table:style-name="ce1">
            <text:p>28436</text:p>
          </table:table-cell>
          <table:table-cell office:value-type="float" office:value="28906" table:style-name="ce1">
            <text:p>28906</text:p>
          </table:table-cell>
          <table:table-cell office:value-type="float" office:value="29744" table:style-name="ce1">
            <text:p>29744</text:p>
          </table:table-cell>
          <table:table-cell office:value-type="float" office:value="30196" table:style-name="ce1">
            <text:p>30196</text:p>
          </table:table-cell>
          <table:table-cell office:value-type="float" office:value="30888" table:style-name="ce1">
            <text:p>30888</text:p>
          </table:table-cell>
          <table:table-cell office:value-type="float" office:value="31387" table:style-name="ce1">
            <text:p>31387</text:p>
          </table:table-cell>
          <table:table-cell office:value-type="float" office:value="31926" table:style-name="ce1">
            <text:p>31926</text:p>
          </table:table-cell>
          <table:table-cell office:value-type="float" office:value="31907" table:style-name="ce1">
            <text:p>31907</text:p>
          </table:table-cell>
          <table:table-cell office:value-type="float" office:value="31877" table:style-name="ce1">
            <text:p>31877</text:p>
          </table:table-cell>
          <table:table-cell office:value-type="float" office:value="32718" table:style-name="ce1">
            <text:p>32718</text:p>
          </table:table-cell>
          <table:table-cell office:value-type="float" office:value="32274" table:style-name="ce1">
            <text:p>32274</text:p>
          </table:table-cell>
          <table:table-cell office:value-type="float" office:value="32639" table:style-name="ce1">
            <text:p>32639</text:p>
          </table:table-cell>
          <table:table-cell office:value-type="float" office:value="33178" table:style-name="ce1">
            <text:p>33178</text:p>
          </table:table-cell>
          <table:table-cell office:value-type="float" office:value="33400" table:style-name="ce1">
            <text:p>33400</text:p>
          </table:table-cell>
          <table:table-cell office:value-type="float" office:value="33774" table:style-name="ce1">
            <text:p>33774</text:p>
          </table:table-cell>
          <table:table-cell office:value-type="float" office:value="33382" table:style-name="ce1">
            <text:p>33382</text:p>
          </table:table-cell>
          <table:table-cell office:value-type="float" office:value="32812" table:style-name="ce1">
            <text:p>32812</text:p>
          </table:table-cell>
          <table:table-cell office:value-type="float" office:value="33435" table:style-name="ce1">
            <text:p>33435</text:p>
          </table:table-cell>
          <table:table-cell office:value-type="float" office:value="32925" table:style-name="ce1">
            <text:p>32925</text:p>
          </table:table-cell>
          <table:table-cell office:value-type="float" office:value="33132" table:style-name="ce1">
            <text:p>33132</text:p>
          </table:table-cell>
          <table:table-cell office:value-type="float" office:value="33309" table:style-name="ce1">
            <text:p>33309</text:p>
          </table:table-cell>
          <table:table-cell office:value-type="float" office:value="33020" table:style-name="ce1">
            <text:p>33020</text:p>
          </table:table-cell>
          <table:table-cell office:value-type="float" office:value="33503" table:style-name="ce1">
            <text:p>33503</text:p>
          </table:table-cell>
          <table:table-cell office:value-type="float" office:value="32972" table:style-name="ce1">
            <text:p>32972</text:p>
          </table:table-cell>
          <table:table-cell office:value-type="float" office:value="33785" table:style-name="ce1">
            <text:p>33785</text:p>
          </table:table-cell>
          <table:table-cell office:value-type="float" office:value="33766" table:style-name="ce1">
            <text:p>33766</text:p>
          </table:table-cell>
          <table:table-cell office:value-type="float" office:value="33755" table:style-name="ce1">
            <text:p>33755</text:p>
          </table:table-cell>
          <table:table-cell office:value-type="float" office:value="33940" table:style-name="ce1">
            <text:p>33940</text:p>
          </table:table-cell>
          <table:table-cell office:value-type="float" office:value="33370" table:style-name="ce1">
            <text:p>33370</text:p>
          </table:table-cell>
          <table:table-cell office:value-type="float" office:value="33180" table:style-name="ce1">
            <text:p>33180</text:p>
          </table:table-cell>
          <table:table-cell office:value-type="float" office:value="33507" table:style-name="ce1">
            <text:p>33507</text:p>
          </table:table-cell>
          <table:table-cell office:value-type="float" office:value="33595" table:style-name="ce1">
            <text:p>33595</text:p>
          </table:table-cell>
          <table:table-cell office:value-type="float" office:value="33588" table:style-name="ce1">
            <text:p>33588</text:p>
          </table:table-cell>
          <table:table-cell office:value-type="float" office:value="33463" table:style-name="ce1">
            <text:p>33463</text:p>
          </table:table-cell>
          <table:table-cell office:value-type="float" office:value="32705" table:style-name="ce1">
            <text:p>32705</text:p>
          </table:table-cell>
          <table:table-cell office:value-type="float" office:value="32763" table:style-name="ce1">
            <text:p>32763</text:p>
          </table:table-cell>
          <table:table-cell office:value-type="float" office:value="32880" table:style-name="ce1">
            <text:p>32880</text:p>
          </table:table-cell>
          <table:table-cell office:value-type="float" office:value="32963" table:style-name="ce1">
            <text:p>32963</text:p>
          </table:table-cell>
          <table:table-cell office:value-type="float" office:value="33169" table:style-name="ce1">
            <text:p>33169</text:p>
          </table:table-cell>
          <table:table-cell office:value-type="float" office:value="33052" table:style-name="ce1">
            <text:p>33052</text:p>
          </table:table-cell>
          <table:table-cell office:value-type="float" office:value="32825" table:style-name="ce1">
            <text:p>32825</text:p>
          </table:table-cell>
          <table:table-cell office:value-type="float" office:value="32806" table:style-name="ce1">
            <text:p>32806</text:p>
          </table:table-cell>
          <table:table-cell office:value-type="float" office:value="32606" table:style-name="ce1">
            <text:p>32606</text:p>
          </table:table-cell>
          <table:table-cell office:value-type="float" office:value="32704" table:style-name="ce1">
            <text:p>32704</text:p>
          </table:table-cell>
          <table:table-cell table:number-columns-repeated="16336"/>
        </table:table-row>
        <table:table-row table:style-name="ro1">
          <table:table-cell office:value-type="string" table:style-name="ce4">
            <text:p>0,1 mM</text:p>
          </table:table-cell>
          <table:table-cell office:value-type="float" office:value="28728" table:style-name="ce1">
            <text:p>28728</text:p>
          </table:table-cell>
          <table:table-cell office:value-type="float" office:value="29922" table:style-name="ce1">
            <text:p>29922</text:p>
          </table:table-cell>
          <table:table-cell office:value-type="float" office:value="30479" table:style-name="ce1">
            <text:p>30479</text:p>
          </table:table-cell>
          <table:table-cell office:value-type="float" office:value="30923" table:style-name="ce1">
            <text:p>30923</text:p>
          </table:table-cell>
          <table:table-cell office:value-type="float" office:value="31676" table:style-name="ce1">
            <text:p>31676</text:p>
          </table:table-cell>
          <table:table-cell office:value-type="float" office:value="32662" table:style-name="ce1">
            <text:p>32662</text:p>
          </table:table-cell>
          <table:table-cell office:value-type="float" office:value="33057" table:style-name="ce1">
            <text:p>33057</text:p>
          </table:table-cell>
          <table:table-cell office:value-type="float" office:value="33231" table:style-name="ce1">
            <text:p>33231</text:p>
          </table:table-cell>
          <table:table-cell office:value-type="float" office:value="34526" table:style-name="ce1">
            <text:p>34526</text:p>
          </table:table-cell>
          <table:table-cell office:value-type="float" office:value="34866" table:style-name="ce1">
            <text:p>34866</text:p>
          </table:table-cell>
          <table:table-cell office:value-type="float" office:value="35105" table:style-name="ce1">
            <text:p>35105</text:p>
          </table:table-cell>
          <table:table-cell office:value-type="float" office:value="35773" table:style-name="ce1">
            <text:p>35773</text:p>
          </table:table-cell>
          <table:table-cell office:value-type="float" office:value="36266" table:style-name="ce1">
            <text:p>36266</text:p>
          </table:table-cell>
          <table:table-cell office:value-type="float" office:value="36106" table:style-name="ce1">
            <text:p>36106</text:p>
          </table:table-cell>
          <table:table-cell office:value-type="float" office:value="36677" table:style-name="ce1">
            <text:p>36677</text:p>
          </table:table-cell>
          <table:table-cell office:value-type="float" office:value="36803" table:style-name="ce1">
            <text:p>36803</text:p>
          </table:table-cell>
          <table:table-cell office:value-type="float" office:value="37275" table:style-name="ce1">
            <text:p>37275</text:p>
          </table:table-cell>
          <table:table-cell office:value-type="float" office:value="37916" table:style-name="ce1">
            <text:p>37916</text:p>
          </table:table-cell>
          <table:table-cell office:value-type="float" office:value="37727" table:style-name="ce1">
            <text:p>37727</text:p>
          </table:table-cell>
          <table:table-cell office:value-type="float" office:value="37987" table:style-name="ce1">
            <text:p>37987</text:p>
          </table:table-cell>
          <table:table-cell office:value-type="float" office:value="37740" table:style-name="ce1">
            <text:p>37740</text:p>
          </table:table-cell>
          <table:table-cell office:value-type="float" office:value="37890" table:style-name="ce1">
            <text:p>37890</text:p>
          </table:table-cell>
          <table:table-cell office:value-type="float" office:value="38405" table:style-name="ce1">
            <text:p>38405</text:p>
          </table:table-cell>
          <table:table-cell office:value-type="float" office:value="38091" table:style-name="ce1">
            <text:p>38091</text:p>
          </table:table-cell>
          <table:table-cell office:value-type="float" office:value="37507" table:style-name="ce1">
            <text:p>37507</text:p>
          </table:table-cell>
          <table:table-cell office:value-type="float" office:value="37842" table:style-name="ce1">
            <text:p>37842</text:p>
          </table:table-cell>
          <table:table-cell office:value-type="float" office:value="37629" table:style-name="ce1">
            <text:p>37629</text:p>
          </table:table-cell>
          <table:table-cell office:value-type="float" office:value="38358" table:style-name="ce1">
            <text:p>38358</text:p>
          </table:table-cell>
          <table:table-cell office:value-type="float" office:value="37791" table:style-name="ce1">
            <text:p>37791</text:p>
          </table:table-cell>
          <table:table-cell office:value-type="float" office:value="37255" table:style-name="ce1">
            <text:p>37255</text:p>
          </table:table-cell>
          <table:table-cell office:value-type="float" office:value="37340" table:style-name="ce1">
            <text:p>37340</text:p>
          </table:table-cell>
          <table:table-cell office:value-type="float" office:value="37370" table:style-name="ce1">
            <text:p>37370</text:p>
          </table:table-cell>
          <table:table-cell office:value-type="float" office:value="37280" table:style-name="ce1">
            <text:p>37280</text:p>
          </table:table-cell>
          <table:table-cell office:value-type="float" office:value="38056" table:style-name="ce1">
            <text:p>38056</text:p>
          </table:table-cell>
          <table:table-cell office:value-type="float" office:value="38058" table:style-name="ce1">
            <text:p>38058</text:p>
          </table:table-cell>
          <table:table-cell office:value-type="float" office:value="37418" table:style-name="ce1">
            <text:p>37418</text:p>
          </table:table-cell>
          <table:table-cell office:value-type="float" office:value="37451" table:style-name="ce1">
            <text:p>37451</text:p>
          </table:table-cell>
          <table:table-cell office:value-type="float" office:value="37879" table:style-name="ce1">
            <text:p>37879</text:p>
          </table:table-cell>
          <table:table-cell office:value-type="float" office:value="37562" table:style-name="ce1">
            <text:p>37562</text:p>
          </table:table-cell>
          <table:table-cell office:value-type="float" office:value="37327" table:style-name="ce1">
            <text:p>37327</text:p>
          </table:table-cell>
          <table:table-cell office:value-type="float" office:value="36865" table:style-name="ce1">
            <text:p>36865</text:p>
          </table:table-cell>
          <table:table-cell office:value-type="float" office:value="36960" table:style-name="ce1">
            <text:p>36960</text:p>
          </table:table-cell>
          <table:table-cell office:value-type="float" office:value="36853" table:style-name="ce1">
            <text:p>36853</text:p>
          </table:table-cell>
          <table:table-cell office:value-type="float" office:value="37128" table:style-name="ce1">
            <text:p>37128</text:p>
          </table:table-cell>
          <table:table-cell office:value-type="float" office:value="37029" table:style-name="ce1">
            <text:p>37029</text:p>
          </table:table-cell>
          <table:table-cell office:value-type="float" office:value="36378" table:style-name="ce1">
            <text:p>36378</text:p>
          </table:table-cell>
          <table:table-cell office:value-type="float" office:value="36642" table:style-name="ce1">
            <text:p>36642</text:p>
          </table:table-cell>
          <table:table-cell table:number-columns-repeated="16336"/>
        </table:table-row>
        <table:table-row table:style-name="ro1">
          <table:table-cell office:value-type="string" table:style-name="ce4">
            <text:p>1 mM</text:p>
          </table:table-cell>
          <table:table-cell office:value-type="float" office:value="38807" table:style-name="ce1">
            <text:p>38807</text:p>
          </table:table-cell>
          <table:table-cell office:value-type="float" office:value="40193" table:style-name="ce1">
            <text:p>40193</text:p>
          </table:table-cell>
          <table:table-cell office:value-type="float" office:value="41378" table:style-name="ce1">
            <text:p>41378</text:p>
          </table:table-cell>
          <table:table-cell office:value-type="float" office:value="42311" table:style-name="ce1">
            <text:p>42311</text:p>
          </table:table-cell>
          <table:table-cell office:value-type="float" office:value="43073" table:style-name="ce1">
            <text:p>43073</text:p>
          </table:table-cell>
          <table:table-cell office:value-type="float" office:value="43881" table:style-name="ce1">
            <text:p>43881</text:p>
          </table:table-cell>
          <table:table-cell office:value-type="float" office:value="44649" table:style-name="ce1">
            <text:p>44649</text:p>
          </table:table-cell>
          <table:table-cell office:value-type="float" office:value="45904" table:style-name="ce1">
            <text:p>45904</text:p>
          </table:table-cell>
          <table:table-cell office:value-type="float" office:value="46157" table:style-name="ce1">
            <text:p>46157</text:p>
          </table:table-cell>
          <table:table-cell office:value-type="float" office:value="46663" table:style-name="ce1">
            <text:p>46663</text:p>
          </table:table-cell>
          <table:table-cell office:value-type="float" office:value="47661" table:style-name="ce1">
            <text:p>47661</text:p>
          </table:table-cell>
          <table:table-cell office:value-type="float" office:value="48210" table:style-name="ce1">
            <text:p>48210</text:p>
          </table:table-cell>
          <table:table-cell office:value-type="float" office:value="48736" table:style-name="ce1">
            <text:p>48736</text:p>
          </table:table-cell>
          <table:table-cell office:value-type="float" office:value="48849" table:style-name="ce1">
            <text:p>48849</text:p>
          </table:table-cell>
          <table:table-cell office:value-type="float" office:value="49337" table:style-name="ce1">
            <text:p>49337</text:p>
          </table:table-cell>
          <table:table-cell office:value-type="float" office:value="49899" table:style-name="ce1">
            <text:p>49899</text:p>
          </table:table-cell>
          <table:table-cell office:value-type="float" office:value="50449" table:style-name="ce1">
            <text:p>50449</text:p>
          </table:table-cell>
          <table:table-cell office:value-type="float" office:value="50742" table:style-name="ce1">
            <text:p>50742</text:p>
          </table:table-cell>
          <table:table-cell office:value-type="float" office:value="50529" table:style-name="ce1">
            <text:p>50529</text:p>
          </table:table-cell>
          <table:table-cell office:value-type="float" office:value="51033" table:style-name="ce1">
            <text:p>51033</text:p>
          </table:table-cell>
          <table:table-cell office:value-type="float" office:value="51353" table:style-name="ce1">
            <text:p>51353</text:p>
          </table:table-cell>
          <table:table-cell office:value-type="float" office:value="51317" table:style-name="ce1">
            <text:p>51317</text:p>
          </table:table-cell>
          <table:table-cell office:value-type="float" office:value="51780" table:style-name="ce1">
            <text:p>51780</text:p>
          </table:table-cell>
          <table:table-cell office:value-type="float" office:value="51494" table:style-name="ce1">
            <text:p>51494</text:p>
          </table:table-cell>
          <table:table-cell office:value-type="float" office:value="51791" table:style-name="ce1">
            <text:p>51791</text:p>
          </table:table-cell>
          <table:table-cell office:value-type="float" office:value="52300" table:style-name="ce1">
            <text:p>52300</text:p>
          </table:table-cell>
          <table:table-cell office:value-type="float" office:value="51619" table:style-name="ce1">
            <text:p>51619</text:p>
          </table:table-cell>
          <table:table-cell office:value-type="float" office:value="51873" table:style-name="ce1">
            <text:p>51873</text:p>
          </table:table-cell>
          <table:table-cell office:value-type="float" office:value="52060" table:style-name="ce1">
            <text:p>52060</text:p>
          </table:table-cell>
          <table:table-cell office:value-type="float" office:value="52400" table:style-name="ce1">
            <text:p>52400</text:p>
          </table:table-cell>
          <table:table-cell office:value-type="float" office:value="52547" table:style-name="ce1">
            <text:p>52547</text:p>
          </table:table-cell>
          <table:table-cell office:value-type="float" office:value="52370" table:style-name="ce1">
            <text:p>52370</text:p>
          </table:table-cell>
          <table:table-cell office:value-type="float" office:value="52249" table:style-name="ce1">
            <text:p>52249</text:p>
          </table:table-cell>
          <table:table-cell office:value-type="float" office:value="52576" table:style-name="ce1">
            <text:p>52576</text:p>
          </table:table-cell>
          <table:table-cell office:value-type="float" office:value="51967" table:style-name="ce1">
            <text:p>51967</text:p>
          </table:table-cell>
          <table:table-cell office:value-type="float" office:value="52219" table:style-name="ce1">
            <text:p>52219</text:p>
          </table:table-cell>
          <table:table-cell office:value-type="float" office:value="51586" table:style-name="ce1">
            <text:p>51586</text:p>
          </table:table-cell>
          <table:table-cell office:value-type="float" office:value="52197" table:style-name="ce1">
            <text:p>52197</text:p>
          </table:table-cell>
          <table:table-cell office:value-type="float" office:value="52096" table:style-name="ce1">
            <text:p>52096</text:p>
          </table:table-cell>
          <table:table-cell office:value-type="float" office:value="51667" table:style-name="ce1">
            <text:p>51667</text:p>
          </table:table-cell>
          <table:table-cell office:value-type="float" office:value="51412" table:style-name="ce1">
            <text:p>51412</text:p>
          </table:table-cell>
          <table:table-cell office:value-type="float" office:value="52286" table:style-name="ce1">
            <text:p>52286</text:p>
          </table:table-cell>
          <table:table-cell office:value-type="float" office:value="52860" table:style-name="ce1">
            <text:p>52860</text:p>
          </table:table-cell>
          <table:table-cell office:value-type="float" office:value="52767" table:style-name="ce1">
            <text:p>52767</text:p>
          </table:table-cell>
          <table:table-cell office:value-type="float" office:value="52130" table:style-name="ce1">
            <text:p>52130</text:p>
          </table:table-cell>
          <table:table-cell office:value-type="float" office:value="52220" table:style-name="ce1">
            <text:p>52220</text:p>
          </table:table-cell>
          <table:table-cell office:value-type="float" office:value="52582" table:style-name="ce1">
            <text:p>52582</text:p>
          </table:table-cell>
          <table:table-cell table:number-columns-repeated="16336"/>
        </table:table-row>
        <table:table-row table:style-name="ro1">
          <table:table-cell office:value-type="string" table:style-name="ce4">
            <text:p>1 mM</text:p>
          </table:table-cell>
          <table:table-cell office:value-type="float" office:value="37601" table:style-name="ce1">
            <text:p>37601</text:p>
          </table:table-cell>
          <table:table-cell office:value-type="float" office:value="39302" table:style-name="ce1">
            <text:p>39302</text:p>
          </table:table-cell>
          <table:table-cell office:value-type="float" office:value="40382" table:style-name="ce1">
            <text:p>40382</text:p>
          </table:table-cell>
          <table:table-cell office:value-type="float" office:value="41223" table:style-name="ce1">
            <text:p>41223</text:p>
          </table:table-cell>
          <table:table-cell office:value-type="float" office:value="42459" table:style-name="ce1">
            <text:p>42459</text:p>
          </table:table-cell>
          <table:table-cell office:value-type="float" office:value="43113" table:style-name="ce1">
            <text:p>43113</text:p>
          </table:table-cell>
          <table:table-cell office:value-type="float" office:value="43867" table:style-name="ce1">
            <text:p>43867</text:p>
          </table:table-cell>
          <table:table-cell office:value-type="float" office:value="44903" table:style-name="ce1">
            <text:p>44903</text:p>
          </table:table-cell>
          <table:table-cell office:value-type="float" office:value="45403" table:style-name="ce1">
            <text:p>45403</text:p>
          </table:table-cell>
          <table:table-cell office:value-type="float" office:value="45771" table:style-name="ce1">
            <text:p>45771</text:p>
          </table:table-cell>
          <table:table-cell office:value-type="float" office:value="46531" table:style-name="ce1">
            <text:p>46531</text:p>
          </table:table-cell>
          <table:table-cell office:value-type="float" office:value="46920" table:style-name="ce1">
            <text:p>46920</text:p>
          </table:table-cell>
          <table:table-cell office:value-type="float" office:value="47439" table:style-name="ce1">
            <text:p>47439</text:p>
          </table:table-cell>
          <table:table-cell office:value-type="float" office:value="47680" table:style-name="ce1">
            <text:p>47680</text:p>
          </table:table-cell>
          <table:table-cell office:value-type="float" office:value="48101" table:style-name="ce1">
            <text:p>48101</text:p>
          </table:table-cell>
          <table:table-cell office:value-type="float" office:value="49052" table:style-name="ce1">
            <text:p>49052</text:p>
          </table:table-cell>
          <table:table-cell office:value-type="float" office:value="49125" table:style-name="ce1">
            <text:p>49125</text:p>
          </table:table-cell>
          <table:table-cell office:value-type="float" office:value="49616" table:style-name="ce1">
            <text:p>49616</text:p>
          </table:table-cell>
          <table:table-cell office:value-type="float" office:value="49573" table:style-name="ce1">
            <text:p>49573</text:p>
          </table:table-cell>
          <table:table-cell office:value-type="float" office:value="50104" table:style-name="ce1">
            <text:p>50104</text:p>
          </table:table-cell>
          <table:table-cell office:value-type="float" office:value="50407" table:style-name="ce1">
            <text:p>50407</text:p>
          </table:table-cell>
          <table:table-cell office:value-type="float" office:value="50749" table:style-name="ce1">
            <text:p>50749</text:p>
          </table:table-cell>
          <table:table-cell office:value-type="float" office:value="50771" table:style-name="ce1">
            <text:p>50771</text:p>
          </table:table-cell>
          <table:table-cell office:value-type="float" office:value="51286" table:style-name="ce1">
            <text:p>51286</text:p>
          </table:table-cell>
          <table:table-cell office:value-type="float" office:value="52047" table:style-name="ce1">
            <text:p>52047</text:p>
          </table:table-cell>
          <table:table-cell office:value-type="float" office:value="52380" table:style-name="ce1">
            <text:p>52380</text:p>
          </table:table-cell>
          <table:table-cell office:value-type="float" office:value="52131" table:style-name="ce1">
            <text:p>52131</text:p>
          </table:table-cell>
          <table:table-cell office:value-type="float" office:value="52552" table:style-name="ce1">
            <text:p>52552</text:p>
          </table:table-cell>
          <table:table-cell office:value-type="float" office:value="52234" table:style-name="ce1">
            <text:p>52234</text:p>
          </table:table-cell>
          <table:table-cell office:value-type="float" office:value="52355" table:style-name="ce1">
            <text:p>52355</text:p>
          </table:table-cell>
          <table:table-cell office:value-type="float" office:value="52523" table:style-name="ce1">
            <text:p>52523</text:p>
          </table:table-cell>
          <table:table-cell office:value-type="float" office:value="52358" table:style-name="ce1">
            <text:p>52358</text:p>
          </table:table-cell>
          <table:table-cell office:value-type="float" office:value="52074" table:style-name="ce1">
            <text:p>52074</text:p>
          </table:table-cell>
          <table:table-cell office:value-type="float" office:value="52885" table:style-name="ce1">
            <text:p>52885</text:p>
          </table:table-cell>
          <table:table-cell office:value-type="float" office:value="52548" table:style-name="ce1">
            <text:p>52548</text:p>
          </table:table-cell>
          <table:table-cell office:value-type="float" office:value="51767" table:style-name="ce1">
            <text:p>51767</text:p>
          </table:table-cell>
          <table:table-cell office:value-type="float" office:value="51419" table:style-name="ce1">
            <text:p>51419</text:p>
          </table:table-cell>
          <table:table-cell office:value-type="float" office:value="51676" table:style-name="ce1">
            <text:p>51676</text:p>
          </table:table-cell>
          <table:table-cell office:value-type="float" office:value="51660" table:style-name="ce1">
            <text:p>51660</text:p>
          </table:table-cell>
          <table:table-cell office:value-type="float" office:value="51700" table:style-name="ce1">
            <text:p>51700</text:p>
          </table:table-cell>
          <table:table-cell office:value-type="float" office:value="52683" table:style-name="ce1">
            <text:p>52683</text:p>
          </table:table-cell>
          <table:table-cell office:value-type="float" office:value="52898" table:style-name="ce1">
            <text:p>52898</text:p>
          </table:table-cell>
          <table:table-cell office:value-type="float" office:value="53148" table:style-name="ce1">
            <text:p>53148</text:p>
          </table:table-cell>
          <table:table-cell office:value-type="float" office:value="52536" table:style-name="ce1">
            <text:p>52536</text:p>
          </table:table-cell>
          <table:table-cell office:value-type="float" office:value="52293" table:style-name="ce1">
            <text:p>52293</text:p>
          </table:table-cell>
          <table:table-cell office:value-type="float" office:value="52588" table:style-name="ce1">
            <text:p>52588</text:p>
          </table:table-cell>
          <table:table-cell office:value-type="float" office:value="52903" table:style-name="ce1">
            <text:p>52903</text:p>
          </table:table-cell>
          <table:table-cell table:number-columns-repeated="16336"/>
        </table:table-row>
        <table:table-row table:style-name="ro1">
          <table:table-cell office:value-type="string" table:style-name="ce4">
            <text:p>1 mM</text:p>
          </table:table-cell>
          <table:table-cell office:value-type="float" office:value="38726" table:style-name="ce1">
            <text:p>38726</text:p>
          </table:table-cell>
          <table:table-cell office:value-type="float" office:value="39920" table:style-name="ce1">
            <text:p>39920</text:p>
          </table:table-cell>
          <table:table-cell office:value-type="float" office:value="40588" table:style-name="ce1">
            <text:p>40588</text:p>
          </table:table-cell>
          <table:table-cell office:value-type="float" office:value="42270" table:style-name="ce1">
            <text:p>42270</text:p>
          </table:table-cell>
          <table:table-cell office:value-type="float" office:value="43298" table:style-name="ce1">
            <text:p>43298</text:p>
          </table:table-cell>
          <table:table-cell office:value-type="float" office:value="44005" table:style-name="ce1">
            <text:p>44005</text:p>
          </table:table-cell>
          <table:table-cell office:value-type="float" office:value="44475" table:style-name="ce1">
            <text:p>44475</text:p>
          </table:table-cell>
          <table:table-cell office:value-type="float" office:value="45034" table:style-name="ce1">
            <text:p>45034</text:p>
          </table:table-cell>
          <table:table-cell office:value-type="float" office:value="45921" table:style-name="ce1">
            <text:p>45921</text:p>
          </table:table-cell>
          <table:table-cell office:value-type="float" office:value="46072" table:style-name="ce1">
            <text:p>46072</text:p>
          </table:table-cell>
          <table:table-cell office:value-type="float" office:value="46951" table:style-name="ce1">
            <text:p>46951</text:p>
          </table:table-cell>
          <table:table-cell office:value-type="float" office:value="47784" table:style-name="ce1">
            <text:p>47784</text:p>
          </table:table-cell>
          <table:table-cell office:value-type="float" office:value="48154" table:style-name="ce1">
            <text:p>48154</text:p>
          </table:table-cell>
          <table:table-cell office:value-type="float" office:value="48644" table:style-name="ce1">
            <text:p>48644</text:p>
          </table:table-cell>
          <table:table-cell office:value-type="float" office:value="48485" table:style-name="ce1">
            <text:p>48485</text:p>
          </table:table-cell>
          <table:table-cell office:value-type="float" office:value="49595" table:style-name="ce1">
            <text:p>49595</text:p>
          </table:table-cell>
          <table:table-cell office:value-type="float" office:value="50081" table:style-name="ce1">
            <text:p>50081</text:p>
          </table:table-cell>
          <table:table-cell office:value-type="float" office:value="51248" table:style-name="ce1">
            <text:p>51248</text:p>
          </table:table-cell>
          <table:table-cell office:value-type="float" office:value="51698" table:style-name="ce1">
            <text:p>51698</text:p>
          </table:table-cell>
          <table:table-cell office:value-type="float" office:value="51550" table:style-name="ce1">
            <text:p>51550</text:p>
          </table:table-cell>
          <table:table-cell office:value-type="float" office:value="52337" table:style-name="ce1">
            <text:p>52337</text:p>
          </table:table-cell>
          <table:table-cell office:value-type="float" office:value="52719" table:style-name="ce1">
            <text:p>52719</text:p>
          </table:table-cell>
          <table:table-cell office:value-type="float" office:value="52901" table:style-name="ce1">
            <text:p>52901</text:p>
          </table:table-cell>
          <table:table-cell office:value-type="float" office:value="52916" table:style-name="ce1">
            <text:p>52916</text:p>
          </table:table-cell>
          <table:table-cell office:value-type="float" office:value="53621" table:style-name="ce1">
            <text:p>53621</text:p>
          </table:table-cell>
          <table:table-cell office:value-type="float" office:value="53620" table:style-name="ce1">
            <text:p>53620</text:p>
          </table:table-cell>
          <table:table-cell office:value-type="float" office:value="53346" table:style-name="ce1">
            <text:p>53346</text:p>
          </table:table-cell>
          <table:table-cell office:value-type="float" office:value="53890" table:style-name="ce1">
            <text:p>53890</text:p>
          </table:table-cell>
          <table:table-cell office:value-type="float" office:value="53816" table:style-name="ce1">
            <text:p>53816</text:p>
          </table:table-cell>
          <table:table-cell office:value-type="float" office:value="54072" table:style-name="ce1">
            <text:p>54072</text:p>
          </table:table-cell>
          <table:table-cell office:value-type="float" office:value="54599" table:style-name="ce1">
            <text:p>54599</text:p>
          </table:table-cell>
          <table:table-cell office:value-type="float" office:value="54509" table:style-name="ce1">
            <text:p>54509</text:p>
          </table:table-cell>
          <table:table-cell office:value-type="float" office:value="53981" table:style-name="ce1">
            <text:p>53981</text:p>
          </table:table-cell>
          <table:table-cell office:value-type="float" office:value="54478" table:style-name="ce1">
            <text:p>54478</text:p>
          </table:table-cell>
          <table:table-cell office:value-type="float" office:value="53867" table:style-name="ce1">
            <text:p>53867</text:p>
          </table:table-cell>
          <table:table-cell office:value-type="float" office:value="54899" table:style-name="ce1">
            <text:p>54899</text:p>
          </table:table-cell>
          <table:table-cell office:value-type="float" office:value="54511" table:style-name="ce1">
            <text:p>54511</text:p>
          </table:table-cell>
          <table:table-cell office:value-type="float" office:value="54828" table:style-name="ce1">
            <text:p>54828</text:p>
          </table:table-cell>
          <table:table-cell office:value-type="float" office:value="54185" table:style-name="ce1">
            <text:p>54185</text:p>
          </table:table-cell>
          <table:table-cell office:value-type="float" office:value="53062" table:style-name="ce1">
            <text:p>53062</text:p>
          </table:table-cell>
          <table:table-cell office:value-type="float" office:value="53091" table:style-name="ce1">
            <text:p>53091</text:p>
          </table:table-cell>
          <table:table-cell office:value-type="float" office:value="54428" table:style-name="ce1">
            <text:p>54428</text:p>
          </table:table-cell>
          <table:table-cell office:value-type="float" office:value="54737" table:style-name="ce1">
            <text:p>54737</text:p>
          </table:table-cell>
          <table:table-cell office:value-type="float" office:value="55046" table:style-name="ce1">
            <text:p>55046</text:p>
          </table:table-cell>
          <table:table-cell office:value-type="float" office:value="54247" table:style-name="ce1">
            <text:p>54247</text:p>
          </table:table-cell>
          <table:table-cell office:value-type="float" office:value="54313" table:style-name="ce1">
            <text:p>54313</text:p>
          </table:table-cell>
          <table:table-cell office:value-type="float" office:value="54196" table:style-name="ce1">
            <text:p>54196</text:p>
          </table:table-cell>
          <table:table-cell table:number-columns-repeated="16336"/>
        </table:table-row>
        <table:table-row table:style-name="ro1">
          <table:table-cell office:value-type="string" table:style-name="ce4">
            <text:p>10 mM</text:p>
          </table:table-cell>
          <table:table-cell office:value-type="float" office:value="44139" table:style-name="ce1">
            <text:p>44139</text:p>
          </table:table-cell>
          <table:table-cell office:value-type="float" office:value="45762" table:style-name="ce1">
            <text:p>45762</text:p>
          </table:table-cell>
          <table:table-cell office:value-type="float" office:value="47642" table:style-name="ce1">
            <text:p>47642</text:p>
          </table:table-cell>
          <table:table-cell office:value-type="float" office:value="49364" table:style-name="ce1">
            <text:p>49364</text:p>
          </table:table-cell>
          <table:table-cell office:value-type="float" office:value="49644" table:style-name="ce1">
            <text:p>49644</text:p>
          </table:table-cell>
          <table:table-cell office:value-type="float" office:value="50749" table:style-name="ce1">
            <text:p>50749</text:p>
          </table:table-cell>
          <table:table-cell office:value-type="float" office:value="51225" table:style-name="ce1">
            <text:p>51225</text:p>
          </table:table-cell>
          <table:table-cell office:value-type="float" office:value="52213" table:style-name="ce1">
            <text:p>52213</text:p>
          </table:table-cell>
          <table:table-cell office:value-type="float" office:value="53062" table:style-name="ce1">
            <text:p>53062</text:p>
          </table:table-cell>
          <table:table-cell office:value-type="float" office:value="53564" table:style-name="ce1">
            <text:p>53564</text:p>
          </table:table-cell>
          <table:table-cell office:value-type="float" office:value="54147" table:style-name="ce1">
            <text:p>54147</text:p>
          </table:table-cell>
          <table:table-cell office:value-type="float" office:value="54835" table:style-name="ce1">
            <text:p>54835</text:p>
          </table:table-cell>
          <table:table-cell office:value-type="float" office:value="53865" table:style-name="ce1">
            <text:p>53865</text:p>
          </table:table-cell>
          <table:table-cell office:value-type="float" office:value="54177" table:style-name="ce1">
            <text:p>54177</text:p>
          </table:table-cell>
          <table:table-cell office:value-type="float" office:value="54211" table:style-name="ce1">
            <text:p>54211</text:p>
          </table:table-cell>
          <table:table-cell office:value-type="float" office:value="55556" table:style-name="ce1">
            <text:p>55556</text:p>
          </table:table-cell>
          <table:table-cell office:value-type="float" office:value="56343" table:style-name="ce1">
            <text:p>56343</text:p>
          </table:table-cell>
          <table:table-cell office:value-type="float" office:value="57175" table:style-name="ce1">
            <text:p>57175</text:p>
          </table:table-cell>
          <table:table-cell office:value-type="float" office:value="56559" table:style-name="ce1">
            <text:p>56559</text:p>
          </table:table-cell>
          <table:table-cell office:value-type="float" office:value="56966" table:style-name="ce1">
            <text:p>56966</text:p>
          </table:table-cell>
          <table:table-cell office:value-type="float" office:value="56723" table:style-name="ce1">
            <text:p>56723</text:p>
          </table:table-cell>
          <table:table-cell office:value-type="float" office:value="57426" table:style-name="ce1">
            <text:p>57426</text:p>
          </table:table-cell>
          <table:table-cell office:value-type="float" office:value="57753" table:style-name="ce1">
            <text:p>57753</text:p>
          </table:table-cell>
          <table:table-cell office:value-type="float" office:value="57862" table:style-name="ce1">
            <text:p>57862</text:p>
          </table:table-cell>
          <table:table-cell office:value-type="float" office:value="57809" table:style-name="ce1">
            <text:p>57809</text:p>
          </table:table-cell>
          <table:table-cell office:value-type="float" office:value="55638" table:style-name="ce1">
            <text:p>55638</text:p>
          </table:table-cell>
          <table:table-cell office:value-type="float" office:value="56386" table:style-name="ce1">
            <text:p>56386</text:p>
          </table:table-cell>
          <table:table-cell office:value-type="float" office:value="56041" table:style-name="ce1">
            <text:p>56041</text:p>
          </table:table-cell>
          <table:table-cell office:value-type="float" office:value="56973" table:style-name="ce1">
            <text:p>56973</text:p>
          </table:table-cell>
          <table:table-cell office:value-type="float" office:value="57319" table:style-name="ce1">
            <text:p>57319</text:p>
          </table:table-cell>
          <table:table-cell office:value-type="float" office:value="57462" table:style-name="ce1">
            <text:p>57462</text:p>
          </table:table-cell>
          <table:table-cell office:value-type="float" office:value="57602" table:style-name="ce1">
            <text:p>57602</text:p>
          </table:table-cell>
          <table:table-cell office:value-type="float" office:value="57735" table:style-name="ce1">
            <text:p>57735</text:p>
          </table:table-cell>
          <table:table-cell office:value-type="float" office:value="57587" table:style-name="ce1">
            <text:p>57587</text:p>
          </table:table-cell>
          <table:table-cell office:value-type="float" office:value="57343" table:style-name="ce1">
            <text:p>57343</text:p>
          </table:table-cell>
          <table:table-cell office:value-type="float" office:value="56239" table:style-name="ce1">
            <text:p>56239</text:p>
          </table:table-cell>
          <table:table-cell office:value-type="float" office:value="55606" table:style-name="ce1">
            <text:p>55606</text:p>
          </table:table-cell>
          <table:table-cell office:value-type="float" office:value="55507" table:style-name="ce1">
            <text:p>55507</text:p>
          </table:table-cell>
          <table:table-cell office:value-type="float" office:value="55882" table:style-name="ce1">
            <text:p>55882</text:p>
          </table:table-cell>
          <table:table-cell office:value-type="float" office:value="55856" table:style-name="ce1">
            <text:p>55856</text:p>
          </table:table-cell>
          <table:table-cell office:value-type="float" office:value="55958" table:style-name="ce1">
            <text:p>55958</text:p>
          </table:table-cell>
          <table:table-cell office:value-type="float" office:value="56778" table:style-name="ce1">
            <text:p>56778</text:p>
          </table:table-cell>
          <table:table-cell office:value-type="float" office:value="56867" table:style-name="ce1">
            <text:p>56867</text:p>
          </table:table-cell>
          <table:table-cell office:value-type="float" office:value="56995" table:style-name="ce1">
            <text:p>56995</text:p>
          </table:table-cell>
          <table:table-cell office:value-type="float" office:value="56469" table:style-name="ce1">
            <text:p>56469</text:p>
          </table:table-cell>
          <table:table-cell office:value-type="float" office:value="56168" table:style-name="ce1">
            <text:p>56168</text:p>
          </table:table-cell>
          <table:table-cell office:value-type="float" office:value="56838" table:style-name="ce1">
            <text:p>56838</text:p>
          </table:table-cell>
          <table:table-cell table:number-columns-repeated="16336"/>
        </table:table-row>
        <table:table-row table:style-name="ro1">
          <table:table-cell office:value-type="string" table:style-name="ce4">
            <text:p>10 mM</text:p>
          </table:table-cell>
          <table:table-cell office:value-type="float" office:value="46442" table:style-name="ce1">
            <text:p>46442</text:p>
          </table:table-cell>
          <table:table-cell office:value-type="float" office:value="47941" table:style-name="ce1">
            <text:p>47941</text:p>
          </table:table-cell>
          <table:table-cell office:value-type="float" office:value="48839" table:style-name="ce1">
            <text:p>48839</text:p>
          </table:table-cell>
          <table:table-cell office:value-type="float" office:value="49768" table:style-name="ce1">
            <text:p>49768</text:p>
          </table:table-cell>
          <table:table-cell office:value-type="float" office:value="51386" table:style-name="ce1">
            <text:p>51386</text:p>
          </table:table-cell>
          <table:table-cell office:value-type="float" office:value="52629" table:style-name="ce1">
            <text:p>52629</text:p>
          </table:table-cell>
          <table:table-cell office:value-type="float" office:value="53442" table:style-name="ce1">
            <text:p>53442</text:p>
          </table:table-cell>
          <table:table-cell office:value-type="float" office:value="54174" table:style-name="ce1">
            <text:p>54174</text:p>
          </table:table-cell>
          <table:table-cell office:value-type="float" office:value="54807" table:style-name="ce1">
            <text:p>54807</text:p>
          </table:table-cell>
          <table:table-cell office:value-type="float" office:value="55483" table:style-name="ce1">
            <text:p>55483</text:p>
          </table:table-cell>
          <table:table-cell office:value-type="float" office:value="56561" table:style-name="ce1">
            <text:p>56561</text:p>
          </table:table-cell>
          <table:table-cell office:value-type="float" office:value="57229" table:style-name="ce1">
            <text:p>57229</text:p>
          </table:table-cell>
          <table:table-cell office:value-type="float" office:value="57287" table:style-name="ce1">
            <text:p>57287</text:p>
          </table:table-cell>
          <table:table-cell office:value-type="float" office:value="57801" table:style-name="ce1">
            <text:p>57801</text:p>
          </table:table-cell>
          <table:table-cell office:value-type="float" office:value="58214" table:style-name="ce1">
            <text:p>58214</text:p>
          </table:table-cell>
          <table:table-cell office:value-type="float" office:value="58534" table:style-name="ce1">
            <text:p>58534</text:p>
          </table:table-cell>
          <table:table-cell office:value-type="float" office:value="59000" table:style-name="ce1">
            <text:p>59000</text:p>
          </table:table-cell>
          <table:table-cell office:value-type="float" office:value="59261" table:style-name="ce1">
            <text:p>59261</text:p>
          </table:table-cell>
          <table:table-cell office:value-type="float" office:value="58694" table:style-name="ce1">
            <text:p>58694</text:p>
          </table:table-cell>
          <table:table-cell office:value-type="float" office:value="59135" table:style-name="ce1">
            <text:p>59135</text:p>
          </table:table-cell>
          <table:table-cell office:value-type="float" office:value="59371" table:style-name="ce1">
            <text:p>59371</text:p>
          </table:table-cell>
          <table:table-cell office:value-type="float" office:value="60270" table:style-name="ce1">
            <text:p>60270</text:p>
          </table:table-cell>
          <table:table-cell office:value-type="float" office:value="60148" table:style-name="ce1">
            <text:p>60148</text:p>
          </table:table-cell>
          <table:table-cell office:value-type="float" office:value="59268" table:style-name="ce1">
            <text:p>59268</text:p>
          </table:table-cell>
          <table:table-cell office:value-type="float" office:value="59532" table:style-name="ce1">
            <text:p>59532</text:p>
          </table:table-cell>
          <table:table-cell office:value-type="float" office:value="59559" table:style-name="ce1">
            <text:p>59559</text:p>
          </table:table-cell>
          <table:table-cell office:value-type="float" office:value="60250" table:style-name="ce1">
            <text:p>60250</text:p>
          </table:table-cell>
          <table:table-cell office:value-type="float" office:value="60901" table:style-name="ce1">
            <text:p>60901</text:p>
          </table:table-cell>
          <table:table-cell office:value-type="float" office:value="60086" table:style-name="ce1">
            <text:p>60086</text:p>
          </table:table-cell>
          <table:table-cell office:value-type="float" office:value="59489" table:style-name="ce1">
            <text:p>59489</text:p>
          </table:table-cell>
          <table:table-cell office:value-type="float" office:value="59534" table:style-name="ce1">
            <text:p>59534</text:p>
          </table:table-cell>
          <table:table-cell office:value-type="float" office:value="59632" table:style-name="ce1">
            <text:p>59632</text:p>
          </table:table-cell>
          <table:table-cell office:value-type="float" office:value="60357" table:style-name="ce1">
            <text:p>60357</text:p>
          </table:table-cell>
          <table:table-cell office:value-type="float" office:value="58631" table:style-name="ce1">
            <text:p>58631</text:p>
          </table:table-cell>
          <table:table-cell office:value-type="float" office:value="57431" table:style-name="ce1">
            <text:p>57431</text:p>
          </table:table-cell>
          <table:table-cell office:value-type="float" office:value="58181" table:style-name="ce1">
            <text:p>58181</text:p>
          </table:table-cell>
          <table:table-cell office:value-type="float" office:value="58242" table:style-name="ce1">
            <text:p>58242</text:p>
          </table:table-cell>
          <table:table-cell office:value-type="float" office:value="58171" table:style-name="ce1">
            <text:p>58171</text:p>
          </table:table-cell>
          <table:table-cell office:value-type="float" office:value="58013" table:style-name="ce1">
            <text:p>58013</text:p>
          </table:table-cell>
          <table:table-cell office:value-type="float" office:value="58195" table:style-name="ce1">
            <text:p>58195</text:p>
          </table:table-cell>
          <table:table-cell office:value-type="float" office:value="59568" table:style-name="ce1">
            <text:p>59568</text:p>
          </table:table-cell>
          <table:table-cell office:value-type="float" office:value="59758" table:style-name="ce1">
            <text:p>59758</text:p>
          </table:table-cell>
          <table:table-cell office:value-type="float" office:value="58847" table:style-name="ce1">
            <text:p>58847</text:p>
          </table:table-cell>
          <table:table-cell office:value-type="float" office:value="59208" table:style-name="ce1">
            <text:p>59208</text:p>
          </table:table-cell>
          <table:table-cell office:value-type="float" office:value="59516" table:style-name="ce1">
            <text:p>59516</text:p>
          </table:table-cell>
          <table:table-cell office:value-type="float" office:value="59496" table:style-name="ce1">
            <text:p>59496</text:p>
          </table:table-cell>
          <table:table-cell office:value-type="float" office:value="59284" table:style-name="ce1">
            <text:p>59284</text:p>
          </table:table-cell>
          <table:table-cell table:number-columns-repeated="16336"/>
        </table:table-row>
        <table:table-row table:style-name="ro1">
          <table:table-cell office:value-type="string" table:style-name="ce4">
            <text:p>10 mM</text:p>
          </table:table-cell>
          <table:table-cell office:value-type="float" office:value="46169" table:style-name="ce1">
            <text:p>46169</text:p>
          </table:table-cell>
          <table:table-cell office:value-type="float" office:value="48074" table:style-name="ce1">
            <text:p>48074</text:p>
          </table:table-cell>
          <table:table-cell office:value-type="float" office:value="49404" table:style-name="ce1">
            <text:p>49404</text:p>
          </table:table-cell>
          <table:table-cell office:value-type="float" office:value="49641" table:style-name="ce1">
            <text:p>49641</text:p>
          </table:table-cell>
          <table:table-cell office:value-type="float" office:value="50784" table:style-name="ce1">
            <text:p>50784</text:p>
          </table:table-cell>
          <table:table-cell office:value-type="float" office:value="52275" table:style-name="ce1">
            <text:p>52275</text:p>
          </table:table-cell>
          <table:table-cell office:value-type="float" office:value="53511" table:style-name="ce1">
            <text:p>53511</text:p>
          </table:table-cell>
          <table:table-cell office:value-type="float" office:value="54055" table:style-name="ce1">
            <text:p>54055</text:p>
          </table:table-cell>
          <table:table-cell office:value-type="float" office:value="55015" table:style-name="ce1">
            <text:p>55015</text:p>
          </table:table-cell>
          <table:table-cell office:value-type="float" office:value="56176" table:style-name="ce1">
            <text:p>56176</text:p>
          </table:table-cell>
          <table:table-cell office:value-type="float" office:value="56728" table:style-name="ce1">
            <text:p>56728</text:p>
          </table:table-cell>
          <table:table-cell office:value-type="float" office:value="56977" table:style-name="ce1">
            <text:p>56977</text:p>
          </table:table-cell>
          <table:table-cell office:value-type="float" office:value="57283" table:style-name="ce1">
            <text:p>57283</text:p>
          </table:table-cell>
          <table:table-cell office:value-type="float" office:value="58095" table:style-name="ce1">
            <text:p>58095</text:p>
          </table:table-cell>
          <table:table-cell office:value-type="float" office:value="58611" table:style-name="ce1">
            <text:p>58611</text:p>
          </table:table-cell>
          <table:table-cell office:value-type="float" office:value="58632" table:style-name="ce1">
            <text:p>58632</text:p>
          </table:table-cell>
          <table:table-cell office:value-type="float" office:value="59074" table:style-name="ce1">
            <text:p>59074</text:p>
          </table:table-cell>
          <table:table-cell office:value-type="float" office:value="59125" table:style-name="ce1">
            <text:p>59125</text:p>
          </table:table-cell>
          <table:table-cell office:value-type="float" office:value="59647" table:style-name="ce1">
            <text:p>59647</text:p>
          </table:table-cell>
          <table:table-cell office:value-type="float" office:value="60238" table:style-name="ce1">
            <text:p>60238</text:p>
          </table:table-cell>
          <table:table-cell office:value-type="float" office:value="60543" table:style-name="ce1">
            <text:p>60543</text:p>
          </table:table-cell>
          <table:table-cell office:value-type="float" office:value="60881" table:style-name="ce1">
            <text:p>60881</text:p>
          </table:table-cell>
          <table:table-cell office:value-type="float" office:value="61643" table:style-name="ce1">
            <text:p>61643</text:p>
          </table:table-cell>
          <table:table-cell office:value-type="float" office:value="61774" table:style-name="ce1">
            <text:p>61774</text:p>
          </table:table-cell>
          <table:table-cell office:value-type="float" office:value="61053" table:style-name="ce1">
            <text:p>61053</text:p>
          </table:table-cell>
          <table:table-cell office:value-type="float" office:value="62073" table:style-name="ce1">
            <text:p>62073</text:p>
          </table:table-cell>
          <table:table-cell office:value-type="float" office:value="62174" table:style-name="ce1">
            <text:p>62174</text:p>
          </table:table-cell>
          <table:table-cell office:value-type="float" office:value="62005" table:style-name="ce1">
            <text:p>62005</text:p>
          </table:table-cell>
          <table:table-cell office:value-type="float" office:value="61337" table:style-name="ce1">
            <text:p>61337</text:p>
          </table:table-cell>
          <table:table-cell office:value-type="float" office:value="60338" table:style-name="ce1">
            <text:p>60338</text:p>
          </table:table-cell>
          <table:table-cell office:value-type="float" office:value="61416" table:style-name="ce1">
            <text:p>61416</text:p>
          </table:table-cell>
          <table:table-cell office:value-type="float" office:value="61322" table:style-name="ce1">
            <text:p>61322</text:p>
          </table:table-cell>
          <table:table-cell office:value-type="float" office:value="61134" table:style-name="ce1">
            <text:p>61134</text:p>
          </table:table-cell>
          <table:table-cell office:value-type="float" office:value="60958" table:style-name="ce1">
            <text:p>60958</text:p>
          </table:table-cell>
          <table:table-cell office:value-type="float" office:value="60565" table:style-name="ce1">
            <text:p>60565</text:p>
          </table:table-cell>
          <table:table-cell office:value-type="float" office:value="62144" table:style-name="ce1">
            <text:p>62144</text:p>
          </table:table-cell>
          <table:table-cell office:value-type="float" office:value="61122" table:style-name="ce1">
            <text:p>61122</text:p>
          </table:table-cell>
          <table:table-cell office:value-type="float" office:value="60360" table:style-name="ce1">
            <text:p>60360</text:p>
          </table:table-cell>
          <table:table-cell office:value-type="float" office:value="60625" table:style-name="ce1">
            <text:p>60625</text:p>
          </table:table-cell>
          <table:table-cell office:value-type="float" office:value="61072" table:style-name="ce1">
            <text:p>61072</text:p>
          </table:table-cell>
          <table:table-cell office:value-type="float" office:value="61391" table:style-name="ce1">
            <text:p>61391</text:p>
          </table:table-cell>
          <table:table-cell office:value-type="float" office:value="61746" table:style-name="ce1">
            <text:p>61746</text:p>
          </table:table-cell>
          <table:table-cell office:value-type="float" office:value="61081" table:style-name="ce1">
            <text:p>61081</text:p>
          </table:table-cell>
          <table:table-cell office:value-type="float" office:value="61827" table:style-name="ce1">
            <text:p>61827</text:p>
          </table:table-cell>
          <table:table-cell office:value-type="float" office:value="62089" table:style-name="ce1">
            <text:p>62089</text:p>
          </table:table-cell>
          <table:table-cell office:value-type="float" office:value="61921" table:style-name="ce1">
            <text:p>61921</text:p>
          </table:table-cell>
          <table:table-cell office:value-type="float" office:value="61591" table:style-name="ce1">
            <text:p>61591</text:p>
          </table:table-cell>
          <table:table-cell table:number-columns-repeated="16336"/>
        </table:table-row>
        <table:table-row table:number-rows-repeated="1048504" table:style-name="ro2">
          <table:table-cell table:number-columns-repeated="16384"/>
        </table:table-row>
      </table:table>
      <table:table table:name="Sheet0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gramm: Tecan i-control</text:p>
          </table:table-cell>
          <table:table-cell table:number-columns-repeated="3" table:style-name="ce1"/>
          <table:table-cell office:value-type="string" table:style-name="ce1">
            <office:annotation draw:style-name="a32" svg:x="4.3in" svg:y="0in" svg:width="1.325in" svg:height="0.891666666666667in">
              <dc:creator>Hiwibeit</dc:creator>
              <text:p><text:span text:style-name="T1">Tecan.At.Common, 3.9.1.0</text:span><text:span text:style-name="T1"/></text:p>
              <text:p><text:span text:style-name="T1">Tecan.At.Common.DocumentManagement, 3.9.1.0</text:span><text:span text:style-name="T1"/></text:p>
              <text:p><text:span text:style-name="T1">Tecan.At.Common.DocumentManagement.Reader, 3.6.1.0</text:span><text:span text:style-name="T1"/></text:p>
              <text:p><text:span text:style-name="T1">Tecan.At.Common.MCS, 3.9.1.0</text:span><text:span text:style-name="T1"/></text:p>
              <text:p><text:span text:style-name="T1">Tecan.At.Common.Results, 3.9.1.0</text:span><text:span text:style-name="T1"/></text:p>
              <text:p><text:span text:style-name="T1">Tecan.At.Common.UI, 3.9.1.0</text:span><text:span text:style-name="T1"/></text:p>
              <text:p><text:span text:style-name="T1">Tecan.At.Common.UI.resources, 3.9.1.0</text:span><text:span text:style-name="T1"/></text:p>
              <text:p><text:span text:style-name="T1">Tecan.At.Communication.Common, 3.9.1.0</text:span><text:span text:style-name="T1"/></text:p>
              <text:p><text:span text:style-name="T1">Tecan.At.Communication.Port.IP, 3.9.1.0</text:span><text:span text:style-name="T1"/></text:p>
              <text:p><text:span text:style-name="T1">Tecan.At.Communication.Port.RS232, 3.9.1.0</text:span><text:span text:style-name="T1"/></text:p>
              <text:p><text:span text:style-name="T1">Tecan.At.Communication.Port.SIM.Common, 3.9.1.0</text:span><text:span text:style-name="T1"/></text:p>
              <text:p><text:span text:style-name="T1">Tecan.At.Communication.Port.SIM.Common.resources, 3.9.1.0</text:span><text:span text:style-name="T1"/></text:p>
              <text:p><text:span text:style-name="T1">Tecan.At.Communication.Port.USB, 3.9.1.0</text:span><text:span text:style-name="T1"/></text:p>
              <text:p><text:span text:style-name="T1">Tecan.At.Communication.Server, 3.9.1.0</text:span><text:span text:style-name="T1"/></text:p>
              <text:p><text:span text:style-name="T1">Tecan.At.Communication.SIM.AMR, 3.6.1.0</text:span><text:span text:style-name="T1"/></text:p>
              <text:p><text:span text:style-name="T1">Tecan.At.Communication.SIM.AMR.resources, 3.6.1.0</text:span><text:span text:style-name="T1"/></text:p>
              <text:p><text:span text:style-name="T1">Tecan.At.Communication.SIM.AMRPlus, 3.6.1.0</text:span><text:span text:style-name="T1"/></text:p>
              <text:p><text:span text:style-name="T1">Tecan.At.Communication.SIM.AMRPlus.resources, 3.6.1.0</text:span><text:span text:style-name="T1"/></text:p>
              <text:p><text:span text:style-name="T1">Tecan.At.Communication.SIM.Connect, 3.9.1.0</text:span><text:span text:style-name="T1"/></text:p>
              <text:p><text:span text:style-name="T1">Tecan.At.Communication.SIM.GeniosUltra, 3.6.1.0</text:span><text:span text:style-name="T1"/></text:p>
              <text:p><text:span text:style-name="T1">Tecan.At.Communication.SIM.GeniosUltra.resources, 3.6.1.0</text:span><text:span text:style-name="T1"/></text:p>
              <text:p><text:span text:style-name="T1">Tecan.At.Communication.SIM.Safire3, 3.6.1.0</text:span><text:span text:style-name="T1"/></text:p>
              <text:p><text:span text:style-name="T1">Tecan.At.Communication.SIM.Safire3.resources, 3.6.1.0</text:span><text:span text:style-name="T1"/></text:p>
              <text:p><text:span text:style-name="T1">Tecan.At.Communication.SIM.Safire3Pro, 3.6.1.0</text:span><text:span text:style-name="T1"/></text:p>
              <text:p><text:span text:style-name="T1">Tecan.At.Communication.SIM.Safire3Pro.resources, 3.6.1.0</text:span><text:span text:style-name="T1"/></text:p>
              <text:p><text:span text:style-name="T1">Tecan.At.Communication.SIM.SunriseMini, 3.6.1.0</text:span><text:span text:style-name="T1"/></text:p>
              <text:p><text:span text:style-name="T1">Tecan.At.Communication.SIM.SunriseMini.resources, 3.6.1.0</text:span><text:span text:style-name="T1"/></text:p>
              <text:p><text:span text:style-name="T1">Tecan.At.Instrument.Common, 3.9.1.0</text:span><text:span text:style-name="T1"/></text:p>
              <text:p><text:span text:style-name="T1">Tecan.At.Instrument.Common.GCM, 3.9.1.0</text:span><text:span text:style-name="T1"/></text:p>
              <text:p><text:span text:style-name="T1">Tecan.At.Instrument.Common.Reader, 3.6.1.0</text:span><text:span text:style-name="T1"/></text:p>
              <text:p><text:span text:style-name="T1">Tecan.At.Instrument.Common.resources, 3.9.1.0</text:span><text:span text:style-name="T1"/></text:p>
              <text:p><text:span text:style-name="T1">Tecan.At.Instrument.Common.Stacker, 3.9.1.0</text:span><text:span text:style-name="T1"/></text:p>
              <text:p><text:span text:style-name="T1">Tecan.At.Instrument.Gas.GCM, 3.9.1.0</text:span><text:span text:style-name="T1"/></text:p>
              <text:p><text:span text:style-name="T1">Tecan.At.Instrument.GCM.Server, 3.9.1.0</text:span><text:span text:style-name="T1"/></text:p>
              <text:p><text:span text:style-name="T1">Tecan.At.Instrument.Reader.AMR, 3.6.1.0</text:span><text:span text:style-name="T1"/></text:p>
              <text:p><text:span text:style-name="T1">Tecan.At.Instrument.Reader.AMRPlus, 3.6.1.0</text:span><text:span text:style-name="T1"/></text:p>
              <text:p><text:span text:style-name="T1">Tecan.At.Instrument.Reader.GeniosUltra, 3.6.1.0</text:span><text:span text:style-name="T1"/></text:p>
              <text:p><text:span text:style-name="T1">Tecan.At.Instrument.Reader.Safire3, 3.6.1.0</text:span><text:span text:style-name="T1"/></text:p>
              <text:p><text:span text:style-name="T1">Tecan.At.Instrument.Reader.Safire3Pro, 3.6.1.0</text:span><text:span text:style-name="T1"/></text:p>
              <text:p><text:span text:style-name="T1">Tecan.At.Instrument.Reader.SunriseMini, 3.6.1.0</text:span><text:span text:style-name="T1"/></text:p>
              <text:p><text:span text:style-name="T1">Tecan.At.Instrument.Server, 3.9.1.0</text:span><text:span text:style-name="T1"/></text:p>
              <text:p><text:span text:style-name="T1">Tecan.At.Instrument.Server.resources, 3.9.1.0</text:span><text:span text:style-name="T1"/></text:p>
              <text:p><text:span text:style-name="T1">Tecan.At.Instrument.Stacker.Connect, 3.9.1.0</text:span><text:span text:style-name="T1"/></text:p>
              <text:p><text:span text:style-name="T1">Tecan.At.Instrument.Stacker.Server, 3.9.1.0</text:span><text:span text:style-name="T1"/></text:p>
              <text:p><text:span text:style-name="T1">Tecan.At.Measurement.BuiltInTest.Common, 3.6.1.0</text:span><text:span text:style-name="T1"/></text:p>
              <text:p><text:span text:style-name="T1">Tecan.At.Measurement.Common, 3.6.1.0</text:span><text:span text:style-name="T1"/></text:p>
              <text:p><text:span text:style-name="T1">Tecan.At.Measurement.Server, 3.6.1.0</text:span><text:span text:style-name="T1"/></text:p>
              <text:p><text:span text:style-name="T1">Tecan.At.XFluor, 2.0.10.0</text:span><text:span text:style-name="T1"/></text:p>
              <text:p><text:span text:style-name="T1">Tecan.At.XFluor.Connect.Reader, 2.0.10.0</text:span><text:span text:style-name="T1"/></text:p>
              <text:p><text:span text:style-name="T1">Tecan.At.XFluor.Connect.Reader.resources, 2.0.10.0</text:span><text:span text:style-name="T1"/></text:p>
              <text:p><text:span text:style-name="T1">Tecan.At.XFluor.Core, 2.0.10.0</text:span><text:span text:style-name="T1"/></text:p>
              <text:p><text:span text:style-name="T1">Tecan.At.XFluor.Core.resources, 2.0.10.0</text:span><text:span text:style-name="T1"/></text:p>
              <text:p><text:span text:style-name="T1">Tecan.At.XFluor.Device, 2.0.10.0</text:span><text:span text:style-name="T1"/></text:p>
              <text:p><text:span text:style-name="T1">Tecan.At.XFluor.Device.AMR, 2.0.10.0</text:span><text:span text:style-name="T1"/></text:p>
              <text:p><text:span text:style-name="T1">Tecan.At.XFluor.Device.AMR.resources, 2.0.10.0</text:span><text:span text:style-name="T1"/></text:p>
              <text:p><text:span text:style-name="T1">Tecan.At.XFluor.Device.AMRPlus, 2.0.10.0</text:span><text:span text:style-name="T1"/></text:p>
              <text:p><text:span text:style-name="T1">Tecan.At.XFluor.Device.GeniosUltra, 2.0.10.0</text:span><text:span text:style-name="T1"/></text:p>
              <text:p><text:span text:style-name="T1">Tecan.At.XFluor.Device.Reader, 2.0.10.0</text:span><text:span text:style-name="T1"/></text:p>
              <text:p><text:span text:style-name="T1">Tecan.At.XFluor.Device.resources, 2.0.10.0</text:span><text:span text:style-name="T1"/></text:p>
              <text:p><text:span text:style-name="T1">Tecan.At.XFluor.Device.Safire3, 2.0.10.0</text:span><text:span text:style-name="T1"/></text:p>
              <text:p><text:span text:style-name="T1">Tecan.At.XFluor.Device.Safire3Pro, 2.0.10.0</text:span><text:span text:style-name="T1"/></text:p>
              <text:p><text:span text:style-name="T1">Tecan.At.XFluor.Device.SunriseMini, 2.0.10.0</text:span><text:span text:style-name="T1"/></text:p>
              <text:p><text:span text:style-name="T1">Tecan.At.XFluor.ExcelOutput, 2.0.10.0</text:span><text:span text:style-name="T1"/></text:p>
              <text:p><text:span text:style-name="T1">Tecan.At.XFluor.NanoQuant, 2.0.10.0</text:span><text:span text:style-name="T1"/></text:p>
              <text:p><text:span text:style-name="T1">Tecan.At.XFluor.NanoQuant.resources, 2.0.10.0</text:span><text:span text:style-name="T1"/></text:p>
              <text:p><text:span text:style-name="T1">Tecan.At.XFluor.ReaderEditor, 2.0.10.0</text:span><text:span text:style-name="T1"/></text:p>
              <text:p><text:span text:style-name="T1">Tecan.At.XFluor.ReaderEditor.resources, 2.0.10.0</text:span><text:span text:style-name="T1"/></text:p>
              <text:p><text:span text:style-name="T1">Tecan.At.XFluor.resources, 2.0.10.0</text:span><text:span text:style-name="T1"/></text:p>
              <text:p/>
            </office:annotation>
            <text:p>Tecan i-control , 2.0.1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erät: infinite 200</text:p>
          </table:table-cell>
          <table:table-cell table:number-columns-repeated="3" table:style-name="ce1"/>
          <table:table-cell office:value-type="string" table:style-name="ce1">
            <text:p>Seriennummer: 705000573</text:p>
          </table:table-cell>
          <table:table-cell table:number-columns-repeated="3" table:style-name="ce1"/>
          <table:table-cell office:value-type="string" table:style-name="ce1">
            <text:p>Seriennummer des verbundenen Staplers: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Firmware: V_2.02_11/06_InfiniTe (Dec 13 2006/16.18.16)</text:p>
          </table:table-cell>
          <table:table-cell table:number-columns-repeated="3" table:style-name="ce1"/>
          <table:table-cell office:value-type="string" table:style-name="ce1">
            <office:annotation draw:style-name="a33" svg:x="4.3in" svg:y="0.3in" svg:width="1.325in" svg:height="0.891666666666667in">
              <dc:creator>Hiwibeit</dc:creator>
              <text:p><text:span text:style-name="T1">EHC, V_2.02_11/06_InfiniTe (Dec 13 2006/16.18.16)</text:span><text:span text:style-name="T1"/></text:p>
              <text:p><text:span text:style-name="T1">MTP, V_2.02_11/06_InfiniTe (Dec 13 2006/16.18.16)</text:span><text:span text:style-name="T1"/></text:p>
              <text:p><text:span text:style-name="T1">FIL, V_2.00_04/06_FILTER (Apr <text:s/>5 2006/11.37.11)</text:span><text:span text:style-name="T1"/></text:p>
              <text:p/>
            </office:annotation>
            <text:p>MAI, V_2.02_11/06_InfiniTe (Dec 13 2006/16.18.16)</text:p>
          </table:table-cell>
          <table:table-cell table:number-columns-repeated="16379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Datum:</text:p>
          </table:table-cell>
          <table:table-cell office:value-type="string" table:style-name="ce1">
            <text:p>20.11.202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Zeit:</text:p>
          </table:table-cell>
          <table:table-cell office:value-type="string" table:style-name="ce1">
            <text:p>11:09:33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System</text:p>
          </table:table-cell>
          <table:table-cell table:number-columns-repeated="3" table:style-name="ce1"/>
          <table:table-cell office:value-type="string" table:style-name="ce1">
            <text:p>UKSPA-1086651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nwender</text:p>
          </table:table-cell>
          <table:table-cell table:number-columns-repeated="3" table:style-name="ce1"/>
          <table:table-cell office:value-type="string" table:style-name="ce1">
            <text:p>UNI-KIEL\hiwibei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tte</text:p>
          </table:table-cell>
          <table:table-cell table:number-columns-repeated="3" table:style-name="ce1"/>
          <table:table-cell office:value-type="string" table:style-name="ce1">
            <text:p>Greiner 96 Flat Bottom Black Polystyrene Cat. No.: 655079/655086/655077/655076 <text:s text:c="2"/>[GRE96fb_chimney.pdfx]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tten-ID (Stapler)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Schütteln (Linear) Dauer:</text:p>
          </table:table-cell>
          <table:table-cell table:number-columns-repeated="3" table:style-name="ce2"/>
          <table:table-cell office:value-type="float" office:value="3" table:style-name="ce2">
            <text:p>3</text:p>
          </table:table-cell>
          <table:table-cell office:value-type="string" table:style-name="ce2">
            <text:p>s</text:p>
          </table:table-cell>
          <table:table-cell table:number-columns-repeated="6" table:style-name="ce2"/>
          <table:table-cell table:number-columns-repeated="16372"/>
        </table:table-row>
        <table:table-row table:style-name="ro1">
          <table:table-cell office:value-type="string" table:style-name="ce2">
            <text:p>Schütteln (Linear) Amplitude:</text:p>
          </table:table-cell>
          <table:table-cell table:number-columns-repeated="3" table:style-name="ce2"/>
          <table:table-cell office:value-type="float" office:value="1" table:style-name="ce2">
            <text:p>1</text:p>
          </table:table-cell>
          <table:table-cell office:value-type="string" table:style-name="ce2">
            <text:p>mm</text:p>
          </table:table-cell>
          <table:table-cell table:number-columns-repeated="6" table:style-name="ce2"/>
          <table:table-cell table:number-columns-repeated="16372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Liste der Aktionen in diesem Mess-Script:</text:p>
          </table:table-cell>
          <table:table-cell table:number-columns-repeated="11" table:style-name="ce2"/>
          <table:table-cell table:number-columns-repeated="16372"/>
        </table:table-row>
        <table:table-row table:style-name="ro1">
          <table:table-cell office:value-type="string" table:style-name="ce2">
            <text:p>Kinetik</text:p>
          </table:table-cell>
          <table:table-cell table:number-columns-repeated="11" table:style-name="ce2"/>
          <table:table-cell table:number-columns-repeated="16372"/>
        </table:table-row>
        <table:table-row table:style-name="ro1">
          <table:table-cell office:value-type="string" table:style-name="ce2">
            <text:p>Fluoreszenz</text:p>
          </table:table-cell>
          <table:table-cell table:number-columns-repeated="11" table:style-name="ce2"/>
          <table:table-cell table:number-columns-repeated="16372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Label: Label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etik - Messun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etik - Dauer</text:p>
          </table:table-cell>
          <table:table-cell table:number-columns-repeated="3" table:style-name="ce1"/>
          <table:table-cell office:value-type="time" office:time-value="PT0H10M0S" table:style-name="ce3">
            <text:p>00:10: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rvallzeit</text:p>
          </table:table-cell>
          <table:table-cell table:number-columns-repeated="3" table:style-name="ce1"/>
          <table:table-cell office:value-type="time" office:time-value="PT0H0M10S" table:style-name="ce3">
            <text:p>00:00:1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odus</text:p>
          </table:table-cell>
          <table:table-cell table:number-columns-repeated="3" table:style-name="ce1"/>
          <table:table-cell office:value-type="string" table:style-name="ce1">
            <text:p>Fluoreszenz Messung von obe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xzitationswellenlänge</text:p>
          </table:table-cell>
          <table:table-cell table:number-columns-repeated="3" table:style-name="ce1"/>
          <table:table-cell office:value-type="float" office:value="485" table:style-name="ce1">
            <text:p>48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missionswellenlänge</text:p>
          </table:table-cell>
          <table:table-cell table:number-columns-repeated="3" table:style-name="ce1"/>
          <table:table-cell office:value-type="float" office:value="535" table:style-name="ce1">
            <text:p>53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xzitationsbandbreite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missionsbandbreite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Verstärkung</text:p>
          </table:table-cell>
          <table:table-cell table:number-columns-repeated="3" table:style-name="ce1"/>
          <table:table-cell office:value-type="float" office:value="144" table:style-name="ce1">
            <text:p>144</text:p>
          </table:table-cell>
          <table:table-cell office:value-type="string" table:style-name="ce1">
            <text:p>Optimal (100%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Anzahl der Blitze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grationszeit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µ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Verzögerungszeit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µ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Ruhezeit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Bereich der Platte</text:p>
          </table:table-cell>
          <table:table-cell table:number-columns-repeated="3" table:style-name="ce1"/>
          <table:table-cell office:value-type="string" table:style-name="ce1">
            <text:p>A1-D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tartzeit:</text:p>
          </table:table-cell>
          <table:table-cell office:value-type="string" table:style-name="ce1">
            <text:p>20.11.2025 11:09:53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6">
            <text:p>Warnung:</text:p>
          </table:table-cell>
          <table:table-cell office:value-type="string" table:style-name="ce6">
            <text:p>Die vorgegebene Kinetik-Intervall Zeit konnte nicht eingehalten werden (Zyklus):</text:p>
          </table:table-cell>
          <table:table-cell table:number-columns-repeated="10" table:style-name="ce6"/>
          <table:table-cell table:number-columns-repeated="16372"/>
        </table:table-row>
        <table:table-row table:style-name="ro1">
          <table:table-cell table:style-name="ce6"/>
          <table:table-cell office:value-type="string" table:style-name="ce6">
            <text:p>2, 3, 4, 5, 6, 7, 8, 9</text:p>
          </table:table-cell>
          <table:table-cell table:number-columns-repeated="10" table:style-name="ce6"/>
          <table:table-cell table:number-columns-repeated="16372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4">
            <text:p>Zyklus Nr.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office:value-type="float" office:value="9" table:style-name="ce4">
            <text:p>9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4">
            <text:p>Zeit [s]</text:p>
          </table:table-cell>
          <table:table-cell office:value-type="float" office:value="0" table:style-name="ce1">
            <text:p>0</text:p>
          </table:table-cell>
          <table:table-cell office:value-type="float" office:value="12.8" table:style-name="ce1">
            <text:p>12,8</text:p>
          </table:table-cell>
          <table:table-cell office:value-type="float" office:value="25.5" table:style-name="ce1">
            <text:p>25,5</text:p>
          </table:table-cell>
          <table:table-cell office:value-type="float" office:value="38.299999999999997" table:style-name="ce1">
            <text:p>38,3</text:p>
          </table:table-cell>
          <table:table-cell office:value-type="float" office:value="51" table:style-name="ce1">
            <text:p>51</text:p>
          </table:table-cell>
          <table:table-cell office:value-type="float" office:value="63.8" table:style-name="ce1">
            <text:p>63,8</text:p>
          </table:table-cell>
          <table:table-cell office:value-type="float" office:value="76.5" table:style-name="ce1">
            <text:p>76,5</text:p>
          </table:table-cell>
          <table:table-cell office:value-type="float" office:value="89.3" table:style-name="ce1">
            <text:p>89,3</text:p>
          </table:table-cell>
          <table:table-cell office:value-type="float" office:value="102" table:style-name="ce1">
            <text:p>102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4">
            <text:p>Temp. [°C]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4">
            <text:p>A1</text:p>
          </table:table-cell>
          <table:table-cell office:value-type="float" office:value="44176" table:style-name="ce1">
            <text:p>44176</text:p>
          </table:table-cell>
          <table:table-cell office:value-type="float" office:value="44079" table:style-name="ce1">
            <text:p>44079</text:p>
          </table:table-cell>
          <table:table-cell office:value-type="float" office:value="44272" table:style-name="ce1">
            <text:p>44272</text:p>
          </table:table-cell>
          <table:table-cell office:value-type="float" office:value="43763" table:style-name="ce1">
            <text:p>43763</text:p>
          </table:table-cell>
          <table:table-cell office:value-type="float" office:value="43030" table:style-name="ce1">
            <text:p>43030</text:p>
          </table:table-cell>
          <table:table-cell office:value-type="float" office:value="43380" table:style-name="ce1">
            <text:p>43380</text:p>
          </table:table-cell>
          <table:table-cell office:value-type="float" office:value="43803" table:style-name="ce1">
            <text:p>43803</text:p>
          </table:table-cell>
          <table:table-cell office:value-type="float" office:value="43672" table:style-name="ce1">
            <text:p>43672</text:p>
          </table:table-cell>
          <table:table-cell office:value-type="float" office:value="43275" table:style-name="ce1">
            <text:p>43275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4">
            <text:p>A2</text:p>
          </table:table-cell>
          <table:table-cell office:value-type="float" office:value="43930" table:style-name="ce1">
            <text:p>43930</text:p>
          </table:table-cell>
          <table:table-cell office:value-type="float" office:value="44135" table:style-name="ce1">
            <text:p>44135</text:p>
          </table:table-cell>
          <table:table-cell office:value-type="float" office:value="43867" table:style-name="ce1">
            <text:p>43867</text:p>
          </table:table-cell>
          <table:table-cell office:value-type="float" office:value="43207" table:style-name="ce1">
            <text:p>43207</text:p>
          </table:table-cell>
          <table:table-cell office:value-type="float" office:value="43558" table:style-name="ce1">
            <text:p>43558</text:p>
          </table:table-cell>
          <table:table-cell office:value-type="float" office:value="43071" table:style-name="ce1">
            <text:p>43071</text:p>
          </table:table-cell>
          <table:table-cell office:value-type="float" office:value="42571" table:style-name="ce1">
            <text:p>42571</text:p>
          </table:table-cell>
          <table:table-cell office:value-type="float" office:value="42963" table:style-name="ce1">
            <text:p>42963</text:p>
          </table:table-cell>
          <table:table-cell office:value-type="float" office:value="43037" table:style-name="ce1">
            <text:p>43037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4">
            <text:p>A3</text:p>
          </table:table-cell>
          <table:table-cell office:value-type="float" office:value="43992" table:style-name="ce1">
            <text:p>43992</text:p>
          </table:table-cell>
          <table:table-cell office:value-type="float" office:value="44251" table:style-name="ce1">
            <text:p>44251</text:p>
          </table:table-cell>
          <table:table-cell office:value-type="float" office:value="43909" table:style-name="ce1">
            <text:p>43909</text:p>
          </table:table-cell>
          <table:table-cell office:value-type="float" office:value="43808" table:style-name="ce1">
            <text:p>43808</text:p>
          </table:table-cell>
          <table:table-cell office:value-type="float" office:value="43462" table:style-name="ce1">
            <text:p>43462</text:p>
          </table:table-cell>
          <table:table-cell office:value-type="float" office:value="43040" table:style-name="ce1">
            <text:p>43040</text:p>
          </table:table-cell>
          <table:table-cell office:value-type="float" office:value="43301" table:style-name="ce1">
            <text:p>43301</text:p>
          </table:table-cell>
          <table:table-cell office:value-type="float" office:value="43010" table:style-name="ce1">
            <text:p>43010</text:p>
          </table:table-cell>
          <table:table-cell office:value-type="float" office:value="43368" table:style-name="ce1">
            <text:p>43368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4">
            <text:p>A4</text:p>
          </table:table-cell>
          <table:table-cell office:value-type="float" office:value="43986" table:style-name="ce1">
            <text:p>43986</text:p>
          </table:table-cell>
          <table:table-cell office:value-type="float" office:value="44001" table:style-name="ce1">
            <text:p>44001</text:p>
          </table:table-cell>
          <table:table-cell office:value-type="float" office:value="43797" table:style-name="ce1">
            <text:p>43797</text:p>
          </table:table-cell>
          <table:table-cell office:value-type="float" office:value="43584" table:style-name="ce1">
            <text:p>43584</text:p>
          </table:table-cell>
          <table:table-cell office:value-type="float" office:value="43252" table:style-name="ce1">
            <text:p>43252</text:p>
          </table:table-cell>
          <table:table-cell office:value-type="float" office:value="43402" table:style-name="ce1">
            <text:p>43402</text:p>
          </table:table-cell>
          <table:table-cell office:value-type="float" office:value="43511" table:style-name="ce1">
            <text:p>43511</text:p>
          </table:table-cell>
          <table:table-cell office:value-type="float" office:value="43161" table:style-name="ce1">
            <text:p>43161</text:p>
          </table:table-cell>
          <table:table-cell office:value-type="float" office:value="43264" table:style-name="ce1">
            <text:p>43264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4">
            <text:p>B1</text:p>
          </table:table-cell>
          <table:table-cell office:value-type="float" office:value="44036" table:style-name="ce1">
            <text:p>44036</text:p>
          </table:table-cell>
          <table:table-cell office:value-type="float" office:value="43698" table:style-name="ce1">
            <text:p>43698</text:p>
          </table:table-cell>
          <table:table-cell office:value-type="float" office:value="43785" table:style-name="ce1">
            <text:p>43785</text:p>
          </table:table-cell>
          <table:table-cell office:value-type="float" office:value="43763" table:style-name="ce1">
            <text:p>43763</text:p>
          </table:table-cell>
          <table:table-cell office:value-type="float" office:value="43582" table:style-name="ce1">
            <text:p>43582</text:p>
          </table:table-cell>
          <table:table-cell office:value-type="float" office:value="42870" table:style-name="ce1">
            <text:p>42870</text:p>
          </table:table-cell>
          <table:table-cell office:value-type="float" office:value="43423" table:style-name="ce1">
            <text:p>43423</text:p>
          </table:table-cell>
          <table:table-cell office:value-type="float" office:value="43090" table:style-name="ce1">
            <text:p>43090</text:p>
          </table:table-cell>
          <table:table-cell office:value-type="float" office:value="42877" table:style-name="ce1">
            <text:p>42877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B2</text:p>
          </table:table-cell>
          <table:table-cell office:value-type="float" office:value="44016" table:style-name="ce1">
            <text:p>44016</text:p>
          </table:table-cell>
          <table:table-cell office:value-type="float" office:value="44315" table:style-name="ce1">
            <text:p>44315</text:p>
          </table:table-cell>
          <table:table-cell office:value-type="float" office:value="43658" table:style-name="ce1">
            <text:p>43658</text:p>
          </table:table-cell>
          <table:table-cell office:value-type="float" office:value="42797" table:style-name="ce1">
            <text:p>42797</text:p>
          </table:table-cell>
          <table:table-cell office:value-type="float" office:value="43306" table:style-name="ce1">
            <text:p>43306</text:p>
          </table:table-cell>
          <table:table-cell office:value-type="float" office:value="43314" table:style-name="ce1">
            <text:p>43314</text:p>
          </table:table-cell>
          <table:table-cell office:value-type="float" office:value="43308" table:style-name="ce1">
            <text:p>43308</text:p>
          </table:table-cell>
          <table:table-cell office:value-type="float" office:value="43339" table:style-name="ce1">
            <text:p>43339</text:p>
          </table:table-cell>
          <table:table-cell office:value-type="float" office:value="43163" table:style-name="ce1">
            <text:p>43163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B3</text:p>
          </table:table-cell>
          <table:table-cell office:value-type="float" office:value="43885" table:style-name="ce1">
            <text:p>43885</text:p>
          </table:table-cell>
          <table:table-cell office:value-type="float" office:value="43901" table:style-name="ce1">
            <text:p>43901</text:p>
          </table:table-cell>
          <table:table-cell office:value-type="float" office:value="43416" table:style-name="ce1">
            <text:p>43416</text:p>
          </table:table-cell>
          <table:table-cell office:value-type="float" office:value="43281" table:style-name="ce1">
            <text:p>43281</text:p>
          </table:table-cell>
          <table:table-cell office:value-type="float" office:value="43287" table:style-name="ce1">
            <text:p>43287</text:p>
          </table:table-cell>
          <table:table-cell office:value-type="float" office:value="43285" table:style-name="ce1">
            <text:p>43285</text:p>
          </table:table-cell>
          <table:table-cell office:value-type="float" office:value="43086" table:style-name="ce1">
            <text:p>43086</text:p>
          </table:table-cell>
          <table:table-cell office:value-type="float" office:value="43272" table:style-name="ce1">
            <text:p>43272</text:p>
          </table:table-cell>
          <table:table-cell office:value-type="float" office:value="43110" table:style-name="ce1">
            <text:p>4311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B4</text:p>
          </table:table-cell>
          <table:table-cell office:value-type="float" office:value="44082" table:style-name="ce1">
            <text:p>44082</text:p>
          </table:table-cell>
          <table:table-cell office:value-type="float" office:value="43904" table:style-name="ce1">
            <text:p>43904</text:p>
          </table:table-cell>
          <table:table-cell office:value-type="float" office:value="43695" table:style-name="ce1">
            <text:p>43695</text:p>
          </table:table-cell>
          <table:table-cell office:value-type="float" office:value="43461" table:style-name="ce1">
            <text:p>43461</text:p>
          </table:table-cell>
          <table:table-cell office:value-type="float" office:value="43318" table:style-name="ce1">
            <text:p>43318</text:p>
          </table:table-cell>
          <table:table-cell office:value-type="float" office:value="43400" table:style-name="ce1">
            <text:p>43400</text:p>
          </table:table-cell>
          <table:table-cell office:value-type="float" office:value="43186" table:style-name="ce1">
            <text:p>43186</text:p>
          </table:table-cell>
          <table:table-cell office:value-type="float" office:value="43045" table:style-name="ce1">
            <text:p>43045</text:p>
          </table:table-cell>
          <table:table-cell office:value-type="float" office:value="43169" table:style-name="ce1">
            <text:p>43169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C1</text:p>
          </table:table-cell>
          <table:table-cell office:value-type="float" office:value="44142" table:style-name="ce1">
            <text:p>44142</text:p>
          </table:table-cell>
          <table:table-cell office:value-type="float" office:value="43595" table:style-name="ce1">
            <text:p>43595</text:p>
          </table:table-cell>
          <table:table-cell office:value-type="float" office:value="43574" table:style-name="ce1">
            <text:p>43574</text:p>
          </table:table-cell>
          <table:table-cell office:value-type="float" office:value="43496" table:style-name="ce1">
            <text:p>43496</text:p>
          </table:table-cell>
          <table:table-cell office:value-type="float" office:value="43246" table:style-name="ce1">
            <text:p>43246</text:p>
          </table:table-cell>
          <table:table-cell office:value-type="float" office:value="43535" table:style-name="ce1">
            <text:p>43535</text:p>
          </table:table-cell>
          <table:table-cell office:value-type="float" office:value="43015" table:style-name="ce1">
            <text:p>43015</text:p>
          </table:table-cell>
          <table:table-cell office:value-type="float" office:value="42932" table:style-name="ce1">
            <text:p>42932</text:p>
          </table:table-cell>
          <table:table-cell office:value-type="float" office:value="43105" table:style-name="ce1">
            <text:p>43105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C2</text:p>
          </table:table-cell>
          <table:table-cell office:value-type="float" office:value="43814" table:style-name="ce1">
            <text:p>43814</text:p>
          </table:table-cell>
          <table:table-cell office:value-type="float" office:value="44070" table:style-name="ce1">
            <text:p>44070</text:p>
          </table:table-cell>
          <table:table-cell office:value-type="float" office:value="43304" table:style-name="ce1">
            <text:p>43304</text:p>
          </table:table-cell>
          <table:table-cell office:value-type="float" office:value="43612" table:style-name="ce1">
            <text:p>43612</text:p>
          </table:table-cell>
          <table:table-cell office:value-type="float" office:value="43250" table:style-name="ce1">
            <text:p>43250</text:p>
          </table:table-cell>
          <table:table-cell office:value-type="float" office:value="43214" table:style-name="ce1">
            <text:p>43214</text:p>
          </table:table-cell>
          <table:table-cell office:value-type="float" office:value="43173" table:style-name="ce1">
            <text:p>43173</text:p>
          </table:table-cell>
          <table:table-cell office:value-type="float" office:value="43055" table:style-name="ce1">
            <text:p>43055</text:p>
          </table:table-cell>
          <table:table-cell office:value-type="float" office:value="43131" table:style-name="ce1">
            <text:p>43131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C3</text:p>
          </table:table-cell>
          <table:table-cell office:value-type="float" office:value="43861" table:style-name="ce1">
            <text:p>43861</text:p>
          </table:table-cell>
          <table:table-cell office:value-type="float" office:value="43564" table:style-name="ce1">
            <text:p>43564</text:p>
          </table:table-cell>
          <table:table-cell office:value-type="float" office:value="43349" table:style-name="ce1">
            <text:p>43349</text:p>
          </table:table-cell>
          <table:table-cell office:value-type="float" office:value="43230" table:style-name="ce1">
            <text:p>43230</text:p>
          </table:table-cell>
          <table:table-cell office:value-type="float" office:value="43390" table:style-name="ce1">
            <text:p>43390</text:p>
          </table:table-cell>
          <table:table-cell office:value-type="float" office:value="43585" table:style-name="ce1">
            <text:p>43585</text:p>
          </table:table-cell>
          <table:table-cell office:value-type="float" office:value="42998" table:style-name="ce1">
            <text:p>42998</text:p>
          </table:table-cell>
          <table:table-cell office:value-type="float" office:value="42834" table:style-name="ce1">
            <text:p>42834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4">
            <text:p>C4</text:p>
          </table:table-cell>
          <table:table-cell office:value-type="float" office:value="43864" table:style-name="ce1">
            <text:p>43864</text:p>
          </table:table-cell>
          <table:table-cell office:value-type="float" office:value="43639" table:style-name="ce1">
            <text:p>43639</text:p>
          </table:table-cell>
          <table:table-cell office:value-type="float" office:value="42963" table:style-name="ce1">
            <text:p>42963</text:p>
          </table:table-cell>
          <table:table-cell office:value-type="float" office:value="43055" table:style-name="ce1">
            <text:p>43055</text:p>
          </table:table-cell>
          <table:table-cell office:value-type="float" office:value="43448" table:style-name="ce1">
            <text:p>43448</text:p>
          </table:table-cell>
          <table:table-cell office:value-type="float" office:value="43491" table:style-name="ce1">
            <text:p>43491</text:p>
          </table:table-cell>
          <table:table-cell office:value-type="float" office:value="43273" table:style-name="ce1">
            <text:p>43273</text:p>
          </table:table-cell>
          <table:table-cell office:value-type="float" office:value="43112" table:style-name="ce1">
            <text:p>4311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4">
            <text:p>D1</text:p>
          </table:table-cell>
          <table:table-cell office:value-type="float" office:value="44208" table:style-name="ce1">
            <text:p>44208</text:p>
          </table:table-cell>
          <table:table-cell office:value-type="float" office:value="44003" table:style-name="ce1">
            <text:p>44003</text:p>
          </table:table-cell>
          <table:table-cell office:value-type="float" office:value="43069" table:style-name="ce1">
            <text:p>43069</text:p>
          </table:table-cell>
          <table:table-cell office:value-type="float" office:value="43174" table:style-name="ce1">
            <text:p>43174</text:p>
          </table:table-cell>
          <table:table-cell office:value-type="float" office:value="42964" table:style-name="ce1">
            <text:p>42964</text:p>
          </table:table-cell>
          <table:table-cell office:value-type="float" office:value="43544" table:style-name="ce1">
            <text:p>43544</text:p>
          </table:table-cell>
          <table:table-cell office:value-type="float" office:value="43604" table:style-name="ce1">
            <text:p>43604</text:p>
          </table:table-cell>
          <table:table-cell office:value-type="float" office:value="43156" table:style-name="ce1">
            <text:p>43156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4">
            <text:p>D2</text:p>
          </table:table-cell>
          <table:table-cell office:value-type="float" office:value="43591" table:style-name="ce1">
            <text:p>43591</text:p>
          </table:table-cell>
          <table:table-cell office:value-type="float" office:value="43969" table:style-name="ce1">
            <text:p>43969</text:p>
          </table:table-cell>
          <table:table-cell office:value-type="float" office:value="43451" table:style-name="ce1">
            <text:p>43451</text:p>
          </table:table-cell>
          <table:table-cell office:value-type="float" office:value="43197" table:style-name="ce1">
            <text:p>43197</text:p>
          </table:table-cell>
          <table:table-cell office:value-type="float" office:value="43373" table:style-name="ce1">
            <text:p>43373</text:p>
          </table:table-cell>
          <table:table-cell office:value-type="float" office:value="43204" table:style-name="ce1">
            <text:p>43204</text:p>
          </table:table-cell>
          <table:table-cell office:value-type="float" office:value="43231" table:style-name="ce1">
            <text:p>43231</text:p>
          </table:table-cell>
          <table:table-cell office:value-type="float" office:value="43498" table:style-name="ce1">
            <text:p>43498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4">
            <text:p>D3</text:p>
          </table:table-cell>
          <table:table-cell office:value-type="float" office:value="44329" table:style-name="ce1">
            <text:p>44329</text:p>
          </table:table-cell>
          <table:table-cell office:value-type="float" office:value="43512" table:style-name="ce1">
            <text:p>43512</text:p>
          </table:table-cell>
          <table:table-cell office:value-type="float" office:value="43195" table:style-name="ce1">
            <text:p>43195</text:p>
          </table:table-cell>
          <table:table-cell office:value-type="float" office:value="43265" table:style-name="ce1">
            <text:p>43265</text:p>
          </table:table-cell>
          <table:table-cell office:value-type="float" office:value="43190" table:style-name="ce1">
            <text:p>43190</text:p>
          </table:table-cell>
          <table:table-cell office:value-type="float" office:value="43370" table:style-name="ce1">
            <text:p>43370</text:p>
          </table:table-cell>
          <table:table-cell office:value-type="float" office:value="43270" table:style-name="ce1">
            <text:p>43270</text:p>
          </table:table-cell>
          <table:table-cell office:value-type="float" office:value="42927" table:style-name="ce1">
            <text:p>42927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4">
            <text:p>D4</text:p>
          </table:table-cell>
          <table:table-cell office:value-type="float" office:value="44035" table:style-name="ce1">
            <text:p>44035</text:p>
          </table:table-cell>
          <table:table-cell office:value-type="float" office:value="43950" table:style-name="ce1">
            <text:p>43950</text:p>
          </table:table-cell>
          <table:table-cell office:value-type="float" office:value="43279" table:style-name="ce1">
            <text:p>43279</text:p>
          </table:table-cell>
          <table:table-cell office:value-type="float" office:value="43194" table:style-name="ce1">
            <text:p>43194</text:p>
          </table:table-cell>
          <table:table-cell office:value-type="float" office:value="43534" table:style-name="ce1">
            <text:p>43534</text:p>
          </table:table-cell>
          <table:table-cell office:value-type="float" office:value="43172" table:style-name="ce1">
            <text:p>43172</text:p>
          </table:table-cell>
          <table:table-cell office:value-type="float" office:value="43130" table:style-name="ce1">
            <text:p>43130</text:p>
          </table:table-cell>
          <table:table-cell office:value-type="float" office:value="43382" table:style-name="ce1">
            <text:p>43382</text:p>
          </table:table-cell>
          <table:table-cell table:number-columns-repeated="16375" table:style-name="ce1"/>
        </table:table-row>
        <table:table-row table:number-rows-repeated="4"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Endzeit:</text:p>
          </table:table-cell>
          <table:table-cell table:number-columns-repeated="16383"/>
        </table:table-row>
        <table:table-row table:number-rows-repeated="1048511" table:style-name="ro2">
          <table:table-cell table:number-columns-repeated="16384"/>
        </table:table-row>
      </table:table>
      <table:table table:name="Tabelle1" table:style-name="ta1">
        <table:table-column table:style-name="co1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Segoe UI" svg:font-family="&quot;Segoe UI&quot;"/>
  </office:font-face-decls>
  <office:styles>
    <number:number-style style:name="N0">
      <number:number number:min-integer-digits="1"/>
    </number:number-style>
    <number:time-style style:name="N36">
      <number:hours number:style="long"/>
      <number:text>:</number:text>
      <number:minutes number:style="long"/>
      <number:text>:</number:text>
      <number:seconds number:style="long"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Tecan.At.Excel.Attenuation" style:family="table-cell" style:data-style-name="N0">
      <style:table-cell-properties style:vertical-align="automatic" fo:background-color="#B0C4DE"/>
    </style:style>
    <style:style style:name="Tecan.At.Excel.AutoGain_0" style:family="table-cell" style:data-style-name="N0">
      <style:table-cell-properties style:vertical-align="automatic" fo:background-color="#FFFFFF"/>
    </style:style>
    <style:style style:name="Tecan.At.Excel.Error" style:family="table-cell" style:data-style-name="N0">
      <style:table-cell-properties style:vertical-align="automatic" fo:background-color="#FF0000"/>
      <style:text-properties fo:color="#FFFFFF"/>
    </style:style>
    <style:style style:name="Tecan.At.Excel.GFactorAndMeasurementBlank" style:family="table-cell" style:data-style-name="N0">
      <style:table-cell-properties style:vertical-align="automatic" fo:background-color="#ADFF2F"/>
    </style:style>
    <style:style style:name="Tecan.At.Excel.GFactorBlank" style:family="table-cell" style:data-style-name="N0">
      <style:table-cell-properties style:vertical-align="automatic" fo:background-color="#00FF00"/>
    </style:style>
    <style:style style:name="Tecan.At.Excel.GFactorReference" style:family="table-cell" style:data-style-name="N0">
      <style:table-cell-properties style:vertical-align="automatic" fo:background-color="#ADD8E6"/>
    </style:style>
    <style:style style:name="Tecan.At.Excel.MeasurementBlank" style:family="table-cell" style:data-style-name="N0">
      <style:table-cell-properties style:vertical-align="automatic" fo:background-color="#FFFF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328</meta:generator>
    <meta:initial-creator>Hiwibeit</meta:initial-creator>
    <dc:creator>marvin kobbe</dc:creator>
    <meta:creation-date>2025-11-20T10:09:28Z</meta:creation-date>
    <dc:date>2025-11-25T10:57:52Z</dc:date>
    <meta:editing-duration>PT0S</meta:editing-duration>
  </office:meta>
</office:document-meta>
</file>